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32cm" table:align="center" style:writing-mode="lr-tb"/>
    </style:style>
    <style:style style:name="Tabela1.A" style:family="table-column">
      <style:table-column-properties style:column-width="8.221cm"/>
    </style:style>
    <style:style style:name="Tabela1.B" style:family="table-column">
      <style:table-column-properties style:column-width="2.715cm"/>
    </style:style>
    <style:style style:name="Tabela1.C" style:family="table-column">
      <style:table-column-properties style:column-width="2.674cm"/>
    </style:style>
    <style:style style:name="Tabela1.D" style:family="table-column">
      <style:table-column-properties style:column-width="2.709cm"/>
    </style:style>
    <style:style style:name="Tabela1.1" style:family="table-row">
      <style:table-row-properties style:keep-together="true" fo:keep-together="auto"/>
    </style:style>
    <style:style style:name="Tabela1.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D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D2"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2" style:family="table">
      <style:table-properties style:width="16.32cm" table:align="center" style:writing-mode="lr-tb"/>
    </style:style>
    <style:style style:name="Tabela2.A" style:family="table-column">
      <style:table-column-properties style:column-width="7.26cm"/>
    </style:style>
    <style:style style:name="Tabela2.B" style:family="table-column">
      <style:table-column-properties style:column-width="4.641cm"/>
    </style:style>
    <style:style style:name="Tabela2.C" style:family="table-column">
      <style:table-column-properties style:column-width="4.419cm"/>
    </style:style>
    <style:style style:name="Tabela2.1" style:family="table-row">
      <style:table-row-properties style:keep-together="true" fo:keep-together="auto"/>
    </style:style>
    <style:style style:name="Tabela2.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2.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2.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A4" style:family="table-cell">
      <style:table-cell-properties style:vertical-align="top" fo:padding-left="0.141cm" fo:padding-right="0.141cm" fo:padding-top="0.071cm" fo:padding-bottom="0.071cm" fo:border="none" style:writing-mode="lr-tb"/>
    </style:style>
    <style:style style:name="Tabela2.B4"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C4"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3" style:family="table">
      <style:table-properties style:width="16.187cm" table:align="center" style:writing-mode="lr-tb"/>
    </style:style>
    <style:style style:name="Tabela3.A" style:family="table-column">
      <style:table-column-properties style:column-width="11.843cm"/>
    </style:style>
    <style:style style:name="Tabela3.B" style:family="table-column">
      <style:table-column-properties style:column-width="4.344cm"/>
    </style:style>
    <style:style style:name="Tabela3.1" style:family="table-row">
      <style:table-row-properties style:keep-together="true" fo:keep-together="auto"/>
    </style:style>
    <style:style style:name="Tabela3.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A5" style:family="table-cell">
      <style:table-cell-properties style:vertical-align="top" fo:padding-left="0.141cm" fo:padding-right="0.141cm" fo:padding-top="0.071cm" fo:padding-bottom="0.071cm" fo:border="none" style:writing-mode="lr-tb"/>
    </style:style>
    <style:style style:name="Tabela3.B5"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4" style:family="table">
      <style:table-properties style:width="16.32cm" table:align="center" style:writing-mode="lr-tb"/>
    </style:style>
    <style:style style:name="Tabela4.A" style:family="table-column">
      <style:table-column-properties style:column-width="2.905cm"/>
    </style:style>
    <style:style style:name="Tabela4.B" style:family="table-column">
      <style:table-column-properties style:column-width="7.377cm"/>
    </style:style>
    <style:style style:name="Tabela4.C" style:family="table-column">
      <style:table-column-properties style:column-width="6.038cm"/>
    </style:style>
    <style:style style:name="Tabela4.1" style:family="table-row">
      <style:table-row-properties style:keep-together="true" fo:keep-together="auto"/>
    </style:style>
    <style:style style:name="Tabela4.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4.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4.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A4" style:family="table-cell">
      <style:table-cell-properties style:vertical-align="top" fo:padding-left="0.141cm" fo:padding-right="0.141cm" fo:padding-top="0.071cm" fo:padding-bottom="0.071cm" fo:border="none" style:writing-mode="lr-tb"/>
    </style:style>
    <style:style style:name="Tabela4.B4"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4.C4"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4.A12"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5" style:family="table">
      <style:table-properties style:width="16.32cm" table:align="center" style:writing-mode="lr-tb"/>
    </style:style>
    <style:style style:name="Tabela5.A" style:family="table-column">
      <style:table-column-properties style:column-width="1.496cm"/>
    </style:style>
    <style:style style:name="Tabela5.B" style:family="table-column">
      <style:table-column-properties style:column-width="9.497cm"/>
    </style:style>
    <style:style style:name="Tabela5.C" style:family="table-column">
      <style:table-column-properties style:column-width="5.327cm"/>
    </style:style>
    <style:style style:name="Tabela5.1" style:family="table-row">
      <style:table-row-properties style:keep-together="true" fo:keep-together="auto"/>
    </style:style>
    <style:style style:name="Tabela5.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5.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5.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5.3" style:family="table-row">
      <style:table-row-properties style:min-row-height="0.584cm" style:keep-together="true" fo:keep-together="auto"/>
    </style:style>
    <style:style style:name="Tabela5.A3" style:family="table-cell">
      <style:table-cell-properties style:vertical-align="top" fo:padding-left="0.141cm" fo:padding-right="0.141cm" fo:padding-top="0.071cm" fo:padding-bottom="0.071cm" fo:border="none" style:writing-mode="lr-tb"/>
    </style:style>
    <style:style style:name="Tabela5.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5.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6" style:family="table">
      <style:table-properties style:width="16.32cm" table:align="center" style:writing-mode="lr-tb"/>
    </style:style>
    <style:style style:name="Tabela6.A" style:family="table-column">
      <style:table-column-properties style:column-width="1.201cm"/>
    </style:style>
    <style:style style:name="Tabela6.B" style:family="table-column">
      <style:table-column-properties style:column-width="11.074cm"/>
    </style:style>
    <style:style style:name="Tabela6.C" style:family="table-column">
      <style:table-column-properties style:column-width="4.045cm"/>
    </style:style>
    <style:style style:name="Tabela6.1" style:family="table-row">
      <style:table-row-properties style:keep-together="true" fo:keep-together="auto"/>
    </style:style>
    <style:style style:name="Tabela6.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6.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6.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7" style:family="table">
      <style:table-properties style:width="16.32cm" table:align="center" style:writing-mode="lr-tb"/>
    </style:style>
    <style:style style:name="Tabela7.A" style:family="table-column">
      <style:table-column-properties style:column-width="9.516cm"/>
    </style:style>
    <style:style style:name="Tabela7.B" style:family="table-column">
      <style:table-column-properties style:column-width="3.11cm"/>
    </style:style>
    <style:style style:name="Tabela7.C" style:family="table-column">
      <style:table-column-properties style:column-width="3.694cm"/>
    </style:style>
    <style:style style:name="Tabela7.1" style:family="table-row">
      <style:table-row-properties style:keep-together="true" fo:keep-together="auto"/>
    </style:style>
    <style:style style:name="Tabela7.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7.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7.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7.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7.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8" style:family="table">
      <style:table-properties style:width="16.32cm" table:align="center" style:writing-mode="lr-tb"/>
    </style:style>
    <style:style style:name="Tabela8.A" style:family="table-column">
      <style:table-column-properties style:column-width="3.903cm"/>
    </style:style>
    <style:style style:name="Tabela8.B" style:family="table-column">
      <style:table-column-properties style:column-width="4.461cm"/>
    </style:style>
    <style:style style:name="Tabela8.C" style:family="table-column">
      <style:table-column-properties style:column-width="3.852cm"/>
    </style:style>
    <style:style style:name="Tabela8.D" style:family="table-column">
      <style:table-column-properties style:column-width="4.103cm"/>
    </style:style>
    <style:style style:name="Tabela8.1" style:family="table-row">
      <style:table-row-properties style:keep-together="true" fo:keep-together="auto"/>
    </style:style>
    <style:style style:name="Tabela8.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8.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8.D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8.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8.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8.D2"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32cm" table:align="center" style:writing-mode="lr-tb"/>
    </style:style>
    <style:style style:name="Tabela9.A" style:family="table-column">
      <style:table-column-properties style:column-width="7.597cm"/>
    </style:style>
    <style:style style:name="Tabela9.B" style:family="table-column">
      <style:table-column-properties style:column-width="2.886cm"/>
    </style:style>
    <style:style style:name="Tabela9.D" style:family="table-column">
      <style:table-column-properties style:column-width="2.951cm"/>
    </style:style>
    <style:style style:name="Tabela9.1" style:family="table-row">
      <style:table-row-properties style:keep-together="true" fo:keep-together="auto"/>
    </style:style>
    <style:style style:name="Tabela9.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9.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9.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9.B2" style:family="table-cell">
      <style:table-cell-properties style:vertical-align="top" fo:padding-left="0.141cm" fo:padding-right="0.141cm" fo:padding-top="0.071cm" fo:padding-bottom="0.071cm" fo:border-left="0.035cm solid #000000" fo:border-right="0.035cm solid #000000" fo:border-top="none" fo:border-bottom="0.035cm solid #000000" style:writing-mode="lr-tb"/>
    </style:style>
    <style:style style:name="Tabela9.B3"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9.C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9.A10"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10" style:family="table">
      <style:table-properties style:width="11.656cm" table:align="center" style:writing-mode="lr-tb"/>
    </style:style>
    <style:style style:name="Tabela10.A" style:family="table-column">
      <style:table-column-properties style:column-width="3.487cm"/>
    </style:style>
    <style:style style:name="Tabela10.B" style:family="table-column">
      <style:table-column-properties style:column-width="1.483cm"/>
    </style:style>
    <style:style style:name="Tabela10.C" style:family="table-column">
      <style:table-column-properties style:column-width="1.492cm"/>
    </style:style>
    <style:style style:name="Tabela10.D" style:family="table-column">
      <style:table-column-properties style:column-width="1.573cm"/>
    </style:style>
    <style:style style:name="Tabela10.E" style:family="table-column">
      <style:table-column-properties style:column-width="1.842cm"/>
    </style:style>
    <style:style style:name="Tabela10.F" style:family="table-column">
      <style:table-column-properties style:column-width="1.778cm"/>
    </style:style>
    <style:style style:name="Tabela10.1" style:family="table-row">
      <style:table-row-properties style:keep-together="true" fo:keep-together="auto"/>
    </style:style>
    <style:style style:name="Tabela10.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0.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0.F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1" style:family="table">
      <style:table-properties style:width="12.044cm" table:align="center" style:writing-mode="lr-tb"/>
    </style:style>
    <style:style style:name="Tabela11.A" style:family="table-column">
      <style:table-column-properties style:column-width="5.341cm"/>
    </style:style>
    <style:style style:name="Tabela11.B" style:family="table-column">
      <style:table-column-properties style:column-width="2.184cm"/>
    </style:style>
    <style:style style:name="Tabela11.C" style:family="table-column">
      <style:table-column-properties style:column-width="2.207cm"/>
    </style:style>
    <style:style style:name="Tabela11.D" style:family="table-column">
      <style:table-column-properties style:column-width="2.312cm"/>
    </style:style>
    <style:style style:name="Tabela11.1" style:family="table-row">
      <style:table-row-properties style:keep-together="true" fo:keep-together="auto"/>
    </style:style>
    <style:style style:name="Tabela11.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1.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1.D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2" style:family="table">
      <style:table-properties style:width="16.32cm" table:align="center" style:writing-mode="lr-tb"/>
    </style:style>
    <style:style style:name="Tabela12.A" style:family="table-column">
      <style:table-column-properties style:column-width="3.708cm"/>
    </style:style>
    <style:style style:name="Tabela12.B" style:family="table-column">
      <style:table-column-properties style:column-width="3.558cm"/>
    </style:style>
    <style:style style:name="Tabela12.C" style:family="table-column">
      <style:table-column-properties style:column-width="2.044cm"/>
    </style:style>
    <style:style style:name="Tabela12.D" style:family="table-column">
      <style:table-column-properties style:column-width="2.461cm"/>
    </style:style>
    <style:style style:name="Tabela12.E" style:family="table-column">
      <style:table-column-properties style:column-width="2.048cm"/>
    </style:style>
    <style:style style:name="Tabela12.F" style:family="table-column">
      <style:table-column-properties style:column-width="2.501cm"/>
    </style:style>
    <style:style style:name="Tabela12.1" style:family="table-row">
      <style:table-row-properties style:keep-together="true" fo:keep-together="auto"/>
    </style:style>
    <style:style style:name="Tabela12.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2.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2.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2.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2.B2"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2.C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3" style:family="table">
      <style:table-properties style:width="16.32cm" table:align="center" style:writing-mode="lr-tb"/>
    </style:style>
    <style:style style:name="Tabela13.A" style:family="table-column">
      <style:table-column-properties style:column-width="1.972cm"/>
    </style:style>
    <style:style style:name="Tabela13.B" style:family="table-column">
      <style:table-column-properties style:column-width="2.069cm"/>
    </style:style>
    <style:style style:name="Tabela13.D" style:family="table-column">
      <style:table-column-properties style:column-width="2.103cm"/>
    </style:style>
    <style:style style:name="Tabela13.E" style:family="table-column">
      <style:table-column-properties style:column-width="2.478cm"/>
    </style:style>
    <style:style style:name="Tabela13.F" style:family="table-column">
      <style:table-column-properties style:column-width="2.766cm"/>
    </style:style>
    <style:style style:name="Tabela13.G" style:family="table-column">
      <style:table-column-properties style:column-width="2.863cm"/>
    </style:style>
    <style:style style:name="Tabela13.1" style:family="table-row">
      <style:table-row-properties style:keep-together="true" fo:keep-together="auto"/>
    </style:style>
    <style:style style:name="Tabela13.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3.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3.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3.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3.C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4" style:family="table">
      <style:table-properties style:width="16.32cm" table:align="center" style:writing-mode="lr-tb"/>
    </style:style>
    <style:style style:name="Tabela14.A" style:family="table-column">
      <style:table-column-properties style:column-width="7.306cm"/>
    </style:style>
    <style:style style:name="Tabela14.B" style:family="table-column">
      <style:table-column-properties style:column-width="2.96cm"/>
    </style:style>
    <style:style style:name="Tabela14.C" style:family="table-column">
      <style:table-column-properties style:column-width="3.039cm"/>
    </style:style>
    <style:style style:name="Tabela14.D" style:family="table-column">
      <style:table-column-properties style:column-width="3.014cm"/>
    </style:style>
    <style:style style:name="Tabela14.1" style:family="table-row">
      <style:table-row-properties style:keep-together="true" fo:keep-together="auto"/>
    </style:style>
    <style:style style:name="Tabela14.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4.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4.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4.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4.C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4.B4"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Tabela14.D4" style:family="table-cell">
      <style:table-cell-properties style:vertical-align="bottom" fo:padding-left="0.191cm" fo:padding-right="0.191cm" fo:padding-top="0cm" fo:padding-bottom="0cm" fo:border-left="0.035cm solid #000000" fo:border-right="0.035cm solid #000000" fo:border-top="none" fo:border-bottom="0.035cm solid #000000" style:writing-mode="lr-tb"/>
    </style:style>
    <style:style style:name="Tabela14.A6" style:family="table-cell">
      <style:table-cell-properties style:vertical-align="top" fo:padding-left="0.141cm" fo:padding-right="0.141cm" fo:padding-top="0.071cm" fo:padding-bottom="0.071cm" fo:border="none" style:writing-mode="lr-tb"/>
    </style:style>
    <style:style style:name="Tabela14.B6" style:family="table-cell">
      <style:table-cell-properties style:vertical-align="bottom" fo:padding-left="0.191cm" fo:padding-right="0.191cm" fo:padding-top="0cm" fo:padding-bottom="0cm" fo:border-left="0.035cm solid #000000" fo:border-right="none" fo:border-top="none" fo:border-bottom="none" style:writing-mode="lr-tb"/>
    </style:style>
    <style:style style:name="Tabela14.D6" style:family="table-cell">
      <style:table-cell-properties style:vertical-align="bottom" fo:padding-left="0.191cm" fo:padding-right="0.191cm" fo:padding-top="0cm" fo:padding-bottom="0cm" fo:border-left="0.035cm solid #000000" fo:border-right="0.035cm solid #000000" fo:border-top="none" fo:border-bottom="none" style:writing-mode="lr-tb"/>
    </style:style>
    <style:style style:name="Tabela15" style:family="table">
      <style:table-properties style:width="16.32cm" table:align="center" style:writing-mode="lr-tb"/>
    </style:style>
    <style:style style:name="Tabela15.A" style:family="table-column">
      <style:table-column-properties style:column-width="3.561cm"/>
    </style:style>
    <style:style style:name="Tabela15.B" style:family="table-column">
      <style:table-column-properties style:column-width="3.381cm"/>
    </style:style>
    <style:style style:name="Tabela15.C" style:family="table-column">
      <style:table-column-properties style:column-width="3.127cm"/>
    </style:style>
    <style:style style:name="Tabela15.D" style:family="table-column">
      <style:table-column-properties style:column-width="3.205cm"/>
    </style:style>
    <style:style style:name="Tabela15.E" style:family="table-column">
      <style:table-column-properties style:column-width="3.044cm"/>
    </style:style>
    <style:style style:name="Tabela15.1" style:family="table-row">
      <style:table-row-properties style:keep-together="true" fo:keep-together="auto"/>
    </style:style>
    <style:style style:name="Tabela15.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5.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5.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5.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5.B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5.D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6" style:family="table">
      <style:table-properties style:width="16.32cm" table:align="center" style:writing-mode="lr-tb"/>
    </style:style>
    <style:style style:name="Tabela16.A" style:family="table-column">
      <style:table-column-properties style:column-width="2.812cm"/>
    </style:style>
    <style:style style:name="Tabela16.B" style:family="table-column">
      <style:table-column-properties style:column-width="4.886cm"/>
    </style:style>
    <style:style style:name="Tabela16.C" style:family="table-column">
      <style:table-column-properties style:column-width="2.877cm"/>
    </style:style>
    <style:style style:name="Tabela16.D" style:family="table-column">
      <style:table-column-properties style:column-width="2.947cm"/>
    </style:style>
    <style:style style:name="Tabela16.E" style:family="table-column">
      <style:table-column-properties style:column-width="2.798cm"/>
    </style:style>
    <style:style style:name="Tabela16.1" style:family="table-row">
      <style:table-row-properties style:keep-together="true" fo:keep-together="auto"/>
    </style:style>
    <style:style style:name="Tabela16.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6.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6.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6.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6.B2"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6.C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7" style:family="table">
      <style:table-properties style:width="14.512cm" table:align="center" style:writing-mode="lr-tb"/>
    </style:style>
    <style:style style:name="Tabela17.A" style:family="table-column">
      <style:table-column-properties style:column-width="4.99cm"/>
    </style:style>
    <style:style style:name="Tabela17.C" style:family="table-column">
      <style:table-column-properties style:column-width="4.531cm"/>
    </style:style>
    <style:style style:name="Tabela17.1" style:family="table-row">
      <style:table-row-properties style:keep-together="true" fo:keep-together="auto"/>
    </style:style>
    <style:style style:name="Tabela17.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7.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7.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7.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7.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8" style:family="table">
      <style:table-properties style:width="16.32cm" table:align="center" style:writing-mode="lr-tb"/>
    </style:style>
    <style:style style:name="Tabela18.A" style:family="table-column">
      <style:table-column-properties style:column-width="2.175cm"/>
    </style:style>
    <style:style style:name="Tabela18.B" style:family="table-column">
      <style:table-column-properties style:column-width="3.23cm"/>
    </style:style>
    <style:style style:name="Tabela18.C" style:family="table-column">
      <style:table-column-properties style:column-width="2.63cm"/>
    </style:style>
    <style:style style:name="Tabela18.D" style:family="table-column">
      <style:table-column-properties style:column-width="3.297cm"/>
    </style:style>
    <style:style style:name="Tabela18.E" style:family="table-column">
      <style:table-column-properties style:column-width="2.514cm"/>
    </style:style>
    <style:style style:name="Tabela18.F" style:family="table-column">
      <style:table-column-properties style:column-width="2.475cm"/>
    </style:style>
    <style:style style:name="Tabela18.1" style:family="table-row">
      <style:table-row-properties style:keep-together="true" fo:keep-together="auto"/>
    </style:style>
    <style:style style:name="Tabela18.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8.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8.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8.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8.D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8.D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9" style:family="table">
      <style:table-properties style:width="16.32cm" table:align="center" style:writing-mode="lr-tb"/>
    </style:style>
    <style:style style:name="Tabela19.A" style:family="table-column">
      <style:table-column-properties style:column-width="5.191cm"/>
    </style:style>
    <style:style style:name="Tabela19.B" style:family="table-column">
      <style:table-column-properties style:column-width="5.644cm"/>
    </style:style>
    <style:style style:name="Tabela19.C" style:family="table-column">
      <style:table-column-properties style:column-width="5.484cm"/>
    </style:style>
    <style:style style:name="Tabela19.1" style:family="table-row">
      <style:table-row-properties style:keep-together="true" fo:keep-together="auto"/>
    </style:style>
    <style:style style:name="Tabela19.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19.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9.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19.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19.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0" style:family="table">
      <style:table-properties style:width="16.32cm" table:align="center" style:writing-mode="lr-tb"/>
    </style:style>
    <style:style style:name="Tabela20.A" style:family="table-column">
      <style:table-column-properties style:column-width="8.842cm"/>
    </style:style>
    <style:style style:name="Tabela20.B" style:family="table-column">
      <style:table-column-properties style:column-width="3.81cm"/>
    </style:style>
    <style:style style:name="Tabela20.C" style:family="table-column">
      <style:table-column-properties style:column-width="3.667cm"/>
    </style:style>
    <style:style style:name="Tabela20.1" style:family="table-row">
      <style:table-row-properties style:keep-together="true" fo:keep-together="auto"/>
    </style:style>
    <style:style style:name="Tabela20.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0.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0.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20.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20.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1" style:family="table">
      <style:table-properties style:width="16.187cm" table:align="center" style:writing-mode="lr-tb"/>
    </style:style>
    <style:style style:name="Tabela21.A" style:family="table-column">
      <style:table-column-properties style:column-width="4.323cm"/>
    </style:style>
    <style:style style:name="Tabela21.B" style:family="table-column">
      <style:table-column-properties style:column-width="1.478cm"/>
    </style:style>
    <style:style style:name="Tabela21.C" style:family="table-column">
      <style:table-column-properties style:column-width="1.441cm"/>
    </style:style>
    <style:style style:name="Tabela21.D" style:family="table-column">
      <style:table-column-properties style:column-width="2.355cm"/>
    </style:style>
    <style:style style:name="Tabela21.E" style:family="table-column">
      <style:table-column-properties style:column-width="3.466cm"/>
    </style:style>
    <style:style style:name="Tabela21.F" style:family="table-column">
      <style:table-column-properties style:column-width="3.124cm"/>
    </style:style>
    <style:style style:name="Tabela21.1" style:family="table-row">
      <style:table-row-properties style:keep-together="true" fo:keep-together="auto"/>
    </style:style>
    <style:style style:name="Tabela21.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1.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1.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21.B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21.C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1.B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22" style:family="table">
      <style:table-properties style:width="16.32cm" table:align="center" style:writing-mode="lr-tb"/>
    </style:style>
    <style:style style:name="Tabela22.A" style:family="table-column">
      <style:table-column-properties style:column-width="6.886cm"/>
    </style:style>
    <style:style style:name="Tabela22.B" style:family="table-column">
      <style:table-column-properties style:column-width="4.558cm"/>
    </style:style>
    <style:style style:name="Tabela22.C" style:family="table-column">
      <style:table-column-properties style:column-width="4.875cm"/>
    </style:style>
    <style:style style:name="Tabela22.1" style:family="table-row">
      <style:table-row-properties style:keep-together="true" fo:keep-together="auto"/>
    </style:style>
    <style:style style:name="Tabela22.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2.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2.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3" style:family="table">
      <style:table-properties style:width="15.05cm" table:align="center" style:writing-mode="lr-tb"/>
    </style:style>
    <style:style style:name="Tabela23.A" style:family="table-column">
      <style:table-column-properties style:column-width="0.817cm"/>
    </style:style>
    <style:style style:name="Tabela23.B" style:family="table-column">
      <style:table-column-properties style:column-width="5.837cm"/>
    </style:style>
    <style:style style:name="Tabela23.C" style:family="table-column">
      <style:table-column-properties style:column-width="2.706cm"/>
    </style:style>
    <style:style style:name="Tabela23.D" style:family="table-column">
      <style:table-column-properties style:column-width="2.676cm"/>
    </style:style>
    <style:style style:name="Tabela23.E" style:family="table-column">
      <style:table-column-properties style:column-width="3.014cm"/>
    </style:style>
    <style:style style:name="Tabela23.1" style:family="table-row">
      <style:table-row-properties style:keep-together="true" fo:keep-together="auto"/>
    </style:style>
    <style:style style:name="Tabela23.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3.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3.E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4" style:family="table">
      <style:table-properties style:width="15.05cm" table:align="center" style:writing-mode="lr-tb"/>
    </style:style>
    <style:style style:name="Tabela24.A" style:family="table-column">
      <style:table-column-properties style:column-width="1.09cm"/>
    </style:style>
    <style:style style:name="Tabela24.B" style:family="table-column">
      <style:table-column-properties style:column-width="6.417cm"/>
    </style:style>
    <style:style style:name="Tabela24.C" style:family="table-column">
      <style:table-column-properties style:column-width="3.738cm"/>
    </style:style>
    <style:style style:name="Tabela24.D" style:family="table-column">
      <style:table-column-properties style:column-width="3.805cm"/>
    </style:style>
    <style:style style:name="Tabela24.1" style:family="table-row">
      <style:table-row-properties style:keep-together="true" fo:keep-together="auto"/>
    </style:style>
    <style:style style:name="Tabela24.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4.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4.D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5" style:family="table">
      <style:table-properties style:width="16.187cm" table:align="center" style:writing-mode="lr-tb"/>
    </style:style>
    <style:style style:name="Tabela25.A" style:family="table-column">
      <style:table-column-properties style:column-width="0.76cm"/>
    </style:style>
    <style:style style:name="Tabela25.B" style:family="table-column">
      <style:table-column-properties style:column-width="1.868cm"/>
    </style:style>
    <style:style style:name="Tabela25.C" style:family="table-column">
      <style:table-column-properties style:column-width="8.901cm"/>
    </style:style>
    <style:style style:name="Tabela25.D" style:family="table-column">
      <style:table-column-properties style:column-width="4.658cm"/>
    </style:style>
    <style:style style:name="Tabela25.1" style:family="table-row">
      <style:table-row-properties style:keep-together="true" fo:keep-together="auto"/>
    </style:style>
    <style:style style:name="Tabela25.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5.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5.D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5.A3" style:family="table-cell">
      <style:table-cell-properties style:vertical-align="top" fo:padding-left="0.141cm" fo:padding-right="0.141cm" fo:padding-top="0.071cm" fo:padding-bottom="0.071cm" fo:border="none" style:writing-mode="lr-tb"/>
    </style:style>
    <style:style style:name="Tabela25.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5.D169"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25.A236"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26" style:family="table">
      <style:table-properties style:width="16.187cm" table:align="center" style:writing-mode="lr-tb"/>
    </style:style>
    <style:style style:name="Tabela26.A" style:family="table-column">
      <style:table-column-properties style:column-width="1.005cm"/>
    </style:style>
    <style:style style:name="Tabela26.B" style:family="table-column">
      <style:table-column-properties style:column-width="11.665cm"/>
    </style:style>
    <style:style style:name="Tabela26.C" style:family="table-column">
      <style:table-column-properties style:column-width="3.517cm"/>
    </style:style>
    <style:style style:name="Tabela26.1" style:family="table-row">
      <style:table-row-properties style:keep-together="true" fo:keep-together="auto"/>
    </style:style>
    <style:style style:name="Tabela26.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6.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6.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6.A3" style:family="table-cell">
      <style:table-cell-properties style:vertical-align="top" fo:padding-left="0.141cm" fo:padding-right="0.141cm" fo:padding-top="0.071cm" fo:padding-bottom="0.071cm" fo:border="none" style:writing-mode="lr-tb"/>
    </style:style>
    <style:style style:name="Tabela26.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6.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26.A17"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27" style:family="table">
      <style:table-properties style:width="16.187cm" table:align="center" style:writing-mode="lr-tb"/>
    </style:style>
    <style:style style:name="Tabela27.A" style:family="table-column">
      <style:table-column-properties style:column-width="0.942cm"/>
    </style:style>
    <style:style style:name="Tabela27.B" style:family="table-column">
      <style:table-column-properties style:column-width="11.792cm"/>
    </style:style>
    <style:style style:name="Tabela27.C" style:family="table-column">
      <style:table-column-properties style:column-width="3.454cm"/>
    </style:style>
    <style:style style:name="Tabela27.1" style:family="table-row">
      <style:table-row-properties style:keep-together="true" fo:keep-together="auto"/>
    </style:style>
    <style:style style:name="Tabela27.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7.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7.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7.A3" style:family="table-cell">
      <style:table-cell-properties style:vertical-align="top" fo:padding-left="0.141cm" fo:padding-right="0.141cm" fo:padding-top="0.071cm" fo:padding-bottom="0.071cm" fo:border="none" style:writing-mode="lr-tb"/>
    </style:style>
    <style:style style:name="Tabela27.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7.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27.A16"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28" style:family="table">
      <style:table-properties style:width="16.187cm" table:align="center" style:writing-mode="lr-tb"/>
    </style:style>
    <style:style style:name="Tabela28.A" style:family="table-column">
      <style:table-column-properties style:column-width="1.099cm"/>
    </style:style>
    <style:style style:name="Tabela28.B" style:family="table-column">
      <style:table-column-properties style:column-width="11.067cm"/>
    </style:style>
    <style:style style:name="Tabela28.C" style:family="table-column">
      <style:table-column-properties style:column-width="4.022cm"/>
    </style:style>
    <style:style style:name="Tabela28.1" style:family="table-row">
      <style:table-row-properties style:keep-together="true" fo:keep-together="auto"/>
    </style:style>
    <style:style style:name="Tabela28.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8.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8.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8.A3" style:family="table-cell">
      <style:table-cell-properties style:vertical-align="top" fo:padding-left="0.141cm" fo:padding-right="0.141cm" fo:padding-top="0.071cm" fo:padding-bottom="0.071cm" fo:border="none" style:writing-mode="lr-tb"/>
    </style:style>
    <style:style style:name="Tabela28.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8.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28.A20"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29" style:family="table">
      <style:table-properties style:width="16.187cm" table:align="center" style:writing-mode="lr-tb"/>
    </style:style>
    <style:style style:name="Tabela29.A" style:family="table-column">
      <style:table-column-properties style:column-width="0.76cm"/>
    </style:style>
    <style:style style:name="Tabela29.B" style:family="table-column">
      <style:table-column-properties style:column-width="11.628cm"/>
    </style:style>
    <style:style style:name="Tabela29.C" style:family="table-column">
      <style:table-column-properties style:column-width="3.799cm"/>
    </style:style>
    <style:style style:name="Tabela29.1" style:family="table-row">
      <style:table-row-properties style:keep-together="true" fo:keep-together="auto"/>
    </style:style>
    <style:style style:name="Tabela29.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29.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29.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29.A3" style:family="table-cell">
      <style:table-cell-properties style:vertical-align="top" fo:padding-left="0.141cm" fo:padding-right="0.141cm" fo:padding-top="0.071cm" fo:padding-bottom="0.071cm" fo:border="none" style:writing-mode="lr-tb"/>
    </style:style>
    <style:style style:name="Tabela29.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29.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29.A10"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30" style:family="table">
      <style:table-properties style:width="16.187cm" table:align="center" style:writing-mode="lr-tb"/>
    </style:style>
    <style:style style:name="Tabela30.A" style:family="table-column">
      <style:table-column-properties style:column-width="1.145cm"/>
    </style:style>
    <style:style style:name="Tabela30.B" style:family="table-column">
      <style:table-column-properties style:column-width="10.34cm"/>
    </style:style>
    <style:style style:name="Tabela30.C" style:family="table-column">
      <style:table-column-properties style:column-width="4.703cm"/>
    </style:style>
    <style:style style:name="Tabela30.1" style:family="table-row">
      <style:table-row-properties style:keep-together="true" fo:keep-together="auto"/>
    </style:style>
    <style:style style:name="Tabela30.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0.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0.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0.A3" style:family="table-cell">
      <style:table-cell-properties style:vertical-align="top" fo:padding-left="0.141cm" fo:padding-right="0.141cm" fo:padding-top="0.071cm" fo:padding-bottom="0.071cm" fo:border="none" style:writing-mode="lr-tb"/>
    </style:style>
    <style:style style:name="Tabela30.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30.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30.A11"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31" style:family="table">
      <style:table-properties style:width="16.187cm" table:align="center" style:writing-mode="lr-tb"/>
    </style:style>
    <style:style style:name="Tabela31.A" style:family="table-column">
      <style:table-column-properties style:column-width="0.875cm"/>
    </style:style>
    <style:style style:name="Tabela31.B" style:family="table-column">
      <style:table-column-properties style:column-width="11.077cm"/>
    </style:style>
    <style:style style:name="Tabela31.C" style:family="table-column">
      <style:table-column-properties style:column-width="4.235cm"/>
    </style:style>
    <style:style style:name="Tabela31.1" style:family="table-row">
      <style:table-row-properties style:keep-together="true" fo:keep-together="auto"/>
    </style:style>
    <style:style style:name="Tabela31.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1.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1.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1.A3" style:family="table-cell">
      <style:table-cell-properties style:vertical-align="top" fo:padding-left="0.141cm" fo:padding-right="0.141cm" fo:padding-top="0.071cm" fo:padding-bottom="0.071cm" fo:border="none" style:writing-mode="lr-tb"/>
    </style:style>
    <style:style style:name="Tabela31.B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31.C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31.A9" style:family="table-cell">
      <style:table-cell-properties style:vertical-align="top" fo:padding-left="0.141cm" fo:padding-right="0.141cm" fo:padding-top="0.071cm" fo:padding-bottom="0.071cm" fo:border-left="none" fo:border-right="0.035cm solid #000000" fo:border-top="none" fo:border-bottom="0.035cm solid #000000" style:writing-mode="lr-tb"/>
    </style:style>
    <style:style style:name="Tabela32" style:family="table">
      <style:table-properties style:width="16.187cm" table:align="center" style:writing-mode="lr-tb"/>
    </style:style>
    <style:style style:name="Tabela32.A" style:family="table-column">
      <style:table-column-properties style:column-width="0.76cm"/>
    </style:style>
    <style:style style:name="Tabela32.B" style:family="table-column">
      <style:table-column-properties style:column-width="10.329cm"/>
    </style:style>
    <style:style style:name="Tabela32.C" style:family="table-column">
      <style:table-column-properties style:column-width="5.098cm"/>
    </style:style>
    <style:style style:name="Tabela32.1" style:family="table-row">
      <style:table-row-properties style:keep-together="true" fo:keep-together="auto"/>
    </style:style>
    <style:style style:name="Tabela32.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2.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2.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3" style:family="table">
      <style:table-properties style:width="16.187cm" table:align="center" style:writing-mode="lr-tb"/>
    </style:style>
    <style:style style:name="Tabela33.A" style:family="table-column">
      <style:table-column-properties style:column-width="1.346cm"/>
    </style:style>
    <style:style style:name="Tabela33.B" style:family="table-column">
      <style:table-column-properties style:column-width="9.414cm"/>
    </style:style>
    <style:style style:name="Tabela33.C" style:family="table-column">
      <style:table-column-properties style:column-width="5.427cm"/>
    </style:style>
    <style:style style:name="Tabela33.1" style:family="table-row">
      <style:table-row-properties style:keep-together="true" fo:keep-together="auto"/>
    </style:style>
    <style:style style:name="Tabela33.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3.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3.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4" style:family="table">
      <style:table-properties style:width="16.187cm" table:align="center" style:writing-mode="lr-tb"/>
    </style:style>
    <style:style style:name="Tabela34.A" style:family="table-column">
      <style:table-column-properties style:column-width="0.896cm"/>
    </style:style>
    <style:style style:name="Tabela34.B" style:family="table-column">
      <style:table-column-properties style:column-width="3.732cm"/>
    </style:style>
    <style:style style:name="Tabela34.C" style:family="table-column">
      <style:table-column-properties style:column-width="2.916cm"/>
    </style:style>
    <style:style style:name="Tabela34.D" style:family="table-column">
      <style:table-column-properties style:column-width="3.164cm"/>
    </style:style>
    <style:style style:name="Tabela34.E" style:family="table-column">
      <style:table-column-properties style:column-width="2.662cm"/>
    </style:style>
    <style:style style:name="Tabela34.F" style:family="table-column">
      <style:table-column-properties style:column-width="2.817cm"/>
    </style:style>
    <style:style style:name="Tabela34.1" style:family="table-row">
      <style:table-row-properties style:keep-together="true" fo:keep-together="auto"/>
    </style:style>
    <style:style style:name="Tabela34.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4.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4.E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4.A2"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34.B2"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34.C2"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34.C4"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ela34.F4"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34.C5" style:family="table-cell">
      <style:table-cell-properties style:vertical-align="top" fo:padding-left="0.141cm" fo:padding-right="0.141cm" fo:padding-top="0.071cm" fo:padding-bottom="0.071cm" fo:border-left="0.035cm solid #000000" fo:border-right="none" fo:border-top="none" fo:border-bottom="none" style:writing-mode="lr-tb"/>
    </style:style>
    <style:style style:name="Tabela35" style:family="table">
      <style:table-properties style:width="11.901cm" table:align="center" style:writing-mode="lr-tb"/>
    </style:style>
    <style:style style:name="Tabela35.A" style:family="table-column">
      <style:table-column-properties style:column-width="2.06cm"/>
    </style:style>
    <style:style style:name="Tabela35.B" style:family="table-column">
      <style:table-column-properties style:column-width="3.429cm"/>
    </style:style>
    <style:style style:name="Tabela35.C" style:family="table-column">
      <style:table-column-properties style:column-width="6.412cm"/>
    </style:style>
    <style:style style:name="Tabela35.1" style:family="table-row">
      <style:table-row-properties style:keep-together="true" fo:keep-together="auto"/>
    </style:style>
    <style:style style:name="Tabela35.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5.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5.B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35.A4"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35.B4" style:family="table-cell">
      <style:table-cell-properties style:vertical-align="top" fo:padding-left="0.141cm" fo:padding-right="0.141cm" fo:padding-top="0.071cm" fo:padding-bottom="0.071cm" fo:border-left="0.035cm solid #000000" fo:border-right="none" fo:border-top="none" fo:border-bottom="0.035cm solid #000000" style:writing-mode="lr-tb"/>
    </style:style>
    <style:style style:name="Tabela36" style:family="table">
      <style:table-properties style:width="16.187cm" table:align="center" style:writing-mode="lr-tb"/>
    </style:style>
    <style:style style:name="Tabela36.A" style:family="table-column">
      <style:table-column-properties style:column-width="7.251cm"/>
    </style:style>
    <style:style style:name="Tabela36.B" style:family="table-column">
      <style:table-column-properties style:column-width="8.936cm"/>
    </style:style>
    <style:style style:name="Tabela36.1" style:family="table-row">
      <style:table-row-properties style:keep-together="true" fo:keep-together="auto"/>
    </style:style>
    <style:style style:name="Tabela36.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6.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7" style:family="table">
      <style:table-properties style:width="16.187cm" table:align="center" style:writing-mode="lr-tb"/>
    </style:style>
    <style:style style:name="Tabela37.A" style:family="table-column">
      <style:table-column-properties style:column-width="3.104cm"/>
    </style:style>
    <style:style style:name="Tabela37.B" style:family="table-column">
      <style:table-column-properties style:column-width="13.083cm"/>
    </style:style>
    <style:style style:name="Tabela37.1" style:family="table-row">
      <style:table-row-properties style:keep-together="true" fo:keep-together="auto"/>
    </style:style>
    <style:style style:name="Tabela37.A1" style:family="table-cell">
      <style:table-cell-properties style:vertical-align="top" fo:padding-left="0.141cm" fo:padding-right="0.141cm" fo:padding-top="0.071cm" fo:padding-bottom="0.071cm" fo:border-left="none" fo:border-right="none" fo:border-top="none" fo:border-bottom="0.035cm solid #000000" style:writing-mode="lr-tb"/>
    </style:style>
    <style:style style:name="Tabela37.B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7.A2" style:family="table-cell">
      <style:table-cell-properties style:vertical-align="top" fo:padding-left="0.141cm" fo:padding-right="0.141cm" fo:padding-top="0.071cm" fo:padding-bottom="0.071cm" fo:border="none" style:writing-mode="lr-tb"/>
    </style:style>
    <style:style style:name="Tabela37.A4" style:family="table-cell">
      <style:table-cell-properties style:vertical-align="middle" fo:padding-left="0.191cm" fo:padding-right="0.191cm" fo:padding-top="0cm" fo:padding-bottom="0cm" fo:border-left="none" fo:border-right="none" fo:border-top="none" fo:border-bottom="0.035cm solid #000000" style:writing-mode="lr-tb"/>
    </style:style>
    <style:style style:name="Tabela37.B4" style:family="table-cell">
      <style:table-cell-properties style:vertical-align="top" fo:padding-left="0.141cm" fo:padding-right="0.141cm" fo:padding-top="0.071cm" fo:padding-bottom="0.071cm" fo:border-left="0.035cm solid #000000" fo:border-right="0.035cm solid #000000" fo:border-top="none" fo:border-bottom="0.035cm solid #000000" style:writing-mode="lr-tb"/>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snap-to-layout-grid="false"/>
    </style:style>
    <style:style style:name="P4" style:family="paragraph" style:parent-style-name="Standard">
      <style:paragraph-properties fo:margin-top="0cm" fo:margin-bottom="0cm" fo:text-align="center" style:justify-single-word="false"/>
      <style:text-properties style:font-name="Tahoma" fo:font-size="14pt" fo:language="pl" fo:country="PL" fo:font-weight="bold" style:font-size-asian="14pt" style:font-weight-asian="bold" style:font-name-complex="Tahoma" style:font-size-complex="14pt" style:font-weight-complex="bold"/>
    </style:style>
    <style:style style:name="P5" style:family="paragraph" style:parent-style-name="Standard">
      <style:paragraph-properties fo:margin-top="0cm" fo:margin-bottom="0cm" fo:text-align="center" style:justify-single-word="false"/>
      <style:text-properties style:font-name="Tahoma" fo:font-size="13.5pt" fo:language="pl" fo:country="PL" fo:font-weight="bold" style:font-size-asian="13.5pt" style:font-weight-asian="bold" style:font-name-complex="Tahoma" style:font-size-complex="13.5pt" style:font-weight-complex="bold"/>
    </style:style>
    <style:style style:name="P6" style:family="paragraph" style:parent-style-name="Standard">
      <style:paragraph-properties fo:margin-top="0cm" fo:margin-bottom="0cm"/>
      <style:text-properties style:font-name="Tahoma" fo:font-size="10pt" style:font-size-asian="10pt" style:font-name-complex="Tahoma" style:font-size-complex="10pt"/>
    </style:style>
    <style:style style:name="P7" style:family="paragraph" style:parent-style-name="Standard">
      <style:paragraph-properties fo:margin-top="0cm" fo:margin-bottom="0cm" fo:text-align="center" style:justify-single-word="false" style:snap-to-layout-grid="false"/>
      <style:text-properties style:font-name="Tahoma" fo:font-size="10pt" style:font-size-asian="10pt" style:font-name-complex="Tahoma" style:font-size-complex="10pt"/>
    </style:style>
    <style:style style:name="P8" style:family="paragraph" style:parent-style-name="Standard">
      <style:paragraph-properties fo:margin-top="0cm" fo:margin-bottom="0cm" style:snap-to-layout-grid="false"/>
      <style:text-properties style:font-name="Tahoma" fo:font-size="10pt" style:font-size-asian="10pt" style:font-name-complex="Tahoma" style:font-size-complex="10pt"/>
    </style:style>
    <style:style style:name="P9" style:family="paragraph" style:parent-style-name="Standard">
      <style:paragraph-properties fo:margin-top="0cm" fo:margin-bottom="0cm"/>
      <style:text-properties style:font-name="Tahoma" fo:font-size="10pt" fo:language="pl" fo:country="PL" style:font-size-asian="10pt" style:font-name-complex="Tahoma" style:font-size-complex="10pt"/>
    </style:style>
    <style:style style:name="P10" style:family="paragraph" style:parent-style-name="Standard">
      <style:paragraph-properties fo:margin-top="0cm" fo:margin-bottom="0cm" fo:text-align="center" style:justify-single-word="false"/>
      <style:text-properties style:font-name="Tahoma" fo:font-size="10pt" fo:language="pl" fo:country="PL" style:font-size-asian="10pt" style:font-name-complex="Tahoma" style:font-size-complex="10pt"/>
    </style:style>
    <style:style style:name="P11" style:family="paragraph" style:parent-style-name="Standard">
      <style:paragraph-properties fo:margin-top="0cm" fo:margin-bottom="0cm" fo:text-align="center" style:justify-single-word="false" style:snap-to-layout-grid="false"/>
      <style:text-properties style:font-name="Tahoma" fo:font-size="10pt" fo:font-weight="bold" style:font-size-asian="10pt" style:font-weight-asian="bold" style:font-name-complex="Tahoma" style:font-size-complex="10pt" style:font-weight-complex="bold"/>
    </style:style>
    <style:style style:name="P12" style:family="paragraph" style:parent-style-name="Standard">
      <style:paragraph-properties fo:margin-top="0cm" fo:margin-bottom="0cm"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13" style:family="paragraph" style:parent-style-name="Standard">
      <style:paragraph-properties fo:margin-top="0cm" fo:margin-bottom="0cm" style:snap-to-layout-grid="false"/>
    </style:style>
    <style:style style:name="P14" style:family="paragraph" style:parent-style-name="Standard" style:master-page-name="Standard">
      <style:paragraph-properties fo:margin-top="0cm" fo:margin-bottom="0cm" fo:text-align="center" style:justify-single-word="false" style:page-number="auto"/>
      <style:text-properties style:font-name="Tahoma" fo:font-size="14pt" fo:language="pl" fo:country="PL" fo:font-weight="bold" style:font-size-asian="14pt" style:font-weight-asian="bold" style:font-name-complex="Tahoma" style:font-size-complex="14pt" style:font-weight-complex="bold"/>
    </style:style>
    <style:style style:name="P15" style:family="paragraph" style:parent-style-name="Standard">
      <style:paragraph-properties fo:margin-left="0cm" fo:margin-right="0cm" fo:margin-top="0cm" fo:margin-bottom="0cm" fo:text-indent="0.847cm" style:auto-text-indent="false"/>
    </style:style>
    <style:style style:name="P16" style:family="paragraph" style:parent-style-name="Standard">
      <style:paragraph-properties fo:margin-left="0cm" fo:margin-right="0cm" fo:margin-top="0cm" fo:margin-bottom="0cm" fo:text-indent="0.847cm" style:auto-text-indent="false"/>
      <style:text-properties style:font-name="Tahoma" fo:font-size="10pt" fo:language="pl" fo:country="PL" style:font-size-asian="10pt" style:font-name-complex="Tahoma" style:font-size-complex="10pt"/>
    </style:style>
    <style:style style:name="P17" style:family="paragraph" style:parent-style-name="Standard">
      <style:paragraph-properties fo:margin-left="0cm" fo:margin-right="0cm" fo:margin-top="0cm" fo:margin-bottom="0cm" fo:text-indent="-0.423cm" style:auto-text-indent="false"/>
    </style:style>
    <style:style style:name="P18" style:family="paragraph" style:parent-style-name="Standard">
      <style:paragraph-properties fo:margin-left="0cm" fo:margin-right="0cm" fo:margin-top="0cm" fo:margin-bottom="0cm" fo:text-indent="-0.423cm" style:auto-text-indent="false"/>
      <style:text-properties style:font-name="Tahoma" fo:font-size="10pt" fo:language="pl" fo:country="PL" style:font-size-asian="10pt" style:font-name-complex="Tahoma" style:font-size-complex="10pt"/>
    </style:style>
    <style:style style:name="P19" style:family="paragraph" style:parent-style-name="Normal_20__28_Web_29_">
      <style:paragraph-properties fo:margin-left="0cm" fo:margin-right="0cm" fo:text-indent="0.847cm" style:auto-text-indent="false"/>
    </style:style>
    <style:style style:name="P20" style:family="paragraph" style:parent-style-name="Normal_20__28_Web_29_">
      <style:paragraph-properties fo:margin-left="0cm" fo:margin-right="0cm" fo:text-indent="0.847cm" style:auto-text-indent="false"/>
      <style:text-properties style:font-name="Tahoma" fo:font-size="10pt" fo:language="pl" fo:country="PL" fo:font-weight="bold" style:font-size-asian="10pt" style:font-weight-asian="bold" style:font-name-complex="Tahoma" style:font-size-complex="10pt" style:font-weight-complex="bold"/>
    </style:style>
    <style:style style:name="P21" style:family="paragraph" style:parent-style-name="akapitsrodekblock">
      <style:text-properties style:font-name="Tahoma" fo:font-size="10pt" fo:language="pl" fo:country="PL" fo:font-weight="bold" style:font-size-asian="10pt" style:font-weight-asian="bold" style:font-name-complex="Tahoma" style:font-size-complex="10pt" style:font-weight-complex="bold"/>
    </style:style>
    <style:style style:name="T1" style:family="text">
      <style:text-properties fo:language="pl" fo:country="PL"/>
    </style:style>
    <style:style style:name="T2" style:family="text">
      <style:text-properties fo:language="pl" fo:country="PL"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Tahoma" fo:font-size="10pt" style:font-size-asian="10pt" style:font-name-complex="Tahoma" style:font-size-complex="10pt"/>
    </style:style>
    <style:style style:name="T5" style:family="text">
      <style:text-properties style:font-name="Tahoma" fo:font-size="10pt" fo:language="pl" fo:country="PL" style:font-size-asian="10pt" style:font-name-complex="Tahoma" style:font-size-complex="10pt"/>
    </style:style>
    <style:style style:name="T6" style:family="text">
      <style:text-properties style:font-name="Tahoma" fo:font-size="10pt" fo:language="pl" fo:country="PL" style:font-size-asian="10pt" style:font-name-complex="Tahoma" style:font-size-complex="10pt" style:font-weight-complex="bold"/>
    </style:style>
    <style:style style:name="T7" style:family="text">
      <style:text-properties style:font-name="Tahoma" fo:font-size="10pt" fo:language="pl" fo:country="PL" fo:font-weight="bold" style:font-size-asian="10pt" style:font-weight-asian="bold" style:font-name-complex="Tahoma" style:font-size-complex="10pt" style:font-weight-complex="bold"/>
    </style:style>
    <style:style style:name="T8" style:family="text">
      <style:text-properties style:font-name="Tahoma" fo:font-size="10pt" fo:language="pl" fo:country="PL" fo:font-style="italic" style:font-size-asian="10pt" style:font-style-asian="italic" style:font-name-complex="Tahoma" style:font-size-complex="10pt" style:font-style-complex="italic"/>
    </style:style>
    <style:style style:name="T9" style:family="text">
      <style:text-properties style:font-name="Tahoma" fo:font-size="10pt" fo:font-weight="bold" style:font-size-asian="10pt" style:font-weight-asian="bold" style:font-name-complex="Tahoma" style:font-size-complex="10pt" style:font-weight-complex="bold"/>
    </style:style>
    <style:style style:name="T10" style:family="text">
      <style:text-properties style:font-name="Tahoma" fo:font-size="10pt" fo:letter-spacing="0.079cm" fo:language="pl" fo:country="PL" style:font-size-asian="10pt" style:font-name-complex="Tahoma" style:font-size-complex="10pt"/>
    </style:style>
    <style:style style:name="T11" style:family="text">
      <style:text-properties style:font-name="Tahoma" fo:font-size="13.5pt" fo:language="pl" fo:country="PL" fo:font-weight="bold" style:font-size-asian="13.5pt" style:font-weight-asian="bold" style:font-name-complex="Tahoma" style:font-size-complex="13.5pt" style:font-weight-complex="bold"/>
    </style:style>
    <style:style style:name="T12" style:family="text">
      <style:text-properties style:text-position="super 58%" style:font-name="Tahoma" fo:font-size="10pt" style:font-size-asian="10pt" style:font-name-complex="Tahoma" style:font-size-complex="10pt"/>
    </style:style>
    <style:style style:name="T13" style:family="text">
      <style:text-properties style:text-position="super 58%" style:font-name="Tahoma" fo:font-size="10pt" fo:language="pl" fo:country="PL" style:font-size-asian="10pt" style:font-name-complex="Tahoma" style:font-size-complex="10pt"/>
    </style:style>
    <style:style style:name="T14" style:family="text">
      <style:text-properties style:text-position="super 58%" style:font-name="Tahoma" fo:font-size="10pt" fo:font-weight="bold" style:font-size-asian="10pt" style:font-weight-asian="bold" style:font-name-complex="Tahoma" style:font-size-complex="10pt" style:font-weight-complex="bold"/>
    </style:style>
    <style:style style:name="T15" style:family="text">
      <style:text-properties style:text-position="sub 58%" style:font-name="Tahoma" fo:font-size="10pt" style:font-size-asian="10pt" style:font-name-complex="Tahoma" style:font-size-complex="10pt"/>
    </style:style>
    <style:style style:name="T16" style:family="text">
      <style:text-properties style:text-position="sub 58%" style:font-name="Tahoma" fo:font-size="10pt" fo:language="pl" fo:country="PL" style:font-size-asian="10pt" style:font-name-complex="Tahoma" style:font-size-complex="10pt"/>
    </style:style>
    <style:style style:name="T17" style:family="text">
      <style:text-properties style:text-position="sub 58%" style:font-name="Tahoma" fo:font-size="10pt" fo:font-weight="bold" style:font-size-asian="10pt" style:font-weight-asian="bold" style:font-name-complex="Tahoma" style:font-size-complex="10pt" style:font-weight-complex="bold"/>
    </style:style>
    <style:style style:name="T18" style:family="text">
      <style:text-properties style:font-name="Arial" fo:font-size="10pt" style:font-size-asian="10pt" style:font-name-complex="Arial"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doc_element_hash_marker"/><text:bookmark-start text:name="zakl"/>ROZPORZĄDZENIE MINISTRA INFRASTRUKTURY<text:bookmark-start text:name="PP_23393_1_1"/></text:p>
      <text:p text:style-name="P4">z dnia 12 kwietnia 2002 r.</text:p>
      <text:p text:style-name="P4">w sprawie warunków technicznych, jakim powinny odpowiadać budynki i ich usytuowanie</text:p>
      <text:p text:style-name="P5"/>
      <text:p text:style-name="P15"><text:span text:style-name="T5"> Na podstawie art. 7 ust. 2 pkt 1 ustawy z dnia 7 lipca 1994 r. - Prawo budowlane (Dz. U. z 2000 r. Nr 10</text:span><text:span text:style-name="T5">6, poz. 1126, Nr 109, poz. 1157 i Nr 120, poz. 1268, z 2001 r. Nr 5, poz. 42, Nr 100, poz. 1085, Nr 110, poz. 1190, Nr 115, poz. 1229, Nr 129, poz. 1439 i Nr 154, poz. 1800 oraz z 2002 r. Nr 74, poz. 676) zarządza się, co następuje:</text:span></text:p>
      <text:p text:style-name="P2"><text:span text:style-name="T11">DZIAŁ I</text:span><text:span text:style-name="T5"> </text:span></text:p>
      <text:p text:style-name="P2"><text:span text:style-name="T11"><text:line-break/>Przepisy ogól</text:span><text:span text:style-name="T11">ne</text:span></text:p>
      <text:p text:style-name="Normal_20__28_Web_29_"><text:bookmark-start text:name="JEDN_23393_1_0"/><text:span text:style-name="T7">§ 1. </text:span><text:span text:style-name="akapitdomyslny1"><text:span text:style-name="T5">Rozporządzenie ustala warunki techniczne, jakim powinny odpowiadać budynki i związane z nimi urządzenia, ich usytuowanie na działce budowlanej oraz zagospodarowanie działek przeznaczonych pod zabudowę, zapewniające spełnienie wymagań art. 5 i 6 ustawy z dnia 7 lipca 1994 r. - Prawo budowlane.  </text:span></text:span><text:bookmark-start text:name="JEDN_23393_1_1"/><text:span text:style-name="T5"> </text:span></text:p>
      <text:p text:style-name="P19"><text:span text:style-name="T7">§ 2. 1. </text:span><text:bookmark-start text:name="PP_23393_1_2"/><text:span text:style-name="akapitdomyslny1"><text:span text:style-name="T5">Przepisy rozporządzenia stosuje się przy projektowaniu, budowie i przebudowie oraz przy zmianie sposobu użytkowania budynków oraz budowli nadziemnych i podziemnych spełniających funkcje użytkowe budynków, a także do związanych z nimi urządzeń budowlanych, z zastrzeżeniem § 207 ust. 2. </text:span></text:span><text:span text:style-name="T5"> </text:span></text:p>
      <text:p text:style-name="P15"><text:span text:style-name="T7">2. </text:span><text:bookmark-start text:name="PP_23393_1_3"/><text:span text:style-name="akapitdomyslny1"><text:span text:style-name="T5">Przy nadbudowie, rozbudowie, przebudowie i zmianie sposobu użytkowania: </text:span></text:span><text:span text:style-name="T5"> </text:span></text:p>
      <text:p text:style-name="P15"><text:span text:style-name="T7">1) </text:span><text:span text:style-name="T5">budynków o powierzchni użytkowej nieprzekraczającej 1 000 m</text:span><text:span text:style-name="T13">2</text:span><text:span text:style-name="T5">, </text:span></text:p>
      <text:p text:style-name="P15"><text:span text:style-name="T7">2) </text:span><text:span text:style-name="T5">budynków o powierzchni użytkowej przekraczającej 1 000 m</text:span><text:span text:style-name="T13">2</text:span><text:span text:style-name="T5">, o których mowa w art. 5 ust. 7 pkt 1-4 i 6 ustawy z dnia 7 lipca 1994 r. - Prawo budowlane </text:span></text:p>
      <text:p text:style-name="P15"><text:span text:style-name="akapitdomyslnynastepne1"><text:span text:style-name="T5">- wymagania, o których mowa w § 1, mogą być spełnione w sposób inny niż określony w rozporządzeniu, stosownie do wskazań ekspertyzy technicznej właściwej jednostki badawczo-rozwojowej albo rzeczoznawcy budowlanego oraz do spraw zabezpieczeń przeciwpożarowych, uzgodnionych z właściwym komendantem wojewódzkim Państwowej Straży Pożarnej lub państwowym wojewódzkim inspektorem sanitarnym, odpowiednio do przedmiotu tej ekspertyzy. </text:span></text:span></text:p>
      <text:p text:style-name="P15"><text:span text:style-name="T7">3. </text:span><text:bookmark-start text:name="PP_23393_1_4"/><text:span text:style-name="T6">(skreślony)</text:span></text:p>
      <text:p text:style-name="P15"><text:span text:style-name="T7">3a. </text:span><text:bookmark-start text:name="PP_23393_1_5"/><text:span text:style-name="akapitdomyslny1"><text:span text:style-name="T5">Przy nadbudowie, rozbudowie, przebudowie i zmianie sposobu użytkowania budynków istniejących o powierzchni użytkowej przekraczającej 1 000 m</text:span></text:span><text:span text:style-name="akapitdomyslny1"><text:span text:style-name="T13">2</text:span></text:span><text:span text:style-name="akapitdomyslny1"><text:span text:style-name="T5"> wymagania, o których mowa w § 1, z wyłączeniem wymagań charakterystyki energetycznej, mogą być spełnione w sposób inny niż określony w rozporządzeniu, stosownie do wskazań, o których mowa w ust. 2, uzgodnionych z właściwym komendantem wojewódzkim Państwowej Straży Pożarnej lub państwowym wojewódzkim inspektorem sanitarnym, odpowiednio do przedmiotu tej ekspertyzy. </text:span></text:span></text:p>
      <text:p text:style-name="P15"><text:span text:style-name="T7">4. </text:span><text:span text:style-name="akapitustep1"><text:span text:style-name="T5">Dla budynków i terenów wpisanych do rejestru zabytków lub obszarów objętych ochroną konserwatorską na podstawie ustaleń miejscowego planu zagospodarowania przestrzennego ekspertyza, o której mowa w ust. 2, podlega również uzgodnieniu z wojewódzkim konserwatorem zabytków.  </text:span></text:span></text:p>
      <text:p text:style-name="P15"><text:span text:style-name="T7">5. </text:span><text:span text:style-name="akapitustep1"><text:span text:style-name="T5">Przepisy rozporządzenia odnoszące się do budynku o określonym przeznaczeniu stosuje się także do każdej części budynku o tym przeznaczeniu.  </text:span></text:span></text:p>
      <text:p text:style-name="P15"><text:span text:style-name="T7">6. </text:span><text:span text:style-name="akapitustep1"><text:span text:style-name="T5">Do budynków wielorodzinnych zawierających dwa mieszkania stosuje się, z zastrzeżeniem § 217 ust. 1 pkt 1 lit. a) i pkt 2, przepisy rozporządzenia odnoszące się do budynków jednorodzinnych.  </text:span></text:span></text:p>
      <text:p text:style-name="P19"><text:bookmark-start text:name="JEDN_23393_1_2"/><text:span text:style-name="T7">§ 3. </text:span><text:bookmark-start text:name="PP_23393_1_6"/><text:span text:style-name="akapitdomyslny1"><text:span text:style-name="T5">Ilekroć w rozporządzeniu jest mowa o: </text:span></text:span><text:span text:style-name="T5"> </text:span></text:p>
      <text:p text:style-name="P15"><text:span text:style-name="T7">1) </text:span><text:span text:style-name="T5">zabudowie śródmiejskiej - należy przez to rozumieć zgrupowanie intensywnej zabudowy na obszarze funkcjonalnego śródmieścia, który to obszar stanowi faktyczne lub przewidywane w miejscowym planie zagospodarowania przestrzennego centrum miasta lub dzielnicy miasta, </text:span></text:p>
      <text:p text:style-name="P15"><text:soft-page-break/><text:span text:style-name="T7">2) </text:span><text:span text:style-name="T5">zabudowie jednorodzinnej - należy przez to rozumieć jeden budynek mieszkalny jednorodzinny lub zespół takich budynków, wraz z budynkami garażowymi i gospodarczymi, </text:span></text:p>
      <text:p text:style-name="P15"><text:span text:style-name="T7">3) </text:span><text:span text:style-name="T5">zabudowie zagrodowej - należy przez to rozumieć w szczególności budynki mieszkalne, budynki gospodarcze lub inwentarskie w rodzinnych gospodarstwach rolnych, hodowlanych lub ogrodniczych oraz w gospodarstwach leśnych, </text:span></text:p>
      <text:p text:style-name="P15"><text:span text:style-name="T7">4) </text:span><text:span text:style-name="T5">budynku mieszkalnym - należy przez to rozumieć:  </text:span></text:p>
      <text:p text:style-name="P15"><text:span text:style-name="T7">a) </text:span><text:span text:style-name="T5">budynek mieszkalny wielorodzinny, </text:span></text:p>
      <text:p text:style-name="P15"><text:span text:style-name="T7">b) </text:span><text:span text:style-name="T5">budynek mieszkalny jednorodzinny, </text:span></text:p>
      <text:p text:style-name="P15"><text:span text:style-name="T2">5) </text:span><text:span text:style-name="T5">budynku zamieszkania zbiorowego - należy przez to rozumieć budynek przeznaczony do okresowego pobytu ludzi, w szczególności hotel, motel, pensjonat, dom wypoczynkowy, dom wycieczkowy, schronisko młodzieżowe, schronisko, internat, dom studencki, budynek koszarowy, budynek zakwaterowania na terenie zakładu karnego, aresztu śledczego, zakładu poprawczego, schroniska dla nieletnich, a także budynek do stałego pobytu ludzi, w szczególności dom dziecka, dom rencistów i dom zakonny, </text:span></text:p>
      <text:p text:style-name="P15"><text:span text:style-name="T7">6) </text:span><text:bookmark-start text:name="PP_23393_1_7"/><text:span text:style-name="T5">budynku użyteczności publicznej - należy przez to rozumieć budynek przeznaczony na potrzeby administracji publicznej, wymiaru sprawiedliwości, kultury, kultu religijnego, oświaty, szkolnictwa wyższego, nauki, wychowania, opieki zdrowotnej, społecznej lub socjalnej, obsługi bankowej, handlu, gastronomii, usług, w tym usług pocztowych lub telekomunikacyjnych, turystyki, sportu, obsługi pasażerów w transporcie kolejowym, drogowym, lotniczym, morskim lub wodnym śródlądowym, oraz inny budynek przeznaczony do wykonywania podobnych funkcji; za budynek użyteczności publicznej uznaje się także budynek biurowy lub socjalny, </text:span></text:p>
      <text:p text:style-name="P15"><text:span text:style-name="T7">7) </text:span><text:span text:style-name="T5">budynku rekreacji indywidualnej - należy przez to rozumieć budynek przeznaczony do okresowego wypoczynku, </text:span></text:p>
      <text:p text:style-name="P15"><text:span text:style-name="T7">8) </text:span><text:span text:style-name="T5">budynku gospodarczym - należy przez to rozumieć budynek przeznaczony do niezawodowego wykonywania prac warsztatowych oraz do przechowywania materiałów, narzędzi, sprzętu i płodów rolnych służących mieszkańcom budynku mieszkalnego, budynku zamieszkania zbiorowego, budynku rekreacji indywidualnej, a także ich otoczenia, a w zabudowie zagrodowej przeznaczony również do przechowywania środków produkcji rolnej i sprzętu oraz płodów rolnych, </text:span></text:p>
      <text:p text:style-name="P15"><text:span text:style-name="T7">9) </text:span><text:span text:style-name="T5">mieszkaniu - należy przez to rozumieć zespół pomieszczeń mieszkalnych i pomocniczych, mający odrębne wejście, wydzielony stałymi przegrodami budowlanymi, umożliwiający stały pobyt ludzi i prowadzenie samodzielnego gospodarstwa domowego, </text:span></text:p>
      <text:p text:style-name="P15"><text:span text:style-name="T7">10) </text:span><text:span text:style-name="T5">pomieszczeniu mieszkalnym - należy przez to rozumieć pokoje w mieszkaniu, a także sypialnie i pomieszczenia do dziennego pobytu ludzi w budynku zamieszkania zbiorowego, </text:span></text:p>
      <text:p text:style-name="P15"><text:span text:style-name="T7">11) </text:span><text:span text:style-name="T5">pomieszczeniu pomocniczym - należy przez to rozumieć pomieszczenie znajdujące się w obrębie mieszkania lub lokalu użytkowego służące do celów komunikacji wewnętrznej, higieniczno-sanitarnych, przygotowywania posiłków, z wyjątkiem kuchni zakładów żywienia zbiorowego, a także do przechowywania ubrań, przedmiotów oraz żywności, </text:span></text:p>
      <text:p text:style-name="P15"><text:span text:style-name="T7">12) </text:span><text:span text:style-name="T5">pomieszczeniu technicznym - należy przez to rozumieć pomieszczenie przeznaczone dla urządzeń służących do funkcjonowania i obsługi technicznej budynku, </text:span></text:p>
      <text:p text:style-name="P15"><text:span text:style-name="T7">13) </text:span><text:span text:style-name="T5">pomieszczeniu gospodarczym - należy przez to rozumieć pomieszczenie znajdujące się poza mieszkaniem lub lokalem użytkowym, służące do przechowywania przedmiotów lub produktów żywnościowych użytkowników budynku, materiałów lub sprzętu związanego z obsługą budynku, a także opału lub odpadów stałych, </text:span></text:p>
      <text:p text:style-name="P15"><text:span text:style-name="T7">14) </text:span><text:span text:style-name="T5">lokalu użytkowym - należy przez to rozumieć jedno pomieszczenie lub zespół pomieszczeń, wydzielone stałymi przegrodami budowlanymi, niebędące mieszkaniem, pomieszczeniem technicznym albo pomieszczeniem gospodarczym, </text:span></text:p>
      <text:p text:style-name="P15"><text:span text:style-name="T7">1</text:span><text:span text:style-name="T7">5) </text:span><text:bookmark-start text:name="PP_23393_1_8"/><text:span text:style-name="T5">poziomie terenu - należy przez to rozumieć przyjętą w projekcie rzędną terenu w danym miejscu działki budowlanej, </text:span></text:p>
      <text:p text:style-name="P15"><text:span text:style-name="T7">16) </text:span><text:bookmark-start text:name="PP_23393_1_9"/><text:span text:style-name="T5">kondygnacji - należy przez to rozumieć poziomą nadziemną lub podziemną część budynku, zawartą pomiędzy powierzchnią posadzki na stropie lub najwyżej położonej warstwy podłogowej na gruncie a powierzchnią posadzki na stropie bądź warstwy osłaniającej izolację cieplną stropu, znajdującego się nad tą częścią budynku, przy czym za kondygnację uważa się także poddasze z pomieszczeniami przeznaczonymi na pobyt ludzi oraz poziomą część budynku stanowiącą przestrzeń na urządzenia techniczne, mającą średnią wysokość w świetle większą niż 2 m; za kondygnację nie uznaje się nadbudówek ponad dachem, takich jak maszynownia dźwigu, centrala wentylacyjna, klimatyzacyjna lub kotłownia, </text:span></text:p>
      <text:p text:style-name="P15"><text:soft-page-break/><text:span text:style-name="T7">17) </text:span><text:bookmark-start text:name="PP_23393_1_10"/><text:span text:style-name="T5">kondygnacji podziemnej - należy przez to rozumieć kondygnację zagłębioną ze wszystkich stron budynku, co najmniej do połowy jej wysokości w świetle poniżej poziomu przylegającego do niego terenu, a także każdą usytuowaną pod nią kondygnację, </text:span></text:p>
      <text:p text:style-name="P15"><text:span text:style-name="T7">18) </text:span><text:bookmark-start text:name="PP_23393_1_11"/><text:span text:style-name="T5">kondygnacji nadziemnej - należy przez to rozumieć każdą kondygnację niebędącą kondygnacją podziemną, </text:span></text:p>
      <text:p text:style-name="P15"><text:span text:style-name="T7">19) </text:span><text:span text:style-name="T5">antresoli - należy przez to rozumieć górną część kondygnacji lub pomieszczenia znajdującą się nad przedzielającym je stropem pośrednim o powierzchni mniejszej od powierzchni tej kondygnacji lub pomieszczenia, niezamkniętą przegrodami budowlanymi od strony wnętrza, z którego jest wydzielona, </text:span></text:p>
      <text:p text:style-name="P15"><text:span text:style-name="T7">20) </text:span><text:span text:style-name="T5">suterenie - należy przez to rozumieć kondygnację budynku lub jej część zawierającą pomieszczenia, w której poziom podłogi w części lub całości znajduje się poniżej poziomu projektowanego lub urządzonego terenu, lecz co najmniej od strony jednej ściany z oknami poziom podłogi znajduje się nie więcej niż 0,9 m poniżej poziomu terenu przylegającego do tej strony budynku, </text:span></text:p>
      <text:p text:style-name="P15"><text:span text:style-name="T7">21) </text:span><text:span text:style-name="T5">piwnicy - należy przez to rozumieć kondygnację podziemną lub najniższą nadziemną bądź ich część, w których poziom podłogi co najmniej z jednej strony budynku znajduje się poniżej poziomu terenu, </text:span></text:p>
      <text:p text:style-name="P15"><text:span text:style-name="T7">22) </text:span><text:bookmark-start text:name="PP_23393_1_12"/><text:span text:style-name="T5">terenie biologicznie czynnym - należy przez to rozumieć teren z nawierzchnią ziemną urządzoną w sposób zapewniający naturalną wegetację, a także 50 % powierzchni tarasów i stropodachów z taką nawierzchnią, nie mniej jednak niż 10 m</text:span><text:span text:style-name="T13">2</text:span><text:span text:style-name="T5">, oraz wodę powierzchniową na tym terenie, </text:span></text:p>
      <text:p text:style-name="P15"><text:span text:style-name="T7">23) </text:span><text:span text:style-name="T5">powierzchni wewnętrznej budynku - należy przez to rozumieć sumę powierzchni wszystkich kondygnacji budynku, mierzoną po wewnętrznym obrysie przegród zewnętrznych budynku w poziomie podłogi, bez pomniejszenia o powierzchnię przekroju poziomego konstrukcji i przegród wewnętrznych, jeżeli występują one na tych kondygnacjach, a także z powiększeniem o powierzchnię antresoli, </text:span></text:p>
      <text:p text:style-name="P15"><text:span text:style-name="T7">24) </text:span><text:span text:style-name="T5">kubaturze brutto budynku - należy przez to rozumieć sumę kubatury brutto wszystkich kondygnacji, stanowiącą iloczyn powierzchni całkowitej, mierzonej po zewnętrznym obrysie przegród zewnętrznych i wysokości kondygnacji brutto, albo między podłogą na stropie lub warstwą wyrównawczą na gruncie a górną powierzchnią podłogi bądź warstwy osłaniającej izolację cieplną stropu nad najwyższą kondygnacją, przy czym do kubatury brutto budynku:  </text:span></text:p>
      <text:p text:style-name="P15"><text:span text:style-name="T7">a) </text:span><text:span text:style-name="T5">wlicza się kubaturę przejść, prześwitów i przejazdów bramowych, poddaszy nieużytkowych oraz przekrytych części zewnętrznych budynku, takich jak: loggie, podcienia, ganki, krużganki, werandy, a także kubaturę balkonów i tarasów, obliczaną do wysokości balustrady, </text:span></text:p>
      <text:p text:style-name="P15"><text:span text:style-name="T7">b) </text:span><text:span text:style-name="T5">nie wlicza się kubatury ław i stóp fundamentowych, kanałów i studzienek instalacyjnych, studzienek przy oknach piwnicznych, zewnętrznych schodów, ramp i pochylni, gzymsów, daszków i osłon oraz kominów i attyk ponad płaszczyzną dachu. </text:span></text:p>
      <text:p text:style-name="P19"><text:bookmark-start text:name="JEDN_23393_1_3"/><text:span text:style-name="T2">§ 4. </text:span><text:span text:style-name="akapitdomyslny1"><text:span text:style-name="T5">Pomieszczenia przeznaczone na pobyt ludzi dzielą się na:  </text:span></text:span><text:span text:style-name="T5"> </text:span></text:p>
      <text:p text:style-name="P15"><text:span text:style-name="T7">1) </text:span><text:span text:style-name="T5">pomieszczenia przeznaczone na stały pobyt ludzi, w których przebywanie tych samych osób w ciągu doby trwa dłużej niż 4 godziny,  </text:span></text:p>
      <text:p text:style-name="P15"><text:span text:style-name="T7">2) </text:span><text:span text:style-name="T5">pomieszczenia przeznaczone na czasowy pobyt ludzi, w których przebywanie tych samych osób w ciągu doby trwa od 2 do 4 godzin włącznie.  </text:span></text:p>
      <text:p text:style-name="P19"><text:bookmark-start text:name="JEDN_23393_1_4"/><text:span text:style-name="T7">§ 5. 1. </text:span><text:span text:style-name="akapitustep1"><text:span text:style-name="T5">Nie uważa się za przeznaczone na pobyt ludzi pomieszczeń, w których:  </text:span></text:span><text:span text:style-name="T5"><text:line-break/></text:span></text:p>
      <text:p text:style-name="P15"><text:span text:style-name="T7">1) </text:span><text:span text:style-name="T5">łączny czas przebywania tych samych osób jest krótszy niż 2 godziny w ciągu doby, a wykonywane czynności mają charakter dorywczy bądź też praca polega na krótkotrwałym przebywaniu związanym z dozorem oraz konserwacją maszyn i urządzeń lub utrzymaniem czystości i porządku,  </text:span></text:p>
      <text:p text:style-name="P15"><text:span text:style-name="T7">2) </text:span><text:span text:style-name="T5">mają miejsce procesy technologiczne niepozwalające na zapewnienie warunków przebywania osób stanowiących ich obsługę, bez zastosowania indywidualnych urządzeń ochrony osobistej i zachowania specjalnego reżimu organizacji pracy,  </text:span></text:p>
      <text:p text:style-name="P15"><text:span text:style-name="T7">3) </text:span><text:span text:style-name="T5">jest prowadzona hodowla roślin lub zwierząt, niezależnie od czasu przebywania w nich osób zajmujących się obsługą.  </text:span></text:p>
      <text:p text:style-name="P15"><text:soft-page-break/><text:span text:style-name="T2">2. </text:span><text:span text:style-name="akapitustep1"><text:span text:style-name="T5">Przepis ust. 1 nie narusza przepisów dotyczących bezpieczeństwa i higieny pracy.  </text:span></text:span></text:p>
      <text:p text:style-name="P19"><text:bookmark-start text:name="JEDN_23393_1_5"/><text:span text:style-name="T7">§ 6. </text:span><text:bookmark-start text:name="PP_23393_1_13"/><text:span text:style-name="akapitdomyslny1"><text:span text:style-name="T5">Wysokość budynku, służącą do przyporządkowania temu budynkowi odpowiednich wymagań rozporządzenia, mierzy się od poziomu terenu przy najniżej położonym wejściu do budynku lub jego części, znajdującym się na pierwszej kondygnacji nadziemnej budynku, do górnej powierzchni najwyżej położonego stropu, łącznie z grubością izolacji cieplnej i warstwy ją osłaniającej, bez uwzględniania wyniesionych ponad tę płaszczyznę maszynowni dźwigów i innych pomieszczeń technicznych, bądź do najwyżej położonego punktu stropodachu lub konstrukcji przekrycia budynku znajdującego się bezpośrednio nad pomieszczeniami przeznaczonymi na pobyt ludzi. </text:span></text:span></text:p>
      <text:p text:style-name="P19"><text:bookmark-start text:name="JEDN_23393_1_6"/><text:span text:style-name="T7">§ 7. </text:span><text:bookmark-start text:name="PP_23393_1_15"/><text:span text:style-name="T6">(skreślony)</text:span></text:p>
      <text:p text:style-name="P19"><text:bookmark-start text:name="JEDN_23393_1_7"/><text:span text:style-name="T7">§ 8. </text:span><text:span text:style-name="akapitdomyslny1"><text:span text:style-name="T5">W celu określenia wymagań technicznych i użytkowych wprowadza się następujący podział budynków na grupy wysokości:  </text:span></text:span><text:span text:style-name="T5"> </text:span></text:p>
      <text:p text:style-name="P15"><text:span text:style-name="T7">1) </text:span><text:span text:style-name="T5">niskie (N) - do 12 m włącznie nad poziomem terenu lub mieszkalne o wysokości do 4 kondygnacji nadziemnych włącznie,  </text:span></text:p>
      <text:p text:style-name="P15"><text:span text:style-name="T7">2) </text:span><text:span text:style-name="T5">średniowysokie (SW) - ponad 12 m do 25 m włącznie nad poziomem terenu lub mieszkalne o wysokości ponad 4 do 9 kondygnacji nadziemnych włącznie,  </text:span></text:p>
      <text:p text:style-name="P15"><text:span text:style-name="T7">3) </text:span><text:span text:style-name="T5">wysokie (W) - ponad 25 m do 55 m włącznie nad poziomem terenu lub mieszkalne o wysokości ponad 9 do 18 kondygnacji nadziemnych włącznie,  </text:span></text:p>
      <text:p text:style-name="P15"><text:span text:style-name="T7">4) </text:span><text:span text:style-name="T5">wysokościowe (WW) - powyżej 55 m nad poziomem terenu.  </text:span></text:p>
      <text:p text:style-name="P19"><text:bookmark-start text:name="JEDN_23393_1_8"/><text:span text:style-name="T7">§ 9. </text:span><text:bookmark-start text:name="PP_23393_1_16"/><text:span text:style-name="T7">1. </text:span><text:span text:style-name="akapitdomyslny1"><text:span text:style-name="T5">Wymagane w rozporządzeniu wymiary należy rozumieć jako uzyskane z uwzględnieniem wykończenia powierzchni elementów budynku, a w odniesieniu do szerokości drzwi - jako wymiary w świetle ościeżnicy. </text:span></text:span><text:span text:style-name="T5"> </text:span></text:p>
      <text:p text:style-name="P15"><text:span text:style-name="T7">2. </text:span><text:span text:style-name="akapitdomyslny1"><text:span text:style-name="T5">Grubość skrzydła drzwi po otwarciu nie może pomniejszać wymiaru szerokości otworu w świetle ościeżnicy. </text:span></text:span></text:p>
      <text:p text:style-name="P15"><text:span text:style-name="T7">3. </text:span><text:span text:style-name="akapitdomyslny1"><text:span text:style-name="T5">Określone w rozporządzeniu odległości budynków od innych budynków, urządzeń budowlanych lub granicy działki budowlanej mierzy się w poziomie w miejscu ich najmniejszego oddalenia. </text:span></text:span></text:p>
      <text:p text:style-name="P15"><text:span text:style-name="T7">4. </text:span><text:span text:style-name="akapitdomyslny1"><text:span text:style-name="T5">Dla budynków istniejących dopuszcza się przyjmowanie odległości, o których mowa w ust. 3, bez uwzględnienia grubości warstw izolacji termicznej, tynków lub okładzin zewnętrznych, przy czym nie dotyczy to ściany budynku usytuowanej bezpośrednio przy granicy działki. </text:span></text:span></text:p>
      <text:p text:style-name="P15"><text:span text:style-name="T7">5. </text:span><text:span text:style-name="akapitdomyslny1"><text:span text:style-name="T5">Wykaz Polskich Norm powołanych w rozporządzeniu określa załącznik nr 1 do rozporządzenia. </text:span></text:span></text:p>
      <text:p text:style-name="P2"><text:bookmark-start text:name="JEDN_23393_2_r"/><text:span text:style-name="T2">DZIAŁ II</text:span><text:span text:style-name="T5"> </text:span></text:p>
      <text:p text:style-name="P5"><text:line-break/>Zabudowa i zagospodarowanie działki budowlanej</text:p>
      <text:p text:style-name="P2"><text:span text:style-name="T11">Rozdział 1</text:span><text:span text:style-name="T5"> </text:span></text:p>
      <text:p text:style-name="P5"><text:line-break/>Usytuowanie budynku</text:p>
      <text:p text:style-name="Normal_20__28_Web_29_"><text:bookmark-start text:name="JEDN_23393_2_0"/><text:span text:style-name="T7">§ 10. </text:span><text:bookmark-start text:name="JEDN_23393_2_1"/><text:bookmark-start text:name="PP_23393_2_18"/><text:span text:style-name="T5"> </text:span><text:span text:style-name="T6">(skreślony)</text:span></text:p>
      <text:p text:style-name="P19"><text:span text:style-name="T7">§ 11. 1. </text:span><text:span text:style-name="akapitustep1"><text:span text:style-name="T5">Budynek z pomieszczeniami przeznaczonymi na pobyt ludzi powinien być wznoszony poza zasięgiem zagrożeń i uciążliwości określonych w przepisach odrębnych, przy czym dopuszcza się wznoszenie budynków w tym zasięgu pod warunkiem zastosowania środków technicznych zmniejszających uciążliwości poniżej poziomu ustalonego w tych przepisach bądź zwiększających odporność budynku na te zagrożenia i uciążliwości, jeżeli nie jest to sprzeczne z warunkami ustalonymi dla obszarów ograniczonego użytkowania, określonych w przepisach odrębnych.  </text:span></text:span><text:span text:style-name="T5"><text:line-break/></text:span></text:p>
      <text:p text:style-name="P15"><text:soft-page-break/><text:span text:style-name="T7">2. </text:span><text:span text:style-name="akapitustep1"><text:span text:style-name="T5">Do uciążliwości, o których mowa w ust. 1, zalicza się w szczególności:  </text:span></text:span><text:span text:style-name="T5"><text:line-break/></text:span></text:p>
      <text:p text:style-name="P15"><text:span text:style-name="T7">1) </text:span><text:span text:style-name="T5">szkodliwe promieniowanie i oddziaływanie pól elektromagnetycznych, </text:span></text:p>
      <text:p text:style-name="P15"><text:span text:style-name="T7">2) </text:span><text:span text:style-name="T5">hałas i drgania (wibracje),  </text:span></text:p>
      <text:p text:style-name="P15"><text:span text:style-name="T7">3) </text:span><text:span text:style-name="T5">zanieczyszczenie powietrza,  </text:span></text:p>
      <text:p text:style-name="P15"><text:span text:style-name="T7">4) </text:span><text:span text:style-name="T5">zanieczyszczenie gruntu i wód,  </text:span></text:p>
      <text:p text:style-name="P15"><text:span text:style-name="T7">5) </text:span><text:span text:style-name="T5">powodzie i zalewanie wodami opadowymi,  </text:span></text:p>
      <text:p text:style-name="P15"><text:span text:style-name="T7">6) </text:span><text:span text:style-name="T5">osuwiska gruntu, lawiny skalne i śnieżne,  </text:span></text:p>
      <text:p text:style-name="P15"><text:span text:style-name="T7">7) </text:span><text:span text:style-name="T5">szkody spowodowane działalnością górniczą.  </text:span></text:p>
      <text:p text:style-name="P19"><text:bookmark-start text:name="JEDN_23393_2_2"/><text:span text:style-name="T2">§ 12. </text:span><text:bookmark-start text:name="PP_23393_2_19"/><text:span text:style-name="T2">1. </text:span><text:span text:style-name="akapitdomyslny1"><text:span text:style-name="T5">Jeżeli z przepisów § 13, 60 i 271-273 lub przepisów odrębnych określających dopuszczalne odległości niektórych budowli od budynków nie wynikają inne wymagania, budynek na działce budowlanej należy sytuować w odległości od granicy z sąsiednią działką budowlaną nie mniejszej niż: </text:span></text:span><text:span text:style-name="T5"> </text:span></text:p>
      <text:p text:style-name="P15"><text:span text:style-name="T7">1) </text:span><text:span text:style-name="T5">4 m - w przypadku budynku zwróconego ścianą z otworami okiennymi lub drzwiowymi w stronę tej granicy, </text:span></text:p>
      <text:p text:style-name="P15"><text:span text:style-name="T7">2) </text:span><text:span text:style-name="T5">3 m - w przypadku budynku zwróconego ścianą bez otworów okiennych lub drzwiowych w stronę tej granicy. </text:span></text:p>
      <text:p text:style-name="P15"><text:span text:style-name="T2">2. </text:span><text:span text:style-name="akapitdomyslny1"><text:span text:style-name="T5">Sytuowanie budynku w przypadku, o którym mowa w ust. 1 pkt 2, dopuszcza się w odległości 1,5 m od granicy lub bezpośrednio przy tej granicy, jeżeli wynika to z ustaleń planu miejscowego albo decyzji o warunkach zabudowy i zagospodarowania terenu. </text:span></text:span></text:p>
      <text:p text:style-name="P15"><text:span text:style-name="T7">3. </text:span><text:span text:style-name="akapitdomyslny1"><text:span text:style-name="T5">W zabudowie jednorodzinnej, uwzględniając przepisy odrębne oraz zawarte w § 13, 60 i 271-273, dopuszcza się: </text:span></text:span><text:span text:style-name="T5"> </text:span></text:p>
      <text:p text:style-name="P15"><text:span text:style-name="T7">1) </text:span><text:span text:style-name="T5">sytuowanie budynku ścianą bez otworów okiennych lub drzwiowych bezpośrednio przy granicy z sąsiednią działką budowlaną lub w odległości mniejszej niż określona w ust. 1 pkt 2, lecz nie mniejszej niż 1,5 m, na działce budowlanej o szerokości mniejszej niż 16 m, </text:span></text:p>
      <text:p text:style-name="P15"><text:span text:style-name="T7">2) </text:span><text:span text:style-name="T5">sytuowanie budynku bezpośrednio przy granicy z sąsiednią działką budowlaną, jeżeli będzie on przylegał całą powierzchnią swojej ściany do ściany budynku istniejącego na sąsiedniej działce lub do ściany budynku projektowanego, dla którego istnieje ostateczna decyzja o pozwoleniu na budowę, pod warunkiem że jego część leżąca w pasie o szerokości 3 m wzdłuż granicy działki będzie miała długość i wysokość nie większe niż ma budynek istniejący lub projektowany na sąsiedniej działce budowlanej, </text:span></text:p>
      <text:p text:style-name="P15"><text:span text:style-name="T7">3) </text:span><text:span text:style-name="T5">rozbudowę budynku istniejącego, usytuowanego w odległości mniejszej niż określona w ust. 1 od granicy z sąsiednią działką budowlaną, jeżeli w pasie o szerokości 3 m wzdłuż tej granicy zostaną zachowane jego dotychczasowe wymiary, a także nadbudowę tak usytuowanego budynku o nie więcej niż jedną kondygnację, przy czym w nadbudowanej ścianie, zlokalizowanej w odległości mniejszej niż 4 m od granicy nie może być otworów okiennych lub drzwiowych, </text:span></text:p>
      <text:p text:style-name="P15"><text:span text:style-name="T7">4) </text:span><text:span text:style-name="T5">sytuowanie budynku gospodarczego i garażu o długości mniejszej niż 5,5 m i o wysokości mniejszej niż 3 m bezpośrednio przy granicy z sąsiednią działką budowlaną lub w odległości nie mniejszej niż 1,5 m ścianą bez otworów okiennych lub drzwiowych. </text:span></text:p>
      <text:p text:style-name="P15"><text:span text:style-name="T2">4. </text:span><text:span text:style-name="akapitdomyslny1"><text:span text:style-name="T5">Usytuowanie budynku na działce budowlanej w sposób, o którym mowa w ust. 2 i 3, powoduje objęcie sąsiedniej działki budowlanej obszarem oddziaływania w rozumieniu art. 3 pkt 20 ustawy z dnia 7 lipca 1994 r. - Prawo budowlane. </text:span></text:span></text:p>
      <text:p text:style-name="P15"><text:span text:style-name="T7">5. </text:span><text:span text:style-name="akapitdomyslny1"><text:span text:style-name="T5">Odległość od granicy z sąsiednią działką budowlaną nie może być mniejsza niż: </text:span></text:span><text:span text:style-name="T5"> </text:span></text:p>
      <text:p text:style-name="P15"><text:span text:style-name="T7">1) </text:span><text:span text:style-name="T5">1,5 m do okapu, gzymsu, balkonu lub daszku nad wejściem, a także do takich części budynku jak galeria, taras, schody zewnętrzne, pochylnia lub rampa, </text:span></text:p>
      <text:p text:style-name="P15"><text:span text:style-name="T7">2) </text:span><text:span text:style-name="T5">4 m do zwróconego w stronę tej granicy otworu okiennego umieszczonego w dachu lub połaci dachowej. </text:span></text:p>
      <text:p text:style-name="P15"><text:span text:style-name="T2">6. </text:span><text:span text:style-name="akapitdomyslny1"><text:span text:style-name="T5">Budynek inwentarski lub budynek gospodarczy, uwzględniając przepisy odrębne oraz zawarte w § 13, 60 i 271-273, nie może być sytuowany ścianą z otworami okiennymi lub drzwiowymi w odległości mniejszej niż 8 m od ściany istniejącego na sąsiedniej działce budowlanej budynku mieszkalnego, budynku zamieszkania zbiorowego lub budynku użyteczności publicznej, lub takiego, dla którego istnieje ostateczna decyzja o pozwoleniu na budowę, z zastrzeżeniem ust. 3 pkt 4. </text:span></text:span></text:p>
      <text:p text:style-name="P15"><text:soft-page-break/><text:span text:style-name="T7">7. </text:span><text:span text:style-name="akapitdomyslny1"><text:span text:style-name="T5">Odległości od granicy z sąsiednią działką budowlaną do podziemnej części budynku, a także budowli podziemnej spełniającej funkcje użytkowe budynku, znajdujących się całkowicie poniżej poziomu otaczającego terenu, nie ustala się. </text:span></text:span></text:p>
      <text:p text:style-name="P19"><text:bookmark-start text:name="JEDN_23393_2_3"/><text:span text:style-name="T7">§ 13. </text:span><text:bookmark-start text:name="PP_23393_2_21"/><text:span text:style-name="T7">1. </text:span><text:span text:style-name="akapitdomyslny1"><text:span text:style-name="T5">Odległość budynku z pomieszczeniami przeznaczonymi na pobyt ludzi od innych obiektów powinna umożliwiać naturalne oświetlenie tych pomieszczeń - co uznaje się za spełnione, jeżeli: </text:span></text:span><text:span text:style-name="T5"> </text:span></text:p>
      <text:p text:style-name="P15"><text:span text:style-name="T7">1) </text:span><text:span text:style-name="T5">między ramionami kąta 60°, wyznaczonego w płaszczyźnie poziomej, z wierzchołkiem usytuowanym w wewnętrznym licu ściany na osi okna pomieszczenia przesłanianego, nie znajduje się przesłaniająca część tego samego budynku lub inny obiekt przesłaniający w odległości mniejszej niż:  </text:span></text:p>
      <text:p text:style-name="P15"><text:span text:style-name="T7">a) </text:span><text:span text:style-name="T5">wysokość przesłaniania - dla obiektów przesłaniających o wysokości do 35 m, </text:span></text:p>
      <text:p text:style-name="P15"><text:span text:style-name="T7">b) </text:span><text:span text:style-name="T5">35 m - dla obiektów przesłaniających o wysokości ponad 35 m, </text:span></text:p>
      <text:p text:style-name="P15"><text:span text:style-name="T2">2) </text:span><text:span text:style-name="T5">zostały zachowane wymagania, o których mowa w § 57 i 60. </text:span></text:p>
      <text:p text:style-name="P15"><text:span text:style-name="T2">2. </text:span><text:span text:style-name="akapitdomyslny1"><text:span text:style-name="T5">Wysokość przesłaniania, o której mowa w ust. 1 pkt 1, mierzy się od poziomu dolnej krawędzi najniżej położonych okien budynku przesłanianego do poziomu najwyższej zacieniającej krawędzi obiektu przesłaniającego lub jego przesłaniającej części. </text:span></text:span></text:p>
      <text:p text:style-name="P15"><text:span text:style-name="T7">3. </text:span><text:span text:style-name="akapitdomyslny1"><text:span text:style-name="T5">Dopuszcza się sytuowanie obiektu przesłaniającego w odległości nie mniejszej niż 10 m od okna pomieszczenia przesłanianego, takiego jak maszt, komin, wieża lub inny obiekt budowlany, bez ograniczenia jego wysokości, lecz o szerokości przesłaniającej nie większej niż 3 m, mierząc ją równolegle do płaszczyzny okna. </text:span></text:span></text:p>
      <text:p text:style-name="P15"><text:span text:style-name="T7">4. </text:span><text:span text:style-name="akapitdomyslny1"><text:span text:style-name="T5">Odległości, o których mowa w ust. 1 pkt 1, mogą być zmniejszone nie więcej niż o połowę w zabudowie śródmiejskiej. </text:span></text:span></text:p>
      <text:p text:style-name="P2"><text:bookmark-start text:name="JEDN_23393_3_r"/><text:span text:style-name="T2">Rozdział 2</text:span><text:span text:style-name="T5"> </text:span></text:p>
      <text:p text:style-name="P5"><text:line-break/>Dojścia i dojazdy</text:p>
      <text:p text:style-name="Normal_20__28_Web_29_"><text:bookmark-start text:name="JEDN_23393_3_0"/><text:span text:style-name="T7">§ 14. 1. </text:span><text:span text:style-name="akapitustep1"><text:span text:style-name="T5">Do działek budowlanych oraz do budynków i urządzeń z nimi związanych należy zapewnić dojście i dojazd umożliwiający dostęp do drogi publicznej, odpowiednie do przeznaczenia i sposobu ich użytkowania oraz wymagań dotyczących ochrony przeciwpożarowej, określonych w przepisach odrębnych. Szerokość jezdni nie może być mniejsza niż 3 m.  </text:span></text:span><text:span text:style-name="T5"><text:line-break/></text:span></text:p>
      <text:p text:style-name="P15"><text:span text:style-name="T7">2. </text:span><text:span text:style-name="akapitustep1"><text:span text:style-name="T5">Dopuszcza się zastosowanie dojścia i dojazdu do działek budowlanych w postaci ciągu pieszo-jezdnego, pod warunkiem że ma on szerokość nie mniejszą niż 5 m, umożliwiającą ruch pieszy oraz ruch i postój pojazdów.  </text:span></text:span></text:p>
      <text:p text:style-name="P15"><text:span text:style-name="T7">3. </text:span><text:span text:style-name="akapitustep1"><text:span text:style-name="T5">Do budynku i urządzeń z nim związanych, wymagających dojazdów, funkcję tę mogą spełniać dojścia, pod warunkiem że ich szerokość nie będzie mniejsza niż 4,5 m.  </text:span></text:span></text:p>
      <text:p text:style-name="P15"><text:span text:style-name="T7">4. </text:span><text:span text:style-name="akapitustep1"><text:span text:style-name="T5">Dojścia i dojazdy do budynków, z wyjątkiem jednorodzinnych, zagrodowych i rekreacji indywidualnej, powinny mieć zainstalowane oświetlenie elektryczne, zapewniające bezpieczne ich użytkowanie po zapadnięciu zmroku.  </text:span></text:span></text:p>
      <text:p text:style-name="P19"><text:bookmark-start text:name="JEDN_23393_3_1"/><text:span text:style-name="T7">§ 15. 1. </text:span><text:bookmark-start text:name="PP_23393_3_22"/><text:span text:style-name="akapitdomyslny1"><text:span text:style-name="T5">Szerokość, promienie łuków dojazdów, nachylenie podłużne i poprzeczne oraz nośność nawierzchni należy dostosować do wymiarów gabarytowych, ciężaru całkowitego i warunków ruchu pojazdów, których dojazd do działki budowlanej i budynku jest konieczny ze względu na ich przeznaczenie, zgodnie z warunkami określonymi w przepisach odrębnych. </text:span></text:span><text:span text:style-name="T5"> </text:span></text:p>
      <text:p text:style-name="P15"><text:span text:style-name="T7">2. </text:span><text:span text:style-name="akapitustep1"><text:span text:style-name="T5">Dojścia służące równocześnie do ruchu pojazdów gospodarczych i uprzywilejowanych o masie całkowitej do 2,5 tony powinny mieć nawierzchnię o nośności co najmniej dostosowanej do masy tych pojazdów.  </text:span></text:span></text:p>
      <text:p text:style-name="P19"><text:bookmark-start text:name="JEDN_23393_3_2"/><text:span text:style-name="T7">§ 16. 1. </text:span><text:span text:style-name="akapitustep1"><text:span text:style-name="T5">Do wejść do budynku mieszkalnego wielorodzinnego, zamieszkania zbiorowego i użyteczności publicznej powinny być doprowadzone od dojść i dojazdów, o których mowa w § 14 ust. 1 i 3, utwardzone dojścia o szerokości minimalnej 1,5 m, przy czym co najmniej jedno dojście powinno zapewniać osobom niepełnosprawnym dostęp do całego budynku lub tych jego części, z których osoby </text:span></text:span><text:soft-page-break/><text:span text:style-name="akapitustep1"><text:span text:style-name="T5">te mogą korzystać.  </text:span></text:span><text:span text:style-name="T5"><text:line-break/></text:span></text:p>
      <text:p text:style-name="P15"><text:span text:style-name="T7">2. </text:span><text:bookmark-start text:name="PP_23393_3_23"/><text:span text:style-name="akapitdomyslny1"><text:span text:style-name="T5">Wymaganie dostępności osób niepełnosprawnych, o którym mowa w ust. 1, nie dotyczy budynków na terenach zamkniętych, a także budynków w zakładach karnych, aresztach śledczych, zakładach poprawczych i schroniskach dla nieletnich oraz budynków w zakładach pracy, niebędących zakładami pracy chronionej, z wyjątkiem budynków, o których mowa w § 3 pkt 6. </text:span></text:span></text:p>
      <text:p text:style-name="P19"><text:bookmark-start text:name="JEDN_23393_3_3"/><text:span text:style-name="T7">§ 17. </text:span><text:bookmark-start text:name="PP_23393_3_24"/><text:span text:style-name="T6">(skreślony)</text:span></text:p>
      <text:p text:style-name="P2"><text:bookmark-start text:name="JEDN_23393_4_r"/><text:span text:style-name="T11">Rozdział 3</text:span><text:span text:style-name="T5"> </text:span></text:p>
      <text:p text:style-name="P5"><text:line-break/>Miejsca postojowe dla samochodów osobowych</text:p>
      <text:p text:style-name="Normal_20__28_Web_29_"><text:bookmark-start text:name="JEDN_23393_4_0"/><text:span text:style-name="T7">§ 18. 1. </text:span><text:span text:style-name="akapitustep1"><text:span text:style-name="T5">Zagospodarowując działkę budowlaną, należy urządzić, stosownie do jej przeznaczenia i sposobu zabudowy, miejsca postojowe dla samochodów użytkowników stałych i przebywających okresowo, w tym również miejsca postojowe dla samochodów, z których korzystają osoby niepełnosprawne.  </text:span></text:span><text:span text:style-name="T5"><text:line-break/></text:span></text:p>
      <text:p text:style-name="P15"><text:span text:style-name="T7">2. </text:span><text:span text:style-name="akapitustep1"><text:span text:style-name="T5">Liczbę i sposób urządzenia miejsc postojowych należy dostosować do wymagań ustalonych w decyzji o warunkach zabudowy i zagospodarowania terenu, z uwzględnieniem potrzebnej liczby miejsc, z których korzystają osoby niepełnosprawne.  </text:span></text:span></text:p>
      <text:p text:style-name="P19"><text:bookmark-start text:name="JEDN_23393_4_1"/><text:span text:style-name="T7">§ 19. </text:span><text:bookmark-start text:name="PP_23393_4_25"/><text:span text:style-name="T7">1. </text:span><text:span text:style-name="akapitdomyslny1"><text:span text:style-name="T5">Odległość wydzielonych miejsc postojowych, w tym również zadaszonych, lub otwartego garażu wielopoziomowego dla samochodów osobowych od okien pomieszczeń przeznaczonych na stały pobyt ludzi w budynku mieszkalnym, budynku zamieszkania zbiorowego, z wyjątkiem hotelu, budynku opieki zdrowotnej, oświaty i wychowania, a także od placu zabaw i boiska dla dzieci i młodzieży, nie może być mniejsza niż: </text:span></text:span><text:span text:style-name="T5"> </text:span></text:p>
      <text:p text:style-name="P15"><text:span text:style-name="T7">1) </text:span><text:bookmark-start text:name="PP_23393_4_26"/><text:span text:style-name="T5">7 m - w przypadku do 4 stanowisk włącznie, </text:span></text:p>
      <text:p text:style-name="P15"><text:span text:style-name="T7">2) </text:span><text:span text:style-name="T5">10 m - w przypadku 5 do 60 stanowisk włącznie, </text:span></text:p>
      <text:p text:style-name="P15"><text:span text:style-name="T7">3) </text:span><text:span text:style-name="T5">20 m - w przypadku większej liczby stanowisk, z uwzględnieniem § 276 ust. 1. </text:span></text:p>
      <text:p text:style-name="P15"><text:span text:style-name="T2">2. </text:span><text:span text:style-name="akapitdomyslny1"><text:span text:style-name="T5">Odległość wydzielonych miejsc postojowych lub otwartego garażu wielopoziomowego dla samochodów osobowych od granicy działki budowlanej nie może być mniejsza niż: </text:span></text:span><text:span text:style-name="T5"> </text:span></text:p>
      <text:p text:style-name="P15"><text:span text:style-name="T7">1) </text:span><text:bookmark-start text:name="PP_23393_4_27"/><text:span text:style-name="T5">3 m - w przypadku do 4 stanowisk włącznie, </text:span></text:p>
      <text:p text:style-name="P15"><text:span text:style-name="T7">2) </text:span><text:span text:style-name="T5">6 m - w przypadku 5-60 stanowisk włącznie, </text:span></text:p>
      <text:p text:style-name="P15"><text:span text:style-name="T7">3) </text:span><text:span text:style-name="T5">16 m - w przypadku większej liczby stanowisk. </text:span></text:p>
      <text:p text:style-name="P15"><text:span text:style-name="T2">3. </text:span><text:span text:style-name="akapitdomyslny1"><text:span text:style-name="T5">Odległości, o których mowa w ust. 1 i 2, stosuje się do sytuowania wjazdów do zamkniętego garażu w stosunku do okien budynku opieki zdrowotnej, oświaty i wychowania, a także placów zabaw i boisk dla dzieci i młodzieży. </text:span></text:span></text:p>
      <text:p text:style-name="P15"><text:span text:style-name="T7">4. </text:span><text:span text:style-name="akapitdomyslny1"><text:span text:style-name="T5">Zachowanie odległości, o których mowa w ust. 1 i 2, nie jest wymagane przy sytuowaniu miejsc postojowych między liniami rozgraniczającymi ulicę. </text:span></text:span></text:p>
      <text:p text:style-name="P19"><text:bookmark-start text:name="JEDN_23393_4_2"/><text:span text:style-name="T7">§ 20. </text:span><text:span text:style-name="akapitdomyslny1"><text:span text:style-name="T5">Miejsca postojowe dla samochodów, z których korzystają wyłącznie osoby niepełnosprawne, mogą być usytuowane w odległości nie mniejszej niż 5 m od okien budynku mieszkalnego wielorodzinnego i zamieszkania zbiorowego oraz zbliżone bez żadnych ograniczeń do innych budynków. Miejsca te wymagają odpowiedniego oznakowania.  </text:span></text:span></text:p>
      <text:p text:style-name="P19"><text:bookmark-start text:name="JEDN_23393_4_3"/><text:span text:style-name="T7">§ 21. 1. </text:span><text:span text:style-name="akapitustep1"><text:span text:style-name="T5">Stanowiska postojowe dla samochodów osobowych powinny mieć co najmniej szerokość 2,3 m i długość 5 m, przy czym dla samochodów użytkowanych przez osoby niepełnosprawne szerokość stanowiska powinna wynosić co najmniej 3,6 m i długość 5 m, a w przypadku usytuowania wzdłuż jezdni - długość co najmniej 6 m i szerokość co najmniej 3,6 m, z możliwością jej ograniczenia do 2,3 m w przypadku zapewnienia możliwości korzystania z </text:span></text:span><text:soft-page-break/><text:span text:style-name="akapitustep1"><text:span text:style-name="T5">przylegającego dojścia lub ciągu pieszo-jezdnego.  </text:span></text:span><text:span text:style-name="T5"><text:line-break/></text:span></text:p>
      <text:p text:style-name="P15"><text:span text:style-name="T7">2. </text:span><text:span text:style-name="akapitustep1"><text:span text:style-name="T5">Stanowiska postojowe i dojazdy manewrowe dla samochodów osobowych powinny mieć nawierzchnię utwardzoną lub co najmniej gruntową stabilizowaną, ze spadkiem zapewniającym spływ wody.  </text:span></text:span></text:p>
      <text:p text:style-name="P15"><text:span text:style-name="T7">3. </text:span><text:span text:style-name="akapitustep1"><text:span text:style-name="T5">Stanowiska przeznaczone do mycia i niezawodowego przeglądu samochodów w zgrupowaniach miejsc postojowych powinny mieć doprowadzenie wody oraz twardą nawierzchnię ze spadkami zapewniającymi spływ wody do wpustów kanalizacyjnych z osadnikami błota i łapaczami oleju.  </text:span></text:span></text:p>
      <text:p text:style-name="P2"><text:bookmark-start text:name="JEDN_23393_5_r"/><text:span text:style-name="T2">Rozdział 4</text:span><text:span text:style-name="T5"> </text:span></text:p>
      <text:p text:style-name="P5"><text:line-break/>Miejsca gromadzenia odpadów stałych</text:p>
      <text:p text:style-name="Normal_20__28_Web_29_"><text:bookmark-start text:name="JEDN_23393_5_0"/><text:span text:style-name="T7">§ 22. 1. </text:span><text:span text:style-name="akapitustep1"><text:span text:style-name="T5">Na działkach budowlanych należy przewidzieć miejsca na pojemniki służące do czasowego gromadzenia odpadów stałych, z uwzględnieniem możliwości ich segregacji.  </text:span></text:span><text:span text:style-name="T5"><text:line-break/></text:span></text:p>
      <text:p text:style-name="P15"><text:span text:style-name="T7">2. </text:span><text:span text:style-name="akapitustep1"><text:span text:style-name="T5">Miejscami, o których mowa w ust. 1, mogą być:  </text:span></text:span><text:span text:style-name="T5"><text:line-break/></text:span></text:p>
      <text:p text:style-name="P15"><text:span text:style-name="T7">1) </text:span><text:span text:style-name="T5">zadaszone osłony lub pomieszczenia ze ścianami pełnymi bądź ażurowymi,  </text:span></text:p>
      <text:p text:style-name="P15"><text:span text:style-name="T7">2) </text:span><text:span text:style-name="T5">wyodrębnione pomieszczenia w budynku, mające posadzkę powyżej poziomu nawierzchni dojazdu środka transportowego odbierającego odpady, lecz nie wyżej niż 0,15 m, w tym także dolne komory zsypu z bezpośrednim wyjściem na zewnątrz, zaopatrzonym w daszek o wysięgu co najmniej 1 m i przedłużony na boki po co najmniej 0,8 m, mające ściany i podłogi zmywalne, punkt czerpalny wody, kratkę ściekową, wentylację grawitacyjną oraz sztuczne oświetlenie,  </text:span></text:p>
      <text:p text:style-name="P15"><text:span text:style-name="T7">3) </text:span><text:span text:style-name="T5">utwardzone place do ustawiania kontenerów z zamykanymi otworami wrzutowymi.  </text:span></text:p>
      <text:p text:style-name="P15"><text:span text:style-name="T2">3. </text:span><text:span text:style-name="akapitustep1"><text:span text:style-name="T5">Między wejściami do pomieszczeń lub placami, o których mowa w ust. 2, a miejscem dojazdu samochodów śmieciarek wywożących odpady powinno być utwardzone dojście, umożliwiające przemieszczanie pojemników na własnych kołach lub na wózkach.  </text:span></text:span></text:p>
      <text:p text:style-name="P15"><text:span text:style-name="T7">4. </text:span><text:span text:style-name="akapitustep1"><text:span text:style-name="T5">Miejsca do gromadzenia odpadów stałych przy budynkach wielorodzinnych powinny być dostępne dla osób niepełnosprawnych.  </text:span></text:span></text:p>
      <text:p text:style-name="P19"><text:bookmark-start text:name="JEDN_23393_5_1"/><text:span text:style-name="T7">§ 23. 1. </text:span><text:span text:style-name="akapitustep1"><text:span text:style-name="T5">Odległość miejsc na pojemniki i kontenery na odpady stałe, o których mowa w § 22 ust. 2 pkt 1 i 3, powinna wynosić co najmniej 10 m od okien i drzwi do budynków z pomieszczeniami przeznaczonymi na pobyt ludzi oraz co najmniej 3 m od granicy z sąsiednią działką. Zachowanie odległości od granicy działki nie jest wymagane, jeżeli osłony lub pomieszczenia stykają się z podobnymi urządzeniami na działce sąsiedniej.  </text:span></text:span><text:span text:style-name="T5"><text:line-break/></text:span></text:p>
      <text:p text:style-name="P15"><text:span text:style-name="T7">2. </text:span><text:span text:style-name="akapitustep1"><text:span text:style-name="T5">W przypadku przebudowy istniejącej zabudowy, odległości, o których mowa w ust. 1, mogą być pomniejszone, jednak nie więcej niż o połowę, po uzyskaniu opinii państwowego wojewódzkiego inspektora sanitarnego.  </text:span></text:span></text:p>
      <text:p text:style-name="P15"><text:span text:style-name="T7">3. </text:span><text:span text:style-name="akapitustep1"><text:span text:style-name="T5">W zabudowie jednorodzinnej, zagrodowej i rekreacji indywidualnej dopuszcza się zmniejszenie odległości określonych w ust. 1 od okien i drzwi do 3 m, od granicy działki do 2 m, a także sytuowanie zadaszonych osłon lub pomieszczeń na granicy działek, jeżeli stykają się one z podobnymi urządzeniami na działce sąsiedniej bądź też przy linii rozgraniczającej od strony ulicy.  </text:span></text:span></text:p>
      <text:p text:style-name="P15"><text:span text:style-name="T7">4. </text:span><text:span text:style-name="akapitustep1"><text:span text:style-name="T5">Odległość miejsc na pojemniki i kontenery na odpady stałe, o których mowa w § 22 ust. 2 pkt 1 i 3, nie powinna wynosić więcej niż 80 m od najdalszego wejścia do obsługiwanego budynku mieszkalnego wielorodzinnego, zamieszkania zbiorowego i użyteczności publicznej. Wymaganie to nie dotyczy budynków na terenach zamkniętych.  </text:span></text:span></text:p>
      <text:p text:style-name="P19"><text:bookmark-start text:name="JEDN_23393_5_2"/><text:span text:style-name="T7">§ 24. 1. </text:span><text:span text:style-name="akapitustep1"><text:span text:style-name="T5">Na terenach niezurbanizowanych dopuszcza się stosowanie zbiorników na odpady stałe, przystosowanych do okresowego opróżniania, pod warunkiem usytuowania ich w odległościach </text:span></text:span><text:soft-page-break/><text:span text:style-name="akapitustep1"><text:span text:style-name="T5">określonych w § 23 ust. 1.  </text:span></text:span><text:span text:style-name="T5"><text:line-break/></text:span></text:p>
      <text:p text:style-name="P15"><text:span text:style-name="T7">2. </text:span><text:span text:style-name="akapitustep1"><text:span text:style-name="T5">Zbiorniki, o których mowa w ust. 1, powinny mieć nieprzepuszczalne ściany i dno, szczelne przekrycie z zamykanym otworem wsypowym oraz zamykanym otworem bocznym do usuwania odpadów. Do zbiorników tych należy doprowadzić utwardzony dojazd. </text:span></text:span></text:p>
      <text:p text:style-name="P19"><text:bookmark-start text:name="JEDN_23393_5_3"/><text:span text:style-name="T7">§ 25. </text:span><text:span text:style-name="akapitdomyslny1"><text:span text:style-name="T5">Przy budynkach wielorodzinnych trzepaki należy sytuować przy miejscach do gromadzenia odpadów stałych, z zachowaniem odległości nie mniejszej niż 10 m od okien i drzwi do pomieszczeń przeznaczonych na pobyt ludzi.  </text:span></text:span></text:p>
      <text:p text:style-name="P2"><text:bookmark-start text:name="JEDN_23393_6_r"/><text:span text:style-name="T11">Rozdział 5</text:span><text:span text:style-name="T5"> </text:span></text:p>
      <text:p text:style-name="P5"><text:line-break/>Uzbrojenie techniczne działki i odprowadzenie wód powierzchniowych</text:p>
      <text:p text:style-name="Normal_20__28_Web_29_"><text:bookmark-start text:name="JEDN_23393_6_0"/><text:span text:style-name="T7">§ 26. 1. </text:span><text:span text:style-name="akapitustep1"><text:span text:style-name="T5">Działka budowlana, przewidziana pod zabudowę budynkami przeznaczonymi na pobyt ludzi, powinna mieć zapewnioną możliwość przyłączenia uzbrojenia działki lub bezpośrednio budynku do sieci wodociągowej, kanalizacyjnej, elektroenergetycznej i ciepłowniczej.  </text:span></text:span><text:span text:style-name="T5"><text:line-break/></text:span></text:p>
      <text:p text:style-name="P15"><text:span text:style-name="T7">2. </text:span><text:span text:style-name="akapitustep1"><text:span text:style-name="T5">Za równorzędne z przyłączeniem do sieci elektroenergetycznej i ciepłowniczej uznaje się zapewnienie możliwości korzystania z indywidualnych źródeł energii elektrycznej i ciepła, odpowiadających przepisom odrębnym dotyczącym gospodarki energetycznej i ochrony środowiska.  </text:span></text:span></text:p>
      <text:p text:style-name="P15"><text:span text:style-name="T7">3. </text:span><text:span text:style-name="akapitustep1"><text:span text:style-name="T5">W razie braku warunków przyłączenia sieci wodociągowej i kanalizacyjnej działka, o której mowa w ust. 1, może być wykorzystana pod zabudowę budynkami przeznaczonymi na pobyt ludzi, pod warunkiem zapewnienia możliwości korzystania z indywidualnego ujęcia wody, a także zastosowania zbiornika bezodpływowego lub przydomowej oczyszczalni ścieków, jeżeli ich ilość nie przekracza 5 m3 na dobę. Jeżeli ilość ścieków jest większa od 5 m3, to ich gromadzenie lub oczyszczanie wymaga pozytywnej opinii właściwego terenowo inspektora ochrony środowiska.  </text:span></text:span></text:p>
      <text:p text:style-name="P15"><text:span text:style-name="T7">4. </text:span><text:span text:style-name="akapitustep1"><text:span text:style-name="T5">Na działkach budowlanych przeznaczonych dla szpitali i sanatoriów, niezależnie od zasilania z sieci, należy zapewnić dodatkowo własne ujęcie wody oraz własne źródło energii elektrycznej i cieplnej.  </text:span></text:span></text:p>
      <text:p text:style-name="P15"><text:span text:style-name="T7">5. </text:span><text:span text:style-name="akapitustep1"><text:span text:style-name="T5">Spełnienie warunków określonych w ust. 1 i 2 nie jest wymagane w przypadku działek przeznaczonych pod budowę budynków rekreacji indywidualnej oraz budynków inwentarskich i gospodarczych na wsi, jeżeli właściwy organ w decyzji o warunkach zabudowy i zagospodarowania terenu nie określił takich wymagań.  </text:span></text:span></text:p>
      <text:p text:style-name="P19"><text:bookmark-start text:name="JEDN_23393_6_1"/><text:span text:style-name="T7">§ 27. </text:span><text:span text:style-name="akapitdomyslny1"><text:span text:style-name="T5">Dopuszcza się wykorzystanie pod zabudowę zagrodową lub rekreacji indywidualnej działki budowlanej, która nie może być zaopatrzona w wodę przeznaczoną do spożycia przez ludzi z sieci lub własnego ujęcia, pod warunkiem zapewnienia możliwości czerpania lub dostawy wody z ujęć położonych poza granicami działki.  </text:span></text:span></text:p>
      <text:p text:style-name="P19"><text:bookmark-start text:name="JEDN_23393_6_2"/><text:span text:style-name="T7">§ 28. 1. </text:span><text:span text:style-name="akapitustep1"><text:span text:style-name="T5">Działka budowlana, na której sytuowane są budynki, powinna być wyposażona w kanalizację umożliwiającą odprowadzenie wód opadowych do sieci kanalizacji deszczowej lub ogólnospławnej.  </text:span></text:span><text:span text:style-name="T5"><text:line-break/></text:span></text:p>
      <text:p text:style-name="P15"><text:span text:style-name="T7">2. </text:span><text:span text:style-name="akapitustep1"><text:span text:style-name="T5">W razie braku możliwości przyłączenia do sieci kanalizacji deszczowej lub ogólnospławnej, dopuszcza się odprowadzanie wód opadowych na własny teren nieutwardzony, do dołów chłonnych lub do zbiorników retencyjnych.  </text:span></text:span></text:p>
      <text:p text:style-name="P19"><text:bookmark-start text:name="JEDN_23393_6_3"/><text:span text:style-name="T7">§ 29. </text:span><text:span text:style-name="akapitdomyslny1"><text:span text:style-name="T5">Dokonywanie zmiany naturalnego spływu wód opadowych w celu kierowania ich na teren sąsiedniej nieruchomości jest zabronione.  </text:span></text:span></text:p>
      <text:p text:style-name="P19"><text:bookmark-start text:name="JEDN_23393_6_4"/><text:soft-page-break/><text:span text:style-name="T7">§ 30. </text:span><text:span text:style-name="akapitdomyslny1"><text:span text:style-name="T5">Usytuowanie na działce budowlanej ujęć wody, urządzeń do gromadzenia i oczyszczania ścieków oraz odpadów stałych powinno być zgodne z wymaganiami rozporządzenia oraz z przepisami dotyczącymi ochrony gruntu, wód i powietrza.  </text:span></text:span></text:p>
      <text:p text:style-name="P2"><text:bookmark-start text:name="JEDN_23393_7_r"/><text:span text:style-name="T11">Rozdział 6</text:span><text:span text:style-name="T5"> </text:span></text:p>
      <text:p text:style-name="P5"><text:line-break/>Studnie</text:p>
      <text:p text:style-name="Normal_20__28_Web_29_"><text:bookmark-start text:name="JEDN_23393_7_0"/><text:span text:style-name="T7">§ 31. 1. </text:span><text:span text:style-name="akapitustep1"><text:span text:style-name="T5">Odległość studni dostarczającej wodę przeznaczoną do spożycia przez ludzi, niewymagającej, zgodnie z przepisami dotyczącymi ochrony ujęć i źródeł wodnych, ustanowienia strefy ochronnej, powinna wynosić - licząc od osi studni - co najmniej:  </text:span></text:span><text:span text:style-name="T5"><text:line-break/></text:span></text:p>
      <text:p text:style-name="P1"><text:span text:style-name="T7">1) </text:span><text:span text:style-name="T5">do granicy działki - 5 m,  </text:span></text:p>
      <text:p text:style-name="P1"><text:span text:style-name="T7">2) </text:span><text:span text:style-name="T5">do osi rowu przydrożnego - 7,5 m,  </text:span></text:p>
      <text:p text:style-name="P1"><text:span text:style-name="T7">3) </text:span><text:span text:style-name="T5">do budynków inwentarskich i związanych z nimi szczelnych silosów, zbiorników do gromadzenia nieczystości, kompostu oraz podobnych szczelnych urządzeń - 15 m,  </text:span></text:p>
      <text:p text:style-name="P1"><text:span text:style-name="T7">4) </text:span><text:span text:style-name="T5">do najbliższego przewodu rozsączającego kanalizacji indywidualnej, jeżeli odprowadzane są do niej ścieki oczyszczone biologicznie w stopniu określonym w przepisach dotyczących ochrony wód - 30 m,  </text:span></text:p>
      <text:p text:style-name="P1"><text:span text:style-name="T7">5) </text:span><text:span text:style-name="T5">do nieutwardzonych wybiegów dla zwierząt hodowlanych, najbliższego przewodu rozsączającego kanalizacji lokalnej bez urządzeń biologicznego oczyszczania ścieków oraz do granicy pola filtracyjnego - 70 m.  </text:span></text:p>
      <text:p text:style-name="P15"><text:span text:style-name="T2">2. </text:span><text:span text:style-name="akapitustep1"><text:span text:style-name="T5">Dopuszcza się sytuowanie studni w odległości mniejszej niż 5 m od granicy działki, a także studni wspólnej na granicy dwóch działek, pod warunkiem zachowania na obydwu działkach odległości, o których mowa w ust. 1 pkt 2-5. </text:span></text:span></text:p>
      <text:p text:style-name="P19"><text:bookmark-start text:name="JEDN_23393_7_1"/><text:span text:style-name="T7">§ 32. 1. </text:span><text:span text:style-name="akapitustep1"><text:span text:style-name="T5">Obudowa studni kopanej, dostarczającej wodę przeznaczoną do spożycia przez ludzi, powinna być wykonana z materiałów nieprzepuszczalnych i niewpływających ujemnie na jakość wody, a złącza elementów obudowy powinny być należycie uszczelnione. Przy zastosowaniu kręgów betonowych warunek szczelności uznaje się za spełniony, jeżeli wykonane zostanie ich spoinowanie od wewnątrz na całej wysokości studni, a ponadto od zewnątrz do głębokości co najmniej 1,5 m od poziomu terenu.  </text:span></text:span><text:span text:style-name="T5"><text:line-break/></text:span></text:p>
      <text:p text:style-name="P15"><text:span text:style-name="T7">2. </text:span><text:span text:style-name="akapitustep1"><text:span text:style-name="T5">Część nadziemna studni kopanej, niewyposażonej w urządzenie pompowe, powinna mieć wysokość co najmniej 0,9 m od poziomu terenu oraz być zabezpieczona trwałym i nieprzepuszczalnym przykryciem, ochraniającym wnętrze studni i urządzenia do czerpania wody.  </text:span></text:span></text:p>
      <text:p text:style-name="P15"><text:span text:style-name="T7">3. </text:span><text:span text:style-name="akapitustep1"><text:span text:style-name="T5">Część nadziemna studni kopanej, wyposażonej w urządzenie pompowe, powinna mieć wysokość co najmniej 0,2 m od poziomu terenu. Przykrycie jej powinno być dopasowane do obudowy i wykonane z materiału nieprzepuszczalnego oraz mieć nośność odpowiednią do przewidywanego obciążenia.  </text:span></text:span></text:p>
      <text:p text:style-name="P15"><text:span text:style-name="T7">4. </text:span><text:span text:style-name="akapitustep1"><text:span text:style-name="T5">Teren otaczający studnię kopaną, w pasie o szerokości co najmniej 1 m, licząc od zewnętrznej obudowy studni, powinien być pokryty nawierzchnią utwardzoną, ze spadkiem 2% w kierunku zewnętrznym.  </text:span></text:span></text:p>
      <text:p text:style-name="P19"><text:bookmark-start text:name="JEDN_23393_7_2"/><text:span text:style-name="T7">§ 33. </text:span><text:span text:style-name="akapitdomyslny1"><text:span text:style-name="T5">Przy ujęciu wód podziemnych za pomocą studni wierconej teren w promieniu co najmniej 1 m od wprowadzonej w grunt rury należy zabezpieczyć w sposób określony w § 32 ust. 4, a przejście rury studziennej przez nawierzchnię utwardzoną należy uszczelnić.  </text:span></text:span></text:p>
      <text:p text:style-name="P2"><text:bookmark-start text:name="JEDN_23393_8_r"/><text:span text:style-name="T11">Rozdział 7</text:span><text:span text:style-name="T5"> </text:span></text:p>
      <text:p text:style-name="P5"><text:line-break/>Zbiorniki bezodpływowe na nieczystości ciekłe</text:p>
      <text:p text:style-name="Normal_20__28_Web_29_"><text:bookmark-start text:name="JEDN_23393_8_0"/><text:soft-page-break/><text:span text:style-name="T7">§ 34. </text:span><text:span text:style-name="akapitdomyslny1"><text:span text:style-name="T5">Zbiorniki na nieczystości ciekłe mogą być stosowane tylko na działkach budowlanych niemających możliwości przyłączenia do sieci kanalizacyjnej, przy czym nie dopuszcza się ich stosowania na obszarach podlegających szczególnej ochronie środowiska i narażonych na powodzie oraz zalewanie wodami opadowymi.  </text:span></text:span><text:bookmark-start text:name="JEDN_23393_8_1"/><text:span text:style-name="T5"> </text:span></text:p>
      <text:p text:style-name="P19"><text:span text:style-name="T7">§ 35. </text:span><text:span text:style-name="akapitdomyslny1"><text:span text:style-name="T5">Zbiorniki bezodpływowe na nieczystości ciekłe, doły ustępów nieskanalizowanych oraz urządzenia kanalizacyjne i zbiorniki do usuwania i gromadzenia wydalin pochodzenia zwierzęcego powinny mieć dno i ściany nieprzepuszczalne, szczelne przekrycie z zamykanym otworem do usuwania nieczystości i odpowietrzenie wyprowadzone co najmniej 0,5 m ponad poziom terenu.  </text:span></text:span></text:p>
      <text:p text:style-name="P19"><text:bookmark-start text:name="JEDN_23393_8_2"/><text:span text:style-name="T7">§ 36. 1. </text:span><text:span text:style-name="akapitustep1"><text:span text:style-name="T5">Odległość pokryw i wylotów wentylacji ze zbiorników bezodpływowych na nieczystości ciekłe, dołów ustępów nieskanalizowanych o liczbie miejsc nie większej niż 4 i podobnych urządzeń sanitarno-gospodarczych o pojemności do 10 m3 powinna wynosić co najmniej:  </text:span></text:span><text:span text:style-name="T5"><text:line-break/></text:span></text:p>
      <text:p text:style-name="P15"><text:span text:style-name="T7">1) </text:span><text:span text:style-name="T5">od okien i drzwi zewnętrznych do pomieszczeń przeznaczonych na pobyt ludzi oraz do magazynów produktów spożywczych - 15 m,  </text:span></text:p>
      <text:p text:style-name="P15"><text:span text:style-name="T7">2) </text:span><text:span text:style-name="T5">od granicy działki sąsiedniej, drogi (ulicy) lub ciągu pieszego - 7,5 m.  </text:span></text:p>
      <text:p text:style-name="P15"><text:span text:style-name="T2">2. </text:span><text:span text:style-name="akapitustep1"><text:span text:style-name="T5">W zabudowie jednorodzinnej, zagrodowej i rekreacji indywidualnej odległości urządzeń sanitarno-gospodarczych, o których mowa w ust. 1, powinny wynosić co najmniej:  </text:span></text:span><text:span text:style-name="T5"><text:line-break/></text:span></text:p>
      <text:p text:style-name="P15"><text:span text:style-name="T7">1) </text:span><text:span text:style-name="T5">od okien i drzwi zewnętrznych do pomieszczeń przeznaczonych na pobyt ludzi - 5 m, przy czym nie dotyczy to dołów ustępowych w zabudowie jednorodzinnej,  </text:span></text:p>
      <text:p text:style-name="P15"><text:span text:style-name="T7">2) </text:span><text:span text:style-name="T5">od granicy działki sąsiedniej, drogi (ulicy) lub ciągu pieszego - 2 m.  </text:span></text:p>
      <text:p text:style-name="P15"><text:span text:style-name="T2">3. </text:span><text:span text:style-name="akapitustep1"><text:span text:style-name="T5">Odległości pokryw i wylotów wentylacji z dołów ustępów nieskanalizowanych o liczbie miejsc większej niż 4 oraz zbiorników bezodpływowych na nieczystości ciekłe i kompostowników o pojemności powyżej 10 m3 do 50 m3 powinny wynosić co najmniej:  </text:span></text:span><text:span text:style-name="T5"><text:line-break/></text:span></text:p>
      <text:p text:style-name="P15"><text:span text:style-name="T7">1) </text:span><text:span text:style-name="T5">od okien i drzwi zewnętrznych do pomieszczeń wymienionych w ust. 1 pkt 1 - 30 m,  </text:span></text:p>
      <text:p text:style-name="P15"><text:span text:style-name="T7">2) </text:span><text:span text:style-name="T5">od granicy działki sąsiedniej - 7,5 m,  </text:span></text:p>
      <text:p text:style-name="P15"><text:span text:style-name="T7">3) </text:span><text:span text:style-name="T5">od linii rozgraniczającej drogi (ulicy) lub ciągu pieszego - 10 m.  </text:span></text:p>
      <text:p text:style-name="P15"><text:span text:style-name="T2">4. </text:span><text:span text:style-name="akapitustep1"><text:span text:style-name="T5">Właściwy organ w decyzji o warunkach zabudowy i zagospodarowania terenu, w porozumieniu z państwowym wojewódzkim inspektorem sanitarnym, może ustalić dla działek budowlanych położonych przy zabudowanych działkach sąsiednich odległości mniejsze niż określone w ust. 1 i 2. </text:span></text:span></text:p>
      <text:p text:style-name="P15"><text:span text:style-name="T7">5. </text:span><text:span text:style-name="akapitustep1"><text:span text:style-name="T5">Kryte zbiorniki bezodpływowe na nieczystości ciekłe oraz doły ustępowe mogą być sytuowane w odległości mniejszej niż 2 m od granicy, w tym także przy granicy działek, jeżeli sąsiadują z podobnymi urządzeniami na działce sąsiedniej, pod warunkiem zachowania odległości określonych w § 31 i § 36.  </text:span></text:span></text:p>
      <text:p text:style-name="P15"><text:span text:style-name="T7">6. </text:span><text:span text:style-name="akapitustep1"><text:span text:style-name="T5">Odległości zbiorników bezodpływowych na nieczystości ciekłe i kompostowników o pojemności powyżej 50 m3 od budynków przeznaczonych na pobyt ludzi należy przyjmować zgodnie ze wskazaniem ekspertyzy technicznej, przyjętej przez państwowego wojewódzkiego inspektora sanitarnego.  </text:span></text:span></text:p>
      <text:p text:style-name="P19"><text:bookmark-start text:name="JEDN_23393_8_3"/><text:span text:style-name="T7">§ 37. </text:span><text:span text:style-name="akapitdomyslny1"><text:span text:style-name="T5">Przepływowe, szczelne osadniki podziemne, stanowiące część przydomowej oczyszczalni ścieków gospodarczo-bytowych, służące do wstępnego ich oczyszczania, mogą być sytuowane w bezpośrednim sąsiedztwie budynków jednorodzinnych, pod warunkiem wyprowadzenia ich odpowietrzenia przez instalację kanalizacyjną co najmniej 0,6 m powyżej górnej krawędzi okien i drzwi zewnętrznych w tych budynkach.  </text:span></text:span></text:p>
      <text:p text:style-name="P19"><text:bookmark-start text:name="JEDN_23393_8_4"/><text:span text:style-name="T7">§ 38. </text:span><text:span text:style-name="akapitdomyslny1"><text:span text:style-name="T5">Odległość osadników błota, łapaczy olejów mineralnych i tłuszczu, neutralizatorów ścieków i innych podobnych zbiorników od okien otwieralnych i drzwi zewnętrznych do pomieszczeń przeznaczonych na pobyt ludzi powinna wynosić co najmniej 5 m, jeżeli przepisy odrębne nie stanowią inaczej.  </text:span></text:span></text:p>
      <text:p text:style-name="P2"><text:bookmark-start text:name="JEDN_23393_9_r"/><text:soft-page-break/><text:span text:style-name="T11">Rozdział 8</text:span><text:span text:style-name="T5"> </text:span></text:p>
      <text:p text:style-name="P5"><text:line-break/>Zieleń i urządzenia rekreacyjne</text:p>
      <text:p text:style-name="Normal_20__28_Web_29_"><text:bookmark-start text:name="JEDN_23393_9_0"/><text:span text:style-name="T7">§ 39. </text:span><text:span text:style-name="akapitdomyslny1"><text:span text:style-name="T5">Na działkach budowlanych, przeznaczonych pod zabudowę wielorodzinną, budynki opieki zdrowotnej (z wyjątkiem przychodni) oraz oświaty i wychowania co najmniej 25% powierzchni działki należy urządzić jako powierzchnię terenu biologicznie czynnego, jeżeli inny procent nie wynika z ustaleń miejscowego planu zagospodarowania przestrzennego.  </text:span></text:span><text:bookmark-start text:name="JEDN_23393_9_1"/><text:span text:style-name="T5"> </text:span></text:p>
      <text:p text:style-name="P19"><text:span text:style-name="T7">§ 40. </text:span><text:bookmark-start text:name="PP_23393_9_28"/><text:span text:style-name="T7">1. </text:span><text:span text:style-name="akapitdomyslny1"><text:span text:style-name="T5">W zespole budynków wielorodzinnych objętych jednym pozwoleniem na budowę należy, stosownie do potrzeb użytkowych, przewidzieć place zabaw dla dzieci i miejsca rekreacyjne dostępne dla osób niepełnosprawnych, przy czym co najmniej 30 % tej powierzchni powinno znajdować się na terenie biologicznie czynnym, chyba że przepisy odrębne stanowią inaczej. </text:span></text:span><text:span text:style-name="T5"> </text:span></text:p>
      <text:p text:style-name="P15"><text:span text:style-name="T7">2. </text:span><text:span text:style-name="akapitdomyslny1"><text:span text:style-name="T5">Nasłonecznienie placu zabaw dla dzieci powinno wynosić co najmniej 4 godziny, liczone w dniach równonocy (21 marca i 21 września) w godzinach 10.00-16.00. W zabudowie śródmiejskiej dopuszcza się nasłonecznienie nie krótsze niż 2 godziny. </text:span></text:span></text:p>
      <text:p text:style-name="P15"><text:span text:style-name="T7">3. </text:span><text:span text:style-name="akapitdomyslny1"><text:span text:style-name="T5">Odległość placów i urządzeń, o których mowa w ust. 1, od linii rozgraniczających ulicę, od okien pomieszczeń przeznaczonych na pobyt ludzi oraz od miejsc gromadzenia odpadów powinna wynosić co najmniej 10 m. </text:span></text:span></text:p>
      <text:p text:style-name="P2"><text:bookmark-start text:name="JEDN_23393_10_r"/><text:span text:style-name="T2">Rozdział 9</text:span><text:span text:style-name="T5"> </text:span></text:p>
      <text:p text:style-name="P5"><text:line-break/>Ogrodzenia</text:p>
      <text:p text:style-name="Normal_20__28_Web_29_"><text:bookmark-start text:name="JEDN_23393_10_0"/><text:span text:style-name="T7">§ 41. 1. </text:span><text:span text:style-name="akapitustep1"><text:span text:style-name="T5">Ogrodzenie nie może stwarzać zagrożenia dla bezpieczeństwa ludzi i zwierząt.  </text:span></text:span><text:span text:style-name="T5"><text:line-break/></text:span></text:p>
      <text:p text:style-name="P15"><text:span text:style-name="T7">2. </text:span><text:span text:style-name="akapitustep1"><text:span text:style-name="T5">Umieszczanie na ogrodzeniach, na wysokości mniejszej niż 1,8 m, ostro zakończonych elementów, drutu kolczastego, tłuczonego szkła oraz innych podobnych wyrobów i materiałów jest zabronione.  </text:span></text:span></text:p>
      <text:p text:style-name="P15"><text:span text:style-name="T7">3. </text:span><text:span text:style-name="akapitustep1"><text:span text:style-name="T5">Przepisy ust. 1 i 2 nie dotyczą ogrodzeń wewnętrznych w zakładach karnych i aresztach śledczych.  </text:span></text:span></text:p>
      <text:p text:style-name="P19"><text:bookmark-start text:name="JEDN_23393_10_1"/><text:span text:style-name="T7">§ 42. </text:span><text:bookmark-start text:name="PP_23393_10_29"/><text:span text:style-name="T7">1. </text:span><text:span text:style-name="akapitdomyslny1"><text:span text:style-name="T5">Bramy i furtki w ogrodzeniu nie mogą otwierać się na zewnątrz działki. </text:span></text:span><text:span text:style-name="T5"> </text:span></text:p>
      <text:p text:style-name="P15"><text:span text:style-name="T7">2. </text:span><text:span text:style-name="akapitdomyslny1"><text:span text:style-name="T5">Furtki w ogrodzeniu przy budynkach mieszkalnych wielorodzinnych i budynkach użyteczności publicznej nie mogą utrudniać dostępu do nich osobom niepełnosprawnym poruszającym się na wózkach inwalidzkich. </text:span></text:span></text:p>
      <text:p text:style-name="P19"><text:bookmark-start text:name="JEDN_23393_10_2"/><text:span text:style-name="T7">§ 43. </text:span><text:span text:style-name="akapitdomyslny1"><text:span text:style-name="T5">Szerokość bramy powinna wynosić w świetle co najmniej 2,4 m, a w przypadku zastosowania furtki jej szerokość powinna być nie mniejsza niż 0,9 m, przy czym na drodze pożarowej szerokości te regulują przepisy odrębne dotyczące ochrony przeciwpożarowej.  </text:span></text:span></text:p>
      <text:p text:style-name="P2"><text:bookmark-start text:name="JEDN_23393_11_r"/><text:span text:style-name="T11">DZIAŁ III</text:span><text:span text:style-name="T5"> </text:span></text:p>
      <text:p text:style-name="P5"><text:line-break/>Budynki i pomieszczenia </text:p>
      <text:p text:style-name="P2"><text:span text:style-name="T11">Rozdział 1</text:span><text:span text:style-name="T5"> </text:span></text:p>
      <text:p text:style-name="P5"><text:line-break/>Wymagania ogólne</text:p>
      <text:p text:style-name="Normal_20__28_Web_29_"><text:bookmark-start text:name="JEDN_23393_11_0"/><text:span text:style-name="T7">§ 44. </text:span><text:span text:style-name="akapitdomyslny1"><text:span text:style-name="T5">Budynek, jego układ funkcjonalny i przestrzenny, ustrój konstrukcyjny oraz rozwiązania techniczne i materiałowe elementów budowlanych powinny być zaprojektowane i wykonane w sposób </text:span></text:span><text:soft-page-break/><text:span text:style-name="akapitdomyslny1"><text:span text:style-name="T5">odpowiadający wymaganiom wynikającym z jego usytuowania i przeznaczenia oraz z odnoszących się do niego przepisów rozporządzenia i przepisów odrębnych.  </text:span></text:span><text:bookmark-start text:name="JEDN_23393_11_1"/><text:span text:style-name="T5"> </text:span></text:p>
      <text:p text:style-name="P19"><text:span text:style-name="T7">§ 45. </text:span><text:span text:style-name="akapitdomyslny1"><text:span text:style-name="T5">Budynek z pomieszczeniami przeznaczonymi na pobyt ludzi powinien być zaopatrzony co najmniej w wodę do spożycia przez ludzi oraz do celów przeciwpożarowych, jeżeli wymagają tego przepisy odrębne, a odpowiednio do ich przeznaczenia - także na inne cele. W innych budynkach zaopatrzenie w wodę powinno wynikać z ich przeznaczenia i potrzeb ochrony przeciwpożarowej.  </text:span></text:span></text:p>
      <text:p text:style-name="P19"><text:bookmark-start text:name="JEDN_23393_11_2"/><text:span text:style-name="T7">§ 46. </text:span><text:span text:style-name="akapitdomyslny1"><text:span text:style-name="T5">Budynek mieszkalny, zamieszkania zbiorowego, opieki zdrowotnej, opieki społecznej i socjalnej, oświaty, nauki, zakładu żywienia, produkcji i handlu żywnością, a także inne budynki, jeżeli są wyposażone w wanny, natryski lub umywalki, powinny mieć indywidualną lub centralną instalację ciepłej wody. Warunek doprowadzenia ciepłej wody do umywalek nie dotyczy budynków w zabudowie zagrodowej i rekreacji indywidualnej.  </text:span></text:span></text:p>
      <text:p text:style-name="P19"><text:bookmark-start text:name="JEDN_23393_11_3"/><text:span text:style-name="T7">§ 47. </text:span><text:span text:style-name="akapitdomyslny1"><text:span text:style-name="T5">Budynek wyposażony w instalację wodociągową powinien mieć zapewnione odprowadzenie ścieków bytowo-gospodarczych oraz ścieków technologicznych, jeżeli one występują.  </text:span></text:span></text:p>
      <text:p text:style-name="P19"><text:bookmark-start text:name="JEDN_23393_11_4"/><text:span text:style-name="T7">§ 48. 1. </text:span><text:span text:style-name="akapitustep1"><text:span text:style-name="T5">Każdy budynek przeznaczony na pobyt ludzi oraz inne budynki, w których w trakcie użytkowania powstają odpady i nieczystości stałe, powinny mieć miejsca przystosowane do czasowego gromadzenia tych odpadów i nieczystości, usytuowane w samym budynku lub w jego otoczeniu.  </text:span></text:span><text:span text:style-name="T5"><text:line-break/></text:span></text:p>
      <text:p text:style-name="P15"><text:span text:style-name="T7">2. </text:span><text:span text:style-name="akapitustep1"><text:span text:style-name="T5">Budynki, o których mowa w ust. 1, z wyjątkiem wysokościowych, mogą być wyposażone w wewnętrzne urządzenia (zsypy) do usuwania odpadów i nieczystości stałych.  </text:span></text:span></text:p>
      <text:p text:style-name="P19"><text:bookmark-start text:name="JEDN_23393_11_5"/><text:span text:style-name="T7">§ 49. </text:span><text:span text:style-name="akapitdomyslny1"><text:span text:style-name="T5">Budynek i pomieszczenia przeznaczone na pobyt ludzi oraz inne budynki, jeżeli wynika to z ich przeznaczenia, powinny być wyposażone w instalacje (urządzenia) do ogrzewania pomieszczeń w okresie obniżonych temperatur, umożliwiające utrzymanie temperatury powietrza wewnętrznego odpowiedniej do ich przeznaczenia. Wymaganie to nie dotyczy budynków rekreacyjnych, użytkowanych wyłącznie w sezonie letnim.  </text:span></text:span></text:p>
      <text:p text:style-name="P19"><text:bookmark-start text:name="JEDN_23393_11_6"/><text:span text:style-name="T7">§ 50. </text:span><text:span text:style-name="akapitdomyslny1"><text:span text:style-name="T5">Budynek i pomieszczenia, w których są zainstalowane paleniska na paliwo stałe lub komory spalania z palnikami na paliwo płynne lub gazowe, powinny mieć przewody kominowe do odprowadzania dymu i spalin.  </text:span></text:span></text:p>
      <text:p text:style-name="P19"><text:bookmark-start text:name="JEDN_23393_11_7"/><text:span text:style-name="T7">§ 51. </text:span><text:span text:style-name="akapitdomyslny1"><text:span text:style-name="T5">Budynek i pomieszczenia powinny mieć zapewnioną wentylację lub klimatyzację, stosownie do ich przeznaczenia.  </text:span></text:span></text:p>
      <text:p text:style-name="P19"><text:bookmark-start text:name="JEDN_23393_11_8"/><text:span text:style-name="T7">§ 52</text:span><text:span text:style-name="T7">. </text:span><text:span text:style-name="akapitdomyslny1"><text:span text:style-name="T5">Budynek z pomieszczeniami przeznaczonymi na pobyt ludzi może być zaopatrywany w gaz z sieci gazowej, baterii butli lub zbiorników stałych gazu płynnego, zgodnie z warunkami określonym w § 156 ust. 1 i § 157.  </text:span></text:span></text:p>
      <text:p text:style-name="P19"><text:bookmark-start text:name="JEDN_23393_11_9"/><text:span text:style-name="T7">§ 53. 1. </text:span><text:span text:style-name="akapitustep1"><text:span text:style-name="T5">Budynek, odpowiednio do potrzeb wynikających z jego przeznaczenia, powinien być wyposażony w wewnętrzną instalację elektryczną.  </text:span></text:span><text:span text:style-name="T5"><text:line-break/></text:span></text:p>
      <text:p text:style-name="P15"><text:span text:style-name="T7">2. </text:span><text:span text:style-name="akapitustep1"><text:span text:style-name="T5">Budynek należy wyposażyć w instalację chroniącą od wyładowań atmosferycznych. Obowiązek ten odnosi się do budynków wyszczególnionych w Polskiej Normie dotyczącej ochrony odgromowej obiektów budowlanych. </text:span></text:span></text:p>
      <text:p text:style-name="P19"><text:bookmark-start text:name="JEDN_23393_11_10"/><text:span text:style-name="T7">§ 54. </text:span><text:bookmark-start text:name="PP_23393_11_30"/><text:span text:style-name="T7">1. </text:span><text:bookmark-start text:name="PP_23393_11_31"/><text:span text:style-name="akapitdomyslny1"><text:span text:style-name="T5">Budynek użyteczności publicznej, budynek mieszkalny wielorodzinny, budynek zamieszkania zbiorowego niebędący budynkiem koszarowym oraz każdy inny budynek mający najwyższą kondygnację z pomieszczeniami przeznaczonymi na pobyt więcej niż 50 osób, w których różnica poziomów posadzek pomiędzy pierwszą i najwyższą kondygnacją nadziemną, niestanowiącą drugiego poziomu w mieszkaniu dwupoziomowym, przekracza 9,5 m, a także mający dwie lub więcej </text:span></text:span><text:soft-page-break/><text:span text:style-name="akapitdomyslny1"><text:span text:style-name="T5">kondygnacji nadziemnych budynek opieki zdrowotnej i budynek opieki społecznej należy wyposażyć w dźwig osobowy. </text:span></text:span><text:span text:style-name="T5"> </text:span></text:p>
      <text:p text:style-name="P15"><text:span text:style-name="T7">2. </text:span><text:span text:style-name="akapitdomyslny1"><text:span text:style-name="T5">W budynku mieszkalnym wielorodzinnym, budynku zamieszkania zbiorowego oraz budynku użyteczności publicznej, wyposażanym w dźwigi, należy zapewnić dojazd z poziomu terenu i dostęp na wszystkie kondygnacje użytkowe osobom niepełnosprawnym. </text:span></text:span></text:p>
      <text:p text:style-name="P15"><text:span text:style-name="T7">3. </text:span><text:span text:style-name="akapitdomyslny1"><text:span text:style-name="T5">W przypadku wbudowywania lub przybudowywania szybu dźwigowego do istniejącego budynku dopuszcza się usytuowanie drzwi przystankowych na poziomie spocznika międzypiętrowego, jeżeli zostanie zapewniony dostęp do kondygnacji użytkowej osobom niepełnosprawnym. </text:span></text:span></text:p>
      <text:p text:style-name="P19"><text:bookmark-start text:name="JEDN_23393_11_11"/><text:span text:style-name="T7">§ 55. </text:span><text:bookmark-start text:name="PP_23393_11_32"/><text:span text:style-name="T7">1. </text:span><text:span text:style-name="akapitdomyslny1"><text:span text:style-name="T5">W budynku mieszkalnym wielorodzinnym niewyposażanym w dźwigi należy wykonać pochylnię lub zainstalować odpowiednie urządzenie techniczne, umożliwiające dostęp osobom niepełnosprawnym do mieszkań położonych na pierwszej kondygnacji nadziemnej oraz do kondygnacji podziemnej zawierającej miejsca postojowe dla samochodów osobowych. </text:span></text:span><text:span text:style-name="T5"> </text:span></text:p>
      <text:p text:style-name="P15"><text:span text:style-name="T7">2. </text:span><text:span text:style-name="akapitdomyslny1"><text:span text:style-name="T5">W niskim budynku zamieszkania zbiorowego i budynku użyteczności publicznej, niewymagającym wyposażenia w dźwigi, o których mowa w § 54 ust. 1, należy zainstalować urządzenia techniczne zapewniające osobom niepełnosprawnym dostęp na kondygnacje z pomieszczeniami użytkowymi, z których mogą korzystać. Nie dotyczy to budynków koszarowych, zakwaterowania w zakładach karnych, aresztach śledczych oraz zakładach poprawczych i schroniskach dla nieletnich. </text:span></text:span></text:p>
      <text:p text:style-name="P15"><text:span text:style-name="T7">3. </text:span><text:span text:style-name="akapitdomyslny1"><text:span text:style-name="T5">Dopuszcza się niewyposażenie w dźwigi budynku mieszkalnego wielorodzinnego do 5. kondygnacji nadziemnej włącznie, jeżeli wszystkie pomieszczenia na ostatniej kondygnacji są częścią mieszkań dwupoziomowych. </text:span></text:span></text:p>
      <text:p text:style-name="P15"><text:span text:style-name="T7">4. </text:span><text:span text:style-name="akapitdomyslny1"><text:span text:style-name="T5">W budynku niewyposażonym w dźwigi, na którego budowę została wydana decyzja o pozwoleniu na budowę przed dniem 1 kwietnia 1995 r., na poddaszu usytuowanym bezpośrednio nad 4. kondygnacją dopuszcza się zmianę sposobu użytkowania pomieszczeń na mieszkania. </text:span></text:span></text:p>
      <text:p text:style-name="P19"><text:bookmark-start text:name="JEDN_23393_11_12"/><text:span text:style-name="T7">§ 56. </text:span><text:bookmark-start text:name="PP_23393_11_33"/><text:span text:style-name="akapitdomyslny1"><text:span text:style-name="T5">Budynek mieszkalny wielorodzinny, budynek zamieszkania zbiorowego i budynek użyteczności publicznej powinien być wyposażony w instalację telekomunikacyjną, a w miarę potrzeby również w inne instalacje, takie jak: telewizji przemysłowej, sygnalizacji dzwonkowej lub domofonowej, w sposób umożliwiający zapewnienie ochrony instalacji przed dostępem osób nieuprawnionych. </text:span></text:span></text:p>
      <text:p text:style-name="P2"><text:bookmark-start text:name="JEDN_23393_12_r"/><text:span text:style-name="T2">Rozdział 2</text:span><text:span text:style-name="T5"> </text:span></text:p>
      <text:p text:style-name="P5"><text:line-break/>Oświetlenie i nasłonecznienie</text:p>
      <text:p text:style-name="Normal_20__28_Web_29_"><text:bookmark-start text:name="JEDN_23393_12_0"/><text:span text:style-name="T7">§ 57. 1. </text:span><text:span text:style-name="akapitustep1"><text:span text:style-name="T5">Pomieszczenie przeznaczone na pobyt ludzi powinno mieć zapewnione oświetlenie dzienne, dostosowane do jego przeznaczenia, kształtu i wielkości, z uwzględnieniem warunków określonych w § 13 oraz w ogólnych przepisach bezpieczeństwa i higieny pracy. </text:span></text:span><text:span text:style-name="T5"><text:line-break/></text:span></text:p>
      <text:p text:style-name="P15"><text:span text:style-name="T7">2. </text:span><text:span text:style-name="akapitustep1"><text:span text:style-name="T5">W pomieszczeniu przeznaczonym na pobyt ludzi stosunek powierzchni okien, liczonej w świetle ościeżnic, do powierzchni podłogi powinien wynosić co najmniej 1:8, natomiast w innym pomieszczeniu, w którym oświetlenie dzienne jest wymagane ze względów na przeznaczenie - co najmniej 1:12.  </text:span></text:span></text:p>
      <text:p text:style-name="P19"><text:bookmark-start text:name="JEDN_23393_12_1"/><text:span text:style-name="T7">§ 58. 1. </text:span><text:span text:style-name="akapitustep1"><text:span text:style-name="T5">Dopuszcza się oświetlenie pomieszczenia przeznaczonego na pobyt ludzi wyłącznie światłem sztucznym, jeżeli:  </text:span></text:span><text:span text:style-name="T5"><text:line-break/></text:span></text:p>
      <text:p text:style-name="P15"><text:span text:style-name="T7">1) </text:span><text:span text:style-name="T5">oświetlenie dzienne nie jest konieczne lub nie jest wskazane ze względów technologicznych,  </text:span></text:p>
      <text:p text:style-name="P15"><text:span text:style-name="T7">2) </text:span><text:span text:style-name="T5">jest uzasadnione celowością funkcjonalną zlokalizowania tego pomieszczenia w obiekcie podziemnym lub w części budynku pozbawionej oświetlenia dziennego.  </text:span></text:p>
      <text:p text:style-name="P15"><text:soft-page-break/><text:span text:style-name="T2">2. </text:span><text:span text:style-name="akapitustep1"><text:span text:style-name="T5">W przypadku gdy pomieszczenie, o którym mowa w ust. 1, jest pomieszczeniem stałej pracy w rozumieniu ogólnych przepisów bezpieczeństwa i higieny pracy, dla zastosowania wyłącznie oświetlenia światłem sztucznym, w tym elektrycznym, jest wymagane uzyskanie zgody właściwego państwowego wojewódzkiego inspektora sanitarnego, wydanej w porozumieniu z właściwym okręgowym inspektorem pracy.  </text:span></text:span></text:p>
      <text:p text:style-name="P15"><text:span text:style-name="T7">3. </text:span><text:span text:style-name="akapitustep1"><text:span text:style-name="T5">Uzgodnienie, o którym mowa w ust. 2, nie dotyczy budynków służących obronności państwa.  </text:span></text:span></text:p>
      <text:p text:style-name="P19"><text:bookmark-start text:name="JEDN_23393_12_2"/><text:span text:style-name="T7">§ 59. 1. </text:span><text:bookmark-start text:name="PP_23393_12_34"/><text:span text:style-name="akapitdomyslny1"><text:span text:style-name="T5">Pomieszczenia przeznaczone na pobyt ludzi oraz do ruchu ogólnego (komunikacji) powinny mieć zapewnione oświetlenie światłem sztucznym odpowiednio do potrzeb użytkowych. </text:span></text:span><text:span text:style-name="T5"> </text:span></text:p>
      <text:p text:style-name="P15"><text:span text:style-name="T7">2. </text:span><text:span text:style-name="akapitustep1"><text:span text:style-name="T5">Ogólne oświetlenie światłem sztucznym pomieszczenia przeznaczonego na stały pobyt ludzi powinno zapewniać odpowiednie warunki użytkowania całej jego powierzchni.  </text:span></text:span></text:p>
      <text:p text:style-name="P15"><text:span text:style-name="T7">3. </text:span><text:span text:style-name="akapitustep1"><text:span text:style-name="T5">Oświetlenie światłem sztucznym połączonych ze sobą pomieszczeń przeznaczonych na stały pobyt ludzi oraz do ruchu ogólnego (komunikacji) nie powinno wykazywać różnic natężenia, wywołujących olśnienie przy przejściu między tymi pomieszczeniami.  </text:span></text:span></text:p>
      <text:p text:style-name="P19"><text:bookmark-start text:name="JEDN_23393_12_3"/><text:span text:style-name="T7">§ 60. 1. </text:span><text:span text:style-name="akapitustep1"><text:span text:style-name="T5">Pomieszczenia przeznaczone do zbiorowego przebywania dzieci w żłobku, przedszkolu i szkole, z wyjątkiem pracowni chemicznej, fizycznej i plastycznej, powinny mieć zapewniony czas nasłonecznienia co najmniej 3 godziny w dniach równonocy (21 marca i 21 września) w godzinach 8°°-16°°, natomiast pokoje mieszkalne - w godzinach 7°°-17°°.  </text:span></text:span><text:span text:style-name="T5"><text:line-break/></text:span></text:p>
      <text:p text:style-name="P15"><text:span text:style-name="T7">2. </text:span><text:span text:style-name="akapitustep1"><text:span text:style-name="T5">W mieszkaniu wielopokojowym dopuszcza się ograniczenie wymagania określonego w ust. 1 co najmniej do jednego pokoju, przy czym w śródmiejskiej zabudowie uzupełniającej dopuszcza się ograniczenie wymaganego czasu nasłonecznienia do 1,5 godziny, a w odniesieniu do mieszkania jednopokojowego w takiej zabudowie nie określa się wymaganego czasu nasłonecznienia.  </text:span></text:span></text:p>
      <text:p text:style-name="P2"><text:bookmark-start text:name="JEDN_23393_13_r"/><text:span text:style-name="T2">Rozdział 3</text:span><text:span text:style-name="T5"> </text:span></text:p>
      <text:p text:style-name="P5"><text:line-break/>Wejścia do budynków i mieszkań</text:p>
      <text:p text:style-name="Normal_20__28_Web_29_"><text:bookmark-start text:name="JEDN_23393_13_0"/><text:span text:style-name="T7">§ 61. 1. </text:span><text:span text:style-name="akapitustep1"><text:span text:style-name="T5">Położenie drzwi wejściowych do budynku oraz kształt i wymiary pomieszczeń wejściowych powinny umożliwiać dogodne warunki ruchu, w tym również osobom niepełnosprawnym.  </text:span></text:span><text:span text:style-name="T5"><text:line-break/></text:span></text:p>
      <text:p text:style-name="P15"><text:span text:style-name="T7">2. </text:span><text:span text:style-name="akapitustep1"><text:span text:style-name="T5">Wymaganie przystosowania wejść dla osób niepełnosprawnych nie dotyczy budynków mieszkalnych w zabudowie jednorodzinnej i zagrodowej oraz budynków rekreacji indywidualnej, budynków koszarowych, a także budynków w zakładach karnych i aresztach śledczych oraz w zakładach poprawczych i schroniskach dla nieletnich.  </text:span></text:span></text:p>
      <text:p text:style-name="P19"><text:bookmark-start text:name="JEDN_23393_13_1"/><text:span text:style-name="T7">§ 62. 1. </text:span><text:span text:style-name="akapitustep1"><text:span text:style-name="T5">Drzwi wejściowe do budynku i ogólnodostępnych pomieszczeń użytkowych oraz do mieszkań powinny mieć w świetle ościeżnicy co najmniej: szerokość 0,9 m i wysokość 2 m. W przypadku zastosowania drzwi zewnętrznych dwuskrzydłowych szerokość skrzydła głównego nie może być mniejsza niż 0,9 m.  </text:span></text:span><text:span text:style-name="T5"><text:line-break/></text:span></text:p>
      <text:p text:style-name="P15"><text:span text:style-name="T7">2. </text:span><text:span text:style-name="akapitustep1"><text:span text:style-name="T5">W wejściach do budynku i ogólnodostępnych pomieszczeń użytkowych mogą być zastosowane drzwi obrotowe lub wahadłowe, pod warunkiem usytuowania przy nich drzwi rozwieranych lub rozsuwanych, przystosowanych do ruchu osób niepełnosprawnych, oraz spełnienia wymagań § 240.  </text:span></text:span></text:p>
      <text:p text:style-name="P15"><text:span text:style-name="T7">3. </text:span><text:bookmark-start text:name="PP_23393_13_35"/><text:span text:style-name="akapitdomyslny1"><text:span text:style-name="T5">W drzwiach, o których mowa w ust. 1, oraz w drzwiach do mieszkań i pomieszczeń mieszkalnych w budynku zamieszkania zbiorowego wysokość progów nie może przekraczać 0,02 m. </text:span></text:span></text:p>
      <text:p text:style-name="P19"><text:bookmark-start text:name="JEDN_23393_13_2"/><text:span text:style-name="T7">§ 63. </text:span><text:span text:style-name="akapitdomyslny1"><text:span text:style-name="T5">Wejścia z zewnątrz do budynku i pomieszczeń przeznaczonych na pobyt ludzi należy chronić przed nadmiernym dopływem chłodnego powietrza przez zastosowanie przedsionka, kurtyny powietrznej lub innych rozwiązań nieutrudniających ruchu. Wymagania te nie dotyczą dodatkowych wejść nieprzewidzianych do stałego użytkowania.  </text:span></text:span></text:p>
      <text:p text:style-name="P19"><text:bookmark-start text:name="JEDN_23393_13_3"/><text:soft-page-break/><text:span text:style-name="T7">§ 64. </text:span><text:span text:style-name="akapitdomyslny1"><text:span text:style-name="T5">Wejście do budynku i do każdej klatki schodowej powinno mieć elektryczne oświetlenie zewnętrzne. Nie dotyczy to budownictwa zagrodowego i rekreacyjnego.  </text:span></text:span></text:p>
      <text:p text:style-name="P20"><text:bookmark-start text:name="JEDN_23393_13_4"/>§ 65. <text:bookmark-start text:name="PP_23393_13_36"/></text:p>
      <text:p text:style-name="P2"><text:bookmark-start text:name="JEDN_23393_14_r"/><text:span text:style-name="T11">Rozdział 4</text:span><text:span text:style-name="T5"> </text:span></text:p>
      <text:p text:style-name="P5"><text:line-break/>Schody i pochylnie</text:p>
      <text:p text:style-name="Normal_20__28_Web_29_"><text:bookmark-start text:name="JEDN_23393_14_0"/><text:span text:style-name="T7">§ 66. </text:span><text:span text:style-name="akapitdomyslny1"><text:span text:style-name="T5">W celu zapewnienia dostępu do pomieszczeń położonych na różnych poziomach należy stosować schody stałe, a w zależności od przeznaczenia budynku - również pochylnie odpowiadające warunkom określonym w rozporządzeniu.  </text:span></text:span><text:bookmark-start text:name="JEDN_23393_14_1"/><text:span text:style-name="T5"> </text:span></text:p>
      <text:p text:style-name="P19"><text:span text:style-name="T7">§ 67. </text:span><text:span text:style-name="akapitdomyslny1"><text:span text:style-name="T5">Zainstalowanie w budynku schodów lub pochylni ruchomych nie zwalnia z obowiązku zastosowania schodów lub pochylni stałych. </text:span></text:span></text:p>
      <text:p text:style-name="P19"><text:bookmark-start text:name="JEDN_23393_14_2"/><text:span text:style-name="T7">§</text:span><text:span text:style-name="T7"> 68. 1. </text:span><text:bookmark-start text:name="PP_23393_14_37"/><text:span text:style-name="akapitustep1"><text:span text:style-name="T5">Graniczne wymiary schodów stałych w budynkach o różnym przeznaczeniu określa tabela: </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rows-spanned="2" office:value-type="string">
            <text:p text:style-name="P7">Przeznaczenie budynków</text:p>
          </table:table-cell>
          <table:table-cell table:style-name="Tabela1.B1" table:number-columns-spanned="2" office:value-type="string">
            <text:p text:style-name="P7">Minimalna szerokość użytkowa (m)</text:p>
          </table:table-cell>
          <table:covered-table-cell/>
          <table:table-cell table:style-name="Tabela1.D1" table:number-rows-spanned="2" office:value-type="string">
            <text:p text:style-name="P7">Maksymalna wysokość stopni (m)</text:p>
          </table:table-cell>
        </table:table-row>
        <table:table-row table:style-name="Tabela1.1">
          <table:covered-table-cell/>
          <table:table-cell table:style-name="Tabela1.B2" office:value-type="string">
            <text:p text:style-name="P7">biegu</text:p>
          </table:table-cell>
          <table:table-cell table:style-name="Tabela1.B1" office:value-type="string">
            <text:p text:style-name="P7">spocznika</text:p>
          </table:table-cell>
          <table:covered-table-cell/>
        </table:table-row>
        <table:table-row table:style-name="Tabela1.1">
          <table:table-cell table:style-name="Tabela1.A1" office:value-type="string">
            <text:p text:style-name="P7">1</text:p>
          </table:table-cell>
          <table:table-cell table:style-name="Tabela1.B1" office:value-type="string">
            <text:p text:style-name="P7">2</text:p>
          </table:table-cell>
          <table:table-cell table:style-name="Tabela1.B1" office:value-type="string">
            <text:p text:style-name="P7">3</text:p>
          </table:table-cell>
          <table:table-cell table:style-name="Tabela1.D1" office:value-type="string">
            <text:p text:style-name="P7">4</text:p>
          </table:table-cell>
        </table:table-row>
        <table:table-row table:style-name="Tabela1.1">
          <table:table-cell table:style-name="Tabela1.A1" office:value-type="string">
            <text:p text:style-name="P13"><text:span text:style-name="T4">Budynki mieszkalne jednorodzinne i w zabudowie</text:span><text:span text:style-name="T4"> zagrodowej oraz mieszkania dwupoziomowe</text:span></text:p>
          </table:table-cell>
          <table:table-cell table:style-name="Tabela1.B1" office:value-type="string">
            <text:p text:style-name="P7">0,8</text:p>
          </table:table-cell>
          <table:table-cell table:style-name="Tabela1.B1" office:value-type="string">
            <text:p text:style-name="P7">0,8</text:p>
          </table:table-cell>
          <table:table-cell table:style-name="Tabela1.D1" office:value-type="string">
            <text:p text:style-name="P7">0,19</text:p>
          </table:table-cell>
        </table:table-row>
        <table:table-row table:style-name="Tabela1.1">
          <table:table-cell table:style-name="Tabela1.A1" office:value-type="string">
            <text:p text:style-name="P13"><text:span text:style-name="T4">Budynki mieszkalne wielorodzinne, budynki zamieszkania zbiorowego</text:span><text:span text:style-name="T12">*)</text:span><text:span text:style-name="T4"> oraz budynki użyteczności publicznej</text:span><text:span text:style-name="T12">*)</text:span><text:span text:style-name="T4">, z wyłączeniem budynków zakładów opieki zdrowotnej, a także budynki produkcyjne</text:span><text:span text:style-name="T12">*)</text:span><text:span text:style-name="T4">, magazynowo-składowe oraz usługowe, w których zatrudnia się ponad 10 osób</text:span></text:p>
          </table:table-cell>
          <table:table-cell table:style-name="Tabela1.B1" office:value-type="string">
            <text:p text:style-name="P7">1,2</text:p>
          </table:table-cell>
          <table:table-cell table:style-name="Tabela1.B1" office:value-type="string">
            <text:p text:style-name="P7">1,5</text:p>
          </table:table-cell>
          <table:table-cell table:style-name="Tabela1.D1" office:value-type="string">
            <text:p text:style-name="P7">0,175</text:p>
          </table:table-cell>
        </table:table-row>
        <table:table-row table:style-name="Tabela1.1">
          <table:table-cell table:style-name="Tabela1.A1" office:value-type="string">
            <text:p text:style-name="P8">Przedszkola i żłobki</text:p>
          </table:table-cell>
          <table:table-cell table:style-name="Tabela1.B1" office:value-type="string">
            <text:p text:style-name="P7">1,2</text:p>
          </table:table-cell>
          <table:table-cell table:style-name="Tabela1.B1" office:value-type="string">
            <text:p text:style-name="P7">1,3</text:p>
          </table:table-cell>
          <table:table-cell table:style-name="Tabela1.D1" office:value-type="string">
            <text:p text:style-name="P7">0,15</text:p>
          </table:table-cell>
        </table:table-row>
        <table:table-row table:style-name="Tabela1.1">
          <table:table-cell table:style-name="Tabela1.A1" office:value-type="string">
            <text:p text:style-name="P13"><text:span text:style-name="T4">Budynki opieki zdrowotnej</text:span><text:span text:style-name="T12">*)</text:span></text:p>
          </table:table-cell>
          <table:table-cell table:style-name="Tabela1.B1" office:value-type="string">
            <text:p text:style-name="P7">1,4</text:p>
          </table:table-cell>
          <table:table-cell table:style-name="Tabela1.B1" office:value-type="string">
            <text:p text:style-name="P7">1,5</text:p>
          </table:table-cell>
          <table:table-cell table:style-name="Tabela1.D1" office:value-type="string">
            <text:p text:style-name="P7">0,15</text:p>
          </table:table-cell>
        </table:table-row>
        <table:table-row table:style-name="Tabela1.1">
          <table:table-cell table:style-name="Tabela1.A1" office:value-type="string">
            <text:p text:style-name="P8">Garaże wbudowane i wolno stojące (wielostanowiskowe) oraz budynki usługowe, w których zatrudnia się do 10 osób</text:p>
          </table:table-cell>
          <table:table-cell table:style-name="Tabela1.B1" office:value-type="string">
            <text:p text:style-name="P7">0,9</text:p>
          </table:table-cell>
          <table:table-cell table:style-name="Tabela1.B1" office:value-type="string">
            <text:p text:style-name="P7">0,9</text:p>
          </table:table-cell>
          <table:table-cell table:style-name="Tabela1.D1" office:value-type="string">
            <text:p text:style-name="P7">0,19</text:p>
          </table:table-cell>
        </table:table-row>
        <table:table-row table:style-name="Tabela1.1">
          <table:table-cell table:style-name="Tabela1.A1" office:value-type="string">
            <text:p text:style-name="P8">We wszystkich budynkach niezależnie od ich przeznaczenia schody do kondygnacji podziemnej, pomieszczeń technicznych i poddaszy nieużytkowych</text:p>
          </table:table-cell>
          <table:table-cell table:style-name="Tabela1.B1" office:value-type="string">
            <text:p text:style-name="P7">0,8</text:p>
          </table:table-cell>
          <table:table-cell table:style-name="Tabela1.B1" office:value-type="string">
            <text:p text:style-name="P7">0,8</text:p>
          </table:table-cell>
          <table:table-cell table:style-name="Tabela1.D1" office:value-type="string">
            <text:p text:style-name="P7">0,2</text:p>
          </table:table-cell>
        </table:table-row>
      </table:table>
      <text:p text:style-name="P16"><text:line-break/></text:p>
      <text:p text:style-name="P17"><text:span text:style-name="T13">*)</text:span><text:span text:style-name="T5"> W przypadku tych budynków szerokość użytkową biegu schodowego i spocznika należy przyjmować z uwzględnieniem wymagań określonych w ust. 2. </text:span></text:p>
      <text:p text:style-name="P15"><text:span text:style-name="T7">2. </text:span><text:span text:style-name="akapitustep1"><text:span text:style-name="T5">W budynkach użyteczności publicznej oraz budynkach produkcyjnych łączną szerokość użytkową biegów oraz łączną szerokość użytkową spoczników w klatkach schodowych, stanowiących drogę ewakuacyjną, należy obliczać proporcjonalnie do liczby osób mogących przebywać równocześnie na kondygnacji, na której przewiduje się obecność największej ich liczby, przyjmując co najmniej 0,6 m szerokości na 100 osób, lecz nie mniej niż określono to w ust. 1.  </text:span></text:span></text:p>
      <text:p text:style-name="P15"><text:soft-page-break/><text:span text:style-name="T7">3. </text:span><text:span text:style-name="akapitustep1"><text:span text:style-name="T5">Szerokość użytkowa schodów zewnętrznych do budynku powinna wynosić co najmniej 1,2 m, przy czym nie może być mniejsza niż szerokość użytkowa biegu schodowego w budynku, przyjęta zgodnie z wymaganiami określonymi w ust. 1 i 2.  </text:span></text:span></text:p>
      <text:p text:style-name="P15"><text:span text:style-name="T7">4. </text:span><text:span text:style-name="akapitustep1"><text:span text:style-name="T5">Szerokość użytkową schodów stałych mierzy się między wewnętrznymi krawędziami poręczy, a w przypadku balustrady jednostronnej - między wykończoną powierzchnią ściany a wewnętrzną krawędzią poręczy tej balustrady. Szerokości te nie mogą być ograniczane przez zainstalowane urządzenia oraz elementy budynku.  </text:span></text:span></text:p>
      <text:p text:style-name="P19"><text:bookmark-start text:name="JEDN_23393_14_3"/><text:span text:style-name="T7">§ 69. 1. </text:span><text:bookmark-start text:name="PP_23393_14_39"/><text:span text:style-name="akapitdomyslny1"><text:span text:style-name="T5">Liczba stopni w jednym biegu schodów stałych powinna wynosić nie więcej niż: </text:span></text:span><text:span text:style-name="T5"> </text:span></text:p>
      <text:p text:style-name="P15"><text:span text:style-name="T7">1) </text:span><text:span text:style-name="T5">14 stopni - w budynku opieki zdrowotnej, </text:span></text:p>
      <text:p text:style-name="P15"><text:span text:style-name="T7">2) </text:span><text:span text:style-name="T5">17 stopni - w innych budynkach. </text:span></text:p>
      <text:p text:style-name="P15"><text:span text:style-name="T2">2. </text:span><text:bookmark-start text:name="PP_23393_14_40"/><text:span text:style-name="akapitdomyslny1"><text:span text:style-name="T5">Wymaganie, o którym mowa w ust. 1 pkt 2, nie dotyczy budynków w zabudowie jednorodzinnej i w zabudowie zagrodowej oraz budynków rekreacji indywidualnej, mieszkań dwupoziomowych oraz dojść do urządzeń technicznych. </text:span></text:span></text:p>
      <text:p text:style-name="P15"><text:span text:style-name="T7">3. </text:span><text:span text:style-name="akapitustep1"><text:span text:style-name="T5">Liczba stopni w jednym biegu schodów zewnętrznych nie powinna wynosić więcej niż 10.  </text:span></text:span></text:p>
      <text:p text:style-name="P15"><text:span text:style-name="T7">4. </text:span><text:span text:style-name="akapitustep1"><text:span text:style-name="T5">Szerokość stopni stałych schodów wewnętrznych powinna wynikać z warunku określonego wzorem: 2h + s = 0,6 do 0,65 m, gdzie h oznacza wysokość stopnia, s - jego szerokość.  </text:span></text:span></text:p>
      <text:p text:style-name="P15"><text:span text:style-name="T7">5. </text:span><text:bookmark-start text:name="PP_23393_14_41"/><text:span text:style-name="akapitdomyslny1"><text:span text:style-name="T5">Szerokość stopni schodów zewnętrznych przy głównych wejściach do budynku powinna wynosić w budynkach mieszkalnych wielorodzinnych i budynkach użyteczności publicznej co najmniej 0,35 m. </text:span></text:span></text:p>
      <text:p text:style-name="P15"><text:span text:style-name="T7">6. </text:span><text:span text:style-name="akapitustep1"><text:span text:style-name="T5">Szerokość stopni schodów wachlarzowych powinna wynosić co najmniej 0,25 m, natomiast w schodach zabiegowych i kręconych szerokość taką należy zapewnić w odległości nie większej niż 0,4 m od poręczy balustrady wewnętrznej lub słupa stanowiącego koncentryczną konstrukcję schodów.  </text:span></text:span></text:p>
      <text:p text:style-name="P15"><text:span text:style-name="T7">7. </text:span><text:span text:style-name="akapitustep1"><text:span text:style-name="T5">W budynku zakładu opieki zdrowotnej stosowanie schodów zabiegowych i wachlarzowych, jako przeznaczonych do ruchu pacjentów, jest zabronione.  </text:span></text:span></text:p>
      <text:p text:style-name="P15"><text:span text:style-name="T7">8. </text:span><text:span text:style-name="akapitustep1"><text:span text:style-name="T5">W budynkach opieki zdrowotnej, a także budynkach zamieszkania zbiorowego przeznaczonych dla osób starszych oraz niepełnosprawnych zabrania się stosowania stopni schodów z noskami i podcięciami. </text:span></text:span></text:p>
      <text:p text:style-name="P19"><text:bookmark-start text:name="JEDN_23393_14_4"/><text:span text:style-name="T7">§ 70. </text:span><text:span text:style-name="akapitdomyslny1"><text:span text:style-name="T5">Maksymalne nachylenie pochylni związanych z budynkiem nie może przekraczać wielkości określonych w poniższej tabeli: </text:span></text:span><text:span text:style-name="T5"> </text:span></text:p>
      <table:table table:name="Tabela2" table:style-name="Tabela2">
        <table:table-column table:style-name="Tabela2.A"/>
        <table:table-column table:style-name="Tabela2.B"/>
        <table:table-column table:style-name="Tabela2.C"/>
        <table:table-row table:style-name="Tabela2.1">
          <table:table-cell table:style-name="Tabela2.A1" table:number-rows-spanned="2" office:value-type="string">
            <text:p text:style-name="P7">Przeznaczenie pochylni</text:p>
          </table:table-cell>
          <table:table-cell table:style-name="Tabela2.B1" table:number-columns-spanned="2" office:value-type="string">
            <text:p text:style-name="P7">Usytuowanie pochylni</text:p>
          </table:table-cell>
          <table:covered-table-cell/>
        </table:table-row>
        <table:table-row table:style-name="Tabela2.1">
          <table:covered-table-cell/>
          <table:table-cell table:style-name="Tabela2.B2" office:value-type="string">
            <text:p text:style-name="P7">na zewnątrz, bez przekrycia<text:line-break/>% nachylenia</text:p>
          </table:table-cell>
          <table:table-cell table:style-name="Tabela2.B1" office:value-type="string">
            <text:p text:style-name="P7">wewnątrz budynku lub pod dachem<text:line-break/>% nachylenia</text:p>
          </table:table-cell>
        </table:table-row>
        <table:table-row table:style-name="Tabela2.1">
          <table:table-cell table:style-name="Tabela2.A1" office:value-type="string">
            <text:p text:style-name="P7">1</text:p>
          </table:table-cell>
          <table:table-cell table:style-name="Tabela2.B3" office:value-type="string">
            <text:p text:style-name="P7">2</text:p>
          </table:table-cell>
          <table:table-cell table:style-name="Tabela2.B1" office:value-type="string">
            <text:p text:style-name="P7">3</text:p>
          </table:table-cell>
        </table:table-row>
        <table:table-row table:style-name="Tabela2.1">
          <table:table-cell table:style-name="Tabela2.A4" office:value-type="string">
            <text:p text:style-name="P8">Do ruchu pieszego i dla osób niepełnosprawnych poruszających się przy użyciu wózka inwalidzkiego, przy wysokości pochylni:</text:p>
          </table:table-cell>
          <table:table-cell table:style-name="Tabela2.B4" office:value-type="string">
            <text:p text:style-name="P8"> </text:p>
          </table:table-cell>
          <table:table-cell table:style-name="Tabela2.C4" office:value-type="string">
            <text:p text:style-name="P8"> </text:p>
          </table:table-cell>
        </table:table-row>
        <table:table-row table:style-name="Tabela2.1">
          <table:table-cell table:style-name="Tabela2.A4" office:value-type="string">
            <text:p text:style-name="P8">a) do 0,15 m</text:p>
          </table:table-cell>
          <table:table-cell table:style-name="Tabela2.B4" office:value-type="string">
            <text:p text:style-name="P7">15</text:p>
          </table:table-cell>
          <table:table-cell table:style-name="Tabela2.C4" office:value-type="string">
            <text:p text:style-name="P7">15</text:p>
          </table:table-cell>
        </table:table-row>
        <table:table-row table:style-name="Tabela2.1">
          <table:table-cell table:style-name="Tabela2.A4" office:value-type="string">
            <text:p text:style-name="P8">b) do 0,5 m</text:p>
          </table:table-cell>
          <table:table-cell table:style-name="Tabela2.B4" office:value-type="string">
            <text:p text:style-name="P7">8</text:p>
          </table:table-cell>
          <table:table-cell table:style-name="Tabela2.C4" office:value-type="string">
            <text:p text:style-name="P7">10</text:p>
          </table:table-cell>
        </table:table-row>
        <table:table-row table:style-name="Tabela2.1">
          <table:table-cell table:style-name="Tabela2.A1" office:value-type="string">
            <text:p text:style-name="P8">c) ponad 0,5 m*)</text:p>
          </table:table-cell>
          <table:table-cell table:style-name="Tabela2.B3" office:value-type="string">
            <text:p text:style-name="P7">6</text:p>
          </table:table-cell>
          <table:table-cell table:style-name="Tabela2.B1" office:value-type="string">
            <text:p text:style-name="P7">8</text:p>
          </table:table-cell>
        </table:table-row>
        <table:table-row table:style-name="Tabela2.1">
          <table:table-cell table:style-name="Tabela2.A4" office:value-type="string">
            <text:p text:style-name="P8">Dla samochodów w garażach wielostanowiskowych:</text:p>
          </table:table-cell>
          <table:table-cell table:style-name="Tabela2.B4" office:value-type="string">
            <text:p text:style-name="P7"> </text:p>
          </table:table-cell>
          <table:table-cell table:style-name="Tabela2.C4" office:value-type="string">
            <text:p text:style-name="P7"> </text:p>
          </table:table-cell>
        </table:table-row>
        <table:table-row table:style-name="Tabela2.1">
          <table:table-cell table:style-name="Tabela2.A4" office:value-type="string">
            <text:p text:style-name="P8">a) jedno- i dwupoziomowych</text:p>
          </table:table-cell>
          <table:table-cell table:style-name="Tabela2.B4" office:value-type="string">
            <text:p text:style-name="P7">15</text:p>
          </table:table-cell>
          <table:table-cell table:style-name="Tabela2.C4" office:value-type="string">
            <text:p text:style-name="P7">20</text:p>
          </table:table-cell>
        </table:table-row>
        <table:table-row table:style-name="Tabela2.1">
          <table:table-cell table:style-name="Tabela2.A1" office:value-type="string">
            <text:p text:style-name="P13"><text:span text:style-name="T4">b) wiel</text:span><text:span text:style-name="T4">opoziomowych</text:span></text:p>
          </table:table-cell>
          <table:table-cell table:style-name="Tabela2.B3" office:value-type="string">
            <text:p text:style-name="P7">15</text:p>
          </table:table-cell>
          <table:table-cell table:style-name="Tabela2.B1" office:value-type="string">
            <text:p text:style-name="P7">15</text:p>
          </table:table-cell>
        </table:table-row>
        <table:table-row table:style-name="Tabela2.1">
          <table:table-cell table:style-name="Tabela2.A1" office:value-type="string">
            <text:p text:style-name="P8">Dla samochodów w garażach indywidualnych</text:p>
          </table:table-cell>
          <table:table-cell table:style-name="Tabela2.B3" office:value-type="string">
            <text:p text:style-name="P7">25</text:p>
          </table:table-cell>
          <table:table-cell table:style-name="Tabela2.B1" office:value-type="string">
            <text:p text:style-name="P7">25</text:p>
          </table:table-cell>
        </table:table-row>
      </table:table>
      <text:p text:style-name="P16"><text:soft-page-break/><text:line-break/></text:p>
      <text:p text:style-name="P18">*) Pochylnie do ruchu pieszego i dla osób niepełnosprawnych o długości ponad 9 m powinny być podzielone na krótsze odcinki, przy zastosowaniu spoczników o długości co najmniej 1,4 m.  </text:p>
      <text:p text:style-name="P19"><text:bookmark-start text:name="JEDN_23393_14_5"/><text:span text:style-name="T7">§</text:span><text:span text:style-name="T7"> 71. 1. </text:span><text:span text:style-name="akapitustep1"><text:span text:style-name="T5">Pochylnie przeznaczone dla osób niepełnosprawnych powinny mieć szerokość płaszczyzny ruchu 1,2 m, krawężniki o wysokości co najmniej 0,07 m i obustronne poręcze odpowiadające warunkom określonym w § 298, przy czym odstęp między nimi powinien mieścić się w granicach od 1 m do 1,1 m.  </text:span></text:span><text:span text:style-name="T5"><text:line-break/></text:span></text:p>
      <text:p text:style-name="P15"><text:span text:style-name="T7">2. </text:span><text:span text:style-name="akapitustep1"><text:span text:style-name="T5">Długość poziomej płaszczyzny ruchu na początku i na końcu pochylni powinna wynosić co najmniej 1,5 m.  </text:span></text:span></text:p>
      <text:p text:style-name="P15"><text:span text:style-name="T7">3. </text:span><text:bookmark-start text:name="PP_23393_14_42"/><text:span text:style-name="akapitdomyslny1"><text:span text:style-name="T5">Powierzchnia spocznika przy pochylni dla osób niepełnosprawnych poruszających się na wózkach inwalidzkich powinna mieć wymiary co najmniej 1,5 x 1,5 m poza polem otwierania skrzydła drzwi wejściowych do budynku. </text:span></text:span></text:p>
      <text:p text:style-name="P15"><text:span text:style-name="T7">4. </text:span><text:bookmark-start text:name="PP_23393_14_43"/><text:span text:style-name="akapitdomyslny1"><text:span text:style-name="T5">Krawędzie stopni schodów w budynkach mieszkalnych wielorodzinnych i użyteczności publicznej powinny wyróżniać się kolorem kontrastującym z kolorem posadzki. </text:span></text:span></text:p>
      <text:p text:style-name="P2"><text:bookmark-start text:name="JEDN_23393_15_r"/><text:span text:style-name="T2">Rozdział 5</text:span><text:span text:style-name="T5"> </text:span></text:p>
      <text:p text:style-name="P5"><text:line-break/>Pomieszczenia przeznaczone na pobyt ludzi</text:p>
      <text:p text:style-name="Normal_20__28_Web_29_"><text:bookmark-start text:name="JEDN_23393_15_0"/><text:span text:style-name="T7">§ 72. 1. </text:span><text:span text:style-name="akapitustep1"><text:span text:style-name="T5">Wysokość pomieszczeń przeznaczonych na pobyt ludzi powinna odpowiadać wymaganiom określonym w poniższej tabeli, jeżeli przepisy odrębne, w tym dotyczące pomieszczeń pracy i pomieszczeń służby zdrowia, nie określają innych wymagań:  </text:span></text:span></text:p>
      <table:table table:name="Tabela3" table:style-name="Tabela3">
        <table:table-column table:style-name="Tabela3.A"/>
        <table:table-column table:style-name="Tabela3.B"/>
        <table:table-row table:style-name="Tabela3.1">
          <table:table-cell table:style-name="Tabela3.A1" office:value-type="string">
            <text:p text:style-name="P7">Rodzaj pomieszczenia (sposób użytkowania)</text:p>
          </table:table-cell>
          <table:table-cell table:style-name="Tabela3.B1" office:value-type="string">
            <text:p text:style-name="P7">Minimalna wysokość w świetle (m)</text:p>
          </table:table-cell>
        </table:table-row>
        <table:table-row table:style-name="Tabela3.1">
          <table:table-cell table:style-name="Tabela3.A1" office:value-type="string">
            <text:p text:style-name="P7">1</text:p>
          </table:table-cell>
          <table:table-cell table:style-name="Tabela3.B1" office:value-type="string">
            <text:p text:style-name="P7">2</text:p>
          </table:table-cell>
        </table:table-row>
        <table:table-row table:style-name="Tabela3.1">
          <table:table-cell table:style-name="Tabela3.A1" office:value-type="string">
            <text:p text:style-name="P8">Pokoje w budynkach mieszkalnych oraz sypialnie 1- 4-osobowe w budynkach zamieszkania zbiorowego</text:p>
          </table:table-cell>
          <table:table-cell table:style-name="Tabela3.B1" office:value-type="string">
            <text:p text:style-name="P7">2,5 *)</text:p>
          </table:table-cell>
        </table:table-row>
        <table:table-row table:style-name="Tabela3.1">
          <table:table-cell table:style-name="Tabela3.A1" office:value-type="string">
            <text:p text:style-name="P13"><text:span text:style-name="T4">Pokoje na poddaszu w</text:span><text:span text:style-name="T4"> budynkach jednorodzinnych i mieszkaniach zagrodowych oraz pomieszczenia w indywidualnych domach rekreacyjnych</text:span></text:p>
          </table:table-cell>
          <table:table-cell table:style-name="Tabela3.B1" office:value-type="string">
            <text:p text:style-name="P7">2,2 *)</text:p>
          </table:table-cell>
        </table:table-row>
        <table:table-row table:style-name="Tabela3.1">
          <table:table-cell table:style-name="Tabela3.A5" office:value-type="string">
            <text:p text:style-name="P8">Pomieszczenia do pracy **), nauki i innych celów, w których nie występują czynniki uciążliwe lub szkodliwe dla zdrowia, przeznaczone na stały lub czasowy pobyt:</text:p>
          </table:table-cell>
          <table:table-cell table:style-name="Tabela3.B5" office:value-type="string">
            <text:p text:style-name="P7"> </text:p>
          </table:table-cell>
        </table:table-row>
        <table:table-row table:style-name="Tabela3.1">
          <table:table-cell table:style-name="Tabela3.A5" office:value-type="string">
            <text:p text:style-name="P8">a) nie więcej niż 4 osoby</text:p>
          </table:table-cell>
          <table:table-cell table:style-name="Tabela3.B5" office:value-type="string">
            <text:p text:style-name="P7">2,5</text:p>
          </table:table-cell>
        </table:table-row>
        <table:table-row table:style-name="Tabela3.1">
          <table:table-cell table:style-name="Tabela3.A5" office:value-type="string">
            <text:p text:style-name="P8">b) więcej niż 4 osoby</text:p>
          </table:table-cell>
          <table:table-cell table:style-name="Tabela3.B5" office:value-type="string">
            <text:p text:style-name="P7">3,0</text:p>
          </table:table-cell>
        </table:table-row>
        <table:table-row table:style-name="Tabela3.1">
          <table:table-cell table:style-name="Tabela3.A1" office:value-type="string">
            <text:p text:style-name="P8">Pomieszczenia jak wyżej, lecz usytuowane na antresoli, jeżeli nie występują czynniki szkodliwe dla zdrowia</text:p>
          </table:table-cell>
          <table:table-cell table:style-name="Tabela3.B1" office:value-type="string">
            <text:p text:style-name="P7">2,2</text:p>
          </table:table-cell>
        </table:table-row>
        <table:table-row table:style-name="Tabela3.1">
          <table:table-cell table:style-name="Tabela3.A1" office:value-type="string">
            <text:p text:style-name="P8">Pomieszczenia do pracy **) i innych celów, w których występują czynniki uciążliwe lub szkodliwe dla zdrowia</text:p>
          </table:table-cell>
          <table:table-cell table:style-name="Tabela3.B1" office:value-type="string">
            <text:p text:style-name="P7">3,3</text:p>
          </table:table-cell>
        </table:table-row>
        <table:table-row table:style-name="Tabela3.1">
          <table:table-cell table:style-name="Tabela3.A1" office:value-type="string">
            <text:p text:style-name="P8">Pomieszczenia przeznaczone na stały pobyt ludzi, jak dyżurki, portiernie, kantory, kioski, w tym kioski usytuowane w halach dworcowych, wystawowych, handlowych, sportowych, jeżeli nie występują czynniki szkodliwe dla zdrowia</text:p>
          </table:table-cell>
          <table:table-cell table:style-name="Tabela3.B1" office:value-type="string">
            <text:p text:style-name="P7">2,2*)</text:p>
          </table:table-cell>
        </table:table-row>
        <table:table-row table:style-name="Tabela3.1">
          <table:table-cell table:style-name="Tabela3.A5" office:value-type="string">
            <text:p text:style-name="P8">Pomieszczenia przeznaczone na czasowy pobyt ludzi:</text:p>
          </table:table-cell>
          <table:table-cell table:style-name="Tabela3.B5" office:value-type="string">
            <text:p text:style-name="P7"> </text:p>
          </table:table-cell>
        </table:table-row>
        <table:table-row table:style-name="Tabela3.1">
          <table:table-cell table:style-name="Tabela3.A5" office:value-type="string">
            <text:p text:style-name="P8">a) jeżeli nie występują czynniki szkodliwe dla zdrowia</text:p>
          </table:table-cell>
          <table:table-cell table:style-name="Tabela3.B5" office:value-type="string">
            <text:p text:style-name="P7">2,2*)</text:p>
          </table:table-cell>
        </table:table-row>
        <table:table-row table:style-name="Tabela3.1">
          <table:table-cell table:style-name="Tabela3.A1" office:value-type="string">
            <text:p text:style-name="P8">b) jeżeli występują czynniki szkodliwe dla zdrowia</text:p>
          </table:table-cell>
          <table:table-cell table:style-name="Tabela3.B1" office:value-type="string">
            <text:p text:style-name="P7">2,5</text:p>
          </table:table-cell>
        </table:table-row>
      </table:table>
      <text:p text:style-name="P9"><text:soft-page-break/><text:line-break/></text:p>
      <text:p text:style-name="P18">*) Przy stropach pochyłych jest to wysokość średnia liczona między największą a najmniejszą wysokością pomieszczenia, lecz nie mniejszą niż 1,9 m. Przestrzeni o wysokości poniżej 1,9 m nie zalicza się do odpowiadającej przeznaczeniu danego pomieszczenia.  </text:p>
      <text:p text:style-name="P18">**) Wymagania dotyczące minimalnej wysokości pomieszczeń w zakładach pracy określają przepisy o bezpieczeństwie i higienie pracy.  </text:p>
      <text:p text:style-name="P15"><text:span text:style-name="T7">2. </text:span><text:span text:style-name="akapitustep1"><text:span text:style-name="T5">Pomieszczenia, których wysokość powinna, zgodnie z ust. 1, wynosić co najmniej 3 m i 3,3 m, mogą być obniżone do wysokości nie mniejszej niż 2,5 m w przypadku zastosowania wentylacji mechanicznej nawiewno-wywiewnej lub klimatyzacji, pod warunkiem uzyskania zgody państwowego wojewódzkiego inspektora sanitarnego.  </text:span></text:span></text:p>
      <text:p text:style-name="P19"><text:bookmark-start text:name="JEDN_23393_15_1"/><text:span text:style-name="T7">§ 73. 1. </text:span><text:span text:style-name="akapitustep1"><text:span text:style-name="T5">W pomieszczeniu mieszkalnym poziom podłogi od strony ściany z otworami okiennymi i drzwiowymi nie powinien znajdować się poniżej poziomu terenu przy budynku.  </text:span></text:span><text:span text:style-name="T5"><text:line-break/></text:span></text:p>
      <text:p text:style-name="P15"><text:span text:style-name="T7">2. </text:span><text:span text:style-name="akapitustep1"><text:span text:style-name="T5">W pomieszczeniach przeznaczonych na pobyt ludzi w budynku zakładu opieki zdrowotnej, opieki społecznej, oświaty, wychowania i nauki poziom podłogi powinien znajdować się co najmniej 0,3 m powyżej terenu urządzonego przy budynku.  </text:span></text:span></text:p>
      <text:p text:style-name="P15"><text:span text:style-name="T7">3. </text:span><text:span text:style-name="akapitustep1"><text:span text:style-name="T5">W pomieszczeniu produkcyjnym i usługowym poziom podłogi może znajdować się na poziomie terenu urządzonego przy budynku. Obniżenie poziomu podłogi poniżej terenu wymaga uzyskania zgody państwowego wojewódzkiego inspektora sanitarnego wydanej w porozumieniu z właściwym okręgowym inspektorem pracy.  </text:span></text:span></text:p>
      <text:p text:style-name="P19"><text:bookmark-start text:name="JEDN_23393_15_2"/><text:span text:style-name="T7">§ 74. </text:span><text:span text:style-name="akapitdomyslny1"><text:span text:style-name="T5">W budynku użyteczności publicznej pomieszczenia ogólnodostępne ze zróżnicowanym poziomem podłóg powinny być przystosowane do ruchu osób niepełnosprawnych.  </text:span></text:span></text:p>
      <text:p text:style-name="P19"><text:bookmark-start text:name="JEDN_23393_15_3"/><text:span text:style-name="T7">§ 75. 1. </text:span><text:span text:style-name="akapitustep1"><text:span text:style-name="T5">Drzwi do pomieszczenia przeznaczonego na stały pobyt ludzi oraz do pomieszczenia kuchennego powinny mieć co najmniej szerokość 0,8 m i wysokość 2 m w świetle ościeżnicy.  </text:span></text:span><text:span text:style-name="T5"><text:line-break/></text:span></text:p>
      <text:p text:style-name="P15"><text:span text:style-name="T7">2. </text:span><text:span text:style-name="akapitustep1"><text:span text:style-name="T5">W budynku użyteczności publicznej drzwi wewnętrzne, z wyjątkiem drzwi do pomieszczeń technicznych i gospodarczych, powinny mieć co najmniej szerokość 0,9 m i wysokość 2 m w świetle ościeżnicy.  </text:span></text:span></text:p>
      <text:p text:style-name="P15"><text:span text:style-name="T7">3. </text:span><text:span text:style-name="akapitustep1"><text:span text:style-name="T5">Drzwi, o których mowa w ust. 1 i 2, nie powinny mieć progów.  </text:span></text:span></text:p>
      <text:p text:style-name="P2"><text:bookmark-start text:name="JEDN_23393_16_r"/><text:span text:style-name="T2">Rozdział 6</text:span><text:span text:style-name="T5"> </text:span></text:p>
      <text:p text:style-name="P5"><text:line-break/>Pomieszczenia higienicznosanitarne</text:p>
      <text:p text:style-name="Normal_20__28_Web_29_"><text:bookmark-start text:name="JEDN_23393_16_0"/><text:span text:style-name="T7">§ 76. </text:span><text:span text:style-name="akapitdomyslny1"><text:span text:style-name="T5">Wymagania dotyczące pomieszczeń higienicznosanitarnych określają przepisy rozporządzenia, a także przepisy dotyczące bezpieczeństwa i higieny pracy oraz obrony cywilnej. Do pomieszczeń higienicznosanitarnych zalicza się łaźnie, sauny, natryski, łazienki, ustępy, umywalnie, szatnie, przebieralnie, pralnie, pomieszczenia higieny osobistej kobiet, jak też pomieszczenia służące do odkażania, oczyszczania oraz suszenia odzieży i obuwia, a także przechowywania sprzętu do utrzymania czystości.  </text:span></text:span><text:bookmark-start text:name="JEDN_23393_16_1"/><text:span text:style-name="T5"> </text:span></text:p>
      <text:p text:style-name="P19"><text:span text:style-name="T7">§ 77. 1. </text:span><text:span text:style-name="akapitustep1"><text:span text:style-name="T5">Pomieszczenie higienicznosanitarne powinno mieć wentylację spełniającą wymagania przepisów rozporządzenia oraz przepisów odrębnych.  </text:span></text:span><text:span text:style-name="T5"><text:line-break/></text:span></text:p>
      <text:p text:style-name="P15"><text:span text:style-name="T7">2. </text:span><text:span text:style-name="akapitustep1"><text:span text:style-name="T5">Pomieszczenie higienicznosanitarne powinno mieć wysokość w świetle co najmniej 2,5 m, z wyjątkiem łaźni ogólnodostępnej, której wysokość powinna wynosić co najmniej 3 m.  </text:span></text:span></text:p>
      <text:p text:style-name="P15"><text:span text:style-name="T7">3. </text:span><text:span text:style-name="akapitustep1"><text:span text:style-name="T5">Dopuszcza się zmniejszenie wysokości pomieszczenia higienicznosanitarnego w budynku mieszkalnym oraz w hotelu, motelu i pensjonacie do 2,2 m w świetle, w przypadku gdy jest ono wyposażone w wentylację mechaniczną wywiewną lub nawiewno-wywiewną.  </text:span></text:span></text:p>
      <text:p text:style-name="P19"><text:bookmark-start text:name="JEDN_23393_16_2"/><text:soft-page-break/><text:span text:style-name="T7">§ 78. 1. </text:span><text:span text:style-name="akapitustep1"><text:span text:style-name="T5">Ściany pomieszczenia higienicznosanitarnego powinny mieć do wysokości co najmniej 2 m powierzchnie zmywalne i odporne na działanie wilgoci.  </text:span></text:span><text:span text:style-name="T5"><text:line-break/></text:span></text:p>
      <text:p text:style-name="P15"><text:span text:style-name="T7">2. </text:span><text:span text:style-name="akapitustep1"><text:span text:style-name="T5">Posadzka pralni, łazienki, umywalni, kabiny natryskowej i ustępu powinna być zmywalna, nienasiąkliwa i nieśliska.  </text:span></text:span></text:p>
      <text:p text:style-name="P19"><text:bookmark-start text:name="JEDN_23393_16_3"/><text:span text:style-name="T7">§ 79. 1. </text:span><text:span text:style-name="akapitustep1"><text:span text:style-name="T5">Drzwi do łazienki, umywalni i wydzielonego ustępu powinny otwierać się na zewnątrz pomieszczenia, mieć, z zastrzeżeniem § 75 ust. 2, co najmniej szerokość 0,8 m i wysokość 2 m w świetle ościeżnicy, a w dolnej części - otwory o sumarycznym przekroju nie mniejszym niż 0,022 m2 dla dopływu powietrza.  </text:span></text:span><text:span text:style-name="T5"><text:line-break/></text:span></text:p>
      <text:p text:style-name="P15"><text:span text:style-name="T7">2. </text:span><text:span text:style-name="akapitustep1"><text:span text:style-name="T5">W łazienkach i ustępach, z wyjątkiem ogólnodostępnych, dopuszcza się stosowanie drzwi przesuwnych lub składanych.  </text:span></text:span></text:p>
      <text:p text:style-name="P19"><text:bookmark-start text:name="JEDN_23393_16_4"/><text:span text:style-name="T7">§ 80. 1. </text:span><text:span text:style-name="akapitustep1"><text:span text:style-name="T5">Kubatura pomieszczenia łazienki z wentylacją grawitacyjną powinna wynosić co najmniej:  </text:span></text:span><text:span text:style-name="T5"><text:line-break/></text:span></text:p>
      <text:p text:style-name="P15"><text:span text:style-name="T7">1) </text:span><text:span text:style-name="T5">8 m3 - przy zastosowaniu w tym pomieszczeniu urządzenia gazowego, o którym mowa w § 172 ust. 3 pkt 1.  </text:span></text:p>
      <text:p text:style-name="P15"><text:span text:style-name="T7">2) </text:span><text:span text:style-name="T5">6,5 m3 - przy doprowadzeniu centralnej ciepłej wody lub zastosowaniu elektrycznego urządzenia do ogrzewania wody bądź urządzenia gazowego, o którym mowa w § 172 ust. 3 pkt 2, a także gdy urządzenie gazowe znajduje się poza tym pomieszczeniem.  </text:span></text:p>
      <text:p text:style-name="P15"><text:span text:style-name="T2">2. </text:span><text:span text:style-name="akapitustep1"><text:span text:style-name="T5">Dopuszcza się zmniejszenie kubatury, o której mowa w ust. 1 pkt 2, jednakże nie poniżej 5,5 m3 , jeżeli pomieszczenie łazienki jest wyposażone co najmniej w wentylację mechaniczną wywiewną.  </text:span></text:span></text:p>
      <text:p text:style-name="P19"><text:bookmark-start text:name="JEDN_23393_16_5"/><text:span text:style-name="T7">§ 81. 1. </text:span><text:span text:style-name="akapitustep1"><text:span text:style-name="T5">Kabina natryskowa niezamknięta, stanowiąca wydzieloną część pomieszczeń natrysków i umywalni zbiorowych, powinna mieć powierzchnię nie mniejszą niż 0,9 m2 i szerokość co najmniej 0,9 m.  </text:span></text:span><text:span text:style-name="T5"><text:line-break/></text:span></text:p>
      <text:p text:style-name="P15"><text:span text:style-name="T7">2. </text:span><text:span text:style-name="akapitustep1"><text:span text:style-name="T5">Kabina natryskowa zamknięta, wydzielona ściankami na całą wysokość pomieszczenia, powinna mieć powierzchnię nie mniejszą niż 1,5 m2 i szerokość co najmniej 0,9 m oraz być wyposażona w wentylację mechaniczną wywiewną.  </text:span></text:span></text:p>
      <text:p text:style-name="P15"><text:span text:style-name="T7">3. </text:span><text:bookmark-start text:name="PP_23393_16_44"/><text:span text:style-name="akapitdomyslny1"><text:span text:style-name="T5">Kabina natryskowa zamknięta, z urządzeniami przystosowanymi do korzystania przez osoby niepełnosprawne poruszające się na wózkach inwalidzkich, powinna mieć powierzchnię nie mniejszą niż 2,5 m2 i szerokość co najmniej 1,5 m oraz być wyposażona w urządzenia wspomagające, umożliwiające korzystanie z kabiny zgodnie z przeznaczeniem. </text:span></text:span></text:p>
      <text:p text:style-name="P15"><text:span text:style-name="T7">4. </text:span><text:bookmark-start text:name="PP_23393_16_45"/><text:span text:style-name="akapitdomyslny1"><text:span text:style-name="T5">Bezpośrednio przy kabinach natryskowych i umywalniach zbiorowych powinna znajdować się kabina ustępowa. </text:span></text:span></text:p>
      <text:p text:style-name="P19"><text:bookmark-start text:name="JEDN_23393_16_6"/><text:span text:style-name="T7">§ 82. 1. </text:span><text:span text:style-name="akapitustep1"><text:span text:style-name="T5">W budynku zamieszkania zbiorowego łazienki związane z pomieszczeniami mieszkalnymi powinny być wyposażone w wannę lub natrysk oraz umywalkę. Miska ustępowa może być usytuowana w łazience lub w wydzielonej kabinie ustępowej wyposażonej w umywalkę.  </text:span></text:span><text:span text:style-name="T5"><text:line-break/></text:span></text:p>
      <text:p text:style-name="P15"><text:span text:style-name="T7">2. </text:span><text:span text:style-name="akapitustep1"><text:span text:style-name="T5">W budynku, o którym mowa w ust. 1, bez łazienek i ustępów związanych z pomieszczeniami mieszkalnymi należy przewidzieć na każdej kondygnacji umywalnie i ustępy przeznaczone do wspólnego użytku, wyposażone co najmniej w:  </text:span></text:span><text:span text:style-name="T5"><text:line-break/></text:span></text:p>
      <text:p text:style-name="P15"><text:span text:style-name="T7">1) </text:span><text:span text:style-name="T5">1 miskę ustępową dla 10 kobiet,  </text:span></text:p>
      <text:p text:style-name="P15"><text:span text:style-name="T7">2) </text:span><text:span text:style-name="T5">1 miskę ustępową i 1 pisuar dla 20 mężczyzn,  </text:span></text:p>
      <text:p text:style-name="P15"><text:soft-page-break/><text:span text:style-name="T7">3) </text:span><text:span text:style-name="T5">1 urządzenie natryskowe dla 15 osób,  </text:span></text:p>
      <text:p text:style-name="P15"><text:span text:style-name="T7">4) </text:span><text:span text:style-name="T5">1 umywalkę dla 5 osób.  </text:span></text:p>
      <text:p text:style-name="P19"><text:bookmark-start text:name="JEDN_23393_16_7"/><text:span text:style-name="T2">§ 83. </text:span><text:span text:style-name="akapitdomyslny1"><text:span text:style-name="T5">Kabina ustępowa (ustęp wydzielony), nieprzeznaczona dla osób niepełnosprawnych, powinna mieć najmniejszy wymiar poziomy (szerokość) w świetle co najmniej 0,9 m i powierzchnię przed miską ustępową co najmniej 0,6×0,9 m w rzucie poziomym, spełniającą również funkcję powierzchni przed umywalką - w przypadku jej zainstalowania w kabinie ustępowej.  </text:span></text:span></text:p>
      <text:p text:style-name="P19"><text:bookmark-start text:name="JEDN_23393_16_8"/><text:span text:style-name="T7">§ 84. 1. </text:span><text:span text:style-name="akapitustep1"><text:span text:style-name="T5">W budynku użyteczności publicznej i zakładu pracy należy urządzić ustępy ogólnodostępne. Jeżeli liczba osób w pomieszczeniach przeznaczonych na pobyt ludzi na danej kondygnacji jest mniejsza od 10, dopuszcza się umieszczenie ustępu na najbliższej, wyższej lub niższej kondygnacji. </text:span></text:span><text:span text:style-name="T5"><text:line-break/></text:span></text:p>
      <text:p text:style-name="P15"><text:span text:style-name="T7">2. </text:span><text:span text:style-name="akapitustep1"><text:span text:style-name="T5">W budynkach, o których mowa w ust. 1, w ustępach ogólnodostępnych powinna przypadać co najmniej jedna umywalka na 20 osób, co najmniej jedna miska ustępowa i jeden pisuar na 30 mężczyzn oraz jedna miska ustępowa na 20 kobiet, jeżeli przepisy dotyczące bezpieczeństwa i higieny pracy nie stanowią inaczej. W przypadku gdy w pomieszczeniach przeznaczonych na stały pobyt ludzi liczba osób jest mniejsza niż 10, dopuszcza się umieszczenie wspólnego ustępu dla kobiet i mężczyzn.  </text:span></text:span></text:p>
      <text:p text:style-name="P15"><text:span text:style-name="T7">3. </text:span><text:span text:style-name="akapitustep1"><text:span text:style-name="T5">W budynkach, o których mowa w ust. 1, odległość od stanowiska pracy lub miejsca przebywania ludzi do najbliższego ustępu nie może być większa niż 75 m, a od stanowiska pracy chronionej - niż 50 m.  </text:span></text:span></text:p>
      <text:p text:style-name="P19"><text:bookmark-start text:name="JEDN_23393_16_9"/><text:span text:style-name="T7">§ 85. 1. </text:span><text:span text:style-name="akapitustep1"><text:span text:style-name="T5">Ustępy ogólnodostępne w budynkach zamieszkania zbiorowego, użyteczności publicznej i zakładów pracy powinny mieć wejścia z dróg komunikacji ogólnej. </text:span></text:span><text:span text:style-name="T5"><text:line-break/></text:span></text:p>
      <text:p text:style-name="P15"><text:span text:style-name="T7">2. </text:span><text:bookmark-start text:name="PP_23393_16_46"/><text:span text:style-name="akapitdomyslny1"><text:span text:style-name="T5">W ustępach ogólnodostępnych należy stosować: </text:span></text:span><text:span text:style-name="T5"> </text:span></text:p>
      <text:p text:style-name="P15"><text:span text:style-name="T7">1) </text:span><text:span text:style-name="T5">przedsionki, oddzielone ścianami pełnymi na całą wysokość pomieszczenia, w których mogą być instalowane tylko umywalki, </text:span></text:p>
      <text:p text:style-name="P15"><text:span text:style-name="T7">2) </text:span><text:span text:style-name="T5">drzwi o szerokości co najmniej 0,9 m, </text:span></text:p>
      <text:p text:style-name="P15"><text:span text:style-name="T7">3) </text:span><text:bookmark-start text:name="PP_23393_16_47"/><text:span text:style-name="T5">drzwi do kabin ustępowych otwierane na zewnątrz, o szerokości co najmniej 0,8 m, a do kabin przystosowanych dla potrzeb osób niepełnosprawnych, co najmniej 0,9 m, </text:span></text:p>
      <text:p text:style-name="P15"><text:span text:style-name="T7">4) </text:span><text:span text:style-name="T5">przegrody dzielące ustęp damski od męskiego, wykonane jako ściany pełne na całą wysokość pomieszczenia, </text:span></text:p>
      <text:p text:style-name="P15"><text:span text:style-name="T7">5) </text:span><text:span text:style-name="T5">miski ustępowe umieszczone w oddzielnych kabinach o szerokości co najmniej 1 m i długości 1,10 m, ze ściankami i drzwiami o wysokości co najmniej 2 m z prześwitem nad podłogą 0,15 m; oddzielenia nie wymagają ustępy dla dzieci w żłobkach i przedszkolach, </text:span></text:p>
      <text:p text:style-name="P15"><text:span text:style-name="T7">6) </text:span><text:span text:style-name="T5">wpusty kanalizacyjne podłogowe z syfonem oraz armaturę czerpalną ze złączką do węża w pomieszczeniach z pisuarem lub mających więcej niż 4 kabiny ustępowe, </text:span></text:p>
      <text:p text:style-name="P15"><text:span text:style-name="T7">7) </text:span><text:span text:style-name="T5">wentylację grawitacyjną lub mechaniczną - w ustępach z oknem i jedną kabiną, a w innych - mechaniczną o działaniu ciągłym lub włączaną automatycznie. </text:span></text:p>
      <text:p text:style-name="P15"><text:span text:style-name="T2">3. </text:span><text:span text:style-name="akapitustep1"><text:span text:style-name="T5">Przedsionków, o których mowa w ust. 2 pkt 1, nie wymagają ustępy przy salach zajęć w żłobkach i przedszkolach oraz przy pokojach dla chorych w szpitalach. </text:span></text:span></text:p>
      <text:p text:style-name="P19"><text:bookmark-start text:name="JEDN_23393_16_10"/><text:span text:style-name="T7">§ 86. 1. </text:span><text:span text:style-name="akapitustep1"><text:span text:style-name="T5">W budynku, na kondygnacjach dostępnych dla osób niepełnosprawnych, co najmniej jedno z ogólnodostępnych pomieszczeń higienicznosanitarnych powinno być przystosowane dla tych osób przez:  </text:span></text:span><text:span text:style-name="T5"><text:line-break/></text:span></text:p>
      <text:p text:style-name="P15"><text:span text:style-name="T7">1) </text:span><text:span text:style-name="T5">zapewnienie przestrzeni manewrowej o wymiarach co najmniej 1,5×1,5 m,  </text:span></text:p>
      <text:p text:style-name="P15"><text:span text:style-name="T7">2) </text:span><text:span text:style-name="T5">stosowanie w tych pomieszczeniach i na trasie dojazdu do nich drzwi bez progów,  </text:span></text:p>
      <text:p text:style-name="P15"><text:span text:style-name="T7">3) </text:span><text:span text:style-name="T5">zainstalowanie odpowiednio przystosowanej, co najmniej jednej miski ustępowej i umywalki, a także jednego natrysku, jeżeli ze względu na przeznaczenie przewiduje się w budynku takie urządzenia,  </text:span></text:p>
      <text:p text:style-name="P15"><text:soft-page-break/><text:span text:style-name="T7">4) </text:span><text:span text:style-name="T5">zainstalowanie uchwytów ułatwiających korzystanie z urządzeń higienicznosanitarnych.  </text:span></text:p>
      <text:p text:style-name="P15"><text:span text:style-name="T2">2. </text:span><text:span text:style-name="akapitustep1"><text:span text:style-name="T5">Dopuszcza się stosowanie pojedynczego ustępu dla osób niepełnosprawnych bez przedsionka oddzielającego od komunikacji ogólnej.  </text:span></text:span></text:p>
      <text:p text:style-name="P19"><text:bookmark-start text:name="JEDN_23393_16_11"/><text:span text:style-name="T7">§ 87. 1. </text:span><text:span text:style-name="akapitustep1"><text:span text:style-name="T5">Ustępy publiczne należy sytuować na terenach wyposażonych w sieć wodociągową i kanalizacyjną.  </text:span></text:span><text:span text:style-name="T5"><text:line-break/></text:span></text:p>
      <text:p text:style-name="P15"><text:span text:style-name="T7">2. </text:span><text:span text:style-name="akapitustep1"><text:span text:style-name="T5">Dopuszcza się sytuowanie ustępów publicznych na terenach nieskanalizowanych, jako budynki wolno stojące ze szczelnymi zbiornikami nieczystości.  </text:span></text:span></text:p>
      <text:p text:style-name="P15"><text:span text:style-name="T7">3. </text:span><text:span text:style-name="akapitustep1"><text:span text:style-name="T5">Dopuszcza się sytuowanie tymczasowych, nieskanalizowanych ustępów publicznych na terenach skanalizowanych, za zgodą właściwego terenowo państwowego inspektora sanitarnego.  </text:span></text:span></text:p>
      <text:p text:style-name="P15"><text:span text:style-name="T7">4. </text:span><text:span text:style-name="akapitustep1"><text:span text:style-name="T5">Ustęp publiczny powinien odpowiadać wymaganiom określonym w § 85 oraz mieć kabiny ustępowe o wymiarach co najmniej 1,5 m długości i 1 m szerokości.  </text:span></text:span></text:p>
      <text:p text:style-name="P15"><text:span text:style-name="T7">5. </text:span><text:span text:style-name="akapitustep1"><text:span text:style-name="T5">W ustępie publicznym należy zainstalować co najmniej jeden wpust kanalizacyjny podłogowy z syfonem oraz armaturę czerpalną ze złączką do węża.  </text:span></text:span></text:p>
      <text:p text:style-name="P15"><text:span text:style-name="T7">6. </text:span><text:span text:style-name="akapitustep1"><text:span text:style-name="T5">W ustępie publicznym co najmniej jedna kabina powinna być przystosowana do potrzeb osób niepełnosprawnych, zgodnie z § 86.  </text:span></text:span></text:p>
      <text:p text:style-name="P19"><text:bookmark-start text:name="JEDN_23393_16_12"/><text:span text:style-name="T7">§ 88. 1. </text:span><text:span text:style-name="akapitustep1"><text:span text:style-name="T5">Wejście do ustępu publicznego, wbudowanego w inny obiekt, nie może prowadzić bezpośrednio z klatki schodowej lub innej drogi komunikacji ogólnej w budynku ani z pomieszczenia przeznaczonego na pobyt ludzi.  </text:span></text:span><text:span text:style-name="T5"><text:line-break/></text:span></text:p>
      <text:p text:style-name="P15"><text:span text:style-name="T7">2. </text:span><text:span text:style-name="akapitustep1"><text:span text:style-name="T5">Odległość od okien i drzwi ustępu publicznego do okien i drzwi do pomieszczeń przeznaczonych na pobyt ludzi oraz do produkcji i magazynowania artykułów żywnościowych i farmaceutycznych nie może być mniejsza niż 10 m.  </text:span></text:span></text:p>
      <text:p text:style-name="P19"><text:bookmark-start text:name="JEDN_23393_16_13"/><text:span text:style-name="T7">§ 89. 1. </text:span><text:span text:style-name="akapitustep1"><text:span text:style-name="T5">Przepisów § 73 ust. 1, § 75, 79 ust. 1, § 82 i 83 oraz w przypadkach przebudowy także § 77 ust. 2 niniejszego działu nie stosuje się do budynków zakwaterowania osób tymczasowo aresztowanych, skazanych lub ukaranych, zwanych dalej </text:span></text:span><text:span text:style-name="akapitustep1"><text:span text:style-name="T8">„osadzonymi”</text:span></text:span><text:span text:style-name="akapitustep1"><text:span text:style-name="T5">.  </text:span></text:span><text:span text:style-name="T5"><text:line-break/></text:span></text:p>
      <text:p text:style-name="P15"><text:span text:style-name="T7">2. </text:span><text:span text:style-name="akapitustep1"><text:span text:style-name="T5">Przepisów § 75 i 79 ust. 1 nie stosuje się do zakładów poprawczych i schronisk dla nieletnich.  </text:span></text:span></text:p>
      <text:p text:style-name="P2"><text:bookmark-start text:name="JEDN_23393_17_r"/><text:span text:style-name="T2">Rozdział 7</text:span><text:span text:style-name="T5"> </text:span></text:p>
      <text:p text:style-name="P5"><text:line-break/>Szczególne wymagania dotyczące mieszkań w budynkach wielorodzinnych</text:p>
      <text:p text:style-name="Normal_20__28_Web_29_"><text:bookmark-start text:name="JEDN_23393_17_0"/><text:span text:style-name="T7">§ 90. </text:span><text:span text:style-name="akapitdomyslny1"><text:span text:style-name="T5">Mieszkanie w budynku wielorodzinnym powinno spełniać wymagania dotyczące pomieszczeń przeznaczonych na pobyt ludzi, a ponadto wymagania określone w niniejszym rozdziale.  </text:span></text:span><text:bookmark-start text:name="JEDN_23393_17_1"/><text:span text:style-name="T5"> </text:span></text:p>
      <text:p text:style-name="P19"><text:span text:style-name="T7">§ 91. </text:span><text:span text:style-name="akapitdomyslny1"><text:span text:style-name="T5">Mieszkanie, z wyjątkiem jedno- i dwupokojowego, powinno być przewietrzane na przestrzał lub narożnikowe. Nie dotyczy to mieszkania w budynku podlegającym przebudowie, a także mieszkania wyposażonego w wentylację mechaniczną o działaniu ciągłym wywiewną lub nawiewno-wywiewną. </text:span></text:span></text:p>
      <text:p text:style-name="P19"><text:bookmark-start text:name="JEDN_23393_17_2"/><text:span text:style-name="T7">§ 92. 1. </text:span><text:span text:style-name="akapitustep1"><text:span text:style-name="T5">Mieszkanie, oprócz pomieszczeń mieszkalnych, powinno mieć kuchnię lub wnękę kuchenną, łazienkę, ustęp wydzielony lub miskę ustępową w łazience, przestrzeń składowania oraz przestrzeń komunikacji wewnętrznej.  </text:span></text:span><text:span text:style-name="T5"><text:line-break/></text:span></text:p>
      <text:p text:style-name="P15"><text:soft-page-break/><text:span text:style-name="T7">2. </text:span><text:span text:style-name="akapitustep1"><text:span text:style-name="T5">Kuchnia i wnęka kuchenna powinny być wyposażone w trzon kuchenny, zlewozmywak lub zlew oraz mieć układ przestrzenny, umożliwiający zainstalowanie chłodziarki i urządzenie miejsca pracy.  </text:span></text:span></text:p>
      <text:p text:style-name="P15"><text:span text:style-name="T7">3. </text:span><text:span text:style-name="akapitustep1"><text:span text:style-name="T5">W budynku mieszkalnym wielorodzinnym w łazienkach powinno być możliwe zainstalowanie wanny lub kabiny natryskowej, umywalki, miski ustępowej (jeżeli nie ma ustępu wydzielonego), automatycznej pralki domowej, a także usytuowanie pojemnika na brudną bieliznę. Sposób zagospodarowania i rozmieszczenia urządzeń sanitarnych powinien zapewniać do nich dogodny dostęp.  </text:span></text:span></text:p>
      <text:p text:style-name="P15"><text:span text:style-name="T7">4. </text:span><text:span text:style-name="akapitustep1"><text:span text:style-name="T5">Ustęp wydzielony należy wyposażyć w umywalkę.  </text:span></text:span></text:p>
      <text:p text:style-name="P19"><text:bookmark-start text:name="JEDN_23393_17_3"/><text:span text:style-name="T7">§ 93. 1. </text:span><text:span text:style-name="akapitustep1"><text:span text:style-name="T5">Pomieszczenie mieszkalne i kuchenne powinno mieć bezpośrednie oświetlenie światłem dziennym.  </text:span></text:span><text:span text:style-name="T5"><text:line-break/></text:span></text:p>
      <text:p text:style-name="P15"><text:span text:style-name="T7">2. </text:span><text:span text:style-name="akapitustep1"><text:span text:style-name="T5">W mieszkaniu jednopokojowym dopuszcza się pomieszczenie kuchenne bez okien lub wnękę kuchenną połączoną z przedpokojem, pod warunkiem zastosowania co najmniej wentylacji:  </text:span></text:span><text:span text:style-name="T5"><text:line-break/></text:span></text:p>
      <text:p text:style-name="P15"><text:span text:style-name="T7">1) </text:span><text:span text:style-name="T5">grawitacyjnej - w przypadku kuchni elektrycznej,  </text:span></text:p>
      <text:p text:style-name="P15"><text:span text:style-name="T7">2) </text:span><text:span text:style-name="T5">mechanicznej wywiewnej - w przypadku kuchni gazowej.  </text:span></text:p>
      <text:p text:style-name="P15"><text:span text:style-name="T2">3. </text:span><text:span text:style-name="akapitustep1"><text:span text:style-name="T5">W mieszkaniu wielopokojowym kuchnia może stanowić część pokoju przeznaczonego na pobyt dzienny, pod warunkiem zastosowania w tym pomieszczeniu wentylacji grawitacyjnej lub mechanicznej z podłączeniem do niej okapu wywiewnego nad trzonem kuchennym, a także z zapewnieniem odprowadzenia powietrza z pomieszczenia dodatkowym otworem wywiewnym, usytuowanym nie więcej niż 0,15 m poniżej płaszczyzny sufitu.  </text:span></text:span></text:p>
      <text:p text:style-name="P19"><text:bookmark-start text:name="JEDN_23393_17_4"/><text:span text:style-name="T7">§ 94. 1. </text:span><text:span text:style-name="akapitustep1"><text:span text:style-name="T5">W budynku wielorodzinnym szerokość w świetle ścian pomieszczeń powinna wynosić co najmniej:  </text:span></text:span><text:span text:style-name="T5"><text:line-break/></text:span></text:p>
      <text:p text:style-name="P15"><text:span text:style-name="T7">1) </text:span><text:span text:style-name="T5">pokoju sypialnego przewidzianego dla jednej osoby - 2,2 m,  </text:span></text:p>
      <text:p text:style-name="P15"><text:span text:style-name="T7">2) </text:span><text:span text:style-name="T5">pokoju sypialnego przewidzianego dla dwóch osób - 2,7 m,  </text:span></text:p>
      <text:p text:style-name="P15"><text:span text:style-name="T7">3) </text:span><text:span text:style-name="T5">kuchni w mieszkaniu jednopokojowym - 1,8 m,  </text:span></text:p>
      <text:p text:style-name="P15"><text:span text:style-name="T7">4) </text:span><text:span text:style-name="T5">kuchni w mieszkaniu wielopokojowym - 2,4 m.  </text:span></text:p>
      <text:p text:style-name="P15"><text:span text:style-name="T2">2. </text:span><text:span text:style-name="akapitustep1"><text:span text:style-name="T5">W mieszkaniu co najmniej jeden pokój powinien mieć powierzchnię nie mniejszą niż 16 m2. </text:span></text:span></text:p>
      <text:p text:style-name="P19"><text:bookmark-start text:name="JEDN_23393_17_5"/><text:span text:style-name="T7">§ 95. 1. </text:span><text:span text:style-name="akapitustep1"><text:span text:style-name="T5">Kształt i wymiary przedpokoju powinny umożliwiać przeniesienie chorego na noszach oraz wykonanie manewru wózkiem inwalidzkim w miejscach zmiany kierunku ruchu.  </text:span></text:span><text:span text:style-name="T5"><text:line-break/></text:span></text:p>
      <text:p text:style-name="P15"><text:span text:style-name="T7">2. </text:span><text:span text:style-name="akapitustep1"><text:span text:style-name="T5">Korytarze stanowiące komunikację wewnętrzną w mieszkaniu powinny mieć szerokość w świetle co najmniej 1,2 m, z dopuszczeniem miejscowego zwężenia do 0,9 m na długości korytarza nie większej niż 1,5 m.  </text:span></text:span></text:p>
      <text:p text:style-name="P2"><text:bookmark-start text:name="JEDN_23393_18_r"/><text:span text:style-name="T2">Rozdział 8</text:span><text:span text:style-name="T5"> </text:span></text:p>
      <text:p text:style-name="P2"><text:span text:style-name="T11"><text:line-break/>Pom</text:span><text:span text:style-name="T11">ieszczenia techniczne i gospodarcze</text:span></text:p>
      <text:p text:style-name="Normal_20__28_Web_29_"><text:bookmark-start text:name="JEDN_23393_18_0"/><text:span text:style-name="T7">§ 96. 1. </text:span><text:bookmark-start text:name="PP_23393_18_48"/><text:span text:style-name="akapitdomyslny1"><text:span text:style-name="T5">Pomieszczenie techniczne, w którym są zainstalowane urządzenia emitujące hałasy lub drgania, może być sytuowane w bezpośrednim sąsiedztwie pomieszczeń przeznaczonych na stały pobyt ludzi, pod warunkiem zastosowania rozwiązań konstrukcyjno-materiałowych, zapewniających ochronę sąsiednich pomieszczeń przed uciążliwym oddziaływaniem tych urządzeń, zgodnie z wymaganiami § 323 ust. 2 pkt 2 i § 327 oraz Polskich Norm dotyczących dopuszczalnych wartości poziomu dźwięku w pomieszczeniach oraz oceny wpływu drgań na budynki i na ludzi w budynkach. </text:span></text:span><text:span text:style-name="T5"> </text:span></text:p>
      <text:p text:style-name="P15"><text:soft-page-break/><text:span text:style-name="T7">2. </text:span><text:span text:style-name="akapitustep1"><text:span text:style-name="T5">Podpory, zamocowania i złącza urządzeń, o których mowa w ust. 1, powinny być wykonane w sposób uniemożliwiający przenoszenie niedopuszczalnego hałasu i drgań na elementy budynku i instalacje.  </text:span></text:span></text:p>
      <text:p text:style-name="P19"><text:bookmark-start text:name="JEDN_23393_18_1"/><text:span text:style-name="T7">§ 97. 1. </text:span><text:span text:style-name="akapitustep1"><text:span text:style-name="T5">Wysokość pomieszczenia technicznego i gospodarczego nie powinna być mniejsza niż 2 m, jeżeli inne przepisy rozporządzenia nie określają większych wymagań. </text:span></text:span><text:span text:style-name="T5"><text:line-break/></text:span></text:p>
      <text:p text:style-name="P15"><text:span text:style-name="T7">2. </text:span><text:span text:style-name="akapitustep1"><text:span text:style-name="T5">W pomieszczeniach, o których mowa w ust. 1, wysokość drzwi i przejść pod przewodami instalacyjnymi powinna wynosić w świetle co najmniej 1,9 m, z zastrzeżeniem § 242 ust. 3. </text:span></text:span></text:p>
      <text:p text:style-name="P15"><text:span text:style-name="T7">3. </text:span><text:span text:style-name="akapitustep1"><text:span text:style-name="T5">Wysokość kanałów i przestrzeni instalacyjnych w budynku oraz studzienek rewizyjnych powinna wynosić w świetle co najmniej 1,9 m, przy czym na odcinkach o długości do 4 m wysokość kanałów może być obniżona do 0,9 m. </text:span></text:span></text:p>
      <text:p text:style-name="P15"><text:span text:style-name="T7">4. </text:span><text:span text:style-name="akapitustep1"><text:span text:style-name="T5">Odległość między włazami kontrolnymi w kanałach instalacyjnych nie może przekraczać 30 m. Włazy te powinny znajdować się na każdym załamaniu kanału i mieć wymiary co najmniej 0,6 m × 0,6 m lub średnicę 0,6 m. </text:span></text:span></text:p>
      <text:p text:style-name="P15"><text:span text:style-name="T7">5. </text:span><text:bookmark-start text:name="PP_23393_18_49"/><text:span text:style-name="akapitdomyslny1"><text:span text:style-name="T5">Pomieszczenia techniczne przeznaczone do układania kabli w budynku (tunele i pomieszczenia kablowe) powinny spełniać wymagania wynikające z normy Stowarzyszenia Elektryków Polskich nr N SEP-E-004:2003 Elektroenergetyczne i sygnalizacyjne linie kablowe. Projektowanie i budowa. </text:span></text:span></text:p>
      <text:p text:style-name="P19"><text:bookmark-start text:name="JEDN_23393_18_2"/><text:span text:style-name="T7">§ 98. 1. </text:span><text:span text:style-name="akapitustep1"><text:span text:style-name="T5">Podłogi w pomieszczeniach technicznych i gospodarczych powinny być wykonane w sposób zapewniający utrzymanie czystości, stosownie do ich przeznaczenia.  </text:span></text:span><text:span text:style-name="T5"><text:line-break/></text:span></text:p>
      <text:p text:style-name="P15"><text:span text:style-name="T7">2. </text:span><text:span text:style-name="akapitustep1"><text:span text:style-name="T5">Pomieszczenia techniczne i gospodarcze powinny być wyposażone w instalacje i urządzenia elektryczne dostosowane do ich przeznaczenia, zgodnie z wymaganiami Polskich Norm dotyczących tych instalacji i urządzeń.  </text:span></text:span></text:p>
      <text:p text:style-name="P2"><text:bookmark-start text:name="JEDN_23393_19_r"/><text:span text:style-name="T2">Rozdział 9</text:span><text:span text:style-name="T5"> </text:span></text:p>
      <text:p text:style-name="P5"><text:line-break/>Dojścia i przejścia do urządzeń technicznych</text:p>
      <text:p text:style-name="Normal_20__28_Web_29_"><text:bookmark-start text:name="JEDN_23393_19_0"/><text:span text:style-name="T7">§ 99. 1. </text:span><text:span text:style-name="akapitustep1"><text:span text:style-name="T5">Dojściami i przejściami do dźwignic i innych urządzeń technicznych mogą być korytarze, pomosty, podesty, galerie, schody, z zastrzeżeniem § 68 ust. 1, drabiny i klamry, wykonane z materiałów niepalnych.  </text:span></text:span><text:span text:style-name="T5"><text:line-break/></text:span></text:p>
      <text:p text:style-name="P15"><text:span text:style-name="T7">2. </text:span><text:span text:style-name="akapitustep1"><text:span text:style-name="T5">Ogólne wymagania dotyczące dojść i przejść do dźwignic należy stosować również w razie wykonania dojść roboczych do pomieszczeń i części budynku nieprzeznaczonych na pobyt ludzi, związanych z okresową obsługą maszyn i urządzeń oraz przeglądem i utrzymaniem stanu technicznego budynku.  </text:span></text:span></text:p>
      <text:p text:style-name="P19"><text:bookmark-start text:name="JEDN_23393_19_1"/><text:span text:style-name="T7">§ 100. 1. </text:span><text:span text:style-name="akapitustep1"><text:span text:style-name="T5">Dojścia i przejścia powinny mieć wysokość w świetle co najmniej 1,9 m i mogą być usytuowane nad stanowiskiem pracy na wysokości co najmniej 2,5 m, licząc od poziomu podłogi tego stanowiska.  </text:span></text:span><text:span text:style-name="T5"><text:line-break/></text:span></text:p>
      <text:p text:style-name="P15"><text:span text:style-name="T7">2. </text:span><text:span text:style-name="akapitustep1"><text:span text:style-name="T5">Nawierzchnia podłogi w dojściach i przejściach nie może być śliska.  </text:span></text:span></text:p>
      <text:p text:style-name="P15"><text:span text:style-name="T7">3. </text:span><text:span text:style-name="akapitustep1"><text:span text:style-name="T5">Podłogi ażurowe nie mogą mieć otworów o powierzchni większej niż 1700 mm2 i wymiarów umożliwiających przejście przez nie kuli o średnicy większej niż 36 mm.  </text:span></text:span></text:p>
      <text:p text:style-name="P15"><text:span text:style-name="T7">4. </text:span><text:span text:style-name="akapitustep1"><text:span text:style-name="T5">Poziome dojścia i przejścia od strony przestrzeni otwartej powinny być zabezpieczone balustradą o wysokości 1,1 m z poprzeczką umieszczoną w połowie jej wysokości i krawężnikiem o wysokości co najmniej 0,15 m.  </text:span></text:span></text:p>
      <text:p text:style-name="P19"><text:bookmark-start text:name="JEDN_23393_19_2"/><text:span text:style-name="T7">§ 101. 1. </text:span><text:span text:style-name="akapitustep1"><text:span text:style-name="T5">W wyjątkowych przypadkach, uzasadnionych względami użytkowymi, jako dojście i przejście między różnymi poziomami mogą służyć drabiny lub klamry, trwale zamocowane do </text:span></text:span><text:soft-page-break/><text:span text:style-name="akapitustep1"><text:span text:style-name="T5">konstrukcji.  </text:span></text:span><text:span text:style-name="T5"><text:line-break/></text:span></text:p>
      <text:p text:style-name="P15"><text:span text:style-name="T7">2. </text:span><text:span text:style-name="akapitustep1"><text:span text:style-name="T5">Szerokość drabin lub klamer, o których mowa w ust. 1, powinna wynosić co najmniej 0,5 m, a odstępy między szczeblami nie mogą być większe niż 0,3 m. Poczynając od wysokości 3 m nad poziomem podłogi, drabiny lub klamry powinny być zaopatrzone w urządzenia zabezpieczające przed upadkiem, takie jak obręcze ochronne, rozmieszczone w rozstawie nie większym niż 0,8 m, z pionowymi prętami w rozstawie nie większym niż 0,3 m.  </text:span></text:span></text:p>
      <text:p text:style-name="P15"><text:span text:style-name="T7">3. </text:span><text:span text:style-name="akapitustep1"><text:span text:style-name="T5">Odległość drabiny lub klamry od ściany bądź innej konstrukcji, do której są umocowane, nie może być mniejsza niż 0,15 m, a odległość obręczy ochronnej od drabiny, w miejscu najbardziej od niej oddalonym, nie może być mniejsza niż 0,7 m i większa niż 0,8 m.  </text:span></text:span></text:p>
      <text:p text:style-name="P15"><text:span text:style-name="T7">4. </text:span><text:span text:style-name="akapitustep1"><text:span text:style-name="T5">Spoczniki z balustradą powinny być umieszczone co 8-10 m wysokości drabiny lub ciągu klamer. Górne końce podłużnie (bocznic) drabin powinny być wyprowadzone co najmniej 0,75 m nad poziom wejścia (pomostu), jeżeli nie zostały zastosowane inne zabezpieczenia przed upadkiem.  </text:span></text:span></text:p>
      <text:p text:style-name="P2"><text:bookmark-start text:name="JEDN_23393_20_r"/><text:span text:style-name="T2">Rozdział 1</text:span><text:span text:style-name="T2">0</text:span><text:span text:style-name="T5"> </text:span></text:p>
      <text:p text:style-name="P5"><text:line-break/>Garaże dla samochodów osobowych</text:p>
      <text:p text:style-name="Normal_20__28_Web_29_"><text:bookmark-start text:name="JEDN_23393_20_0"/><text:span text:style-name="T7">§ 102. </text:span><text:span text:style-name="akapitdomyslny1"><text:span text:style-name="T5">Garaż do przechowywania i bieżącej, niezawodowej obsługi samochodów osobowych, stanowiący samodzielny obiekt budowlany lub część innego obiektu, będący garażem zamkniętym - z pełną obudową zewnętrzną i zamykanymi otworami, bądź garażem otwartym - bez ścian zewnętrznych albo ze ścianami niepełnymi lub ażurowymi, powinien mieć:  </text:span></text:span><text:span text:style-name="T5"> </text:span></text:p>
      <text:p text:style-name="P1"><text:span text:style-name="T7">1) </text:span><text:span text:style-name="T5">wysokość w świetle konstrukcji co najmniej 2,2 m i do spodu przewodów i urządzeń instalacyjnych 2 m,  </text:span></text:p>
      <text:p text:style-name="P1"><text:span text:style-name="T7">2) </text:span><text:span text:style-name="T5">wjazdy lub wrota garażowe co najmniej o szerokości 2,3 m i wysokości 2 m w świetle,  </text:span></text:p>
      <text:p text:style-name="P1"><text:span text:style-name="T7">3) </text:span><text:span text:style-name="T5">elektryczną instalację oświetleniową,  </text:span></text:p>
      <text:p text:style-name="P1"><text:span text:style-name="T7">4) </text:span><text:span text:style-name="T5">zapewnioną wymianę powietrza, zgodnie z § 108,  </text:span></text:p>
      <text:p text:style-name="P1"><text:span text:style-name="T7">5) </text:span><text:span text:style-name="T5">wpusty podłogowe z syfonem i osadnikami w garażu z instalacją wodociągową lub przeciwpożarową tryskaczową, w garażu podziemnym przed wjazdem do niego oraz w garażu nadziemnym o pojemności powyżej 25 samochodów,  </text:span></text:p>
      <text:p text:style-name="P1"><text:span text:style-name="T7">6) </text:span><text:span text:style-name="T5">instalację przeciwpożarową, wymaganą przepisami dotyczącymi ochrony przeciwpożarowej, zabezpieczoną przed zamarzaniem.  </text:span></text:p>
      <text:p text:style-name="P19"><text:bookmark-start text:name="JEDN_23393_20_1"/><text:span text:style-name="T7">§ 103. 1. </text:span><text:span text:style-name="akapitustep1"><text:span text:style-name="T5">Do garażu położonego poniżej lub powyżej terenu należy zapewnić dojazd dla samochodów za pomocą pochylni o maksymalnym nachyleniu nie większym niż określone w § 70 lub zastosować odpowiednie urządzenia do transportu pionowego.  </text:span></text:span><text:span text:style-name="T5"><text:line-break/></text:span></text:p>
      <text:p text:style-name="P15"><text:span text:style-name="T7">2. </text:span><text:span text:style-name="akapitustep1"><text:span text:style-name="T5">W garażu przeznaczonym dla więcej niż 25 samochodów na każdej kondygnacji, należy stosować pochylnie o szerokości co najmniej 5,5 m, umożliwiające ruch dwukierunkowy, lub osobne, jednopasmowe pochylnie o szerokości co najmniej 2,7 m dla wjazdu i wyjazdu samochodów.  </text:span></text:span></text:p>
      <text:p text:style-name="P15"><text:span text:style-name="T7">3. </text:span><text:span text:style-name="akapitustep1"><text:span text:style-name="T5">W garażu przeznaczonym dla nie więcej niż 25 samochodów na kondygnacji, dopuszcza się zastosowanie wyłącznie pochylni jednopasmowych, pod warunkiem zainstalowania sygnalizacji do regulacji kierunków ruchu.  </text:span></text:span></text:p>
      <text:p text:style-name="P15"><text:span text:style-name="T7">4. </text:span><text:span text:style-name="akapitustep1"><text:span text:style-name="T5">W garażu jedno- i dwupoziomowym, przeznaczonym dla nie więcej niż 10 samochodów na kondygnacji, dopuszcza się zastosowanie pochylni jednopasmowej bez sygnalizacji świetlnej.  </text:span></text:span></text:p>
      <text:p text:style-name="P19"><text:bookmark-start text:name="JEDN_23393_20_2"/><text:span text:style-name="T7">§ 104. 1. </text:span><text:span text:style-name="akapitustep1"><text:span text:style-name="T5">Dojazd (droga manewrowa) do stanowisk postojowych w garażu jednoprzestrzennym (bez ścian wewnętrznych) powinien mieć szerokość dostosowaną do warunków ruchu takich samochodów, jakie mają być przechowywane, oraz do sposobu ich usytuowania w stosunku do osi drogi, ale co najmniej:  </text:span></text:span><text:span text:style-name="T5"><text:line-break/></text:span></text:p>
      <text:p text:style-name="P15"><text:span text:style-name="T7">1) </text:span><text:span text:style-name="T5">przy usytuowaniu prostopadłym - 5,7 m,  </text:span></text:p>
      <text:p text:style-name="P15"><text:soft-page-break/><text:span text:style-name="T7">2) </text:span><text:span text:style-name="T5">przy usytuowaniu pod kątem 60° - 4 m,  </text:span></text:p>
      <text:p text:style-name="P15"><text:span text:style-name="T7">3) </text:span><text:span text:style-name="T5">przy usytuowaniu pod kątem 45° - 3,5 m,  </text:span></text:p>
      <text:p text:style-name="P15"><text:span text:style-name="T7">4) </text:span><text:span text:style-name="T5">przy usytuowaniu równoległym - 3 m.  </text:span></text:p>
      <text:p text:style-name="P15"><text:span text:style-name="T2">2. </text:span><text:span text:style-name="akapitustep1"><text:span text:style-name="T5">Dopuszcza się zmniejszenie wymiaru, o którym mowa w ust. 1 pkt 1, do 5,0 m, jeżeli stanowiska postojowe mają szerokość co najmniej 2,5 m.  </text:span></text:span></text:p>
      <text:p text:style-name="P15"><text:span text:style-name="T7">3. </text:span><text:span text:style-name="akapitustep1"><text:span text:style-name="T5">Stanowiska postojowe w garażu powinny mieć co najmniej szerokość 2,3 m i długość 5,0 m, z zachowaniem odległości między bokiem samochodu a ścianą lub słupem - co najmniej 0,5 m.  </text:span></text:span></text:p>
      <text:p text:style-name="P15"><text:span text:style-name="T7">4. </text:span><text:span text:style-name="akapitustep1"><text:span text:style-name="T5">Stanowiska postojowe w garażu, przeznaczone dla samochodów, z których korzystają osoby niepełnosprawne, powinny mieć zapewniony dojazd na wózku inwalidzkim z drogi manewrowej do drzwi samochodu co najmniej z jednej strony, o szerokości nie mniejszej niż 1,2 m.  </text:span></text:span></text:p>
      <text:p text:style-name="P19"><text:bookmark-start text:name="JEDN_23393_20_3"/><text:span text:style-name="T7">§ 105. 1. </text:span><text:span text:style-name="akapitustep1"><text:span text:style-name="T5">W garażu podziemnym i wielopoziomowym nadziemnym jako dojścia należy stosować schody odpowiadające warunkom określonym w § 68. </text:span></text:span><text:span text:style-name="T5"><text:line-break/></text:span></text:p>
      <text:p text:style-name="P15"><text:span text:style-name="T7">2. </text:span><text:span text:style-name="akapitustep1"><text:span text:style-name="T5">W garażu jednopoziomowym podziemnym i nadziemnym dopuszcza się wykorzystanie jako dojścia pochylni przeznaczonych do ruchu samochodów, jeżeli ich nachylenie nie przekracza 10% oraz istnieje możliwość wydzielenia bezpiecznego pasma ruchu pieszego o szerokości co najmniej 0,75 m.  </text:span></text:span></text:p>
      <text:p text:style-name="P15"><text:span text:style-name="T7">3. </text:span><text:span text:style-name="akapitustep1"><text:span text:style-name="T5">Nie wymaga się wydzielenia pasma ruchu pieszego na pochylni dwupasmowej, a w garażu o pojemności do 25 samochodów włącznie na kondygnacji - także na pochylni jednopasmowej.  </text:span></text:span></text:p>
      <text:p text:style-name="P15"><text:span text:style-name="T7">4. </text:span><text:bookmark-start text:name="PP_23393_20_50"/><text:span text:style-name="akapitdomyslny1"><text:span text:style-name="T5">Stanowiska postojowe dla samochodów, z których korzystają osoby niepełnosprawne, należy sytuować na poziomie terenu lub na kondygnacjach dostępnych dla tych osób z pochylni, z uwzględnieniem warunków, o których mowa w § 70. </text:span></text:span></text:p>
      <text:p text:style-name="P15"><text:span text:style-name="T7">5. </text:span><text:bookmark-start text:name="PP_23393_20_51"/><text:span text:style-name="akapitdomyslny1"><text:span text:style-name="T5">W garażu wielopoziomowym lub stanowiącym kondygnację w budynku mieszkalnym wielorodzinnym oraz budynku użyteczności publicznej należy zainstalować urządzenia dźwigowe lub inne urządzenia podnośne umożliwiające transport pionowy osobom niepełnosprawnym poruszającym się na wózkach inwalidzkich na inne kondygnacje, które wymagają dostępności dla tych osób. </text:span></text:span></text:p>
      <text:p text:style-name="P19"><text:bookmark-start text:name="JEDN_23393_20_4"/><text:span text:style-name="T7">§ 106. 1. </text:span><text:span text:style-name="akapitustep1"><text:span text:style-name="T5">Garaż znajdujący się w budynku o innym przeznaczeniu powinien mieć ściany i stropy, zapewniające wymaganą izolację akustyczną, o której mowa w § 326, oraz szczelność uniemożliwiającą przenikanie spalin lub oparów paliwa do sąsiednich pomieszczeń, przeznaczonych na pobyt ludzi, usytuowanych obok lub nad garażem.  </text:span></text:span><text:span text:style-name="T5"><text:line-break/></text:span></text:p>
      <text:p text:style-name="P15"><text:span text:style-name="T7">2. </text:span><text:span text:style-name="akapitustep1"><text:span text:style-name="T5">Dopuszcza się sytuowanie nad garażem otwartym kondygnacji z pomieszczeniami przeznaczonymi na pobyt ludzi, z wyjątkiem pomieszczeń mieszkalnych, opieki zdrowotnej oraz oświaty i nauki, przy spełnieniu jednego z warunków:  </text:span></text:span><text:span text:style-name="T5"><text:line-break/></text:span></text:p>
      <text:p text:style-name="P15"><text:span text:style-name="T7">1) </text:span><text:span text:style-name="T5">lico ściany zewnętrznej tych kondygnacji z oknami otwieranymi jest cofnięte w stosunku do lica ściany garażu otwartego lub do krawędzi jego najwyższego stropu co najmniej o 6 m, a konstrukcja dachu i jego przekrycie nad garażem spełniają wymagania określone w § 218,  </text:span></text:p>
      <text:p text:style-name="P15"><text:span text:style-name="T7">2) </text:span><text:span text:style-name="T5">usytuowanie ścian zewnętrznych tych kondygnacji w jednej płaszczyźnie z licem ścian zewnętrznych części garażowej lub z krawędziami jej stropów wymaga zastosowania w tych pomieszczeniach okien nieotwieranych oraz wentylacji mechanicznej nawiewno-wywiewnej lub klimatyzacji.  </text:span></text:p>
      <text:p text:style-name="P15"><text:span text:style-name="T2">3. </text:span><text:span text:style-name="akapitustep1"><text:span text:style-name="T5">Wymaganie, o którym mowa w ust. 2, nie dotyczy budynków jednorodzinnych, zagrodowych i rekreacji indywidualnej.  </text:span></text:span></text:p>
      <text:p text:style-name="P19"><text:bookmark-start text:name="JEDN_23393_20_5"/><text:span text:style-name="T7">§ 1</text:span><text:span text:style-name="T7">07. 1. </text:span><text:span text:style-name="akapitustep1"><text:span text:style-name="T5">Posadzka w garażu powinna mieć spadki do wewnętrznego lub zewnętrznego wpustu kanalizacyjnego. W zabudowie jednorodzinnej, zagrodowej i rekreacji indywidualnej dopuszcza się wykonywanie spadku posadzki skierowanego bezpośrednio na nieutwardzony teren działki.  </text:span></text:span><text:span text:style-name="T5"><text:line-break/></text:span></text:p>
      <text:p text:style-name="P15"><text:span text:style-name="T7">2. </text:span><text:span text:style-name="akapitustep1"><text:span text:style-name="T5">W garażu krawędzie płaszczyzny posadzki, a także znajdujących się w niej otworów, należy, z uwzględnieniem ust. 1, ograniczyć progiem (obrzeżem) o wysokości 30 mm, uniemożliwiającym spływ </text:span></text:span><text:soft-page-break/><text:span text:style-name="akapitustep1"><text:span text:style-name="T5">wody lub innej cieczy na zewnątrz i na niższy poziom garażowania. Na drodze ruchu pieszego próg ten powinien być wyprofilowany w sposób umożliwiający przejazd wózkiem inwalidzkim.  </text:span></text:span></text:p>
      <text:p text:style-name="P19"><text:bookmark-start text:name="JEDN_23393_20_6"/><text:span text:style-name="T7">§ 108. 1. </text:span><text:span text:style-name="akapitustep1"><text:span text:style-name="T5">W garażu zamkniętym należy stosować wentylację:  </text:span></text:span><text:span text:style-name="T5"><text:line-break/></text:span></text:p>
      <text:p text:style-name="P15"><text:span text:style-name="T7">1) </text:span><text:span text:style-name="T5">co najmniej naturalną, przez przewietrzanie otworami wentylacyjnymi umieszczonymi w ścianach przeciwległych lub bocznych, bądź we wrotach garażowych, o łącznej powierzchni netto otworów wentylacyjnych nie mniejszej niż 0,04 m2 na każde, wydzielone przegrodami budowlanymi, stanowisko postojowe - w nieogrzewanych garażach nadziemnych wolno stojących, przybudowanych lub wbudowanych w inne budynki,  </text:span></text:p>
      <text:p text:style-name="P15"><text:span text:style-name="T7">2) </text:span><text:span text:style-name="T5">co najmniej grawitacyjną, zapewniającą 1,5-krotną wymianę powietrza na godzinę - w ogrzewanych garażach nadziemnych lub częściowo zagłębionych, mających nie więcej niż 10 stanowisk postojowych,  </text:span></text:p>
      <text:p text:style-name="P15"><text:span text:style-name="T7">3) </text:span><text:span text:style-name="T5">mechaniczną, sterowaną czujkami niedopuszczalnego poziomu stężenia tlenku węgla - w innych garażach, niewymienionych w pkt 1 i 2, oraz w kanałach rewizyjnych, służących zawodowej obsłudze i naprawie samochodów bądź znajdujących się w garażach wielostanowiskowych, z zastrzeżeniem § 150 ust. 5. </text:span></text:p>
      <text:p text:style-name="P15"><text:span text:style-name="T7">4) </text:span><text:bookmark-start text:name="PP_23393_20_52"/><text:span text:style-name="T5">mechaniczną, sterowaną czujkami niedopuszczalnego poziomu stężenia gazu propan-butan - w garażach, w których dopuszcza się parkowanie samochodów zasilanych gazem propan-butan i w których poziom podłogi znajduje się poniżej poziomu terenu. </text:span></text:p>
      <text:p text:style-name="P15"><text:span text:style-name="T2">2. </text:span><text:span text:style-name="akapitustep1"><text:span text:style-name="T5">W garażu otwartym należy zapewnić przewietrzanie naturalne kondygnacji spełniające następujące wymagania:  </text:span></text:span><text:span text:style-name="T5"><text:line-break/></text:span></text:p>
      <text:p text:style-name="P15"><text:span text:style-name="T7">1) </text:span><text:span text:style-name="T5">łączna wielkość niezamykanych otworów w ścianach zewnętrznych na każdej kondygnacji nie powinna być mniejsza niż 35% powierzchni ścian, z dopuszczeniem zastosowania w nich stałych przesłon żaluzjowych, nieograniczających wolnej powierzchni otworu,  </text:span></text:p>
      <text:p text:style-name="P15"><text:span text:style-name="T7">2) </text:span><text:span text:style-name="T5">odległość między parą przeciwległych ścian z niezamykanymi otworami nie powinna być większa niż 100 m,  </text:span></text:p>
      <text:p text:style-name="P15"><text:span text:style-name="T7">3) </text:span><text:span text:style-name="T5">zagłębienie najniższego poziomu posadzki nie powinno być większe niż 0,6 m poniżej poziomu terenu bezpośrednio przylegającego do ściany zewnętrznej garażu, a w przypadku większego zagłębienia - należy zastosować fosę o nachyleniu zboczy nie większym niż 1:1.  </text:span></text:p>
      <text:p text:style-name="P2"><text:bookmark-start text:name="JEDN_23393_21_r"/><text:span text:style-name="T2">Rozdział 11</text:span><text:span text:style-name="T5"> </text:span></text:p>
      <text:p text:style-name="P5"><text:line-break/>Szczególne wymagania dotyczące pomieszczeń inwentarskich</text:p>
      <text:p text:style-name="Normal_20__28_Web_29_"><text:bookmark-start text:name="JEDN_23393_21_0"/><text:span text:style-name="T7">§ 109. </text:span><text:span text:style-name="akapitdomyslny1"><text:span text:style-name="T5">Pomieszczenie przeznaczone dla inwentarza żywego powinno odpowiadać potrzebom wynikającym z zasad racjonalnego utrzymywania zwierząt oraz odpowiednich warunków pracy obsługi, a także powinno spełniać wymagania dotyczące bezpieczeństwa pożarowego budynków inwentarskich i ewakuacji zwierząt, określone w dziale VI rozdziale 9.  </text:span></text:span><text:bookmark-start text:name="JEDN_23393_21_1"/><text:span text:style-name="T5"> </text:span></text:p>
      <text:p text:style-name="P19"><text:span text:style-name="T7">§ 110. </text:span><text:span text:style-name="akapitdomyslny1"><text:span text:style-name="T5">W pomieszczeniu przeznaczonym dla inwentarza żywego należy zapewnić;  </text:span></text:span><text:span text:style-name="T5"> </text:span></text:p>
      <text:p text:style-name="P15"><text:span text:style-name="T7">1)</text:span><text:span text:style-name="T7"> </text:span><text:span text:style-name="T5">oświetlenie światłem dziennym lub sztucznym, przystosowane do gatunku i grupy zwierząt,  </text:span></text:p>
      <text:p text:style-name="P15"><text:span text:style-name="T7">2) </text:span><text:span text:style-name="T5">wymianę powietrza, wymaganą dla określonego gatunku i grupy zwierząt,  </text:span></text:p>
      <text:p text:style-name="P15"><text:span text:style-name="T7">3) </text:span><text:span text:style-name="T5">utrzymanie właściwej temperatury,  </text:span></text:p>
      <text:p text:style-name="P15"><text:span text:style-name="T7">4) </text:span><text:span text:style-name="T5">zabezpieczenie przed wpływami atmosferycznymi oraz wilgocią z podłoża i zalegających odchodów zwierzęcych, </text:span></text:p>
      <text:p text:style-name="P15"><text:span text:style-name="T7">5) </text:span><text:span text:style-name="T5">odprowadzenie ścieków ze stanowisk dla zwierząt do zewnętrznych lub wewnętrznych zbiorników szczelnych,  </text:span></text:p>
      <text:p text:style-name="P15"><text:span text:style-name="T7">6) </text:span><text:span text:style-name="T5">wyposażenie w instalacje i urządzenia elektryczne, dostosowane do przeznaczenia pomieszczeń,  </text:span></text:p>
      <text:p text:style-name="P15"><text:span text:style-name="akapitdomyslnynastepne1"><text:span text:style-name="T5">oraz odpowiednie warunki do pracy obsługi.  </text:span></text:span></text:p>
      <text:p text:style-name="P19"><text:bookmark-start text:name="JEDN_23393_21_2"/><text:span text:style-name="T7">§ 111. </text:span><text:bookmark-start text:name="PP_23393_21_53"/><text:span text:style-name="T6">(skreślony)</text:span></text:p>
      <text:p text:style-name="P19"><text:bookmark-start text:name="JEDN_23393_21_3"/><text:soft-page-break/><text:span text:style-name="T7">§ 112. </text:span><text:span text:style-name="akapitdomyslny1"><text:span text:style-name="T5">Dopuszcza się niewyposażenie pomieszczenia przeznaczonego dla inwentarza żywego, użytkowanego okresowo, w instalacje i urządzenia elektryczne.  </text:span></text:span></text:p>
      <text:p text:style-name="P2"><text:bookmark-start text:name="JEDN_23393_22_r"/><text:span text:style-name="T11">DZIAŁ IV</text:span><text:span text:style-name="T5"> </text:span></text:p>
      <text:p text:style-name="P5"><text:line-break/>Wyposażenie techniczne budynków </text:p>
      <text:p text:style-name="P2"><text:span text:style-name="T11">Rozdział 1</text:span><text:span text:style-name="T5"> </text:span></text:p>
      <text:p text:style-name="P5"><text:line-break/>Instalacje wodociągowe zimnej i ciepłej wody</text:p>
      <text:p text:style-name="Normal_20__28_Web_29_"><text:bookmark-start text:name="JEDN_23393_22_0"/><text:span text:style-name="T7">§ 113. 1. </text:span><text:bookmark-start text:name="PP_23393_22_54"/><text:span text:style-name="T6">(skreślony)</text:span></text:p>
      <text:p text:style-name="P15"><text:span text:style-name="T7">2. </text:span><text:bookmark-start text:name="PP_23393_22_55"/><text:span text:style-name="T6">(skreślony)</text:span></text:p>
      <text:p text:style-name="P15"><text:span text:style-name="T7">3. </text:span><text:bookmark-start text:name="PP_23393_22_56"/><text:span text:style-name="T6">(skreślony)</text:span></text:p>
      <text:p text:style-name="P15"><text:span text:style-name="T7">3a. </text:span><text:bookmark-start text:name="PP_23393_22_57"/><text:span text:style-name="akapitdomyslny1"><text:span text:style-name="T5">Instalacja wodociągowa ciepłej wody przygotowywanej: </text:span></text:span><text:span text:style-name="T5"> </text:span></text:p>
      <text:p text:style-name="P15"><text:span text:style-name="T7">1) </text:span><text:span text:style-name="T5">centralnie - rozpoczyna się bezpośrednio za armaturą odcinającą tę instalację od indywidualnego węzła ciepłowniczego, od grupowego węzła ciepłowniczego lub od kotłowni, a kończy punktami czerpalnymi, </text:span></text:p>
      <text:p text:style-name="P15"><text:span text:style-name="T7">2) </text:span><text:span text:style-name="T5">miejscowo - rozpoczyna się bezpośrednio za armaturą odcinającą na przewodzie zasilającym zimną wodą urządzenia do przygotowywania ciepłej wody, a kończy punktami czerpalnymi. </text:span></text:p>
      <text:p text:style-name="P15"><text:span text:style-name="T2">4. </text:span><text:span text:style-name="akapitustep1"><text:span text:style-name="T5">Instalacja wodociągowa powinna być zaprojektowana i wykonana w sposób zapewniający zaopatrzenie w wodę budynku, zgodnie z jego przeznaczeniem, oraz spełniać wymagania określone w Polskiej Normie dotyczącej projektowania instalacji wodociągowych.  </text:span></text:span></text:p>
      <text:p text:style-name="P15"><text:span text:style-name="T7">5. </text:span><text:bookmark-start text:name="PP_23393_22_58"/><text:span text:style-name="akapitdomyslny1"><text:span text:style-name="T5">Instalacja wodociągowa zimnej wody powinna spełniać wymagania określone w przepisach odrębnych dotyczących ochrony przeciwpożarowej. </text:span></text:span></text:p>
      <text:p text:style-name="P15"><text:span text:style-name="T7">6. </text:span><text:bookmark-start text:name="PP_23393_22_59"/><text:span text:style-name="akapitdomyslny1"><text:span text:style-name="T5">Wyroby zastosowane w instalacji wodociągowej powinny być dobrane z uwzględnieniem korozyjności wody, tak aby nie następowało pogarszanie jej jakości oraz trwałości instalacji, a także aby takich skutków nie wywoływało wzajemne oddziaływanie materiałów, z których wykonano te wyroby. </text:span></text:span></text:p>
      <text:p text:style-name="P15"><text:span text:style-name="T7">7. </text:span><text:bookmark-start text:name="PP_23393_22_60"/><text:span text:style-name="akapitdomyslny1"><text:span text:style-name="T5">Instalacja wodociągowa powinna mieć zabezpieczenia uniemożliwiające wtórne zanieczyszczenie wody, zgodnie z wymaganiami dla przepływów zwrotnych, określonymi w Polskiej Normie dotyczącej zabezpieczenia przed przepływem zwrotnym. </text:span></text:span></text:p>
      <text:p text:style-name="P15"><text:span text:style-name="T7">8. </text:span><text:bookmark-start text:name="PP_23393_22_61"/><text:span text:style-name="T6">(skreślony)</text:span></text:p>
      <text:p text:style-name="P19"><text:bookmark-start text:name="JEDN_23393_22_1"/><text:span text:style-name="T7">§ 114. 1. </text:span><text:span text:style-name="akapitustep1"><text:span text:style-name="T5">Ciśnienie wody w instalacji wodociągowej w budynku, poza hydrantami przeciwpożarowymi, powinno wynosić przed każdym punktem czerpalnym nie mniej niż 0,05 MPa (0,5 bara) i nie więcej niż 0,6 MPa (6 barów).  </text:span></text:span><text:span text:style-name="T5"><text:line-break/></text:span></text:p>
      <text:p text:style-name="P15"><text:span text:style-name="T7">2. </text:span><text:span text:style-name="akapitustep1"><text:span text:style-name="T5">Jeżeli minimalne ciśnienie, określone w ust. 1, nie może być uzyskane ze względu na występujące stale lub okresowo niedostateczne ciśnienie wody w sieci wodociągowej, należy zastosować odpowiednie urządzenia techniczne, zapewniające wymaganą jego wielkość w instalacji wodociągowej w budynku.  </text:span></text:span></text:p>
      <text:p text:style-name="P19"><text:bookmark-start text:name="JEDN_23393_22_2"/><text:span text:style-name="T7">§ 115. 1. </text:span><text:span text:style-name="akapitustep1"><text:span text:style-name="T5">Na połączeniu wewnętrznej instalacji wodociągowej zimnej wody w budynku lub zewnętrznej na terenie działki budowlanej z siecią wodociągową powinien być zainstalowany zestaw wodomierza głównego, zgodnie z wymaganiami Polskich Norm dotyczących zabudowy zestawów wodomierzowych w instalacjach wodociągowych oraz wymagań instalacyjnych dla wodomierzy.  </text:span></text:span><text:span text:style-name="T5"><text:line-break/></text:span></text:p>
      <text:p text:style-name="P15"><text:span text:style-name="T7">2. </text:span><text:span text:style-name="akapitustep1"><text:span text:style-name="T5">Za każdym zestawem wodomierza głównego od strony instalacji należy zainstalować zabezpieczenie, o którym mowa w § 113 ust. 7.  </text:span></text:span></text:p>
      <text:p text:style-name="P15"><text:span text:style-name="T7">3. </text:span><text:span text:style-name="akapitustep1"><text:span text:style-name="T5">W przypadku połączenia wewnętrznej instalacji wodociągowej zimnej wody w budynku lub zewnętrznej na terenie działki budowlanej z siecią wodociągową w więcej niż jednym miejscu należy </text:span></text:span><text:soft-page-break/><text:span text:style-name="akapitustep1"><text:span text:style-name="T5">na każdym z tych połączeń zainstalować zestaw wodomierza głównego i zabezpieczenie, o których mowa w ust. 1 i 2.  </text:span></text:span></text:p>
      <text:p text:style-name="P19"><text:bookmark-start text:name="JEDN_23393_22_3"/><text:span text:style-name="T7">§ 116. 1. </text:span><text:span text:style-name="akapitustep1"><text:span text:style-name="T5">Zestaw wodomierza głównego, na połączeniu z siecią wodociągową, powinien być umieszczony w piwnicy budynku lub na parterze, w wydzielonym, łatwo dostępnym miejscu, zabezpieczonym przed zalaniem wodą, zamarzaniem oraz dostępem osób niepowołanych. W budynkach mieszkalnych wielorodzinnych, zamieszkania zbiorowego i użyteczności publicznej miejscem tym powinno być odrębne pomieszczenie. </text:span></text:span><text:span text:style-name="T5"><text:line-break/></text:span></text:p>
      <text:p text:style-name="P15"><text:span text:style-name="T7">2. </text:span><text:span text:style-name="akapitustep1"><text:span text:style-name="T5">Dopuszcza się umieszczenie zestawu wodomierza głównego w studzience poza budynkiem, jeżeli jest on niepodpiwniczony i nie ma możliwości wydzielenia na parterze budynku miejsca, o którym mowa w ust. 1.  </text:span></text:span></text:p>
      <text:p text:style-name="P15"><text:span text:style-name="T7">3. </text:span><text:span text:style-name="akapitustep1"><text:span text:style-name="T5">Instalację wodociągową, wykonaną z materiałów przewodzących prąd elektryczny, należy przed i za wodomierzem połączyć przewodem metalowym, zgodnie z Polską Normą dotyczącą uziemień i przewodów ochronnych.  </text:span></text:span></text:p>
      <text:p text:style-name="P19"><text:bookmark-start text:name="JEDN_23393_22_4"/><text:span text:style-name="T7">§ 117. 1. </text:span><text:span text:style-name="akapitustep1"><text:span text:style-name="T5">Pomieszczenie lub studzienka, w której jest zainstalowany zestaw wodomierza głównego, powinny mieć:  </text:span></text:span><text:span text:style-name="T5"><text:line-break/></text:span></text:p>
      <text:p text:style-name="P15"><text:span text:style-name="T7">1) </text:span><text:span text:style-name="T5">w przypadku umieszczenia w piwnicy budynku - wpust do kanalizacji, zabezpieczony zamknięciem przeciwzalewowym, jeżeli warunki lokalne tego wymagają, a także wentylację,  </text:span></text:p>
      <text:p text:style-name="P15"><text:span text:style-name="T7">2) </text:span><text:span text:style-name="T5">w przypadku umieszczenia w studzience wodomierzowej poza budynkiem - zabezpieczenie przed napływem wód gruntowych i opadowych, zagłębienie do wyczerpywania wody oraz wentylację.  </text:span></text:p>
      <text:p text:style-name="P15"><text:span text:style-name="T2">2. </text:span><text:span text:style-name="akapitustep1"><text:span text:style-name="T5">Studzienka wodomierzowa powinna być wykonana z materiału trwałego, mieć stopnie lub klamry do schodzenia oraz otwór włazowy o średnicy co najmniej 0,6 m w świetle, zaopatrzony w dwie pokrywy, z których wierzchnia powinna być dostosowana do przewidywanego obciążenia ruchem pieszym lub kołowym.  </text:span></text:span></text:p>
      <text:p text:style-name="P19"><text:bookmark-start text:name="JEDN_23393_22_5"/><text:span text:style-name="T7">§ 118. 1. </text:span><text:span text:style-name="akapitustep1"><text:span text:style-name="T5">Instalacja ciepłej wody powinna być zaprojektowana i wykonana w taki sposób, aby ilość energii cieplnej potrzebna do przygotowania tej wody była utrzymywana na racjonalnie niskim poziomie.  </text:span></text:span><text:span text:style-name="T5"><text:line-break/></text:span></text:p>
      <text:p text:style-name="P15"><text:span text:style-name="T7">2. </text:span><text:span text:style-name="akapitustep1"><text:span text:style-name="T5">Urządzenia do przygotowania ciepłej wody instalowane w budynkach powinny odpowiadać wymaganiom określonym w przepisie odrębnym dotyczącym efektywności energetycznej. </text:span></text:span></text:p>
      <text:p text:style-name="P15"><text:span text:style-name="T7">3. </text:span><text:bookmark-start text:name="PP_23393_22_62"/><text:span text:style-name="akapitdomyslny1"><text:span text:style-name="T5">Straty ciepła na przesyle ciepłej wody użytkowej i w przewodach cyrkulacyjnych powinny być na racjonalnie niskim poziomie. Izolacja cieplna tych przewodów powinna spełniać wymagania określone w załączniku nr 2 do rozporządzenia. </text:span></text:span></text:p>
      <text:p text:style-name="P19"><text:bookmark-start text:name="JEDN_23393_22_6"/><text:span text:style-name="T7">§ 119. </text:span><text:span text:style-name="akapitdomyslny1"><text:span text:style-name="T5">W budynkach, w których do przygotowania ciepłej wody korzysta się z instalacji ogrzewczej, należy w okresie przerw w jej działaniu zapewnić inny sposób podgrzewania wody.  </text:span></text:span></text:p>
      <text:p text:style-name="P19"><text:bookmark-start text:name="JEDN_23393_22_7"/><text:span text:style-name="T7">§ 120. 1. </text:span><text:span text:style-name="akapitustep1"><text:span text:style-name="T5">W budynkach, z wyjątkiem jednorodzinnych, zagrodowych i rekreacji indywidualnej, w instalacji ciepłej wody powinien być zapewniony stały obieg wody, także na odcinkach przewodów o objętości wewnątrz przewodu powyżej 3 dm3 prowadzących do punktów czerpalnych. </text:span></text:span><text:span text:style-name="T5"><text:line-break/></text:span></text:p>
      <text:p text:style-name="P15"><text:span text:style-name="T7">2. </text:span><text:bookmark-start text:name="PP_23393_22_63"/><text:span text:style-name="akapitdomyslny1"><text:span text:style-name="T5">Instalacja wodociągowa ciepłej wody powinna umożliwiać uzyskanie w punktach czerpalnych wody o temperaturze nie niższej niż 55 °C i nie wyższej niż 60 °C. </text:span></text:span></text:p>
      <text:p text:style-name="P15"><text:span text:style-name="T7">2a. </text:span><text:bookmark-start text:name="PP_23393_22_64"/><text:span text:style-name="akapitdomyslny1"><text:span text:style-name="T5">Instalacja wodociągowa ciepłej wody powinna umożliwiać przeprowadzanie ciągłej lub okresowej dezynfekcji metodą chemiczną lub fizyczną (w tym okresowe stosowanie metody dezynfekcji cieplnej), bez obniżania trwałości instalacji i zastosowanych w niej wyrobów. Do </text:span></text:span><text:soft-page-break/><text:span text:style-name="akapitdomyslny1"><text:span text:style-name="T5">przeprowadzenia dezynfekcji cieplnej niezbędne jest zapewnienie uzyskania w punktach czerpalnych temperatury wody nie niższej niż 70 °C i nie wyższej niż 80 °C. </text:span></text:span></text:p>
      <text:p text:style-name="P15"><text:span text:style-name="T7">3. </text:span><text:span text:style-name="akapitustep1"><text:span text:style-name="T5">Izolacja cieplna przewodów instalacji ciepłej wody, w których występuje stały obieg wody, powinna zapewnić spełnienie wymagań określonych w ust. 2 i § 267 ust. 8.  </text:span></text:span></text:p>
      <text:p text:style-name="P15"><text:span text:style-name="T7">4. </text:span><text:span text:style-name="akapitustep1"><text:span text:style-name="T5">Instalacja ciepłej wody powinna mieć zabezpieczenie przed przekroczeniem, dopuszczalnych dla danych instalacji, ciśnienia i temperatury, zgodnie z wymaganiami Polskiej Normy dotyczącej zabezpieczeń instalacji ciepłej wody.  </text:span></text:span></text:p>
      <text:p text:style-name="P15"><text:span text:style-name="T7">5. </text:span><text:span text:style-name="akapitustep1"><text:span text:style-name="T5">W armaturze mieszającej i czerpalnej przewód ciepłej wody powinien być podłączony z lewej strony.  </text:span></text:span></text:p>
      <text:p text:style-name="P19"><text:bookmark-start text:name="JEDN_23393_22_8"/><text:span text:style-name="T7">§ 121. 1. </text:span><text:span text:style-name="akapitustep1"><text:span text:style-name="T5">W budynku mieszkalnym wielorodzinnym, zamieszkania zbiorowego i użyteczności publicznej należy stosować urządzenia do pomiaru ilości ciepła lub paliwa zużywanego do przygotowania ciepłej wody.  </text:span></text:span><text:span text:style-name="T5"><text:line-break/></text:span></text:p>
      <text:p text:style-name="P15"><text:span text:style-name="T7">2. </text:span><text:span text:style-name="akapitustep1"><text:span text:style-name="T5">W budynku mieszkalnym wielorodzinnym do pomiaru ilości zimnej i ciepłej wody, dostarczanej do poszczególnych mieszkań oraz pomieszczeń służących do wspólnego użytku mieszkańców, należy stosować zestawy wodomierzowe, zgodnie z wymaganiami Polskich Norm, o których mowa w § 115 ust. 1.  </text:span></text:span></text:p>
      <text:p text:style-name="P15"><text:span text:style-name="T7">3. </text:span><text:span text:style-name="akapitustep1"><text:span text:style-name="T5">W zespołach budynków mieszkalnych wielorodzinnych, zaopatrywanych w ciepłą wodę ze wspólnej kotłowni lub grupowego węzła ciepłowniczego, urządzenie do pomiaru ilości ciepła lub paliwa zużywanego do przygotowania ciepłej wody może być umieszczone poza tymi budynkami, jeżeli w budynkach tych są zastosowane zestawy wodomierzowe, o których mowa w ust. 2.  </text:span></text:span></text:p>
      <text:p text:style-name="P2"><text:bookmark-start text:name="JEDN_23393_23_r"/><text:span text:style-name="T2">Rozdział 2</text:span><text:span text:style-name="T5"> </text:span></text:p>
      <text:p text:style-name="P5"><text:line-break/>Kanalizacja ściekowa i deszczowa</text:p>
      <text:p text:style-name="Normal_20__28_Web_29_"><text:bookmark-start text:name="JEDN_23393_23_0"/><text:span text:style-name="T7">§ </text:span><text:span text:style-name="T7">122. 1. </text:span><text:span text:style-name="akapitustep1"><text:span text:style-name="T5">Instalację kanalizacyjną stanowi układ połączonych przewodów wraz z urządzeniami, przyborami i wpustami odprowadzającymi ścieki oraz wody opadowe do pierwszej studzienki od strony budynku.  </text:span></text:span><text:span text:style-name="T5"><text:line-break/></text:span></text:p>
      <text:p text:style-name="P15"><text:span text:style-name="T7">2. </text:span><text:span text:style-name="akapitustep1"><text:span text:style-name="T5">Instalacja kanalizacyjna budynku powinna umożliwiać odprowadzanie ścieków, a także wód opadowych z tego budynku, jeżeli nie są one odprowadzane na teren działki, oraz spełniać wymagania określone w Polskich Normach dotyczących tych instalacji.  </text:span></text:span></text:p>
      <text:p text:style-name="P15"><text:span text:style-name="T7">3. </text:span><text:bookmark-start text:name="PP_23393_23_65"/><text:span text:style-name="T6">(skreślony)</text:span></text:p>
      <text:p text:style-name="P19"><text:bookmark-start text:name="JEDN_23393_23_1"/><text:span text:style-name="T7">§ 123. </text:span><text:span text:style-name="akapitdomyslny1"><text:span text:style-name="T5">Instalacja kanalizacyjna budynku, do której są wprowadzane ścieki nieodpowiadające warunkom dotyczącym ochrony ziemi i wód oraz odprowadzania ścieków do sieci kanalizacyjnej, określonym w przepisach odrębnych, powinna być wyposażona w urządzenia służące do ich oczyszczania do stanu zgodnego z tymi przepisami.  </text:span></text:span></text:p>
      <text:p text:style-name="P19"><text:bookmark-start text:name="JEDN_23393_23_2"/><text:span text:style-name="T7">§ 124. </text:span><text:bookmark-start text:name="PP_23393_23_66"/><text:span text:style-name="akapitdomyslny1"><text:span text:style-name="T5">Instalacja kanalizacyjna grawitacyjna w pomieszczeniach budynku, z których krótkotrwale nie jest możliwy grawitacyjny spływ ścieków, może być wykonana pod warunkiem zainstalowania zabezpieczenia przed przepływem zwrotnym ścieków z sieci kanalizacyjnej przez zastosowanie przepompowni ścieków, zgodnie z wymaganiami Polskiej Normy dotyczącej projektowania przepompowni ścieków w kanalizacji grawitacyjnej wewnątrz budynków lub urządzenia przeciwzalewowego zgodnie z wymaganiami Polskiej Normy dotyczącej urządzeń przeciwzalewowych w budynkach. </text:span></text:span></text:p>
      <text:p text:style-name="P19"><text:bookmark-start text:name="JEDN_23393_23_3"/><text:span text:style-name="T7">§ 125. 1. </text:span><text:bookmark-start text:name="PP_23393_23_67"/><text:span text:style-name="akapitdomyslny1"><text:span text:style-name="T5">Przewody spustowe (piony) grawitacyjnej instalacji kanalizacyjnej powinny być wyprowadzone jako przewody wentylujące ponad dach, a także powyżej górnej krawędzi okien i drzwi znajdujących się w odległości poziomej mniejszej niż 4 m od wylotów tych przewodów. </text:span></text:span><text:span text:style-name="T5"> </text:span></text:p>
      <text:p text:style-name="P15"><text:soft-page-break/><text:span text:style-name="T7">2. </text:span><text:span text:style-name="akapitustep1"><text:span text:style-name="T5">Nie jest wymagane wyprowadzanie ponad dach wszystkich przewodów wentylujących piony kanalizacyjne, pod następującymi warunkami: </text:span></text:span><text:span text:style-name="T5"><text:line-break/></text:span></text:p>
      <text:p text:style-name="P15"><text:span text:style-name="T7">1) </text:span><text:span text:style-name="T5">zastosowania na pionach kanalizacyjnych niewyprowadzonych ponad dach urządzeń napowietrzających te piony i przeciwdziałających przenikaniu wyziewów z kanalizacji do pomieszczeń, </text:span></text:p>
      <text:p text:style-name="P15"><text:span text:style-name="T7">2) </text:span><text:span text:style-name="T5">wyprowadzenia ponad dach przewodów wentylujących:  </text:span></text:p>
      <text:p text:style-name="P15"><text:span text:style-name="T7">a) </text:span><text:span text:style-name="T5">ostatni pion, licząc od podłączenia kanalizacyjnego na każdym przewodzie odpływowym, </text:span></text:p>
      <text:p text:style-name="P15"><text:span text:style-name="T7">b) </text:span><text:span text:style-name="T5">co najmniej co piąty z pozostałych pionów kanalizacyjnych w budynku. </text:span></text:p>
      <text:p text:style-name="P15"><text:span text:style-name="T2">3. </text:span><text:bookmark-start text:name="PP_23393_23_68"/><text:span text:style-name="akapitdomyslny1"><text:span text:style-name="T5">Wprowadzanie przewodów wentylujących piony kanalizacyjne do przewodów dymowych i spalinowych oraz do przewodów wentylacyjnych pomieszczeń jest zabronione. </text:span></text:span></text:p>
      <text:p text:style-name="P15"><text:span text:style-name="T7">4. </text:span><text:bookmark-start text:name="PP_23393_23_69"/><text:span text:style-name="akapitdomyslny1"><text:span text:style-name="T5">W przypadku gdy wysokość przewodu spustowego (pionu) grawitacyjnej instalacji kanalizacyjnej przekracza 10 m, podłączenia podejść na najniższej kondygnacji powinny spełniać wymagania Polskiej Normy dotyczącej projektowania instalacji kanalizacyjnych. </text:span></text:span></text:p>
      <text:p text:style-name="P19"><text:bookmark-start text:name="JEDN_23393_23_4"/><text:span text:style-name="T7">§ 126. 1</text:span><text:span text:style-name="T7">. </text:span><text:span text:style-name="akapitustep1"><text:span text:style-name="T5">Dachy i tarasy, a także zagłębienia przy ścianach zewnętrznych budynku powinny mieć odprowadzenie wody opadowej do wyodrębnionej kanalizacji deszczowej lub kanalizacji ogólnospławnej, a w przypadku braku takiej możliwości - zgodnie z § 28 ust. 2.  </text:span></text:span><text:span text:style-name="T5"><text:line-break/></text:span></text:p>
      <text:p text:style-name="P15"><text:span text:style-name="T7">2. </text:span><text:span text:style-name="akapitustep1"><text:span text:style-name="T5">Przewody odprowadzające wody opadowe przez wnętrze budynku w przypadku przyłączenia budynku do sieci kanalizacji ogólnospławnej należy łączyć z instalacją kanalizacyjną poza budynkiem.  </text:span></text:span></text:p>
      <text:p text:style-name="P15"><text:span text:style-name="T7">3. </text:span><text:span text:style-name="akapitustep1"><text:span text:style-name="T5">W przypadku wykorzystywania wód opadowych, gromadzonych w zbiornikach retencyjnych, do spłukiwania toalet, podlewania zieleni, mycia dróg i chodników oraz innych potrzeb gospodarczych należy dla tego celu wykonać odrębną instalację, niepołączoną z instalacją wodociągową.  </text:span></text:span></text:p>
      <text:p text:style-name="P19"><text:bookmark-start text:name="JEDN_23393_23_5"/><text:span text:style-name="T7">§ 127. </text:span><text:span text:style-name="akapitdomyslny1"><text:span text:style-name="T5">Przyłączenie drenażu terenu przy budynku do przewodów odprowadzających ścieki do kanalizacji ogólnospławnej lub deszczowej wymaga zastosowania urządzeń zapobiegających zamulaniu tych przewodów oraz przedostawaniu się ścieków i gazów z sieci kanalizacyjnej do ziemi.  </text:span></text:span></text:p>
      <text:p text:style-name="P2"><text:bookmark-start text:name="JEDN_23393_24_r"/><text:span text:style-name="T11">Rozdział 3</text:span><text:span text:style-name="T5"> </text:span></text:p>
      <text:p text:style-name="P5"><text:line-break/>Wewnętrzne urządzenia do usuwania odpadów stałych</text:p>
      <text:p text:style-name="Normal_20__28_Web_29_"><text:bookmark-start text:name="JEDN_23393_24_0"/><text:span text:style-name="T7">§ 128. </text:span><text:span text:style-name="akapitdomyslny1"><text:span text:style-name="T5">Wewnętrzne urządzenia zsypowe do usuwania odpadów i nieczystości stałych mogą być stosowane w budynkach mieszkalnych o wysokości do 55 m i powinny odpowiadać wymaganiom higienicznym, być wykonane w sposób zapewniający bezpieczeństwo pożarowe, być zabezpieczone pod względem akustycznym i nie powodować uciążliwości dla mieszkańców.  </text:span></text:span><text:bookmark-start text:name="JEDN_23393_24_1"/><text:span text:style-name="T5"> </text:span></text:p>
      <text:p text:style-name="P19"><text:span text:style-name="T7">§ 129. </text:span><text:span text:style-name="akapitdomyslny1"><text:span text:style-name="T5">Urządzenie zsypowe zainstalowane w budynku powinno odpowiadać następującym warunkom:  </text:span></text:span><text:span text:style-name="T5"> </text:span></text:p>
      <text:p text:style-name="P15"><text:span text:style-name="T7">1) </text:span><text:span text:style-name="T5">nie może być usytuowane bezpośrednio przy ścianach pomieszczeń przeznaczonych na stały pobyt ludzi oraz w odległości mniejszej niż 2 m od drzwi wejściowych do tych pomieszczeń,  </text:span></text:p>
      <text:p text:style-name="P15"><text:span text:style-name="T7">2) </text:span><text:span text:style-name="T5">powinno być zabezpieczone przed zamarzaniem,  </text:span></text:p>
      <text:p text:style-name="P15"><text:span text:style-name="T7">3) </text:span><text:span text:style-name="T5">komora wsypowa powinna być wydzielona pełnymi ścianami, spełniającymi wymagania § 216 ust. 1, a także mieć drzwi o szerokości co najmniej 0,8 m, umieszczone w sposób umożliwiający dostęp osobom niepełnosprawnym,  </text:span></text:p>
      <text:p text:style-name="P15"><text:span text:style-name="T7">4) </text:span><text:span text:style-name="T5">otwór wsypowy powinien mieć zamknięcie chroniące przed wydzielaniem się woni z rury zsypowej,  </text:span></text:p>
      <text:p text:style-name="P15"><text:span text:style-name="T7">5) </text:span><text:span text:style-name="T5">rura zsypowa powinna mieć średnicę wewnętrzną co najmniej 0,4 m,  </text:span></text:p>
      <text:p text:style-name="P15"><text:span text:style-name="T7">6) </text:span><text:span text:style-name="T5">rura zsypowa powinna być prowadzona pionowo bez załamań oraz wentylowana przewodem wyprowadzonym ponad dach, wyposażonym w filtr oraz wentylator wywiewny,  </text:span></text:p>
      <text:p text:style-name="P15"><text:span text:style-name="T7">7) </text:span><text:span text:style-name="T5">rura zsypowa powinna być gładka wewnątrz, wykonana z materiałów trwałych, niepalnych, nienasiąkliwych i odpornych na niszczące oddziaływania chemiczne odpadów oraz uderzenia przy ich spadaniu.  </text:span></text:p>
      <text:p text:style-name="P19"><text:bookmark-start text:name="JEDN_23393_24_2"/><text:soft-page-break/><text:span text:style-name="T7">§ 130. 1. </text:span><text:span text:style-name="akapitustep1"><text:span text:style-name="T5">Nad najwyżej położonym otworem wsypowym powinna znajdować się górna komora zsypu z urządzeniami do czyszczenia i dezynfekcji urządzenia zsypowego.  </text:span></text:span><text:span text:style-name="T5"><text:line-break/></text:span></text:p>
      <text:p text:style-name="P15"><text:span text:style-name="T7">2. </text:span><text:span text:style-name="akapitustep1"><text:span text:style-name="T5">Pod najniżej położonym otworem wsypowym powinna znajdować się dolna komora zsypu z pojemnikami do gromadzenia odpadów. Pojemność dolnej komory zsypu, warunki dojazdu i szerokość otworu drzwiowego do niej powinny umożliwiać stosowanie ruchomych pojemników na śmieci o wielkości używanej w danym rejonie oczyszczania.  </text:span></text:span></text:p>
      <text:p text:style-name="P15"><text:span text:style-name="T7">3. </text:span><text:span text:style-name="akapitustep1"><text:span text:style-name="T5">Górna i dolna komora zsypu powinny mieć: </text:span></text:span><text:span text:style-name="T5"><text:line-break/></text:span></text:p>
      <text:p text:style-name="P15"><text:span text:style-name="T7">1) </text:span><text:span text:style-name="T5">ściany i posadzkę z materiału nienasiąkliwego, łatwo zmywalnego, </text:span></text:p>
      <text:p text:style-name="P15"><text:span text:style-name="T7">2) </text:span><text:span text:style-name="T5">urządzenia do spłukiwania zimną i ciepłą wodą, </text:span></text:p>
      <text:p text:style-name="P15"><text:span text:style-name="T7">3) </text:span><text:span text:style-name="T5">wpust kanalizacyjny, </text:span></text:p>
      <text:p text:style-name="P15"><text:span text:style-name="T7">4) </text:span><text:span text:style-name="T5">dopływ powietrza oraz niezależną wentylację wywiewną, </text:span></text:p>
      <text:p text:style-name="P15"><text:span text:style-name="T7">5) </text:span><text:span text:style-name="T5">wejścia bez progów, zamykane drzwiami pełnymi, otwieranymi na zewnątrz, </text:span></text:p>
      <text:p text:style-name="P15"><text:span text:style-name="T7">6) </text:span><text:span text:style-name="T5">elektryczną instalację oświetleniową.  </text:span></text:p>
      <text:p text:style-name="P19"><text:bookmark-start text:name="JEDN_23393_24_3"/><text:span text:style-name="T2">§ 131. </text:span><text:span text:style-name="akapitdomyslny1"><text:span text:style-name="T5">Rozwiązania techniczne urządzeń zsypowych powinny spełniać wymagania Polskich Norm dotyczących tych urządzeń.  </text:span></text:span></text:p>
      <text:p text:style-name="P2"><text:bookmark-start text:name="JEDN_23393_25_r"/><text:span text:style-name="T11">Rozdział 4</text:span><text:span text:style-name="T5"> </text:span></text:p>
      <text:p text:style-name="P5"><text:line-break/>Instalacje ogrzewcze</text:p>
      <text:p text:style-name="Normal_20__28_Web_29_"><text:bookmark-start text:name="JEDN_23393_25_0"/><text:span text:style-name="T7">§ 132. 1. </text:span><text:span text:style-name="akapitustep1"><text:span text:style-name="T5">Budynek, który ze względu na swoje przeznaczenie wymaga ogrzewania, powinien być wyposażony w instalację ogrzewczą lub inne urządzenia ogrzewcze, niebędące piecami, trzonami kuchennymi lub kominkami.  </text:span></text:span><text:span text:style-name="T5"><text:line-break/></text:span></text:p>
      <text:p text:style-name="P15"><text:span text:style-name="T7">2. </text:span><text:span text:style-name="akapitustep1"><text:span text:style-name="T5">Dopuszcza się stosowanie pieców i trzonów kuchennych na paliwo stałe w budynkach o wysokości do 3 kondygnacji nadziemnych włącznie, jeżeli nie jest to sprzeczne z ustaleniami miejscowego planu zagospodarowania przestrzennego, przy czym w budynkach zakładów opieki zdrowotnej, opieki społecznej, przeznaczonych dla dzieci i młodzieży, lokalach gastronomicznych oraz pomieszczeniach przeznaczonych do produkcji żywności i środków farmaceutycznych - pod warunkiem uzyskania zgody właściwego państwowego inspektora sanitarnego.  </text:span></text:span></text:p>
      <text:p text:style-name="P15"><text:span text:style-name="T7">3. </text:span><text:span text:style-name="akapitustep1"><text:span text:style-name="T5">Kominki opalane drewnem z otwartym paleniskiem lub zamkniętym wkładem kominkowym mogą być instalowane wyłącznie w budynkach jednorodzinnych, mieszkalnych w zabudowie zagrodowej i rekreacji indywidualnej oraz niskich budynkach wielorodzinnych, w pomieszczeniach:  </text:span></text:span><text:span text:style-name="T5"><text:line-break/></text:span></text:p>
      <text:p text:style-name="P15"><text:span text:style-name="T7">1) </text:span><text:span text:style-name="T5">o kubaturze wynikającej ze wskaźnika 4 m3/kW nominalnej mocy cieplnej kominka, lecz nie mniejszej niż 30 m3,  </text:span></text:p>
      <text:p text:style-name="P15"><text:span text:style-name="T7">2) </text:span><text:span text:style-name="T5">spełniających wymagania dotyczące wentylacji, o których mowa w § 150 ust. 9,  </text:span></text:p>
      <text:p text:style-name="P15"><text:span text:style-name="T7">3) </text:span><text:span text:style-name="T5">posiadających przewody kominowe określone w § 140 ust. 1 i 2 oraz § 145 ust. 1,  </text:span></text:p>
      <text:p text:style-name="P15"><text:span text:style-name="T7">4) </text:span><text:span text:style-name="T5">w których możliwy jest dopływ powietrza do paleniska kominka w ilości:   </text:span></text:p>
      <text:p text:style-name="P15"><text:span text:style-name="T7">a) </text:span><text:span text:style-name="T5">co najmniej 10 m3/h na 1 kW nominalnej mocy cieplnej kominka - dla kominków o obudowie zamkniętej,  </text:span></text:p>
      <text:p text:style-name="P15"><text:span text:style-name="T7">b) </text:span><text:span text:style-name="T5">zapewniającej nie mniejszą prędkość przepływu powietrza w otworze komory spalania niż 0,2 m/s - dla kominków o obudowie otwartej.  </text:span></text:p>
      <text:p text:style-name="P19"><text:bookmark-start text:name="JEDN_23393_25_1"/><text:span text:style-name="T2">§ 133. 1. </text:span><text:span text:style-name="akapitustep1"><text:span text:style-name="T5">Instalację ogrzewczą wodną stanowi układ połączonych przewodów wraz z armaturą, pompami obiegowymi, grzejnikami i innymi urządzeniami, znajdujący się za zaworami oddzielającymi od źródła ciepła, takiego jak kotłownia, węzeł ciepłowniczy indywidualny lub grupowy, kolektory słoneczne lub pompa ciepła.  </text:span></text:span><text:span text:style-name="T5"><text:line-break/></text:span></text:p>
      <text:p text:style-name="P15"><text:soft-page-break/><text:span text:style-name="T7">2. </text:span><text:span text:style-name="akapitustep1"><text:span text:style-name="T5">Instalację ogrzewczą powietrzną stanowi układ połączonych kanałów i przewodów powietrznych wraz z nawiewnikami i wywiewnikami oraz elementami regulacji strumienia powietrza, znajdujący się pomiędzy źródłem ciepła podgrzewającym powietrze a ogrzewanymi pomieszczeniami. Funkcję ogrzewania powietrznego może także pełnić instalacja wentylacji mechanicznej.  </text:span></text:span></text:p>
      <text:p text:style-name="P15"><text:span text:style-name="T7">3. </text:span><text:span text:style-name="akapitustep1"><text:span text:style-name="T5">Instalacja ogrzewcza wodna powinna być zabezpieczona przed nadmiernym wzrostem ciśnienia i temperatury, zgodnie z wymaganiami Polskich Norm dotyczących zabezpieczeń instalacji ogrzewań wodnych.  </text:span></text:span></text:p>
      <text:p text:style-name="P15"><text:span text:style-name="T7">4. </text:span><text:bookmark-start text:name="PP_23393_25_70"/><text:span text:style-name="akapitdomyslny1"><text:span text:style-name="T5">Wyroby zastosowane w instalacji ogrzewczej wodnej powinny być dobrane z uwzględnieniem wymagań Polskiej Normy dotyczącej jakości wody w instalacjach ogrzewania oraz z uwzględnieniem korozyjności wody i możliwości zastosowania ochrony przed korozją. </text:span></text:span></text:p>
      <text:p text:style-name="P15"><text:span text:style-name="T7">5. </text:span><text:span text:style-name="akapitustep1"><text:span text:style-name="T5">Instalacja ogrzewcza wodna powinna być zaprojektowana w taki sposób, aby ilość wody uzupełniającej można było utrzymywać na racjonalnie niskim poziomie.  </text:span></text:span></text:p>
      <text:p text:style-name="P15"><text:span text:style-name="T7">6. </text:span><text:span text:style-name="akapitustep1"><text:span text:style-name="T5">Instalacja ogrzewcza wodna systemu zamkniętego lub wyposażona w armaturę automatycznej regulacji powinna mieć urządzenia do odpowietrzania miejscowego, zgodnie z wymaganiami Polskiej Normy dotyczącej odpowietrzania instalacji ogrzewań wodnych.  </text:span></text:span></text:p>
      <text:p text:style-name="P15"><text:span text:style-name="T7">7. </text:span><text:bookmark-start text:name="PP_23393_25_71"/><text:span text:style-name="akapitdomyslny1"><text:span text:style-name="T5">Zabrania się stosowania kotła na paliwo stałe do zasilania instalacji ogrzewczej wodnej systemu zamkniętego, wyposażonej w przeponowe naczynie wzbiorcze, z wyjątkiem kotła na paliwo stałe o mocy nominalnej do 300 kW, wyposażonego w urządzenia do odprowadzania nadmiaru ciepła. </text:span></text:span></text:p>
      <text:p text:style-name="P15"><text:span text:style-name="T7">8. </text:span><text:span text:style-name="akapitustep1"><text:span text:style-name="T5">Instalacja ogrzewcza wodna systemu zamkniętego z grzejnikami, w części albo w całości może być przystosowana do działania jako wodna instalacja chłodnicza, pod warunkiem spełnienia wymagań Polskich Norm dotyczących jakości wody w instalacjach ogrzewania i zabezpieczania instalacji ogrzewań wodnych systemu zamkniętego z naczyniami wzbiorczymi przeponowymi.  </text:span></text:span></text:p>
      <text:p text:style-name="P15"><text:span text:style-name="T7">9. </text:span><text:bookmark-start text:name="PP_23393_25_72"/><text:span text:style-name="akapitdomyslny1"><text:span text:style-name="T5">Straty ciepła na przewodach zasilających i powrotnych instalacji wodnej centralnego ogrzewania powinny być na racjonalnie niskim poziomie. Izolacja cieplna tych przewodów powinna spełniać wymagania określone w załączniku nr 2 do rozporządzenia. </text:span></text:span></text:p>
      <text:p text:style-name="P15"><text:span text:style-name="T7">10. </text:span><text:bookmark-start text:name="PP_23393_25_73"/><text:span text:style-name="akapitdomyslny1"><text:span text:style-name="T5">Straty ciepła na przewodach ogrzewania powietrznego powinny być na racjonalnie niskim poziomie. Izolacja cieplna tych przewodów powinna spełniać wymagania określone w załączniku nr 2 do rozporządzenia. </text:span></text:span></text:p>
      <text:p text:style-name="P19"><text:bookmark-start text:name="JEDN_23393_25_2"/><text:span text:style-name="T7">§ 134. 1. </text:span><text:span text:style-name="akapitustep1"><text:span text:style-name="T5">Instalacje i urządzenia do ogrzewania budynku powinny mieć szczytową moc cieplną określoną zgodnie z Polskimi Normami dotyczącymi obliczania zapotrzebowania na ciepło pomieszczeń, a także obliczania oporu cieplnego i współczynnika przenikania ciepła przegród budowlanych.  </text:span></text:span><text:span text:style-name="T5"><text:line-break/></text:span></text:p>
      <text:p text:style-name="P15"><text:span text:style-name="T7">2. </text:span><text:span text:style-name="akapitustep1"><text:span text:style-name="T5">Do obliczania szczytowej mocy cieplnej należy przyjmować temperatury obliczeniowe zewnętrzne zgodnie z Polską Normą dotyczącą obliczeniowych temperatur zewnętrznych, a temperatury obliczeniowe ogrzewanych pomieszczeń - zgodnie z poniższą tabelą:  </text:span></text:span></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7">Temperatury obliczeniowe*)</text:p>
          </table:table-cell>
          <table:table-cell table:style-name="Tabela4.B1" office:value-type="string">
            <text:p text:style-name="P7">Przeznaczenie lub sposób wykorzystywania pomieszczeń</text:p>
          </table:table-cell>
          <table:table-cell table:style-name="Tabela4.C1" office:value-type="string">
            <text:p text:style-name="P7">Przykłady pomieszczeń</text:p>
          </table:table-cell>
        </table:table-row>
        <table:table-row table:style-name="Tabela4.1">
          <table:table-cell table:style-name="Tabela4.A1" office:value-type="string">
            <text:p text:style-name="P7">1</text:p>
          </table:table-cell>
          <table:table-cell table:style-name="Tabela4.B1" office:value-type="string">
            <text:p text:style-name="P7">2</text:p>
          </table:table-cell>
          <table:table-cell table:style-name="Tabela4.C1" office:value-type="string">
            <text:p text:style-name="P7">3</text:p>
          </table:table-cell>
        </table:table-row>
        <table:table-row table:style-name="Tabela4.1">
          <table:table-cell table:style-name="Tabela4.A1" office:value-type="string">
            <text:p text:style-name="P7">+5°C</text:p>
          </table:table-cell>
          <table:table-cell table:style-name="Tabela4.B1" office:value-type="string">
            <text:p text:style-name="P8">- nie przeznaczone na pobyt ludzi, <text:line-break/>- przemysłowe - podczas działania ogrzewania dyżurnego (jeżeli pozwalają na to względy technologiczne) </text:p>
          </table:table-cell>
          <table:table-cell table:style-name="Tabela4.C1" office:value-type="string">
            <text:p text:style-name="P8">magazyny bez stałej obsługi, garaże indywidualne, hale postojowe (bez remontów), akumulatornie, maszynownie i szyby dźwigów osobowych</text:p>
          </table:table-cell>
        </table:table-row>
        <table:table-row table:style-name="Tabela4.1">
          <table:table-cell table:style-name="Tabela4.A4" office:value-type="string">
            <text:p text:style-name="P7">+8°C</text:p>
          </table:table-cell>
          <table:table-cell table:style-name="Tabela4.B4" office:value-type="string">
            <text:p text:style-name="P8">- w których nie występują zyski ciepła, a jednorazowy pobyt osób znajdujących się w ruchu i w okryciach zewnętrznych nie przekracza 1 h, </text:p>
          </table:table-cell>
          <table:table-cell table:style-name="Tabela4.C4" office:value-type="string">
            <text:p text:style-name="P8">klatki schodowe w budynkach mieszkalnych,</text:p>
          </table:table-cell>
        </table:table-row>
        <table:table-row table:style-name="Tabela4.1">
          <table:table-cell table:style-name="Tabela4.A1" office:value-type="string">
            <text:p text:style-name="P7"> </text:p>
          </table:table-cell>
          <table:table-cell table:style-name="Tabela4.B1" office:value-type="string">
            <text:p text:style-name="P8">- w których występują zyski ciepła od urządzeń technologicznych, oświetlenia itp., przekraczające 25 W na 1 m3 kubatury pomieszczenia</text:p>
          </table:table-cell>
          <table:table-cell table:style-name="Tabela4.C1" office:value-type="string">
            <text:p text:style-name="P8">hale sprężarek, pompownie, kuźnie, hartownie, wydziały obróbki cieplnej</text:p>
          </table:table-cell>
        </table:table-row>
        <table:table-row table:style-name="Tabela4.1">
          <table:table-cell table:style-name="Tabela4.A4" office:value-type="string">
            <text:p text:style-name="P7">+12°C</text:p>
          </table:table-cell>
          <table:table-cell table:style-name="Tabela4.B4" office:value-type="string">
            <text:p text:style-name="P8">- w których nie występują zyski ciepła, <text:soft-page-break/>przeznaczone do stałego pobytu ludzi, znajdujących się w okryciach zewnętrznych lub wykonujących pracę fizyczną o wydatku energetycznym powyżej 300 W, </text:p>
          </table:table-cell>
          <table:table-cell table:style-name="Tabela4.C4" office:value-type="string">
            <text:p text:style-name="P8">magazyny i składy wymagające <text:soft-page-break/>stałej obsługi, hole wejściowe, poczekalnie przy salach widowiskowych bez szatni,</text:p>
          </table:table-cell>
        </table:table-row>
        <table:table-row table:style-name="Tabela4.1">
          <table:table-cell table:style-name="Tabela4.A1" office:value-type="string">
            <text:p text:style-name="P7"> </text:p>
          </table:table-cell>
          <table:table-cell table:style-name="Tabela4.B1" office:value-type="string">
            <text:p text:style-name="P8">- w których występują zyski ciepła od urządzeń technologicznych, oświetlenia itp., wynoszące od 10 do 25 W na 1 m3 kubatury pomieszczenia</text:p>
          </table:table-cell>
          <table:table-cell table:style-name="Tabela4.C1" office:value-type="string">
            <text:p text:style-name="P8">hale pracy fizycznej o wydatku energetycznym powyżej 300 W, hale formierni, maszynownie chłodni, ładownie akumulatorów, hale targowe, sklepy rybne i mięsne</text:p>
          </table:table-cell>
        </table:table-row>
        <table:table-row table:style-name="Tabela4.1">
          <table:table-cell table:style-name="Tabela4.A4" office:value-type="string">
            <text:p text:style-name="P7">+16°C</text:p>
          </table:table-cell>
          <table:table-cell table:style-name="Tabela4.B4" office:value-type="string">
            <text:p text:style-name="P8">- w których nie występują zyski ciepła, przeznaczone na pobyt ludzi: <text:line-break/>- w okryciach zewnętrznych w pozycji siedzącej i stojącej, </text:p>
          </table:table-cell>
          <table:table-cell table:style-name="Tabela4.C4" office:value-type="string">
            <text:p text:style-name="P8">sale widowiskowe bez szatni, ustępy publiczne, szatnie okryć zewnętrznych, hale produkcyjne, sale gimnastyczne,</text:p>
          </table:table-cell>
        </table:table-row>
        <table:table-row table:style-name="Tabela4.1">
          <table:table-cell table:style-name="Tabela4.A1" office:value-type="string">
            <text:p text:style-name="P7"> </text:p>
          </table:table-cell>
          <table:table-cell table:style-name="Tabela4.B1" office:value-type="string">
            <text:p text:style-name="P8">- bez okryć zewnętrznych, znajdujących się w ruchu lub wykonujących pracę fizyczną o wydatku energetycznym do 300 W, <text:line-break/>- w których występują zyski ciepła od urządzeń technologicznych, oświetlenia itp., nieprzekraczające 10 W na 1 m3 kubatury pomieszczenia</text:p>
          </table:table-cell>
          <table:table-cell table:style-name="Tabela4.C1" office:value-type="string">
            <text:p text:style-name="P8">kuchnie indywidualne wyposażone w paleniska węglowe</text:p>
          </table:table-cell>
        </table:table-row>
        <table:table-row table:style-name="Tabela4.1">
          <table:table-cell table:style-name="Tabela4.A1" office:value-type="string">
            <text:p text:style-name="P7">+20°C</text:p>
          </table:table-cell>
          <table:table-cell table:style-name="Tabela4.B1" office:value-type="string">
            <text:p text:style-name="P8">- przeznaczone na stały pobyt ludzi bez okryć zewnętrznych, niewykonujących w sposób ciągły pracy fizycznej</text:p>
          </table:table-cell>
          <table:table-cell table:style-name="Tabela4.C1" office:value-type="string">
            <text:p text:style-name="P8">pokoje mieszkalne, przedpokoje, kuchnie indywidualne wyposażone w paleniska gazowe lub elektryczne, pokoje biurowe, sale posiedzeń</text:p>
          </table:table-cell>
        </table:table-row>
        <table:table-row table:style-name="Tabela4.1">
          <table:table-cell table:style-name="Tabela4.A1" office:value-type="string">
            <text:p text:style-name="P7">+24°C</text:p>
          </table:table-cell>
          <table:table-cell table:style-name="Tabela4.B1" office:value-type="string">
            <text:p text:style-name="P8">- przeznaczone do rozbierania, <text:line-break/>- przeznaczone na pobyt ludzi bez odzieży</text:p>
          </table:table-cell>
          <table:table-cell table:style-name="Tabela4.C1" office:value-type="string">
            <text:p text:style-name="P8">łazienki, rozbieralnie-szatnie, umywalnie, natryskownie, hale pływalni, gabinety lekarskie z rozbieraniem pacjentów, sale niemowląt i sale dziecięce w żłobkach, sale operacyjne</text:p>
          </table:table-cell>
        </table:table-row>
        <table:table-row table:style-name="Tabela4.1">
          <table:table-cell table:style-name="Tabela4.A12" table:number-columns-spanned="3" office:value-type="string">
            <text:p text:style-name="P8">*) Dopuszcza się przyjmowanie innych temperatur obliczeniowych dla ogrzewanych pomieszczeń niż jest to określone w tabeli, jeżeli wynika to z wymagań technologicznych. </text:p>
          </table:table-cell>
          <table:covered-table-cell/>
          <table:covered-table-cell/>
        </table:table-row>
      </table:table>
      <text:p text:style-name="P16"><text:line-break/></text:p>
      <text:p text:style-name="P15"><text:span text:style-name="T7">3. </text:span><text:span text:style-name="akapitustep1"><text:span text:style-name="T5">Urządzenia zastosowane w instalacji ogrzewczej, o których mowa w przepisie odrębnym dotyczącym efektywności energetycznej, powinny odpowiadać wymaganiom określonym w tym przepisie.  </text:span></text:span></text:p>
      <text:p text:style-name="P15"><text:span text:style-name="T7">4. </text:span><text:span text:style-name="akapitustep1"><text:span text:style-name="T5">Grzejniki oraz inne urządzenia odbierające ciepło z instalacji ogrzewczej powinny być zaopatrzone w regulatory dopływu ciepła. Wymaganie to nie dotyczy instalacji ogrzewczej w budynkach zakwaterowania w zakładach karnych i aresztach śledczych.  </text:span></text:span></text:p>
      <text:p text:style-name="P15"><text:span text:style-name="T7">5. </text:span><text:span text:style-name="akapitustep1"><text:span text:style-name="T5">W budynku zasilanym z sieci ciepłowniczej oraz w budynku z własnym (indywidualnym) źródłem ciepła na olej opałowy, paliwo gazowe lub energię elektryczną, regulatory dopływu ciepła do grzejników powinny działać automatycznie, w zależności od zmian temperatury wewnętrznej w pomieszczeniach, w których są zainstalowane. Wymaganie to nie dotyczy budynków jednorodzinnych, mieszkalnych w zabudowie zagrodowej i rekreacji indywidualnej, a także poszczególnych mieszkań oraz lokali użytkowych wyposażonych we własne instalacje ogrzewcze.  </text:span></text:span></text:p>
      <text:p text:style-name="P15"><text:span text:style-name="T7">6. </text:span><text:span text:style-name="akapitustep1"><text:span text:style-name="T5">Urządzenia, o których mowa w ust. 5, powinny umożliwiać użytkownikom uzyskanie w pomieszczeniach temperatury niższej od obliczeniowej, przy czym nie niższej niż 16°C w pomieszczeniach o temperaturze obliczeniowej 20°C i wyższej.  </text:span></text:span></text:p>
      <text:p text:style-name="P15"><text:span text:style-name="T7">7. </text:span><text:span text:style-name="akapitustep1"><text:span text:style-name="T5">Instalacje ogrzewcze zasilane z sieci ciepłowniczej powinny być sterowane urządzeniem do regulacji dopływu ciepła, działającym automatycznie, odpowiednio do zmian zewnętrznych warunków klimatycznych.  </text:span></text:span></text:p>
      <text:p text:style-name="P15"><text:span text:style-name="T7">8.</text:span><text:span text:style-name="T7"> </text:span><text:span text:style-name="akapitustep1"><text:span text:style-name="T5">Jeżeli zapotrzebowanie na ciepło lub sposób użytkowania poszczególnych części budynku są wyraźnie zróżnicowane, instalacja ogrzewcza powinna być odpowiednio podzielona na niezależne gałęzie (obiegi).  </text:span></text:span></text:p>
      <text:p text:style-name="P15"><text:soft-page-break/><text:span text:style-name="T7">9. </text:span><text:span text:style-name="akapitustep1"><text:span text:style-name="T5">W budynku, w którym w sezonie grzewczym występują okresowe przerwy w użytkowaniu, instalacja ogrzewcza powinna być zaopatrzona w urządzenia pozwalające na ograniczenie dopływu ciepła w czasie tych przerw.  </text:span></text:span></text:p>
      <text:p text:style-name="P15"><text:span text:style-name="T7">10. </text:span><text:span text:style-name="akapitustep1"><text:span text:style-name="T5">Poszczególne części instalacji ogrzewczej powinny być wyposażone w armaturę umożliwiającą zamknięcie dopływu ciepła do nich i opróżnienie z czynnika grzejnego bez konieczności przerywania działania pozostałej części instalacji.  </text:span></text:span></text:p>
      <text:p text:style-name="P19"><text:bookmark-start text:name="JEDN_23393_25_3"/><text:span text:style-name="T7">§ 135. 1. </text:span><text:span text:style-name="akapitustep1"><text:span text:style-name="T5">Instalacje ogrzewcze powinny być zaopatrzone w odpowiednią aparaturę kontrolną i pomiarową, zapewniającą ich bezpieczne użytkowanie.  </text:span></text:span><text:span text:style-name="T5"><text:line-break/></text:span></text:p>
      <text:p text:style-name="P15"><text:span text:style-name="T7">2. </text:span><text:span text:style-name="akapitustep1"><text:span text:style-name="T5">W budynkach z instalacją ogrzewczą wodną zasilaną z sieci ciepłowniczej powinny znajdować się urządzenia służące do rozliczania zużytego ciepła:  </text:span></text:span><text:span text:style-name="T5"><text:line-break/></text:span></text:p>
      <text:p text:style-name="P15"><text:span text:style-name="T7">1) </text:span><text:span text:style-name="T5">ciepłomierz (układ pomiarowo-rozliczeniowy) do pomiaru ilości ciepła dostarczanego do instalacji ogrzewczej budynku,  </text:span></text:p>
      <text:p text:style-name="P15"><text:span text:style-name="T7">2) </text:span><text:span text:style-name="T5">urządzenia umożliwiające indywidualne rozliczanie kosztów ogrzewania poszczególnych mieszkań lub lokali użytkowych w budynku.  </text:span></text:p>
      <text:p text:style-name="P15"><text:span text:style-name="T2">3. </text:span><text:span text:style-name="akapitustep1"><text:span text:style-name="T5">W przypadku zasilania instalacji ogrzewczej wodnej z kotłowni w budynku mającym więcej niż jedno mieszkanie lub lokal użytkowy należy zastosować następujące urządzenia służące do rozliczania kosztów zużytego ciepła:  </text:span></text:span><text:span text:style-name="T5"><text:line-break/></text:span></text:p>
      <text:p text:style-name="P15"><text:span text:style-name="T7">1) </text:span><text:span text:style-name="T5">urządzenie do pomiaru ilości zużytego paliwa w kotłowni,  </text:span></text:p>
      <text:p text:style-name="P15"><text:span text:style-name="T7">2) </text:span><text:span text:style-name="T5">urządzenia umożliwiające indywidualne rozliczanie kosztów ogrzewania poszczególnych mieszkań lub lokali użytkowych w budynku.  </text:span></text:p>
      <text:p text:style-name="P15"><text:span text:style-name="T2">4. </text:span><text:span text:style-name="akapitustep1"><text:span text:style-name="T5">Izolacja cieplna instalacji ogrzewczej wodnej powinna odpowiadać wymaganiom Polskiej Normy dotyczącej izolacji cieplnej rurociągów, armatury i urządzeń oraz przepisom § 267 ust. 8.  </text:span></text:span></text:p>
      <text:p text:style-name="P15"><text:span text:style-name="T7">5. </text:span><text:span text:style-name="akapitustep1"><text:span text:style-name="T5">W pomieszczeniach przeznaczonych na pobyt ludzi zabrania się stosowania ogrzewania parowego oraz wodnych instalacji ogrzewczych o temperaturze czynnika grzejnego przekraczającego 90°C. </text:span></text:span></text:p>
      <text:p text:style-name="P15"><text:span text:style-name="T7">6. </text:span><text:bookmark-start text:name="PP_23393_25_74"/><text:span text:style-name="T6">(skreślony)</text:span></text:p>
      <text:p text:style-name="P19"><text:bookmark-start text:name="JEDN_23393_25_4"/><text:span text:style-name="T7">§ 136. 1. </text:span><text:bookmark-start text:name="PP_23393_25_75"/><text:span text:style-name="akapitdomyslny1"><text:span text:style-name="T5">Pomieszczenia przeznaczone do instalowania kotłów na paliwo stałe i pomieszczenia składu paliwa i żużlowni oraz pomieszczenia przeznaczone do instalowania kotłów na olej opałowy i pomieszczenia magazynu oleju opałowego powinny odpowiadać przepisom rozporządzenia, w tym określonym w § 220 ust. 1. </text:span></text:span><text:span text:style-name="T5"> </text:span></text:p>
      <text:p text:style-name="P15"><text:span text:style-name="T7">2. </text:span><text:bookmark-start text:name="PP_23393_25_76"/><text:span text:style-name="akapitdomyslny1"><text:span text:style-name="T5">Kotły na paliwo stałe o mocy cieplnej nominalnej do 25 kW powinny być instalowane w wydzielonych pomieszczeniach technicznych zlokalizowanych na kondygnacji podziemnej, na poziomie ogrzewanych pomieszczeń lub w innych pomieszczeniach, w których mogą być instalowane kotły o większych mocach cieplnych nominalnych. Skład paliwa powinien być umieszczony w wydzielonym pomieszczeniu technicznym w pobliżu kotła lub w pomieszczeniu, w którym znajduje się kocioł. Pomieszczenia, w których instalowane są kotły, oraz pomieszczenia składu paliwa powinny odpowiadać wymaganiom określonym w Polskiej Normie dotyczącej kotłowni wbudowanych na paliwo stałe. </text:span></text:span></text:p>
      <text:p text:style-name="P15"><text:span text:style-name="T7">2a. </text:span><text:bookmark-start text:name="PP_23393_25_77"/><text:span text:style-name="akapitdomyslny1"><text:span text:style-name="T5">Kotły na paliwo stałe o mocy cieplnej nominalnej do 10 kW mogą być instalowane w budynkach, o których mowa w § 132 ust. 3, na poziomie ogrzewanych pomieszczeń, w pomieszczeniach niebędących pomieszczeniami mieszkalnymi: </text:span></text:span><text:span text:style-name="T5"> </text:span></text:p>
      <text:p text:style-name="P15"><text:span text:style-name="T7">1) </text:span><text:span text:style-name="T5">o kubaturze wynikającej ze wskaźnika 4 m</text:span><text:span text:style-name="T13">3</text:span><text:span text:style-name="T5">/kW nominalnej mocy cieplnej kotła, lecz nie mniej niż 30 m</text:span><text:span text:style-name="T13">3</text:span><text:span text:style-name="T5">, </text:span></text:p>
      <text:p text:style-name="P15"><text:span text:style-name="T7">2) </text:span><text:span text:style-name="T5">spełniających wymagania dotyczące wentylacji, o których mowa w § 150 ust. 9, </text:span></text:p>
      <text:p text:style-name="P15"><text:span text:style-name="T7">3) </text:span><text:span text:style-name="T5">posiadających przewody kominowe określone w § 140 ust. 1 i 2 oraz § 145 ust. 1, </text:span></text:p>
      <text:p text:style-name="P15"><text:span text:style-name="T7">4) </text:span><text:span text:style-name="T5">zapewniających dopływ powietrza do spalania w ilości co najmniej 10 m</text:span><text:span text:style-name="T13">3</text:span><text:span text:style-name="T5">/h na 1 kW nominalnej mocy cieplnej kotła </text:span></text:p>
      <text:p text:style-name="P9">- odpowiadających wymaganiom określonym w Polskiej Normie dotyczącej kotłowni wbudowanych na paliwo stałe. </text:p>
      <text:p text:style-name="P15"><text:soft-page-break/><text:span text:style-name="T7">3. </text:span><text:bookmark-start text:name="PP_23393_25_78"/><text:span text:style-name="akapitdomyslny1"><text:span text:style-name="T5">Kotły na paliwo stałe o łącznej mocy cieplnej nominalnej powyżej 25 kW do 2000 kW powinny być instalowane w wydzielonych pomieszczeniach technicznych zlokalizowanych na kondygnacji podziemnej lub na poziomie terenu. Skład paliwa i żużlownia powinny być umieszczone w oddzielnych pomieszczeniach technicznych znajdujących się bezpośrednio obok pomieszczenia kotłów, a także mieć zapewniony dojazd dla dostawy paliwa oraz usuwania żużla i popiołu. Pomieszczenia, w których instalowane są kotły, oraz pomieszczenia składu paliwa powinny odpowiadać wymaganiom określonym w Polskiej Normie dotyczącej kotłowni wbudowanych na paliwo stałe. </text:span></text:span></text:p>
      <text:p text:style-name="P15"><text:span text:style-name="T7">4. </text:span><text:span text:style-name="akapitustep1"><text:span text:style-name="T5">Kotły na olej opałowy o łącznej mocy cieplnej nominalnej do 30 kW mogą być instalowane w pomieszczeniach nieprzeznaczonych na stały pobyt ludzi, w tym również w pomieszczeniach pomocniczych w mieszkaniach, a także w innych miejscach, o których mowa w ust. 5.  </text:span></text:span></text:p>
      <text:p text:style-name="P15"><text:span text:style-name="T7">5. </text:span><text:span text:style-name="akapitustep1"><text:span text:style-name="T5">Kotły na olej opałowy o łącznej mocy cieplnej nominalnej powyżej 30 kW do 2000 kW powinny być instalowane w wydzielonych pomieszczeniach technicznych, przeznaczonych wyłącznie do tego celu w piwnicy lub na najniższej kondygnacji nadziemnej w budynku lub w budynku wolno stojącym przeznaczonym wyłącznie na kotłownię. </text:span></text:span></text:p>
      <text:p text:style-name="P15"><text:span text:style-name="T7">6. </text:span><text:span text:style-name="akapitustep1"><text:span text:style-name="T5">Kotły na paliwo stałe lub olej opałowy o łącznej mocy cieplnej nominalnej powyżej 2000 kW powinny być instalowane w budynku wolno stojącym przeznaczonym wyłącznie na kotłownię.  </text:span></text:span></text:p>
      <text:p text:style-name="P15"><text:span text:style-name="T7">7. </text:span><text:span text:style-name="akapitustep1"><text:span text:style-name="T5">W pomieszczeniu, w którym są zainstalowane kotły na paliwo stałe lub olej opałowy, znajdującym się nad inną kondygnacją użytkową, podłoga, a także ściany do wysokości 10 cm oraz progi drzwiowe o wysokości 4 cm powinny być wodoszczelne. Warunek wodoszczelności dotyczy również wszystkich przejść przewodów w podłodze oraz w ścianach do wysokości 10 cm.  </text:span></text:span></text:p>
      <text:p text:style-name="P15"><text:span text:style-name="T7">8. </text:span><text:span text:style-name="akapitustep1"><text:span text:style-name="T5">Maksymalne, łączne obciążenie cieplne, służące do określania wymaganej kubatury pomieszczenia, w którym będą zainstalowane kotły o mocy do 2000 kW, na olej opałowy, nie może być większe niż 4650 W/m3.  </text:span></text:span></text:p>
      <text:p text:style-name="P15"><text:span text:style-name="T7">9. </text:span><text:span text:style-name="akapitustep1"><text:span text:style-name="T5">Kubatura pomieszczenia z kotłami na olej opałowy, o którym mowa w ust. 6, powinna być określona indywidualnie z uwzględnieniem wymagań technicznych i technologicznych, a także eksploatacyjnych.  </text:span></text:span></text:p>
      <text:p text:style-name="P15"><text:span text:style-name="T7">10. </text:span><text:span text:style-name="akapitustep1"><text:span text:style-name="T5">Wysokość pomieszczenia, w którym instaluje się kotły na olej opałowy nie może być mniejsza niż 2,2 m, a kubatura nie mniejsza niż 8 m3.  </text:span></text:span></text:p>
      <text:p text:style-name="P15"><text:span text:style-name="T7">11. </text:span><text:span text:style-name="akapitustep1"><text:span text:style-name="T5">W pomieszczeniu, w którym zainstalowane są kotły na paliwo stałe lub olej opałowy, powinien być zapewniony nawiew niezbędnego strumienia powietrza dla prawidłowej pracy kotłów z mocą cieplną nominalną, a także nawiew i wywiew powietrza dla wentylacji kotłowni.  </text:span></text:span></text:p>
      <text:p text:style-name="P15"><text:span text:style-name="T7">12. </text:span><text:bookmark-start text:name="PP_23393_25_79"/><text:span text:style-name="akapitdomyslny1"><text:span text:style-name="T5">Odprowadzenie spalin z kotłów na olej opałowy powinno spełniać wymagania dla urządzeń gazowych określone w § 174 ust. 1, 2, 5, 6, 8 i 9. </text:span></text:span></text:p>
      <text:p text:style-name="P19"><text:bookmark-start text:name="JEDN_23393_25_5"/><text:span text:style-name="T7">§ 137. 1. </text:span><text:span text:style-name="akapitustep1"><text:span text:style-name="T5">Magazynowanie oleju opałowego o temperaturze zapłonu powyżej 55°C może się odbywać w bezciśnieniowych, stałych zbiornikach naziemnych i podziemnych przy budynku lub w przeznaczonym wyłącznie na ten cel pomieszczeniu technicznym w piwnicy lub na najniższej kondygnacji nadziemnej budynku, zwanym dalej </text:span></text:span><text:span text:style-name="akapitustep1"><text:span text:style-name="T8">„magazynem”</text:span></text:span><text:span text:style-name="akapitustep1"><text:span text:style-name="T5"> oleju opałowego.  </text:span></text:span><text:span text:style-name="T5"><text:line-break/></text:span></text:p>
      <text:p text:style-name="P15"><text:span text:style-name="T7">2. </text:span><text:span text:style-name="akapitustep1"><text:span text:style-name="T5">Pojedyncze zbiorniki lub baterie zbiorników w magazynach oleju opałowego w budynku powinny być wyposażone w układ przewodów do napełniania, odpowietrzania i czerpania oleju oraz w sygnalizator poziomu napełnienia, przekazujący sygnał do miejsca, w którym jest zlokalizowany króciec do napełniania.  </text:span></text:span></text:p>
      <text:p text:style-name="P15"><text:span text:style-name="T7">3. </text:span><text:span text:style-name="akapitustep1"><text:span text:style-name="T5">W baterii zbiorników w magazynie oleju opałowego w budynku wszystkie zbiorniki powinny być tego samego rodzaju i wielkości, przy czym łączna objętość tych zbiorników nie powinna przekraczać 100 m3.  </text:span></text:span></text:p>
      <text:p text:style-name="P15"><text:span text:style-name="T7">4. </text:span><text:span text:style-name="akapitustep1"><text:span text:style-name="T5">W magazynie oleju opałowego powinna być wykonana, na części lub całości pomieszczenia, izolacja szczelna na przenikanie oleju w postaci wanny wychwytującej, mogącej w przypadku awarii pomieścić olej o objętości jednego zbiornika.  </text:span></text:span></text:p>
      <text:p text:style-name="P15"><text:span text:style-name="T7">5. </text:span><text:span text:style-name="akapitustep1"><text:span text:style-name="T5">Dopuszcza się w pomieszczeniu, w którym są zainstalowane kotły na olej opałowy, ustawienie zbiornika tego oleju o objętości nie większej niż 1 m3 pod warunkiem:  </text:span></text:span><text:span text:style-name="T5"><text:line-break/></text:span></text:p>
      <text:p text:style-name="P15"><text:span text:style-name="T7">1) </text:span><text:span text:style-name="T5">umieszczenia zbiornika w odległości nie mniejszej niż 1 m od kotła,  </text:span></text:p>
      <text:p text:style-name="P15"><text:span text:style-name="T7">2) </text:span><text:span text:style-name="T5">oddzielenia zbiornika od kotła ścianką murowaną o grubości co najmniej 12 cm i przekraczającą wymiary zbiornika co najmniej o 30 cm w pionie i o 60 cm w poziomie,  </text:span></text:p>
      <text:p text:style-name="P15"><text:span text:style-name="T7">3) </text:span><text:span text:style-name="T5">umieszczenie zbiornika w wannie wychwytującej olej opałowy.  </text:span></text:p>
      <text:p text:style-name="P15"><text:soft-page-break/><text:span text:style-name="T2">6. </text:span><text:span text:style-name="akapitustep1"><text:span text:style-name="T5">Wanna wychwytująca, o której mowa w ust. 4 i 5 pkt 3, nie jest wymagana w przypadku stosowania zbiorników oleju opałowego o konstrukcji uniemożliwiającej wydostawanie się oleju na zewnątrz w przypadku awarii, w tym typu dwupłaszczowego.  </text:span></text:span></text:p>
      <text:p text:style-name="P15"><text:span text:style-name="T7">7. </text:span><text:span text:style-name="akapitustep1"><text:span text:style-name="T5">Magazyn oleju opałowego powinien być wyposażony w;  </text:span></text:span><text:span text:style-name="T5"><text:line-break/></text:span></text:p>
      <text:p text:style-name="P15"><text:span text:style-name="T7">1) </text:span><text:span text:style-name="T5">wentylację nawiewno-wywiewną zapewniającą od 2 do 4 wymian powietrza na godzinę,  </text:span></text:p>
      <text:p text:style-name="P15"><text:span text:style-name="T7">2) </text:span><text:span text:style-name="T5">okno lub półstałe urządzenie gaśnicze pianowe.  </text:span></text:p>
      <text:p text:style-name="P15"><text:span text:style-name="T2">8. </text:span><text:span text:style-name="akapitustep1"><text:span text:style-name="T5">W magazynie oleju opałowego może być stosowane wyłącznie centralne ogrzewanie wodne.  </text:span></text:span></text:p>
      <text:p text:style-name="P15"><text:span text:style-name="T7">9. </text:span><text:span text:style-name="akapitustep1"><text:span text:style-name="T5">Stosowane do magazynowania oleju opałowego zbiorniki, wykładziny zbiorników oraz przewody wykonane z tworzywa sztucznego powinny być chronione przed elektrycznością statyczną, zgodnie z warunkami określonymi w Polskich Normach dotyczących tej ochrony.  </text:span></text:span></text:p>
      <text:p text:style-name="P19"><text:bookmark-start text:name="JEDN_23393_25_6"/><text:span text:style-name="T7">§ 138. </text:span><text:span text:style-name="akapitdomyslny1"><text:span text:style-name="T5">Obudowa przewodów instalacji ogrzewczej powinna umożliwiać wymianę instalacji bez naruszania konstrukcji budynku.  </text:span></text:span></text:p>
      <text:p text:style-name="P19"><text:bookmark-start text:name="JEDN_23393_25_7"/><text:span text:style-name="T7">§ 139. </text:span><text:span text:style-name="akapitdomyslny1"><text:span text:style-name="T5">Elementy wodnych instalacji ogrzewczych, narażone na intensywny dopływ powietrza zewnętrznego w zimie, powinny być chronione przed zamarzaniem i mieć, w miejscach tego wymagających, izolację cieplną, zabezpieczającą przed nadmiernymi stratami ciepła.  </text:span></text:span></text:p>
      <text:p text:style-name="P2"><text:bookmark-start text:name="JEDN_23393_26_r"/><text:span text:style-name="T11">Rozdział 5</text:span><text:span text:style-name="T5"> </text:span></text:p>
      <text:p text:style-name="P5"><text:line-break/>Przewody kominowe</text:p>
      <text:p text:style-name="Normal_20__28_Web_29_"><text:bookmark-start text:name="JEDN_23393_26_0"/><text:span text:style-name="T7">§ 140. 1. </text:span><text:span text:style-name="akapitustep1"><text:span text:style-name="T5">Przewody (kanały) kominowe w budynku: wentylacyjne, spalinowe i dymowe, prowadzone w ścianach budynku, w obudowach, trwale połączonych z konstrukcją lub stanowiące konstrukcje samodzielne, powinny mieć wymiary przekroju, sposób prowadzenia i wysokość, stwarzające potrzebny ciąg, zapewniający wymaganą przepustowość, oraz spełniające wymagania określone w Polskich Normach dotyczących wymagań technicznych dla przewodów kominowych oraz projektowania kominów.  </text:span></text:span><text:span text:style-name="T5"><text:line-break/></text:span></text:p>
      <text:p text:style-name="P15"><text:span text:style-name="T7">2. </text:span><text:span text:style-name="akapitustep1"><text:span text:style-name="T5">Przewody kominowe powinny być szczelne i spełniać warunki określone w § 266.  </text:span></text:span></text:p>
      <text:p text:style-name="P15"><text:span text:style-name="T7">3. </text:span><text:bookmark-start text:name="PP_23393_26_80"/><text:span text:style-name="T6">(skreślony)</text:span></text:p>
      <text:p text:style-name="P15"><text:span text:style-name="T7">4.</text:span><text:span text:style-name="T7"> </text:span><text:span text:style-name="akapitustep1"><text:span text:style-name="T5">Wewnętrzna powierzchnia przewodów odprowadzających spaliny mokre powinna być odporna na ich destrukcyjne oddziaływanie.  </text:span></text:span></text:p>
      <text:p text:style-name="P15"><text:span text:style-name="T7">5. </text:span><text:span text:style-name="akapitustep1"><text:span text:style-name="T5">Przewody kominowe do wentylacji grawitacyjnej powinny mieć powierzchnię przekroju co najmniej 0,016 m2 oraz najmniejszy wymiar przekroju co najmniej 0,1 m.  </text:span></text:span></text:p>
      <text:p text:style-name="P19"><text:bookmark-start text:name="JEDN_23393_26_1"/><text:span text:style-name="T7">§ 141. </text:span><text:span text:style-name="akapitdomyslny1"><text:span text:style-name="T5">Zabrania się stosowania:  </text:span></text:span><text:span text:style-name="T5"> </text:span></text:p>
      <text:p text:style-name="P15"><text:span text:style-name="T7">1) </text:span><text:span text:style-name="T5">grawitacyjnych zbiorczych przewodów spalinowych i dymowych, z zastrzeżeniem § 174 ust. 3,  </text:span></text:p>
      <text:p text:style-name="P15"><text:span text:style-name="T7">2) </text:span><text:span text:style-name="T5">zbiorczych przewodów wentylacji grawitacyjnej,  </text:span></text:p>
      <text:p text:style-name="P15"><text:span text:style-name="T7">3) </text:span><text:span text:style-name="T5">indywidualnych wentylatorów wyciągowych w pomieszczeniach, w których znajdują się wloty do przewodów spalinowych.  </text:span></text:p>
      <text:p text:style-name="P19"><text:bookmark-start text:name="JEDN_23393_26_2"/><text:span text:style-name="T7">§ 142. 1. </text:span><text:span text:style-name="akapitustep1"><text:span text:style-name="T5">Przewody kominowe powinny być wyprowadzone ponad dach na wysokość zabezpieczającą przed niedopuszczalnym zakłóceniem ciągu.  </text:span></text:span><text:span text:style-name="T5"><text:line-break/></text:span></text:p>
      <text:p text:style-name="P15"><text:span text:style-name="T7">2. </text:span><text:span text:style-name="akapitustep1"><text:span text:style-name="T5">Wymaganie ust. 1 uznaje się za spełnione, jeżeli wyloty przewodów kominowych zostaną wyprowadzone ponad dach w sposób określony Polską Normą dla kominów murowanych.  </text:span></text:span></text:p>
      <text:p text:style-name="P15"><text:soft-page-break/><text:span text:style-name="T7">3. </text:span><text:span text:style-name="akapitustep1"><text:span text:style-name="T5">Dopuszcza się wyprowadzanie przewodów spalinowych od urządzeń gazowych z zamkniętą komorą spalania bezpośrednio przez ściany zewnętrzne budynków, przy zachowaniu warunków określonych w § 175.  </text:span></text:span></text:p>
      <text:p text:style-name="P19"><text:bookmark-start text:name="JEDN_23393_26_3"/><text:span text:style-name="T7">§ 143. 1. </text:span><text:span text:style-name="akapitustep1"><text:span text:style-name="T5">W budynkach usytuowanych w II i III strefie obciążenia wiatrem, określonych Polskimi Normami, należy stosować na przewodach dymowych i spalinowych nasady kominowe zabezpieczające przed odwróceniem ciągu, przy zachowaniu wymagań § 146 ust. 1.  </text:span></text:span><text:span text:style-name="T5"><text:line-break/></text:span></text:p>
      <text:p text:style-name="P15"><text:span text:style-name="T7">2. </text:span><text:span text:style-name="akapitustep1"><text:span text:style-name="T5">Nasady kominowe, o których mowa w ust. 1, należy również stosować na innych obszarach, jeżeli wymagają tego położenie budynków i lokalne warunki topograficzne.  </text:span></text:span></text:p>
      <text:p text:style-name="P15"><text:span text:style-name="T7">3. </text:span><text:span text:style-name="akapitustep1"><text:span text:style-name="T5">Wymagania ust. 1 i 2 nie dotyczą palenisk i komór spalania z mechanicznym pobudzaniem odpływu spalin.  </text:span></text:span></text:p>
      <text:p text:style-name="P19"><text:bookmark-start text:name="JEDN_23393_26_4"/><text:span text:style-name="T7">§ 144. 1. </text:span><text:span text:style-name="akapitustep1"><text:span text:style-name="T5">Ściany, w których znajdują się przewody kominowe, mogą być obciążone stropami, pod warunkiem spełnienia wymagań dotyczących bezpieczeństwa konstrukcji, a także jeżeli nie spowoduje to nieszczelności lub ograniczenia światła przewodów.  </text:span></text:span><text:span text:style-name="T5"><text:line-break/></text:span></text:p>
      <text:p text:style-name="P15"><text:span text:style-name="T7">2. </text:span><text:span text:style-name="akapitustep1"><text:span text:style-name="T5">Trzonów kominowych wydzielonych lub oddylatowanych od konstrukcji budynku nie można obciążać stropami ani też uwzględniać ich w obliczeniach jako części tej konstrukcji.  </text:span></text:span></text:p>
      <text:p text:style-name="P19"><text:bookmark-start text:name="JEDN_23393_26_5"/><text:span text:style-name="T7">§ 145. 1.</text:span><text:span text:style-name="T7"> </text:span><text:span text:style-name="akapitustep1"><text:span text:style-name="T5">Trzony kuchenne i kotły grzewcze na paliwo stałe oraz kominki z otwartym paleniskiem lub zamkniętym wkładem kominkowym o wielkości otworu paleniskowego kominka do 0,25 m2 mogą być przyłączone wyłącznie do własnego, samodzielnego przewodu kominowego dymowego, posiadającego co najmniej wymiary 0,14×0,14 m lub średnicę 0,15 m, a w przypadku trzonów kuchennych typu restauracyjnego oraz kominków o większym otworze paleniskowym - co najmniej 0,14×0,27 m lub średnicę 0,18 m, przy czym dla większych przewodów o przekroju prostokątnym należy zachować stosunek wymiarów boków 3:2.  </text:span></text:span><text:span text:style-name="T5"><text:line-break/></text:span></text:p>
      <text:p text:style-name="P15"><text:span text:style-name="T7">2. </text:span><text:span text:style-name="akapitustep1"><text:span text:style-name="T5">Piece na paliwo stałe, posiadające szczelne zamknięcie, mogą być przyłączone do jednego przewodu kominowego dymowego o przekroju co najmniej 0,14×0,14 m lub średnicy 0,15 m, pod warunkiem zachowania różnicy poziomu włączenia co najmniej 1,5 m oraz nieprzyłączania więcej niż 3 pieców do tego przewodu.  </text:span></text:span></text:p>
      <text:p text:style-name="P15"><text:span text:style-name="T7">3. </text:span><text:span text:style-name="akapitustep1"><text:span text:style-name="T5">Piece, o których mowa w ust. 2, usytuowane na najwyższej kondygnacji powinny być przyłączone do odrębnego przewodu dymowego.  </text:span></text:span></text:p>
      <text:p text:style-name="P15"><text:span text:style-name="T7">4. </text:span><text:span text:style-name="akapitustep1"><text:span text:style-name="T5">Przyłączenia urządzeń gazowych do przewodów spalinowych powinny odpowiadać warunkom określonym w § 174 i 175.  </text:span></text:span></text:p>
      <text:p text:style-name="P19"><text:bookmark-start text:name="JEDN_23393_26_6"/><text:span text:style-name="T7">§ 146. 1. </text:span><text:span text:style-name="akapitustep1"><text:span text:style-name="T5">Wyloty przewodów kominowych powinny być dostępne do czyszczenia i okresowej kontroli, z uwzględnieniem przepisów § 308. </text:span></text:span><text:span text:style-name="T5"><text:line-break/></text:span></text:p>
      <text:p text:style-name="P15"><text:span text:style-name="T7">2. </text:span><text:span text:style-name="akapitustep1"><text:span text:style-name="T5">Przewody spalinowe i dymowe powinny być wyposażone, odpowiednio, w otwory wycierowe lub rewizyjne, zamykane szczelnymi drzwiczkami, a w przypadku występowania spalin mokrych - także w układ odprowadzania skroplin. </text:span></text:span></text:p>
      <text:p text:style-name="P2"><text:bookmark-start text:name="JEDN_23393_27_r"/><text:span text:style-name="T2">Rozdział 6</text:span><text:span text:style-name="T5"> </text:span></text:p>
      <text:p text:style-name="P5"><text:line-break/>Wentylacja i klimatyzacja</text:p>
      <text:p text:style-name="Normal_20__28_Web_29_"><text:bookmark-start text:name="JEDN_23393_27_0"/><text:span text:style-name="T7">§ 147. 1. </text:span><text:span text:style-name="akapitustep1"><text:span text:style-name="T5">Wentylacja i klimatyzacja powinny zapewniać odpowiednią jakość środowiska wewnętrznego, w tym wielkość wymiany powietrza, jego czystość, temperaturę, wilgotność względną, prędkość ruchu w pomieszczeniu, przy zachowaniu przepisów odrębnych i wymagań Polskich Norm dotyczących wentylacji, a także warunków bezpieczeństwa pożarowego i wymagań akustycznych </text:span></text:span><text:soft-page-break/><text:span text:style-name="akapitustep1"><text:span text:style-name="T5">określonych w rozporządzeniu.  </text:span></text:span><text:span text:style-name="T5"><text:line-break/></text:span></text:p>
      <text:p text:style-name="P15"><text:span text:style-name="T7">2. </text:span><text:span text:style-name="akapitustep1"><text:span text:style-name="T5">Wentylację mechaniczną lub grawitacyjną należy zapewnić w pomieszczeniach przeznaczonych na pobyt ludzi, w pomieszczeniach bez otwieranych okien, a także w innych pomieszczeniach, w których ze względów zdrowotnych, technologicznych lub bezpieczeństwa konieczne jest zapewnienie wymiany powietrza.  </text:span></text:span></text:p>
      <text:p text:style-name="P15"><text:span text:style-name="T7">3. </text:span><text:span text:style-name="akapitustep1"><text:span text:style-name="T5">Klimatyzację należy stosować w pomieszczeniach, w których ze względów użytkowych, higienicznych, zdrowotnych lub technologicznych konieczne jest utrzymywanie odpowiednich parametrów powietrza wewnętrznego określonych w przepisach odrębnych i w Polskiej Normie dotyczącej parametrów obliczeniowych powietrza wewnętrznego.  </text:span></text:span></text:p>
      <text:p text:style-name="P15"><text:span text:style-name="T7">4. </text:span><text:span text:style-name="akapitustep1"><text:span text:style-name="T5">Instalowane w budynkach urządzenia do wentylacji i klimatyzacji, o których mowa w przepisie odrębnym dotyczącym efektywności energetycznej, powinny odpowiadać wymaganiom określonym w tym przepisie.  </text:span></text:span></text:p>
      <text:p text:style-name="P19"><text:bookmark-start text:name="JEDN_23393_27_1"/><text:span text:style-name="T7">§ 148. 1. </text:span><text:span text:style-name="akapitustep1"><text:span text:style-name="T5">Wentylację mechaniczną wywiewną lub nawiewno-wywiewną należy stosować w budynkach wysokich i wysokościowych oraz w innych budynkach, w których zapewnienie odpowiedniej jakości środowiska wewnętrznego nie jest możliwe za pomocą wentylacji grawitacyjnej. W pozostałych budynkach może być stosowana wentylacja grawitacyjna.  </text:span></text:span><text:span text:style-name="T5"><text:line-break/></text:span></text:p>
      <text:p text:style-name="P15"><text:span text:style-name="T7">2. </text:span><text:span text:style-name="akapitustep1"><text:span text:style-name="T5">W pomieszczeniu, w którym jest zastosowana wentylacja mechaniczna lub klimatyzacja, nie można stosować wentylacji grawitacyjnej. Wymaganie to nie dotyczy pomieszczeń z urządzeniami klimatyzacyjnymi niepobierającymi powietrza zewnętrznego.  </text:span></text:span></text:p>
      <text:p text:style-name="P15"><text:span text:style-name="T7">3</text:span><text:span text:style-name="T7">. </text:span><text:span text:style-name="akapitustep1"><text:span text:style-name="T5">W pomieszczeniu zagrożonym wydzieleniem się lub przenikaniem z zewnątrz substancji szkodliwej dla zdrowia bądź substancji palnej, w ilościach mogących stworzyć zagrożenie wybuchem, należy stosować dodatkową, awaryjną wentylację wywiewną, uruchamianą od wewnątrz i z zewnątrz pomieszczenia oraz zapewniającą wymianę powietrza dostosowaną do jego przeznaczenia, zgodnie z przepisami o bezpieczeństwie i higienie pracy.  </text:span></text:span></text:p>
      <text:p text:style-name="P15"><text:span text:style-name="T7">4. </text:span><text:span text:style-name="akapitustep1"><text:span text:style-name="T5">W pomieszczeniu, w którym proces technologiczny jest źródłem miejscowej emisji substancji szkodliwych o niedopuszczalnym stężeniu lub uciążliwym zapachu, należy stosować odciągi miejscowe współpracujące z wentylacją ogólną, umożliwiające spełnienie w strefie pracy wymagań jakości środowiska wewnętrznego określonych w przepisach o bezpieczeństwie i higienie pracy.  </text:span></text:span></text:p>
      <text:p text:style-name="P19"><text:bookmark-start text:name="JEDN_23393_27_2"/><text:span text:style-name="T7">§ 149. 1. </text:span><text:span text:style-name="akapitustep1"><text:span text:style-name="T5">Strumień powietrza zewnętrznego doprowadzanego do pomieszczeń, niebędących pomieszczeniami pracy, powinien odpowiadać wymaganiom Polskiej Normy dotyczącej wentylacji, przy czym w mieszkaniach strumień ten powinien wynikać z wielkości strumienia powietrza wywiewanego, lecz być nie mniejszy niż 20 m3/h na osobę przewidywaną na pobyt stały w projekcie budowlanym.  </text:span></text:span><text:span text:style-name="T5"><text:line-break/></text:span></text:p>
      <text:p text:style-name="P15"><text:span text:style-name="T7">2. </text:span><text:span text:style-name="akapitustep1"><text:span text:style-name="T5">Strumień powietrza zewnętrznego doprowadzonego do pomieszczeń pracy powinien odpowiadać wymaganiom określonym w przepisach o bezpieczeństwie i higienie pracy.  </text:span></text:span></text:p>
      <text:p text:style-name="P15"><text:span text:style-name="T7">3. </text:span><text:span text:style-name="akapitustep1"><text:span text:style-name="T5">Powietrze zewnętrzne doprowadzone do pomieszczeń za pomocą wentylacji mechanicznej lub klimatyzacji, zanieczyszczone w stopniu przekraczającym wymagania określone dla powietrza wewnętrznego w przepisach odrębnych w sprawie dopuszczalnych stężeń i natężeń czynników szkodliwych dla zdrowia, powinno być oczyszczone przed wprowadzeniem do wentylowanych pomieszczeń, z uwzględnieniem zanieczyszczeń występujących w pomieszczeniu. Wymaganie to nie dotyczy budynków jednorodzinnych, mieszkalnych w zabudowie zagrodowej i rekreacji indywidualnej.  </text:span></text:span></text:p>
      <text:p text:style-name="P15"><text:span text:style-name="T7">4. </text:span><text:span text:style-name="akapitustep1"><text:span text:style-name="T5">W pomieszczeniach przeznaczonych na stały pobyt ludzi, wentylowanych w sposób mechaniczny lub klimatyzowanych, wartości temperatury, wilgotności względnej i prędkości ruchu powietrza w pomieszczeniach należy przyjmować do obliczeń zgodnie z Polską Normą dotyczącą parametrów obliczeniowych powietrza wewnętrznego.  </text:span></text:span></text:p>
      <text:p text:style-name="P15"><text:span text:style-name="T7">5. </text:span><text:span text:style-name="akapitustep1"><text:span text:style-name="T5">Dla pomieszczeń przeznaczonych na stały pobyt ludzi, wentylowanych w sposób naturalny, wartości temperatury wewnętrznej w okresach ogrzewczych należy przyjmować do obliczeń zgodnie z tabelą w § 134 ust. 2. </text:span></text:span></text:p>
      <text:p text:style-name="P19"><text:bookmark-start text:name="JEDN_23393_27_3"/><text:soft-page-break/><text:span text:style-name="T7">§ 150. 1. </text:span><text:span text:style-name="akapitustep1"><text:span text:style-name="T5">W przypadku zastosowania w budynku przepływu powietrza wentylacyjnego między pomieszczeniami lub strefami wentylacyjnymi, w pomieszczeniu należy zapewnić kierunek przepływu od pomieszczenia o mniejszym do pomieszczenia o większym stopniu zanieczyszczenia powietrza.  </text:span></text:span><text:span text:style-name="T5"><text:line-break/></text:span></text:p>
      <text:p text:style-name="P15"><text:span text:style-name="T7">2. </text:span><text:span text:style-name="akapitustep1"><text:span text:style-name="T5">Przepływ powietrza wentylacyjnego w mieszkaniach powinien odbywać się z pokoi do pomieszczenia kuchennego lub wnęki kuchennej oraz do pomieszczeń higienicznosanitarnych.  </text:span></text:span></text:p>
      <text:p text:style-name="P15"><text:span text:style-name="T7">3. </text:span><text:bookmark-start text:name="PP_23393_27_81"/><text:span text:style-name="akapitdomyslny1"><text:span text:style-name="T5">W instalacjach wentylacji i klimatyzacji nie należy łączyć ze sobą przewodów z pomieszczeń o różnych wymaganiach użytkowych i sanitarno-zdrowotnych. Nie dotyczy to budynków jednorodzinnych i rekreacji indywidualnej oraz wydzielonych lokali mieszkalnych lub użytkowych z indywidualną zorganizowaną wentylacją nawiewno-wywiewną. </text:span></text:span></text:p>
      <text:p text:style-name="P15"><text:span text:style-name="T7">4. </text:span><text:span text:style-name="akapitustep1"><text:span text:style-name="T5">W instalacjach wentylacji i klimatyzacji przewody z pomieszczenia zagrożonego wybuchem nie mogą łączyć się z przewodami z innych pomieszczeń.  </text:span></text:span></text:p>
      <text:p text:style-name="P15"><text:span text:style-name="T7">5. </text:span><text:span text:style-name="akapitustep1"><text:span text:style-name="T5">Dopuszcza się wentylowanie garaży oraz innych pomieszczeń nieprzeznaczonych na pobyt ludzi powietrzem o mniejszym stopniu zanieczyszczenia, niezawierającym substancji szkodliwych dla zdrowia lub uciążliwych zapachów, odprowadzanym z pomieszczeń niebędących pomieszczeniami higienicznosanitarnymi, jeżeli przepisy odrębne nie stanowią inaczej.  </text:span></text:span></text:p>
      <text:p text:style-name="P15"><text:span text:style-name="T7">6. </text:span><text:span text:style-name="akapitustep1"><text:span text:style-name="T5">W pomieszczeniach w budynkach użyteczności publicznej i produkcyjnych, których przeznaczenie wiąże się z ich okresowym użytkowaniem, instalacja wentylacji mechanicznej powinna zapewniać możliwość ograniczenia intensywności działania lub jej wyłączenia poza okresem użytkowania pomieszczeń, z zachowaniem warunku normalnej pracy przez co najmniej jedną godzinę przed i po ich użytkowaniu.  </text:span></text:span></text:p>
      <text:p text:style-name="P15"><text:span text:style-name="T7">7. </text:span><text:span text:style-name="akapitustep1"><text:span text:style-name="T5">W pomieszczeniach, o których mowa w ust. 6, w przypadku występowania źródeł zanieczyszczeń szkodliwych dla zdrowia lub źródeł pary wodnej, należy zapewnić stałą, co najmniej półkrotną wymianę powietrza w okresie przerw w ich wykorzystywaniu, przyjmując do obliczania wentylowanej kubatury nominalną wysokość pomieszczeń, lecz nie większą niż 4 m, lub zapewnić okresową wymianę powietrza sterowaną poziomem stężenia zanieczyszczeń.  </text:span></text:span></text:p>
      <text:p text:style-name="P15"><text:span text:style-name="T7">8. </text:span><text:span text:style-name="akapitustep1"><text:span text:style-name="T5">Instalowane w pomieszczeniu urządzenia, w szczególności zużywające powietrze, nie mogą wywoływać zakłóceń ograniczających skuteczność funkcjonowania wentylacji.  </text:span></text:span></text:p>
      <text:p text:style-name="P15"><text:span text:style-name="T7">9. </text:span><text:span text:style-name="akapitustep1"><text:span text:style-name="T5">W pomieszczeniu z paleniskami na paliwo stałe, płynne lub z urządzeniami gazowymi pobierającymi powietrze do spalania z pomieszczenia i z grawitacyjnym odprowadzeniem spalin przewodem od urządzenia stosowanie mechanicznej wentylacji wyciągowej jest zabronione.  </text:span></text:span></text:p>
      <text:p text:style-name="P15"><text:span text:style-name="T7">10. </text:span><text:span text:style-name="akapitustep1"><text:span text:style-name="T5">Przepisu ust. 9 nie stosuje się do pomieszczeń, w których zastosowano wentylację nawiewno-wywiewną zrównoważoną lub nadciśnieniową.  </text:span></text:span></text:p>
      <text:p text:style-name="P15"><text:span text:style-name="T7">11. </text:span><text:span text:style-name="akapitustep1"><text:span text:style-name="T5">W pomieszczeniach, które należy chronić przed wpływem zanieczyszczeń z pomieszczeń sąsiadujących i z otoczenia zewnętrznego, należy stosować wentylację mechaniczną nadciśnieniową.  </text:span></text:span></text:p>
      <text:p text:style-name="P19"><text:bookmark-start text:name="JEDN_23393_27_4"/><text:span text:style-name="T7">§ 151. 1. </text:span><text:bookmark-start text:name="PP_23393_27_82"/><text:span text:style-name="akapitdomyslny1"><text:span text:style-name="T5">W instalacjach wentylacji mechanicznej ogólnej nawiewno-wywiewnej lub klimatyzacji komfortowej o wydajności 2 000 m</text:span></text:span><text:span text:style-name="akapitdomyslny1"><text:span text:style-name="T13">3</text:span></text:span><text:span text:style-name="akapitdomyslny1"><text:span text:style-name="T5">/h i więcej należy stosować urządzenia do odzyskiwania ciepła z powietrza wywiewanego o skuteczności co najmniej 50 % lub recyrkulację, gdy jest to dopuszczalne. W przypadku zastosowania recyrkulacji strumień powietrza zewnętrznego nie może być mniejszy niż wynika to z wymagań higienicznych, jednak nie mniej niż 10 % powietrza nawiewanego. Dla wentylacji technologicznej zastosowanie odzysku ciepła powinno wynikać z uwarunkowań technologicznych i rachunku ekonomicznego. </text:span></text:span><text:span text:style-name="T5"> </text:span></text:p>
      <text:p text:style-name="P15"><text:span text:style-name="T7">2. </text:span><text:span text:style-name="akapitustep1"><text:span text:style-name="T5">Urządzenia do odzyskiwania ciepła powinny mieć zabezpieczenia ograniczające przenikanie między wymieniającymi ciepło strumieniami powietrza do:  </text:span></text:span><text:span text:style-name="T5"><text:line-break/></text:span></text:p>
      <text:p text:style-name="P15"><text:span text:style-name="T7">1) </text:span><text:span text:style-name="T5">0,25% objętości strumienia powietrza wywiewanego z pomieszczenia - w przypadku wymiennika płytowego oraz wymiennika z rurek cieplnych,  </text:span></text:p>
      <text:p text:style-name="P15"><text:span text:style-name="T7">2) </text:span><text:span text:style-name="T5">5% objętości strumienia powietrza wywiewanego z pomieszczenia - w przypadku wymiennika obrotowego,  </text:span></text:p>
      <text:p text:style-name="P15"><text:span text:style-name="akapitdomyslnynastepne1"><text:span text:style-name="T5">w odniesieniu do różnicy ciśnienia 400 Pa.  </text:span></text:span></text:p>
      <text:p text:style-name="P15"><text:span text:style-name="T7">3. </text:span><text:span text:style-name="akapitustep1"><text:span text:style-name="T5">Recyrkulację powietrza można stosować wówczas, gdy przeznaczenie wentylowanych pomieszczeń nie wiąże się z występowaniem bakterii chorobotwórczych, z emisją substancji szkodliwych dla zdrowia, uciążliwych zapachów, przy zachowaniu wymagań § 149 ust. 1 oraz wymagań dotyczących ochrony przeciwpożarowej.  </text:span></text:span></text:p>
      <text:p text:style-name="P15"><text:soft-page-break/><text:span text:style-name="T7">4. </text:span><text:span text:style-name="akapitustep1"><text:span text:style-name="T5">W budynku opieki zdrowotnej recyrkulacja powietrza może być stosowana tylko za zgodą i na warunkach określonych przez właściwego państwowego inspektora sanitarnego.  </text:span></text:span></text:p>
      <text:p text:style-name="P15"><text:span text:style-name="T7">5. </text:span><text:bookmark-start text:name="PP_23393_27_83"/><text:span text:style-name="akapitdomyslny1"><text:span text:style-name="T5">W przypadku stosowania recyrkulacji powietrza w instalacjach wentylacji mechanicznej nawiewno-wywiewnej lub klimatyzacji należy stosować układy regulacji umożliwiające w korzystnych warunkach pogodowych zwiększanie udziału powietrza zewnętrznego do 100 %. </text:span></text:span></text:p>
      <text:p text:style-name="P15"><text:span text:style-name="T7">6. </text:span><text:bookmark-start text:name="PP_23393_27_84"/><text:span text:style-name="akapitdomyslny1"><text:span text:style-name="T5">Przepisu ust. 5 nie stosuje się w przypadkach, gdy zwiększanie strumienia powietrza wentylacyjnego uniemożliwiałoby dotrzymanie poziomu czystości powietrza wymaganego przez względy technologiczne. </text:span></text:span></text:p>
      <text:p text:style-name="P15"><text:span text:style-name="T7">7. </text:span><text:bookmark-start text:name="PP_23393_27_85"/><text:span text:style-name="akapitdomyslny1"><text:span text:style-name="T5">Wymagań ust. 1 można nie stosować w przypadku instalacji używanych krócej niż przez 1 000 godzin w roku. </text:span></text:span></text:p>
      <text:p text:style-name="P19"><text:bookmark-start text:name="JEDN_23393_27_5"/><text:span text:style-name="T7">§ 152. 1. </text:span><text:span text:style-name="akapitustep1"><text:span text:style-name="T5">Czerpnie powietrza w instalacjach wentylacji i klimatyzacji powinny być zabezpieczone przed opadami atmosferycznymi i działaniem wiatru oraz być zlokalizowane w sposób umożliwiający pobieranie w danych warunkach jak najczystszego i, w okresie letnim, najchłodniejszego powietrza.  </text:span></text:span><text:span text:style-name="T5"><text:line-break/></text:span></text:p>
      <text:p text:style-name="P15"><text:span text:style-name="T7">2. </text:span><text:span text:style-name="akapitustep1"><text:span text:style-name="T5">Czerpni powietrza nie należy lokalizować w miejscach, w których istnieje niebezpieczeństwo napływu powietrza wywiewanego z wyrzutni oraz powietrza z rozpyloną wodą pochodzącą z chłodni kominowej lub innych podobnych urządzeń.  </text:span></text:span></text:p>
      <text:p text:style-name="P15"><text:span text:style-name="T7">3. </text:span><text:span text:style-name="akapitustep1"><text:span text:style-name="T5">Czerpnie powietrza sytuowane na poziomie terenu lub na ścianie dwóch najniższych kondygnacji nadziemnych budynku powinny znajdować się w odległości co najmniej 8 m w rzucie poziomym od ulic i zgrupowania miejsc postojowych dla więcej niż 20 samochodów, miejsc gromadzenia odpadów stałych, wywiewek kanalizacyjnych oraz innych źródeł zanieczyszczenia powietrza. Odległość dolnej krawędzi otworu wlotowego czerpni od poziomu terenu powinna wynosić co najmniej 2 m.  </text:span></text:span></text:p>
      <text:p text:style-name="P15"><text:span text:style-name="T7">4. </text:span><text:span text:style-name="akapitustep1"><text:span text:style-name="T5">Czerpnie powietrza sytuowane na dachu budynku powinny być tak lokalizowane, aby dolna krawędź otworu wlotowego znajdowała się co najmniej 0,4 m powyżej powierzchni, na której są zamontowane, oraz aby została zachowana odległość co najmniej 6 m od wywiewek kanalizacyjnych.  </text:span></text:span></text:p>
      <text:p text:style-name="P15"><text:span text:style-name="T7">5. </text:span><text:span text:style-name="akapitustep1"><text:span text:style-name="T5">Powietrze wywiewane z budynków lub pomieszczeń, zanieczyszczone w stopniu przekraczającym wymagania określone w przepisach odrębnych, dotyczących dopuszczalnych rodzajów i ilości substancji zanieczyszczających powietrze zewnętrzne, powinno być oczyszczone przed wprowadzeniem do atmosfery.  </text:span></text:span></text:p>
      <text:p text:style-name="P15"><text:span text:style-name="T7">6. </text:span><text:span text:style-name="akapitustep1"><text:span text:style-name="T5">Wyrzutnie powietrza w instalacjach wentylacji i klimatyzacji powinny być zabezpieczone przed opadami atmosferycznymi i działaniem wiatru oraz być zlokalizowane w miejscach umożliwiających odprowadzenie wywiewanego powietrza bez powodowania zagrożenia zdrowia użytkowników budynku i ludzi w jego otoczeniu oraz wywierania szkodliwego wpływu na budynek.  </text:span></text:span></text:p>
      <text:p text:style-name="P15"><text:span text:style-name="T7">7. </text:span><text:span text:style-name="akapitustep1"><text:span text:style-name="T5">Dolna krawędź otworu wyrzutni z poziomym wylotem powietrza, usytuowanej na dachu budynku, powinna znajdować się co najmniej 0,4 m powyżej powierzchni, na której wyrzutnia jest zamontowana, oraz 0,4 m powyżej linii łączącej najwyższe punkty wystających ponad dach części budynku, znajdujących się w odległości do 10 m od wyrzutni, mierząc w rzucie poziomym.  </text:span></text:span></text:p>
      <text:p text:style-name="P15"><text:span text:style-name="T7">8. </text:span><text:span text:style-name="akapitustep1"><text:span text:style-name="T5">Usytuowanie wyrzutni powietrza na poziomie terenu jest dopuszczalne tylko za zgodą i na warunkach określonych przez właściwego państwowego inspektora sanitarnego.  </text:span></text:span></text:p>
      <text:p text:style-name="P15"><text:span text:style-name="T7">9. </text:span><text:span text:style-name="akapitustep1"><text:span text:style-name="T5">Dopuszcza się sytuowanie wyrzutni powietrza w ścianie budynku, pod warunkiem że:  </text:span></text:span><text:span text:style-name="T5"><text:line-break/></text:span></text:p>
      <text:p text:style-name="P15"><text:span text:style-name="T7">1) </text:span><text:span text:style-name="T5">powietrze wywiewane nie zawiera uciążliwych zapachów oraz zanieczyszczeń szkodliwych dla zdrowia,  </text:span></text:p>
      <text:p text:style-name="P15"><text:span text:style-name="T7">2) </text:span><text:span text:style-name="T5">przeciwległa ściana sąsiedniego budynku z oknami znajduje się w odległości co najmniej 10 m lub bez okien w odległości co najmniej 8 m,  </text:span></text:p>
      <text:p text:style-name="P15"><text:span text:style-name="T7">3) </text:span><text:span text:style-name="T5">okna znajdujące się w tej samej ścianie są oddalone w poziomie od wyrzutni co najmniej 3 m, a poniżej lub powyżej wyrzutni - co najmniej 2 m,  </text:span></text:p>
      <text:p text:style-name="P15"><text:span text:style-name="T7">4) </text:span><text:span text:style-name="T5">czerpnia powietrza, usytuowana w tej samej ścianie budynku, znajduje się poniżej lub na tym samym poziomie co wyrzutnia, w odległości co najmniej 1,5 m.  </text:span></text:p>
      <text:p text:style-name="P15"><text:span text:style-name="T2">10. </text:span><text:span text:style-name="akapitustep1"><text:span text:style-name="T5">Czerpnie i wyrzutnie powietrza na dachu budynku należy sytuować poza strefami zagrożenia wybuchem, zachowując między nimi odległość nie mniejszą niż 10 m przy wyrzucie poziomym i 6 m przy wyrzucie pionowym, przy czym wyrzutnia powinna być usytuowana co najmniej 1 m ponad czerpnia.  </text:span></text:span></text:p>
      <text:p text:style-name="P15"><text:soft-page-break/><text:span text:style-name="T7">11. </text:span><text:span text:style-name="akapitustep1"><text:span text:style-name="T5">Odległość, o której mowa w ust. 10, może nie być zachowana w przypadku zastosowania zblokowanych urządzeń wentylacyjnych, obejmujących czerpnię i wyrzutnię powietrza, zapewniających skuteczny rozdział strumienia powietrza świeżego od wywiewanego z urządzenia wentylacyjnego. Nie dotyczy to przypadku usuwania powietrza zawierającego zanieczyszczenia szkodliwe dla zdrowia, uciążliwe zapachy lub substancje palne.  </text:span></text:span></text:p>
      <text:p text:style-name="P15"><text:span text:style-name="T7">12. </text:span><text:span text:style-name="akapitustep1"><text:span text:style-name="T5">Odległość wyrzutni dachowych, mierząc w rzucie poziomym, nie powinna być mniejsza niż 3 m od:  </text:span></text:span><text:span text:style-name="T5"><text:line-break/></text:span></text:p>
      <text:p text:style-name="P15"><text:span text:style-name="T7">1) </text:span><text:span text:style-name="T5">krawędzi dachu, poniżej której znajdują się okna,  </text:span></text:p>
      <text:p text:style-name="P15"><text:span text:style-name="T7">2) </text:span><text:span text:style-name="T5">najbliższej krawędzi okna w połaci dachu,  </text:span></text:p>
      <text:p text:style-name="P15"><text:span text:style-name="T7">3) </text:span><text:span text:style-name="T5">najbliższej krawędzi okna w ścianie ponad dachem.  </text:span></text:p>
      <text:p text:style-name="P15"><text:span text:style-name="T2">13. </text:span><text:span text:style-name="akapitustep1"><text:span text:style-name="T5">Jeżeli odległość, o której mowa w ust. 12 pkt 2 i 3, wynosi od 3 m do 10 m, dolna krawędź wyrzutni powinna znajdować się co najmniej 1 m ponad najwyższą krawędzią okna.  </text:span></text:span></text:p>
      <text:p text:style-name="P15"><text:span text:style-name="T7">14. </text:span><text:span text:style-name="akapitustep1"><text:span text:style-name="T5">W przypadku usuwania przez wyrzutnię dachową powietrza zawierającego zanieczyszczenia szkodliwe dla zdrowia lub uciążliwe zapachy, z zastrzeżeniem ust. 5, odległości, o których mowa w ust. 12 i 13, należy zwiększyć o 100%.  </text:span></text:span></text:p>
      <text:p text:style-name="P19"><text:bookmark-start text:name="JEDN_23393_27_6"/><text:span text:style-name="T7">§ 153. </text:span><text:bookmark-start text:name="PP_23393_27_86"/><text:span text:style-name="T7">1. </text:span><text:span text:style-name="T5"> </text:span></text:p>
      <text:p text:style-name="P9">Przewody i urządzenia wentylacji mechanicznej i klimatyzacji powinny być zaprojektowane i wykonane w taki sposób, aby zminimalizować odkładanie się zanieczyszczeń na ich powierzchniach wewnętrznych kontaktujących się z powietrzem wentylacyjnym. </text:p>
      <text:p text:style-name="P15"><text:span text:style-name="T7">2. </text:span><text:span text:style-name="akapitdomyslny1"><text:span text:style-name="T5">Przewody powinny mieć przekrój poprzeczny właściwy dla przewidywanych przepływów powietrza oraz konstrukcję przystosowaną do maksymalnego ciśnienia i wymaganej szczelności instalacji, z uwzględnieniem Polskich Norm dotyczących wytrzymałości i szczelności przewodów. </text:span></text:span></text:p>
      <text:p text:style-name="P15"><text:span text:style-name="T7">3. </text:span><text:span text:style-name="akapitdomyslny1"><text:span text:style-name="T5">Właściwości materiałów przewodów lub sposób zabezpieczania ich powierzchni powinny być dobrane odpowiednio do parametrów przepływającego powietrza oraz do warunków występujących w miejscu ich zamontowania. </text:span></text:span></text:p>
      <text:p text:style-name="P15"><text:span text:style-name="T7">4. </text:span><text:span text:style-name="akapitdomyslny1"><text:span text:style-name="T5">Przewody instalowane w miejscach, w których mogą być narażone na uszkodzenia mechaniczne, powinny być zabezpieczone przed tymi uszkodzeniami. </text:span></text:span></text:p>
      <text:p text:style-name="P15"><text:span text:style-name="T7">5. </text:span><text:span text:style-name="akapitdomyslny1"><text:span text:style-name="T5">Przewody powinny być wyposażone w otwory rewizyjne spełniające wymagania Polskiej Normy dotyczącej elementów przewodów ułatwiających konserwację, umożliwiające oczyszczenie wnętrza tych przewodów, a także innych urządzeń i elementów instalacji, o ile ich konstrukcja nie pozwala na czyszczenie w inny sposób niż poprzez te otwory, przy czym nie należy ich sytuować w pomieszczeniach o podwyższonych wymaganiach higienicznych. </text:span></text:span></text:p>
      <text:p text:style-name="P15"><text:span text:style-name="T7">6. </text:span><text:span text:style-name="akapitdomyslny1"><text:span text:style-name="T5">Przewody prowadzone przez pomieszczenia lub przestrzenie nieogrzewane powinny mieć izolację cieplną, z uwzględnieniem wymagań określonych w § 267 ust. 1. </text:span></text:span></text:p>
      <text:p text:style-name="P15"><text:span text:style-name="T7">7. </text:span><text:span text:style-name="akapitdomyslny1"><text:span text:style-name="T5">Przewody instalacji klimatyzacji, przewody stosowane do recyrkulacji powietrza oraz prowadzące do urządzeń do odzyskiwania ciepła, a także przewody prowadzące powietrze zewnętrzne przez ogrzewane pomieszczenia, powinny mieć izolację cieplną i przeciwwilgociową. </text:span></text:span></text:p>
      <text:p text:style-name="P19"><text:bookmark-start text:name="JEDN_23393_27_7"/><text:span text:style-name="T7">§ 154. 1. </text:span><text:bookmark-start text:name="PP_23393_27_87"/><text:span text:style-name="akapitdomyslny1"><text:span text:style-name="T5">Urządzenia i elementy wentylacji mechanicznej i klimatyzacji powinny być stosowane w sposób umożliwiający uzyskanie zakładanej jakości środowiska w pomieszczeniu przy racjonalnym zużyciu energii do ogrzewania i chłodzenia oraz energii elektrycznej. </text:span></text:span><text:span text:style-name="T5"> </text:span></text:p>
      <text:p text:style-name="P15"><text:span text:style-name="T7">2. </text:span><text:span text:style-name="akapitustep1"><text:span text:style-name="T5">Instalacje klimatyzacji powinny być wyposażone w odpowiednie urządzenia pomiarowe służące do sprawdzania warunków pracy i kontroli zużycia energii.  </text:span></text:span></text:p>
      <text:p text:style-name="P15"><text:span text:style-name="T7">3. </text:span><text:span text:style-name="akapitustep1"><text:span text:style-name="T5">Urządzenia wentylacji mechanicznej i klimatyzacji, takie jak centrale, klimakonwektory wentylatorowe, klimatyzatory, aparaty ogrzewcze i chłodząco-wentylacyjne, powinny być tak instalowane, aby była zapewniona możliwość ich okresowej kontroli, konserwacji, naprawy lub wymiany.  </text:span></text:span></text:p>
      <text:p text:style-name="P15"><text:span text:style-name="T7">4. </text:span><text:span text:style-name="akapitustep1"><text:span text:style-name="T5">Centrale wentylacyjne i klimatyzacyjne usytuowane na zewnątrz budynku powinny mieć odpowiednią obudowę lub inne zabezpieczenie przed wpływem czynników atmosferycznych.  </text:span></text:span></text:p>
      <text:p text:style-name="P15"><text:span text:style-name="T7">5. </text:span><text:span text:style-name="akapitustep1"><text:span text:style-name="T5">W przypadku pomieszczeń o specjalnych wymaganiach higienicznych należy stosować centrale wentylacyjne i klimatyzacyjne umożliwiające utrzymanie podwyższonej czystości wewnątrz obudowy, wyposażone w oświetlenie wewnętrzne i wzierniki do kontroli stanu centrali z zewnątrz. </text:span></text:span></text:p>
      <text:p text:style-name="P15"><text:soft-page-break/><text:span text:style-name="T7">6. </text:span><text:span text:style-name="akapitustep1"><text:span text:style-name="T5">Urządzenia wentylacji mechanicznej i klimatyzacji powinny być zabezpieczone przed zanieczyszczeniami znajdującymi się w powietrzu zewnętrznym, a w szczególnych przypadkach w powietrzu obiegowym (recyrkulacyjnym), za pomocą filtrów:  </text:span></text:span><text:span text:style-name="T5"><text:line-break/></text:span></text:p>
      <text:p text:style-name="P15"><text:span text:style-name="T7">1) </text:span><text:span text:style-name="T5">nagrzewnice, chłodnice i urządzenia do odzyskiwania ciepła - co najmniej klasy G4,  </text:span></text:p>
      <text:p text:style-name="P15"><text:span text:style-name="T7">2) </text:span><text:span text:style-name="T5">nawilżacze - co najmniej klasy F6, </text:span></text:p>
      <text:p text:style-name="P15"><text:span text:style-name="akapitdomyslnynastepne1"><text:span text:style-name="T5">określonych w Polskiej Normie dotyczącej klasyfikacji filtrów powietrza.  </text:span></text:span></text:p>
      <text:p text:style-name="P15"><text:span text:style-name="T7">7. </text:span><text:span text:style-name="akapitustep1"><text:span text:style-name="T5">Nawilżacze w instalacji wentylacji mechanicznej i klimatyzacji powinny być zabezpieczone przed przeciekaniem wody na zewnątrz oraz przed przenoszeniem kropel wody przez powietrze wentylacyjne do dalszych części instalacji.  </text:span></text:span></text:p>
      <text:p text:style-name="P15"><text:span text:style-name="T7">8. </text:span><text:span text:style-name="akapitustep1"><text:span text:style-name="T5">Połączenia wentylatorów z przewodami wentylacyjnymi powinny być wykonane za pomocą elastycznych elementów łączących, z zachowaniem wymagań określonych w § 267 ust. 7.  </text:span></text:span></text:p>
      <text:p text:style-name="P15"><text:span text:style-name="T7">9. </text:span><text:bookmark-start text:name="PP_23393_27_88"/><text:span text:style-name="akapitdomyslny1"><text:span text:style-name="T5">Instalacje wentylacji mechanicznej i klimatyzacji powinny być wyposażone w przepustnice zlokalizowane w miejscach umożliwiających regulację instalacji, a także odcięcie dopływu powietrza zewnętrznego i wypływu powietrza wewnętrznego. Wymaganie to nie dotyczy instalacji mechanicznej wywiewnej, przewidzianej do okresowej pracy jako wentylacja grawitacyjna. </text:span></text:span></text:p>
      <text:p text:style-name="P15"><text:span text:style-name="T7">10. </text:span><text:bookmark-start text:name="PP_23393_27_89"/><text:span text:style-name="akapitdomyslny1"><text:span text:style-name="T5">Moc właściwa wentylatorów stosowanych w instalacjach wentylacyjnych i klimatyzacyjnych powinna nie przekraczać wartości określonych w poniższej tabeli: </text:span></text:span><text:span text:style-name="T5"> </text:span></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1">Lp.</text:p>
          </table:table-cell>
          <table:table-cell table:style-name="Tabela5.B1" office:value-type="string">
            <text:p text:style-name="P11">Rodzaj i zastosowanie wentylatora</text:p>
          </table:table-cell>
          <table:table-cell table:style-name="Tabela5.C1" office:value-type="string">
            <text:p text:style-name="P3"><text:span text:style-name="T9">Maksymalna moc właściwa wentylatora</text:span><text:span text:style-name="T4"><text:line-break/></text:span><text:span text:style-name="T9">[kW/(m</text:span><text:span text:style-name="T14">3</text:span><text:span text:style-name="T9">/s)]</text:span></text:p>
          </table:table-cell>
        </table:table-row>
        <table:table-row table:style-name="Tabela5.1">
          <table:table-cell table:style-name="Tabela5.A1" office:value-type="string">
            <text:p text:style-name="P7">1</text:p>
          </table:table-cell>
          <table:table-cell table:style-name="Tabela5.B1" office:value-type="string">
            <text:p text:style-name="P7">2</text:p>
          </table:table-cell>
          <table:table-cell table:style-name="Tabela5.C1" office:value-type="string">
            <text:p text:style-name="P7">3</text:p>
          </table:table-cell>
        </table:table-row>
        <table:table-row table:style-name="Tabela5.3">
          <table:table-cell table:style-name="Tabela5.A3" office:value-type="string">
            <text:p text:style-name="P7"> </text:p>
          </table:table-cell>
          <table:table-cell table:style-name="Tabela5.B3" office:value-type="string">
            <text:p text:style-name="P8">Wentylator nawiewny:</text:p>
          </table:table-cell>
          <table:table-cell table:style-name="Tabela5.C3" office:value-type="string">
            <text:p text:style-name="P8"> </text:p>
          </table:table-cell>
        </table:table-row>
        <table:table-row table:style-name="Tabela5.1">
          <table:table-cell table:style-name="Tabela5.A3" office:value-type="string">
            <text:p text:style-name="P7">1</text:p>
          </table:table-cell>
          <table:table-cell table:style-name="Tabela5.B3" office:value-type="string">
            <text:p text:style-name="P8">a) złożona instalacja klimatyzacji</text:p>
          </table:table-cell>
          <table:table-cell table:style-name="Tabela5.C3" office:value-type="string">
            <text:p text:style-name="P7">1,60</text:p>
          </table:table-cell>
        </table:table-row>
        <table:table-row table:style-name="Tabela5.1">
          <table:table-cell table:style-name="Tabela5.A1" office:value-type="string">
            <text:p text:style-name="P7"> </text:p>
          </table:table-cell>
          <table:table-cell table:style-name="Tabela5.B1" office:value-type="string">
            <text:p text:style-name="P8">b) prosta instalacja wentylacji</text:p>
          </table:table-cell>
          <table:table-cell table:style-name="Tabela5.C1" office:value-type="string">
            <text:p text:style-name="P7">1,25</text:p>
          </table:table-cell>
        </table:table-row>
        <table:table-row table:style-name="Tabela5.1">
          <table:table-cell table:style-name="Tabela5.A3" office:value-type="string">
            <text:p text:style-name="P7"> </text:p>
          </table:table-cell>
          <table:table-cell table:style-name="Tabela5.B3" office:value-type="string">
            <text:p text:style-name="P8">Wentylator wywiewny:</text:p>
          </table:table-cell>
          <table:table-cell table:style-name="Tabela5.C3" office:value-type="string">
            <text:p text:style-name="P7"> </text:p>
          </table:table-cell>
        </table:table-row>
        <table:table-row table:style-name="Tabela5.1">
          <table:table-cell table:style-name="Tabela5.A3" office:value-type="string">
            <text:p text:style-name="P7">2</text:p>
          </table:table-cell>
          <table:table-cell table:style-name="Tabela5.B3" office:value-type="string">
            <text:p text:style-name="P8">a) złożona instalacja klimatyzacji</text:p>
          </table:table-cell>
          <table:table-cell table:style-name="Tabela5.C3" office:value-type="string">
            <text:p text:style-name="P7">1,00</text:p>
          </table:table-cell>
        </table:table-row>
        <table:table-row table:style-name="Tabela5.1">
          <table:table-cell table:style-name="Tabela5.A3" office:value-type="string">
            <text:p text:style-name="P7"> </text:p>
          </table:table-cell>
          <table:table-cell table:style-name="Tabela5.B3" office:value-type="string">
            <text:p text:style-name="P8">b) prosta instalacja wentylacji</text:p>
          </table:table-cell>
          <table:table-cell table:style-name="Tabela5.C3" office:value-type="string">
            <text:p text:style-name="P7">1,00</text:p>
          </table:table-cell>
        </table:table-row>
        <table:table-row table:style-name="Tabela5.1">
          <table:table-cell table:style-name="Tabela5.A1" office:value-type="string">
            <text:p text:style-name="P7"> </text:p>
          </table:table-cell>
          <table:table-cell table:style-name="Tabela5.B1" office:value-type="string">
            <text:p text:style-name="P13"><text:span text:style-name="T4">c) instalacja wywiewna</text:span></text:p>
          </table:table-cell>
          <table:table-cell table:style-name="Tabela5.C1" office:value-type="string">
            <text:p text:style-name="P7">0,80</text:p>
          </table:table-cell>
        </table:table-row>
      </table:table>
      <text:p text:style-name="P16"><text:line-break/></text:p>
      <text:p text:style-name="P15"><text:span text:style-name="T7">11. </text:span><text:bookmark-start text:name="PP_23393_27_90"/><text:span text:style-name="akapitdomyslny1"><text:span text:style-name="T5">Dopuszcza się zwiększenie mocy właściwej wentylatora w przypadku zastosowania wybranych elementów instalacji do wartości określonej w poniższej tabeli: </text:span></text:span><text:span text:style-name="T5"> </text:span></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1">Lp.</text:p>
          </table:table-cell>
          <table:table-cell table:style-name="Tabela6.B1" office:value-type="string">
            <text:p text:style-name="P11">Dodatkowe elementy instalacji wentylacyjnej lub klimatyzacyjnej</text:p>
          </table:table-cell>
          <table:table-cell table:style-name="Tabela6.C1" office:value-type="string">
            <text:p text:style-name="P3"><text:span text:style-name="T9">Dodatkowa moc właściwa wentylatora</text:span><text:span text:style-name="T4"><text:line-break/></text:span><text:span text:style-name="T9">[kW/(m</text:span><text:span text:style-name="T14">3</text:span><text:span text:style-name="T9">/s)]</text:span></text:p>
          </table:table-cell>
        </table:table-row>
        <table:table-row table:style-name="Tabela6.1">
          <table:table-cell table:style-name="Tabela6.A1" office:value-type="string">
            <text:p text:style-name="P7">1</text:p>
          </table:table-cell>
          <table:table-cell table:style-name="Tabela6.B1" office:value-type="string">
            <text:p text:style-name="P7">2</text:p>
          </table:table-cell>
          <table:table-cell table:style-name="Tabela6.C1" office:value-type="string">
            <text:p text:style-name="P7">3</text:p>
          </table:table-cell>
        </table:table-row>
        <table:table-row table:style-name="Tabela6.1">
          <table:table-cell table:style-name="Tabela6.A1" office:value-type="string">
            <text:p text:style-name="P7">1</text:p>
          </table:table-cell>
          <table:table-cell table:style-name="Tabela6.B1" office:value-type="string">
            <text:p text:style-name="P8">Dodatkowy stopień filtracji powietrza</text:p>
          </table:table-cell>
          <table:table-cell table:style-name="Tabela6.C1" office:value-type="string">
            <text:p text:style-name="P7">0,3</text:p>
          </table:table-cell>
        </table:table-row>
        <table:table-row table:style-name="Tabela6.1">
          <table:table-cell table:style-name="Tabela6.A1" office:value-type="string">
            <text:p text:style-name="P7">2</text:p>
          </table:table-cell>
          <table:table-cell table:style-name="Tabela6.B1" office:value-type="string">
            <text:p text:style-name="P8">Dodatkowy stopień filtracji powietrza z filtrami klasy H10 i wyższej</text:p>
          </table:table-cell>
          <table:table-cell table:style-name="Tabela6.C1" office:value-type="string">
            <text:p text:style-name="P7">0,6</text:p>
          </table:table-cell>
        </table:table-row>
        <table:table-row table:style-name="Tabela6.1">
          <table:table-cell table:style-name="Tabela6.A1" office:value-type="string">
            <text:p text:style-name="P7">3</text:p>
          </table:table-cell>
          <table:table-cell table:style-name="Tabela6.B1" office:value-type="string">
            <text:p text:style-name="P8">Filtry do usuwania gazowych zanieczyszczeń powietrza</text:p>
          </table:table-cell>
          <table:table-cell table:style-name="Tabela6.C1" office:value-type="string">
            <text:p text:style-name="P7">0,3</text:p>
          </table:table-cell>
        </table:table-row>
        <table:table-row table:style-name="Tabela6.1">
          <table:table-cell table:style-name="Tabela6.A1" office:value-type="string">
            <text:p text:style-name="P7">4</text:p>
          </table:table-cell>
          <table:table-cell table:style-name="Tabela6.B1" office:value-type="string">
            <text:p text:style-name="P8">Wysoko skuteczne urządzenie do odzysku ciepła (sprawność temperaturowa większa niż 90 %)</text:p>
          </table:table-cell>
          <table:table-cell table:style-name="Tabela6.C1" office:value-type="string">
            <text:p text:style-name="P7">0,3</text:p>
          </table:table-cell>
        </table:table-row>
      </table:table>
      <text:p text:style-name="P16"><text:line-break/></text:p>
      <text:p text:style-name="P19"><text:bookmark-start text:name="JEDN_23393_27_8"/><text:span text:style-name="T7">§ 155. 1. </text:span><text:span text:style-name="akapitustep1"><text:span text:style-name="T5">W budynkach mieszkalnych, zamieszkania zbiorowego, oświaty, wychowania, opieki zdrowotnej i opieki społecznej, a także w pomieszczeniach biurowych przeznaczonych na pobyt ludzi, niewyposażonych w wentylację mechaniczną lub klimatyzację, okna, w celu okresowego przewietrzania, powinny mieć konstrukcję umożliwiającą otwieranie co najmniej 50% powierzchni </text:span></text:span><text:soft-page-break/><text:span text:style-name="akapitustep1"><text:span text:style-name="T5">wymaganej zgodnie z § 57 dla danego pomieszczenia.  </text:span></text:span><text:span text:style-name="T5"><text:line-break/></text:span></text:p>
      <text:p text:style-name="P15"><text:span text:style-name="T7">2. </text:span><text:span text:style-name="akapitustep1"><text:span text:style-name="T5">Skrzydła okien, świetliki oraz nawietrzaki okienne, wykorzystywane do przewietrzania pomieszczeń przeznaczonych na pobyt ludzi, powinny być zaopatrzone w urządzenia pozwalające na łatwe ich otwieranie i regulowanie wielkości otwarcia z poziomu podłogi lub pomostu, także przez osoby niepełnosprawne, jeżeli nie przewiduje się korzystania z pomocy innych współużytkowników.  </text:span></text:span></text:p>
      <text:p text:style-name="P15"><text:span text:style-name="T7">3. </text:span><text:bookmark-start text:name="PP_23393_27_91"/><text:span text:style-name="akapitdomyslny1"><text:span text:style-name="T5">W przypadku zastosowania w pomieszczeniach innego rodzaju wentylacji niż wentylacja mechaniczna nawiewna lub nawiewno-wywiewna, dopływ powietrza zewnętrznego, w ilości niezbędnej dla potrzeb wentylacyjnych, należy zapewnić przez urządzenia nawiewne umieszczane w oknach, drzwiach balkonowych lub w innych częściach przegród zewnętrznych. </text:span></text:span></text:p>
      <text:p text:style-name="P15"><text:span text:style-name="T7">4. </text:span><text:span text:style-name="akapitustep1"><text:span text:style-name="T5">Urządzenia nawiewne, o których mowa w ust. 3, powinny być stosowane zgodnie z wymaganiami określonymi w Polskiej Normie dotyczącej wentylacji w budynkach mieszkalnych, zamieszkania zbiorowego i użyteczności publicznej.  </text:span></text:span></text:p>
      <text:p text:style-name="P2"><text:bookmark-start text:name="JEDN_23393_28_r"/><text:span text:style-name="T2">Rozdział 7</text:span><text:span text:style-name="T5"> </text:span></text:p>
      <text:p text:style-name="P5"><text:line-break/>Instalacja gazowa na paliwa gazowe</text:p>
      <text:p text:style-name="Normal_20__28_Web_29_"><text:bookmark-start text:name="JEDN_23393_28_0"/><text:span text:style-name="T7">§ 156. 1. </text:span><text:span text:style-name="akapitustep1"><text:span text:style-name="T5">Zaopatrzenie budynków w gaz oraz instalacje gazowe powinny odpowiadać potrzebom użytkowym i warunkom wynikającym z własności fizykochemicznych gazu oraz warunkom technicznym przyłączenia do sieci gazowej, określonym przez dostawcę gazu.  </text:span></text:span><text:span text:style-name="T5"><text:line-break/></text:span></text:p>
      <text:p text:style-name="P15"><text:span text:style-name="T7">2. </text:span><text:span text:style-name="akapitustep1"><text:span text:style-name="T5">Instalację gazową zasilaną z sieci gazowej stanowi układ przewodów za kurkiem głównym, prowadzonych na zewnątrz lub wewnątrz budynku, wraz z armaturą, kształtkami i innym wyposażeniem, a także urządzeniami do pomiaru zużycia gazu, urządzeniami gazowymi oraz przewodami spalinowymi lub powietrzno-spalinowymi, jeżeli są one elementem wyposażenia urządzeń gazowych.  </text:span></text:span></text:p>
      <text:p text:style-name="P15"><text:span text:style-name="T7">3. </text:span><text:bookmark-start text:name="PP_23393_28_92"/><text:span text:style-name="akapitdomyslny1"><text:span text:style-name="T5">Instalację gazową zasilaną gazem płynnym ze stałych zbiorników lub baterii butli, znajdujących się na działce budowlanej na zewnątrz budynku, stanowi układ przewodów za głównym zaworem odcinającym instalację zbiornikową, butle lub kolektor butli prowadzonych na zewnątrz lub wewnątrz budynku, wraz z armaturą, kształtkami i innym wyposażeniem, a także urządzenia do pomiaru zużycia gazu, urządzenia gazowe z wyposażeniem oraz przewody spalinowe lub powietrzno-spalinowe odprowadzające spaliny bezpośrednio poza budynek lub do przewodów w ścianach. </text:span></text:span></text:p>
      <text:p text:style-name="P15"><text:span text:style-name="T7">4. </text:span><text:span text:style-name="akapitustep1"><text:span text:style-name="T5">Instalację gazową zasilaną gazem płynnym z indywidualnej butli, znajdującej się wewnątrz budynku, stanowi butla gazowa, urządzenie redukcyjne przy butli, przewód z armaturą, kształtkami i innym wyposażeniem, a także urządzenie gazowe wraz z przewodami spalinowymi lub powietrzno-spalinowymi, jeżeli stanowią one element składowy urządzeń gazowych. </text:span></text:span></text:p>
      <text:p text:style-name="P15"><text:span text:style-name="T7">5. </text:span><text:bookmark-start text:name="PP_23393_28_93"/><text:span text:style-name="akapitdomyslny1"><text:span text:style-name="T5">Instalację zbiornikową gazu płynnego stanowi zespół urządzeń składający się ze zbiornika albo grupy zbiorników z armaturą i osprzętem oraz z przyłącza gazowego z głównym zaworem odcinającym. </text:span></text:span></text:p>
      <text:p text:style-name="P15"><text:span text:style-name="T7">6. </text:span><text:bookmark-start text:name="PP_23393_28_94"/><text:span text:style-name="akapitdomyslny1"><text:span text:style-name="T5">Wymagania dla instalacji gazowych, o których mowa w rozporządzeniu, nie dotyczą instalacji przeznaczonych dla celów rolniczych i produkcyjno-przemysłowych (technologicznych). </text:span></text:span></text:p>
      <text:p text:style-name="P19"><text:bookmark-start text:name="JEDN_23393_28_1"/><text:span text:style-name="T7">§ 157. 1. </text:span><text:span text:style-name="akapitustep1"><text:span text:style-name="T5">W przewodach gazowych, doprowadzających gaz do zewnętrznej ściany budynku mieszkalnego, zamieszkania zbiorowego, użyteczności publicznej i rekreacji indywidualnej, nie powinno być ciśnienia wyższego niż 500 kPa, a do ścian zewnętrznych pozostałych budynków wyższego niż 1600 kPa.  </text:span></text:span><text:span text:style-name="T5"><text:line-break/></text:span></text:p>
      <text:p text:style-name="P15"><text:span text:style-name="T7">2. </text:span><text:span text:style-name="akapitustep1"><text:span text:style-name="T5">Instalacja gazowa w budynku powinna zapewniać doprowadzenie paliwa gazowego w ilości odpowiadającej potrzebom użytkowym oraz odpowiednią wartość ciśnienia przed urządzeniami gazowymi, zależną od rodzaju paliwa gazowego zastosowanego do zasilania budynku, określoną Polską Normą dotyczącą paliw gazowych, przy czym ciśnienie to nie powinno być wyższe niż 5 kPa.  </text:span></text:span></text:p>
      <text:p text:style-name="P15"><text:soft-page-break/><text:span text:style-name="T7">3. </text:span><text:span text:style-name="akapitustep1"><text:span text:style-name="T5">Instalacja gazowa w budynku o wysokości większej niż 35 m ponad poziomem terenu może być doprowadzona tylko do pomieszczeń technicznych, w których są zainstalowane urządzenia gazowe, usytuowanych w piwnicy lub na najniższej kondygnacji nadziemnej, a także na najwyższej kondygnacji budynku lub nad tą kondygnacją, pod warunkiem zastosowania urządzeń stabilizujących ciśnienie gazu.  </text:span></text:span></text:p>
      <text:p text:style-name="P15"><text:span text:style-name="T7">4. </text:span><text:span text:style-name="akapitustep1"><text:span text:style-name="T5">Zastosowanie instalacji gazowej w budynkach o wysokości ponad 25 m wymaga uzyskania pozytywnej opinii wydanej przez właściwego komendanta wojewódzkiego Państwowej Straży Pożarnej.  </text:span></text:span></text:p>
      <text:p text:style-name="P15"><text:span text:style-name="T7">5. </text:span><text:span text:style-name="akapitustep1"><text:span text:style-name="T5">Instalacje gazowe zasilane gazem płynnym mogą być wykonywane tylko w budynkach niskich.  </text:span></text:span></text:p>
      <text:p text:style-name="P15"><text:span text:style-name="T7">6. </text:span><text:span text:style-name="akapitustep1"><text:span text:style-name="T5">Zabrania się stosowania w jednym budynku gazu płynnego i gazu z sieci gazowej.  </text:span></text:span></text:p>
      <text:p text:style-name="P15"><text:span text:style-name="T7">7. </text:span><text:span text:style-name="akapitustep1"><text:span text:style-name="T5">W budynku niskim, mającym w mieszkaniach instalację zasilaną gazem płynnym, dopuszcza się usytuowanie kotłowni gazowej zasilanej z sieci gazowej.  </text:span></text:span></text:p>
      <text:p text:style-name="P15"><text:span text:style-name="T7">8. </text:span><text:span text:style-name="akapitustep1"><text:span text:style-name="T5">Instalacje gazowe zasilane gazem o gęstości większej od gęstości powietrza nie mogą być stosowane w pomieszczeniach, których poziom podłogi znajduje się poniżej otaczającego terenu oraz w których znajdują się studzienki lub kanały instalacyjne i rewizyjne poniżej podłogi.  </text:span></text:span></text:p>
      <text:p text:style-name="P19"><text:bookmark-start text:name="JEDN_23393_28_2"/><text:span text:style-name="T7">§ 158. 1. </text:span><text:span text:style-name="akapitustep1"><text:span text:style-name="T5">Instalacje sygnalizujące niedopuszczalny poziom stężenia gazu mogą być stosowane w budynkach, w których jest ustanowiony stały nadzór, zapewniający podejmowanie działań zaradczych, a także w budynkach jednorodzinnych.  </text:span></text:span><text:span text:style-name="T5"><text:line-break/></text:span></text:p>
      <text:p text:style-name="P15"><text:span text:style-name="T7">2. </text:span><text:span text:style-name="akapitustep1"><text:span text:style-name="T5">Czujki sygnalizujące niedopuszczalny poziom stężenia gazu w budynkach, o których mowa w ust. 1, powinny być instalowane w piwnicach i suterenach oraz w pomieszczeniach, w których istnieje możliwość nagromadzenia gazu przy stanach awaryjnych instalacji lub przyłącza gazowego.  </text:span></text:span></text:p>
      <text:p text:style-name="P15"><text:span text:style-name="T7">3. </text:span><text:span text:style-name="akapitustep1"><text:span text:style-name="T5">Sygnały alarmowe stanu zagrożenia wybuchem w budynkach, z wyłączeniem budynków jednorodzinnych, powinny być kierowane do służb lub osób zobowiązanych do podjęcia skutecznej akcji zapobiegawczej.  </text:span></text:span></text:p>
      <text:p text:style-name="P15"><text:span text:style-name="T7">4. </text:span><text:span text:style-name="akapitustep1"><text:span text:style-name="T5">Zabrania się instalowania urządzeń sygnalizacyjno-odcinających dopływ gazu do części mieszkalnej budynku wielorodzinnego. Nie dotyczy to indywidualnych urządzeń sygnalizacyjno-odcinających dopływ gazu do odrębnych mieszkań.  </text:span></text:span></text:p>
      <text:p text:style-name="P15"><text:span text:style-name="T7">5. </text:span><text:span text:style-name="akapitustep1"><text:span text:style-name="T5">Urządzenia sygnalizacyjno-odcinające dopływ gazu należy stosować w tych pomieszczeniach, w których łączna nominalna moc cieplna zainstalowanych urządzeń gazowych jest większa niż 60 kW.  </text:span></text:span></text:p>
      <text:p text:style-name="P15"><text:span text:style-name="T7">6. </text:span><text:span text:style-name="akapitustep1"><text:span text:style-name="T5">Zawór odcinający dopływ gazu do budynku, będący elementem składowym urządzenia sygnalizacyjno-odcinającego, powinien być instalowany poza budynkiem, między kurkiem głównym a wprowadzeniem przewodu do budynku.  </text:span></text:span></text:p>
      <text:p text:style-name="P15"><text:span text:style-name="T7">7. </text:span><text:bookmark-start text:name="PP_23393_28_95"/><text:span text:style-name="akapitdomyslny1"><text:span text:style-name="T5">Instalacja gazowa przyłączona do sieci gazowej wykonanej z przewodów metalowych powinna być zabezpieczona przed wpływem prądów błądzących przez zainstalowanie wstawki izolacyjnej na wprowadzeniu metalowej rury gazowej do budynku. </text:span></text:span></text:p>
      <text:p text:style-name="P19"><text:bookmark-start text:name="JEDN_23393_28_3"/><text:span text:style-name="T7">§ 159. 1. </text:span><text:span text:style-name="akapitustep1"><text:span text:style-name="T5">Instalacja gazowa budynku zasilanego z sieci gazowej powinna mieć zainstalowany na przyłączu kurek główny, umożliwiający odcięcie dopływu gazu.  </text:span></text:span><text:span text:style-name="T5"><text:line-break/></text:span></text:p>
      <text:p text:style-name="P15"><text:span text:style-name="T7">2. </text:span><text:span text:style-name="akapitustep1"><text:span text:style-name="T5">Kurek główny powinien być zainstalowany na zewnątrz budynku w wentylowanej szafce co najmniej z materiału trudnozapalnego przy ścianie, we wnęce ściennej lub w odległości nieprzekraczającej 10 m od zasilanego budynku, w miejscu łatwo dostępnym i zabezpieczonym przed wpływami atmosferycznymi, uszkodzeniami mechanicznymi i dostępem osób niepowołanych.  </text:span></text:span></text:p>
      <text:p text:style-name="P15"><text:span text:style-name="T7">3. </text:span><text:span text:style-name="akapitustep1"><text:span text:style-name="T5">W zabudowie jednorodzinnej, zagrodowej i rekreacji indywidualnej dopuszcza się instalowanie kurka głównego w odległości większej niż 10 m od zasilanego budynku, w wentylowanej szafce, usytuowanej w linii ogrodzenia od ulicy lub ogólnego ciągu pieszego z dostępem do niej od strony zewnętrznej działki budowlanej.  </text:span></text:span></text:p>
      <text:p text:style-name="P15"><text:span text:style-name="T7">4. </text:span><text:span text:style-name="akapitustep1"><text:span text:style-name="T5">W budynkach o charakterze monumentalnym dopuszcza się instalowanie kurków głównych w miejscach łatwo dostępnych z zewnątrz, niebędących pomieszczeniami, np. w podcieniach, prześwitach, bramach, w odległości nie większej niż 2 m od lica zewnętrznego budynku.  </text:span></text:span></text:p>
      <text:p text:style-name="P15"><text:soft-page-break/><text:span text:style-name="T7">5. </text:span><text:span text:style-name="akapitustep1"><text:span text:style-name="T5">Odległość kurka głównego, montowanego przy ścianie lub we wnęce ściany budynku, od poziomu terenu oraz najbliższej krawędzi okna, drzwi lub innego otworu w budynku powinna wynosić co najmniej 0,5 m.  </text:span></text:span></text:p>
      <text:p text:style-name="P15"><text:span text:style-name="T7">6. </text:span><text:span text:style-name="akapitustep1"><text:span text:style-name="T5">W uzasadnionych przypadkach, wynikających z rozwiązania funkcjonalno-przestrzennego budynku, może być zainstalowany więcej niż jeden kurek główny. W takim przypadku instalacje zasilane z oddzielnych przyłączy nie mogą być ze sobą połączone.  </text:span></text:span></text:p>
      <text:p text:style-name="P15"><text:span text:style-name="T7">7. </text:span><text:span text:style-name="akapitustep1"><text:span text:style-name="T5">W zwartej zabudowie śródmiejskiej dopuszcza się instalowanie kurka głównego przed budynkiem, poniżej poziomu terenu, pod warunkiem zachowania wymagań właściwych dla armatury zaporowej montowanej na gazociągach sieci gazowych.  </text:span></text:span></text:p>
      <text:p text:style-name="P15"><text:span text:style-name="T7">8. </text:span><text:span text:style-name="akapitustep1"><text:span text:style-name="T5">Miejsce usytuowania kurka głównego powinno być jednoznacznie oznakowane. Na budynku mającym więcej niż jeden kurek główny należy umieścić informację o liczbie i miejscach ich zainstalowania.  </text:span></text:span></text:p>
      <text:p text:style-name="P19"><text:bookmark-start text:name="JEDN_23393_28_4"/><text:span text:style-name="T7">§ 160. 1. </text:span><text:span text:style-name="akapitustep1"><text:span text:style-name="T5">W przypadku gdy z jednego przyłącza jest zasilany więcej niż jeden budynek, oprócz kurka głównego, należy zastosować odrębne zawory niebędące kurkami głównymi, odcinające dopływ gazu do każdego z tych budynków.  </text:span></text:span><text:span text:style-name="T5"><text:line-break/></text:span></text:p>
      <text:p text:style-name="P15"><text:span text:style-name="T7">2. </text:span><text:span text:style-name="akapitustep1"><text:span text:style-name="T5">W zabudowie jednorodzinnej, zagrodowej i rekreacji indywidualnej, gdy kurek główny jest zainstalowany w linii ogrodzenia w odległości większej niż 10 m, należy na ścianie budynku dodatkowo zastosować zawór odcinający.  </text:span></text:span></text:p>
      <text:p text:style-name="P15"><text:span text:style-name="T7">3.</text:span><text:span text:style-name="T7"> </text:span><text:span text:style-name="akapitustep1"><text:span text:style-name="T5">Zawory odcinające, o których mowa w ust. 1 i 2, powinny spełniać wymagania określone w § 158 ust. 6.  </text:span></text:span></text:p>
      <text:p text:style-name="P19"><text:bookmark-start text:name="JEDN_23393_28_5"/><text:span text:style-name="T7">§ 161. 1. </text:span><text:span text:style-name="akapitustep1"><text:span text:style-name="T5">W przypadku instalacji gazowej, zasilanej z sieci gazowej o ciśnieniu do 500 kPa, z której korzysta więcej niż jeden odbiorca lub w której nominalne zużycie gazu jest większe niż 10 m3/h, w przeliczeniu na gaz ziemny wysoko etanowy, przed urządzeniem redukcyjnym należy zainstalować zawór odcinający, a za tym urządzeniem - zawór odcinający będący kurkiem głównym.  </text:span></text:span><text:span text:style-name="T5"><text:line-break/></text:span></text:p>
      <text:p text:style-name="P15"><text:span text:style-name="T7">2. </text:span><text:span text:style-name="akapitustep1"><text:span text:style-name="T5">W przypadku instalacji gazowej, zasilanej ze wspólnej sieci o ciśnieniu do 500 kPa, z której korzysta jeden odbiorca, a nominalne zużycie gazu jest mniejsze niż 10 m3/h, dopuszcza się, aby zawór odcinający zainstalowany przed urządzeniem redukcyjnym był traktowany jako kurek główny. Przepis ten stosuje się także, jeżeli urządzenie redukcyjne jest połączone w jeden zespół z gazomierzem.  </text:span></text:span></text:p>
      <text:p text:style-name="P19"><text:bookmark-start text:name="JEDN_23393_28_6"/><text:span text:style-name="T7">§ 162. </text:span><text:span text:style-name="akapitdomyslny1"><text:span text:style-name="T5">Urządzenia redukcyjne mogą być instalowane wyłącznie na zewnątrz budynku i powinny być zabezpieczone przed dostępem osób niepowołanych i uszkodzeniami mechanicznymi.  </text:span></text:span></text:p>
      <text:p text:style-name="P19"><text:bookmark-start text:name="JEDN_23393_28_7"/><text:span text:style-name="T7">§ 163. 1. </text:span><text:span text:style-name="akapitustep1"><text:span text:style-name="T5">Przewody instalacji gazowej, prowadzone poniżej poziomu terenu, poza budynkiem w odległości większej niż 0,5 m od jego ściany zewnętrznej, powinny spełniać wymagania określone w przepisach odrębnych dotyczących sieci gazowych.  </text:span></text:span><text:span text:style-name="T5"><text:line-break/></text:span></text:p>
      <text:p text:style-name="P15"><text:span text:style-name="T7">1a. </text:span><text:bookmark-start text:name="PP_23393_28_97"/><text:span text:style-name="akapitdomyslny1"><text:span text:style-name="T5">Przewody instalacji gazowej powinny być wykonane w sposób zapewniający spełnienie wymagań szczelności i trwałości określonych w Polskiej Normie dotyczącej przewodów gazowych dla budynków. </text:span></text:span></text:p>
      <text:p text:style-name="P15"><text:span text:style-name="T7">2. </text:span><text:span text:style-name="akapitustep1"><text:span text:style-name="T5">Przewody instalacji gazowej, począwszy od 0,5 m przed zewnętrzną ścianą budynku do kurków odcinających przed gazomierzami w budynkach mieszkalnych wielorodzinnych lub do odgałęzień lokali użytkowych w budynkach użyteczności publicznej, powinny być wykonane z rur stalowych bez szwu bądź z rur stalowych ze szwem przewodowych, zgodnych z wymaganiami przedmiotowych Polskich Norm, łączonych przez spawanie.  </text:span></text:span></text:p>
      <text:p text:style-name="P15"><text:span text:style-name="T7">3. </text:span><text:span text:style-name="akapitustep1"><text:span text:style-name="T5">Przewody instalacji gazowej w budynkach mieszkalnych jednorodzinnych, zagrodowych i rekreacji indywidualnej, począwszy od 0,5 m przed zewnętrzną ścianą budynku do wyprowadzenia poza lico wewnętrzne tej ściany, powinny być wykonane z rur, o których mowa w ust. 2.  </text:span></text:span></text:p>
      <text:p text:style-name="P15"><text:soft-page-break/><text:span text:style-name="T7">4. </text:span><text:bookmark-start text:name="PP_23393_28_98"/><text:span text:style-name="akapitdomyslny1"><text:span text:style-name="T5">W budynkach mieszkalnych jednorodzinnych, budynkach w zabudowie zagrodowej i budynkach rekreacji indywidualnej przewody instalacji gazowej, a w pozostałych budynkach tylko przewody za gazomierzami lub odgałęzieniami prowadzącymi do odrębnych mieszkań lub lokali użytkowych, powinny być wykonane z rur, o których mowa w ust. 2, łączonych również z zastosowaniem połączeń gwintowanych lub z rur miedzianych łączonych przez lutowanie lutem twardym. Dopuszcza się stosowanie innych sposobów łączenia rur, jeżeli spełniają one wymagania szczelności i trwałości określone w Polskiej Normie dotyczącej przewodów gazowych dla budynków. </text:span></text:span></text:p>
      <text:p text:style-name="P15"><text:span text:style-name="T7">5. </text:span><text:span text:style-name="akapitustep1"><text:span text:style-name="T5">Po zewnętrznej stronie ścian budynku nie mogą być prowadzone przewody gazowe wykonane:  </text:span></text:span><text:span text:style-name="T5"><text:line-break/></text:span></text:p>
      <text:p text:style-name="P15"><text:span text:style-name="T7">1) </text:span><text:span text:style-name="T5">z rur stalowych, jeżeli służą do rozprowadzania paliw gazowych zawierających parę wodną lub inne składniki ulegające kondensacji w warunkach eksploatacyjnych,  </text:span></text:p>
      <text:p text:style-name="P15"><text:span text:style-name="T7">2) </text:span><text:span text:style-name="T5">z rur miedzianych.  </text:span></text:p>
      <text:p text:style-name="P15"><text:span text:style-name="T2">6. </text:span><text:span text:style-name="akapitustep1"><text:span text:style-name="T5">Przewody instalacji gazowej dla gazu płynnego mogą być prowadzone powyżej poziomu terenu między zbiornikiem, butlą lub baterią butli a budynkiem, a także po zewnętrznej ścianie budynku, jeżeli długość tego przewodu nie jest większa niż 10 m, a składniki gazu nie podlegają kondensacji w warunkach eksploatacyjnych.  </text:span></text:span></text:p>
      <text:p text:style-name="P19"><text:bookmark-start text:name="JEDN_23393_28_8"/><text:span text:style-name="T7">§ 164. 1. </text:span><text:span text:style-name="akapitustep1"><text:span text:style-name="T5">Przewodów instalacji gazowych nie należy prowadzić przez pomieszczenia mieszkalne oraz pomieszczenia, których sposób użytkowania może spowodować naruszenie stanu technicznego instalacji lub wpływać na parametry eksploatacyjne gazu.  </text:span></text:span><text:span text:style-name="T5"><text:line-break/></text:span></text:p>
      <text:p text:style-name="P15"><text:span text:style-name="T7">2. </text:span><text:bookmark-start text:name="PP_23393_28_99"/><text:span text:style-name="akapitdomyslny1"><text:span text:style-name="T5">Zabrania się prowadzenia przez pomieszczenia mieszkalne przewodów instalacji gazowej z zastosowaniem połączeń gwintowanych, a także z zastosowaniem innych sposobów łączenia rur, jeżeli mogą one stanowić zagrożenie dla bezpieczeństwa mieszkańców. </text:span></text:span></text:p>
      <text:p text:style-name="P15"><text:span text:style-name="T7">3. </text:span><text:span text:style-name="akapitustep1"><text:span text:style-name="T5">Przewody instalacji gazowej, w stosunku do przewodów innych instalacji stanowiących wyposażenie budynku (ogrzewczej wodociągowej, kanalizacyjnej, elektrycznej, piorunochronnej itp.), należy lokalizować w sposób zapewniający bezpieczeństwo ich użytkowania. Odległość między przewodami instalacji gazowej a innymi przewodami powinna umożliwiać wykonywanie prac konserwacyjnych. </text:span></text:span></text:p>
      <text:p text:style-name="P15"><text:span text:style-name="T7">4. </text:span><text:span text:style-name="akapitustep1"><text:span text:style-name="T5">Poziome odcinki instalacji gazowych powinny być usytuowane w odległości co najmniej 0,1 m powyżej innych przewodów instalacyjnych, natomiast jeżeli gęstość gazu jest większa od gęstości powietrza - poniżej przewodów elektrycznych i urządzeń iskrzących. </text:span></text:span></text:p>
      <text:p text:style-name="P15"><text:span text:style-name="T7">5. </text:span><text:span text:style-name="akapitustep1"><text:span text:style-name="T5">Przewody instalacji gazowej krzyżujące się z innymi przewodami instalacyjnymi powinny być od nich oddalone co najmniej o 0,02 m. </text:span></text:span></text:p>
      <text:p text:style-name="P15"><text:span text:style-name="T7">6. </text:span><text:span text:style-name="akapitustep1"><text:span text:style-name="T5">Dopuszcza się prowadzenie przewodów gazowych z rur stalowych bez szwu i rur stalowych ze szwem przewodowych, łączonych za pomocą spawania przez jedną kondygnację garażu, znajdującą się bezpośrednio pod kondygnacją nadziemną budynku, pod warunkiem zabezpieczenia tych przewodów przed uszkodzeniem mechanicznym. </text:span></text:span></text:p>
      <text:p text:style-name="P19"><text:bookmark-start text:name="JEDN_23393_28_9"/><text:span text:style-name="T7">§ 165. 1. </text:span><text:span text:style-name="akapitustep1"><text:span text:style-name="T5">Rozwiązania techniczne instalacji gazowej powinny umożliwiać samokompensację wydłużeń cieplnych oraz eliminować ewentualne odkształcenia instalacji, wywołane deformacją lub osiadaniem budynku.  </text:span></text:span><text:span text:style-name="T5"><text:line-break/></text:span></text:p>
      <text:p text:style-name="P15"><text:span text:style-name="T7">2. </text:span><text:span text:style-name="akapitustep1"><text:span text:style-name="T5">Przewody instalacji gazowych w piwnicach i suterenach należy prowadzić na powierzchni ścian lub pod stropem, natomiast na pozostałych kondygnacjach nadziemnych dopuszcza się prowadzenie ich także w bruzdach osłoniętych nieuszczelnionymi ekranami lub wypełnionych - po uprzednim wykonaniu próby szczelności instalacji - łatwo usuwalną masą tynkarską, niepowodującą korozji przewodów. Wypełnianie bruzd, w których są prowadzone przewody z rur miedzianych, jest zabronione.  </text:span></text:span></text:p>
      <text:p text:style-name="P15"><text:span text:style-name="T7">3. </text:span><text:span text:style-name="akapitustep1"><text:span text:style-name="T5">Przewody gazowe z rur stalowych, po wykonaniu próby szczelności, powinny być zabezpieczone przed korozją.  </text:span></text:span></text:p>
      <text:p text:style-name="P19"><text:bookmark-start text:name="JEDN_23393_28_10"/><text:soft-page-break/><text:span text:style-name="T7">§ 166. 1. </text:span><text:bookmark-start text:name="PP_23393_28_100"/><text:span text:style-name="akapitdomyslny1"><text:span text:style-name="T5">Urządzenia pomiarowe zużycia gazu, zwane dalej </text:span></text:span><text:span text:style-name="akapitdomyslny1"><text:span text:style-name="T8">„gazomierzami”</text:span></text:span><text:span text:style-name="akapitdomyslny1"><text:span text:style-name="T5">, spełniające wymagania określone w Polskiej Normie dotyczącej gazomierzy, powinny być zainstalowane oddzielnie dla każdego z odbiorców i zabezpieczone przed dostępem osób nieupoważnionych. </text:span></text:span><text:span text:style-name="T5"> </text:span></text:p>
      <text:p text:style-name="P15"><text:span text:style-name="T7">2. </text:span><text:span text:style-name="akapitustep1"><text:span text:style-name="T5">Lokalizacja gazomierzy powinna zapewniać łatwy dostęp do ich kontroli lub wymiany.  </text:span></text:span></text:p>
      <text:p text:style-name="P15"><text:span text:style-name="T7">3. </text:span><text:span text:style-name="akapitustep1"><text:span text:style-name="T5">Przed każdym gazomierzem należy zainstalować zawór odcinający. Jeżeli gazomierz jest instalowany w jednej szafce z kurkiem głównym, uznaje się, że wymaganie to jest spełnione.  </text:span></text:span></text:p>
      <text:p text:style-name="P15"><text:span text:style-name="T7">4. </text:span><text:span text:style-name="akapitustep1"><text:span text:style-name="T5">Gazomierze mogą być instalowane:  </text:span></text:span><text:span text:style-name="T5"><text:line-break/></text:span></text:p>
      <text:p text:style-name="P15"><text:span text:style-name="T7">1) </text:span><text:span text:style-name="T5">w szafkach z materiałów co najmniej trudnozapalnych, z otworami wentylacyjnymi:   </text:span></text:p>
      <text:p text:style-name="P15"><text:span text:style-name="T7">a) </text:span><text:span text:style-name="T5">na klatkach schodowych lub korytarzach ogólnych,  </text:span></text:p>
      <text:p text:style-name="P15"><text:span text:style-name="T7">b) </text:span><text:span text:style-name="T5">na zewnątrz budynku, razem z kurkiem głównym instalacji gazowej, z zachowaniem warunków określonych w § 159 i 160,  </text:span></text:p>
      <text:p text:style-name="P15"><text:span text:style-name="T2">2) </text:span><text:span text:style-name="T5">w szybach wentylowanych przeznaczonych dla pionów instalacyjnych, z drzwiczkami bez otworów wentylacyjnych, dostępnymi od strony pomieszczeń niemieszkalnych.  </text:span></text:p>
      <text:p text:style-name="P15"><text:span text:style-name="T2">5. </text:span><text:span text:style-name="akapitustep1"><text:span text:style-name="T5">Dopuszcza się instalowanie gazomierzy, także bez szafek, w kuchniach stanowiących samodzielne pomieszczenie oraz w przedpokojach w istniejących budynkach mieszkalnych, podlegających przebudowie lub w których następuje remont instalacji gazowej.  </text:span></text:span></text:p>
      <text:p text:style-name="P15"><text:span text:style-name="T7">6. </text:span><text:span text:style-name="akapitustep1"><text:span text:style-name="T5">Gazomierze mogą być ponadto instalowane w wydzielonych i zamykanych pomieszczeniach piwnicznych, jeżeli mają one otwór okienny oraz przewód wentylacji grawitacyjnej wyprowadzony ponad dach lub przez ścianę zewnętrzną na wysokość co najmniej 2,5 m powyżej terenu, w odległości nie mniejszej niż 0,5 m od bocznej krawędzi okien, drzwi i innych otworów.  </text:span></text:span></text:p>
      <text:p text:style-name="P19"><text:bookmark-start text:name="JEDN_23393_28_11"/><text:span text:style-name="T7">§ 167. </text:span><text:span text:style-name="akapitdomyslny1"><text:span text:style-name="T5">Gazomierzy nie można instalować:  </text:span></text:span><text:span text:style-name="T5"> </text:span></text:p>
      <text:p text:style-name="P15"><text:span text:style-name="T7">1) </text:span><text:span text:style-name="T5">w pomieszczeniach mieszkalnych, łazienkach lub innych, w których występuje zagrożenie korozyjne (wilgoć, opary związków chemicznych itp.),  </text:span></text:p>
      <text:p text:style-name="P15"><text:span text:style-name="T7">2) </text:span><text:span text:style-name="T5">we wspólnych wnękach z licznikami elektrycznymi,  </text:span></text:p>
      <text:p text:style-name="P15"><text:span text:style-name="T7">3) </text:span><text:span text:style-name="T5">w odległości mniejszej w rzucie poziomym niż 1 m od palnika gazowego lub innego paleniska,  </text:span></text:p>
      <text:p text:style-name="P15"><text:span text:style-name="T7">4) </text:span><text:span text:style-name="T5">w odległości mniejszej niż 3 m od urządzenia gazowego, mierząc w rozwinięciu długości przewodu.  </text:span></text:p>
      <text:p text:style-name="P19"><text:bookmark-start text:name="JEDN_23393_28_12"/><text:span text:style-name="T7">§ 168. 1. </text:span><text:span text:style-name="akapitustep1"><text:span text:style-name="T5">Gazomierze należy instalować w przedziale wysokości od 0,3 m do 1,8 m od poziomu podłogi do spodu gazomierza lub co najmniej 0,5 m od poziomu terenu.  </text:span></text:span><text:span text:style-name="T5"><text:line-break/></text:span></text:p>
      <text:p text:style-name="P15"><text:span text:style-name="T7">2. </text:span><text:span text:style-name="akapitustep1"><text:span text:style-name="T5">Gazomierze do pomiaru przepływu gazu o gęstości mniejszej od gęstości powietrza powinny być umieszczone powyżej licznika elektrycznego i innych urządzeń mogących iskrzyć, a do gazu o gęstości większej od gęstości powietrza - o co najmniej 0,3 m poniżej licznika i takich urządzeń.  </text:span></text:span></text:p>
      <text:p text:style-name="P15"><text:span text:style-name="T7">3. </text:span><text:span text:style-name="akapitustep1"><text:span text:style-name="T5">Gazomierze instalowane bez szafek, na tym samym poziomie co liczniki elektryczne lub inne mogące iskrzyć urządzenia, powinny być od nich oddalone co najmniej o 1 m.  </text:span></text:span></text:p>
      <text:p text:style-name="P15"><text:span text:style-name="T7">4. </text:span><text:span text:style-name="akapitustep1"><text:span text:style-name="T5">Dopuszcza się zmniejszenie odległości, o której jest mowa w ust. 3, jeżeli między tymi urządzeniami zostanie wykonana przegroda z materiału niepalnego o wysokości co najmniej 0,5 m powyżej i poniżej gazomierza oraz wysięgu większym o co najmniej 0,1 m od odległości lica gazomierza od ściany, na której jest zainstalowany.  </text:span></text:span></text:p>
      <text:p text:style-name="P19"><text:bookmark-start text:name="JEDN_23393_28_13"/><text:span text:style-name="T7">§ 169. </text:span><text:span text:style-name="akapitdomyslny1"><text:span text:style-name="T5">Rozwiązania techniczne połączeń gazomierzy i urządzeń gazowych z instalacją powinny umożliwiać ich odłączenie bez konieczności demontażu części instalacji. </text:span></text:span></text:p>
      <text:p text:style-name="P19"><text:bookmark-start text:name="JEDN_23393_28_14"/><text:span text:style-name="T7">§ 170. 1. </text:span><text:span text:style-name="akapitustep1"><text:span text:style-name="T5">Urządzenia gazowe mogą być instalowane wyłącznie w pomieszczeniach spełniających warunki dotyczące ich wysokości, kubatury, wentylacji i odprowadzenia spalin, a także dopływu powietrza do spalania określone w rozporządzeniu, w Polskich Normach i przepisach odrębnych.  </text:span></text:span><text:span text:style-name="T5"><text:line-break/></text:span></text:p>
      <text:p text:style-name="P15"><text:soft-page-break/><text:span text:style-name="T7">2. </text:span><text:span text:style-name="akapitustep1"><text:span text:style-name="T5">Urządzenia gazowe z otwartą komorą spalania, przez co rozumie się urządzenia typu A i B, nie mogą być instalowane w pomieszczeniach mieszkalnych, z zastrzeżeniem § 93 ust. 2 i 3.  </text:span></text:span></text:p>
      <text:p text:style-name="P15"><text:span text:style-name="T7">3. </text:span><text:span text:style-name="akapitustep1"><text:span text:style-name="T5">Urządzenia gazowe z zamkniętą komorą spalania, przez co rozumie się urządzenia typu C, mogą być instalowane w pomieszczeniach mieszkalnych, niezależnie od rodzaju występującej w nich wentylacji, pod warunkiem zastosowania koncentrycznych przewodów powietrzno-spalinowych, z zachowaniem wymagań § 175.  </text:span></text:span></text:p>
      <text:p text:style-name="P19"><text:bookmark-start text:name="JEDN_23393_28_15"/><text:span text:style-name="T7">§ 171. </text:span><text:span text:style-name="akapitdomyslny1"><text:span text:style-name="T5">Urządzenia gazowe, pozostające bez stałego dozoru w czasie ich użytkowania, takie jak kotły gazowe lub ogrzewacze pomieszczeń, powinny być wyposażone w samoczynnie działające zabezpieczenia przed skutkami spadku ciśnienia lub przerwą w dopływie gazu.  </text:span></text:span></text:p>
      <text:p text:style-name="P19"><text:bookmark-start text:name="JEDN_23393_28_16"/><text:span text:style-name="T7">§ 172. 1. </text:span><text:span text:style-name="akapitustep1"><text:span text:style-name="T5">Maksymalne, łączne obciążenie cieplne przypadające na 1 m3 kubatury, służące do określania wymaganej kubatury pomieszczenia, w którym są zainstalowane urządzenia gazowe, pobierające powietrze do spalania z tego pomieszczenia, nie może przekraczać wartości określonych w poniższej tabeli:  </text:span></text:span></text:p>
      <table:table table:name="Tabela7" table:style-name="Tabela7">
        <table:table-column table:style-name="Tabela7.A"/>
        <table:table-column table:style-name="Tabela7.B"/>
        <table:table-column table:style-name="Tabela7.C"/>
        <table:table-row table:style-name="Tabela7.1">
          <table:table-cell table:style-name="Tabela7.A1" table:number-rows-spanned="2" office:value-type="string">
            <text:p text:style-name="P7">Rodzaje pomieszczeń</text:p>
          </table:table-cell>
          <table:table-cell table:style-name="Tabela7.B1" table:number-columns-spanned="2" office:value-type="string">
            <text:p text:style-name="P7">Maksymalne obciążenie cieplne urządzeń gazowych na 1 m3 kubatury pomieszczenia</text:p>
          </table:table-cell>
          <table:covered-table-cell/>
        </table:table-row>
        <table:table-row table:style-name="Tabela7.1">
          <table:covered-table-cell/>
          <table:table-cell table:style-name="Tabela7.B2" office:value-type="string">
            <text:p text:style-name="P7">typ A - bez<text:line-break/>odprowadzenia<text:line-break/>spalin</text:p>
          </table:table-cell>
          <table:table-cell table:style-name="Tabela7.B1" office:value-type="string">
            <text:p text:style-name="P7">tyb B - z odprowadzeniem<text:line-break/>spalin</text:p>
          </table:table-cell>
        </table:table-row>
        <table:table-row table:style-name="Tabela7.1">
          <table:table-cell table:style-name="Tabela7.A1" office:value-type="string">
            <text:p text:style-name="P7">1</text:p>
          </table:table-cell>
          <table:table-cell table:style-name="Tabela7.B3" office:value-type="string">
            <text:p text:style-name="P7">2</text:p>
          </table:table-cell>
          <table:table-cell table:style-name="Tabela7.B1" office:value-type="string">
            <text:p text:style-name="P7">3</text:p>
          </table:table-cell>
        </table:table-row>
        <table:table-row table:style-name="Tabela7.1">
          <table:table-cell table:style-name="Tabela7.A1" office:value-type="string">
            <text:p text:style-name="P8">Pomieszczenia przeznaczone na stały pobyt ludzi oraz wnęki kuchenne połączone z przedpokojem</text:p>
          </table:table-cell>
          <table:table-cell table:style-name="Tabela7.B3" office:value-type="string">
            <text:p text:style-name="P7">175 W<text:line-break/>(150 kcal/h)</text:p>
          </table:table-cell>
          <table:table-cell table:style-name="Tabela7.B1" office:value-type="string">
            <text:p text:style-name="P7">350 W<text:line-break/>(300 kcal/h)</text:p>
          </table:table-cell>
        </table:table-row>
        <table:table-row table:style-name="Tabela7.1">
          <table:table-cell table:style-name="Tabela7.A1" office:value-type="string">
            <text:p text:style-name="P8">Pomieszczenia nieprzeznaczone na stały pobyt ludzi, w tym pomieszczenia kuchenne w mieszkaniach</text:p>
          </table:table-cell>
          <table:table-cell table:style-name="Tabela7.B3" office:value-type="string">
            <text:p text:style-name="P7">930 W<text:line-break/>(800 kcal/h)</text:p>
          </table:table-cell>
          <table:table-cell table:style-name="Tabela7.B1" office:value-type="string">
            <text:p text:style-name="P7">4650 W<text:line-break/>(4000 kcal/h)</text:p>
          </table:table-cell>
        </table:table-row>
      </table:table>
      <text:p text:style-name="P16"><text:line-break/></text:p>
      <text:p text:style-name="P15"><text:span text:style-name="T7">2. </text:span><text:span text:style-name="akapitustep1"><text:span text:style-name="T5">W przypadku instalowania w jednym pomieszczeniu urządzeń gazowych bez odprowadzenia spalin i z odprowadzeniem spalin, łączne obciążenie cieplne pochodzące od tych urządzeń przypadające na 1 m3 kubatury pomieszczenia nie może przekraczać wielkości podanych w tabeli w ust. 1, kolumna 2.  </text:span></text:span></text:p>
      <text:p text:style-name="P15"><text:span text:style-name="T7">3. </text:span><text:span text:style-name="akapitustep1"><text:span text:style-name="T5">Kubatura pomieszczeń, w których instaluje się urządzenia gazowe, nie powinna być mniejsza niż:  </text:span></text:span><text:span text:style-name="T5"><text:line-break/></text:span></text:p>
      <text:p text:style-name="P15"><text:span text:style-name="T7">1) </text:span><text:span text:style-name="T5">8 m3 - w przypadku urządzeń pobierających powietrze do spalania z tych pomieszczeń,  </text:span></text:p>
      <text:p text:style-name="P15"><text:span text:style-name="T7">2) </text:span><text:span text:style-name="T5">6,5 m3 - w przypadku urządzeń z zamkniętą komorą spalania.  </text:span></text:p>
      <text:p text:style-name="P15"><text:span text:style-name="T2">4. </text:span><text:span text:style-name="akapitustep1"><text:span text:style-name="T5">Pomieszczenia, w których instaluje się urządzenia gazowe, powinny mieć wysokość co najmniej 2,2 m.  </text:span></text:span></text:p>
      <text:p text:style-name="P15"><text:span text:style-name="T7">5. </text:span><text:span text:style-name="akapitustep1"><text:span text:style-name="T5">W budynkach jednorodzinnych, mieszkalnych w zabudowie zagrodowej i rekreacji indywidualnej, wzniesionych przed dniem wejścia w życie</text:span></text:span><text:bookmark-start text:name="PP_23393_28_101"/><text:span text:style-name="akapitustep1"><text:span text:style-name="T5"> rozporządzenia, dopuszcza się instalowanie gazowych kotłów grzewczych w pomieszczeniach technicznych o wysokości co najmniej 1,9 m, z zachowaniem warunków określonych w ust. 1 i § 170 ust. 1 i 2.  </text:span></text:span></text:p>
      <text:p text:style-name="P19"><text:bookmark-start text:name="JEDN_23393_28_17"/><text:span text:style-name="T7">§ 173. 1. </text:span><text:span text:style-name="akapitustep1"><text:span text:style-name="T5">Przy instalowaniu urządzeń gazowych należy spełnić następujące warunki:  </text:span></text:span><text:span text:style-name="T5"><text:line-break/></text:span></text:p>
      <text:p text:style-name="P15"><text:span text:style-name="T7">1) </text:span><text:span text:style-name="T5">urządzenia gazowe należy połączyć ze stalowymi lub miedzianymi przewodami instalacji gazowej na stałe lub z zastosowaniem elastycznych przewodów metalowych,  </text:span></text:p>
      <text:p text:style-name="P15"><text:span text:style-name="T7">2) </text:span><text:span text:style-name="T5">zawór odcinający dopływ gazu do urządzenia należy umieścić w pomieszczeniu, w którym jest zainstalowane urządzenie gazowe, w miejscu łatwo dostępnym, w odległości nie większej niż 1 m od króćca przyłączeniowego,  </text:span></text:p>
      <text:p text:style-name="P15"><text:soft-page-break/><text:span text:style-name="T7">3) </text:span><text:span text:style-name="T5">kuchnie i kuchenki gazowe należy instalować w odległości co najmniej 0,5 m od okien do boku urządzenia, licząc w rzucie poziomym,  </text:span></text:p>
      <text:p text:style-name="P15"><text:span text:style-name="T7">4) </text:span><text:span text:style-name="T5">ogrzewacze pomieszczeń, których temperatura osłon może przekroczyć 60°C, należy instalować w odległości co najmniej 0,3 m od ścian z materiałów łatwo zapalnych, otynkowanych oraz w odległości 0,6 m od elementów ścian z materiałów łatwo zapalnych, nieosłoniętych tynkiem,  </text:span></text:p>
      <text:p text:style-name="P15"><text:span text:style-name="T7">5) </text:span><text:span text:style-name="T5">grzejniki gazowe wody przepływowej należy instalować na ścianach z materiałów niepalnych bądź odizolować je od ściany z materiałów palnych płytą z materiału niepalnego.  </text:span></text:p>
      <text:p text:style-name="P15"><text:span text:style-name="T2">2. </text:span><text:span text:style-name="akapitustep1"><text:span text:style-name="T5">Urządzenia gazowe, wymagające przemieszczania, takie jak palniki, kolby, lutownice, mogą być instalowane za pomocą przewodów elastycznych przeznaczonych do takich celów.  </text:span></text:span></text:p>
      <text:p text:style-name="P19"><text:bookmark-start text:name="JEDN_23393_28_18"/><text:span text:style-name="T7">§ 174. 1. </text:span><text:bookmark-start text:name="PP_23393_28_102"/><text:span text:style-name="akapitdomyslny1"><text:span text:style-name="T5">Grzewcze urządzenia gazowe, takie jak: kotły ogrzewcze, grzejniki wody przepływowej, niezależnie od ich obciążeń cieplnych, powinny być podłączone na stałe z indywidualnymi kanałami spalinowymi, z uwzględnieniem instrukcji technicznej producenta urządzenia, o której mowa w przepisach dotyczących zasadniczych wymagań dla urządzeń spalających paliwa gazowe. </text:span></text:span><text:span text:style-name="T5"> </text:span></text:p>
      <text:p text:style-name="P15"><text:span text:style-name="T7">2. </text:span><text:span text:style-name="akapitustep1"><text:span text:style-name="T5">Przewody i kanały spalinowe odprowadzające spaliny od urządzeń gazowych na zasadzie ciągu naturalnego powinny posiadać przekroje wynikające z obliczeń oraz zapewniać podciśnienie ciągu w wysokości odpowiedniej dla typu urządzenia i jego mocy cieplnej. </text:span></text:span></text:p>
      <text:p text:style-name="P15"><text:span text:style-name="T7">3. </text:span><text:span text:style-name="akapitustep1"><text:span text:style-name="T5">Dopuszcza się stosowanie zbiorczych przewodów systemów powietrzno-spalinowych przystosowanych do pracy z urządzeniami z zamkniętą komorą spalania, wyposażonymi w zabezpieczenia przed zanikiem ciągu kominowego. </text:span></text:span></text:p>
      <text:p text:style-name="P15"><text:span text:style-name="T7">4. </text:span><text:span text:style-name="akapitustep1"><text:span text:style-name="T5">Dopuszcza się stosowanie indywidualnych przewodów powietrznych i spalinowych jako zestawu wyrobów służących do doprowadzenia powietrza do urządzenia gazowego i odprowadzenia spalin na zewnątrz. </text:span></text:span></text:p>
      <text:p text:style-name="P15"><text:span text:style-name="T7">5. </text:span><text:span text:style-name="akapitustep1"><text:span text:style-name="T5">Dopuszcza się w pomieszczeniu kotłowni przyłączenie kilku kotłów do wspólnego kanału spalinowego w przypadku: </text:span></text:span><text:span text:style-name="T5"><text:line-break/></text:span></text:p>
      <text:p text:style-name="P15"><text:span text:style-name="T7">1) </text:span><text:span text:style-name="T5">kotłów pobierających powietrze do spalania z pomieszczenia, pod warunkiem zastosowania skrzyniowego przerywacza ciągu lub wyposażenia kotłów w czujniki zaniku ciągu kominowego wyłączających równocześnie wszystkie kotły,  </text:span></text:p>
      <text:p text:style-name="P15"><text:span text:style-name="T7">2) </text:span><text:span text:style-name="T5">wykonania dla kotłów z palnikami nadmuchowymi przewodu spalinowego o przekroju poprzecznym nie mniejszym niż 1,6 sumy przekrojów przewodów odprowadzających spaliny z poszczególnych kotłów, a także wyposażenie wylotu przewodu spalinowego w czujnik zaniku ciągu kominowego, wyłączającego równocześnie wszystkie kotły.  </text:span></text:p>
      <text:p text:style-name="P15"><text:span text:style-name="T2">6. </text:span><text:bookmark-start text:name="PP_23393_28_103"/><text:span text:style-name="akapitdomyslny1"><text:span text:style-name="T5">Przewody i kanały spalinowe, odprowadzające spaliny od grzewczych urządzeń gazowych, powinny być dostosowane do warunków pracy danego typu urządzenia. </text:span></text:span></text:p>
      <text:p text:style-name="P15"><text:span text:style-name="T7">7. </text:span><text:span text:style-name="akapitustep1"><text:span text:style-name="T5">Przewody i kanały spalinowe odprowadzające spaliny od urządzeń gazowych, z wyłączeniem kotłów, powinny spełniać następujące wymagania:  </text:span></text:span><text:span text:style-name="T5"><text:line-break/></text:span></text:p>
      <text:p text:style-name="P15"><text:span text:style-name="T7">1) </text:span><text:span text:style-name="T5">przekroje poprzeczne przewodu, a także kanału spalinowego powinny być stałe na całej długości,  </text:span></text:p>
      <text:p text:style-name="P15"><text:span text:style-name="T7">2) </text:span><text:span text:style-name="T5">długość pionowych przewodów spalinowych powinna być nie mniejsza niż 0, 22 m, a przewodów poziomych ułożonych ze spadkiem co najmniej 5% w kierunku urządzenia - nie większa niż 2 m,  </text:span></text:p>
      <text:p text:style-name="P15"><text:span text:style-name="T7">3) </text:span><text:span text:style-name="T5">długość kanału spalinowego mierzona od osi wlotu przewodu spalinowego do krawędzi wylotu kanału nad dachem powinna być nie mniejsza niż 2 m,  </text:span></text:p>
      <text:p text:style-name="P15"><text:span text:style-name="T7">4) </text:span><text:span text:style-name="T5">wyloty kanałów spalinowych, jeżeli wynika to z warunków pracy urządzeń, powinny być zaopatrzone w wywietrzniki dobrane do ilości spalin, długości odcinków pionowych, położenia w określonej strefie wiatrowej i warunków lokalnych.  </text:span></text:p>
      <text:p text:style-name="P15"><text:span text:style-name="T2">8. </text:span><text:span text:style-name="akapitustep1"><text:span text:style-name="T5">Dopuszcza się instalowanie przepustnic w przewodach odprowadzających spaliny z poszczególnych urządzeń, jeżeli ich działanie nie zakłóca przepływu spalin.  </text:span></text:span></text:p>
      <text:p text:style-name="P15"><text:span text:style-name="T7">9. </text:span><text:span text:style-name="akapitustep1"><text:span text:style-name="T5">Urządzenia gazowe wyposażone w palniki nadmuchowe powinny być połączone przewodami z kanałami spalinowymi, których przekroje należy dobierać z uwzględnieniem nadciśnień występujących w komorach spalania tych urządzeń.  </text:span></text:span></text:p>
      <text:p text:style-name="P15"><text:soft-page-break/><text:span text:style-name="T7">10. </text:span><text:span text:style-name="akapitustep1"><text:span text:style-name="T5">Nad urządzeniami gazowymi typu restauracyjnego z odprowadzeniem spalin do pomieszczenia należy umieszczać okapy odprowadzające te spaliny do kanałów spalinowych, przy czym dla urządzeń o mocy cieplnej większej niż 30 kW należy instalować czujniki, wyłączające urządzenie w przypadku zaniku ciągu kominowego.  </text:span></text:span></text:p>
      <text:p text:style-name="P19"><text:bookmark-start text:name="JEDN_23393_28_19"/><text:span text:style-name="T7">§ 175. 1. </text:span><text:span text:style-name="akapitustep1"><text:span text:style-name="T5">Indywidualne koncentryczne przewody powietrzno-spalinowe lub oddzielne przewody powietrzne i spalinowe od urządzeń gazowych z zamkniętą komorą spalania mogą być wyprowadzone przez zewnętrzną ścianę budynku, jeżeli urządzenia te mają nominalną moc cieplną nie większą niż: </text:span></text:span><text:span text:style-name="T5"><text:line-break/></text:span></text:p>
      <text:p text:style-name="P15"><text:span text:style-name="T7">1) </text:span><text:span text:style-name="T5">21 kW - w wolno stojących budynkach jednorodzinnych, zagrodowych i rekreacji indywidualnej,  </text:span></text:p>
      <text:p text:style-name="P15"><text:span text:style-name="T7">2</text:span><text:span text:style-name="T7">) </text:span><text:span text:style-name="T5">5 kW - w pozostałych budynkach mieszkalnych.  </text:span></text:p>
      <text:p text:style-name="P15"><text:span text:style-name="T2">2. </text:span><text:bookmark-start text:name="PP_23393_28_104"/><text:span text:style-name="akapitdomyslny1"><text:span text:style-name="T5">Wyloty przewodów, o których mowa w ust. 1 pkt 2, powinny znajdować się wyżej niż 2,5 m ponad poziomem terenu. Dopuszcza się sytuowanie tych wylotów poniżej 2,5 m, lecz nie mniej niż 0,5 m ponad poziomem terenu, jeżeli w odległości do 8 m nie znajduje się plac zabaw dla dzieci lub inne miejsca rekreacyjne. </text:span></text:span></text:p>
      <text:p text:style-name="P15"><text:span text:style-name="T7">3. </text:span><text:bookmark-start text:name="PP_23393_28_105"/><text:span text:style-name="akapitdomyslny1"><text:span text:style-name="T5">Odległość między wylotami przewodów, o których mowa w ust. 1, powinna być nie mniejsza niż 3 m, a odległość tych wylotów od najbliższej krawędzi okien otwieranych i ryzalitów przesłaniających nie mniejsza niż 0,5 m. </text:span></text:span></text:p>
      <text:p text:style-name="P15"><text:span text:style-name="T7">4. </text:span><text:span text:style-name="akapitustep1"><text:span text:style-name="T5">W budynkach produkcyjnych i magazynowych oraz halach sportowych i widowiskowych nie ogranicza się nominalnej mocy cieplnej urządzeń z zamkniętą komorą spalania, od których indywidualne koncentryczne przewody powietrzno-spalinowe lub oddzielne przewody powietrzne i spalinowe są wyprowadzone przez zewnętrzną ścianę budynku, jeżeli odległość tej ściany od granicy działki budowlanej wynosi co najmniej 8 m, a od ściany innego budynku z oknami nie mniej niż 12 m, a także jeżeli wyloty przewodów znajdują się wyżej niż 3 m ponad poziomem terenu.  </text:span></text:span></text:p>
      <text:p text:style-name="P19"><text:bookmark-start text:name="JEDN_23393_28_20"/><text:span text:style-name="T7">§ 176. 1. </text:span><text:span text:style-name="akapitustep1"><text:span text:style-name="T5">Pomieszczenia przeznaczone do instalowania kotłów na paliwa gazowe powinny odpowiadać wymaganiom § 172 oraz innym przepisom rozporządzenia, a także odpowiadać wymaganiom określonym w Polskiej Normie dotyczącej kotłowni wbudowanych na paliwa gazowe o gęstości względnej mniejszej niż 1.  </text:span></text:span><text:span text:style-name="T5"><text:line-break/></text:span></text:p>
      <text:p text:style-name="P15"><text:span text:style-name="T7">2. </text:span><text:span text:style-name="akapitustep1"><text:span text:style-name="T5">Kotły na paliwa gazowe o łącznej mocy cieplnej do 30 kW mogą być instalowane w pomieszczeniach nieprzeznaczonych na stały pobyt ludzi oraz w miejscach, o których mowa w ust. 3.  </text:span></text:span></text:p>
      <text:p text:style-name="P15"><text:span text:style-name="T7">3. </text:span><text:span text:style-name="akapitustep1"><text:span text:style-name="T5">Kotły na paliwa gazowe o łącznej mocy cieplnej powyżej 30 kW do 60 kW należy instalować w pomieszczeniu technicznym lub w przewidzianym wyłącznie na kotłownię budynku wolno stojącym.  </text:span></text:span></text:p>
      <text:p text:style-name="P15"><text:span text:style-name="T7">4. </text:span><text:span text:style-name="akapitustep1"><text:span text:style-name="T5">Kotły na paliwa gazowe o łącznej mocy cieplnej powyżej 60 kW do 2000 kW należy instalować w służącym wyłącznie do tego celu pomieszczeniu technicznym lub w budynku wolno stojącym przeznaczonym wyłącznie na kotłownię.  </text:span></text:span></text:p>
      <text:p text:style-name="P15"><text:span text:style-name="T7">5. </text:span><text:span text:style-name="akapitustep1"><text:span text:style-name="T5">Kotły na paliwa gazowe o łącznej mocy cieplnej powyżej 2000 kW mogą być instalowane wyłącznie w budynku wolno stojącym przeznaczonym na kotłownię.  </text:span></text:span></text:p>
      <text:p text:style-name="P15"><text:span text:style-name="T7">6. </text:span><text:span text:style-name="akapitustep1"><text:span text:style-name="T5">Kubatura pomieszczeń z kotłami na paliwa gazowe o łącznej mocy cieplnej do 60 kW oraz z kotłami o mocy cieplnej powyżej 60 kW pobierającymi powietrze z pomieszczeń powinna odpowiadać wymaganiom określonym w § 172.  </text:span></text:span></text:p>
      <text:p text:style-name="P15"><text:span text:style-name="T7">7. </text:span><text:span text:style-name="akapitustep1"><text:span text:style-name="T5">Kubatura pomieszczeń z kotłami, o których mowa w ust. 4 i 5, z zamkniętą komorą spalania, powinna być określana indywidualnie, przy uwzględnieniu warunków technicznych i technologicznych, a także wymagań eksploatacyjnych.  </text:span></text:span></text:p>
      <text:p text:style-name="P15"><text:span text:style-name="T7">8. </text:span><text:span text:style-name="akapitustep1"><text:span text:style-name="T5">W pomieszczeniu z zainstalowanymi kotłami, o których mowa w ust. 4 i 5, zabrania się instalowania urządzeń przeznaczonych do pomiaru zużycia gazu.  </text:span></text:span></text:p>
      <text:p text:style-name="P15"><text:span text:style-name="T7">9. </text:span><text:span text:style-name="akapitustep1"><text:span text:style-name="T5">Do pomieszczeń technicznych z zainstalowanymi kotłami o łącznej mocy cieplnej powyżej 60 kW do 2000 kW, zlokalizowanych w budynku o innym przeznaczeniu niż kotłownia, należy doprowadzić odrębny przewód gazowy, z którego nie mogą być zasilane pozostałe urządzenia gazowe w tym budynku.  </text:span></text:span></text:p>
      <text:p text:style-name="P19"><text:bookmark-start text:name="JEDN_23393_28_21"/><text:soft-page-break/><text:span text:style-name="T7">§ 177. </text:span><text:span text:style-name="akapitdomyslny1"><text:span text:style-name="T5">Urządzenia gazowe instalowane w budynku mogą być zasilane gazem płynnym z indywidualnych butli o nominalnej zawartości gazu do 11 kg, pod warunkiem spełnienia następujących wymagań:  </text:span></text:span><text:span text:style-name="T5"> </text:span></text:p>
      <text:p text:style-name="P15"><text:span text:style-name="T7">1) </text:span><text:span text:style-name="T5">w jednym mieszkaniu, warsztacie lub lokalu użytkowym nie należy instalować więcej niż dwóch butli,  </text:span></text:p>
      <text:p text:style-name="P15"><text:span text:style-name="T7">2) </text:span><text:span text:style-name="T5">w pomieszczeniu, w którym instaluje się butlę, należy zachować temperaturę niższą niż 35°C,  </text:span></text:p>
      <text:p text:style-name="P15"><text:span text:style-name="T7">3) </text:span><text:span text:style-name="T5">butlę należy instalować wyłącznie w pozycji pionowej,  </text:span></text:p>
      <text:p text:style-name="P15"><text:span text:style-name="T7">4) </text:span><text:span text:style-name="T5">butlę należy zabezpieczyć przed uszkodzeniami mechanicznymi,  </text:span></text:p>
      <text:p text:style-name="P15"><text:span text:style-name="T7">5) </text:span><text:span text:style-name="T5">między butlą a urządzeniem promieniującym ciepło, z wyłączeniem zestawów urządzeń gazowych z butlami, należy zachować odległość co najmniej 1,5 m,  </text:span></text:p>
      <text:p text:style-name="P15"><text:span text:style-name="T7">6) </text:span><text:span text:style-name="T5">butli nie należy umieszczać w odległości mniejszej niż 1 m od urządzeń mogących powodować iskrzenie,  </text:span></text:p>
      <text:p text:style-name="P15"><text:span text:style-name="T7">7) </text:span><text:span text:style-name="T5">urządzenia gazowe należy łączyć z reduktorem ciśnienia gazu na butli za pomocą elastycznego przewodu o długości nieprzekraczającej 3 m i wytrzymałości na ciśnienie co najmniej 300 kPa, odpornego na składniki gazu płynnego, uszkodzenia mechaniczne oraz temperaturę do 60°C,  </text:span></text:p>
      <text:p text:style-name="P15"><text:span text:style-name="T7">8) </text:span><text:span text:style-name="T5">urządzenie gazowe o mocy cieplnej przekraczającej 10 kW należy łączyć z przewodem elastycznym, o którym mowa w pkt 7, rurą stalową o długości co najmniej 0,5 m.  </text:span></text:p>
      <text:p text:style-name="P19"><text:bookmark-start text:name="JEDN_23393_28_22"/><text:span text:style-name="T7">§ 178. </text:span><text:span text:style-name="akapitdomyslny1"><text:span text:style-name="T5">Instalacje gazowe w budynku lub w zespole budynków mogą być zasilane gazem płynnym z butli gazowej o nominalnej zawartości gazu do 33 kg lub z baterii takich butli, pod warunkiem spełnienia następujących wymagań: </text:span></text:span><text:span text:style-name="T5"> </text:span></text:p>
      <text:p text:style-name="P15"><text:span text:style-name="T7">1) </text:span><text:span text:style-name="T5">butle powinny być umieszczone na zewnątrz budynku, w miejscu oznakowanym, na utwardzonym podłożu, pod zadaszeniem chroniącym od wpływu czynników atmosferycznych,  </text:span></text:p>
      <text:p text:style-name="P15"><text:span text:style-name="T7">2) </text:span><text:span text:style-name="T5">liczba butli w baterii nie może przekraczać 10,  </text:span></text:p>
      <text:p text:style-name="P15"><text:span text:style-name="T7">3) </text:span><text:span text:style-name="T5">butle w baterii powinny być podłączone do kolektora wykonanego z rury stalowej bez szwu lub rury przewodowej łączonej przez spawanie,  </text:span></text:p>
      <text:p text:style-name="P15"><text:span text:style-name="T7">4) </text:span><text:span text:style-name="T5">odległość butli od najbliższych otworów okiennych lub drzwiowych w ścianie zewnętrznej budynku nie powinna być mniejsza niż 2 m,  </text:span></text:p>
      <text:p text:style-name="P15"><text:span text:style-name="T7">5) </text:span><text:span text:style-name="T5">butle nie mogą być sytuowane w zagłębieniach terenu.  </text:span></text:p>
      <text:p text:style-name="P19"><text:bookmark-start text:name="JEDN_23393_28_23"/><text:span text:style-name="T7">§ 179. </text:span><text:bookmark-start text:name="PP_23393_28_106"/><text:span text:style-name="T7">1. </text:span><text:span text:style-name="akapitdomyslny1"><text:span text:style-name="T5">Instalacje gazowe w budynku lub w zespole budynków mogą być zasilane z jednego zbiornika z gazem płynnym lub grupy takich zbiorników. </text:span></text:span><text:span text:style-name="T5"> </text:span></text:p>
      <text:p text:style-name="P15"><text:span text:style-name="T7">2. </text:span><text:span text:style-name="akapitdomyslny1"><text:span text:style-name="T5">Liczba zbiorników naziemnych w grupie nie powinna przekraczać 6 sztuk, a ich łączna pojemność 100 m</text:span></text:span><text:span text:style-name="akapitdomyslny1"><text:span text:style-name="T13">3</text:span></text:span><text:span text:style-name="akapitdomyslny1"><text:span text:style-name="T5">. Odległość pomiędzy grupami zbiorników naziemnych powinna wynosić: </text:span></text:span><text:span text:style-name="T5"> </text:span></text:p>
      <text:p text:style-name="P15"><text:span text:style-name="T7">1) </text:span><text:span text:style-name="T5">7,5 m - w przypadku, gdy łączna pojemność zbiorników w grupie nie przekracza 30 m</text:span><text:span text:style-name="T13">3</text:span><text:span text:style-name="T5">, </text:span></text:p>
      <text:p text:style-name="P15"><text:span text:style-name="T7">2) </text:span><text:span text:style-name="T5">15 m - w przypadku, gdy łączna pojemność zbiorników w grupie przekracza 30 m</text:span><text:span text:style-name="T13">3</text:span><text:span text:style-name="T5">. </text:span></text:p>
      <text:p text:style-name="P15"><text:span text:style-name="T2">3. </text:span><text:span text:style-name="akapitdomyslny1"><text:span text:style-name="T5">Zbiorniki gazu płynnego nie mogą być sytuowane w zagłębieniach terenu, w miejscach podmokłych oraz w odległości mniejszej niż 5 m od rowów, studzienek lub wpustów kanalizacyjnych. </text:span></text:span></text:p>
      <text:p text:style-name="P15"><text:span text:style-name="T7">4. </text:span><text:span text:style-name="akapitustep1"><text:span text:style-name="T5">Dopuszczalną odległość zbiorników z gazem płynnym od budynków mieszkalnych, budynków zamieszkania zbiorowego oraz budynków użyteczności publicznej, a także między zbiornikami, określa poniższa tabela: </text:span></text:span></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3"><text:span text:style-name="T4">Nominalna pojemność zbiornika w m</text:span><text:span text:style-name="T12">3</text:span></text:p>
          </table:table-cell>
          <table:table-cell table:style-name="Tabela8.B1" table:number-columns-spanned="2" office:value-type="string">
            <text:p text:style-name="P7">Odległość budynków mieszkalnych, budynków zamieszkania zbiorowego i budynków użyteczności publicznej od:</text:p>
          </table:table-cell>
          <table:covered-table-cell/>
          <table:table-cell table:style-name="Tabela8.D1" table:number-rows-spanned="2" office:value-type="string">
            <text:p text:style-name="P7">Odległość od sąsiedniego zbiornika naziemnego lub podziemnego<text:line-break/>w m</text:p>
          </table:table-cell>
        </table:table-row>
        <table:table-row table:style-name="Tabela8.1">
          <table:covered-table-cell/>
          <table:table-cell table:style-name="Tabela8.B2" office:value-type="string">
            <text:p text:style-name="P3"><text:span text:style-name="T4">zbiornika naziemnego<text:line-break/>w m</text:span></text:p>
          </table:table-cell>
          <table:table-cell table:style-name="Tabela8.B1" office:value-type="string">
            <text:p text:style-name="P7">zbiornika podziemnego<text:line-break/>w m</text:p>
          </table:table-cell>
          <table:covered-table-cell/>
        </table:table-row>
        <table:table-row table:style-name="Tabela8.1">
          <table:table-cell table:style-name="Tabela8.A1" office:value-type="string">
            <text:p text:style-name="P7">1</text:p>
          </table:table-cell>
          <table:table-cell table:style-name="Tabela8.B1" office:value-type="string">
            <text:p text:style-name="P7">2</text:p>
          </table:table-cell>
          <table:table-cell table:style-name="Tabela8.B1" office:value-type="string">
            <text:p text:style-name="P7">3</text:p>
          </table:table-cell>
          <table:table-cell table:style-name="Tabela8.D1" office:value-type="string">
            <text:p text:style-name="P7">4</text:p>
          </table:table-cell>
        </table:table-row>
        <table:table-row table:style-name="Tabela8.1">
          <table:table-cell table:style-name="Tabela8.A1" office:value-type="string">
            <text:p text:style-name="P8">do 3</text:p>
          </table:table-cell>
          <table:table-cell table:style-name="Tabela8.B1" office:value-type="string">
            <text:p text:style-name="P7">3</text:p>
          </table:table-cell>
          <table:table-cell table:style-name="Tabela8.B1" office:value-type="string">
            <text:p text:style-name="P7">1</text:p>
          </table:table-cell>
          <table:table-cell table:style-name="Tabela8.D1" office:value-type="string">
            <text:p text:style-name="P7">1</text:p>
          </table:table-cell>
        </table:table-row>
        <table:table-row table:style-name="Tabela8.1">
          <table:table-cell table:style-name="Tabela8.A1" office:value-type="string">
            <text:p text:style-name="P8">powyżej 3 do 5</text:p>
          </table:table-cell>
          <table:table-cell table:style-name="Tabela8.B1" office:value-type="string">
            <text:p text:style-name="P7">5</text:p>
          </table:table-cell>
          <table:table-cell table:style-name="Tabela8.B1" office:value-type="string">
            <text:p text:style-name="P7">2,5</text:p>
          </table:table-cell>
          <table:table-cell table:style-name="Tabela8.D1" office:value-type="string">
            <text:p text:style-name="P7">1</text:p>
          </table:table-cell>
        </table:table-row>
        <text:soft-page-break/>
        <table:table-row table:style-name="Tabela8.1">
          <table:table-cell table:style-name="Tabela8.A1" office:value-type="string">
            <text:p text:style-name="P8">powyżej 5 do 7</text:p>
          </table:table-cell>
          <table:table-cell table:style-name="Tabela8.B1" office:value-type="string">
            <text:p text:style-name="P7">7,5</text:p>
          </table:table-cell>
          <table:table-cell table:style-name="Tabela8.B1" office:value-type="string">
            <text:p text:style-name="P7">3</text:p>
          </table:table-cell>
          <table:table-cell table:style-name="Tabela8.D1" office:value-type="string">
            <text:p text:style-name="P7">1,5</text:p>
          </table:table-cell>
        </table:table-row>
        <table:table-row table:style-name="Tabela8.1">
          <table:table-cell table:style-name="Tabela8.A1" office:value-type="string">
            <text:p text:style-name="P8">powyżej 7 do 10</text:p>
          </table:table-cell>
          <table:table-cell table:style-name="Tabela8.B1" office:value-type="string">
            <text:p text:style-name="P7">10</text:p>
          </table:table-cell>
          <table:table-cell table:style-name="Tabela8.B1" office:value-type="string">
            <text:p text:style-name="P7">5</text:p>
          </table:table-cell>
          <table:table-cell table:style-name="Tabela8.D1" office:value-type="string">
            <text:p text:style-name="P7">1,5</text:p>
          </table:table-cell>
        </table:table-row>
        <table:table-row table:style-name="Tabela8.1">
          <table:table-cell table:style-name="Tabela8.A1" office:value-type="string">
            <text:p text:style-name="P8">powyżej 10 do 40</text:p>
          </table:table-cell>
          <table:table-cell table:style-name="Tabela8.B1" office:value-type="string">
            <text:p text:style-name="P7">20</text:p>
          </table:table-cell>
          <table:table-cell table:style-name="Tabela8.B1" office:value-type="string">
            <text:p text:style-name="P7">10</text:p>
          </table:table-cell>
          <table:table-cell table:style-name="Tabela8.D1" table:number-rows-spanned="3" office:value-type="string">
            <text:p text:style-name="P7">1/4 sumy średnic<text:line-break/>dwóch sąsiednich<text:line-break/>zbiorników</text:p>
          </table:table-cell>
        </table:table-row>
        <table:table-row table:style-name="Tabela8.1">
          <table:table-cell table:style-name="Tabela8.A1" office:value-type="string">
            <text:p text:style-name="P8">powyżej 40 do 65</text:p>
          </table:table-cell>
          <table:table-cell table:style-name="Tabela8.B1" office:value-type="string">
            <text:p text:style-name="P7">30</text:p>
          </table:table-cell>
          <table:table-cell table:style-name="Tabela8.B1" office:value-type="string">
            <text:p text:style-name="P7">15</text:p>
          </table:table-cell>
          <table:covered-table-cell/>
        </table:table-row>
        <table:table-row table:style-name="Tabela8.1">
          <table:table-cell table:style-name="Tabela8.A1" office:value-type="string">
            <text:p text:style-name="P8">powyżej 65 do 100</text:p>
          </table:table-cell>
          <table:table-cell table:style-name="Tabela8.B1" office:value-type="string">
            <text:p text:style-name="P7">40</text:p>
          </table:table-cell>
          <table:table-cell table:style-name="Tabela8.B1" office:value-type="string">
            <text:p text:style-name="P7">20</text:p>
          </table:table-cell>
          <table:covered-table-cell/>
        </table:table-row>
      </table:table>
      <text:p text:style-name="P16"><text:line-break/></text:p>
      <text:p text:style-name="P15"><text:span text:style-name="T7">5. </text:span><text:span text:style-name="akapitustep1"><text:span text:style-name="T5">Dopuszczalna odległość zbiorników z gazem płynnym od budynków produkcyjnych i magazynowych powinna wynosić dla zbiorników o pojemności: </text:span></text:span><text:span text:style-name="T5"><text:line-break/></text:span></text:p>
      <text:p text:style-name="P15"><text:span text:style-name="T7">1) </text:span><text:span text:style-name="T5">do 10 m</text:span><text:span text:style-name="T13">3</text:span><text:span text:style-name="T5"> - nie mniej niż odległość określona w tabeli w ust. 4 w kolumnach 2 i 3, </text:span></text:p>
      <text:p text:style-name="P15"><text:span text:style-name="T7">2) </text:span><text:span text:style-name="T5">powyżej 10 m</text:span><text:span text:style-name="T13">3</text:span><text:span text:style-name="T5"> - nie mniej niż połowa odległości określonej w tabeli w ust. 4 w kolumnach 2 i 3. </text:span></text:p>
      <text:p text:style-name="P15"><text:span text:style-name="T2">6. </text:span><text:span text:style-name="akapitustep1"><text:span text:style-name="T5">Odległość zbiorników z gazem płynnym od granicy z sąsiednią działką budowlaną powinna być nie mniejsza niż połowa odległości określonej w tabeli w ust. 4 w kolumnach 2 i 3, przy zachowaniu wymaganej odległości od budynku danego rodzaju. </text:span></text:span></text:p>
      <text:p text:style-name="P15"><text:span text:style-name="T7">7. </text:span><text:span text:style-name="akapitustep1"><text:span text:style-name="T5">Odległości określone w tabeli w ust. 4 w kolumnie 2 mogą być zmniejszone do 50 % w przypadku zastosowania wolno stojącej ściany oddzielenia przeciwpożarowego o klasie odporności ogniowej co najmniej R E I 120, usytuowanej pomiędzy zbiornikiem z gazem płynnym a budynkiem. Wymiary wolno stojącej ściany oraz jej odległość od zbiornika powinny być tak dobrane, aby osłonić zbiornik od tej części budynku, która znajduje się w odległości mniejszej niż określona w tabeli w ust. 4 w kolumnie 2 od dowolnego punktu zbiornika. </text:span></text:span></text:p>
      <text:p text:style-name="P15"><text:span text:style-name="T7">8. </text:span><text:span text:style-name="akapitustep1"><text:span text:style-name="T5">Dla zbiornika z gazem płynnym o pojemności do 10 m</text:span></text:span><text:span text:style-name="akapitustep1"><text:span text:style-name="T13">3</text:span></text:span><text:span text:style-name="akapitustep1"><text:span text:style-name="T5"> zmniejszenie jego odległości od budynku, o której mowa w ust. 7, może mieć miejsce również wówczas, gdy pionowy pas ściany tego budynku o szerokości co najmniej równej rzutowi równoległemu zbiornika, powiększonej po 2 m z obu jego stron, oraz o wysokości równej wysokości budynku będzie miał klasę odporności ogniowej co najmniej R E I 120 i w tym pasie ściany nie będą znajdowały się otwory okienne i drzwiowe. </text:span></text:span></text:p>
      <text:p text:style-name="P15"><text:span text:style-name="T7">9. </text:span><text:span text:style-name="akapitustep1"><text:span text:style-name="T5">Odległość zbiornika z gazem płynnym od rzutu poziomego skrajnego przewodu elektroenergetycznej linii napowietrznej, a także od szyny zelektryfikowanej linii kolejowej lub tramwajowej powinna wynosić co najmniej: </text:span></text:span><text:span text:style-name="T5"><text:line-break/></text:span></text:p>
      <text:p text:style-name="P15"><text:span text:style-name="T7">1)</text:span><text:span text:style-name="T7"> </text:span><text:span text:style-name="T5">3 m - przy napięciu linii elektroenergetycznej lub sieci trakcyjnej do 1 kV, </text:span></text:p>
      <text:p text:style-name="P15"><text:span text:style-name="T7">2) </text:span><text:span text:style-name="T5">15 m - przy napięciu linii elektroenergetycznej lub sieci trakcyjnej równym lub większym od 1 kV. </text:span></text:p>
      <text:p text:style-name="P2"><text:bookmark-start text:name="JEDN_23393_29_r"/><text:span text:style-name="T2">Rozdział 8</text:span><text:span text:style-name="T5"> </text:span></text:p>
      <text:p text:style-name="P5"><text:line-break/>Instalacja elektryczna</text:p>
      <text:p text:style-name="Normal_20__28_Web_29_"><text:bookmark-start text:name="JEDN_23393_29_0"/><text:span text:style-name="T7">§ 180. </text:span><text:span text:style-name="akapitdomyslny1"><text:span text:style-name="T5">Instalacja i urządzenia elektryczne, przy zachowaniu przepisów rozporządzenia, przepisów odrębnych dotyczących dostarczania energii, ochrony przeciwpożarowej, ochrony środowiska oraz bezpieczeństwa i higieny pracy, a także wymagań Polskich Norm odnoszących się do tych instalacji i urządzeń, powinny zapewniać:  </text:span></text:span><text:span text:style-name="T5"> </text:span></text:p>
      <text:p text:style-name="P1"><text:span text:style-name="T7">1) </text:span><text:span text:style-name="T5">dostarczanie energii elektrycznej o odpowiednich parametrach technicznych do odbiorników, stosownie do potrzeb użytkowych,  </text:span></text:p>
      <text:p text:style-name="P1"><text:span text:style-name="T7">2) </text:span><text:span text:style-name="T5">ochronę przed porażeniem prądem elektrycznym, przepięciami łączeniowymi i atmosferycznymi, powstaniem pożaru, wybuchem i innymi szkodami,  </text:span></text:p>
      <text:p text:style-name="P1"><text:span text:style-name="T7">3) </text:span><text:span text:style-name="T5">ochronę przed emisją drgań i hałasu powyżej dopuszczalnego poziomu oraz przed szkodliwym oddziaływaniem pola elektromagnetycznego.  </text:span></text:p>
      <text:p text:style-name="P19"><text:bookmark-start text:name="JEDN_23393_29_1"/><text:span text:style-name="T7">§ 180a. </text:span><text:bookmark-start text:name="PP_23393_29_107"/><text:span text:style-name="akapitdomyslny1"><text:span text:style-name="T5">W budynku użyteczności publicznej, o którym mowa w poniższej tabeli, wartość mocy jednostkowej oświetlenia nie może przekraczać określonych wielkości dopuszczalnych: </text:span></text:span><text:span text:style-name="T5"> </text:span></text:p>
      <table:table table:name="Tabela9" table:style-name="Tabela9">
        <table:table-column table:style-name="Tabela9.A"/>
        <table:table-column table:style-name="Tabela9.B" table:number-columns-repeated="2"/>
        <table:table-column table:style-name="Tabela9.D"/>
        <text:soft-page-break/>
        <table:table-row table:style-name="Tabela9.1">
          <table:table-cell table:style-name="Tabela9.A1" table:number-rows-spanned="3" office:value-type="string">
            <text:p text:style-name="P11">Typ budynku</text:p>
          </table:table-cell>
          <table:table-cell table:style-name="Tabela9.B1" table:number-columns-spanned="3" office:value-type="string">
            <text:p text:style-name="P3"><text:span text:style-name="T9">Maksymalna wartość mocy jednostkowej</text:span><text:span text:style-name="T4"><text:line-break/></text:span><text:span text:style-name="T9">[W/m</text:span><text:span text:style-name="T14">2</text:span><text:span text:style-name="T9">]</text:span></text:p>
          </table:table-cell>
          <table:covered-table-cell/>
          <table:covered-table-cell/>
        </table:table-row>
        <table:table-row table:style-name="Tabela9.1">
          <table:covered-table-cell/>
          <table:table-cell table:style-name="Tabela9.B2" table:number-columns-spanned="3" office:value-type="string">
            <text:p text:style-name="P3"><text:span text:style-name="T9">Klasa kryteriów</text:span><text:span text:style-name="T14">*)</text:span></text:p>
          </table:table-cell>
          <table:covered-table-cell/>
          <table:covered-table-cell/>
        </table:table-row>
        <table:table-row table:style-name="Tabela9.1">
          <table:covered-table-cell/>
          <table:table-cell table:style-name="Tabela9.B3" office:value-type="string">
            <text:p text:style-name="P11">A</text:p>
          </table:table-cell>
          <table:table-cell table:style-name="Tabela9.C3" office:value-type="string">
            <text:p text:style-name="P11">B</text:p>
          </table:table-cell>
          <table:table-cell table:style-name="Tabela9.B1" office:value-type="string">
            <text:p text:style-name="P11">C</text:p>
          </table:table-cell>
        </table:table-row>
        <table:table-row table:style-name="Tabela9.1">
          <table:table-cell table:style-name="Tabela9.A1" office:value-type="string">
            <text:p text:style-name="P7">Biura</text:p>
          </table:table-cell>
          <table:table-cell table:style-name="Tabela9.C3" office:value-type="string">
            <text:p text:style-name="P7">15</text:p>
          </table:table-cell>
          <table:table-cell table:style-name="Tabela9.C3" office:value-type="string">
            <text:p text:style-name="P7">20</text:p>
          </table:table-cell>
          <table:table-cell table:style-name="Tabela9.B1" office:value-type="string">
            <text:p text:style-name="P7">25</text:p>
          </table:table-cell>
        </table:table-row>
        <table:table-row table:style-name="Tabela9.1">
          <table:table-cell table:style-name="Tabela9.A1" office:value-type="string">
            <text:p text:style-name="P7">Szkoły</text:p>
          </table:table-cell>
          <table:table-cell table:style-name="Tabela9.C3" office:value-type="string">
            <text:p text:style-name="P7">15</text:p>
          </table:table-cell>
          <table:table-cell table:style-name="Tabela9.C3" office:value-type="string">
            <text:p text:style-name="P7">20</text:p>
          </table:table-cell>
          <table:table-cell table:style-name="Tabela9.B1" office:value-type="string">
            <text:p text:style-name="P7">25</text:p>
          </table:table-cell>
        </table:table-row>
        <table:table-row table:style-name="Tabela9.1">
          <table:table-cell table:style-name="Tabela9.A1" office:value-type="string">
            <text:p text:style-name="P7">Szpitale</text:p>
          </table:table-cell>
          <table:table-cell table:style-name="Tabela9.C3" office:value-type="string">
            <text:p text:style-name="P7">15</text:p>
          </table:table-cell>
          <table:table-cell table:style-name="Tabela9.C3" office:value-type="string">
            <text:p text:style-name="P7">25</text:p>
          </table:table-cell>
          <table:table-cell table:style-name="Tabela9.B1" office:value-type="string">
            <text:p text:style-name="P7">35</text:p>
          </table:table-cell>
        </table:table-row>
        <table:table-row table:style-name="Tabela9.1">
          <table:table-cell table:style-name="Tabela9.A1" office:value-type="string">
            <text:p text:style-name="P7">Restauracje</text:p>
          </table:table-cell>
          <table:table-cell table:style-name="Tabela9.C3" office:value-type="string">
            <text:p text:style-name="P7">10</text:p>
          </table:table-cell>
          <table:table-cell table:style-name="Tabela9.C3" office:value-type="string">
            <text:p text:style-name="P7">25</text:p>
          </table:table-cell>
          <table:table-cell table:style-name="Tabela9.B1" office:value-type="string">
            <text:p text:style-name="P7">35</text:p>
          </table:table-cell>
        </table:table-row>
        <table:table-row table:style-name="Tabela9.1">
          <table:table-cell table:style-name="Tabela9.A1" office:value-type="string">
            <text:p text:style-name="P7">Sportowo-rekreacyjne</text:p>
          </table:table-cell>
          <table:table-cell table:style-name="Tabela9.C3" office:value-type="string">
            <text:p text:style-name="P7">10</text:p>
          </table:table-cell>
          <table:table-cell table:style-name="Tabela9.C3" office:value-type="string">
            <text:p text:style-name="P7">20</text:p>
          </table:table-cell>
          <table:table-cell table:style-name="Tabela9.B1" office:value-type="string">
            <text:p text:style-name="P7">30</text:p>
          </table:table-cell>
        </table:table-row>
        <table:table-row table:style-name="Tabela9.1">
          <table:table-cell table:style-name="Tabela9.A1" office:value-type="string">
            <text:p text:style-name="P7">Handlowo-usługowe</text:p>
          </table:table-cell>
          <table:table-cell table:style-name="Tabela9.C3" office:value-type="string">
            <text:p text:style-name="P7">15</text:p>
          </table:table-cell>
          <table:table-cell table:style-name="Tabela9.C3" office:value-type="string">
            <text:p text:style-name="P7">25</text:p>
          </table:table-cell>
          <table:table-cell table:style-name="Tabela9.B1" office:value-type="string">
            <text:p text:style-name="P7">35</text:p>
          </table:table-cell>
        </table:table-row>
        <table:table-row table:style-name="Tabela9.1">
          <table:table-cell table:style-name="Tabela9.A10" table:number-columns-spanned="4" office:value-type="string">
            <text:p text:style-name="P13"><text:span text:style-name="T12">*)</text:span><text:span text:style-name="T4"> Ustala się następujące klasy kryteriów: <text:line-break/>A - spełnianie kryteriów oświetlenia w stopniu podstawowym <text:line-break/>B - spełnianie kryteriów oświetlenia w stopniu rozszerzonym <text:line-break/>C - spełnienie kryteriów oświetlenia w stopniu pełnym z uwzględnieniem komunikacji wizualnej</text:span></text:p>
          </table:table-cell>
          <table:covered-table-cell/>
          <table:covered-table-cell/>
          <table:covered-table-cell/>
        </table:table-row>
      </table:table>
      <text:p text:style-name="P16"><text:line-break/></text:p>
      <text:p text:style-name="P19"><text:bookmark-start text:name="JEDN_23393_29_2"/><text:span text:style-name="T7">§ 181. </text:span><text:bookmark-start text:name="PP_23393_29_108"/><text:span text:style-name="T7">1. </text:span><text:span text:style-name="akapitdomyslny1"><text:span text:style-name="T5">Budynek, w którym zanik napięcia w elektroenergetycznej sieci zasilającej może spowodować zagrożenie życia lub zdrowia ludzi, poważne zagrożenie środowiska, a także znaczne straty materialne, należy zasilać co najmniej z dwóch niezależnych, samoczynnie zataczających się źródeł energii elektrycznej oraz wyposażać w samoczynnie załączające się oświetlenie awaryjne (zapasowe lub ewakuacyjne). W budynku wysokościowym jednym ze źródeł zasilania powinien być zespół prądotwórczy. </text:span></text:span><text:span text:style-name="T5"> </text:span></text:p>
      <text:p text:style-name="P15"><text:span text:style-name="T7">2. </text:span><text:span text:style-name="akapitdomyslny1"><text:span text:style-name="T5">Awaryjne oświetlenie zapasowe należy stosować w pomieszczeniach, w których po zaniku oświetlenia podstawowego istnieje konieczność kontynuowania czynności w niezmieniony sposób lub ich bezpiecznego zakończenia, przy czym czas działania tego oświetlenia powinien być dostosowany do uwarunkowań wynikających z wykonywanych czynności oraz warunków występujących w pomieszczeniu. </text:span></text:span></text:p>
      <text:p text:style-name="P15"><text:span text:style-name="T7">3. </text:span><text:span text:style-name="akapitdomyslny1"><text:span text:style-name="T5">Awaryjne oświetlenie ewakuacyjne należy stosować: </text:span></text:span><text:span text:style-name="T5"> </text:span></text:p>
      <text:p text:style-name="P15"><text:span text:style-name="T7">1) </text:span><text:span text:style-name="T5">w pomieszczeniach:  </text:span></text:p>
      <text:p text:style-name="P15"><text:span text:style-name="T7">a) </text:span><text:span text:style-name="T5">widowni kin, teatrów i filharmonii oraz innych sal widowiskowych, </text:span></text:p>
      <text:p text:style-name="P15"><text:span text:style-name="T7">b) </text:span><text:span text:style-name="T5">audytoriów, sal konferencyjnych, czytelni, lokali rozrywkowych oraz sal sportowych, przeznaczonych dla ponad 200 osób, </text:span></text:p>
      <text:p text:style-name="P15"><text:span text:style-name="T7">c) </text:span><text:span text:style-name="T5">wystawowych w muzeach, </text:span></text:p>
      <text:p text:style-name="P15"><text:span text:style-name="T7">d) </text:span><text:span text:style-name="T5">o powierzchni netto ponad 1000 m</text:span><text:span text:style-name="T13">2</text:span><text:span text:style-name="T5"> w garażach oświetlonych wyłącznie światłem sztucznym, </text:span></text:p>
      <text:p text:style-name="P15"><text:span text:style-name="T7">e) </text:span><text:span text:style-name="T5">o powierzchni netto ponad 2000 m</text:span><text:span text:style-name="T13">2</text:span><text:span text:style-name="T5"> w budynkach użyteczności publicznej, budynkach zamieszkania zbiorowego oraz w budynkach produkcyjnych i magazynowych, </text:span></text:p>
      <text:p text:style-name="P15"><text:span text:style-name="T2">2) </text:span><text:span text:style-name="T5">na drogach ewakuacyjnych:  </text:span></text:p>
      <text:p text:style-name="P15"><text:span text:style-name="T7">a) </text:span><text:span text:style-name="T5">z pomieszczeń wymienionych w pkt 1, </text:span></text:p>
      <text:p text:style-name="P15"><text:span text:style-name="T7">b) </text:span><text:span text:style-name="T5">oświetlonych wyłącznie światłem sztucznym, </text:span></text:p>
      <text:p text:style-name="P15"><text:span text:style-name="T7">c) </text:span><text:span text:style-name="T5">w szpitalach i innych budynkach przeznaczonych przede wszystkim do użytku osób o ograniczonej zdolności poruszania się, </text:span></text:p>
      <text:p text:style-name="P15"><text:span text:style-name="T7">d) </text:span><text:span text:style-name="T5">w wysokich i wysokościowych budynkach użyteczności publicznej i zamieszkania zbiorowego. </text:span></text:p>
      <text:p text:style-name="P15"><text:span text:style-name="T2">4. </text:span><text:span text:style-name="akapitdomyslny1"><text:span text:style-name="T5">Awaryjne oświetlenie ewakuacyjne nie jest wymagane w pomieszczeniach, w których awaryjne oświetlenie zapasowe spełnia warunek określony w ust. 5 dla awaryjnego oświetlenia ewakuacyjnego. </text:span></text:span></text:p>
      <text:p text:style-name="P15"><text:span text:style-name="T7">5. </text:span><text:span text:style-name="akapitdomyslny1"><text:span text:style-name="T5">Awaryjne oświetlenie ewakuacyjne powinno działać przez co najmniej 1 godzinę od zaniku oświetlenia podstawowego. </text:span></text:span></text:p>
      <text:p text:style-name="P15"><text:span text:style-name="T7">6. </text:span><text:span text:style-name="akapitdomyslny1"><text:span text:style-name="T5">W pomieszczeniu, które jest użytkowane przy wyłączonym oświetleniu podstawowym, należy stosować oświetlenie dodatkowe, zasilane napięciem nieprzekraczającym napięcia dotykowego dopuszczalnego długotrwale, służące uwidocznieniu przeszkód wynikających z układu budynku, dróg </text:span></text:span><text:soft-page-break/><text:span text:style-name="akapitdomyslny1"><text:span text:style-name="T5">komunikacji ogólnej lub sposobu jego użytkowania, a także podświetlane znaki wskazujące kierunki ewakuacji. </text:span></text:span></text:p>
      <text:p text:style-name="P15"><text:span text:style-name="T7">7. </text:span><text:span text:style-name="akapitdomyslny1"><text:span text:style-name="T5">Oświetlenie awaryjne należy wykonywać zgodnie z Polskimi Normami dotyczącymi wymagań w tym zakresie. </text:span></text:span></text:p>
      <text:p text:style-name="P19"><text:bookmark-start text:name="JEDN_23393_29_3"/><text:span text:style-name="T7">§ 182. </text:span><text:span text:style-name="akapitdomyslny1"><text:span text:style-name="T5">Pomieszczenie stacji transformatorowej może być sytuowane w budynkach o innym przeznaczeniu, jeżeli są spełnione warunki określone w § 96 oraz:  </text:span></text:span><text:span text:style-name="T5"> </text:span></text:p>
      <text:p text:style-name="P15"><text:span text:style-name="T7">1) </text:span><text:span text:style-name="T5">zostanie zachowana odległość pozioma i pionowa od pomieszczeń przeznaczonych na stały pobyt ludzi co najmniej 2,8 m,  </text:span></text:p>
      <text:p text:style-name="P15"><text:span text:style-name="T7">2) </text:span><text:span text:style-name="T5">ściany i stropy będą stanowiły oddzielenia przeciwpożarowe oraz będą miały zabezpieczenia przed przedostawaniem się cieczy i gazów.  </text:span></text:p>
      <text:p text:style-name="P19"><text:bookmark-start text:name="JEDN_23393_29_4"/><text:span text:style-name="T7">§ 183. 1. </text:span><text:span text:style-name="akapitustep1"><text:span text:style-name="T5">W instalacjach elektrycznych należy stosować:  </text:span></text:span><text:span text:style-name="T5"><text:line-break/></text:span></text:p>
      <text:p text:style-name="P15"><text:span text:style-name="T7">1) </text:span><text:span text:style-name="T5">złącza instalacji elektrycznej budynku, umożliwiające odłączenie od sieci zasilającej i usytuowane w miejscu dostępnym dla dozoru i obsługi oraz zabezpieczone przed uszkodzeniami, wpływami atmosferycznymi, a także ingerencją osób niepowołanych,  </text:span></text:p>
      <text:p text:style-name="P15"><text:span text:style-name="T7">2) </text:span><text:span text:style-name="T5">oddzielny przewód ochronny i neutralny, w obwodach rozdzielczych i odbiorczych,  </text:span></text:p>
      <text:p text:style-name="P15"><text:span text:style-name="T7">3) </text:span><text:bookmark-start text:name="PP_23393_29_109"/><text:span text:style-name="T5">urządzenia ochronne różnicowoprądowe uzupełniające podstawową ochronę przeciwporażeniową i ochronę przed powstaniem pożaru, powodujące w warunkach uszkodzenia samoczynne wyłączenie zasilania; </text:span></text:p>
      <text:p text:style-name="P15"><text:span text:style-name="T7">4) </text:span><text:span text:style-name="T5">wyłączniki nadprądowe w obwodach odbiorczych,  </text:span></text:p>
      <text:p text:style-name="P15"><text:span text:style-name="T7">5) </text:span><text:span text:style-name="T5">zasadę selektywności (wybiórczości) zabezpieczeń,  </text:span></text:p>
      <text:p text:style-name="P15"><text:span text:style-name="T7">6) </text:span><text:span text:style-name="T5">przeciwpożarowe wyłączniki prądu,  </text:span></text:p>
      <text:p text:style-name="P15"><text:span text:style-name="T7">7) </text:span><text:span text:style-name="T5">połączenia wyrównawcze główne i miejscowe, łączące przewody ochronne z częściami przewodzącymi innych instalacji i konstrukcji budynku,  </text:span></text:p>
      <text:p text:style-name="P15"><text:span text:style-name="T7">8) </text:span><text:span text:style-name="T5">zasadę prowadzenia tras przewodów elektrycznych w liniach prostych, równoległych do krawędzi ścian i stropów,  </text:span></text:p>
      <text:p text:style-name="P15"><text:span text:style-name="T7">9) </text:span><text:span text:style-name="T5">przewody elektryczne z żytami wykonanymi wyłącznie z miedzi, jeżeli ich przekrój nie przekracza 10 mm2,  </text:span></text:p>
      <text:p text:style-name="P15"><text:span text:style-name="T7">10) </text:span><text:span text:style-name="T5">urządzenia ochrony przeciwprzepięciowej.  </text:span></text:p>
      <text:p text:style-name="P15"><text:span text:style-name="T2">1a. </text:span><text:bookmark-start text:name="PP_23393_29_110"/><text:span text:style-name="akapitdomyslny1"><text:span text:style-name="T5">Połączeniami wyrównawczymi, o których mowa w ust. 1 pkt 7, należy objąć: </text:span></text:span><text:span text:style-name="T5"> </text:span></text:p>
      <text:p text:style-name="P15"><text:span text:style-name="T7">1) </text:span><text:span text:style-name="T5">instalację wodociągową wykonaną z przewodów metalowych, </text:span></text:p>
      <text:p text:style-name="P15"><text:span text:style-name="T7">2) </text:span><text:span text:style-name="T5">metalowe elementy instalacji kanalizacyjnej, </text:span></text:p>
      <text:p text:style-name="P15"><text:span text:style-name="T7">3) </text:span><text:span text:style-name="T5">instalację ogrzewczą wodną wykonaną z przewodów metalowych, </text:span></text:p>
      <text:p text:style-name="P15"><text:span text:style-name="T7">4) </text:span><text:span text:style-name="T5">metalowe elementy instalacji gazowej, </text:span></text:p>
      <text:p text:style-name="P15"><text:span text:style-name="T7">5) </text:span><text:span text:style-name="T5">metalowe elementy szybów i maszynowni dźwigów, </text:span></text:p>
      <text:p text:style-name="P15"><text:span text:style-name="T7">6) </text:span><text:span text:style-name="T5">metalowe elementy przewodów i wkładów kominowych, </text:span></text:p>
      <text:p text:style-name="P15"><text:span text:style-name="T7">7) </text:span><text:span text:style-name="T5">metalowe elementy przewodów i urządzeń do wentylacji i klimatyzacji, </text:span></text:p>
      <text:p text:style-name="P15"><text:span text:style-name="T7">8) </text:span><text:span text:style-name="T5">metalowe elementy obudowy urządzeń instalacji telekomunikacyjnej. </text:span></text:p>
      <text:p text:style-name="P15"><text:span text:style-name="T2">2. </text:span><text:span text:style-name="akapitustep1"><text:span text:style-name="T5">Przeciwpożarowy wyłącznik prądu, odcinający dopływ prądu do wszystkich obwodów, z wyjątkiem obwodów zasilających instalacje i urządzenia, których funkcjonowanie jest niezbędne podczas pożaru, należy stosować w strefach pożarowych o kubaturze przekraczającej 1000 m3 lub zawierających strefy zagrożone wybuchem.  </text:span></text:span></text:p>
      <text:p text:style-name="P15"><text:span text:style-name="T7">3. </text:span><text:span text:style-name="akapitustep1"><text:span text:style-name="T5">Przeciwpożarowy wyłącznik prądu powinien być umieszczony w pobliżu głównego wejścia do obiektu lub złącza i odpowiednio oznakowany.  </text:span></text:span></text:p>
      <text:p text:style-name="P15"><text:span text:style-name="T7">4. </text:span><text:span text:style-name="akapitustep1"><text:span text:style-name="T5">Odcięcie dopływu prądu przeciwpożarowym wyłącznikiem nie może powodować samoczynnego załączenia drugiego źródła energii elektrycznej, w tym zespołu prądotwórczego, z wyjątkiem źródła zasilającego oświetlenie awaryjne, jeżeli występuje ono w budynku.  </text:span></text:span></text:p>
      <text:p text:style-name="P19"><text:bookmark-start text:name="JEDN_23393_29_5"/><text:span text:style-name="T7">§ 184. 1. </text:span><text:span text:style-name="akapitustep1"><text:span text:style-name="T5">Jako uziomy instalacji elektrycznej należy wykorzystywać metalowe konstrukcje budynków, zbrojenia fundamentów oraz inne metalowe elementy umieszczone w niezbrojonych fundamentach stanowiące sztuczny uziom fundamentowy.  </text:span></text:span><text:span text:style-name="T5"><text:line-break/></text:span></text:p>
      <text:p text:style-name="P15"><text:soft-page-break/><text:span text:style-name="T7">2. </text:span><text:span text:style-name="akapitustep1"><text:span text:style-name="T5">Dopuszcza się wykorzystywanie jako uziomy instalacji elektrycznej metalowych przewodów sieci wodociągowej, pod warunkiem zachowania wymagań Polskiej Normy dotyczącej uziemień i przewodów ochronnych oraz uzyskania zgody jednostki eksploatującej tę sieć. </text:span></text:span></text:p>
      <text:p text:style-name="P15"><text:span text:style-name="T7">3. </text:span><text:bookmark-start text:name="PP_23393_29_111"/><text:span text:style-name="akapitdomyslny1"><text:span text:style-name="T5">Instalacja piorunochronna, o której mowa w § 53 ust. 2, powinna być wykonana zgodnie z wymaganiami Polskich Norm dotyczących ochrony odgromowej obiektów budowlanych. </text:span></text:span></text:p>
      <text:p text:style-name="P19"><text:bookmark-start text:name="JEDN_23393_29_6"/><text:span text:style-name="T7">§ 185. 1. </text:span><text:span text:style-name="akapitustep1"><text:span text:style-name="T5">Instalacja odbiorcza w budynku i w samodzielnym lokalu powinna być wyposażona w urządzenia do pomiaru zużycia energii elektrycznej, usytuowane w miejscu łatwo dostępnym i zabezpieczone przed uszkodzeniami i ingerencją osób niepowołanych.  </text:span></text:span><text:span text:style-name="T5"><text:line-break/></text:span></text:p>
      <text:p text:style-name="P15"><text:span text:style-name="T7">2. </text:span><text:span text:style-name="akapitustep1"><text:span text:style-name="T5">W budynku wielorodzinnym liczniki pomiaru zużycia energii elektrycznej należy umieszczać poza lokalami mieszkalnymi, w zamykanych szafkach. </text:span></text:span></text:p>
      <text:p text:style-name="P19"><text:bookmark-start text:name="JEDN_23393_29_7"/><text:span text:style-name="T7">§ 186. 1. </text:span><text:span text:style-name="akapitustep1"><text:span text:style-name="T5">Prowadzenie instalacji i rozmieszczenie urządzeń elektrycznych w budynku powinno zapewniać bezkolizyjność z innymi instalacjami w zakresie odległości i ich wzajemnego usytuowania oraz uwzględniać warunki określone w § 164. </text:span></text:span><text:span text:style-name="T5"><text:line-break/></text:span></text:p>
      <text:p text:style-name="P15"><text:span text:style-name="T7">2. </text:span><text:bookmark-start text:name="PP_23393_29_112"/><text:span text:style-name="akapitdomyslny1"><text:span text:style-name="T5">Główne ciągi instalacji elektrycznej w budynku mieszkalnym wielorodzinnym, budynku zamieszkania zbiorowego i budynku użyteczności publicznej należy prowadzić poza mieszkaniami i pomieszczeniami przeznaczonymi na pobyt ludzi, w wydzielonych kanałach lub szybach instalacyjnych, zgodnie z Polską Normą dotyczącą wymagań w tym zakresie. </text:span></text:span></text:p>
      <text:p text:style-name="P19"><text:bookmark-start text:name="JEDN_23393_29_8"/><text:span text:style-name="T7">§ 187. 1. </text:span><text:span text:style-name="akapitustep1"><text:span text:style-name="T5">Przewody i kable elektryczne należy prowadzić w sposób umożliwiający ich wymianę bez potrzeby naruszania konstrukcji budynku. </text:span></text:span><text:span text:style-name="T5"><text:line-break/></text:span></text:p>
      <text:p text:style-name="P15"><text:span text:style-name="T7">2. </text:span><text:span text:style-name="akapitustep1"><text:span text:style-name="T5">Dopuszcza się prowadzenie przewodów elektrycznych wtynkowych, pod warunkiem pokrycia ich warstwą tynku o grubości co najmniej 5 mm. </text:span></text:span></text:p>
      <text:p text:style-name="P15"><text:span text:style-name="T7">3. </text:span><text:bookmark-start text:name="PP_23393_29_113"/><text:span text:style-name="akapitdomyslny1"><text:span text:style-name="T5">Przewody i kable elektryczne oraz światłowodowe wraz z ich zamocowaniami, zwane dalej </text:span></text:span><text:span text:style-name="akapitdomyslny1"><text:span text:style-name="T8">„zespołami kablowymi”</text:span></text:span><text:span text:style-name="akapitdomyslny1"><text:span text:style-name="T5">, stosowane w systemach zasilania i sterowania urządzeniami służącymi ochronie przeciwpożarowej, powinny zapewniać ciągłość dostawy energii elektrycznej lub przekazu sygnału przez czas wymagany do uruchomienia i działania urządzenia, z zastrzeżeniem ust. 7. Ocena zespołów kablowych w zakresie ciągłości dostawy energii elektrycznej lub przekazu sygnału, z uwzględnieniem rodzaju podłoża i przewidywanego sposobu mocowania do niego, powinna być wykonana zgodnie z warunkami określonymi w Polskiej Normie dotyczącej badania odporności ogniowej. </text:span></text:span></text:p>
      <text:p text:style-name="P15"><text:span text:style-name="T7">4. </text:span><text:bookmark-start text:name="PP_23393_29_114"/><text:span text:style-name="akapitdomyslny1"><text:span text:style-name="T5">Zespoły kablowe umieszczone w pomieszczeniach chronionych stałymi wodnymi urządzeniami gaśniczymi powinny być odporne na oddziaływanie wody. Jeżeli przewody i kable ułożone są w ognioochronnych kanałach kablowych, to wówczas wymaganie odporności na działanie wody uznaje się za spełnione. </text:span></text:span></text:p>
      <text:p text:style-name="P15"><text:span text:style-name="T7">5. </text:span><text:bookmark-start text:name="PP_23393_29_115"/><text:span text:style-name="akapitdomyslny1"><text:span text:style-name="T5">Przewody i kable elektryczne w obwodach urządzeń alarmu pożaru, oświetlenia awaryjnego i łączności powinny mieć klasę PH odpowiednią do czasu wymaganego do działania tych urządzeń, zgodnie z wymaganiami Polskiej Normy dotyczącej metody badań palności cienkich przewodów i kabli bez ochrony specjalnej stosowanych w obwodach zabezpieczających. </text:span></text:span></text:p>
      <text:p text:style-name="P15"><text:span text:style-name="T7">6. </text:span><text:bookmark-start text:name="PP_23393_29_116"/><text:span text:style-name="akapitdomyslny1"><text:span text:style-name="T5">Zespoły kablowe powinny być tak zaprojektowane i wykonane, aby w wymaganym czasie, o którym mowa w ust. 3 i 5, nie nastąpiła przerwa w dostawie energii elektrycznej lub przekazie sygnału spowodowana oddziaływaniami elementów budynku lub wyposażenia. </text:span></text:span></text:p>
      <text:p text:style-name="P15"><text:span text:style-name="T7">7. </text:span><text:bookmark-start text:name="PP_23393_29_117"/><text:span text:style-name="akapitdomyslny1"><text:span text:style-name="T5">Czas zapewnienia ciągłości dostawy energii elektrycznej lub sygnału do urządzeń, o których mowa w ust. 3, może być ograniczony do 30 minut, o ile zespoły kablowe znajdują się w obrębie przestrzeni chronionych stałymi samoczynnymi urządzeniami gaśniczymi wodnymi. </text:span></text:span></text:p>
      <text:p text:style-name="P19"><text:bookmark-start text:name="JEDN_23393_29_9"/><text:span text:style-name="T7">§ 188. 1. </text:span><text:span text:style-name="akapitustep1"><text:span text:style-name="T5">Obwody odbiorcze instalacji elektrycznej w budynku wielorodzinnym należy prowadzić w obrębie każdego mieszkania lub lokalu użytkowego.  </text:span></text:span><text:span text:style-name="T5"><text:line-break/></text:span></text:p>
      <text:p text:style-name="P15"><text:soft-page-break/><text:span text:style-name="T7">2. </text:span><text:span text:style-name="akapitustep1"><text:span text:style-name="T5">W instalacji elektrycznej w mieszkaniu należy stosować wyodrębnione obwody: oświetlenia, gniazd wtyczkowych ogólnego przeznaczenia, gniazd wtyczkowych w łazience, gniazd wtyczkowych do urządzeń odbiorczych w kuchni oraz obwody do odbiorników wymagających indywidualnego zabezpieczenia.  </text:span></text:span></text:p>
      <text:p text:style-name="P19"><text:bookmark-start text:name="JEDN_23393_29_10"/><text:span text:style-name="T7">§ 189. 1. </text:span><text:span text:style-name="akapitustep1"><text:span text:style-name="T5">Pomieszczenia w mieszkaniu należy wyposażać w wypusty oświetleniowe oraz w niezbędną liczbę odpowiednio rozmieszczonych gniazd wtyczkowych. </text:span></text:span><text:span text:style-name="T5"><text:line-break/></text:span></text:p>
      <text:p text:style-name="P15"><text:span text:style-name="T7">2. </text:span><text:span text:style-name="akapitustep1"><text:span text:style-name="T5">Instalacja oświetleniowa w pokojach powinna umożliwiać załączanie źródeł światła za pomocą łączników wieloobwodowych.  </text:span></text:span></text:p>
      <text:p text:style-name="P19"><text:bookmark-start text:name="JEDN_23393_29_11"/><text:span text:style-name="T7">§ 190. </text:span><text:span text:style-name="akapitdomyslny1"><text:span text:style-name="T5">W budynku wielorodzinnym oświetlenie i odbiorniki w pomieszczeniach komunikacji ogólnej oraz technicznych i gospodarczych powinny być zasilane z tablic administracyjnych.  </text:span></text:span></text:p>
      <text:p text:style-name="P19"><text:bookmark-start text:name="JEDN_23393_29_12"/><text:span text:style-name="T7">§ 191. </text:span><text:span text:style-name="akapitdomyslny1"><text:span text:style-name="T5">Mieszkania w budynku wielorodzinnym i odrębne mieszkania w budynku zamieszkania zbiorowego należy wyposażyć w instalację wejściowej sygnalizacji dzwonkowej, a w razie przeznaczenia ich dla osób niepełnosprawnych - również w odpowiednią sygnalizację alarmowo-przyzywową.  </text:span></text:span></text:p>
      <text:p text:style-name="P19"><text:bookmark-start text:name="JEDN_23393_29_13"/><text:span text:style-name="T7">§ 192. </text:span><text:bookmark-start text:name="PP_23393_29_118"/><text:span text:style-name="T7">1. </text:span><text:span text:style-name="akapitdomyslny1"><text:span text:style-name="T5">Instalację telekomunikacyjną budynku, o której mowa w § 56, stanowią elementy infrastruktury telekomunikacyjnej, w szczególności kable i przewody wraz z osprzętem instalacyjnym i urządzeniami telekomunikacyjnymi, począwszy od punktu połączenia z publiczną siecią telekomunikacyjną (przełącznica kablowa) lub od urządzenia systemu radiowego do gniazda abonenckiego. </text:span></text:span><text:span text:style-name="T5"> </text:span></text:p>
      <text:p text:style-name="P15"><text:span text:style-name="T7">2. </text:span><text:span text:style-name="akapitdomyslny1"><text:span text:style-name="T5">Połączenie sieci telekomunikacyjnej z instalacją telekomunikacyjną budynku powinno być usytuowane na pierwszej podziemnej lub pierwszej nadziemnej kondygnacji budynku, a w przypadku systemu radiowego - na jego najwyższej kondygnacji, w odrębnym pomieszczeniu lub szafce. </text:span></text:span></text:p>
      <text:p text:style-name="P15"><text:span text:style-name="T7">3. </text:span><text:span text:style-name="akapitdomyslny1"><text:span text:style-name="T5">Główne ciągi instalacji telekomunikacyjnej powinny być prowadzone w wydzielonych kanałach lub szybach instalacyjnych poza mieszkaniami i lokalami użytkowymi oraz innymi pomieszczeniami, których sposób użytkowania może powodować przerwy lub zakłócenia przekazywanego sygnału. </text:span></text:span></text:p>
      <text:p text:style-name="P15"><text:span text:style-name="T7">4. </text:span><text:span text:style-name="akapitdomyslny1"><text:span text:style-name="T5">Prowadzenie instalacji telekomunikacyjnej i rozmieszczenie urządzeń telekomunikacyjnych w budynku powinno zapewniać bezkolizyjność z innymi instalacjami w zakresie ich wzajemnego usytuowania i bezpieczeństwo osób korzystających z części wspólnych budynku. </text:span></text:span></text:p>
      <text:p text:style-name="P15"><text:span text:style-name="T7">5. </text:span><text:span text:style-name="akapitdomyslny1"><text:span text:style-name="T5">Miejsce lub pomieszczenie przeznaczone na osprzęt i urządzenia instalacyjne powinno być łatwo dostępne dla obsługi technicznej i oznakowane w sposób jednoznacznie określający operatora sieci telekomunikacyjnej. </text:span></text:span></text:p>
      <text:p text:style-name="P15"><text:span text:style-name="T7">6. </text:span><text:span text:style-name="akapitdomyslny1"><text:span text:style-name="T5">W instalacji telekomunikacyjnej należy zastosować urządzenia ochrony przeciwprzepięciowej, a elementy instalacji wyprowadzone ponad dach połączyć z instalacją piorunochronną, o której mowa w § 184 ust. 3, lub bezpośrednio uziemić w przypadku braku instalacji piorunochronnej. </text:span></text:span></text:p>
      <text:p text:style-name="P2"><text:bookmark-start text:name="JEDN_23393_30_r"/><text:span text:style-name="T2">Rozdział 9</text:span><text:span text:style-name="T5"> </text:span></text:p>
      <text:p text:style-name="P5"><text:line-break/>Urządzenia dźwigowe</text:p>
      <text:p text:style-name="Normal_20__28_Web_29_"><text:bookmark-start text:name="JEDN_23393_30_0"/><text:span text:style-name="T7">§ 193. 1. </text:span><text:span text:style-name="akapitustep1"><text:span text:style-name="T5">W budynkach, o których mowa w § 54 ust. 1 i 2, liczbę i parametry techniczno-użytkowe dźwigów należy ustalać z uwzględnieniem przeznaczenia budynku, jego wysokości oraz liczby i rodzaju użytkowników.  </text:span></text:span><text:span text:style-name="T5"><text:line-break/></text:span></text:p>
      <text:p text:style-name="P15"><text:span text:style-name="T7">2. </text:span><text:span text:style-name="akapitustep1"><text:span text:style-name="T5">Co najmniej jeden z dźwigów służących komunikacji ogólnej w budynku z pomieszczeniami przeznaczonymi na pobyt ludzi, a także w każdej wydzielonej w pionie, odrębnej części (segmencie) takiego budynku, powinien być przystosowany do przewozu mebli, chorych na noszach i osób niepełnosprawnych.  </text:span></text:span></text:p>
      <text:p text:style-name="P15"><text:soft-page-break/><text:span text:style-name="T7">2</text:span><text:span text:style-name="T7">a. </text:span><text:bookmark-start text:name="PP_23393_30_120"/><text:span text:style-name="akapitdomyslny1"><text:span text:style-name="T5">Kabina dźwigu osobowego dostępna dla osób niepełnosprawnych powinna mieć szerokość co najmniej 1,1 m i długość 1,4 m, poręcze na wysokości 0,9 m oraz tablicę przyzywową na wysokości od 0,8 m do 1,2 m w odległości nie mniejszej niż 0,5 m od naroża kabiny z dodatkowym oznakowaniem dla osób niewidomych i informacją głosową. </text:span></text:span></text:p>
      <text:p text:style-name="P15"><text:span text:style-name="T7">3. </text:span><text:span text:style-name="akapitustep1"><text:span text:style-name="T5">W śródmiejskiej zabudowie uzupełniającej w średniowysoki budynku mieszkalnym wielorodzinnym, mającym nie więcej niż 3 mieszkania dostępne z klatki schodowej na kondygnacji, dopuszcza się instalowanie dźwigu niespełniającego wymagań, określonych w ust. 2, poza przystosowaniem do potrzeb osób niepełnosprawnych.  </text:span></text:span></text:p>
      <text:p text:style-name="P15"><text:span text:style-name="T7">4. </text:span><text:span text:style-name="akapitustep1"><text:span text:style-name="T5">Dźwigi przeznaczone dla ekip ratowniczych powinny spełniać wymagania określone w § 253 oraz w przepisach odrębnych dotyczących ochrony przeciwpożarowej.  </text:span></text:span></text:p>
      <text:p text:style-name="P19"><text:bookmark-start text:name="JEDN_23393_30_1"/><text:span text:style-name="T7">§ 194. 1. </text:span><text:span text:style-name="akapitustep1"><text:span text:style-name="T5">Dostęp do dźwigu powinien być zapewniony z każdej kondygnacji użytkowej. Nie dotyczyło kondygnacji nadbudowanej lub powstałej w wyniku adaptacji strychu na cele mieszkalne lub inne cele użytkowe.  </text:span></text:span><text:span text:style-name="T5"><text:line-break/></text:span></text:p>
      <text:p text:style-name="P15"><text:span text:style-name="T7">2. </text:span><text:bookmark-start text:name="PP_23393_30_121"/><text:span text:style-name="akapitdomyslny1"><text:span text:style-name="T5">Różnica poziomów podłogi kabiny dźwigu, zatrzymującego się na kondygnacji użytkowej, i posadzki tej kondygnacji przy wyjściu z dźwigu nie powinna być większa niż 0,02 m. </text:span></text:span></text:p>
      <text:p text:style-name="P19"><text:bookmark-start text:name="JEDN_23393_30_2"/><text:span text:style-name="T7">§ 195. </text:span><text:span text:style-name="akapitdomyslny1"><text:span text:style-name="T5">Odległość pomiędzy zamkniętymi drzwiami przystankowymi dźwigu a przeciwległą ścianą lub inną przegrodą powinna wynosić co najmniej:  </text:span></text:span><text:span text:style-name="T5"> </text:span></text:p>
      <text:p text:style-name="P15"><text:span text:style-name="T7">1) </text:span><text:span text:style-name="T5">dla dźwigów osobowych - 1,6 m,  </text:span></text:p>
      <text:p text:style-name="P15"><text:span text:style-name="T7">2) </text:span><text:span text:style-name="T5">dla dźwigów towarowych małych - 1,8 m,  </text:span></text:p>
      <text:p text:style-name="P15"><text:span text:style-name="T7">3) </text:span><text:span text:style-name="T5">dla dźwigów szpitalnych i towarowych - 3 m.  </text:span></text:p>
      <text:p text:style-name="P19"><text:bookmark-start text:name="JEDN_23393_30_3"/><text:span text:style-name="T7">§ 196. 1. </text:span><text:span text:style-name="akapitustep1"><text:span text:style-name="T5">Szyby dźwigów z napędem elektrycznym w budynku mieszkalnym wielorodzinnym i zamieszkania zbiorowego powinny być oddylatowane od ścian i stropów budynku. </text:span></text:span><text:span text:style-name="T5"><text:line-break/></text:span></text:p>
      <text:p text:style-name="P15"><text:span text:style-name="T7">2. </text:span><text:bookmark-start text:name="PP_23393_30_122"/><text:span text:style-name="akapitdomyslny1"><text:span text:style-name="T5">W budynkach, o których mowa w ust. 1, dopuszcza się instalowanie dźwigów z napędem elektrycznym bez wykonywania dylatacji szybów dźwigowych, pod warunkiem ich oddzielenia od pomieszczeń mieszkalnych pomieszczeniami nieprzeznaczonymi na stały pobyt ludzi oraz zastosowania w nieoddylatowanym szybie dźwigowym zabezpieczeń przed przenoszeniem drgań z prowadnic jezdnych na konstrukcję budynku, tak aby poziomy hałasu i drgań przenikających do pomieszczeń mieszkalnych nie przekraczały wartości określonych w Polskich Normach dotyczących dopuszczalnych wartości poziomu dźwięku w pomieszczeniach oraz oceny wpływu drgań na ludzi w budynkach. </text:span></text:span></text:p>
      <text:p text:style-name="P15"><text:span text:style-name="T7">3. </text:span><text:bookmark-start text:name="PP_23393_30_123"/><text:span text:style-name="akapitdomyslny1"><text:span text:style-name="T5">Wymaganie, o którym mowa w ust. 1, nie dotyczy dźwigów z napędem hydraulicznym, dźwigów towarowych małych, dźwigów z maszynownią dolną lub boczną oraz dźwigów z wciągarkami bezreduktorowymi, z zastrzeżeniem § 96 ust. 1, w szczególności zastosowania w nieoddylatowanym szybie dźwigowym zabezpieczeń przed przenoszeniem drgań z prowadnic jezdnych na konstrukcję budynku, tak aby poziomy hałasu i drgań przenikających do pomieszczeń mieszkalnych nie przekraczały wartości określonych w Polskich Normach, o których mowa w ust. 2. </text:span></text:span></text:p>
      <text:p text:style-name="P19"><text:bookmark-start text:name="JEDN_23393_30_4"/><text:span text:style-name="T7">§ 197. 1. </text:span><text:span text:style-name="akapitustep1"><text:span text:style-name="T5">Zespoły napędowe dźwigu powinny być zamocowane w sposób uniemożliwiający przenoszenie się drgań na konstrukcję budynku.  </text:span></text:span><text:span text:style-name="T5"><text:line-break/></text:span></text:p>
      <text:p text:style-name="P15"><text:span text:style-name="T7">2. </text:span><text:span text:style-name="akapitustep1"><text:span text:style-name="T5">Sytuowanie maszynowni dźwigów obok pokojów mieszkalnych jest zabronione. Nie dotyczy to kondygnacji nadbudowanej lub powstałej w wyniku adaptacji strychu na cele mieszkalne, z zachowaniem warunków określonych w § 96. </text:span></text:span></text:p>
      <text:p text:style-name="P15"><text:span text:style-name="T7">3. </text:span><text:span text:style-name="akapitustep1"><text:span text:style-name="T5">Maszynownia dźwigów powinna być wyposażona w urządzenia umożliwiające podnoszenie elementów instalacji dźwigowych.  </text:span></text:span></text:p>
      <text:p text:style-name="P19"><text:bookmark-start text:name="JEDN_23393_30_5"/><text:soft-page-break/><text:span text:style-name="T7">§ 198. 1. </text:span><text:span text:style-name="akapitustep1"><text:span text:style-name="T5">Szyby i maszynownie dźwigów mogą być umieszczane poza obrębem budynków, pod warunkiem zapewnienia w nich minimalnej temperatury +5°C. </text:span></text:span><text:span text:style-name="T5"><text:line-break/></text:span></text:p>
      <text:p text:style-name="P15"><text:span text:style-name="T7">2. </text:span><text:span text:style-name="akapitustep1"><text:span text:style-name="T5">Szyby dźwigu powinny być wykonane z materiałów niepylących lub być zabezpieczone powłoką niepylącą. </text:span></text:span></text:p>
      <text:p text:style-name="P15"><text:span text:style-name="T7">3. </text:span><text:bookmark-start text:name="PP_23393_30_124"/><text:span text:style-name="T6">(skreślony)</text:span></text:p>
      <text:p text:style-name="P19"><text:bookmark-start text:name="JEDN_23393_30_6"/><text:span text:style-name="T7">§ 199. </text:span><text:span text:style-name="akapitdomyslny1"><text:span text:style-name="T5">Prowadzenie bezpośrednio pod szybami dźwigowymi dróg komunikacyjnych oraz sytuowanie pomieszczeń przeznaczonych na pobyt ludzi jest zabronione. Nie dotyczy to przypadków, gdy strop pod szybem dźwigu wytrzymuje obciążenie zmienne co najmniej 5000 N/m2, a pod trasą jazdy przeciwwagi znajduje się filar oparty na stałym podłożu lub gdy przeciwwaga wyposażona jest w chwytacze.  </text:span></text:span></text:p>
      <text:p text:style-name="P19"><text:bookmark-start text:name="JEDN_23393_30_7"/><text:span text:style-name="T7">§ 200. </text:span><text:span text:style-name="akapitdomyslny1"><text:span text:style-name="T5">W szpitalach i budynkach opieki społecznej każdy dźwig powinien być umieszczony w odrębnym szybie. W innych budynkach w jednym szybie można umieszczać nie więcej niż 3 dźwigi.  </text:span></text:span></text:p>
      <text:p text:style-name="P19"><text:bookmark-start text:name="JEDN_23393_30_8"/><text:span text:style-name="T7">§ 201. </text:span><text:span text:style-name="akapitdomyslny1"><text:span text:style-name="T5">W szybach dźwigowych można umieszczać wyłącznie urządzenia i przewody związane z pracą i konserwacją dźwigu.  </text:span></text:span></text:p>
      <text:p text:style-name="P19"><text:bookmark-start text:name="JEDN_23393_30_9"/><text:span text:style-name="T7">§ 202. </text:span><text:span text:style-name="akapitdomyslny1"><text:span text:style-name="T5">Szczegółowe wymagania, jakim powinny odpowiadać pomieszczenia maszynowni, linowni oraz szyby dźwigów, w tym nadszybia i podszybia, określają przepisy o dozorze technicznym.  </text:span></text:span></text:p>
      <text:p text:style-name="P2"><text:bookmark-start text:name="JEDN_23393_31_r"/><text:span text:style-name="T11">DZIAŁ V</text:span><text:span text:style-name="T5"> </text:span></text:p>
      <text:p text:style-name="P5"><text:line-break/>Bezpieczeństwo konstrukcji</text:p>
      <text:p text:style-name="Normal_20__28_Web_29_"><text:bookmark-start text:name="JEDN_23393_31_0"/><text:span text:style-name="T7">§ 203. </text:span><text:span text:style-name="akapitdomyslny1"><text:span text:style-name="T5">Budynki i urządzenia z nimi związane powinny być projektowane i wykonywane w taki sposób, aby obciążenia mogące na nie działać w trakcie budowy i użytkowania nie prowadziły do: </text:span></text:span><text:span text:style-name="T5"> </text:span></text:p>
      <text:p text:style-name="P1"><text:span text:style-name="T7">1) </text:span><text:span text:style-name="T5">zniszczenia całości lub części budynku,  </text:span></text:p>
      <text:p text:style-name="P1"><text:span text:style-name="T7">2) </text:span><text:span text:style-name="T5">przemieszczeń i odkształceń o niedopuszczalnej wielkości,  </text:span></text:p>
      <text:p text:style-name="P1"><text:span text:style-name="T7">3) </text:span><text:span text:style-name="T5">uszkodzenia części budynków, połączeń lub zainstalowanego wyposażenia w wyniku znacznych przemieszczeń elementów konstrukcji,  </text:span></text:p>
      <text:p text:style-name="P1"><text:span text:style-name="T7">4) </text:span><text:span text:style-name="T5">zniszczenia na skutek wypadku, w stopniu nieproporcjonalnym do jego przyczyny.  </text:span></text:p>
      <text:p text:style-name="P19"><text:bookmark-start text:name="JEDN_23393_31_1"/><text:span text:style-name="T7">§ 204. 1. </text:span><text:span text:style-name="akapitustep1"><text:span text:style-name="T5">Konstrukcja budynku powinna spełniać warunki zapewniające nieprzekroczenie stanów granicznych nośności oraz stanów granicznych przydatności do użytkowania w żadnym z jego elementów i w całej konstrukcji.  </text:span></text:span><text:span text:style-name="T5"><text:line-break/></text:span></text:p>
      <text:p text:style-name="P15"><text:span text:style-name="T7">2. </text:span><text:span text:style-name="akapitustep1"><text:span text:style-name="T5">Stany graniczne nośności uważa się za przekroczone, jeżeli konstrukcja powoduje zagrożenie bezpieczeństwa ludzi znajdujących się w budynku oraz w jego pobliżu, a także zniszczenie wyposażenia lub przechowywanego mienia. </text:span></text:span></text:p>
      <text:p text:style-name="P15"><text:span text:style-name="T7">3. </text:span><text:span text:style-name="akapitustep1"><text:span text:style-name="T5">Stany graniczne przydatności do użytkowania uważa się za przekroczone, jeżeli wymagania użytkowe dotyczące konstrukcji nie są dotrzymywane. Oznacza to, że w konstrukcji budynku nie mogą wystąpić:  </text:span></text:span><text:span text:style-name="T5"><text:line-break/></text:span></text:p>
      <text:p text:style-name="P15"><text:span text:style-name="T7">1) </text:span><text:span text:style-name="T5">lokalne uszkodzenia, w tym również rysy, które mogą ujemnie wpływać na przydatność użytkową, trwałość i wygląd konstrukcji, jej części, a także przyległych do niej niekonstrukcyjnych części budynku,  </text:span></text:p>
      <text:p text:style-name="P15"><text:span text:style-name="T7">2) </text:span><text:span text:style-name="T5">odkształcenia lub przemieszczenia ujemnie wpływające na wygląd konstrukcji i jej przydatność użytkową, włączając w to również funkcjonowanie maszyn i urządzeń, oraz uszkodzenia części niekonstrukcyjnych budynku i elementów wykończenia,  </text:span></text:p>
      <text:p text:style-name="P15"><text:soft-page-break/><text:span text:style-name="T7">3) </text:span><text:span text:style-name="T5">drgania dokuczliwe dla ludzi lub powodujące uszkodzenia budynku, jego wyposażenia oraz przechowywanych przedmiotów, a także ograniczające jego użytkowanie zgodnie z przeznaczeniem.  </text:span></text:p>
      <text:p text:style-name="P15"><text:span text:style-name="T2">4. </text:span><text:span text:style-name="akapitustep1"><text:span text:style-name="T5">Warunki bezpieczeństwa konstrukcji, o których mowa w ust. 1, uznaje się za spełnione, jeżeli konstrukcja ta odpowiada Polskim Normom dotyczącym projektowania i obliczania konstrukcji.  </text:span></text:span></text:p>
      <text:p text:style-name="P15"><text:span text:style-name="T7">5. </text:span><text:span text:style-name="akapitustep1"><text:span text:style-name="T5">Wzniesienie budynku w bezpośrednim sąsiedztwie obiektu budowlanego nie może powodować zagrożeń dla bezpieczeństwa użytkowników tego obiektu lub obniżenia jego przydatności do użytkowania. </text:span></text:span></text:p>
      <text:p text:style-name="P15"><text:span text:style-name="T7">6. </text:span><text:span text:style-name="akapitustep1"><text:span text:style-name="T5">W zakresie stanów granicznych przydatności do użytkowania budynków projektowanych na terenach podlegających wpływom eksploatacji górniczej, wymaganie określone w ust. 4 nie dotyczy tych odkształceń, uszkodzeń oraz drgań konstrukcji, które wynikają z oddziaływań powodowanych eksploatacją górniczą. </text:span></text:span></text:p>
      <text:p text:style-name="P15"><text:span text:style-name="T7">7. </text:span><text:bookmark-start text:name="PP_23393_31_126"/><text:span text:style-name="akapitdomyslny1"><text:span text:style-name="T5">Budynki użyteczności publicznej z pomieszczeniami przeznaczonymi do przebywania znacznej liczby osób, takie jak: hale widowiskowe, sportowe, wystawowe, targowe, handlowe, dworcowe powinny być wyposażone, w zależności od potrzeb, w urządzenia do stałej kontroli parametrów istotnych dla bezpieczeństwa konstrukcji, takich jak: przemieszczenia, odkształcenia i naprężenia w konstrukcji. </text:span></text:span></text:p>
      <text:p text:style-name="P19"><text:bookmark-start text:name="JEDN_23393_31_2"/><text:span text:style-name="T7">§ 205. </text:span><text:span text:style-name="akapitdomyslny1"><text:span text:style-name="T5">Na terenach podlegających wpływom eksploatacji górniczej powinny być stosowane zabezpieczenia konstrukcji budynków, odpowiednie do stanu zagrożenia, wynikającego z prognozowanych oddziaływań powodowanych eksploatacją górniczą, przez które rozumie się wymuszone przemieszczenia i odkształcenia oraz drgania podłoża.  </text:span></text:span></text:p>
      <text:p text:style-name="P19"><text:bookmark-start text:name="JEDN_23393_31_3"/><text:span text:style-name="T7">§ 206. 1. </text:span><text:span text:style-name="akapitustep1"><text:span text:style-name="T5">W przypadku, o którym mowa w § 204 ust. 5, budowa powinna być poprzedzona ekspertyzą techniczną stanu obiektu istniejącego, stwierdzającego jego stan bezpieczeństwa i przydatności do użytkowania, uwzględniającą oddziaływania wywołane wzniesieniem nowego budynku.  </text:span></text:span><text:span text:style-name="T5"><text:line-break/></text:span></text:p>
      <text:p text:style-name="P15"><text:span text:style-name="T7">2. </text:span><text:span text:style-name="akapitustep1"><text:span text:style-name="T5">Rozbudowa, nadbudowa, przebudowa oraz zmiana przeznaczenia budynku powinny być poprzedzone ekspertyzą techniczną stanu konstrukcji i elementów budynku, z uwzględnieniem stanu podłoża gruntowego. </text:span></text:span></text:p>
      <text:p text:style-name="P2"><text:bookmark-start text:name="JEDN_23393_32_r"/><text:span text:style-name="T2">DZIAŁ VI</text:span><text:span text:style-name="T5"> </text:span></text:p>
      <text:p text:style-name="P5"><text:line-break/>Bezpieczeństwo pożarowe </text:p>
      <text:p text:style-name="P2"><text:span text:style-name="T11">Rozdział 1</text:span><text:span text:style-name="T5"> </text:span></text:p>
      <text:p text:style-name="P5"><text:line-break/>Zasady ogólne</text:p>
      <text:p text:style-name="Normal_20__28_Web_29_"><text:bookmark-start text:name="JEDN_23393_32_0"/><text:span text:style-name="T7">§ 207. 1. </text:span><text:span text:style-name="akapitustep1"><text:span text:style-name="T5">Budynek i urządzenia z nim związane powinny być zaprojektowane i wykonane w sposób zapewniający w razie pożaru:  </text:span></text:span><text:span text:style-name="T5"><text:line-break/></text:span></text:p>
      <text:p text:style-name="P1"><text:span text:style-name="T7">1) </text:span><text:span text:style-name="T5">nośność konstrukcji przez czas wynikający z rozporządzenia,  </text:span></text:p>
      <text:p text:style-name="P1"><text:span text:style-name="T7">2) </text:span><text:span text:style-name="T5">ograniczenie rozprzestrzeniania się ognia i dymu w budynku,  </text:span></text:p>
      <text:p text:style-name="P1"><text:span text:style-name="T7">3) </text:span><text:span text:style-name="T5">ograniczenie rozprzestrzeniania się pożaru na sąsiednie budynki,  </text:span></text:p>
      <text:p text:style-name="P1"><text:span text:style-name="T7">4) </text:span><text:span text:style-name="T5">możliwość ewakuacji ludzi, a także uwzględniający bezpieczeństwo ekip ratowniczych.  </text:span></text:p>
      <text:p text:style-name="P15"><text:span text:style-name="T2">2. </text:span><text:bookmark-start text:name="PP_23393_32_127"/><text:span text:style-name="akapitdomyslny1"><text:span text:style-name="T5">Przepisy rozporządzenia dotyczące bezpieczeństwa pożarowego, wymiarów schodów, o których mowa w § 68 ust. 1 i 2, a także oświetlenia awaryjnego, o którym mowa w § 181, stosuje się, z uwzględnieniem § 2 ust. 2 i 3a, również do użytkowanych budynków istniejących, które na podstawie przepisów odrębnych uznaje się za zagrażające życiu ludzi. </text:span></text:span></text:p>
      <text:p text:style-name="P19"><text:bookmark-start text:name="JEDN_23393_32_1"/><text:span text:style-name="T7">§ 208. 1. </text:span><text:span text:style-name="akapitustep1"><text:span text:style-name="T5">Przepisy niniejszego działu określają wymagania dotyczące bezpieczeństwa pożarowego budynków lub ich części, wynikające z ich przeznaczenia i sposobu użytkowania, wysokości lub liczby kondygnacji, a także położenia w stosunku do poziomu terenu oraz do innych </text:span></text:span><text:soft-page-break/><text:span text:style-name="akapitustep1"><text:span text:style-name="T5">obiektów budowlanych. </text:span></text:span><text:span text:style-name="T5"><text:line-break/></text:span></text:p>
      <text:p text:style-name="P15"><text:span text:style-name="T7">2. </text:span><text:span text:style-name="akapitustep1"><text:span text:style-name="T5">Stosowanie przepisów rozporządzenia wymaga uwzględnienia: </text:span></text:span><text:span text:style-name="T5"><text:line-break/></text:span></text:p>
      <text:p text:style-name="P15"><text:span text:style-name="T7">1) </text:span><text:span text:style-name="T5">przepisów odrębnych dotyczących ochrony przeciwpożarowej, określających w szczególności:  </text:span></text:p>
      <text:p text:style-name="P15"><text:span text:style-name="T7">a) </text:span><text:span text:style-name="T5">zasady oceny zagrożenia wybuchem i wyznaczania stref zagrożenia wybuchem,  </text:span></text:p>
      <text:p text:style-name="P15"><text:span text:style-name="T7">b) </text:span><text:span text:style-name="T5">warunki wyposażania budynków lub ich części w instalacje sygnalizacyjno-alarmowe i stałe urządzenia gaśnicze,  </text:span></text:p>
      <text:p text:style-name="P15"><text:span text:style-name="T7">c) </text:span><text:span text:style-name="T5">zasady przeciwpożarowego zaopatrzenia wodnego,  </text:span></text:p>
      <text:p text:style-name="P15"><text:span text:style-name="T7">d) </text:span><text:span text:style-name="T5">wymagania dotyczące dróg pożarowych, </text:span></text:p>
      <text:p text:style-name="P15"><text:span text:style-name="T2">2) </text:span><text:bookmark-start text:name="PP_23393_32_128"/><text:span text:style-name="T5">wymagań Polskich Norm i warunków określonych w załączniku nr 3 do rozporządzenia, dotyczących w szczególności zasad ustalania:  </text:span></text:p>
      <text:p text:style-name="P15"><text:span text:style-name="T7">a) </text:span><text:span text:style-name="T5">gęstości obciążenia ogniowego pomieszczeń i stref pożarowych, </text:span></text:p>
      <text:p text:style-name="P15"><text:span text:style-name="T7">b) </text:span><text:span text:style-name="T5">klas odporności ogniowej elementów budynku, </text:span></text:p>
      <text:p text:style-name="P15"><text:span text:style-name="T7">c) </text:span><text:span text:style-name="T5">klas dymoszczelności zamknięć otworów, </text:span></text:p>
      <text:p text:style-name="P15"><text:span text:style-name="T7">d) </text:span><text:span text:style-name="T5">właściwości funkcjonalnych urządzeń służących do wentylacji pożarowej, </text:span></text:p>
      <text:p text:style-name="P15"><text:span text:style-name="T7">e) </text:span><text:span text:style-name="T5">stopnia rozprzestrzeniania ognia przez elementy budynku, </text:span></text:p>
      <text:p text:style-name="P15"><text:span text:style-name="T7">f) </text:span><text:span text:style-name="T5">reakcji na ogień wyrobów (materiałów) budowlanych, </text:span></text:p>
      <text:p text:style-name="P15"><text:span text:style-name="T7">g) </text:span><text:span text:style-name="T5">toksyczności produktów rozkładu spalania materiałów. </text:span></text:p>
      <text:p text:style-name="P19"><text:bookmark-start text:name="JEDN_23393_32_2"/><text:span text:style-name="T2">§ 208a. </text:span><text:bookmark-start text:name="PP_23393_32_129"/><text:span text:style-name="T2">1. </text:span><text:span text:style-name="akapitdomyslny1"><text:span text:style-name="T5">Określeniom użytym w rozporządzeniu: niepalny, niezapalny, trudno zapalny, łatwo zapalny, niekapiący, samogasnący, intensywnie dymiący odpowiadają klasy reakcji na ogień zgodnie z załącznikiem nr 3 do rozporządzenia. </text:span></text:span><text:span text:style-name="T5"> </text:span></text:p>
      <text:p text:style-name="P15"><text:span text:style-name="T7">2. </text:span><text:span text:style-name="akapitdomyslny1"><text:span text:style-name="T5">Elementy budynku określone w rozporządzeniu jako nierozprzestrzeniające ognia, słabo rozprzestrzeniające ogień lub silnie rozprzestrzeniające ogień powinny spełniać, z zastrzeżeniem ust. 3, wymagania zgodnie z załącznikiem nr 3 do rozporządzenia. </text:span></text:span></text:p>
      <text:p text:style-name="P15"><text:span text:style-name="T7">3. </text:span><text:span text:style-name="akapitdomyslny1"><text:span text:style-name="T5">W przypadku ścian zewnętrznych budynku, w tym z ociepleniem i okładziną zewnętrzną lub tylko z okładziną zewnętrzną, przez elementy budynku: </text:span></text:span><text:span text:style-name="T5"> </text:span></text:p>
      <text:p text:style-name="P15"><text:span text:style-name="T7">1) </text:span><text:span text:style-name="T5">nierozprzestrzeniające ognia - rozumie się elementy budynku nierozprzestrzeniające ognia zarówno przy działaniu ognia wewnątrz, jak i od zewnątrz budynku, </text:span></text:p>
      <text:p text:style-name="P15"><text:span text:style-name="T7">2) </text:span><text:span text:style-name="T5">słabo rozprzestrzeniające ogień - rozumie się elementy budynku, które z jednej strony są słabo rozprzestrzeniające ogień, natomiast przy działaniu ognia z drugiej strony są słabo rozprzestrzeniające ogień lub nierozprzestrzeniające ognia, </text:span></text:p>
      <text:p text:style-name="P15"><text:span text:style-name="T7">3) </text:span><text:span text:style-name="T5">silnie rozprzestrzeniające ogień - rozumie się elementy budynku, które przy działaniu ognia z jednej strony sklasyfikowane są jako silnie rozprzestrzeniające ogień, niezależnie od klasyfikacji uzyskanej przy działaniu ognia z drugiej strony </text:span></text:p>
      <text:p text:style-name="P9">- dla których wymagania przy działaniu ognia wewnątrz budynku określa się zgodnie z załącznikiem nr 3 do rozporządzenia, a przy działaniu ognia od zewnątrz budynku określa się zgodnie z Polską Normą dotyczącą metody badania stopnia rozprzestrzeniania ognia przez ściany. </text:p>
      <text:p text:style-name="P15"><text:span text:style-name="T7">4. </text:span><text:span text:style-name="akapitdomyslny1"><text:span text:style-name="T5">Występująca w rozporządzeniu klasa E I odporności ogniowej drzwi lub innych zamknięć otworów oznacza klasę E I </text:span></text:span><text:span text:style-name="akapitdomyslny1"><text:span text:style-name="T16">1</text:span></text:span><text:span text:style-name="akapitdomyslny1"><text:span text:style-name="T5"> lub E I </text:span></text:span><text:span text:style-name="akapitdomyslny1"><text:span text:style-name="T16">2</text:span></text:span><text:span text:style-name="akapitdomyslny1"><text:span text:style-name="T5">zgodnie z Polską Normą dotyczącą klasyfikacji ogniowej ustalanej na podstawie badań odporności ogniowej, z wyłączeniem instalacji wentylacyjnej; dla drzwi przystankowych do dźwigu dopuszcza się określenie odporności ogniowej zgodnie z Polską Normą dotyczącą wykonywania próby odporności ogniowej drzwi przystankowych. </text:span></text:span></text:p>
      <text:p text:style-name="P15"><text:span text:style-name="T7">5. </text:span><text:span text:style-name="akapitdomyslny1"><text:span text:style-name="T5">Dymoszczelność drzwi oznacza klasę dymoszczelności S</text:span></text:span><text:span text:style-name="akapitdomyslny1"><text:span text:style-name="T16">m</text:span></text:span><text:span text:style-name="akapitdomyslny1"><text:span text:style-name="T5"> ustaloną zgodnie z Polską Normą dotyczącą klasyfikacji ogniowej ustalanej na podstawie badań odporności ogniowej, z wyłączeniem instalacji wentylacyjnej. </text:span></text:span></text:p>
      <text:p text:style-name="P19"><text:bookmark-start text:name="JEDN_23393_32_3"/><text:span text:style-name="T7">§ 209. 1. </text:span><text:span text:style-name="akapitustep1"><text:span text:style-name="T5">Budynki oraz części budynków, stanowiące odrębne strefy pożarowe w rozumieniu § 226, z uwagi na przeznaczenie i sposób użytkowania, dzieli się na:  </text:span></text:span><text:span text:style-name="T5"><text:line-break/></text:span></text:p>
      <text:p text:style-name="P15"><text:span text:style-name="T7">1) </text:span><text:span text:style-name="T5">mieszkalne, zamieszkania zbiorowego i użyteczności publicznej charakteryzowane kategorią zagrożenia ludzi, określane dalej jako ZL,  </text:span></text:p>
      <text:p text:style-name="P15"><text:soft-page-break/><text:span text:style-name="T7">2) </text:span><text:span text:style-name="T5">produkcyjne i magazynowe, określane dalej jako PM,  </text:span></text:p>
      <text:p text:style-name="P15"><text:span text:style-name="T7">3) </text:span><text:span text:style-name="T5">inwentarskie (służące do hodowli inwentarza), określane dalej jako IN.  </text:span></text:p>
      <text:p text:style-name="P15"><text:span text:style-name="T2">2. </text:span><text:span text:style-name="akapitustep1"><text:span text:style-name="T5">Budynki oraz części budynków, stanowiące odrębne strefy pożarowe, określane jako ZL, zalicza się do jednej lub do więcej niż jedna spośród następujących kategorii zagrożenia ludzi:  </text:span></text:span><text:span text:style-name="T5"><text:line-break/></text:span></text:p>
      <text:p text:style-name="P15"><text:span text:style-name="T7">1) </text:span><text:span text:style-name="T5">ZL I - zawierające pomieszczenia przeznaczone do jednoczesnego przebywania ponad 50 osób niebędących ich stałymi użytkownikami, a nieprzeznaczone przede wszystkim do użytku ludzi o ograniczonej zdolności poruszania się,  </text:span></text:p>
      <text:p text:style-name="P15"><text:span text:style-name="T7">2) </text:span><text:span text:style-name="T5">ZL II - przeznaczone przede wszystkim do użytku ludzi o ograniczonej zdolności poruszania się, takie jak szpitale, żłobki, przedszkola, domy dla osób starszych,  </text:span></text:p>
      <text:p text:style-name="P15"><text:span text:style-name="T7">3) </text:span><text:span text:style-name="T5">ZL III - użyteczności publicznej, niezakwalifikowane do ZL I i ZL II,  </text:span></text:p>
      <text:p text:style-name="P15"><text:span text:style-name="T7">4) </text:span><text:span text:style-name="T5">ZL IV - mieszkalne,  </text:span></text:p>
      <text:p text:style-name="P15"><text:span text:style-name="T7">5) </text:span><text:span text:style-name="T5">ZL V - zamieszkania zbiorowego, niezakwalifikowane do ZL I i ZL II.  </text:span></text:p>
      <text:p text:style-name="P15"><text:span text:style-name="T2">3. </text:span><text:span text:style-name="akapitustep1"><text:span text:style-name="T5">Wymagania dotyczące bezpieczeństwa pożarowego budynków oraz części budynków stanowiących odrębne strefy pożarowe, określanych jako PM, odnoszą się również do garaży, hydroforni, kotłowni, węzłów ciepłowniczych, rozdzielni elektrycznych, stacji transformatorowych, central telefonicznych oraz innych o podobnym przeznaczeniu.  </text:span></text:span></text:p>
      <text:p text:style-name="P15"><text:span text:style-name="T7">4. </text:span><text:span text:style-name="akapitustep1"><text:span text:style-name="T5">Wymagania dotyczące bezpieczeństwa pożarowego budynków oraz części budynków stanowiących odrębne strefy pożarowe, określanych jako IN, odnoszą się również do takich budynków w zabudowie zagrodowej o kubaturze brutto nieprzekraczającej 1500 m3, jak stodoły, budynki do przechowywania płodów rolnych i budynki gospodarcze.  </text:span></text:span></text:p>
      <text:p text:style-name="P15"><text:span text:style-name="T7">5. </text:span><text:span text:style-name="akapitustep1"><text:span text:style-name="T5">Strefy pożarowe zaliczone, z uwagi na przeznaczenie i sposób użytkowania, do więcej niż jednej kategorii zagrożenia ludzi, powinny spełniać wymagania określone dla każdej z tych kategorii.  </text:span></text:span></text:p>
      <text:p text:style-name="P19"><text:bookmark-start text:name="JEDN_23393_32_4"/><text:span text:style-name="T7">§ 210. </text:span><text:span text:style-name="akapitdomyslny1"><text:span text:style-name="T5">Części budynku wydzielone ścianami oddzielenia przeciwpożarowego w pionie - od fundamentu do przekrycia dachu - mogą być traktowane jako odrębne budynki.  </text:span></text:span></text:p>
      <text:p text:style-name="P19"><text:bookmark-start text:name="JEDN_23393_32_5"/><text:span text:style-name="T7">§ 211. 1. </text:span><text:span text:style-name="akapitustep1"><text:span text:style-name="T5">Przepisów § 242 ust. 1, § 243 ust. 1, § 245 pkt 2 oraz § 256 ust. 3, w zakresie kategorii ZL V, nie stosuje się do budynków i pomieszczeń przeznaczonych do zakwaterowania osób osadzonych.  </text:span></text:span><text:span text:style-name="T5"><text:line-break/></text:span></text:p>
      <text:p text:style-name="P15"><text:span text:style-name="T7">2. </text:span><text:span text:style-name="akapitustep1"><text:span text:style-name="T5">Przepisów § 236 ust. 4 oraz § 239 ust. 2 pkt 3 i 4 nie stosuje się do budynków zlokalizowanych na terenie zakładów karnych i aresztów śledczych.  </text:span></text:span></text:p>
      <text:p text:style-name="P15"><text:span text:style-name="T7">3. </text:span><text:span text:style-name="akapitustep1"><text:span text:style-name="T5">Przepisów § 239 ust. 2 pkt 3 i 4 nie stosuje się do zakładów poprawczych i schronisk dla nieletnich.  </text:span></text:span></text:p>
      <text:p text:style-name="P2"><text:bookmark-start text:name="JEDN_23393_33_r"/><text:span text:style-name="T2">Rozdział 2</text:span><text:span text:style-name="T5"> </text:span></text:p>
      <text:p text:style-name="P5"><text:line-break/>Odporność pożarowa budynków</text:p>
      <text:p text:style-name="Normal_20__28_Web_29_"><text:bookmark-start text:name="JEDN_23393_33_0"/><text:span text:style-name="T7">§ 212. 1. </text:span><text:span text:style-name="akapitustep1"><text:span text:style-name="T5">Ustanawia się pięć klas odporności pożarowej budynków lub ich części, podanych w kolejności od najwyższej do najniższej i oznaczonych literami: </text:span></text:span><text:span text:style-name="akapitustep1"><text:span text:style-name="T8">„A”</text:span></text:span><text:span text:style-name="akapitustep1"><text:span text:style-name="T5">, </text:span></text:span><text:span text:style-name="akapitustep1"><text:span text:style-name="T8">„B”</text:span></text:span><text:span text:style-name="akapitustep1"><text:span text:style-name="T5">, </text:span></text:span><text:span text:style-name="akapitustep1"><text:span text:style-name="T8">„C”</text:span></text:span><text:span text:style-name="akapitustep1"><text:span text:style-name="T5">, </text:span></text:span><text:span text:style-name="akapitustep1"><text:span text:style-name="T8">„D”</text:span></text:span><text:span text:style-name="akapitustep1"><text:span text:style-name="T5"> i </text:span></text:span><text:span text:style-name="akapitustep1"><text:span text:style-name="T8">„E”</text:span></text:span><text:span text:style-name="akapitustep1"><text:span text:style-name="T5">, a scharakteryzowanych w § 216. </text:span></text:span><text:span text:style-name="T5"><text:line-break/></text:span></text:p>
      <text:p text:style-name="P15"><text:span text:style-name="T7">2. </text:span><text:span text:style-name="akapitdomyslny1"><text:span text:style-name="T5">Wymaganą klasę odporności pożarowej dla budynku, zaliczonego do jednej kategorii ZL, określa poniższa tabela: </text:span></text:span><text:span text:style-name="T5"> </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7">Budynek</text:p>
          </table:table-cell>
          <table:table-cell table:style-name="Tabela10.B1" office:value-type="string">
            <text:p text:style-name="P7">ZL I</text:p>
          </table:table-cell>
          <table:table-cell table:style-name="Tabela10.B1" office:value-type="string">
            <text:p text:style-name="P7">ZL II</text:p>
          </table:table-cell>
          <table:table-cell table:style-name="Tabela10.B1" office:value-type="string">
            <text:p text:style-name="P7">ZL III</text:p>
          </table:table-cell>
          <table:table-cell table:style-name="Tabela10.B1" office:value-type="string">
            <text:p text:style-name="P7">ZL IV</text:p>
          </table:table-cell>
          <table:table-cell table:style-name="Tabela10.F1" office:value-type="string">
            <text:p text:style-name="P7">ZL V</text:p>
          </table:table-cell>
        </table:table-row>
        <table:table-row table:style-name="Tabela10.1">
          <table:table-cell table:style-name="Tabela10.A1" office:value-type="string">
            <text:p text:style-name="P7">1</text:p>
          </table:table-cell>
          <table:table-cell table:style-name="Tabela10.B1" office:value-type="string">
            <text:p text:style-name="P7">2</text:p>
          </table:table-cell>
          <table:table-cell table:style-name="Tabela10.B1" office:value-type="string">
            <text:p text:style-name="P7">3</text:p>
          </table:table-cell>
          <table:table-cell table:style-name="Tabela10.B1" office:value-type="string">
            <text:p text:style-name="P7">4</text:p>
          </table:table-cell>
          <table:table-cell table:style-name="Tabela10.B1" office:value-type="string">
            <text:p text:style-name="P7">5</text:p>
          </table:table-cell>
          <table:table-cell table:style-name="Tabela10.F1" office:value-type="string">
            <text:p text:style-name="P7">6</text:p>
          </table:table-cell>
        </table:table-row>
        <table:table-row table:style-name="Tabela10.1">
          <table:table-cell table:style-name="Tabela10.A1" office:value-type="string">
            <text:p text:style-name="P7">niski (N) </text:p>
          </table:table-cell>
          <table:table-cell table:style-name="Tabela10.B1" office:value-type="string">
            <text:p text:style-name="P7">„B”</text:p>
          </table:table-cell>
          <table:table-cell table:style-name="Tabela10.B1" office:value-type="string">
            <text:p text:style-name="P7">„B”</text:p>
          </table:table-cell>
          <table:table-cell table:style-name="Tabela10.B1" office:value-type="string">
            <text:p text:style-name="P7">„C”</text:p>
          </table:table-cell>
          <table:table-cell table:style-name="Tabela10.B1" office:value-type="string">
            <text:p text:style-name="P7">„D”</text:p>
          </table:table-cell>
          <table:table-cell table:style-name="Tabela10.F1" office:value-type="string">
            <text:p text:style-name="P7">„C”</text:p>
          </table:table-cell>
        </table:table-row>
        <table:table-row table:style-name="Tabela10.1">
          <table:table-cell table:style-name="Tabela10.A1" office:value-type="string">
            <text:p text:style-name="P7">średniowysoki (SW) </text:p>
          </table:table-cell>
          <table:table-cell table:style-name="Tabela10.B1" office:value-type="string">
            <text:p text:style-name="P7">„B”</text:p>
          </table:table-cell>
          <table:table-cell table:style-name="Tabela10.B1" office:value-type="string">
            <text:p text:style-name="P7">„B”</text:p>
          </table:table-cell>
          <table:table-cell table:style-name="Tabela10.B1" office:value-type="string">
            <text:p text:style-name="P7">„B”</text:p>
          </table:table-cell>
          <table:table-cell table:style-name="Tabela10.B1" office:value-type="string">
            <text:p text:style-name="P7">„C”</text:p>
          </table:table-cell>
          <table:table-cell table:style-name="Tabela10.F1" office:value-type="string">
            <text:p text:style-name="P7">„B”</text:p>
          </table:table-cell>
        </table:table-row>
        <table:table-row table:style-name="Tabela10.1">
          <table:table-cell table:style-name="Tabela10.A1" office:value-type="string">
            <text:p text:style-name="P7">wysoki (W) </text:p>
          </table:table-cell>
          <table:table-cell table:style-name="Tabela10.B1" office:value-type="string">
            <text:p text:style-name="P7">„B”</text:p>
          </table:table-cell>
          <table:table-cell table:style-name="Tabela10.B1" office:value-type="string">
            <text:p text:style-name="P7">„B”</text:p>
          </table:table-cell>
          <table:table-cell table:style-name="Tabela10.B1" office:value-type="string">
            <text:p text:style-name="P7">„B”</text:p>
          </table:table-cell>
          <table:table-cell table:style-name="Tabela10.B1" office:value-type="string">
            <text:p text:style-name="P7">„B”</text:p>
          </table:table-cell>
          <table:table-cell table:style-name="Tabela10.F1" office:value-type="string">
            <text:p text:style-name="P7">„B”</text:p>
          </table:table-cell>
        </table:table-row>
        <table:table-row table:style-name="Tabela10.1">
          <table:table-cell table:style-name="Tabela10.A1" office:value-type="string">
            <text:p text:style-name="P7">wysokościowy (WW) </text:p>
          </table:table-cell>
          <table:table-cell table:style-name="Tabela10.B1" office:value-type="string">
            <text:p text:style-name="P7">„A”</text:p>
          </table:table-cell>
          <table:table-cell table:style-name="Tabela10.B1" office:value-type="string">
            <text:p text:style-name="P7">„A”</text:p>
          </table:table-cell>
          <table:table-cell table:style-name="Tabela10.B1" office:value-type="string">
            <text:p text:style-name="P7">„A”</text:p>
          </table:table-cell>
          <table:table-cell table:style-name="Tabela10.B1" office:value-type="string">
            <text:p text:style-name="P7">„B”</text:p>
          </table:table-cell>
          <table:table-cell table:style-name="Tabela10.F1" office:value-type="string">
            <text:p text:style-name="P7">„A”</text:p>
          </table:table-cell>
        </table:table-row>
      </table:table>
      <text:p text:style-name="P16"><text:soft-page-break/><text:line-break/></text:p>
      <text:p text:style-name="P15"><text:span text:style-name="T7">3. </text:span><text:bookmark-start text:name="PP_23393_33_130"/><text:span text:style-name="akapitustep1"><text:span text:style-name="T5">Dopuszcza się obniżenie wymaganej klasy odporności pożarowej w budynkach wymienionych w poniższej tabeli do poziomu w niej określonego. </text:span></text:span></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7">Liczba kondygnacji nadziemnych</text:p>
          </table:table-cell>
          <table:table-cell table:style-name="Tabela11.B1" office:value-type="string">
            <text:p text:style-name="P7">ZL I</text:p>
          </table:table-cell>
          <table:table-cell table:style-name="Tabela11.B1" office:value-type="string">
            <text:p text:style-name="P7">ZL II</text:p>
          </table:table-cell>
          <table:table-cell table:style-name="Tabela11.D1" office:value-type="string">
            <text:p text:style-name="P7">ZL III</text:p>
          </table:table-cell>
        </table:table-row>
        <table:table-row table:style-name="Tabela11.1">
          <table:table-cell table:style-name="Tabela11.A1" office:value-type="string">
            <text:p text:style-name="P7">1</text:p>
          </table:table-cell>
          <table:table-cell table:style-name="Tabela11.B1" office:value-type="string">
            <text:p text:style-name="P7">2</text:p>
          </table:table-cell>
          <table:table-cell table:style-name="Tabela11.B1" office:value-type="string">
            <text:p text:style-name="P7">3</text:p>
          </table:table-cell>
          <table:table-cell table:style-name="Tabela11.D1" office:value-type="string">
            <text:p text:style-name="P7">4</text:p>
          </table:table-cell>
        </table:table-row>
        <table:table-row table:style-name="Tabela11.1">
          <table:table-cell table:style-name="Tabela11.A1" office:value-type="string">
            <text:p text:style-name="P7">1</text:p>
          </table:table-cell>
          <table:table-cell table:style-name="Tabela11.B1" office:value-type="string">
            <text:p text:style-name="P7">„D”</text:p>
          </table:table-cell>
          <table:table-cell table:style-name="Tabela11.B1" office:value-type="string">
            <text:p text:style-name="P7">„D”</text:p>
          </table:table-cell>
          <table:table-cell table:style-name="Tabela11.D1" office:value-type="string">
            <text:p text:style-name="P7">„D”</text:p>
          </table:table-cell>
        </table:table-row>
        <table:table-row table:style-name="Tabela11.1">
          <table:table-cell table:style-name="Tabela11.A1" office:value-type="string">
            <text:p text:style-name="P3"><text:span text:style-name="T4">2</text:span><text:span text:style-name="T12">*)</text:span></text:p>
          </table:table-cell>
          <table:table-cell table:style-name="Tabela11.B1" office:value-type="string">
            <text:p text:style-name="P7">„C”</text:p>
          </table:table-cell>
          <table:table-cell table:style-name="Tabela11.B1" office:value-type="string">
            <text:p text:style-name="P7">„C”</text:p>
          </table:table-cell>
          <table:table-cell table:style-name="Tabela11.D1" office:value-type="string">
            <text:p text:style-name="P7">„D”</text:p>
          </table:table-cell>
        </table:table-row>
      </table:table>
      <text:p text:style-name="P16"><text:line-break/></text:p>
      <text:p text:style-name="P17"><text:span text:style-name="T13">*)</text:span><text:span text:style-name="T5"> Gdy poziom stropu nad pierwszą kondygnacją nadziemną jest na wysokości nie większej niż 9 m nad poziomem terenu. </text:span></text:p>
      <text:p text:style-name="P15"><text:span text:style-name="T7">4. </text:span><text:bookmark-start text:name="PP_23393_33_131"/><text:span text:style-name="akapitustep1"><text:span text:style-name="T5">Wymaganą klasę odporności pożarowej dla budynku PM oraz IN, z zastrzeżeniem § 282, określa poniższa tabela: </text:span></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rows-spanned="2" office:value-type="string">
            <text:p text:style-name="P3"><text:span text:style-name="T4">Maksymalna gęstość obciążenia ogniowego strefy pożarowej w budynku<text:line-break/>Q [MJ/m</text:span><text:span text:style-name="T12">2</text:span><text:span text:style-name="T4">]</text:span></text:p>
          </table:table-cell>
          <table:table-cell table:style-name="Tabela12.B1" table:number-rows-spanned="2" office:value-type="string">
            <text:p text:style-name="P7">Budynek o jednej kondygnacji nadziemnej<text:line-break/>(bez ograniczenia wysokości)</text:p>
          </table:table-cell>
          <table:table-cell table:style-name="Tabela12.C1" table:number-columns-spanned="4" office:value-type="string">
            <text:p text:style-name="P7">Budynek wielokondygnacyjny</text:p>
          </table:table-cell>
          <table:covered-table-cell/>
          <table:covered-table-cell/>
          <table:covered-table-cell/>
        </table:table-row>
        <table:table-row table:style-name="Tabela12.1">
          <table:covered-table-cell/>
          <table:covered-table-cell/>
          <table:table-cell table:style-name="Tabela12.C2" office:value-type="string">
            <text:p text:style-name="P7">niski<text:line-break/>(N)</text:p>
          </table:table-cell>
          <table:table-cell table:style-name="Tabela12.B1" office:value-type="string">
            <text:p text:style-name="P7">średniowysoki<text:line-break/>(SWJ</text:p>
          </table:table-cell>
          <table:table-cell table:style-name="Tabela12.B1" office:value-type="string">
            <text:p text:style-name="P7">wysoki (W)</text:p>
          </table:table-cell>
          <table:table-cell table:style-name="Tabela12.C1" office:value-type="string">
            <text:p text:style-name="P7">wysokościowy<text:line-break/>(WW)</text:p>
          </table:table-cell>
        </table:table-row>
        <table:table-row table:style-name="Tabela12.1">
          <table:table-cell table:style-name="Tabela12.A1" office:value-type="string">
            <text:p text:style-name="P7">1</text:p>
          </table:table-cell>
          <table:table-cell table:style-name="Tabela12.B1" office:value-type="string">
            <text:p text:style-name="P7">2</text:p>
          </table:table-cell>
          <table:table-cell table:style-name="Tabela12.B1" office:value-type="string">
            <text:p text:style-name="P7">3</text:p>
          </table:table-cell>
          <table:table-cell table:style-name="Tabela12.B1" office:value-type="string">
            <text:p text:style-name="P7">4</text:p>
          </table:table-cell>
          <table:table-cell table:style-name="Tabela12.B1" office:value-type="string">
            <text:p text:style-name="P7">5</text:p>
          </table:table-cell>
          <table:table-cell table:style-name="Tabela12.C1" office:value-type="string">
            <text:p text:style-name="P7">6</text:p>
          </table:table-cell>
        </table:table-row>
        <table:table-row table:style-name="Tabela12.1">
          <table:table-cell table:style-name="Tabela12.A1" office:value-type="string">
            <text:p text:style-name="P7">Q ≤ 500</text:p>
          </table:table-cell>
          <table:table-cell table:style-name="Tabela12.B1" office:value-type="string">
            <text:p text:style-name="P7">„E”</text:p>
          </table:table-cell>
          <table:table-cell table:style-name="Tabela12.B1" office:value-type="string">
            <text:p text:style-name="P7">„D”</text:p>
          </table:table-cell>
          <table:table-cell table:style-name="Tabela12.B1" office:value-type="string">
            <text:p text:style-name="P7">„C”</text:p>
          </table:table-cell>
          <table:table-cell table:style-name="Tabela12.B1" office:value-type="string">
            <text:p text:style-name="P7">„B”</text:p>
          </table:table-cell>
          <table:table-cell table:style-name="Tabela12.C1" office:value-type="string">
            <text:p text:style-name="P7">„B”</text:p>
          </table:table-cell>
        </table:table-row>
        <table:table-row table:style-name="Tabela12.1">
          <table:table-cell table:style-name="Tabela12.A1" office:value-type="string">
            <text:p text:style-name="P7">500 &lt; Q ≤ 1000</text:p>
          </table:table-cell>
          <table:table-cell table:style-name="Tabela12.B1" office:value-type="string">
            <text:p text:style-name="P7">„D”</text:p>
          </table:table-cell>
          <table:table-cell table:style-name="Tabela12.B1" office:value-type="string">
            <text:p text:style-name="P7">„D”</text:p>
          </table:table-cell>
          <table:table-cell table:style-name="Tabela12.B1" office:value-type="string">
            <text:p text:style-name="P7">„C”</text:p>
          </table:table-cell>
          <table:table-cell table:style-name="Tabela12.B1" office:value-type="string">
            <text:p text:style-name="P7">„B”</text:p>
          </table:table-cell>
          <table:table-cell table:style-name="Tabela12.C1" office:value-type="string">
            <text:p text:style-name="P7">„B”</text:p>
          </table:table-cell>
        </table:table-row>
        <table:table-row table:style-name="Tabela12.1">
          <table:table-cell table:style-name="Tabela12.A1" office:value-type="string">
            <text:p text:style-name="P7">1000 &lt; Q ≤ 2000</text:p>
          </table:table-cell>
          <table:table-cell table:style-name="Tabela12.B1" office:value-type="string">
            <text:p text:style-name="P7">„C”</text:p>
          </table:table-cell>
          <table:table-cell table:style-name="Tabela12.B1" office:value-type="string">
            <text:p text:style-name="P7">„C”</text:p>
          </table:table-cell>
          <table:table-cell table:style-name="Tabela12.B1" office:value-type="string">
            <text:p text:style-name="P7">„C”</text:p>
          </table:table-cell>
          <table:table-cell table:style-name="Tabela12.B1" office:value-type="string">
            <text:p text:style-name="P7">„B”</text:p>
          </table:table-cell>
          <table:table-cell table:style-name="Tabela12.C1" office:value-type="string">
            <text:p text:style-name="P7">„B”</text:p>
          </table:table-cell>
        </table:table-row>
        <table:table-row table:style-name="Tabela12.1">
          <table:table-cell table:style-name="Tabela12.A1" office:value-type="string">
            <text:p text:style-name="P7">2000 &lt; Q ≤ 4000</text:p>
          </table:table-cell>
          <table:table-cell table:style-name="Tabela12.B1" office:value-type="string">
            <text:p text:style-name="P7">„B”</text:p>
          </table:table-cell>
          <table:table-cell table:style-name="Tabela12.B1" office:value-type="string">
            <text:p text:style-name="P7">„B”</text:p>
          </table:table-cell>
          <table:table-cell table:style-name="Tabela12.B1" office:value-type="string">
            <text:p text:style-name="P7">„B”</text:p>
          </table:table-cell>
          <table:table-cell table:style-name="Tabela12.B1" office:value-type="string">
            <text:p text:style-name="P7">*</text:p>
          </table:table-cell>
          <table:table-cell table:style-name="Tabela12.C1" office:value-type="string">
            <text:p text:style-name="P7">*</text:p>
          </table:table-cell>
        </table:table-row>
        <table:table-row table:style-name="Tabela12.1">
          <table:table-cell table:style-name="Tabela12.A1" office:value-type="string">
            <text:p text:style-name="P7">Q &gt; 4000</text:p>
          </table:table-cell>
          <table:table-cell table:style-name="Tabela12.B1" office:value-type="string">
            <text:p text:style-name="P7">„A”</text:p>
          </table:table-cell>
          <table:table-cell table:style-name="Tabela12.B1" office:value-type="string">
            <text:p text:style-name="P7">„A”</text:p>
          </table:table-cell>
          <table:table-cell table:style-name="Tabela12.B1" office:value-type="string">
            <text:p text:style-name="P7">„A”</text:p>
          </table:table-cell>
          <table:table-cell table:style-name="Tabela12.B1" office:value-type="string">
            <text:p text:style-name="P7">*</text:p>
          </table:table-cell>
          <table:table-cell table:style-name="Tabela12.C1" office:value-type="string">
            <text:p text:style-name="P7">*</text:p>
          </table:table-cell>
        </table:table-row>
      </table:table>
      <text:p text:style-name="P16"><text:line-break/>* - Zgodnie z § 228 ust. 1 nie mogą występować takie budynki. </text:p>
      <text:p text:style-name="P15"><text:span text:style-name="T7">5. </text:span><text:span text:style-name="akapitdomyslny1"><text:span text:style-name="T5">Jeżeli część podziemna budynku jest zaliczona do ZL, klasę odporności pożarowej budynku ustala się, przyjmując jako liczbę jego kondygnacji lub jego wysokość odpowiednio: sumę kondygnacji lub wysokości części podziemnej i nadziemnej, przy czym do tego ustalenia nie bierze się pod uwagę tych części podziemnych budynku, które są oddzielone elementami oddzielenia przeciwpożarowego o klasie odporności ogniowej co najmniej R E I 120, zgodnie z oznaczeniem pod tabelą w § 216 ust. 1, i mają bezpośrednie wyjścia na zewnątrz. </text:span></text:span></text:p>
      <text:p text:style-name="P15"><text:span text:style-name="T7">6. </text:span><text:span text:style-name="akapitdomyslny1"><text:span text:style-name="T5">W budynku wielokondygnacyjnym, którego kondygnacje są zaliczone do różnych kategorii ZL lub PM, klasy odporności pożarowej określa się dla poszczególnych kondygnacji odrębnie, zgodnie z zasadami określonymi w ust. 2-4. </text:span></text:span></text:p>
      <text:p text:style-name="P15"><text:span text:style-name="T7">7. </text:span><text:span text:style-name="akapitdomyslny1"><text:span text:style-name="T5">Klasa odporności pożarowej części budynku nie powinna być niższa od klasy odporności pożarowej części budynku położonej nad nią, przy czym dla części podziemnej nie powinna być ona niższa niż </text:span></text:span><text:span text:style-name="akapitdomyslny1"><text:span text:style-name="T8">„C”</text:span></text:span><text:span text:style-name="akapitdomyslny1"><text:span text:style-name="T5">. </text:span></text:span></text:p>
      <text:p text:style-name="P15"><text:span text:style-name="T7">8. </text:span><text:span text:style-name="akapitustep1"><text:span text:style-name="T5">Jeżeli w budynku znajdują się pomieszczenia produkcyjne, magazynowe lub techniczne, niepowiązane funkcjonalnie z częścią budynku zaliczoną do ZL, pomieszczenia te powinny stanowić odrębną strefę pożarową, dla której oddzielnie ustala się klasę odporności pożarowej, zgodnie z zasadami określonymi w ust. 4, z zastrzeżeniem § 220.  </text:span></text:span></text:p>
      <text:p text:style-name="P15"><text:span text:style-name="T7">9. </text:span><text:span text:style-name="akapitustep1"><text:span text:style-name="T5">Pomieszczenia, w których są umieszczone przeciwpożarowe zbiorniki wody lub innych środków gaśniczych, pompy wodne instalacji przeciwpożarowych, maszynownie wentylacji do celów przeciwpożarowych oraz rozdzielnie elektryczne, zasilające, niezbędne podczas pożaru, instalacje i urządzenia, powinny stanowić odrębną strefę pożarową.  </text:span></text:span></text:p>
      <text:p text:style-name="P19"><text:bookmark-start text:name="JEDN_23393_33_1"/><text:span text:style-name="T7">§ 213. </text:span><text:span text:style-name="akapitdomyslny1"><text:span text:style-name="T5">Wymagania dotyczące klasy odporności pożarowej budynków określone w § 212 nie dotyczą budynków:  </text:span></text:span><text:span text:style-name="T5"> </text:span></text:p>
      <text:p text:style-name="P15"><text:span text:style-name="T7">1) </text:span><text:span text:style-name="T5">do trzech kondygnacji nadziemnych włącznie:   </text:span></text:p>
      <text:p text:style-name="P15"><text:span text:style-name="T7">a) </text:span><text:span text:style-name="T5">mieszkalnych: jednorodzinnych, zagrodowych i rekreacji indywidualnej,  </text:span></text:p>
      <text:p text:style-name="P15"><text:soft-page-break/><text:span text:style-name="T7">b) </text:span><text:span text:style-name="T5">mieszkalnych i administracyjnych w gospodarstwach leśnych,  </text:span></text:p>
      <text:p text:style-name="P15"><text:span text:style-name="T2">2) </text:span><text:span text:style-name="T5">wolno stojących do dwóch kondygnacji nadziemnych włącznie:   </text:span></text:p>
      <text:p text:style-name="P15"><text:span text:style-name="T7">a) </text:span><text:span text:style-name="T5">o kubaturze brutto do 1500 m3 przeznaczonych do celów turystyki i wypoczynku,  </text:span></text:p>
      <text:p text:style-name="P15"><text:span text:style-name="T7">b) </text:span><text:span text:style-name="T5">gospodarczych w zabudowie jednorodzinnej i zagrodowej oraz w gospodarstwach leśnych,  </text:span></text:p>
      <text:p text:style-name="P15"><text:span text:style-name="T7">c) </text:span><text:span text:style-name="T5">o kubaturze brutto do 1000 m3 przeznaczonych do wykonywania zawodu lub działalności usługowej i handlowej, także z częścią mieszkalną,  </text:span></text:p>
      <text:p text:style-name="P15"><text:span text:style-name="T2">3) </text:span><text:span text:style-name="T5">wolno stojących garaży o liczbie stanowisk postojowych nie większej niż 2.  </text:span></text:p>
      <text:p text:style-name="P19"><text:bookmark-start text:name="JEDN_23393_33_2"/><text:span text:style-name="T7">§ 214. </text:span><text:bookmark-start text:name="PP_23393_33_132"/><text:span text:style-name="akapitdomyslny1"><text:span text:style-name="T5">W budynkach wyposażonych w stałe samoczynne urządzenia gaśnicze wodne, z wyjątkiem budynków ZL II oraz wielokondygnacyjnych budynków wysokich (W) i wysokościowych (WW), dopuszcza się: </text:span></text:span><text:span text:style-name="T5"> </text:span></text:p>
      <text:p text:style-name="P15"><text:span text:style-name="T7">1) </text:span><text:span text:style-name="T5">obniżenie klasy odporności pożarowej budynku o jedną w stosunku do wynikającej z § 212, </text:span></text:p>
      <text:p text:style-name="P15"><text:span text:style-name="T7">2) </text:span><text:span text:style-name="T5">przyjęcie klasy </text:span><text:span text:style-name="T8">„E”</text:span><text:span text:style-name="T5"> odporności pożarowej dla budynku jednokondygnacyjnego. </text:span></text:p>
      <text:p text:style-name="P19"><text:bookmark-start text:name="JEDN_23393_33_3"/><text:span text:style-name="T7">§ 215. 1. </text:span><text:span text:style-name="akapitdomyslny1"><text:span text:style-name="T5">Dopuszcza się przyjęcie klasy </text:span></text:span><text:span text:style-name="akapitdomyslny1"><text:span text:style-name="T8">„E”</text:span></text:span><text:span text:style-name="akapitdomyslny1"><text:span text:style-name="T5"> odporności pożarowej dla jednokondygnacyjnego budynku PM o gęstości obciążenia ogniowego przekraczającej 500 MJ/m2, pod warunkiem zastosowania:  </text:span></text:span><text:span text:style-name="T5"> </text:span></text:p>
      <text:p text:style-name="P15"><text:span text:style-name="T7">1) </text:span><text:span text:style-name="T5">wszystkich elementów budynku nierozprzestrzeniających ognia,  </text:span></text:p>
      <text:p text:style-name="P15"><text:span text:style-name="T7">2) </text:span><text:span text:style-name="T5">samoczynnych urządzeń oddymiających w strefach pożarowych o powierzchni przekraczającej 1000 m2.  </text:span></text:p>
      <text:p text:style-name="P15"><text:span text:style-name="T2">2. </text:span><text:span text:style-name="akapitustep1"><text:span text:style-name="T5">Obniżenie klasy odporności pożarowej budynku, w przypadkach wymienionych w ust. 1 oraz w § 214, nie zwalnia z zachowania wymaganej pierwotnie klasy odporności ogniowej elementów oddzielenia przeciwpożarowego, określonej w § 232.  </text:span></text:span></text:p>
      <text:p text:style-name="P19"><text:bookmark-start text:name="JEDN_23393_33_4"/><text:span text:style-name="T7">§ 216. </text:span><text:bookmark-start text:name="PP_23393_33_133"/><text:span text:style-name="T7">1. </text:span><text:span text:style-name="akapitdomyslny1"><text:span text:style-name="T5">Elementy budynku, odpowiednio do jego klasy odporności pożarowej, powinny spełniać, z zastrzeżeniem § 213 oraz § 237 ust. 9, co najmniej wymagania określone w poniższej tabeli: </text:span></text:span><text:span text:style-name="T5"> </text:span></text:p>
      <table:table table:name="Tabela13" table:style-name="Tabela13">
        <table:table-column table:style-name="Tabela13.A"/>
        <table:table-column table:style-name="Tabela13.B" table:number-columns-repeated="2"/>
        <table:table-column table:style-name="Tabela13.D"/>
        <table:table-column table:style-name="Tabela13.E"/>
        <table:table-column table:style-name="Tabela13.F"/>
        <table:table-column table:style-name="Tabela13.G"/>
        <table:table-row table:style-name="Tabela13.1">
          <table:table-cell table:style-name="Tabela13.A1" table:number-rows-spanned="2" office:value-type="string">
            <text:p text:style-name="P7">Klasa odporności pożarowej budynku</text:p>
          </table:table-cell>
          <table:table-cell table:style-name="Tabela13.B1" table:number-columns-spanned="6" office:value-type="string">
            <text:p text:style-name="P3"><text:span text:style-name="T4">Klasa odporności ogniowej elementów budynku</text:span><text:span text:style-name="T12">5) *)</text:span></text:p>
          </table:table-cell>
          <table:covered-table-cell/>
          <table:covered-table-cell/>
          <table:covered-table-cell/>
          <table:covered-table-cell/>
          <table:covered-table-cell/>
        </table:table-row>
        <table:table-row table:style-name="Tabela13.1">
          <table:covered-table-cell/>
          <table:table-cell table:style-name="Tabela13.B2" office:value-type="string">
            <text:p text:style-name="P7">główna konstrukcja nośna</text:p>
          </table:table-cell>
          <table:table-cell table:style-name="Tabela13.C2" office:value-type="string">
            <text:p text:style-name="P7">konstrukcja dachu</text:p>
          </table:table-cell>
          <table:table-cell table:style-name="Tabela13.C2" office:value-type="string">
            <text:p text:style-name="P3"><text:span text:style-name="T4">strop</text:span><text:span text:style-name="T12">1)</text:span></text:p>
          </table:table-cell>
          <table:table-cell table:style-name="Tabela13.C2" office:value-type="string">
            <text:p text:style-name="P3"><text:span text:style-name="T4">ściana zewnętrzna</text:span><text:span text:style-name="T12">1), 2)</text:span></text:p>
          </table:table-cell>
          <table:table-cell table:style-name="Tabela13.C2" office:value-type="string">
            <text:p text:style-name="P3"><text:span text:style-name="T4">ściana wewnętrzna</text:span><text:span text:style-name="T12">1)</text:span></text:p>
          </table:table-cell>
          <table:table-cell table:style-name="Tabela13.B1" office:value-type="string">
            <text:p text:style-name="P3"><text:span text:style-name="T4">przekrycie dachu</text:span><text:span text:style-name="T12">3)</text:span></text:p>
          </table:table-cell>
        </table:table-row>
        <table:table-row table:style-name="Tabela13.1">
          <table:table-cell table:style-name="Tabela13.A1" office:value-type="string">
            <text:p text:style-name="P7">1</text:p>
          </table:table-cell>
          <table:table-cell table:style-name="Tabela13.C2" office:value-type="string">
            <text:p text:style-name="P7">2</text:p>
          </table:table-cell>
          <table:table-cell table:style-name="Tabela13.C2" office:value-type="string">
            <text:p text:style-name="P7">3</text:p>
          </table:table-cell>
          <table:table-cell table:style-name="Tabela13.C2" office:value-type="string">
            <text:p text:style-name="P7">4</text:p>
          </table:table-cell>
          <table:table-cell table:style-name="Tabela13.C2" office:value-type="string">
            <text:p text:style-name="P7">5</text:p>
          </table:table-cell>
          <table:table-cell table:style-name="Tabela13.C2" office:value-type="string">
            <text:p text:style-name="P7">6</text:p>
          </table:table-cell>
          <table:table-cell table:style-name="Tabela13.B1" office:value-type="string">
            <text:p text:style-name="P7">7</text:p>
          </table:table-cell>
        </table:table-row>
        <table:table-row table:style-name="Tabela13.1">
          <table:table-cell table:style-name="Tabela13.A1" office:value-type="string">
            <text:p text:style-name="P7">„A”</text:p>
          </table:table-cell>
          <table:table-cell table:style-name="Tabela13.C2" office:value-type="string">
            <text:p text:style-name="P7">R 240</text:p>
          </table:table-cell>
          <table:table-cell table:style-name="Tabela13.C2" office:value-type="string">
            <text:p text:style-name="P7">R 30</text:p>
          </table:table-cell>
          <table:table-cell table:style-name="Tabela13.C2" office:value-type="string">
            <text:p text:style-name="P7">R E I 120</text:p>
          </table:table-cell>
          <table:table-cell table:style-name="Tabela13.C2" office:value-type="string">
            <text:p text:style-name="P3"><text:span text:style-name="T4">E I 120<text:line-break/>(o</text:span><text:span text:style-name="T18">↔</text:span><text:span text:style-name="T4">i)</text:span></text:p>
          </table:table-cell>
          <table:table-cell table:style-name="Tabela13.C2" office:value-type="string">
            <text:p text:style-name="P7">E I 60</text:p>
          </table:table-cell>
          <table:table-cell table:style-name="Tabela13.B1" office:value-type="string">
            <text:p text:style-name="P7">R E 30</text:p>
          </table:table-cell>
        </table:table-row>
        <table:table-row table:style-name="Tabela13.1">
          <table:table-cell table:style-name="Tabela13.A1" office:value-type="string">
            <text:p text:style-name="P7">„B”</text:p>
          </table:table-cell>
          <table:table-cell table:style-name="Tabela13.C2" office:value-type="string">
            <text:p text:style-name="P7">R 120</text:p>
          </table:table-cell>
          <table:table-cell table:style-name="Tabela13.C2" office:value-type="string">
            <text:p text:style-name="P7">R 30</text:p>
          </table:table-cell>
          <table:table-cell table:style-name="Tabela13.C2" office:value-type="string">
            <text:p text:style-name="P7">R E I 60</text:p>
          </table:table-cell>
          <table:table-cell table:style-name="Tabela13.C2" office:value-type="string">
            <text:p text:style-name="P3"><text:span text:style-name="T4">E I 60<text:line-break/>(o</text:span><text:span text:style-name="T18">↔</text:span><text:span text:style-name="T4">i)</text:span></text:p>
          </table:table-cell>
          <table:table-cell table:style-name="Tabela13.C2" office:value-type="string">
            <text:p text:style-name="P3"><text:span text:style-name="T4">E I 30</text:span><text:span text:style-name="T12">4)</text:span></text:p>
          </table:table-cell>
          <table:table-cell table:style-name="Tabela13.B1" office:value-type="string">
            <text:p text:style-name="P7">R E 30</text:p>
          </table:table-cell>
        </table:table-row>
        <table:table-row table:style-name="Tabela13.1">
          <table:table-cell table:style-name="Tabela13.A1" office:value-type="string">
            <text:p text:style-name="P7">„C”</text:p>
          </table:table-cell>
          <table:table-cell table:style-name="Tabela13.C2" office:value-type="string">
            <text:p text:style-name="P7">R 60</text:p>
          </table:table-cell>
          <table:table-cell table:style-name="Tabela13.C2" office:value-type="string">
            <text:p text:style-name="P7">R 15</text:p>
          </table:table-cell>
          <table:table-cell table:style-name="Tabela13.C2" office:value-type="string">
            <text:p text:style-name="P7">R E I 60</text:p>
          </table:table-cell>
          <table:table-cell table:style-name="Tabela13.C2" office:value-type="string">
            <text:p text:style-name="P3"><text:span text:style-name="T4">E I 30<text:line-break/>(o</text:span><text:span text:style-name="T18">↔</text:span><text:span text:style-name="T4">i)</text:span></text:p>
          </table:table-cell>
          <table:table-cell table:style-name="Tabela13.C2" office:value-type="string">
            <text:p text:style-name="P3"><text:span text:style-name="T4">E I 15</text:span><text:span text:style-name="T12">4)</text:span></text:p>
          </table:table-cell>
          <table:table-cell table:style-name="Tabela13.B1" office:value-type="string">
            <text:p text:style-name="P7">R E 15</text:p>
          </table:table-cell>
        </table:table-row>
        <table:table-row table:style-name="Tabela13.1">
          <table:table-cell table:style-name="Tabela13.A1" office:value-type="string">
            <text:p text:style-name="P7">„D”</text:p>
          </table:table-cell>
          <table:table-cell table:style-name="Tabela13.C2" office:value-type="string">
            <text:p text:style-name="P7">R 30</text:p>
          </table:table-cell>
          <table:table-cell table:style-name="Tabela13.C2" office:value-type="string">
            <text:p text:style-name="P7">(–)</text:p>
          </table:table-cell>
          <table:table-cell table:style-name="Tabela13.C2" office:value-type="string">
            <text:p text:style-name="P7">R E I 30</text:p>
          </table:table-cell>
          <table:table-cell table:style-name="Tabela13.C2" office:value-type="string">
            <text:p text:style-name="P3"><text:span text:style-name="T4">E I 30<text:line-break/>(o</text:span><text:span text:style-name="T18">↔</text:span><text:span text:style-name="T4">i)</text:span></text:p>
          </table:table-cell>
          <table:table-cell table:style-name="Tabela13.C2" office:value-type="string">
            <text:p text:style-name="P7">(–)</text:p>
          </table:table-cell>
          <table:table-cell table:style-name="Tabela13.B1" office:value-type="string">
            <text:p text:style-name="P7">(–)</text:p>
          </table:table-cell>
        </table:table-row>
        <table:table-row table:style-name="Tabela13.1">
          <table:table-cell table:style-name="Tabela13.A1" office:value-type="string">
            <text:p text:style-name="P7">„E”</text:p>
          </table:table-cell>
          <table:table-cell table:style-name="Tabela13.C2" office:value-type="string">
            <text:p text:style-name="P7">(–)</text:p>
          </table:table-cell>
          <table:table-cell table:style-name="Tabela13.C2" office:value-type="string">
            <text:p text:style-name="P7">(–)</text:p>
          </table:table-cell>
          <table:table-cell table:style-name="Tabela13.C2" office:value-type="string">
            <text:p text:style-name="P7">(–)</text:p>
          </table:table-cell>
          <table:table-cell table:style-name="Tabela13.C2" office:value-type="string">
            <text:p text:style-name="P7">(–)</text:p>
          </table:table-cell>
          <table:table-cell table:style-name="Tabela13.C2" office:value-type="string">
            <text:p text:style-name="P7">(–)</text:p>
          </table:table-cell>
          <table:table-cell table:style-name="Tabela13.B1" office:value-type="string">
            <text:p text:style-name="P7">(–)</text:p>
          </table:table-cell>
        </table:table-row>
      </table:table>
      <text:p text:style-name="P15"><text:span text:style-name="T5"><text:line-break/></text:span><text:span text:style-name="T13">*)</text:span><text:span text:style-name="T5"> Z zastrzeżeniem § 219 ust. 1. </text:span><text:span text:style-name="T1"> </text:span></text:p>
      <text:p text:style-name="P19"><text:span text:style-name="akapitdomyslnynastepne1"><text:span text:style-name="T5">Oznaczenia w tabeli: </text:span></text:span><text:span text:style-name="T5"> </text:span></text:p>
      <text:p text:style-name="P18">R - nośność ogniowa (w minutach), określona zgodnie z Polską Normą dotyczącą zasad ustalania klas odporności ogniowej elementów budynku, </text:p>
      <text:p text:style-name="P18">E - szczelność ogniowa (w minutach), określona jw., </text:p>
      <text:p text:style-name="P18"><text:soft-page-break/>I - izolacyjność ogniowa (w minutach), określona jw., </text:p>
      <text:p text:style-name="P18">(–) - nie stawia się wymagań. </text:p>
      <text:p text:style-name="P17"><text:span text:style-name="T13">1)</text:span><text:span text:style-name="T5"> Jeżeli przegroda jest częścią głównej konstrukcji nośnej, powinna spełniać także kryteria nośności ogniowej (R) odpowiednio do wymagań zawartych w kol. 2 i 3 dla danej klasy odporności pożarowej budynku. </text:span></text:p>
      <text:p text:style-name="P17"><text:span text:style-name="T13">2)</text:span><text:span text:style-name="T5"> Klasa odporności ogniowej dotyczy pasa międzykondygnacyjnego wraz z połączeniem ze stropem. </text:span></text:p>
      <text:p text:style-name="P17"><text:span text:style-name="T13">3)</text:span><text:span text:style-name="T5"> Wymagania nie dotyczą naświetli dachowych, świetlików, lukarn i okien połaciowych (z zastrzeżeniem § 218), jeśli otwory w połaci dachowej nie zajmują więcej niż 20 % jej powierzchni; nie dotyczą także budynku, w którym nad najwyższą kondygnacją znajduje się strop albo inna przegroda, spełniająca kryteria określone w kol. 4. </text:span></text:p>
      <text:p text:style-name="P17"><text:span text:style-name="T13">4)</text:span><text:span text:style-name="T5"> Dla ścian komór zsypu wymaga się klasy E I 60, a dla drzwi komór zsypu klasy E I 30. </text:span></text:p>
      <text:p text:style-name="P17"><text:span text:style-name="T13">5)</text:span><text:span text:style-name="T5"> Klasa odporności ogniowej dotyczy elementów wraz z uszczelnieniami złączy i dylatacjami. </text:span></text:p>
      <text:p text:style-name="P15"><text:span text:style-name="T7">2. </text:span><text:span text:style-name="akapitdomyslny1"><text:span text:style-name="T5">Elementy budynku, o których mowa w ust. 1, powinny być nierozprzestrzeniające ognia, przy czym dopuszcza się zastosowanie słabo rozprzestrzeniających ogień: </text:span></text:span><text:span text:style-name="T5"> </text:span></text:p>
      <text:p text:style-name="P15"><text:span text:style-name="T7">1) </text:span><text:span text:style-name="T5">elementów budynku o jednej kondygnacji nadziemnej ZL IV oraz PM, o maksymalnej gęstości obciążenia ogniowego strefy pożarowej do 500 MJ/m</text:span><text:span text:style-name="T13">2</text:span><text:span text:style-name="T5">, </text:span></text:p>
      <text:p text:style-name="P15"><text:span text:style-name="T7">2) </text:span><text:span text:style-name="T5">ścian wewnętrznych i zewnętrznych oraz elementów konstrukcji dachu i jego przekrycia w budynku PM niskim o maksymalnej gęstości obciążenia ogniowego strefy pożarowej do 1000 MJ/m</text:span><text:span text:style-name="T13">2</text:span><text:span text:style-name="T5">, </text:span></text:p>
      <text:p text:style-name="P15"><text:span text:style-name="T7">3) </text:span><text:span text:style-name="T5">ścian zewnętrznych w budynku niskim ZL IV. </text:span></text:p>
      <text:p text:style-name="P15"><text:span text:style-name="T2">3. </text:span><text:span text:style-name="akapitdomyslny1"><text:span text:style-name="T5">Dopuszcza się stosowanie w budynku PM ścian zewnętrznych klasy D z rdzeniem klasy E z uwagi na reakcję na ogień, jeżeli okładzina wewnętrzna jest niepalna, a ściana jest nierozprzestrzeniająca ognia przy działaniu ognia od strony elewacji. </text:span></text:span></text:p>
      <text:p text:style-name="P15"><text:span text:style-name="T7">4. </text:span><text:span text:style-name="akapitdomyslny1"><text:span text:style-name="T5">Dopuszcza się stosowanie w budynku PM ścian wewnętrznych klasy D z uwagi na reakcję na ogień. </text:span></text:span></text:p>
      <text:p text:style-name="P15"><text:span text:style-name="T7">5. </text:span><text:span text:style-name="akapitdomyslny1"><text:span text:style-name="T5">W ścianach zewnętrznych budynku ZL II dopuszcza się, z zastrzeżeniem ust. 8, zastosowanie izolacji cieplnej palnej, jeżeli osłaniająca ją od wewnątrz okładzina jest niepalna i ma klasę odporności ogniowej co najmniej: </text:span></text:span><text:span text:style-name="T5"> </text:span></text:p>
      <text:p text:style-name="P15"><text:span text:style-name="T7">1) </text:span><text:span text:style-name="T5">w budynku klasy odporności pożarowej </text:span><text:span text:style-name="T8">„B”</text:span><text:span text:style-name="T5"> - E I 60, </text:span></text:p>
      <text:p text:style-name="P15"><text:span text:style-name="T7">2) </text:span><text:span text:style-name="T5">w budynku klasy odporności pożarowej </text:span><text:span text:style-name="T8">„C”</text:span><text:span text:style-name="T5"> i </text:span><text:span text:style-name="T8">„D”</text:span><text:span text:style-name="T5"> - E I 30. </text:span></text:p>
      <text:p text:style-name="P15"><text:span text:style-name="T2">6. </text:span><text:span text:style-name="akapitdomyslny1"><text:span text:style-name="T5">Dopuszcza się stosowanie klap dymowych z materiałów łatwo zapalnych w dachach i stropodachach. </text:span></text:span></text:p>
      <text:p text:style-name="P15"><text:span text:style-name="T7">7. </text:span><text:span text:style-name="akapitdomyslny1"><text:span text:style-name="T5">Strop tworzący w pomieszczeniu dodatkowy poziom - antresolę, przeznaczoną do użytku dla więcej niż 10 osób, a także jej konstrukcja nośna, powinny odpowiadać wymaganiom wynikającym z klasy odporności pożarowej budynku, lecz nie mniejszym niż dla klasy </text:span></text:span><text:span text:style-name="akapitdomyslny1"><text:span text:style-name="T8">„D”</text:span></text:span><text:span text:style-name="akapitdomyslny1"><text:span text:style-name="T5">, z zastrzeżeniem § 214. </text:span></text:span></text:p>
      <text:p text:style-name="P15"><text:span text:style-name="T7">8. </text:span><text:span text:style-name="akapitdomyslny1"><text:span text:style-name="T5">W budynku, na wysokości powyżej 25 m od poziomu terenu, okładzina elewacyjna i jej zamocowanie mechaniczne, a także izolacja cieplna ściany zewnętrznej, powinny być wykonane z materiałów niepalnych. </text:span></text:span></text:p>
      <text:p text:style-name="P15"><text:span text:style-name="T7">9. </text:span><text:span text:style-name="akapitdomyslny1"><text:span text:style-name="T5">Dopuszcza się ocieplenie ściany zewnętrznej budynku mieszkalnego, wzniesionego przed dniem 1 kwietnia 1995 r., o wysokości do 11 kondygnacji włącznie, z użyciem samogasnącego polistyrenu spienionego, w sposób zapewniający nierozprzestrzenianie ognia. </text:span></text:span></text:p>
      <text:p text:style-name="P19"><text:bookmark-start text:name="JEDN_23393_33_5"/><text:span text:style-name="T7">§ 217. 1. </text:span><text:span text:style-name="akapitustep1"><text:span text:style-name="T5">W budynkach ZL IV i ZL V klasa odporności ogniowej przegród wewnętrznych oddzielających mieszkania lub samodzielne pomieszczenia mieszkalne od dróg komunikacji ogólnej oraz od innych mieszkań i samodzielnych pomieszczeń mieszkalnych, z zastrzeżeniem § 216 ust. 1, powinna wynosić co najmniej:  </text:span></text:span><text:span text:style-name="T5"><text:line-break/></text:span></text:p>
      <text:p text:style-name="P15"><text:span text:style-name="T7">1) </text:span><text:span text:style-name="T5">dla ścian w budynku:   </text:span></text:p>
      <text:p text:style-name="P15"><text:span text:style-name="T7">a) </text:span><text:span text:style-name="T5">niskim i średniowysokim - E I 30,  </text:span></text:p>
      <text:p text:style-name="P15"><text:span text:style-name="T7">b) </text:span><text:span text:style-name="T5">wysokim i wysokościowym - E I 60,  </text:span></text:p>
      <text:p text:style-name="P15"><text:span text:style-name="T2">2) </text:span><text:span text:style-name="T5">dla stropów w budynku zawierającym 2 mieszkania - R E I 30.  </text:span></text:p>
      <text:p text:style-name="P15"><text:span text:style-name="T2">2. </text:span><text:span text:style-name="akapitustep1"><text:span text:style-name="T5">Klasa odporności ogniowej ściany oddzielającej segmenty jednorodzinnych budynków ZL IV: bliźniaczych, szeregowych lub atrialnych, powinna wynosić co najmniej - R E I 60.  </text:span></text:span></text:p>
      <text:p text:style-name="P15"><text:span text:style-name="T7">3. </text:span><text:span text:style-name="akapitustep1"><text:span text:style-name="T5">W mieszkaniach oraz w samodzielnych pomieszczeniach mieszkalnych dopuszcza się wykonywanie ścian wewnętrznych nierozprzestrzeniających ognia, bez wymaganej w § 216 ust. 1 w kolumnie 6 tabeli klasy odporności ogniowej.  </text:span></text:span></text:p>
      <text:p text:style-name="P19"><text:bookmark-start text:name="JEDN_23393_33_6"/><text:soft-page-break/><text:span text:style-name="T7">§ 218. 1. </text:span><text:bookmark-start text:name="PP_23393_33_134"/><text:span text:style-name="akapitdomyslny1"><text:span text:style-name="T5">Przekrycie dachu budynku niższego, usytuowanego bliżej niż 8 m lub przyległego do ściany z otworami budynku wyższego, z wyjątkiem przypadków wymienionych w § 273 ust. 1, w pasie o szerokości 8 m od tej ściany powinno być nierozprzestrzeniające ognia oraz w pasie tym: </text:span></text:span><text:span text:style-name="T5"> </text:span></text:p>
      <text:p text:style-name="P15"><text:span text:style-name="T7">1) </text:span><text:span text:style-name="T5">konstrukcja dachu powinna mieć klasę odporności ogniowej co najmniej R 30, </text:span></text:p>
      <text:p text:style-name="P15"><text:span text:style-name="T7">2) </text:span><text:span text:style-name="T5">przekrycie dachu powinno mieć klasę odporności ogniowej co najmniej R E 30. </text:span></text:p>
      <text:p text:style-name="P15"><text:span text:style-name="T2">2. </text:span><text:span text:style-name="akapitustep1"><text:span text:style-name="T5">Warunki określone w ust. 1 nie mają zastosowania, jeżeli najbliżej położony otwór w ścianie budynku wyższego znajduje się w odległości nie mniejszej niż 10 m od dachu budynku niższego, a gęstość obciążenia ogniowego w budynku niższym nie przekracza 2000 MJ/m2.  </text:span></text:span></text:p>
      <text:p text:style-name="P15"><text:span text:style-name="T7">3. </text:span><text:span text:style-name="akapitustep1"><text:span text:style-name="T5">Postanowienia ust. 1 i 2 odnoszą się również do części niższej budynku, jeżeli część ta stanowi odrębną strefę pożarową.  </text:span></text:span></text:p>
      <text:p text:style-name="P15"><text:span text:style-name="T7">4. </text:span><text:span text:style-name="akapitustep1"><text:span text:style-name="T5">Dopuszcza się sytuowanie wylotów kanałów wentylacyjnych i spalinowych od urządzeń gazowych oraz rur wentylujących piony kanalizacyjne w części połaci dachu lub stropodachu budynku niższego, o której mowa w ust. 1.  </text:span></text:span></text:p>
      <text:p text:style-name="P19"><text:bookmark-start text:name="JEDN_23393_33_7"/><text:span text:style-name="T7">§ 219. 1. </text:span><text:bookmark-start text:name="PP_23393_33_135"/><text:span text:style-name="T5">Przekrycie dachu o powierzchni większej niż 1000 m</text:span><text:span text:style-name="T13">2</text:span><text:span text:style-name="T5"> powinno być nierozprzestrzeniające ognia, a palna izolacja cieplna przekrycia powinna być oddzielona od wnętrza budynku przegrodą o klasie odporności ogniowej nie niższej niż R E 15.</text:span><text:span text:style-name="T1"> </text:span></text:p>
      <text:p text:style-name="P15"><text:span text:style-name="T7">2. </text:span><text:span text:style-name="akapitustep1"><text:span text:style-name="T5">W budynkach ZL III, ZL IV i ZL V poddasze użytkowe przeznaczone na cele mieszkalne lub biurowe powinno być oddzielone od palnej konstrukcji i palnego przekrycia dachu przegrodami o klasie odporności ogniowej:  </text:span></text:span><text:span text:style-name="T5"><text:line-break/></text:span></text:p>
      <text:p text:style-name="P15"><text:span text:style-name="T7">1) </text:span><text:span text:style-name="T5">w budynku niskim - E I 30,  </text:span></text:p>
      <text:p text:style-name="P15"><text:span text:style-name="T7">2) </text:span><text:span text:style-name="T5">w budynku średniowysokim i wysokim - E I 60.  </text:span></text:p>
      <text:p text:style-name="P19"><text:bookmark-start text:name="JEDN_23393_33_8"/><text:span text:style-name="T2">§ 220. 1. </text:span><text:bookmark-start text:name="PP_23393_33_136"/><text:span text:style-name="akapitustep1"><text:span text:style-name="T5">Ściany wewnętrzne i stropy wydzielające kotłownie, składy paliwa stałego, żużlownie i magazyny oleju opałowego, a także zamknięcia otworów w tych elementach, powinny mieć klasę odporności ogniowej nie mniejszą niż określona w tabeli: </text:span></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table:number-rows-spanned="2" office:value-type="string">
            <text:p text:style-name="P7">Rodzaj pomieszczenia</text:p>
          </table:table-cell>
          <table:table-cell table:style-name="Tabela14.B1" table:number-columns-spanned="3" office:value-type="string">
            <text:p text:style-name="P7">Klasa odporności ogniowej</text:p>
          </table:table-cell>
          <table:covered-table-cell/>
          <table:covered-table-cell/>
        </table:table-row>
        <table:table-row table:style-name="Tabela14.1">
          <table:covered-table-cell/>
          <table:table-cell table:style-name="Tabela14.B2" office:value-type="string">
            <text:p text:style-name="P7">ścian wewnętrznych</text:p>
          </table:table-cell>
          <table:table-cell table:style-name="Tabela14.C2" office:value-type="string">
            <text:p text:style-name="P7">stropów</text:p>
          </table:table-cell>
          <table:table-cell table:style-name="Tabela14.B1" office:value-type="string">
            <text:p text:style-name="P7">drzwi lub innych zamknięć</text:p>
          </table:table-cell>
        </table:table-row>
        <table:table-row table:style-name="Tabela14.1">
          <table:table-cell table:style-name="Tabela14.A1" office:value-type="string">
            <text:p text:style-name="P7">1</text:p>
          </table:table-cell>
          <table:table-cell table:style-name="Tabela14.C2" office:value-type="string">
            <text:p text:style-name="P7">2</text:p>
          </table:table-cell>
          <table:table-cell table:style-name="Tabela14.C2" office:value-type="string">
            <text:p text:style-name="P7">3</text:p>
          </table:table-cell>
          <table:table-cell table:style-name="Tabela14.B1" office:value-type="string">
            <text:p text:style-name="P7">4</text:p>
          </table:table-cell>
        </table:table-row>
        <table:table-row table:style-name="Tabela14.1">
          <table:table-cell table:style-name="Tabela14.A1" office:value-type="string">
            <text:p text:style-name="P8">Kotłownia z kotłami na paliwo stałe, o łącznej mocy cieplnej powyżej 25 kW</text:p>
          </table:table-cell>
          <table:table-cell table:style-name="Tabela14.B4" office:value-type="string">
            <text:p text:style-name="P7">E I 60</text:p>
          </table:table-cell>
          <table:table-cell table:style-name="Tabela14.B4" office:value-type="string">
            <text:p text:style-name="P7">RE I 60</text:p>
          </table:table-cell>
          <table:table-cell table:style-name="Tabela14.D4" office:value-type="string">
            <text:p text:style-name="P7">E I 30</text:p>
          </table:table-cell>
        </table:table-row>
        <table:table-row table:style-name="Tabela14.1">
          <table:table-cell table:style-name="Tabela14.A1" office:value-type="string">
            <text:p text:style-name="P8">Kotłownia z kotłami na olej opałowy, o łącznej mocy cieplnej powyżej 30 kW</text:p>
          </table:table-cell>
          <table:table-cell table:style-name="Tabela14.B4" office:value-type="string">
            <text:p text:style-name="P7">E I 60</text:p>
          </table:table-cell>
          <table:table-cell table:style-name="Tabela14.B4" office:value-type="string">
            <text:p text:style-name="P7">RE I 60</text:p>
          </table:table-cell>
          <table:table-cell table:style-name="Tabela14.D4" office:value-type="string">
            <text:p text:style-name="P7">E I 30</text:p>
          </table:table-cell>
        </table:table-row>
        <table:table-row table:style-name="Tabela14.1">
          <table:table-cell table:style-name="Tabela14.A6" office:value-type="string">
            <text:p text:style-name="P8">Kotłownia z kotłami na paliwo gazowe, o łącznej mocy cieplnej powyżej 30 kW:</text:p>
          </table:table-cell>
          <table:table-cell table:style-name="Tabela14.B6" office:value-type="string">
            <text:p text:style-name="P7"> </text:p>
          </table:table-cell>
          <table:table-cell table:style-name="Tabela14.B6" office:value-type="string">
            <text:p text:style-name="P7"> </text:p>
          </table:table-cell>
          <table:table-cell table:style-name="Tabela14.D6" office:value-type="string">
            <text:p text:style-name="P7"> </text:p>
          </table:table-cell>
        </table:table-row>
        <table:table-row table:style-name="Tabela14.1">
          <table:table-cell table:style-name="Tabela14.A6" office:value-type="string">
            <text:p text:style-name="P8">- w budynku niskim (N) i średniowysokim (SW)</text:p>
          </table:table-cell>
          <table:table-cell table:style-name="Tabela14.B6" office:value-type="string">
            <text:p text:style-name="P7">E I 60</text:p>
          </table:table-cell>
          <table:table-cell table:style-name="Tabela14.B6" office:value-type="string">
            <text:p text:style-name="P7">R E I 60</text:p>
          </table:table-cell>
          <table:table-cell table:style-name="Tabela14.D6" office:value-type="string">
            <text:p text:style-name="P7">E I 30</text:p>
          </table:table-cell>
        </table:table-row>
        <table:table-row table:style-name="Tabela14.1">
          <table:table-cell table:style-name="Tabela14.A1" office:value-type="string">
            <text:p text:style-name="P8">- w budynku wysokim (W) i wysokościowym (WW)</text:p>
          </table:table-cell>
          <table:table-cell table:style-name="Tabela14.B4" office:value-type="string">
            <text:p text:style-name="P7">E I 120</text:p>
          </table:table-cell>
          <table:table-cell table:style-name="Tabela14.B4" office:value-type="string">
            <text:p text:style-name="P7">R E I 120</text:p>
          </table:table-cell>
          <table:table-cell table:style-name="Tabela14.D4" office:value-type="string">
            <text:p text:style-name="P7">E I 60</text:p>
          </table:table-cell>
        </table:table-row>
        <table:table-row table:style-name="Tabela14.1">
          <table:table-cell table:style-name="Tabela14.A1" office:value-type="string">
            <text:p text:style-name="P8">Skład paliwa stałego i żużlownia</text:p>
          </table:table-cell>
          <table:table-cell table:style-name="Tabela14.B4" office:value-type="string">
            <text:p text:style-name="P3"><text:span text:style-name="T4">E I 120</text:span><text:span text:style-name="T12">*)</text:span></text:p>
          </table:table-cell>
          <table:table-cell table:style-name="Tabela14.B4" office:value-type="string">
            <text:p text:style-name="P3"><text:span text:style-name="T4">R E I 120</text:span><text:span text:style-name="T12">*)</text:span></text:p>
          </table:table-cell>
          <table:table-cell table:style-name="Tabela14.D4" office:value-type="string">
            <text:p text:style-name="P3"><text:span text:style-name="T4">E I 60</text:span><text:span text:style-name="T12">*)</text:span></text:p>
          </table:table-cell>
        </table:table-row>
        <table:table-row table:style-name="Tabela14.1">
          <table:table-cell table:style-name="Tabela14.A1" office:value-type="string">
            <text:p text:style-name="P8">Magazyn oleju opałowego</text:p>
          </table:table-cell>
          <table:table-cell table:style-name="Tabela14.B4" office:value-type="string">
            <text:p text:style-name="P7">E I 120</text:p>
          </table:table-cell>
          <table:table-cell table:style-name="Tabela14.B4" office:value-type="string">
            <text:p text:style-name="P7">R E I 120</text:p>
          </table:table-cell>
          <table:table-cell table:style-name="Tabela14.D4" office:value-type="string">
            <text:p text:style-name="P7">E I 60</text:p>
          </table:table-cell>
        </table:table-row>
      </table:table>
      <text:p text:style-name="P16"><text:line-break/></text:p>
      <text:p text:style-name="P17"><text:span text:style-name="T13">*)</text:span><text:span text:style-name="T5"> Wymaganie nie dotyczy budynków mieszkalnych jednorodzinnych, budynków mieszkalnych w zabudowie zagrodowej oraz budynków rekreacji indywidualnej. </text:span></text:p>
      <text:p text:style-name="P15"><text:span text:style-name="T7">2. </text:span><text:span text:style-name="akapitustep1"><text:span text:style-name="T5">Dla pomieszczeń, o których mowa w ust. 1, klasę odporności ogniowej ścian zewnętrznych należy przyjmować zgodnie z § 216.  </text:span></text:span></text:p>
      <text:p text:style-name="P15"><text:soft-page-break/><text:span text:style-name="T7">3. </text:span><text:span text:style-name="akapitustep1"><text:span text:style-name="T5">Nie stawia się wymagań w zakresie klasy odporności ogniowej dla przegród zewnętrznych kotłowni z kotłami na paliwo gazowe, zlokalizowanej ponad dachem budynku, przy zachowaniu warunku, iż przegrody te powinny być wykonane z materiałów niepalnych.  </text:span></text:span></text:p>
      <text:p text:style-name="P19"><text:bookmark-start text:name="JEDN_23393_33_9"/><text:span text:style-name="T7">§ 221. 1. </text:span><text:span text:style-name="akapitustep1"><text:span text:style-name="T5">Nad pomieszczeniem zagrożonym wybuchem należy stosować lekki dach, wykonany z materiałów co najmniej trudno zapalnych, o masie nieprzekraczającej 75 kg/m2 rzutu, licząc bez elementów konstrukcji nośnej dachu, takich jak podciągi, wiązary i belki.  </text:span></text:span><text:span text:style-name="T5"><text:line-break/></text:span></text:p>
      <text:p text:style-name="P15"><text:span text:style-name="T7">2. </text:span><text:span text:style-name="akapitustep1"><text:span text:style-name="T5">Przepis ust. 1 nie dotyczy pomieszczenia, w którym łączna powierzchnia urządzeń odciążających (przeciwwybuchowych), jak przepony, klapy oraz otwory oszklone szkłem zwykłym, jest większa niż 0,065 m2/m3 kubatury pomieszczenia.  </text:span></text:span></text:p>
      <text:p text:style-name="P15"><text:span text:style-name="T7">3. </text:span><text:span text:style-name="akapitustep1"><text:span text:style-name="T5">Ściany oddzielające pomieszczenie zagrożone wybuchem od innych pomieszczeń powinny być odporne na parcie o wartości 15 kN/m2 (15 kPa).  </text:span></text:span></text:p>
      <text:p text:style-name="P19"><text:bookmark-start text:name="JEDN_23393_33_10"/><text:span text:style-name="T7">§ 222. 1. </text:span><text:span text:style-name="akapitustep1"><text:span text:style-name="T5">Pomieszczenie zagrożone wybuchem należy sytuować na najwyższej kondygnacji budynku. Wymaganie to nie dotyczy budynków na terenach zamkniętych.  </text:span></text:span><text:span text:style-name="T5"><text:line-break/></text:span></text:p>
      <text:p text:style-name="P15"><text:span text:style-name="T7">2. </text:span><text:span text:style-name="akapitustep1"><text:span text:style-name="T5">Dopuszcza się inne usytuowanie pomieszczeń, o których mowa w ust. 1, pod warunkiem zastosowania odpowiednich instalacji i urządzeń przeciwwybuchowych, uzgodnionych z właściwym komendantem wojewódzkim Państwowej Straży Pożarnej.  </text:span></text:span></text:p>
      <text:p text:style-name="P19"><text:bookmark-start text:name="JEDN_23393_33_11"/><text:span text:style-name="T7">§ 223. 1. </text:span><text:span text:style-name="akapitustep1"><text:span text:style-name="T5">W ścianach zewnętrznych budynku wielokondygnacyjnego, z zastrzeżeniem § 224, powinny być pasy międzykondygnacyjne o wysokości co najmniej 0,8 m.  </text:span></text:span><text:span text:style-name="T5"><text:line-break/></text:span></text:p>
      <text:p text:style-name="P15"><text:span text:style-name="T7">2. </text:span><text:span text:style-name="akapitustep1"><text:span text:style-name="T5">Za równorzędne rozwiązania uznaje się oddzielenia poziome w formie daszków, gzymsów i balkonów o wysięgu co najmniej 0,5 m lub też inne oddzielenia poziome i pionowe o sumie wysięgu i wymiaru pionowego co najmniej 0,8 m.  </text:span></text:span></text:p>
      <text:p text:style-name="P15"><text:span text:style-name="T7">3. </text:span><text:span text:style-name="akapitustep1"><text:span text:style-name="T5">Elementy poziome, wymienione w ust. 2, powinny mieć klasę odporności ogniowej wymaganą w stosunku do ścian zewnętrznych budynku i być wykonane z materiałów niepalnych.  </text:span></text:span></text:p>
      <text:p text:style-name="P15"><text:span text:style-name="T7">4. </text:span><text:span text:style-name="akapitustep1"><text:span text:style-name="T5">Warunki określone w ust. 1 i 2 nie dotyczą ścian holu i dróg komunikacji ogólnej.  </text:span></text:span></text:p>
      <text:p text:style-name="P19"><text:bookmark-start text:name="JEDN_23393_33_12"/><text:span text:style-name="T7">§ 224. 1. </text:span><text:span text:style-name="akapitustep1"><text:span text:style-name="T5">W ścianach zewnętrznych budynku wielokondygnacyjnego nad strefą pożarową PM, o gęstości obciążenia ogniowego powyżej 1000 MJ/m2, wysokość pasa międzykondygnacyjnego powinna wynosić co najmniej 1,2 m.  </text:span></text:span><text:span text:style-name="T5"><text:line-break/></text:span></text:p>
      <text:p text:style-name="P15"><text:span text:style-name="T7">2. </text:span><text:span text:style-name="akapitustep1"><text:span text:style-name="T5">Za równorzędne rozwiązanie uznaje się oddzielenie poziome w formie daszków, gzymsów i balkonów o wysięgu co najmniej 0,8 m lub też inne oddzielenie poziome i pionowe o sumie wymiaru pionowego i wysięgu co najmniej 1,2 m, z zachowaniem warunków określonych w § 223 ust. 3.  </text:span></text:span></text:p>
      <text:p text:style-name="P19"><text:bookmark-start text:name="JEDN_23393_33_13"/><text:span text:style-name="T7">§ 225. </text:span><text:span text:style-name="akapitdomyslny1"><text:span text:style-name="T5">Elementy okładzin elewacyjnych powinny być mocowane do konstrukcji budynku w sposób uniemożliwiający ich odpadanie w przypadku pożaru w czasie krótszym niż wynikający z wymaganej klasy odporności ogniowej dla ściany zewnętrznej, określonej w § 216 ust. 1, odpowiednio do klasy odporności pożarowej budynku, w którym są one zamocowane.  </text:span></text:span></text:p>
      <text:p text:style-name="P2"><text:bookmark-start text:name="JEDN_23393_34_r"/><text:span text:style-name="T11">Rozdział 3</text:span><text:span text:style-name="T5"> </text:span></text:p>
      <text:p text:style-name="P5"><text:line-break/>Strefy pożarowe i oddzielenia przeciwpożarowe</text:p>
      <text:p text:style-name="Normal_20__28_Web_29_"><text:bookmark-start text:name="JEDN_23393_34_0"/><text:span text:style-name="T7">§ 226. 1. </text:span><text:span text:style-name="akapitustep1"><text:span text:style-name="T5">Strefę pożarową stanowi budynek albo jego część oddzielona od innych budynków lub innych części budynku elementami oddzielenia przeciwpożarowego, o których mowa w § 232 ust. 4, </text:span></text:span><text:soft-page-break/><text:span text:style-name="akapitustep1"><text:span text:style-name="T5">bądź też pasami wolnego terenu o szerokości nie mniejszej niż dopuszczalne odległości od innych budynków, określone w § 271 ust. 1-7.  </text:span></text:span><text:span text:style-name="T5"><text:line-break/></text:span></text:p>
      <text:p text:style-name="P15"><text:span text:style-name="T7">2. </text:span><text:span text:style-name="akapitustep1"><text:span text:style-name="T5">Częścią budynku, o której mowa w ust. 1, jest także jego kondygnacja, jeżeli klatki schodowe i szyby dźwigowe w tym budynku spełniają co najmniej wymagania określone w § 256 ust. 2 dla klatek schodowych.  </text:span></text:span></text:p>
      <text:p text:style-name="P15"><text:span text:style-name="T7">3. </text:span><text:span text:style-name="akapitustep1"><text:span text:style-name="T5">Powierzchnia strefy pożarowej jest obliczana jako powierzchnia wewnętrzna budynku lub jego części, przy czym wlicza się do niej także powierzchnię antresoli.  </text:span></text:span></text:p>
      <text:p text:style-name="P19"><text:bookmark-start text:name="JEDN_23393_34_1"/><text:span text:style-name="T7">§ 227. 1. </text:span><text:span text:style-name="akapitustep1"><text:span text:style-name="T5">Dopuszczalne powierzchnie stref pożarowych ZL określa poniższa tabela:  </text:span></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rows-spanned="3" office:value-type="string">
            <text:p text:style-name="P7">Kategoria zagrożenia ludzi</text:p>
          </table:table-cell>
          <table:table-cell table:style-name="Tabela15.B1" table:number-columns-spanned="4" office:value-type="string">
            <text:p text:style-name="P7">Dopuszczalna powierzchnia strefy pożarowej w m2</text:p>
          </table:table-cell>
          <table:covered-table-cell/>
          <table:covered-table-cell/>
          <table:covered-table-cell/>
        </table:table-row>
        <table:table-row table:style-name="Tabela15.1">
          <table:covered-table-cell/>
          <table:table-cell table:style-name="Tabela15.B2" table:number-rows-spanned="2" office:value-type="string">
            <text:p text:style-name="P7">w budynku o jednej kondygnacji nadziemnej<text:line-break/>(bez ograniczenia wysokości)</text:p>
          </table:table-cell>
          <table:table-cell table:style-name="Tabela15.B1" table:number-columns-spanned="3" office:value-type="string">
            <text:p text:style-name="P7">w budynku wielokondygnacyjnym</text:p>
          </table:table-cell>
          <table:covered-table-cell/>
          <table:covered-table-cell/>
        </table:table-row>
        <table:table-row table:style-name="Tabela15.1">
          <table:covered-table-cell/>
          <table:covered-table-cell/>
          <table:table-cell table:style-name="Tabela15.B2" office:value-type="string">
            <text:p text:style-name="P7">niskim <text:line-break/>(N)</text:p>
          </table:table-cell>
          <table:table-cell table:style-name="Tabela15.D3" office:value-type="string">
            <text:p text:style-name="P7">średniowysokim <text:line-break/>(SW)</text:p>
          </table:table-cell>
          <table:table-cell table:style-name="Tabela15.B1" office:value-type="string">
            <text:p text:style-name="P7">wysokim i wysokościowym<text:line-break/>(W) i (WW)</text:p>
          </table:table-cell>
        </table:table-row>
        <table:table-row table:style-name="Tabela15.1">
          <table:table-cell table:style-name="Tabela15.A1" office:value-type="string">
            <text:p text:style-name="P7">1</text:p>
          </table:table-cell>
          <table:table-cell table:style-name="Tabela15.D3" office:value-type="string">
            <text:p text:style-name="P7">2</text:p>
          </table:table-cell>
          <table:table-cell table:style-name="Tabela15.D3" office:value-type="string">
            <text:p text:style-name="P7">3</text:p>
          </table:table-cell>
          <table:table-cell table:style-name="Tabela15.D3" office:value-type="string">
            <text:p text:style-name="P7">4</text:p>
          </table:table-cell>
          <table:table-cell table:style-name="Tabela15.B1" office:value-type="string">
            <text:p text:style-name="P7">5</text:p>
          </table:table-cell>
        </table:table-row>
        <table:table-row table:style-name="Tabela15.1">
          <table:table-cell table:style-name="Tabela15.A1" office:value-type="string">
            <text:p text:style-name="P7">ZL I, ZL III, ZL IV, ZL V</text:p>
          </table:table-cell>
          <table:table-cell table:style-name="Tabela15.D3" office:value-type="string">
            <text:p text:style-name="P7">10 000</text:p>
          </table:table-cell>
          <table:table-cell table:style-name="Tabela15.D3" office:value-type="string">
            <text:p text:style-name="P7">8 000</text:p>
          </table:table-cell>
          <table:table-cell table:style-name="Tabela15.D3" office:value-type="string">
            <text:p text:style-name="P7">5 000</text:p>
          </table:table-cell>
          <table:table-cell table:style-name="Tabela15.B1" office:value-type="string">
            <text:p text:style-name="P7">2 500</text:p>
          </table:table-cell>
        </table:table-row>
        <table:table-row table:style-name="Tabela15.1">
          <table:table-cell table:style-name="Tabela15.A1" office:value-type="string">
            <text:p text:style-name="P7">ZL II</text:p>
          </table:table-cell>
          <table:table-cell table:style-name="Tabela15.D3" office:value-type="string">
            <text:p text:style-name="P7">8 000</text:p>
          </table:table-cell>
          <table:table-cell table:style-name="Tabela15.D3" office:value-type="string">
            <text:p text:style-name="P7">5 000</text:p>
          </table:table-cell>
          <table:table-cell table:style-name="Tabela15.D3" office:value-type="string">
            <text:p text:style-name="P7">3 500</text:p>
          </table:table-cell>
          <table:table-cell table:style-name="Tabela15.B1" office:value-type="string">
            <text:p text:style-name="P7">2 000</text:p>
          </table:table-cell>
        </table:table-row>
      </table:table>
      <text:p text:style-name="P16"><text:line-break/></text:p>
      <text:p text:style-name="P15"><text:span text:style-name="T7">2. </text:span><text:span text:style-name="akapitustep1"><text:span text:style-name="T5">Dopuszczalna powierzchnia strefy pożarowej ZL, obejmującej podziemną część budynku, nie powinna przekraczać 50% dopuszczalnej powierzchni strefy pożarowej tej samej kategorii zagrożenia ludzi, określonej w ust. 1 dla pierwszej nadziemnej kondygnacji tego budynku. </text:span></text:span></text:p>
      <text:p text:style-name="P15"><text:span text:style-name="T7">3. </text:span><text:span text:style-name="akapitustep1"><text:span text:style-name="T5">Zmniejszenie dopuszczalnej powierzchni strefy pożarowej, o której mowa w ust. 2, nie dotyczy przypadku, gdy wyjścia ewakuacyjne z kondygnacji podziemnej prowadzą bezpośrednio na zewnątrz budynku. </text:span></text:span></text:p>
      <text:p text:style-name="P15"><text:span text:style-name="T7">4. </text:span><text:bookmark-start text:name="PP_23393_34_137"/><text:span text:style-name="akapitdomyslny1"><text:span text:style-name="T5">Dopuszcza się powiększenie powierzchni stref pożarowych, o których mowa w ust. 1, z wyjątkiem stref pożarowych w wielokondygnacyjnych budynkach wysokich (W) i wysokościowych (WW), pod warunkiem zastosowania: </text:span></text:span><text:span text:style-name="T5"> </text:span></text:p>
      <text:p text:style-name="P15"><text:span text:style-name="T7">1) </text:span><text:span text:style-name="T5">stałych urządzeń gaśniczych tryskaczowych - o 100 %, </text:span></text:p>
      <text:p text:style-name="P15"><text:span text:style-name="T7">2) </text:span><text:span text:style-name="T5">samoczynnych urządzeń oddymiających uruchamianych za pomocą systemu wykrywania dymu - o 100 %. </text:span></text:p>
      <text:p text:style-name="P9">Przy jednoczesnym stosowaniu urządzeń wymienionych w pkt 1 i 2 dopuszcza się powiększenie powierzchni stref pożarowych o 200 %. </text:p>
      <text:p text:style-name="P15"><text:span text:style-name="T7">5. </text:span><text:span text:style-name="akapitustep1"><text:span text:style-name="T5">Ze strefy pożarowej ZL II o powierzchni przekraczającej 750 m2 w budynku wielokondygnacyjnym, powinna być zapewniona możliwość ewakuacji ludzi do innej strefy pożarowej na tej samej kondygnacji.  </text:span></text:span></text:p>
      <text:p text:style-name="P19"><text:bookmark-start text:name="JEDN_23393_34_2"/><text:span text:style-name="T7">§ 228. 1. </text:span><text:span text:style-name="akapitustep1"><text:span text:style-name="T5">Dopuszczalne powierzchnie stref pożarowych PM, z wyjątkiem garaży, określa poniższa tabela:  </text:span></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rows-spanned="3" office:value-type="string">
            <text:p text:style-name="P7">Rodzaj stref pożarowych</text:p>
          </table:table-cell>
          <table:table-cell table:style-name="Tabela16.B1" table:number-rows-spanned="3" office:value-type="string">
            <text:p text:style-name="P7">Gęstość obciążenia ogniowego<text:line-break/>Q [MJ/m2]</text:p>
          </table:table-cell>
          <table:table-cell table:style-name="Tabela16.C1" table:number-columns-spanned="3" office:value-type="string">
            <text:p text:style-name="P7">Dopuszczalna powierzchnia strefy pożarowej w m2</text:p>
          </table:table-cell>
          <table:covered-table-cell/>
          <table:covered-table-cell/>
        </table:table-row>
        <table:table-row table:style-name="Tabela16.1">
          <table:covered-table-cell/>
          <table:covered-table-cell/>
          <table:table-cell table:style-name="Tabela16.C2" table:number-rows-spanned="2" office:value-type="string">
            <text:p text:style-name="P7">w budynku o jednej kondygnacji nadziemnej (bez ograniczenia wysokości)</text:p>
          </table:table-cell>
          <table:table-cell table:style-name="Tabela16.C1" table:number-columns-spanned="2" office:value-type="string">
            <text:p text:style-name="P7">w budynku wielokondygnacyjnym</text:p>
          </table:table-cell>
          <table:covered-table-cell/>
        </table:table-row>
        <table:table-row table:style-name="Tabela16.1">
          <table:covered-table-cell/>
          <table:covered-table-cell/>
          <table:covered-table-cell/>
          <table:table-cell table:style-name="Tabela16.C2" office:value-type="string">
            <text:p text:style-name="P7">niskim i średniowysokim<text:line-break/>(N) i (SW) </text:p>
          </table:table-cell>
          <table:table-cell table:style-name="Tabela16.C1" office:value-type="string">
            <text:p text:style-name="P7">wysokim i wysokościowym<text:line-break/>(W) i (WW) </text:p>
          </table:table-cell>
        </table:table-row>
        <table:table-row table:style-name="Tabela16.1">
          <table:table-cell table:style-name="Tabela16.A1" office:value-type="string">
            <text:p text:style-name="P7">1</text:p>
          </table:table-cell>
          <table:table-cell table:style-name="Tabela16.B1" office:value-type="string">
            <text:p text:style-name="P7">2</text:p>
          </table:table-cell>
          <table:table-cell table:style-name="Tabela16.B1" office:value-type="string">
            <text:p text:style-name="P7">3</text:p>
          </table:table-cell>
          <table:table-cell table:style-name="Tabela16.B1" office:value-type="string">
            <text:p text:style-name="P7">4</text:p>
          </table:table-cell>
          <table:table-cell table:style-name="Tabela16.C1" office:value-type="string">
            <text:p text:style-name="P7">5</text:p>
          </table:table-cell>
        </table:table-row>
        <text:soft-page-break/>
        <table:table-row table:style-name="Tabela16.1">
          <table:table-cell table:style-name="Tabela16.A1" office:value-type="string">
            <text:p text:style-name="P8">Strefy pożarowe z pomieszczeniem zagrożonym wybuchem</text:p>
          </table:table-cell>
          <table:table-cell table:style-name="Tabela16.B1" office:value-type="string">
            <text:p text:style-name="P7">Q &gt; 4 000 <text:line-break/>2 000 &lt; Q &lt; = 4 000 <text:line-break/>1 000 &lt; Q &lt; = 2 000 <text:line-break/>500 &lt; Q &lt; = 1 000 <text:line-break/>Q &lt; = 500</text:p>
          </table:table-cell>
          <table:table-cell table:style-name="Tabela16.B1" office:value-type="string">
            <text:p text:style-name="P7">1 000<text:line-break/>2 000<text:line-break/>4 000<text:line-break/>6 000<text:line-break/>8 000</text:p>
          </table:table-cell>
          <table:table-cell table:style-name="Tabela16.B1" office:value-type="string">
            <text:p text:style-name="P7">*<text:line-break/>*<text:line-break/>1 000<text:line-break/>2 000<text:line-break/>3 000</text:p>
          </table:table-cell>
          <table:table-cell table:style-name="Tabela16.C1" office:value-type="string">
            <text:p text:style-name="P7">*<text:line-break/>*<text:line-break/>*<text:line-break/>500<text:line-break/>1 000</text:p>
          </table:table-cell>
        </table:table-row>
        <table:table-row table:style-name="Tabela16.1">
          <table:table-cell table:style-name="Tabela16.A1" office:value-type="string">
            <text:p text:style-name="P8">Strefy pożarowe pozostałe</text:p>
          </table:table-cell>
          <table:table-cell table:style-name="Tabela16.B1" office:value-type="string">
            <text:p text:style-name="P7">Q &gt; 4 000<text:line-break/>2000 &lt; Q &lt; = 4 000 <text:line-break/>1000 &lt; Q &lt; = 2 000 <text:line-break/>500 &lt; Q &lt; = 1 000 <text:line-break/>Q &lt; = 500</text:p>
          </table:table-cell>
          <table:table-cell table:style-name="Tabela16.B1" office:value-type="string">
            <text:p text:style-name="P7">2 000<text:line-break/>4 000<text:line-break/>8 000<text:line-break/>15 000<text:line-break/>20 000</text:p>
          </table:table-cell>
          <table:table-cell table:style-name="Tabela16.B1" office:value-type="string">
            <text:p text:style-name="P7">1 000<text:line-break/>2 000<text:line-break/>4 000<text:line-break/>8 000<text:line-break/>10 000</text:p>
          </table:table-cell>
          <table:table-cell table:style-name="Tabela16.C1" office:value-type="string">
            <text:p text:style-name="P7">*<text:line-break/>*<text:line-break/>1 000<text:line-break/>2 500<text:line-break/>5 000</text:p>
          </table:table-cell>
        </table:table-row>
      </table:table>
      <text:p text:style-name="P16"><text:line-break/></text:p>
      <text:p text:style-name="P18">* Nie dopuszcza się takich przypadków.  </text:p>
      <text:p text:style-name="P15"><text:span text:style-name="T7">2. </text:span><text:span text:style-name="akapitustep1"><text:span text:style-name="T5">Strefy pożarowe, o których mowa w ust. 1, w podziemnej części budynków nie powinny przekraczać 50% powierzchni określonych w tabeli.  </text:span></text:span></text:p>
      <text:p text:style-name="P19"><text:bookmark-start text:name="JEDN_23393_34_3"/><text:span text:style-name="T7">§ 229. </text:span><text:bookmark-start text:name="PP_23393_34_138"/><text:span text:style-name="T7">1. </text:span><text:span text:style-name="akapitdomyslny1"><text:span text:style-name="T5">Dopuszcza się powiększenie powierzchni stref pożarowych, o których mowa w § 228, pod warunkiem ich ochrony: </text:span></text:span><text:span text:style-name="T5"> </text:span></text:p>
      <text:p text:style-name="P15"><text:span text:style-name="T7">1) </text:span><text:span text:style-name="T5">stałymi samoczynnymi urządzeniami gaśniczymi wodnymi - o 100 %, </text:span></text:p>
      <text:p text:style-name="P15"><text:span text:style-name="T7">2) </text:span><text:span text:style-name="T5">samoczynnymi urządzeniami oddymiającymi - o 50 %. </text:span></text:p>
      <text:p text:style-name="P15"><text:span text:style-name="T2">2. </text:span><text:span text:style-name="akapitdomyslny1"><text:span text:style-name="T5">Przy jednoczesnym stosowaniu urządzeń wymienionych w ust. 1 dopuszcza się powiększenie stref pożarowych o 150 %. </text:span></text:span></text:p>
      <text:p text:style-name="P19"><text:bookmark-start text:name="JEDN_23393_34_4"/><text:span text:style-name="T7">§ 230. 1. </text:span><text:span text:style-name="akapitustep1"><text:span text:style-name="T5">W budynku jednokondygnacyjnym lub na ostatniej kondygnacji budynku wielokondygnacyjnego wielkości stref pożarowych PM, z wyjątkiem garaży, można powiększyć o 100%, jeżeli budynek nie zawiera pomieszczenia zagrożonego wybuchem i jest wykonany z elementów nierozprzestrzeniających ognia oraz zastosowano samoczynne urządzenia oddymiające.  </text:span></text:span><text:span text:style-name="T5"><text:line-break/></text:span></text:p>
      <text:p text:style-name="P15"><text:span text:style-name="T7">2. </text:span><text:bookmark-start text:name="PP_23393_34_139"/><text:span text:style-name="akapitdomyslny1"><text:span text:style-name="T5">W budynku jednokondygnacyjnym wielkości stref pożarowych PM, z wyjątkiem garażu, nie ogranicza się, pod warunkiem zastosowania stałych samoczynnych urządzeń gaśniczych wodnych i samoczynnych urządzeń oddymiających. </text:span></text:span></text:p>
      <text:p text:style-name="P19"><text:bookmark-start text:name="JEDN_23393_34_5"/><text:span text:style-name="T7">§ 231. 1. </text:span><text:span text:style-name="akapitustep1"><text:span text:style-name="T5">Dopuszczalne powierzchnie stref pożarowych IN określa poniższa tabela:  </text:span></text:span></text:p>
      <table:table table:name="Tabela17" table:style-name="Tabela17">
        <table:table-column table:style-name="Tabela17.A" table:number-columns-repeated="2"/>
        <table:table-column table:style-name="Tabela17.C"/>
        <table:table-row table:style-name="Tabela17.1">
          <table:table-cell table:style-name="Tabela17.A1" table:number-rows-spanned="2" office:value-type="string">
            <text:p text:style-name="P7">Liczba kondygnacji budynku</text:p>
          </table:table-cell>
          <table:table-cell table:style-name="Tabela17.B1" table:number-columns-spanned="2" office:value-type="string">
            <text:p text:style-name="P7">Dopuszczalna powierzchnia strefy pożarowej w m2</text:p>
          </table:table-cell>
          <table:covered-table-cell/>
        </table:table-row>
        <table:table-row table:style-name="Tabela17.1">
          <table:covered-table-cell/>
          <table:table-cell table:style-name="Tabela17.B2" office:value-type="string">
            <text:p text:style-name="P7">przy hodowli ściółkowej</text:p>
          </table:table-cell>
          <table:table-cell table:style-name="Tabela17.B1" office:value-type="string">
            <text:p text:style-name="P7">przy hodowli bezściółkowej</text:p>
          </table:table-cell>
        </table:table-row>
        <table:table-row table:style-name="Tabela17.1">
          <table:table-cell table:style-name="Tabela17.A1" office:value-type="string">
            <text:p text:style-name="P7">1</text:p>
          </table:table-cell>
          <table:table-cell table:style-name="Tabela17.B3" office:value-type="string">
            <text:p text:style-name="P7">2</text:p>
          </table:table-cell>
          <table:table-cell table:style-name="Tabela17.B1" office:value-type="string">
            <text:p text:style-name="P7">3</text:p>
          </table:table-cell>
        </table:table-row>
        <table:table-row table:style-name="Tabela17.1">
          <table:table-cell table:style-name="Tabela17.A1" office:value-type="string">
            <text:p text:style-name="P8">Jedna</text:p>
          </table:table-cell>
          <table:table-cell table:style-name="Tabela17.B3" office:value-type="string">
            <text:p text:style-name="P7">5 000</text:p>
          </table:table-cell>
          <table:table-cell table:style-name="Tabela17.B1" office:value-type="string">
            <text:p text:style-name="P7">nie ogranicza się</text:p>
          </table:table-cell>
        </table:table-row>
        <table:table-row table:style-name="Tabela17.1">
          <table:table-cell table:style-name="Tabela17.A1" office:value-type="string">
            <text:p text:style-name="P8">Dwie</text:p>
          </table:table-cell>
          <table:table-cell table:style-name="Tabela17.B3" office:value-type="string">
            <text:p text:style-name="P7">2 500</text:p>
          </table:table-cell>
          <table:table-cell table:style-name="Tabela17.B1" office:value-type="string">
            <text:p text:style-name="P7">5 000</text:p>
          </table:table-cell>
        </table:table-row>
        <table:table-row table:style-name="Tabela17.1">
          <table:table-cell table:style-name="Tabela17.A1" office:value-type="string">
            <text:p text:style-name="P8">Powyżej dwóch</text:p>
          </table:table-cell>
          <table:table-cell table:style-name="Tabela17.B3" office:value-type="string">
            <text:p text:style-name="P7">1 000</text:p>
          </table:table-cell>
          <table:table-cell table:style-name="Tabela17.B1" office:value-type="string">
            <text:p text:style-name="P7">2 500</text:p>
          </table:table-cell>
        </table:table-row>
      </table:table>
      <text:p text:style-name="P16"><text:line-break/></text:p>
      <text:p text:style-name="P15"><text:span text:style-name="T7">2. </text:span><text:span text:style-name="akapitustep1"><text:span text:style-name="T5">W przypadku stosowania w budynku ścian silnie rozprzestrzeniających ogień, strefę pożarową należy zmniejszyć do 25% wartości podanej w ust. 1, a w przypadku jednokondygnacyjnego budynku przeznaczonego do hodowli bezściółkowej, strefę ogranicza się do 5 000 m2.  </text:span></text:span></text:p>
      <text:p text:style-name="P19"><text:bookmark-start text:name="JEDN_23393_34_6"/><text:span text:style-name="T7">§ 232. 1. </text:span><text:span text:style-name="akapitustep1"><text:span text:style-name="T5">Ściany i stropy stanowiące elementy oddzielenia przeciwpożarowego powinny być wykonane z materiałów niepalnych, a występujące w nich otwory - obudowane przedsionkami przeciwpożarowymi lub zamykane za pomocą drzwi przeciwpożarowych bądź innego zamknięcia </text:span></text:span><text:soft-page-break/><text:span text:style-name="akapitustep1"><text:span text:style-name="T5">przeciwpożarowego. </text:span></text:span><text:span text:style-name="T5"><text:line-break/></text:span></text:p>
      <text:p text:style-name="P15"><text:span text:style-name="T7">2. </text:span><text:span text:style-name="akapitustep1"><text:span text:style-name="T5">W ścianie oddzielenia przeciwpożarowego łączna powierzchnia otworów, o których mowa w ust. 1, nie powinna przekraczać 15% powierzchni ściany, a w stropie oddzielenia przeciwpożarowego - 0,5% powierzchni stropu. </text:span></text:span></text:p>
      <text:p text:style-name="P15"><text:span text:style-name="T7">3. </text:span><text:bookmark-start text:name="PP_23393_34_140"/><text:span text:style-name="akapitdomyslny1"><text:span text:style-name="T5">Przedsionek przeciwpożarowy powinien mieć wymiary rzutu poziomego nie mniejsze niż 1,4x1,4 m, ściany i strop, a także osłony lub obudowy przewodów i kabli elektrycznych z wyjątkiem wykorzystywanych w przedsionku - o klasie odporności ogniowej co najmniej E I 60 wykonane z materiałów niepalnych oraz być zamykany drzwiami i wentylowany co najmniej grawitacyjnie, z zastrzeżeniem § 246 ust. 2 i 3. </text:span></text:span></text:p>
      <text:p text:style-name="P15"><text:span text:style-name="T7">4. </text:span><text:span text:style-name="akapitustep1"><text:span text:style-name="T5">Wymaganą klasę odporności ogniowej elementów oddzielenia przeciwpożarowego oraz zamknięć znajdujących się w nich otworów określa poniższa tabela:  </text:span></text:span></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rows-spanned="3" office:value-type="string">
            <text:p text:style-name="P7">Klasa odporności pożarowej budynku</text:p>
          </table:table-cell>
          <table:table-cell table:style-name="Tabela18.B1" table:number-columns-spanned="5" office:value-type="string">
            <text:p text:style-name="P7">Klasa odporności ogniowej</text:p>
          </table:table-cell>
          <table:covered-table-cell/>
          <table:covered-table-cell/>
          <table:covered-table-cell/>
          <table:covered-table-cell/>
        </table:table-row>
        <table:table-row table:style-name="Tabela18.1">
          <table:covered-table-cell/>
          <table:table-cell table:style-name="Tabela18.B2" table:number-columns-spanned="2" office:value-type="string">
            <text:p text:style-name="P7">elementów oddzielenia przeciwpożarowego</text:p>
          </table:table-cell>
          <table:covered-table-cell/>
          <table:table-cell table:style-name="Tabela18.D2" table:number-rows-spanned="2" office:value-type="string">
            <text:p text:style-name="P7">drzwi przeciwpożarowych lub innych zamknięć przeciwpożarowych</text:p>
          </table:table-cell>
          <table:table-cell table:style-name="Tabela18.B1" table:number-columns-spanned="2" office:value-type="string">
            <text:p text:style-name="P7">drzwi z przedsionka przeciwpożarowego</text:p>
          </table:table-cell>
          <table:covered-table-cell/>
        </table:table-row>
        <table:table-row table:style-name="Tabela18.1">
          <table:covered-table-cell/>
          <table:table-cell table:style-name="Tabela18.B2" office:value-type="string">
            <text:p text:style-name="P7">ścian i stropów, z wyjątkiem stropów w ZL</text:p>
          </table:table-cell>
          <table:table-cell table:style-name="Tabela18.D2" office:value-type="string">
            <text:p text:style-name="P7">stropów w ZL</text:p>
          </table:table-cell>
          <table:covered-table-cell/>
          <table:table-cell table:style-name="Tabela18.B2" office:value-type="string">
            <text:p text:style-name="P7">na korytarz i do pomieszczenia</text:p>
          </table:table-cell>
          <table:table-cell table:style-name="Tabela18.B1" office:value-type="string">
            <text:p text:style-name="P7">na klatkę schodową*) </text:p>
          </table:table-cell>
        </table:table-row>
        <table:table-row table:style-name="Tabela18.1">
          <table:table-cell table:style-name="Tabela18.A1" office:value-type="string">
            <text:p text:style-name="P7">1</text:p>
          </table:table-cell>
          <table:table-cell table:style-name="Tabela18.D2" office:value-type="string">
            <text:p text:style-name="P7">2</text:p>
          </table:table-cell>
          <table:table-cell table:style-name="Tabela18.D2" office:value-type="string">
            <text:p text:style-name="P7">3</text:p>
          </table:table-cell>
          <table:table-cell table:style-name="Tabela18.D2" office:value-type="string">
            <text:p text:style-name="P7">4</text:p>
          </table:table-cell>
          <table:table-cell table:style-name="Tabela18.D2" office:value-type="string">
            <text:p text:style-name="P7">5</text:p>
          </table:table-cell>
          <table:table-cell table:style-name="Tabela18.B1" office:value-type="string">
            <text:p text:style-name="P7">6</text:p>
          </table:table-cell>
        </table:table-row>
        <table:table-row table:style-name="Tabela18.1">
          <table:table-cell table:style-name="Tabela18.A1" office:value-type="string">
            <text:p text:style-name="P7">„A”</text:p>
          </table:table-cell>
          <table:table-cell table:style-name="Tabela18.D2" office:value-type="string">
            <text:p text:style-name="P7">R E I 240</text:p>
          </table:table-cell>
          <table:table-cell table:style-name="Tabela18.D2" office:value-type="string">
            <text:p text:style-name="P7">R E I 120</text:p>
          </table:table-cell>
          <table:table-cell table:style-name="Tabela18.D2" office:value-type="string">
            <text:p text:style-name="P7">E I 120</text:p>
          </table:table-cell>
          <table:table-cell table:style-name="Tabela18.D2" office:value-type="string">
            <text:p text:style-name="P7">E I 60</text:p>
          </table:table-cell>
          <table:table-cell table:style-name="Tabela18.B1" office:value-type="string">
            <text:p text:style-name="P7">E 60</text:p>
          </table:table-cell>
        </table:table-row>
        <table:table-row table:style-name="Tabela18.1">
          <table:table-cell table:style-name="Tabela18.A1" office:value-type="string">
            <text:p text:style-name="P7">„B” i „C”</text:p>
          </table:table-cell>
          <table:table-cell table:style-name="Tabela18.D2" office:value-type="string">
            <text:p text:style-name="P7">RE I 120</text:p>
          </table:table-cell>
          <table:table-cell table:style-name="Tabela18.D2" office:value-type="string">
            <text:p text:style-name="P7">R E I 60</text:p>
          </table:table-cell>
          <table:table-cell table:style-name="Tabela18.D2" office:value-type="string">
            <text:p text:style-name="P7">E I 60</text:p>
          </table:table-cell>
          <table:table-cell table:style-name="Tabela18.D2" office:value-type="string">
            <text:p text:style-name="P7">E I 30</text:p>
          </table:table-cell>
          <table:table-cell table:style-name="Tabela18.B1" office:value-type="string">
            <text:p text:style-name="P7">E 30</text:p>
          </table:table-cell>
        </table:table-row>
        <table:table-row table:style-name="Tabela18.1">
          <table:table-cell table:style-name="Tabela18.A1" office:value-type="string">
            <text:p text:style-name="P7">„D” i „E”</text:p>
          </table:table-cell>
          <table:table-cell table:style-name="Tabela18.D2" office:value-type="string">
            <text:p text:style-name="P7">R E I 60</text:p>
          </table:table-cell>
          <table:table-cell table:style-name="Tabela18.D2" office:value-type="string">
            <text:p text:style-name="P7">R E I 30</text:p>
          </table:table-cell>
          <table:table-cell table:style-name="Tabela18.D2" office:value-type="string">
            <text:p text:style-name="P7">E I 30</text:p>
          </table:table-cell>
          <table:table-cell table:style-name="Tabela18.D2" office:value-type="string">
            <text:p text:style-name="P7">E I 15</text:p>
          </table:table-cell>
          <table:table-cell table:style-name="Tabela18.B1" office:value-type="string">
            <text:p text:style-name="P7">E 15</text:p>
          </table:table-cell>
        </table:table-row>
      </table:table>
      <text:p text:style-name="P16"><text:line-break/></text:p>
      <text:p text:style-name="P18">*) Dopuszcza się osadzenie tych drzwi w ścianie o klasie odporności ogniowej, określonej dla drzwi w kol. 6, znajdującej się między przedsionkiem a klatką schodową.  </text:p>
      <text:p text:style-name="P15"><text:span text:style-name="T7">5. </text:span><text:span text:style-name="akapitdomyslny1"><text:span text:style-name="T5">Klasa odporności ogniowej elementów oddzielenia przeciwpożarowego oraz zamknięć znajdujących się w nich otworów w budynkach, o których mowa w § 213, powinna być nie mniejsza od określonej w ust. 4 dla budynków o klasie odporności pożarowej </text:span></text:span><text:span text:style-name="akapitdomyslny1"><text:span text:style-name="T8">„D”</text:span></text:span><text:span text:style-name="akapitdomyslny1"><text:span text:style-name="T5"> i </text:span></text:span><text:span text:style-name="akapitdomyslny1"><text:span text:style-name="T8">„E”</text:span></text:span><text:span text:style-name="akapitdomyslny1"><text:span text:style-name="T5">.  </text:span></text:span></text:p>
      <text:p text:style-name="P15"><text:span text:style-name="T7">6. </text:span><text:span text:style-name="akapitustep1"><text:span text:style-name="T5">W ścianie oddzielenia przeciwpożarowego dopuszcza się wypełnienie otworów materiałem przepuszczającym światło, takim jak luksfery, cegła szklana lub inne przeszklenie, jeżeli powierzchnia wypełnionych otworów nie przekracza 10% powierzchni ściany, przy czym klasa odporności ogniowej wypełnień nie powinna być niższa niż:  </text:span></text:span></text:p>
      <table:table table:name="Tabela19" table:style-name="Tabela19">
        <table:table-column table:style-name="Tabela19.A"/>
        <table:table-column table:style-name="Tabela19.B"/>
        <table:table-column table:style-name="Tabela19.C"/>
        <table:table-row table:style-name="Tabela19.1">
          <table:table-cell table:style-name="Tabela19.A1" table:number-rows-spanned="2" office:value-type="string">
            <text:p text:style-name="P7">Wymagana klasa odporności ogniowej ściany oddzielenia przeciwpożarowego</text:p>
          </table:table-cell>
          <table:table-cell table:style-name="Tabela19.B1" table:number-columns-spanned="2" office:value-type="string">
            <text:p text:style-name="P7">Klasa odporności ogniowej<text:line-break/>wypełnienia otworu w ścianie</text:p>
          </table:table-cell>
          <table:covered-table-cell/>
        </table:table-row>
        <table:table-row table:style-name="Tabela19.1">
          <table:covered-table-cell/>
          <table:table-cell table:style-name="Tabela19.B2" office:value-type="string">
            <text:p text:style-name="P7">będącej obudową drogi ewakuacyjnej</text:p>
          </table:table-cell>
          <table:table-cell table:style-name="Tabela19.B1" office:value-type="string">
            <text:p text:style-name="P7">innej</text:p>
          </table:table-cell>
        </table:table-row>
        <table:table-row table:style-name="Tabela19.1">
          <table:table-cell table:style-name="Tabela19.A1" office:value-type="string">
            <text:p text:style-name="P7">1</text:p>
          </table:table-cell>
          <table:table-cell table:style-name="Tabela19.B3" office:value-type="string">
            <text:p text:style-name="P7">2</text:p>
          </table:table-cell>
          <table:table-cell table:style-name="Tabela19.B1" office:value-type="string">
            <text:p text:style-name="P7">3</text:p>
          </table:table-cell>
        </table:table-row>
        <table:table-row table:style-name="Tabela19.1">
          <table:table-cell table:style-name="Tabela19.A1" office:value-type="string">
            <text:p text:style-name="P7">R E I 240</text:p>
          </table:table-cell>
          <table:table-cell table:style-name="Tabela19.B3" office:value-type="string">
            <text:p text:style-name="P7">E I 120</text:p>
          </table:table-cell>
          <table:table-cell table:style-name="Tabela19.B1" office:value-type="string">
            <text:p text:style-name="P7">E 120</text:p>
          </table:table-cell>
        </table:table-row>
        <table:table-row table:style-name="Tabela19.1">
          <table:table-cell table:style-name="Tabela19.A1" office:value-type="string">
            <text:p text:style-name="P7">R E I 120</text:p>
          </table:table-cell>
          <table:table-cell table:style-name="Tabela19.B3" office:value-type="string">
            <text:p text:style-name="P7">E I 60</text:p>
          </table:table-cell>
          <table:table-cell table:style-name="Tabela19.B1" office:value-type="string">
            <text:p text:style-name="P7">E 60</text:p>
          </table:table-cell>
        </table:table-row>
        <table:table-row table:style-name="Tabela19.1">
          <table:table-cell table:style-name="Tabela19.A1" office:value-type="string">
            <text:p text:style-name="P7">R E I 60</text:p>
          </table:table-cell>
          <table:table-cell table:style-name="Tabela19.B3" office:value-type="string">
            <text:p text:style-name="P7">E I 30</text:p>
          </table:table-cell>
          <table:table-cell table:style-name="Tabela19.B1" office:value-type="string">
            <text:p text:style-name="P7">E 30</text:p>
          </table:table-cell>
        </table:table-row>
      </table:table>
      <text:p text:style-name="P16"><text:line-break/></text:p>
      <text:p text:style-name="P15"><text:span text:style-name="T7">7. </text:span><text:bookmark-start text:name="PP_23393_34_141"/><text:span text:style-name="akapitdomyslny1"><text:span text:style-name="T5">Dopuszcza się stosowanie w strefach pożarowych PM otworu w ścianie oddzielenia przeciwpożarowego, służącego przeprowadzeniu urządzeń technologicznych, chronionego w sposób równoważny wymaganym dla tej ściany drzwiom przeciwpożarowym pod względem możliwości przeniesienia się przez ten otwór ognia lub dymu, w przypadku pożaru. </text:span></text:span></text:p>
      <text:p text:style-name="P19"><text:bookmark-start text:name="JEDN_23393_34_7"/><text:span text:style-name="T7">§ 233. 1. </text:span><text:span text:style-name="akapitustep1"><text:span text:style-name="T5">Stosowanie kurtyny przeciwpożarowej jest wymagane do oddzielenia:  </text:span></text:span><text:span text:style-name="T5"><text:line-break/></text:span></text:p>
      <text:p text:style-name="P15"><text:soft-page-break/><text:span text:style-name="T7">1) </text:span><text:span text:style-name="T5">widowni, o liczbie miejsc przekraczającej 600, od sceny teatralnej o powierzchni wewnętrznej przekraczającej 150 m2 lub o kubaturze brutto przekraczającej 1200 m3,  </text:span></text:p>
      <text:p text:style-name="P15"><text:span text:style-name="T7">2) </text:span><text:span text:style-name="T5">kieszeni scenicznej, o powierzchni przekraczającej 100 m2, od sceny teatralnej o powierzchni wewnętrznej przekraczającej 300 m2 lub o kubaturze brutto przekraczającej 6 000 m3.  </text:span></text:p>
      <text:p text:style-name="P15"><text:span text:style-name="T2">2. </text:span><text:span text:style-name="akapitustep1"><text:span text:style-name="T5">Sceny, o których mowa w ust. 1, powinny być wyposażone w samoczynne urządzenia oddymiające uruchamiane za pomocą systemu wykrywania dymu.  </text:span></text:span></text:p>
      <text:p text:style-name="P19"><text:bookmark-start text:name="JEDN_23393_34_8"/><text:span text:style-name="T7">§ 234. 1. </text:span><text:span text:style-name="akapitustep1"><text:span text:style-name="T5">Przepusty instalacyjne w elementach oddzielenia przeciwpożarowego powinny mieć klasę odporności ogniowej (E I) wymaganą dla tych elementów.  </text:span></text:span><text:span text:style-name="T5"><text:line-break/></text:span></text:p>
      <text:p text:style-name="P15"><text:span text:style-name="T7">2. </text:span><text:span text:style-name="akapitustep1"><text:span text:style-name="T5">Dopuszcza się nieinstalowanie przepustów, o których mowa w ust. 1, dla pojedynczych rur instalacji wodnych, kanalizacyjnych i ogrzewczych, wprowadzanych przez ściany i stropy do pomieszczeń higienicznosanitarnych.  </text:span></text:span></text:p>
      <text:p text:style-name="P15"><text:span text:style-name="T7">3. </text:span><text:bookmark-start text:name="PP_23393_34_142"/><text:span text:style-name="akapitdomyslny1"><text:span text:style-name="T5">Przepusty instalacyjne o średnicy większej niż 0,04 m w ścianach i stropach pomieszczenia zamkniętego, dla których wymagana klasa odporności ogniowej jest nie niższa niż E I 60 lub R E I 60, a niebędących elementami oddzielenia przeciwpożarowego, powinny mieć klasę odporności ogniowej (E I) ścian i stropów tego pomieszczenia. </text:span></text:span></text:p>
      <text:p text:style-name="P15"><text:span text:style-name="T7">4. </text:span><text:span text:style-name="akapitustep1"><text:span text:style-name="T5">Przejścia instalacji przez zewnętrzne ściany budynku, znajdujące się poniżej poziomu terenu, powinny być zabezpieczone przed możliwością przenikania gazu do wnętrza budynku.  </text:span></text:span></text:p>
      <text:p text:style-name="P19"><text:bookmark-start text:name="JEDN_23393_34_9"/><text:span text:style-name="T7">§ 235. 1. </text:span><text:span text:style-name="akapitustep1"><text:span text:style-name="T5">Ścianę oddzielenia przeciwpożarowego należy wznosić na własnym fundamencie lub na stropie, opartym na konstrukcji nośnej o klasie odporności ogniowej nie niższej od odporności ogniowej tej ściany.  </text:span></text:span><text:span text:style-name="T5"><text:line-break/></text:span></text:p>
      <text:p text:style-name="P15"><text:span text:style-name="T7">2. </text:span><text:span text:style-name="akapitustep1"><text:span text:style-name="T5">Ścianę oddzielenia przeciwpożarowego należy wysunąć na co najmniej 0,3 m poza lico ściany zewnętrznej budynku lub na całej wysokości ściany zewnętrznej zastosować pionowy pas z materiału niepalnego o szerokości co najmniej 2 m i klasie odporności ogniowej E I 60.  </text:span></text:span></text:p>
      <text:p text:style-name="P15"><text:span text:style-name="T7">3. </text:span><text:bookmark-start text:name="PP_23393_34_143"/><text:span text:style-name="akapitdomyslny1"><text:span text:style-name="T5">W budynku z przekryciem dachu rozprzestrzeniającym ogień ściany oddzielenia przeciwpożarowego należy wyprowadzić ponad pokrycie dachu na wysokość co najmniej 0,3 m lub zastosować wzdłuż ściany pas z materiału niepalnego o szerokości co najmniej 1 m i klasie odporności ogniowej E I 60, bezpośrednio pod pokryciem; przekrycie na tej szerokości powinno być nierozprzestrzeniające ognia. </text:span></text:span></text:p>
      <text:p text:style-name="P15"><text:span text:style-name="T7">4. </text:span><text:span text:style-name="akapitustep1"><text:span text:style-name="T5">W budynku, z wyjątkiem zabudowy jednorodzinnej, w dachu którego znajdują się świetliki lub klapy dymowe, ściany oddzielenia przeciwpożarowego usytuowane od nich w odległości poziomej mniejszej niż 5 m, należy wyprowadzić ponad górną ich krawędź na wysokość co najmniej 0,3 m, przy czym wymaganie to nie dotyczy świetlików nieotwieranych o klasie odporności ogniowej co najmniej E 30. </text:span></text:span></text:p>
      <text:p text:style-name="P2"><text:bookmark-start text:name="JEDN_23393_35_r"/><text:span text:style-name="T2">Rozdział 4</text:span><text:span text:style-name="T5"> </text:span></text:p>
      <text:p text:style-name="P5"><text:line-break/>Drogi ewakuacyjne</text:p>
      <text:p text:style-name="Normal_20__28_Web_29_"><text:bookmark-start text:name="JEDN_23393_35_0"/><text:span text:style-name="T7">§ 236. 1. </text:span><text:span text:style-name="akapitdomyslny1"><text:span text:style-name="T5">Z pomieszczeń przeznaczonych na pobyt ludzi powinna być zapewniona możliwość ewakuacji w bezpieczne miejsce na zewnątrz budynku lub do sąsiedniej strefy pożarowej, bezpośrednio albo drogami komunikacji ogólnej, zwanymi dalej </text:span></text:span><text:span text:style-name="akapitdomyslny1"><text:span text:style-name="T8">„drogami ewakuacyjnymi”</text:span></text:span><text:span text:style-name="akapitdomyslny1"><text:span text:style-name="T5">. </text:span></text:span><text:span text:style-name="T5"> </text:span></text:p>
      <text:p text:style-name="P15"><text:span text:style-name="T7">2. </text:span><text:span text:style-name="akapitustep1"><text:span text:style-name="T5">Ze strefy pożarowej, o której mowa w ust. 1, powinno być wyjście bezpośrednio na zewnątrz budynku lub przez inną strefę pożarową, z zastrzeżeniem § 227 ust. 5.  </text:span></text:span></text:p>
      <text:p text:style-name="P15"><text:span text:style-name="T7">3. </text:span><text:span text:style-name="akapitustep1"><text:span text:style-name="T5">Wyjścia z pomieszczeń na drogi ewakuacyjne powinny być zamykane drzwiami.  </text:span></text:span></text:p>
      <text:p text:style-name="P15"><text:span text:style-name="T7">4. </text:span><text:span text:style-name="akapitustep1"><text:span text:style-name="T5">Drzwi stanowiące wyjście ewakuacyjne z budynku przeznaczonego dla więcej niż 50 osób powinny otwierać się na zewnątrz. Wymaganie to nie dotyczy budynku wpisanego do rejestru zabytków.  </text:span></text:span></text:p>
      <text:p text:style-name="P15"><text:span text:style-name="T7">5. </text:span><text:span text:style-name="akapitustep1"><text:span text:style-name="T5">W wyjściu ewakuacyjnym z budynku dopuszcza się stosowanie drzwi rozsuwanych spełniających wymagania określone w § 240 ust. 4.  </text:span></text:span></text:p>
      <text:p text:style-name="P15"><text:soft-page-break/><text:span text:style-name="T7">6. </text:span><text:bookmark-start text:name="PP_23393_35_144"/><text:span text:style-name="akapitdomyslny1"><text:span text:style-name="T5">Określając wymaganą szerokość i liczbę przejść, wyjść oraz dróg ewakuacyjnych w budynku, w którym z przeznaczenia i sposobu zagospodarowania pomieszczeń nie wynika jednoznacznie maksymalna liczba ich użytkowników, liczbę tę należy przyjmować w odniesieniu do powierzchni tych pomieszczeń, dla: </text:span></text:span><text:span text:style-name="T5"> </text:span></text:p>
      <text:p text:style-name="P15"><text:span text:style-name="T7">1) </text:span><text:span text:style-name="T5">sal konferencyjnych, lokali gastronomiczno-rozrywkowych, poczekalni, holi, świetlic itp. - 1 m</text:span><text:span text:style-name="T13">2</text:span><text:span text:style-name="T5">/osobę, </text:span></text:p>
      <text:p text:style-name="P15"><text:span text:style-name="T7">2) </text:span><text:span text:style-name="T5">pomieszczeń handlowo-usługowych - 4 m</text:span><text:span text:style-name="T13">2</text:span><text:span text:style-name="T5">/osobę, </text:span></text:p>
      <text:p text:style-name="P15"><text:span text:style-name="T7">3) </text:span><text:span text:style-name="T5">pomieszczeń administracyjno-biurowych - 5 m</text:span><text:span text:style-name="T13">2</text:span><text:span text:style-name="T5">/osobę, </text:span></text:p>
      <text:p text:style-name="P15"><text:span text:style-name="T7">4) </text:span><text:span text:style-name="T5">archiwów, bibliotek itp. - 7 m</text:span><text:span text:style-name="T13">2</text:span><text:span text:style-name="T5">/osobę, </text:span></text:p>
      <text:p text:style-name="P15"><text:span text:style-name="T7">5) </text:span><text:span text:style-name="T5">magazynów - 30 m</text:span><text:span text:style-name="T13">2</text:span><text:span text:style-name="T5">/osobę. </text:span></text:p>
      <text:p text:style-name="P19"><text:bookmark-start text:name="JEDN_23393_35_1"/><text:span text:style-name="T2">§ 237. 1. </text:span><text:span text:style-name="akapitdomyslny1"><text:span text:style-name="T5">W pomieszczeniach, od najdalszego miejsca, w którym może przebywać człowiek, do wyjścia ewakuacyjnego na drogę ewakuacyjną lub do innej strefy pożarowej albo na zewnątrz budynku, powinno być zapewnione przejście, zwane dalej </text:span></text:span><text:span text:style-name="akapitdomyslny1"><text:span text:style-name="T8">„przejściem ewakuacyjnym”</text:span></text:span><text:span text:style-name="akapitdomyslny1"><text:span text:style-name="T5">, o długości nieprzekraczającej:  </text:span></text:span><text:span text:style-name="T5"> </text:span></text:p>
      <text:p text:style-name="P15"><text:span text:style-name="T7">1) </text:span><text:span text:style-name="T5">w strefach pożarowych ZL - 40 m,  </text:span></text:p>
      <text:p text:style-name="P15"><text:span text:style-name="T7">2) </text:span><text:span text:style-name="T5">w strefach pożarowych PM o gęstości obciążenia ogniowego przekraczającej 500 MJ/m2 w budynku o więcej niż jednej kondygnacji nadziemnej - 75 m,  </text:span></text:p>
      <text:p text:style-name="P15"><text:span text:style-name="T7">3) </text:span><text:span text:style-name="T5">w strefach pożarowych PM, o obciążeniu ogniowym nieprzekraczającym 500 MJ/m2, w budynku o więcej niż jednej kondygnacji nadziemnej oraz w strefach pożarowych PM w budynku o jednej kondygnacji nadziemnej bez względu na wielkość obciążenia ogniowego - 100 m.  </text:span></text:p>
      <text:p text:style-name="P15"><text:span text:style-name="T2">2. </text:span><text:span text:style-name="akapitustep1"><text:span text:style-name="T5">W pomieszczeniu zagrożonym wybuchem długość przejścia ewakuacyjnego, o którym mowa w ust. 1 pkt 2 i 3, nie powinna przekraczać 40 m.  </text:span></text:span></text:p>
      <text:p text:style-name="P15"><text:span text:style-name="T7">3. </text:span><text:span text:style-name="akapitustep1"><text:span text:style-name="T5">Dopuszcza się prowadzenie przez pomieszczenie zagrożone wybuchem przejścia ewakuacyjnego z innego pomieszczenia, jeżeli pomieszczenia te są powiązane funkcjonalnie.  </text:span></text:span></text:p>
      <text:p text:style-name="P15"><text:span text:style-name="T7">4. </text:span><text:span text:style-name="akapitustep1"><text:span text:style-name="T5">Jeżeli z przewidywanego przeznaczenia pomieszczenia nie wynika jednoznacznie sposób jego zagospodarowania, projektowa długość przejścia ewakuacyjnego nie może być większa niż 80% długości określonej w ust. 1 i 2.  </text:span></text:span></text:p>
      <text:p text:style-name="P15"><text:span text:style-name="T7">5. </text:span><text:span text:style-name="akapitustep1"><text:span text:style-name="T5">W pomieszczeniach o wysokości przekraczającej 5 m długość przejść, o których mowa w ust. 1 i 2, może być powiększona o 25%. </text:span></text:span></text:p>
      <text:p text:style-name="P15"><text:span text:style-name="T7">6. </text:span><text:span text:style-name="akapitustep1"><text:span text:style-name="T5">Długości przejść, o których mowa w ust. 1 i 2, mogą być powiększone pod warunkiem zastosowania:  </text:span></text:span><text:span text:style-name="T5"><text:line-break/></text:span></text:p>
      <text:p text:style-name="P15"><text:span text:style-name="T7">1) </text:span><text:bookmark-start text:name="PP_23393_35_145"/><text:span text:style-name="T5">stałych samoczynnych urządzeń gaśniczych wodnych - o 50 %, </text:span></text:p>
      <text:p text:style-name="P15"><text:span text:style-name="T7">2) </text:span><text:span text:style-name="T5">samoczynnych urządzeń oddymiających uruchamianych za pomocą systemu wykrywania dymu - o 50%.  </text:span></text:p>
      <text:p text:style-name="P15"><text:span text:style-name="T2">7. </text:span><text:span text:style-name="akapitustep1"><text:span text:style-name="T5">Powiększenia, o których mowa w ust. 5 i 6 pkt 1 i 2, podlegają sumowaniu.  </text:span></text:span></text:p>
      <text:p text:style-name="P15"><text:span text:style-name="T7">8. </text:span><text:span text:style-name="akapitustep1"><text:span text:style-name="T5">Przejście, o którym mowa w ust. 1, nie powinno prowadzić łącznie przez więcej niż trzy pomieszczenia.  </text:span></text:span></text:p>
      <text:p text:style-name="P15"><text:span text:style-name="T7">9. </text:span><text:span text:style-name="akapitustep1"><text:span text:style-name="T5">Ścianek działowych oddzielających od siebie pomieszczenia, dla których określa się łącznie długość przejścia ewakuacyjnego, nie dotyczą wymagania określone w § 216 ust. 1.  </text:span></text:span></text:p>
      <text:p text:style-name="P15"><text:span text:style-name="T7">10. </text:span><text:span text:style-name="akapitustep1"><text:span text:style-name="T5">Szerokość przejścia ewakuacyjnego w pomieszczeniu przeznaczonym na pobyt ludzi, z zastrzeżeniem § 261, należy obliczać proporcjonalnie do liczby osób, do których ewakuacji ono służy, przyjmując co najmniej 0,6 m na 100 osób, lecz nie mniej niż 0,9 m, a w przypadku przejścia służącego do ewakuacji do 3 osób - nie mniej niż 0,8 m. </text:span></text:span></text:p>
      <text:p text:style-name="P19"><text:bookmark-start text:name="JEDN_23393_35_2"/><text:span text:style-name="T7">§ 238. </text:span><text:span text:style-name="akapitdomyslny1"><text:span text:style-name="T5">Pomieszczenie powinno mieć co najmniej dwa wyjścia ewakuacyjne oddalone od siebie o co najmniej 5 m w przypadkach, gdy:  </text:span></text:span><text:span text:style-name="T5"> </text:span></text:p>
      <text:p text:style-name="P15"><text:span text:style-name="T7">1) </text:span><text:span text:style-name="T5">jest przeznaczone do jednoczesnego przebywania w nim ponad 50 osób, a w strefie pożarowej ZL II - ponad 30 osób,  </text:span></text:p>
      <text:p text:style-name="P15"><text:span text:style-name="T7">2) </text:span><text:span text:style-name="T5">znajduje się w strefie pożarowej ZL, a jego powierzchnia przekracza 300 m2,  </text:span></text:p>
      <text:p text:style-name="P15"><text:span text:style-name="T7">3) </text:span><text:span text:style-name="T5">znajduje się w strefie pożarowej PM o gęstości obciążenia ogniowego powyżej 500 MJ/m2, a jego powierzchnia przekracza 300 m2,  </text:span></text:p>
      <text:p text:style-name="P15"><text:soft-page-break/><text:span text:style-name="T7">4) </text:span><text:span text:style-name="T5">znajduje się w strefie pożarowej PM o gęstości obciążenia ogniowego do 500 MJ/m2, a jego powierzchnia przekracza 1 000 m2,  </text:span></text:p>
      <text:p text:style-name="P15"><text:span text:style-name="T7">5) </text:span><text:span text:style-name="T5">jest zagrożone wybuchem, a jego powierzchnia przekracza 100 m2.  </text:span></text:p>
      <text:p text:style-name="P19"><text:bookmark-start text:name="JEDN_23393_35_3"/><text:span text:style-name="T7">§ 239. 1. </text:span><text:span text:style-name="akapitustep1"><text:span text:style-name="T5">Łączną szerokość drzwi w świetle, stanowiących wyjścia ewakuacyjne z pomieszczenia, należy obliczać proporcjonalnie do liczby osób mogących przebywać w nim równocześnie, przyjmując co najmniej 0,6 m szerokości na 100 osób, przy czym najmniejsza szerokość drzwi w świetle ościeżnicy powinna wynosić 0,9 m, a w przypadku drzwi służących do ewakuacji do 3 osób - 0,8 m.  </text:span></text:span><text:span text:style-name="T5"><text:line-break/></text:span></text:p>
      <text:p text:style-name="P15"><text:span text:style-name="T7">2. </text:span><text:span text:style-name="akapitustep1"><text:span text:style-name="T5">Drzwi stanowiące wyjście ewakuacyjne powinny otwierać się na zewnątrz pomieszczeń:  </text:span></text:span><text:span text:style-name="T5"><text:line-break/></text:span></text:p>
      <text:p text:style-name="P15"><text:span text:style-name="T7">1) </text:span><text:span text:style-name="T5">zagrożonych wybuchem,  </text:span></text:p>
      <text:p text:style-name="P15"><text:span text:style-name="T7">2) </text:span><text:span text:style-name="T5">do których jest możliwe niespodziewane przedostanie się mieszanin wybuchowych lub substancji trujących, duszących bądź innych, mogących utrudnić ewakuację,  </text:span></text:p>
      <text:p text:style-name="P15"><text:span text:style-name="T7">3) </text:span><text:span text:style-name="T5">przeznaczonych do jednoczesnego przebywania ponad 50 osób,  </text:span></text:p>
      <text:p text:style-name="P15"><text:span text:style-name="T7">4) </text:span><text:span text:style-name="T5">przeznaczonych dla ponad 6 osób o ograniczonej zdolności poruszania się.  </text:span></text:p>
      <text:p text:style-name="P15"><text:span text:style-name="T2">3. </text:span><text:span text:style-name="akapitustep1"><text:span text:style-name="T5">Wyjścia ewakuacyjne z pomieszczenia zagrożonego wybuchem na drogę ewakuacyjną powinny prowadzić przez przedsionki przeciwpożarowe odpowiadające wymaganiom § 232.  </text:span></text:span></text:p>
      <text:p text:style-name="P15"><text:span text:style-name="T7">4. </text:span><text:span text:style-name="akapitustep1"><text:span text:style-name="T5">Szerokość drzwi stanowiących wyjście ewakuacyjne z budynku, z zastrzeżeniem ust. 1, a także szerokość drzwi na drodze ewakuacyjnej z klatki schodowej, prowadzących na zewnątrz budynku lub do innej strefy pożarowej, powinna być nie mniejsza niż szerokość biegu klatki schodowej, określona zgodnie z § 68 ust. 1 i 2. </text:span></text:span></text:p>
      <text:p text:style-name="P15"><text:span text:style-name="T7">5. </text:span><text:span text:style-name="akapitustep1"><text:span text:style-name="T5">Szerokość drzwi w świetle na drodze ewakuacyjnej, niewymienionych w ust. 4, należy obliczać proporcjonalnie do liczby osób, do których ewakuacji są one przeznaczone, przyjmując co najmniej 0,6 m szerokości na 100 osób, przy czym najmniejsza szerokość drzwi powinna wynosić 0,9 m w świetle ościeżnicy.  </text:span></text:span></text:p>
      <text:p text:style-name="P15"><text:span text:style-name="T7">6. </text:span><text:span text:style-name="akapitustep1"><text:span text:style-name="T5">Wysokość drzwi, o których mowa w ust. 1,4 i 5, powinna odpowiadać wymaganiom § 62 ust. 1.  </text:span></text:span></text:p>
      <text:p text:style-name="P19"><text:bookmark-start text:name="JEDN_23393_35_4"/><text:span text:style-name="T7">§ 240. 1. </text:span><text:span text:style-name="akapitustep1"><text:span text:style-name="T5">Drzwi wieloskrzydłowe, stanowiące wyjście ewakuacyjne z pomieszczenia oraz na drodze ewakuacyjnej, powinny mieć co najmniej jedno, nieblokowane skrzydło drzwiowe o szerokości nie mniejszej niż 0,9 m.  </text:span></text:span><text:span text:style-name="T5"><text:line-break/></text:span></text:p>
      <text:p text:style-name="P15"><text:span text:style-name="T7">2. </text:span><text:span text:style-name="akapitustep1"><text:span text:style-name="T5">Szerokość skrzydła drzwi wahadłowych, stanowiących wyjście ewakuacyjne z pomieszczenia oraz na drodze ewakuacyjnej, powinna wynosić co najmniej dla drzwi jednoskrzydłowych - 0,9 m, a dla drzwi dwuskrzydłowych - 0,6 m, przy czym oba skrzydła drzwi dwuskrzydłowych muszą mieć tę samą szerokość.  </text:span></text:span></text:p>
      <text:p text:style-name="P15"><text:span text:style-name="T7">3. </text:span><text:span text:style-name="akapitustep1"><text:span text:style-name="T5">Zabrania się stosowania do celów ewakuacji drzwi obrotowych i podnoszonych.  </text:span></text:span></text:p>
      <text:p text:style-name="P15"><text:span text:style-name="T7">4. </text:span><text:bookmark-start text:name="PP_23393_35_146"/><text:span text:style-name="akapitdomyslny1"><text:span text:style-name="T5">Drzwi rozsuwane mogą stanowić wyjścia na drogi ewakuacyjne, a także być stosowane na drogach ewakuacyjnych, jeżeli są przeznaczone nie tylko do celów ewakuacji, a ich konstrukcja zapewnia: </text:span></text:span><text:span text:style-name="T5"> </text:span></text:p>
      <text:p text:style-name="P15"><text:span text:style-name="T7">1) </text:span><text:span text:style-name="T5">otwieranie automatyczne i ręczne bez możliwości ich blokowania, </text:span></text:p>
      <text:p text:style-name="P15"><text:span text:style-name="T7">2) </text:span><text:span text:style-name="T5">samoczynne ich rozsunięcie i pozostanie w pozycji otwartej w wyniku zasygnalizowania pożaru przez system wykrywania dymu chroniący strefę pożarową, do ewakuacji z której te drzwi są przeznaczone, a także w przypadku awarii drzwi. </text:span></text:p>
      <text:p text:style-name="P15"><text:span text:style-name="T2">5. </text:span><text:span text:style-name="akapitustep1"><text:span text:style-name="T5">W bramach i ścianach przesuwanych na drogach ewakuacyjnych powinny znajdować się drzwi otwierane ręcznie albo w bezpośrednim sąsiedztwie tych bram i ścian powinny być umieszczone i wyraźnie oznakowane drzwi przeznaczone do celów ewakuacji.  </text:span></text:span></text:p>
      <text:p text:style-name="P15"><text:span text:style-name="T7">6. </text:span><text:span text:style-name="akapitustep1"><text:span text:style-name="T5">Drzwi, bramy i inne zamknięcia otworów o wymaganej klasie odporności ogniowej lub dymoszczelności powinny być zaopatrzone w urządzenia, zapewniające samoczynne zamykanie otworu w razie pożaru. Należy też zapewnić możliwość ręcznego otwierania drzwi służących do ewakuacji.  </text:span></text:span></text:p>
      <text:p text:style-name="P15"><text:soft-page-break/><text:span text:style-name="T7">7. </text:span><text:span text:style-name="akapitustep1"><text:span text:style-name="T5">Drzwi stanowiące wyjście ewakuacyjne z pomieszczenia, w którym może przebywać jednocześnie więcej niż 300 osób, oraz drzwi na drodze ewakuacyjnej z tego pomieszczenia, powinny być wyposażone w urządzenia przeciwpaniczne. </text:span></text:span></text:p>
      <text:p text:style-name="P19"><text:bookmark-start text:name="JEDN_23393_35_5"/><text:span text:style-name="T7">§ 241. 1. </text:span><text:span text:style-name="akapitustep1"><text:span text:style-name="T5">Obudowa poziomych dróg ewakuacyjnych powinna mieć klasę odporności ogniowej wymaganą dla ścian wewnętrznych, nie mniejszą jednak niż E I 15, z uwzględnieniem § 217. Wymaganie klasy odporności ogniowej dla obudowy poziomych dróg ewakuacyjnych nie dotyczy obudowy krytego ciągu pieszego - pasażu, o którym mowa w § 247 ust. 2.  </text:span></text:span><text:span text:style-name="T5"><text:line-break/></text:span></text:p>
      <text:p text:style-name="P15"><text:span text:style-name="T7">2. </text:span><text:span text:style-name="akapitustep1"><text:span text:style-name="T5">W ścianach wewnętrznych, stanowiących obudowę dróg ewakuacyjnych w strefach pożarowych ZL III i PM, dopuszcza się umieszczenie nieotwieranych naświetli powyżej 2 m od poziomu posadzki, jeżeli przylegające pomieszczenia nie są zagrożone wybuchem i jeżeli gęstość obciążenia ogniowego w tych pomieszczeniach nie przekracza 1000 MJ/m2.  </text:span></text:span></text:p>
      <text:p text:style-name="P15"><text:span text:style-name="T7">3. </text:span><text:span text:style-name="akapitustep1"><text:span text:style-name="T5">W ścianach zewnętrznych budynków, przy których znajduje się galeria, będąca jedyną drogą ewakuacyjną, dopuszcza się umieszczenie naświetli powyżej 2 m od posadzki tej galerii.  </text:span></text:span></text:p>
      <text:p text:style-name="P19"><text:bookmark-start text:name="JEDN_23393_35_6"/><text:span text:style-name="T7">§ 242. 1. </text:span><text:span text:style-name="akapitustep1"><text:span text:style-name="T5">Szerokość poziomych dróg ewakuacyjnych należy obliczać proporcjonalnie do liczby osób mogących przebywać jednocześnie na danej kondygnacji budynku, przyjmując co najmniej 0,6 m na 100 osób, lecz nie mniej niż 1,4 m.  </text:span></text:span><text:span text:style-name="T5"><text:line-break/></text:span></text:p>
      <text:p text:style-name="P15"><text:span text:style-name="T7">2. </text:span><text:span text:style-name="akapitustep1"><text:span text:style-name="T5">Dopuszcza się zmniejszenie szerokości poziomej drogi ewakuacyjnej do 1,2 m, jeżeli jest ona przeznaczona do ewakuacji nie więcej niż 20 osób.  </text:span></text:span></text:p>
      <text:p text:style-name="P15"><text:span text:style-name="T7">3. </text:span><text:span text:style-name="akapitustep1"><text:span text:style-name="T5">Wysokość drogi ewakuacyjnej powinna wynosić co najmniej 2,2 m, natomiast wysokość lokalnego obniżenia 2 m, przy czym długość obniżonego odcinka drogi nie może być większa niż 1,5 m.  </text:span></text:span></text:p>
      <text:p text:style-name="P15"><text:span text:style-name="T7">4. </text:span><text:span text:style-name="akapitustep1"><text:span text:style-name="T5">Skrzydła drzwi, stanowiących wyjście na drogę ewakuacyjną, nie mogą, po ich całkowitym otwarciu, zmniejszać wymaganej szerokości tej drogi.  </text:span></text:span></text:p>
      <text:p text:style-name="P19"><text:bookmark-start text:name="JEDN_23393_35_7"/><text:span text:style-name="T7">§ 243. 1. </text:span><text:span text:style-name="akapitustep1"><text:span text:style-name="T5">Korytarze stanowiące drogę ewakuacyjną w strefach pożarowych ZL powinny być podzielone na odcinki nie dłuższe niż 50 m przy zastosowaniu przegród z drzwiami dymoszczelnymi lub innych urządzeń technicznych, zapobiegających rozprzestrzenianiu się dymu.  </text:span></text:span><text:span text:style-name="T5"><text:line-break/></text:span></text:p>
      <text:p text:style-name="P15"><text:span text:style-name="T7">2. </text:span><text:span text:style-name="akapitustep1"><text:span text:style-name="T5">Wymaganie, o którym mowa w ust. 1, nie dotyczy korytarzy, na których zastosowano rozwiązania techniczno-budowlane zabezpieczające przed zadymieniem.  </text:span></text:span></text:p>
      <text:p text:style-name="P15"><text:span text:style-name="T7">3. </text:span><text:span text:style-name="akapitustep1"><text:span text:style-name="T5">Przegrody, o których mowa w ust. 1, nad sufitami podwieszonymi i pod podłogami podniesionymi powyżej poziomu stropu lub podłoża, powinny być wykonane z materiałów niepalnych.  </text:span></text:span></text:p>
      <text:p text:style-name="P19"><text:bookmark-start text:name="JEDN_23393_35_8"/><text:span text:style-name="T7">§ 244. 1. </text:span><text:span text:style-name="akapitustep1"><text:span text:style-name="T5">Na drogach ewakuacyjnych jest zabronione stosowanie:  </text:span></text:span><text:span text:style-name="T5"><text:line-break/></text:span></text:p>
      <text:p text:style-name="P15"><text:span text:style-name="T7">1) </text:span><text:span text:style-name="T5">spoczników ze stopniami,  </text:span></text:p>
      <text:p text:style-name="P15"><text:span text:style-name="T7">2) </text:span><text:span text:style-name="T5">schodów ze stopniami zabiegowymi, jeżeli schody te są jedyną drogą ewakuacyjną.  </text:span></text:p>
      <text:p text:style-name="P15"><text:span text:style-name="T2">2. </text:span><text:span text:style-name="akapitustep1"><text:span text:style-name="T5">Na drogach ewakuacyjnych dopuszcza się stosowanie schodów wachlarzowych, pod warunkiem zachowania najmniejszej szerokości stopni określonych w § 69 ust. 6.  </text:span></text:span></text:p>
      <text:p text:style-name="P15"><text:span text:style-name="T7">3. </text:span><text:span text:style-name="akapitustep1"><text:span text:style-name="T5">Na drogach ewakuacyjnych miejsca, w których zastosowano pochylnie lub stopnie umożliwiające pokonanie różnicy poziomów, powinny być wyraźnie oznakowane.  </text:span></text:span></text:p>
      <text:p text:style-name="P19"><text:bookmark-start text:name="JEDN_23393_35_9"/><text:span text:style-name="T7">§ 245. </text:span><text:span text:style-name="akapitdomyslny1"><text:span text:style-name="T5">W budynkach:  </text:span></text:span><text:span text:style-name="T5"> </text:span></text:p>
      <text:p text:style-name="P15"><text:span text:style-name="T7">1) </text:span><text:span text:style-name="T5">niskim (N), zawierającym strefę pożarową ZL II,  </text:span></text:p>
      <text:p text:style-name="P15"><text:span text:style-name="T7">2) </text:span><text:span text:style-name="T5">średniowysokim (SW), zawierającym strefę pożarową ZL I, ZL II, ZL III lub ZL V,  </text:span></text:p>
      <text:p text:style-name="P15"><text:soft-page-break/><text:span text:style-name="T7">3) </text:span><text:span text:style-name="T5">niskim (N) i średniowysokim (SW), zawierającym strefę pożarową PM o gęstości obciążenia ogniowego powyżej 500 MJ/m2 lub pomieszczenie zagrożone wybuchem,  </text:span></text:p>
      <text:p text:style-name="P15"><text:span text:style-name="akapitdomyslnynastepne1"><text:span text:style-name="T5">należy stosować klatki schodowe obudowane i zamykane drzwiami oraz wyposażone w urządzenia zapobiegające zadymieniu lub służące do usuwania dymu.  </text:span></text:span></text:p>
      <text:p text:style-name="P19"><text:bookmark-start text:name="JEDN_23393_35_10"/><text:span text:style-name="T7">§ 246. 1. </text:span><text:span text:style-name="akapitustep1"><text:span text:style-name="T5">W budynku wysokim (W) i wysokościowym (WW) powinny być co najmniej dwie klatki schodowe obudowane i oddzielone od poziomych dróg komunikacji ogólnej oraz pomieszczeń przedsionkiem przeciwpożarowym, odpowiadającym wymaganiom § 232. Dopuszcza się dodatkowe pionowe drogi komunikacji ogólnej, niespełniające tych wymagań, jeżeli łączą one kondygnacje w obrębie jednej strefy pożarowej. </text:span></text:span><text:span text:style-name="T5"><text:line-break/></text:span></text:p>
      <text:p text:style-name="P15"><text:span text:style-name="T7">2. </text:span><text:bookmark-start text:name="PP_23393_35_147"/><text:span text:style-name="akapitdomyslny1"><text:span text:style-name="T5">Klatki schodowe i przedsionki przeciwpożarowe, stanowiące drogę ewakuacyjną w budynku wysokim (W) dla stref pożarowych innych niż ZL IV i PM oraz w budynku wysokościowym (WW), powinny być wyposażone w urządzenia zapobiegające ich zadymieniu. </text:span></text:span></text:p>
      <text:p text:style-name="P15"><text:span text:style-name="T7">3. </text:span><text:bookmark-start text:name="PP_23393_35_148"/><text:span text:style-name="akapitdomyslny1"><text:span text:style-name="T5">Klatki schodowe i przedsionki przeciwpożarowe, stanowiące drogę ewakuacyjną w budynku wysokim (W) dla strefy pożarowej PM, powinny być wyposażone w urządzenia zapobiegające zadymieniu lub samoczynne urządzenia oddymiające uruchamiane za pomocą systemu wykrywania dymu. </text:span></text:span></text:p>
      <text:p text:style-name="P15"><text:span text:style-name="T7">4. </text:span><text:span text:style-name="akapitustep1"><text:span text:style-name="T5">W budynku wysokim (W) niezawierającym strefy pożarowej ZL II dopuszcza się stosowanie tylko jednej klatki schodowej, jeżeli powierzchnia rzutu poziomego budynku nie przekracza 750 m2.  </text:span></text:span></text:p>
      <text:p text:style-name="P15"><text:span text:style-name="T7">5. </text:span><text:span text:style-name="akapitustep1"><text:span text:style-name="T5">W budynku wysokim (W) i wysokościowym (WW) dopuszcza się wykonywanie klatek schodowych, stanowiących drogę ewakuacyjną wyłącznie dla stref pożarowych ZL IV, bez przedsionków oddzielających je od poziomych dróg komunikacji ogólnej, jeżeli:  </text:span></text:span><text:span text:style-name="T5"><text:line-break/></text:span></text:p>
      <text:p text:style-name="P15"><text:span text:style-name="T7">1) </text:span><text:span text:style-name="T5">każde mieszkanie lub pomieszczenie jest oddzielone od poziomej drogi komunikacji ogólnej drzwiami o klasie odporności ogniowej co najmniej E I 30,  </text:span></text:p>
      <text:p text:style-name="P15"><text:span text:style-name="T7">2) </text:span><text:span text:style-name="T5">klatki schodowe są zamykane drzwiami dymoszczelnymi,  </text:span></text:p>
      <text:p text:style-name="P15"><text:span text:style-name="T7">3) </text:span><text:span text:style-name="T5">klatki schodowe są wyposażone w urządzenia zapobiegające zadymieniu lub w samoczynne urządzenia oddymiające uruchamiane za pomocą systemu wykrywania dymu.  </text:span></text:p>
      <text:p text:style-name="P15"><text:span text:style-name="T2">6. </text:span><text:span text:style-name="akapitustep1"><text:span text:style-name="T5">W budynku średniowysokim (SW) i wyższym, w strefie pożarowej ZL V, drzwi z pomieszczeń, z wyjątkiem higienicznosanitarnych, prowadzące na drogi komunikacji ogólnej, powinny mieć klasę odporności ogniowej co najmniej E I 30.  </text:span></text:span></text:p>
      <text:p text:style-name="P19"><text:bookmark-start text:name="JEDN_23393_35_11"/><text:span text:style-name="T7">§ 247. 1. </text:span><text:span text:style-name="akapitustep1"><text:span text:style-name="T5">W budynku wysokim (W) i wysokościowym (WW), w strefach pożarowych innych niż ZL IV, należy zastosować rozwiązania techniczno-budowlane zabezpieczające przed zadymieniem poziomych dróg ewakuacyjnych.  </text:span></text:span><text:span text:style-name="T5"><text:line-break/></text:span></text:p>
      <text:p text:style-name="P15"><text:span text:style-name="T7">2. </text:span><text:span text:style-name="akapitustep1"><text:span text:style-name="T5">W krytym ciągu pieszym (pasażu), do którego przylegają lokale handlowe i usługowe, oraz w przekrytym dziedzińcu wewnętrznym, należy zastosować rozwiązania techniczno-budowlane zabezpieczające przed zadymieniem dróg ewakuacyjnych.  </text:span></text:span></text:p>
      <text:p text:style-name="P15"><text:span text:style-name="T7">3. </text:span><text:span text:style-name="akapitustep1"><text:span text:style-name="T5">W podziemnej kondygnacji budynku, w której znajduje się pomieszczenie przeznaczone dla ponad 100 osób, oraz budowli podziemnej z takim pomieszczeniem, należy zastosować rozwiązania techniczno-budowlane zapewniające usuwanie dymu z tego pomieszczenia i z dróg ewakuacyjnych.  </text:span></text:span></text:p>
      <text:p text:style-name="P19"><text:bookmark-start text:name="JEDN_23393_35_12"/><text:span text:style-name="T7">§ 248. </text:span><text:span text:style-name="akapitdomyslny1"><text:span text:style-name="T5">Schody wewnętrzne w mieszkaniach w budynku wielorodzinnym oraz w budynku jednorodzinnym, zagrodowym i rekreacji indywidualnej, a także budynku tymczasowym nieprzeznaczonym na cele widowiskowe lub inne zgromadzenia ludzi, mogą nie spełniać wymagań stawianych drogom ewakuacyjnym.  </text:span></text:span></text:p>
      <text:p text:style-name="P19"><text:bookmark-start text:name="JEDN_23393_35_13"/><text:span text:style-name="T7">§ 249. 1. </text:span><text:span text:style-name="akapitustep1"><text:span text:style-name="T5">Ściany wewnętrzne i stropy stanowiące obudowę klatki schodowej lub pochylni powinny mieć klasę odporności ogniowej określoną zgodnie z § 216, jak dla stropów budynku.  </text:span></text:span><text:span text:style-name="T5"><text:line-break/></text:span></text:p>
      <text:p text:style-name="P15"><text:soft-page-break/><text:span text:style-name="T7">2. </text:span><text:span text:style-name="akapitustep1"><text:span text:style-name="T5">Wymaganie, o którym mowa w ust. 1, nie dotyczy pionowych dróg komunikacji ogólnej przebiegających wyłącznie w obrębie jednej strefy pożarowej, z zastrzeżeniem § 256 ust. 2.  </text:span></text:span></text:p>
      <text:p text:style-name="P15"><text:span text:style-name="T7">3. </text:span><text:span text:style-name="akapitustep1"><text:span text:style-name="T5">Biegi i spoczniki schodów oraz pochylnie służące do ewakuacji powinny być wykonane z materiałów niepalnych i mieć klasę odporności ogniowej co najmniej:  </text:span></text:span><text:span text:style-name="T5"><text:line-break/></text:span></text:p>
      <text:p text:style-name="P15"><text:span text:style-name="T7">1) </text:span><text:span text:style-name="T5">w budynkach o klasie odporności pożarowej </text:span><text:span text:style-name="T8">„A”</text:span><text:span text:style-name="T5">, </text:span><text:span text:style-name="T8">„B”</text:span><text:span text:style-name="T5"> i </text:span><text:span text:style-name="T8">„C”</text:span><text:span text:style-name="T5">- R 60, </text:span></text:p>
      <text:p text:style-name="P15"><text:span text:style-name="T7">2) </text:span><text:span text:style-name="T5">w budynkach o klasie odporności pożarowej </text:span><text:span text:style-name="T8">„D”</text:span><text:span text:style-name="T5"> i </text:span><text:span text:style-name="T8">„E”</text:span><text:span text:style-name="T5"> - R 30.  </text:span></text:p>
      <text:p text:style-name="P15"><text:span text:style-name="T2">4. </text:span><text:span text:style-name="akapitustep1"><text:span text:style-name="T5">Wymaganie klasy odporności ogniowej, o którym mowa w ust. 3, nie dotyczy klatek schodowych wydzielonych na każdej kondygnacji przedsionkami przeciwpożarowymi oraz schodów na antresolę w pomieszczeniu, w którym się ona znajduje, jeżeli antresola ta jest przeznaczona do użytku nie więcej niż 10 osób.  </text:span></text:span></text:p>
      <text:p text:style-name="P15"><text:span text:style-name="T7">5. </text:span><text:span text:style-name="akapitdomyslny1"><text:span text:style-name="T5">W budynku niskim o klasie odporności pożarowej </text:span></text:span><text:span text:style-name="akapitdomyslny1"><text:span text:style-name="T8">„D”</text:span></text:span><text:span text:style-name="akapitdomyslny1"><text:span text:style-name="T5"> lub </text:span></text:span><text:span text:style-name="akapitdomyslny1"><text:span text:style-name="T8">„E”</text:span></text:span><text:span text:style-name="akapitdomyslny1"><text:span text:style-name="T5"> w obudowanych klatkach schodowych, zamykanych drzwiami o klasie odporności ogniowej co najmniej E I 30, dopuszcza się wykonanie biegów i spoczników schodów z materiałów palnych.  </text:span></text:span></text:p>
      <text:p text:style-name="P15"><text:span text:style-name="T7">6. </text:span><text:span text:style-name="akapitustep1"><text:span text:style-name="T5">Odległość między ścianą zewnętrzną, stanowiącą obudowę klatki schodowej, a inną ścianą zewnętrzną tego samego lub innego budynku powinna być ustalona zgodnie z § 271, jeżeli co najmniej jedna z tych ścian nie spełnia wymagań klasy odporności ogniowej określonej według § 216 jak dla stropu budynku z tą klatką schodową.  </text:span></text:span></text:p>
      <text:p text:style-name="P19"><text:bookmark-start text:name="JEDN_23393_35_14"/><text:span text:style-name="T7">§ 250. 1. </text:span><text:span text:style-name="akapitustep1"><text:span text:style-name="T5">Piwnice powinny być oddzielone od pozostałej części budynku, z wyjątkiem budynków ZL IV niskich (N) i średniowysokich (SW) stropami i ścianami o klasie odporności ogniowej co najmniej R E I 60 i zamknięte drzwiami o klasie odporności ogniowej co najmniej E I 30. Jeżeli drzwi do piwnic znajdują się poniżej poziomu terenu, schody prowadzące z tego poziomu powinny być zabezpieczone w sposób uniemożliwiający omyłkowe zejście ludzi do piwnic w przypadku ewakuacji (np. ruchomą barierą).  </text:span></text:span><text:span text:style-name="T5"><text:line-break/></text:span></text:p>
      <text:p text:style-name="P15"><text:span text:style-name="T7">2. </text:span><text:span text:style-name="akapitustep1"><text:span text:style-name="T5">W budynku wysokim (W) i wysokościowym (WW) piwnice powinny być oddzielone od klatki schodowej przedsionkiem przeciwpożarowym.  </text:span></text:span></text:p>
      <text:p text:style-name="P19"><text:bookmark-start text:name="JEDN_23393_35_15"/><text:span text:style-name="T7">§ 251. </text:span><text:span text:style-name="akapitdomyslny1"><text:span text:style-name="T5">Wyjście z klatki schodowej na strych lub poddasze powinno być zamykane drzwiami lub klapą wyjściową o klasie odporności ogniowej co najmniej:  </text:span></text:span><text:span text:style-name="T5"> </text:span></text:p>
      <text:p text:style-name="P15"><text:span text:style-name="T7">1) </text:span><text:span text:style-name="T5">w budynkach niskich (N) - E I 15,  </text:span></text:p>
      <text:p text:style-name="P15"><text:span text:style-name="T7">2) </text:span><text:span text:style-name="T5">w budynkach średniowysokich (SW) i wyższych - E I 30.  </text:span></text:p>
      <text:p text:style-name="P19"><text:bookmark-start text:name="JEDN_23393_35_16"/><text:span text:style-name="T7">§ 252. </text:span><text:span text:style-name="akapitdomyslny1"><text:span text:style-name="T5">Schodów i pochylni ruchomych nie zalicza się do dróg ewakuacyjnych.  </text:span></text:span></text:p>
      <text:p text:style-name="P19"><text:bookmark-start text:name="JEDN_23393_35_17"/><text:span text:style-name="T7">§ 253. </text:span><text:bookmark-start text:name="PP_23393_35_149"/><text:span text:style-name="T7">1. </text:span><text:span text:style-name="akapitdomyslny1"><text:span text:style-name="T5">W budynku ZL I, ZL II, ZL III lub ZL V, mającym kondygnację z posadzką na wysokości powyżej 25 m ponad poziomem terenu przy najniżej położonym wejściu do budynku oraz w budynku wysokościowym (WW) ZL IV, przynajmniej jeden dźwig w każdej strefie pożarowej powinien być przystosowany do potrzeb ekip ratowniczych, spełniając wymagania Polskiej Normy dotyczącej dźwigów dla straży pożarnej. </text:span></text:span><text:span text:style-name="T5"> </text:span></text:p>
      <text:p text:style-name="P15"><text:span text:style-name="T7">2. </text:span><text:span text:style-name="akapitdomyslny1"><text:span text:style-name="T5">Dojście do dźwigu dla ekip ratowniczych powinno prowadzić przez przedsionek przeciwpożarowy spełniający wymagania określone w § 232. </text:span></text:span></text:p>
      <text:p text:style-name="P15"><text:span text:style-name="T7">3. </text:span><text:span text:style-name="akapitdomyslny1"><text:span text:style-name="T5">Ściany i stropy szybu dźwigu dla ekip ratowniczych powinny mieć klasę odporności ogniowej wymaganą jak dla stropów budynku, zgodnie z § 216. </text:span></text:span></text:p>
      <text:p text:style-name="P15"><text:span text:style-name="T7">4. </text:span><text:span text:style-name="akapitdomyslny1"><text:span text:style-name="T5">Szyb dźwigu dla ekip ratowniczych powinien być wyposażony w urządzenia zapobiegające zadymieniu. </text:span></text:span></text:p>
      <text:p text:style-name="P19"><text:bookmark-start text:name="JEDN_23393_35_18"/><text:span text:style-name="T7">§ 254. </text:span><text:bookmark-start text:name="PP_23393_35_150"/><text:span text:style-name="T6">(skreślony)</text:span></text:p>
      <text:p text:style-name="P19"><text:bookmark-start text:name="JEDN_23393_35_19"/><text:span text:style-name="T7">§ 255. </text:span><text:bookmark-start text:name="PP_23393_35_151"/><text:span text:style-name="T6">(skreślony)</text:span></text:p>
      <text:p text:style-name="P19"><text:bookmark-start text:name="JEDN_23393_35_20"/><text:soft-page-break/><text:span text:style-name="T7">§ 256. 1. </text:span><text:span text:style-name="akapitdomyslny1"><text:span text:style-name="T5">Długość drogi ewakuacyjnej od wyjścia z pomieszczenia na tę drogę do wyjścia do innej strefy pożarowej lub na zewnątrz budynku, zwanej dalej </text:span></text:span><text:span text:style-name="akapitdomyslny1"><text:span text:style-name="T8">„dojściem ewakuacyjnym”</text:span></text:span><text:span text:style-name="akapitdomyslny1"><text:span text:style-name="T5">, mierzy się wzdłuż osi drogi ewakuacyjnej. W przypadku zakończenia dojścia ewakuacyjnego przedsionkiem przeciwpożarowym, długość tę mierzy się do pierwszych drzwi tego przedsionka.  </text:span></text:span><text:span text:style-name="T5"> </text:span></text:p>
      <text:p text:style-name="P15"><text:span text:style-name="T7">2. </text:span><text:span text:style-name="akapitustep1"><text:span text:style-name="T5">Za równorzędne wyjściu do innej strefy pożarowej, o którym mowa w ust. 1, uważa się wyjście do obudowanej klatki schodowej, zamykanej drzwiami o klasie odporności ogniowej co najmniej E I 30, wyposażonej w urządzenia zapobiegające zadymieniu lub służące do usuwania dymu, a w przypadku, o którym mowa w § 246 ust. 5 - zamykanej drzwiami dymoszczelnymi.  </text:span></text:span></text:p>
      <text:p text:style-name="P15"><text:span text:style-name="T7">3. </text:span><text:span text:style-name="akapitustep1"><text:span text:style-name="T5">Dopuszczalne długości dojść ewakuacyjnych w strefach pożarowych określa poniższa tabela:  </text:span></text:span></text:p>
      <table:table table:name="Tabela20" table:style-name="Tabela20">
        <table:table-column table:style-name="Tabela20.A"/>
        <table:table-column table:style-name="Tabela20.B"/>
        <table:table-column table:style-name="Tabela20.C"/>
        <table:table-row table:style-name="Tabela20.1">
          <table:table-cell table:style-name="Tabela20.A1" table:number-rows-spanned="2" office:value-type="string">
            <text:p text:style-name="P7">Rodzaj strefy pożarowej</text:p>
          </table:table-cell>
          <table:table-cell table:style-name="Tabela20.B1" table:number-columns-spanned="2" office:value-type="string">
            <text:p text:style-name="P7">Długość dojścia w m</text:p>
          </table:table-cell>
          <table:covered-table-cell/>
        </table:table-row>
        <table:table-row table:style-name="Tabela20.1">
          <table:covered-table-cell/>
          <table:table-cell table:style-name="Tabela20.B2" office:value-type="string">
            <text:p text:style-name="P7">przy jednym dojściu</text:p>
          </table:table-cell>
          <table:table-cell table:style-name="Tabela20.B1" office:value-type="string">
            <text:p text:style-name="P7">przy co najmniej 2 dojściach[1]</text:p>
          </table:table-cell>
        </table:table-row>
        <table:table-row table:style-name="Tabela20.1">
          <table:table-cell table:style-name="Tabela20.A1" office:value-type="string">
            <text:p text:style-name="P7">1</text:p>
          </table:table-cell>
          <table:table-cell table:style-name="Tabela20.B3" office:value-type="string">
            <text:p text:style-name="P7">2</text:p>
          </table:table-cell>
          <table:table-cell table:style-name="Tabela20.B1" office:value-type="string">
            <text:p text:style-name="P7">3</text:p>
          </table:table-cell>
        </table:table-row>
        <table:table-row table:style-name="Tabela20.1">
          <table:table-cell table:style-name="Tabela20.A1" office:value-type="string">
            <text:p text:style-name="P8">Z pomieszczeniem zagrożonym wybuchem</text:p>
          </table:table-cell>
          <table:table-cell table:style-name="Tabela20.B3" office:value-type="string">
            <text:p text:style-name="P7">10</text:p>
          </table:table-cell>
          <table:table-cell table:style-name="Tabela20.B1" office:value-type="string">
            <text:p text:style-name="P7">40</text:p>
          </table:table-cell>
        </table:table-row>
        <table:table-row table:style-name="Tabela20.1">
          <table:table-cell table:style-name="Tabela20.A1" office:value-type="string">
            <text:p text:style-name="P8">PM o gęstości obciążenia ogniowego Q &gt; 500 MJ/m2 bez pomieszczenia zagrożonego wybuchem</text:p>
          </table:table-cell>
          <table:table-cell table:style-name="Tabela20.B3" office:value-type="string">
            <text:p text:style-name="P7">30[2]</text:p>
          </table:table-cell>
          <table:table-cell table:style-name="Tabela20.B1" office:value-type="string">
            <text:p text:style-name="P7">60</text:p>
          </table:table-cell>
        </table:table-row>
        <table:table-row table:style-name="Tabela20.1">
          <table:table-cell table:style-name="Tabela20.A1" office:value-type="string">
            <text:p text:style-name="P8">PM o gęstości obciążenia ogniowego Q &lt; = 500 MJ/m2 bez pomieszczenia zagrożonego wybuchem</text:p>
          </table:table-cell>
          <table:table-cell table:style-name="Tabela20.B3" office:value-type="string">
            <text:p text:style-name="P7">60[2]</text:p>
          </table:table-cell>
          <table:table-cell table:style-name="Tabela20.B1" office:value-type="string">
            <text:p text:style-name="P7">100</text:p>
          </table:table-cell>
        </table:table-row>
        <table:table-row table:style-name="Tabela20.1">
          <table:table-cell table:style-name="Tabela20.A1" office:value-type="string">
            <text:p text:style-name="P8">ZL I, II i V </text:p>
          </table:table-cell>
          <table:table-cell table:style-name="Tabela20.B3" office:value-type="string">
            <text:p text:style-name="P7">10</text:p>
          </table:table-cell>
          <table:table-cell table:style-name="Tabela20.B1" office:value-type="string">
            <text:p text:style-name="P7">40</text:p>
          </table:table-cell>
        </table:table-row>
        <table:table-row table:style-name="Tabela20.1">
          <table:table-cell table:style-name="Tabela20.A1" office:value-type="string">
            <text:p text:style-name="P8">ZL III</text:p>
          </table:table-cell>
          <table:table-cell table:style-name="Tabela20.B3" office:value-type="string">
            <text:p text:style-name="P7">30[2]</text:p>
          </table:table-cell>
          <table:table-cell table:style-name="Tabela20.B1" office:value-type="string">
            <text:p text:style-name="P7">60</text:p>
          </table:table-cell>
        </table:table-row>
        <table:table-row table:style-name="Tabela20.1">
          <table:table-cell table:style-name="Tabela20.A1" office:value-type="string">
            <text:p text:style-name="P8">ZL IV</text:p>
          </table:table-cell>
          <table:table-cell table:style-name="Tabela20.B3" office:value-type="string">
            <text:p text:style-name="P7">60[2]</text:p>
          </table:table-cell>
          <table:table-cell table:style-name="Tabela20.B1" office:value-type="string">
            <text:p text:style-name="P7">100</text:p>
          </table:table-cell>
        </table:table-row>
      </table:table>
      <text:p text:style-name="P16"><text:line-break/></text:p>
      <text:p text:style-name="P18">[1] Dla dojścia najkrótszego, przy czym dopuszcza się dla drugiego dojścia długość większą o 100% od najkrótszego. Dojścia te nie mogą się pokrywać ani krzyżować.  </text:p>
      <text:p text:style-name="P18">[2] W tym nie więcej niż 20 m na poziomej drodze ewakuacyjnej.  </text:p>
      <text:p text:style-name="P15"><text:span text:style-name="T7">4. </text:span><text:span text:style-name="akapitustep1"><text:span text:style-name="T5">Długości dojść ewakuacyjnych, o których mowa w ust. 3, mogą być powiększone pod warunkiem ochrony: </text:span></text:span><text:span text:style-name="T5"><text:line-break/></text:span></text:p>
      <text:p text:style-name="P15"><text:span text:style-name="T7">1) </text:span><text:bookmark-start text:name="PP_23393_35_152"/><text:span text:style-name="T5">strefy pożarowej stałymi samoczynnymi urządzeniami gaśniczymi wodnymi - o 50 %, </text:span></text:p>
      <text:p text:style-name="P15"><text:span text:style-name="T7">2) </text:span><text:span text:style-name="T5">drogi ewakuacyjnej samoczynnymi urządzeniami oddymiającymi uruchamianymi za pomocą systemu wykrywania dymu - o 50%.  </text:span></text:p>
      <text:p text:style-name="P15"><text:span text:style-name="akapitdomyslnynastepne1"><text:span text:style-name="T5">Przy jednoczesnym stosowaniu tych urządzeń długość dojścia może być powiększona o 100%.  </text:span></text:span></text:p>
      <text:p text:style-name="P15"><text:span text:style-name="T7">5. </text:span><text:span text:style-name="akapitustep1"><text:span text:style-name="T5">Wyjście z klatki schodowej, o której mowa w ust. 2, powinno prowadzić na zewnątrz budynku, bezpośrednio lub poziomymi drogami komunikacji ogólnej, których obudowa odpowiada wymaganiom § 249 ust. 1, a otwory w obudowie mają zamknięcia o klasie odporności ogniowej co najmniej E I 30.  </text:span></text:span></text:p>
      <text:p text:style-name="P15"><text:span text:style-name="T7">6. </text:span><text:span text:style-name="akapitustep1"><text:span text:style-name="T5">Dopuszcza się przeprowadzenie drogi ewakuacyjnej do wyjścia na zewnątrz budynku z klatki schodowej oraz z poziomych dróg komunikacji ogólnej przez hol, mogący spełniać także funkcje uzupełniające do funkcji wynikających z przeznaczenia budynku, takie jak: recepcyjna, ochrony budynku, drobnej sprzedaży, pod warunkiem że:  </text:span></text:span><text:span text:style-name="T5"><text:line-break/></text:span></text:p>
      <text:p text:style-name="P15"><text:span text:style-name="T7">1) </text:span><text:span text:style-name="T5">przez jeden hol możliwe jest przeprowadzenie drogi ewakuacyjnej tylko z jednej klatki schodowej, przy czym ograniczenie to nie odnosi się do klatek schodowych z odrębnym, nieprowadzącym przez ten hol, wyjściem ewakuacyjnym,  </text:span></text:p>
      <text:p text:style-name="P15"><text:span text:style-name="T7">2) </text:span><text:span text:style-name="T5">hol nie znajduje się w strefie pożarowej PM o gęstości obciążenia ogniowego powyżej 500 MJ/m2 ani też zawierającej pomieszczenie zagrożone wybuchem,  </text:span></text:p>
      <text:p text:style-name="P15"><text:span text:style-name="T7">3) </text:span><text:span text:style-name="T5">hol jest oddzielony od poziomych dróg komunikacji ogólnej, tak jak jest to wymagane dla klatki schodowej, o której mowa w pkt 1,  </text:span></text:p>
      <text:p text:style-name="P15"><text:span text:style-name="T7">4) </text:span><text:span text:style-name="T5">wolna szerokość drogi ewakuacyjnej jest co najmniej o 50% większa od szerokości poziomej drogi ewakuacyjnej w budynku, prowadzącej do tego wyjścia, określonej zgodnie z § 242 ust. 1, dla kondygnacji budynku o największej liczbie przewidywanych osób, znajdujących się tam jedocześnie,  </text:span></text:p>
      <text:p text:style-name="P15"><text:soft-page-break/><text:span text:style-name="T7">5) </text:span><text:span text:style-name="T5">wysokość holu w miejscu, w którym przebiega droga ewakuacyjna, jest nie mniejsza niż 3,3 m,  </text:span></text:p>
      <text:p text:style-name="P15"><text:span text:style-name="T7">6) </text:span><text:span text:style-name="T5">szerokość drzwi wyjściowych na zewnątrz budynku jest większa o 50% od minimalnej szerokości drzwi wyjściowych określonej zgodnie z § 239 ust. 4.  </text:span></text:p>
      <text:p text:style-name="P15"><text:span text:style-name="T2">7. </text:span><text:span text:style-name="akapitustep1"><text:span text:style-name="T5">Dopuszczalną długość drogi od wyjścia z klatki schodowej, o której mowa w ust. 2, do wyjścia na zewnątrz budynku określa się zgodnie z ust. 3.  </text:span></text:span></text:p>
      <text:p text:style-name="P19"><text:bookmark-start text:name="JEDN_23393_35_21"/><text:span text:style-name="T7">§ 257. 1. </text:span><text:span text:style-name="akapitustep1"><text:span text:style-name="T5">W budynku PM, w którym jest wymagana druga droga ewakuacyjna dla ludzi z wyższej kondygnacji, dopuszcza się stosowanie na tej drodze drabiny ewakuacyjnej, prowadzącej na dach nad niższą kondygnacją lub na poziom terenu, jeżeli liczba osób przebywających jednocześnie na wyższej kondygnacji nie przekracza 50, a w budynku z pomieszczeniem zagrożonym wybuchem - 15. Nie dotyczy to zakładów pracy chronionej. </text:span></text:span><text:span text:style-name="T5"><text:line-break/></text:span></text:p>
      <text:p text:style-name="P15"><text:span text:style-name="T7">2. </text:span><text:span text:style-name="akapitustep1"><text:span text:style-name="T5">Drabiny ewakuacyjne należy umieszczać w miejscach łatwo dostępnych. Sytuowanie drabin naprzeciw świetlików i okien jest zabronione.  </text:span></text:span></text:p>
      <text:p text:style-name="P15"><text:span text:style-name="T7">3. </text:span><text:span text:style-name="akapitustep1"><text:span text:style-name="T5">Dopuszcza się wykonywanie drabin ewakuacyjnych bez obręczy ochronnych, gdy różnica wysokości nie przekracza 3 m, z uwzględnieniem wymagań § 101.  </text:span></text:span></text:p>
      <text:p text:style-name="P2"><text:bookmark-start text:name="JEDN_23393_36_r"/><text:span text:style-name="T2">Rozdział 5</text:span><text:span text:style-name="T5"> </text:span></text:p>
      <text:p text:style-name="P5"><text:line-break/>Wymagania przeciwpożarowe dla elementów wykończenia wnętrz i wyposażenia stałego</text:p>
      <text:p text:style-name="Normal_20__28_Web_29_"><text:bookmark-start text:name="JEDN_23393_36_0"/><text:span text:style-name="T7">§ 258. 1. </text:span><text:bookmark-start text:name="PP_23393_36_153"/><text:span text:style-name="akapitdomyslny1"><text:span text:style-name="T5">W strefach pożarowych ZL I, ZL II, ZL III i ZL V stosowanie do wykończenia wnętrz materiałów i wyrobów łatwo zapalnych, których produkty rozkładu termicznego są bardzo toksyczne lub intensywnie dymiące, jest zabronione. </text:span></text:span><text:span text:style-name="T5"> </text:span></text:p>
      <text:p text:style-name="P15"><text:span text:style-name="T7">1a. </text:span><text:bookmark-start text:name="PP_23393_36_154"/><text:span text:style-name="akapitdomyslny1"><text:span text:style-name="T5">W przypadku stosowania materiałów wykończeniowych luźno zwisających, w szczególności w kurtynach, zasłonach, draperiach, kotarach oraz żaluzjach, za łatwo zapalne uważa się materiały, których właściwości określone w badaniach zgodnych z Polskimi Normami odnoszącymi się do zapalności i rozprzestrzeniania płomienia przez wyroby włókiennicze nie spełniają co najmniej jednego z kryteriów: </text:span></text:span><text:span text:style-name="T5"> </text:span></text:p>
      <text:p text:style-name="P15"><text:span text:style-name="T7">1) </text:span><text:span text:style-name="T5">t</text:span><text:span text:style-name="T16">i</text:span><text:span text:style-name="T5"> ≥ 4 s, </text:span></text:p>
      <text:p text:style-name="P15"><text:span text:style-name="T7">2) </text:span><text:span text:style-name="T5">t</text:span><text:span text:style-name="T16">s</text:span><text:span text:style-name="T5"> ≤ 30 s, </text:span></text:p>
      <text:p text:style-name="P15"><text:span text:style-name="T7">3) </text:span><text:span text:style-name="T5">nie następuje przepalenie trzeciej nitki, </text:span></text:p>
      <text:p text:style-name="P15"><text:span text:style-name="T7">4) </text:span><text:span text:style-name="T5">nie występują płonące krople. </text:span></text:p>
      <text:p text:style-name="P15"><text:span text:style-name="T2">2. </text:span><text:span text:style-name="akapitustep1"><text:span text:style-name="T5">Na drogach komunikacji ogólnej, służących celom ewakuacji, stosowanie materiałów i wyrobów budowlanych łatwo zapalnych jest zabronione.  </text:span></text:span></text:p>
      <text:p text:style-name="P19"><text:bookmark-start text:name="JEDN_23393_36_1"/><text:span text:style-name="T7">§ 259. 1. </text:span><text:span text:style-name="akapitustep1"><text:span text:style-name="T5">Podłogi podniesione o więcej niż 0,2 m ponad poziom stropu lub innego podłoża powinny mieć: </text:span></text:span><text:span text:style-name="T5"><text:line-break/></text:span></text:p>
      <text:p text:style-name="P15"><text:span text:style-name="T7">1) </text:span><text:span text:style-name="T5">niepalną konstrukcję nośną oraz co najmniej niezapalne płyty podłogi od strony przestrzeni podpodłogowej, mające klasę odporności ogniowej co najmniej R E I 30, a w budynku wysokościowym (WW) lub ze strefą pożarową o gęstości obciążenia ogniowego ponad 4 000 MJ/m2 oraz w strefach pożarowych ZL II - co najmniej R E I 60,  </text:span></text:p>
      <text:p text:style-name="P15"><text:span text:style-name="T7">2) </text:span><text:span text:style-name="T5">przestrzeń podpodłogową podzieloną na sektory o powierzchni nie większej niż 1 000 m2 przegrodami o klasie odporności ogniowej co najmniej E I 30, a w budynku wysokościowym (WW) lub ze strefą pożarową o gęstości obciążenia ogniowego ponad 4 000 MJ/m2 - co najmniej E I 60.  </text:span></text:p>
      <text:p text:style-name="P15"><text:span text:style-name="T2">2. </text:span><text:bookmark-start text:name="PP_23393_36_155"/><text:span text:style-name="akapitdomyslny1"><text:span text:style-name="T5">Przewody i kable elektryczne oraz inne instalacje wykonane z materiałów palnych, prowadzone w przestrzeni podpodłogowej podłogi podniesionej i w przestrzeni ponad sufitami podwieszonymi, wykorzystywanej do wentylacji lub ogrzewania pomieszczenia, powinny mieć osłonę lub obudowę o klasie odporności ogniowej co najmniej E I 30, a w budynku wysokościowym (WW) </text:span></text:span><text:soft-page-break/><text:span text:style-name="akapitdomyslny1"><text:span text:style-name="T5">lub w budynkach ze strefą pożarową o gęstości obciążenia ogniowego ponad 4000 MJ/m</text:span></text:span><text:span text:style-name="akapitdomyslny1"><text:span text:style-name="T13">2</text:span></text:span><text:span text:style-name="akapitdomyslny1"><text:span text:style-name="T5"> - co najmniej E I 60. </text:span></text:span></text:p>
      <text:p text:style-name="P15"><text:span text:style-name="T7">3. </text:span><text:span text:style-name="akapitustep1"><text:span text:style-name="T5">Na drogach ewakuacyjnych wykonywanie w podłodze podniesionej otworów do wentylacji lub ogrzewania jest zabronione.  </text:span></text:span></text:p>
      <text:p text:style-name="P19"><text:bookmark-start text:name="JEDN_23393_36_2"/><text:span text:style-name="T7">§ 260. 1. </text:span><text:span text:style-name="akapitdomyslny1"><text:span text:style-name="T5">W pomieszczeniach, przeznaczonych do jednoczesnego przebywania ponad 50 osób oraz w pomieszczeniach produkcyjnych, stosowanie łatwo zapalnych przegród, stałych elementów wyposażenia i wystroju wnętrz oraz wykładzin podłogowych jest zabronione. </text:span></text:span><text:span text:style-name="T5"> </text:span></text:p>
      <text:p text:style-name="P15"><text:span text:style-name="T7">2. </text:span><text:span text:style-name="akapitustep1"><text:span text:style-name="T5">W pomieszczeniach stref pożarowych ZL II, pomieszczeniach magazynowych oraz w pomieszczeniach z podłogami podniesionymi, stosowanie wykładzin podłogowych łatwo zapalnych jest zabronione.  </text:span></text:span></text:p>
      <text:p text:style-name="P19"><text:bookmark-start text:name="JEDN_23393_36_3"/><text:span text:style-name="T7">§ 261. </text:span><text:span text:style-name="akapitdomyslny1"><text:span text:style-name="T5">Pomieszczenia przeznaczone do jednoczesnego przebywania ponad 200 osób dorosłych lub 100 dzieci, w których miejsca do siedzenia są ustawione w rzędach, powinny mieć:  </text:span></text:span><text:span text:style-name="T5"> </text:span></text:p>
      <text:p text:style-name="P15"><text:span text:style-name="T7">1) </text:span><text:bookmark-start text:name="PP_23393_36_156"/><text:span text:style-name="T5">fotele i inne siedzenia trudno zapalne oraz niewydzielające produktów rozkładu i spalania, określonych jako bardzo toksyczne, zgodnie z Polską Normą dotyczącą badań wydzielania produktów toksycznych; określenie trudno zapalny przypisuje się fotelom i innym siedzeniom, które nie ulegają postępującemu tleniu i spalaniu płomieniowemu w warunkach określonych Polską Normą dotyczącą badania zapalności mebli tapicerowanych, </text:span></text:p>
      <text:p text:style-name="P15"><text:span text:style-name="T7">2) </text:span><text:span text:style-name="T5">szerokość przejść pomiędzy rzędami siedzeń nie mniejszą niż 0,45 m, przy czym odległość tę należy ustalać, biorąc pod uwagę odstęp między stałymi elementami siedzeń,  </text:span></text:p>
      <text:p text:style-name="P15"><text:span text:style-name="T7">3) </text:span><text:span text:style-name="T5">liczbę siedzeń w rzędzie nie większą niż 16 pomiędzy przejściami oraz 8 w rzędzie przyściennym, przy czym dopuszcza się zwiększenie liczby miejsc w rzędach odpowiednio do 40 i 20 pod warunkiem zwiększenia odstępu między rzędami siedzeń o 1 cm na każde dodatkowe siedzenie odpowiednio powyżej 16 lub 8,  </text:span></text:p>
      <text:p text:style-name="P15"><text:span text:style-name="T7">4) </text:span><text:span text:style-name="T5">szerokość przejść komunikacyjnych nie mniejszą niż 1,2 m przy liczbie osób do 150, a przy większej ich liczbie szerokość tę należy zwiększyć proporcjonalnie o 0,6 m na 100 osób,  </text:span></text:p>
      <text:p text:style-name="P15"><text:span text:style-name="T7">5) </text:span><text:span text:style-name="T5">rzędy siedzeń lub ławek trwale umocowane do podłogi albo siedzenia sztywno łączone ze sobą w rzędy oraz między rzędami. </text:span></text:p>
      <text:p text:style-name="P19"><text:bookmark-start text:name="JEDN_23393_36_4"/><text:span text:style-name="T7">§ 262. 1. </text:span><text:span text:style-name="akapitustep1"><text:span text:style-name="T5">Okładziny sufitów oraz sufity podwieszone należy wykonywać z materiałów niepalnych lub niezapalnych, niekapiących i nieodpadających pod wpływem ognia. Wymaganie to nie dotyczy mieszkań.  </text:span></text:span><text:span text:style-name="T5"><text:line-break/></text:span></text:p>
      <text:p text:style-name="P15"><text:span text:style-name="T7">2. </text:span><text:span text:style-name="akapitustep1"><text:span text:style-name="T5">Przestrzeń między sufitem podwieszonym i stropem powinna być podzielona na sektory o powierzchni nie większej niż 1000 m2, a w korytarzach - przegrodami co 50 m, wykonanymi z materiałów niepalnych.  </text:span></text:span></text:p>
      <text:p text:style-name="P19"><text:bookmark-start text:name="JEDN_23393_36_5"/><text:span text:style-name="T7">§ 263. 1. </text:span><text:span text:style-name="akapitustep1"><text:span text:style-name="T5">W łazienkach i saunach z piecykami gazowymi oraz termami gazowymi i elektrycznymi dopuszcza się stosowanie okładzin ściennych z materiałów palnych, z tym że odległość tych urządzeń od okładzin powinna wynosić co najmniej 0,3 m.  </text:span></text:span><text:span text:style-name="T5"><text:line-break/></text:span></text:p>
      <text:p text:style-name="P15"><text:span text:style-name="T7">2. </text:span><text:span text:style-name="akapitustep1"><text:span text:style-name="T5">Stosowanie okładzin ściennych z materiałów łatwo zapalnych w łazienkach i saunach z piecem na paliwo stałe jest zabronione.  </text:span></text:span></text:p>
      <text:p text:style-name="P19"><text:bookmark-start text:name="JEDN_23393_36_6"/><text:span text:style-name="T7">§ 264. </text:span><text:span text:style-name="akapitdomyslny1"><text:span text:style-name="T5">Palne elementy wystroju wnętrz budynku, przez które lub obok których są prowadzone przewody ogrzewcze, wentylacyjne, dymowe lub spalinowe, powinny być zabezpieczone przed możliwością zapalenia lub zwęglenia.  </text:span></text:span></text:p>
      <text:p text:style-name="P2"><text:bookmark-start text:name="JEDN_23393_37_r"/><text:span text:style-name="T11">Rozdział 6</text:span><text:span text:style-name="T5"> </text:span></text:p>
      <text:p text:style-name="P5"><text:soft-page-break/><text:line-break/>Wymagania przeciwpożarowe dla palenisk i instalacji</text:p>
      <text:p text:style-name="Normal_20__28_Web_29_"><text:bookmark-start text:name="JEDN_23393_37_0"/><text:span text:style-name="T7">§ 265. 1. </text:span><text:span text:style-name="akapitustep1"><text:span text:style-name="T5">Palenisko powinno być umieszczone na podłożu niepalnym o grubości co najmniej 0,15 m, a przy piecach metalowych bez nóżek - 0,3 m. Podłoga łatwo zapalna przed drzwiczkami palenisk powinna być zabezpieczona pasem materiału niepalnego o szerokości co najmniej 0,3 m, sięgającym poza krawędzie drzwiczek co najmniej po 0,3 m.  </text:span></text:span><text:span text:style-name="T5"><text:line-break/></text:span></text:p>
      <text:p text:style-name="P15"><text:span text:style-name="T7">2. </text:span><text:span text:style-name="akapitustep1"><text:span text:style-name="T5">Palenisko otwarte może być stosowane tylko w pomieszczeniu, w którym nie występuje zagrożenie wybuchem, w odległości co najmniej 0,6 m od łatwo zapalnych części budynku. W pomieszczeniach ze stropem drewnianym palenisko otwarte powinno mieć okap wykonany z materiałów niepalnych, wystający co najmniej 0,3 m poza krawędź paleniska.  </text:span></text:span></text:p>
      <text:p text:style-name="P15"><text:span text:style-name="T7">3. </text:span><text:span text:style-name="akapitustep1"><text:span text:style-name="T5">Piec metalowy lub w ramach metalowych, rury przyłączeniowe oraz otwory do czyszczenia powinny być oddalone od łatwo zapalnych, nieosłoniętych części konstrukcyjnych budynku co najmniej 0,6 m, a od osłoniętych okładziną z tynku o grubości 25 mm lub inną równorzędną okładziną - co najmniej 0,3 m. </text:span></text:span></text:p>
      <text:p text:style-name="P15"><text:span text:style-name="T7">4. </text:span><text:span text:style-name="akapitustep1"><text:span text:style-name="T5">Piec z kamienia, cegły, kafli i podobnych materiałów niepalnych oraz przewody spalinowe i dymowe powinny być oddalone od łatwo zapalnych, nieosłoniętych części konstrukcyjnych budynku co najmniej 0,3 m, a od osłoniętych okładziną z tynku o grubości 25 mm na siatce albo równorzędną okładziną - co najmniej 0,15 m.  </text:span></text:span></text:p>
      <text:p text:style-name="P19"><text:bookmark-start text:name="JEDN_23393_37_1"/><text:span text:style-name="T7">§ 266. 1. </text:span><text:bookmark-start text:name="PP_23393_37_157"/><text:span text:style-name="akapitdomyslny1"><text:span text:style-name="T5">Przewody spalinowe i dymowe powinny być wykonane z wyrobów niepalnych. </text:span></text:span><text:span text:style-name="T5"> </text:span></text:p>
      <text:p text:style-name="P15"><text:span text:style-name="T7">2. </text:span><text:span text:style-name="akapitustep1"><text:span text:style-name="T5">Przewody lub obudowa przewodów spalinowych i dymowych powinny spełniać wymagania określone w Polskiej Normie dotyczącej badań ogniowych małych kominów.  </text:span></text:span></text:p>
      <text:p text:style-name="P15"><text:span text:style-name="T7">3. </text:span><text:span text:style-name="akapitustep1"><text:span text:style-name="T5">Dopuszcza się wykonanie obudowy, o której mowa w ust. 2, z cegły pełnej grubości 12 cm, murowanej na zaprawie cementowo-wapiennej, z zewnętrznym tynkiem lub spoinowaniem.  </text:span></text:span></text:p>
      <text:p text:style-name="P15"><text:span text:style-name="T7">4. </text:span><text:span text:style-name="akapitustep1"><text:span text:style-name="T5">Między wylotem przewodu spalinowego i dymowego a najbliższym skrajem korony drzew dorosłych należy zapewnić zachowanie odległości co najmniej 6 m, z zastrzeżeniem § 271 ust. 8.  </text:span></text:span></text:p>
      <text:p text:style-name="P19"><text:bookmark-start text:name="JEDN_23393_37_2"/><text:span text:style-name="T7">§ 267. 1. </text:span><text:span text:style-name="akapitustep1"><text:span text:style-name="T5">Przewody wentylacyjne powinny być wykonane z materiałów niepalnych, a palne izolacje cieplne i akustyczne oraz inne palne okładziny przewodów wentylacyjnych mogą być stosowane tylko na zewnętrznej ich powierzchni w sposób zapewniający nierozprzestrzenianie ognia.  </text:span></text:span><text:span text:style-name="T5"><text:line-break/></text:span></text:p>
      <text:p text:style-name="P15"><text:span text:style-name="T7">2. </text:span><text:span text:style-name="akapitustep1"><text:span text:style-name="T5">Dopuszcza się w budynkach PM, z wyjątkiem garaży, wykonanie przewodów wentylacyjnych nierozprzestrzeniających ognia, pod warunkiem że nie są one prowadzone przez drogi ewakuacyjne oraz nie przepływa nimi powietrze o temperaturze powyżej 85°C lub zanieczyszczenia mogące się odkładać.  </text:span></text:span></text:p>
      <text:p text:style-name="P15"><text:span text:style-name="T7">3. </text:span><text:span text:style-name="akapitustep1"><text:span text:style-name="T5">Odległość nieizolowanych przewodów wentylacyjnych od wykładzin i powierzchni palnych powinna wynosić co najmniej 0,5 m.  </text:span></text:span></text:p>
      <text:p text:style-name="P15"><text:span text:style-name="T7">4. </text:span><text:span text:style-name="akapitustep1"><text:span text:style-name="T5">Drzwiczki rewizyjne stosowane w kanałach i przewodach wentylacyjnych powinny być wykonane z materiałów niepalnych.  </text:span></text:span></text:p>
      <text:p text:style-name="P15"><text:span text:style-name="T7">5. </text:span><text:span text:style-name="akapitustep1"><text:span text:style-name="T5">W pomieszczeniu kuchennym lub wnęce kuchennej w mieszkaniu dopuszcza się stosowanie przewodów wentylacji wywiewnej z materiałów co najmniej trudno zapalnych.  </text:span></text:span></text:p>
      <text:p text:style-name="P15"><text:span text:style-name="T7">6. </text:span><text:span text:style-name="akapitustep1"><text:span text:style-name="T5">Elastyczne elementy łączące, służące do połączenia sztywnych przewodów wentylacyjnych z elementami instalacji lub urządzeniami, z wyjątkiem wentylatorów, powinny być wykonane z materiałów co najmniej trudno zapalnych, posiadać długość nie większą niż 4 m, przy czym nie powinny być prowadzone przez elementy oddzielenia przeciwpożarowego.  </text:span></text:span></text:p>
      <text:p text:style-name="P15"><text:span text:style-name="T7">7. </text:span><text:span text:style-name="akapitustep1"><text:span text:style-name="T5">Elastyczne elementy łączące wentylatory z przewodami wentylacyjnymi powinny być wykonane z materiałów co najmniej trudno zapalnych, przy czym ich długość nie powinna przekraczać 0,25 m.  </text:span></text:span></text:p>
      <text:p text:style-name="P15"><text:span text:style-name="T7">8. </text:span><text:span text:style-name="akapitustep1"><text:span text:style-name="T5">Izolacje cieplne i akustyczne zastosowane w instalacjach: wodociągowej, kanalizacyjnej i ogrzewczej powinny być wykonane w sposób zapewniający nierozprzestrzenianie ognia.  </text:span></text:span></text:p>
      <text:p text:style-name="P19"><text:bookmark-start text:name="JEDN_23393_37_3"/><text:soft-page-break/><text:span text:style-name="T7">§ 268. 1. </text:span><text:span text:style-name="akapitustep1"><text:span text:style-name="T5">Instalacje wentylacji mechanicznej i klimatyzacji w budynkach, z wyjątkiem budynków jednorodzinnych i rekreacji indywidualnej, powinny spełniać następujące wymagania:  </text:span></text:span><text:span text:style-name="T5"><text:line-break/></text:span></text:p>
      <text:p text:style-name="P15"><text:span text:style-name="T7">1) </text:span><text:span text:style-name="T5">przewody wentylacyjne powinny być wykonane i prowadzone w taki sposób, aby w przypadku pożaru nie oddziaływały siłą większą niż 1 kN na elementy budowlane, a także aby przechodziły przez przegrody w sposób umożliwiający kompensacje wydłużeń przewodu,  </text:span></text:p>
      <text:p text:style-name="P15"><text:span text:style-name="T7">2) </text:span><text:span text:style-name="T5">zamocowania przewodów do elementów budowlanych powinny być wykonane z materiałów niepalnych, zapewniających przejęcie siły powstającej w przypadku pożaru w czasie nie krótszym niż wymagany dla klasy odporności ogniowej przewodu lub klapy odcinającej,  </text:span></text:p>
      <text:p text:style-name="P15"><text:span text:style-name="T7">3) </text:span><text:span text:style-name="T5">w przewodach wentylacyjnych nie należy prowadzić innych instalacji,  </text:span></text:p>
      <text:p text:style-name="P15"><text:span text:style-name="T7">4) </text:span><text:span text:style-name="T5">filtry i tłumiki powinny być zabezpieczone przed przeniesieniem się do ich wnętrza palących się cząstek,  </text:span></text:p>
      <text:p text:style-name="P15"><text:span text:style-name="T7">5) </text:span><text:span text:style-name="T5">maszynownie wentylacyjne i klimatyzacyjne w budynkach mieszkalnych średniowysokich (SW) i wyższych oraz w innych budynkach o wysokości powyżej dwóch kondygnacji nadziemnych powinny być wydzielone ścianami o klasie odporności ogniowej co najmniej E I 60 i zamykane drzwiami o klasie odporności ogniowej co najmniej E I 30; nie dotyczy to obudowy urządzeń instalowanych ponad dachem budynku.  </text:span></text:p>
      <text:p text:style-name="P15"><text:span text:style-name="T2">2. </text:span><text:bookmark-start text:name="PP_23393_37_158"/><text:span text:style-name="akapitdomyslny1"><text:span text:style-name="T5">Dopuszcza się instalowanie w przewodzie wentylacyjnym nagrzewnic elektrycznych oraz nagrzewnic na paliwo ciekłe lub gazowe, których temperatura powierzchni grzewczych przekracza 160 °C, pod warunkiem zastosowania ogranicznika temperatury, automatycznie wyłączającego ogrzewanie po osiągnięciu temperatury powietrza 110 °C oraz zabezpieczenia uniemożliwiającego pracę nagrzewnicy bez przepływu powietrza. </text:span></text:span></text:p>
      <text:p text:style-name="P15"><text:span text:style-name="T7">3. </text:span><text:span text:style-name="akapitustep1"><text:span text:style-name="T5">Dopuszcza się zainstalowanie w przewodzie wentylacyjnym wentylatorów i urządzeń do uzdatniania powietrza pod warunkiem wykonania ich obudowy o klasie odporności ogniowej E I 60.  </text:span></text:span></text:p>
      <text:p text:style-name="P15"><text:span text:style-name="T7">4. </text:span><text:bookmark-start text:name="PP_23393_37_159"/><text:span text:style-name="akapitdomyslny1"><text:span text:style-name="T5">Przewody wentylacyjne i klimatyzacyjne w miejscu przejścia przez elementy oddzielenia przeciwpożarowego powinny być wyposażone w przeciwpożarowe klapy odcinające o klasie odporności ogniowej równej klasie odporności ogniowej elementu oddzielenia przeciwpożarowego z uwagi na szczelność ogniową, izolacyjność ogniową i dymoszczelność (E I S), z zastrzeżeniem ust. 5. </text:span></text:span></text:p>
      <text:p text:style-name="P15"><text:span text:style-name="T7">5. </text:span><text:bookmark-start text:name="PP_23393_37_160"/><text:span text:style-name="akapitdomyslny1"><text:span text:style-name="T5">Przewody wentylacyjne i klimatyzacyjne samodzielne lub obudowane prowadzone przez strefę pożarową, której nie obsługują, powinny mieć klasę odporności ogniowej wymaganą dla elementów oddzielenia przeciwpożarowego tych stref pożarowych z uwagi na szczelność ogniową, izolacyjność ogniową i dymoszczelność (E I S) lub powinny być wyposażone w przeciwpożarowe klapy odcinające zgodnie z ust. 4. </text:span></text:span></text:p>
      <text:p text:style-name="P15"><text:span text:style-name="T7">6. </text:span><text:span text:style-name="akapitustep1"><text:span text:style-name="T5">W strefach pożarowych, w których jest wymagana instalacja sygnalizacyjno-alarmowa, przeciwpożarowe klapy odcinające powinny być uruchamiane przez tę instalację, niezależnie od zastosowanego wyzwalacza termicznego. </text:span></text:span></text:p>
      <text:p text:style-name="P19"><text:bookmark-start text:name="JEDN_23393_37_4"/><text:span text:style-name="T7">§ 269. 1. </text:span><text:span text:style-name="akapitustep1"><text:span text:style-name="T5">W pomieszczeniach zagrożonych wybuchem należy stosować urządzenia wstrzymujące automatycznie pracę wentylatorów w razie powstania pożaru i sygnalizujące ich wyłączenie, jeżeli działanie wentylatorów mogłoby przyczynić się do jego rozprzestrzeniania. </text:span></text:span><text:span text:style-name="T5"><text:line-break/></text:span></text:p>
      <text:p text:style-name="P15"><text:span text:style-name="T7">2. </text:span><text:span text:style-name="akapitustep1"><text:span text:style-name="T5">W pomieszczeniach zagrożonych wybuchem należy stosować oddzielną dla każdego pomieszczenia instalację wyciągową. </text:span></text:span></text:p>
      <text:p text:style-name="P15"><text:span text:style-name="T7">3. </text:span><text:span text:style-name="akapitustep1"><text:span text:style-name="T5">Usytuowanie wentylacyjnych otworów wyciągowych powinno uwzględniać gęstość względną par cieczy i gazów występujących w pomieszczeniu w stosunku do powietrza oraz przewidywany kierunek ruchu zanieczyszczonego powietrza. </text:span></text:span></text:p>
      <text:p text:style-name="P15"><text:span text:style-name="T7">4. </text:span><text:span text:style-name="akapitustep1"><text:span text:style-name="T5">W pomieszczeniach, w których mogą występować palne pyły, tworzące z powietrzem mieszaniny wybuchowe, otwory wentylacji nawiewnej powinny być usytuowane oraz wykonane tak, aby nie powodowały unoszenia pyłów osiadłych. </text:span></text:span></text:p>
      <text:p text:style-name="P15"><text:span text:style-name="T7">5. </text:span><text:span text:style-name="akapitustep1"><text:span text:style-name="T5">Filtry, komory pyłowe i cyklony do palnych pyłów powinny być zlokalizowane w pomieszczeniach wydzielonych elementami oddzielenia przeciwpożarowego lub też na zewnątrz budynku, w miejscu bezpiecznym dla tych urządzeń oraz dla otoczenia. </text:span></text:span></text:p>
      <text:p text:style-name="P15"><text:soft-page-break/><text:span text:style-name="T7">6. </text:span><text:span text:style-name="akapitustep1"><text:span text:style-name="T5">Wymagania, o których mowa w ust. 5, nie dotyczą przypadków uzasadnionych względami technologicznymi, w których filtry, komory pyłowe i cyklony stanowią bezpośrednie wyposażenie urządzeń i agregatów produkcyjnych. </text:span></text:span></text:p>
      <text:p text:style-name="P15"><text:span text:style-name="T7">7. </text:span><text:span text:style-name="akapitustep1"><text:span text:style-name="T5">Przewody wentylacyjne przed miejscem wprowadzenia do komór pyłowych i cyklonów powinny być wyposażone w urządzenia zapobiegające przeniesieniu się ognia. </text:span></text:span></text:p>
      <text:p text:style-name="P15"><text:span text:style-name="T7">8. </text:span><text:span text:style-name="akapitustep1"><text:span text:style-name="T5">Komory pyłowe i cyklony dla pyłów tworzących z powietrzem mieszaniny wybuchowe powinny być wyposażone w klapy lub przepony przeciwwybuchowe, zabezpieczające konstrukcję cyklonu i komory, a także konstrukcję budynku przed skutkami wybuchu. </text:span></text:span></text:p>
      <text:p text:style-name="P19"><text:bookmark-start text:name="JEDN_23393_37_5"/><text:span text:style-name="T7">§ 270. </text:span><text:bookmark-start text:name="PP_23393_37_161"/><text:span text:style-name="T7">1. </text:span><text:span text:style-name="akapitdomyslny1"><text:span text:style-name="T5">Instalacja wentylacji oddymiającej powinna: </text:span></text:span><text:span text:style-name="T5"> </text:span></text:p>
      <text:p text:style-name="P15"><text:span text:style-name="T7">1) </text:span><text:span text:style-name="T5">usuwać dym z intensywnością zapewniającą, że w czasie potrzebnym do ewakuacji ludzi na chronionych przejściach i drogach ewakuacyjnych nie wystąpi zadymienie lub temperatura uniemożliwiające bezpieczną ewakuację, </text:span></text:p>
      <text:p text:style-name="P15"><text:span text:style-name="T7">2) </text:span><text:span text:style-name="T5">mieć stały dopływ powietrza zewnętrznego uzupełniającego braki tego powietrza w wyniku jego wypływu wraz z dymem. </text:span></text:p>
      <text:p text:style-name="P15"><text:span text:style-name="T2">2. </text:span><text:span text:style-name="akapitdomyslny1"><text:span text:style-name="T5">Przewody wentylacji oddymiającej, obsługujące: </text:span></text:span><text:span text:style-name="T5"> </text:span></text:p>
      <text:p text:style-name="P15"><text:span text:style-name="T7">1) </text:span><text:span text:style-name="T5">wyłącznie jedną strefę pożarową, powinny mieć klasę odporności ogniowej z uwagi na szczelność ogniową i dymoszczelność - E</text:span><text:span text:style-name="T16">600</text:span><text:span text:style-name="T5"> S, co najmniej taką jak klasa odporności ogniowej stropu określona w § 216, przy czym dopuszcza się stosowanie klasy E</text:span><text:span text:style-name="T16">300</text:span><text:span text:style-name="T5"> S, jeżeli wynikająca z obliczeń temperatura dymu powstającego w czasie pożaru nie przekracza 300 °C, </text:span></text:p>
      <text:p text:style-name="P15"><text:span text:style-name="T7">2) </text:span><text:span text:style-name="T5">więcej niż jedną strefę pożarową, powinny mieć klasę odporności ogniowej E I S, co najmniej taką jak klasa odporności ogniowej stropu określona w § 216. </text:span></text:p>
      <text:p text:style-name="P15"><text:span text:style-name="T2">3. </text:span><text:span text:style-name="akapitdomyslny1"><text:span text:style-name="T5">Klapy odcinające do przewodów wentylacji oddymiającej, obsługujące: </text:span></text:span><text:span text:style-name="T5"> </text:span></text:p>
      <text:p text:style-name="P15"><text:span text:style-name="T7">1) </text:span><text:span text:style-name="T5">wyłącznie jedną strefę pożarową, powinny być uruchamiane automatycznie i mieć klasę odporności ogniowej z uwagi na szczelność ogniową i dymoszczelność - E</text:span><text:span text:style-name="T16">600</text:span><text:span text:style-name="T5"> S AA, co najmniej taką jak klasa odporności ogniowej stropu określona w § 216, przy czym dopuszcza się stosowanie klasy E</text:span><text:span text:style-name="T16">300</text:span><text:span text:style-name="T5"> S AA, jeżeli wynikająca z obliczeń temperatura dymu powstającego w czasie pożaru nie przekracza 300 °C, </text:span></text:p>
      <text:p text:style-name="P15"><text:span text:style-name="T7">2) </text:span><text:span text:style-name="T5">więcej niż jedną strefę pożarową, powinny być uruchamiane automatycznie i mieć klasę odporności ogniowej E I S AA, co najmniej taką jak klasa odporności ogniowej stropu określona w § 216. </text:span></text:p>
      <text:p text:style-name="P15"><text:span text:style-name="T2">4. </text:span><text:span text:style-name="akapitdomyslny1"><text:span text:style-name="T5">Wentylatory oddymiające powinny mieć klasę: </text:span></text:span><text:span text:style-name="T5"> </text:span></text:p>
      <text:p text:style-name="P15"><text:span text:style-name="T7">1) </text:span><text:span text:style-name="T5">F</text:span><text:span text:style-name="T16">600</text:span><text:span text:style-name="T5"> 60, jeżeli przewidywana temperatura dymu przekracza 400 °C, </text:span></text:p>
      <text:p text:style-name="P15"><text:span text:style-name="T7">2) </text:span><text:span text:style-name="T5">F</text:span><text:span text:style-name="T16">400</text:span><text:span text:style-name="T5"> 120 w pozostałych przypadkach, przy czym dopuszcza się inne klasy, jeżeli z analizy obliczeniowej temperatury dymu oraz zapewnienia bezpieczeństwa ekip ratowniczych wynika taka możliwość. </text:span></text:p>
      <text:p text:style-name="P15"><text:span text:style-name="T2">5. </text:span><text:span text:style-name="akapitdomyslny1"><text:span text:style-name="T5">Klapy dymowe w grawitacyjnej wentylacji oddymiającej powinny mieć klasę: </text:span></text:span><text:span text:style-name="T5"> </text:span></text:p>
      <text:p text:style-name="P15"><text:span text:style-name="T7">1) </text:span><text:span text:style-name="T5">B</text:span><text:span text:style-name="T16">300</text:span><text:span text:style-name="T5"> 30 - dla klap otwieranych automatycznie, </text:span></text:p>
      <text:p text:style-name="P15"><text:span text:style-name="T7">2) </text:span><text:span text:style-name="T5">B</text:span><text:span text:style-name="T16">600</text:span><text:span text:style-name="T5"> 30 - dla klap otwieranych wyłącznie w sposób ręczny. </text:span></text:p>
      <text:p text:style-name="P2"><text:bookmark-start text:name="JEDN_23393_38_r"/><text:span text:style-name="T2">Rozdział 7</text:span><text:span text:style-name="T5"> </text:span></text:p>
      <text:p text:style-name="P5"><text:line-break/>Usytuowanie budynków z uwagi na bezpieczeństwo pożarowe</text:p>
      <text:p text:style-name="Normal_20__28_Web_29_"><text:bookmark-start text:name="JEDN_23393_38_0"/><text:span text:style-name="T7">§ 271. 1. </text:span><text:span text:style-name="akapitustep1"><text:span text:style-name="T5">Odległość między zewnętrznymi ścianami budynków niebędącymi ścianami oddzielenia przeciwpożarowego, a mającymi na powierzchni większej niż 65% klasę odporności ogniowej(E), określoną w § 216 ust. 1 w 5 kolumnie tabeli, nie powinna, z zastrzeżeniem ust. 2 i 3, być mniejsza niż odległość w metrach określona w poniższej tabeli: </text:span></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row table:style-name="Tabela21.1">
          <table:table-cell table:style-name="Tabela21.A1" table:number-rows-spanned="3" office:value-type="string">
            <text:p text:style-name="P7">Rodzaj budynku oraz dla budynku PM maksymalna gęstość obciążenia ogniowego strefy pożarowej PM<text:line-break/>Q w MJ/m2</text:p>
          </table:table-cell>
          <table:table-cell table:style-name="Tabela21.B1" table:number-columns-spanned="5" office:value-type="string">
            <text:p text:style-name="P7">Rodzaj budynku oraz dla budynku PM maksymalna gęstość obciążenia ogniowego strefy pożarowej PM<text:line-break/>Q w MJ/m2</text:p>
          </table:table-cell>
          <table:covered-table-cell/>
          <table:covered-table-cell/>
          <table:covered-table-cell/>
          <table:covered-table-cell/>
        </table:table-row>
        <table:table-row table:style-name="Tabela21.1">
          <table:covered-table-cell/>
          <table:table-cell table:style-name="Tabela21.B2" table:number-rows-spanned="2" office:value-type="string">
            <text:p text:style-name="P7">ZL</text:p>
          </table:table-cell>
          <table:table-cell table:style-name="Tabela21.C2" table:number-rows-spanned="2" office:value-type="string">
            <text:p text:style-name="P7">IN</text:p>
          </table:table-cell>
          <table:table-cell table:style-name="Tabela21.B1" table:number-columns-spanned="3" office:value-type="string">
            <text:p text:style-name="P7">PM</text:p>
          </table:table-cell>
          <table:covered-table-cell/>
          <table:covered-table-cell/>
        </table:table-row>
        <table:table-row table:style-name="Tabela21.1">
          <table:covered-table-cell/>
          <table:covered-table-cell/>
          <table:covered-table-cell/>
          <table:table-cell table:style-name="Tabela21.B2" office:value-type="string">
            <text:p text:style-name="P7">Q &lt; = 1000</text:p>
          </table:table-cell>
          <table:table-cell table:style-name="Tabela21.C2" office:value-type="string">
            <text:p text:style-name="P7">1000 &lt; Q &lt; = <text:soft-page-break/>4000</text:p>
          </table:table-cell>
          <table:table-cell table:style-name="Tabela21.B1" office:value-type="string">
            <text:p text:style-name="P7">Q &gt; 4000</text:p>
          </table:table-cell>
        </table:table-row>
        <table:table-row table:style-name="Tabela21.1">
          <table:table-cell table:style-name="Tabela21.A1" office:value-type="string">
            <text:p text:style-name="P7">1</text:p>
          </table:table-cell>
          <table:table-cell table:style-name="Tabela21.C2" office:value-type="string">
            <text:p text:style-name="P7">2</text:p>
          </table:table-cell>
          <table:table-cell table:style-name="Tabela21.C2" office:value-type="string">
            <text:p text:style-name="P7">3</text:p>
          </table:table-cell>
          <table:table-cell table:style-name="Tabela21.C2" office:value-type="string">
            <text:p text:style-name="P7">4</text:p>
          </table:table-cell>
          <table:table-cell table:style-name="Tabela21.C2" office:value-type="string">
            <text:p text:style-name="P7">5</text:p>
          </table:table-cell>
          <table:table-cell table:style-name="Tabela21.B1" office:value-type="string">
            <text:p text:style-name="P7">6</text:p>
          </table:table-cell>
        </table:table-row>
        <table:table-row table:style-name="Tabela21.1">
          <table:table-cell table:style-name="Tabela21.A1" office:value-type="string">
            <text:p text:style-name="P8">ZL </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15</text:p>
          </table:table-cell>
          <table:table-cell table:style-name="Tabela21.B1" office:value-type="string">
            <text:p text:style-name="P7">20</text:p>
          </table:table-cell>
        </table:table-row>
        <table:table-row table:style-name="Tabela21.1">
          <table:table-cell table:style-name="Tabela21.A1" office:value-type="string">
            <text:p text:style-name="P8">IN</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15</text:p>
          </table:table-cell>
          <table:table-cell table:style-name="Tabela21.B1" office:value-type="string">
            <text:p text:style-name="P7">20</text:p>
          </table:table-cell>
        </table:table-row>
        <table:table-row table:style-name="Tabela21.1">
          <table:table-cell table:style-name="Tabela21.A1" office:value-type="string">
            <text:p text:style-name="P8">PM Q &lt; = 1000</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8</text:p>
          </table:table-cell>
          <table:table-cell table:style-name="Tabela21.C2" office:value-type="string">
            <text:p text:style-name="P7">15</text:p>
          </table:table-cell>
          <table:table-cell table:style-name="Tabela21.B1" office:value-type="string">
            <text:p text:style-name="P7">20</text:p>
          </table:table-cell>
        </table:table-row>
        <table:table-row table:style-name="Tabela21.1">
          <table:table-cell table:style-name="Tabela21.A1" office:value-type="string">
            <text:p text:style-name="P8">PM 1000 &lt; Q &lt; = 4000</text:p>
          </table:table-cell>
          <table:table-cell table:style-name="Tabela21.C2" office:value-type="string">
            <text:p text:style-name="P7">15</text:p>
          </table:table-cell>
          <table:table-cell table:style-name="Tabela21.C2" office:value-type="string">
            <text:p text:style-name="P7">15</text:p>
          </table:table-cell>
          <table:table-cell table:style-name="Tabela21.C2" office:value-type="string">
            <text:p text:style-name="P7">15</text:p>
          </table:table-cell>
          <table:table-cell table:style-name="Tabela21.C2" office:value-type="string">
            <text:p text:style-name="P7">15</text:p>
          </table:table-cell>
          <table:table-cell table:style-name="Tabela21.B1" office:value-type="string">
            <text:p text:style-name="P7">20</text:p>
          </table:table-cell>
        </table:table-row>
        <table:table-row table:style-name="Tabela21.1">
          <table:table-cell table:style-name="Tabela21.A1" office:value-type="string">
            <text:p text:style-name="P8">PM Q &gt; 4000</text:p>
          </table:table-cell>
          <table:table-cell table:style-name="Tabela21.C2" office:value-type="string">
            <text:p text:style-name="P7">20</text:p>
          </table:table-cell>
          <table:table-cell table:style-name="Tabela21.C2" office:value-type="string">
            <text:p text:style-name="P7">20</text:p>
          </table:table-cell>
          <table:table-cell table:style-name="Tabela21.C2" office:value-type="string">
            <text:p text:style-name="P7">20</text:p>
          </table:table-cell>
          <table:table-cell table:style-name="Tabela21.C2" office:value-type="string">
            <text:p text:style-name="P7">20</text:p>
          </table:table-cell>
          <table:table-cell table:style-name="Tabela21.B1" office:value-type="string">
            <text:p text:style-name="P7">20</text:p>
          </table:table-cell>
        </table:table-row>
      </table:table>
      <text:p text:style-name="P9"><text:line-break/></text:p>
      <text:p text:style-name="P15"><text:span text:style-name="T7">2. </text:span><text:span text:style-name="akapitustep1"><text:span text:style-name="T5">Jeżeli jedna ze ścian zewnętrznych usytuowana od strony sąsiedniego budynku lub przekrycie dachu jednego z budynków jest rozprzestrzeniające ogień, wówczas odległość określoną w ust. 1 należy zwiększyć o 50%, a jeżeli dotyczy to obu ścian zewnętrznych lub przekrycia dachu obu budynków - o 100 %.  </text:span></text:span></text:p>
      <text:p text:style-name="P15"><text:span text:style-name="T7">3. </text:span><text:span text:style-name="akapitustep1"><text:span text:style-name="T5">Jeżeli co najmniej w jednym z budynków znajduje się pomieszczenie zagrożone wybuchem, wówczas odległość między ich zewnętrznymi ścianami nie powinna być mniejsza niż 20 m.  </text:span></text:span></text:p>
      <text:p text:style-name="P15"><text:span text:style-name="T7">4. </text:span><text:span text:style-name="akapitustep1"><text:span text:style-name="T5">Jeżeli ściana zewnętrzna budynku ma na powierzchni nie większej niż 65%, lecz nie mniejszej niż 30%, klasę odporności ogniowej (E), określoną w § 216 ust. 1 w 5 kolumnie tabeli, wówczas odległość między tą ścianą lub jej częścią a ścianą zewnętrzną drugiego budynku należy zwiększyć w stosunku do określonej w ust. 1 i 2 o 50%.  </text:span></text:span></text:p>
      <text:p text:style-name="P15"><text:span text:style-name="T7">5. </text:span><text:span text:style-name="akapitustep1"><text:span text:style-name="T5">Jeżeli ściana zewnętrzna budynku ma na powierzchni mniejszej niż 30% klasę odporności ogniowej (E), określoną w § 216 ust. 1 w 5 kolumnie tabeli, wówczas odległość między tą ścianą lub jej częścią a ścianą zewnętrzną drugiego budynku należy zwiększyć w stosunku do określonej w ust. 1 i 2 o 100%. </text:span></text:span></text:p>
      <text:p text:style-name="P15"><text:span text:style-name="T7">6. </text:span><text:span text:style-name="akapitustep1"><text:span text:style-name="T5">Odległość między ścianami zewnętrznymi budynków lub częściami tych ścian może być zmniejszona o 50%, w stosunku do określonej w ust. 1-5, jeżeli we wszystkich strefach pożarowych budynków, przylegających odpowiednio do tych ścian lub ich części, są stosowane stałe urządzenia gaśnicze wodne. </text:span></text:span></text:p>
      <text:p text:style-name="P15"><text:span text:style-name="T7">7. </text:span><text:span text:style-name="akapitustep1"><text:span text:style-name="T5">Odległość od ściany zewnętrznej budynku lub jej części do ściany zewnętrznej drugiego budynku może być zmniejszona o 25%, w stosunku do określonej w ust. 1-5, jeżeli we wszystkich strefach pożarowych budynku, przylegających odpowiednio do tej ściany lub jej części, są stosowane stałe urządzenia gaśnicze wodne.  </text:span></text:span></text:p>
      <text:p text:style-name="P15"><text:span text:style-name="T7">8. </text:span><text:span text:style-name="akapitustep1"><text:span text:style-name="T5">Najmniejszą odległość budynków ZL, PM, IN od granicy lasu należy przyjmować, jak odległość ścian tych budynków od ściany budynku ZL z przekryciem dachu rozprzestrzeniającym ogień.  </text:span></text:span></text:p>
      <text:p text:style-name="P15"><text:span text:style-name="T7">9. </text:span><text:bookmark-start text:name="PP_23393_38_162"/><text:span text:style-name="akapitdomyslny1"><text:span text:style-name="T5">Odległości, o których mowa w ust. 1, dla budynków wymienionych w § 213, bez pomieszczeń zagrożonych wybuchem, można zmniejszyć o 25 %, jeżeli są zwrócone do siebie ścianami i dachami z przekryciami nierozprzestrzeniającymi ognia, niemającymi otworów. </text:span></text:span></text:p>
      <text:p text:style-name="P15"><text:span text:style-name="T7">10. </text:span><text:span text:style-name="akapitustep1"><text:span text:style-name="T5">W pasie terenu o szerokości określonej w ust. 1-7, otaczającym ściany zewnętrzne budynku, niebędące ścianami oddzielenia przeciwpożarowego, ściany zewnętrzne innego budynku powinny spełniać wymagania określone w § 232 ust. 4 i 5 dla ścian oddzielenia przeciwpożarowego obu budynków.  </text:span></text:span></text:p>
      <text:p text:style-name="P15"><text:span text:style-name="T7">11. </text:span><text:span text:style-name="akapitustep1"><text:span text:style-name="T5">Wymaganie, o którym mowa w ust. 10, dotyczy pasa terenu o szerokości zmniejszonej o 50% w odniesieniu do tych ścian zewnętrznych obu budynków, które tworzą między sobą kąt 60° lub większy, lecz mniejszy niż 120°.  </text:span></text:span></text:p>
      <text:p text:style-name="P15"><text:span text:style-name="T7">12. </text:span><text:span text:style-name="akapitustep1"><text:span text:style-name="T5">Wymaganie, o którym mowa w ust. 10, nie dotyczy budynków, które:  </text:span></text:span><text:span text:style-name="T5"><text:line-break/></text:span></text:p>
      <text:p text:style-name="P15"><text:span text:style-name="T7">1) </text:span><text:span text:style-name="T5">są oddzielone od siebie ścianą oddzielenia przeciwpożarowego, spełniającą dla obu budynków wymagania określone w § 232 ust. 4 i 5, z zastrzeżeniem § 218, lub </text:span></text:p>
      <text:p text:style-name="P15"><text:span text:style-name="T7">2) </text:span><text:span text:style-name="T5">mają ściany zewnętrzne tworzące między sobą kąt nie mniejszy niż 120°.  </text:span></text:p>
      <text:p text:style-name="P15"><text:span text:style-name="T2">13. </text:span><text:span text:style-name="akapitustep1"><text:span text:style-name="T5">Otwarte składowisko, ze względu na usytuowanie, należy traktować jak budynek PM.  </text:span></text:span></text:p>
      <text:p text:style-name="P19"><text:bookmark-start text:name="JEDN_23393_38_1"/><text:span text:style-name="T7">§ 272. 1. </text:span><text:span text:style-name="akapitustep1"><text:span text:style-name="T5">Odległość ściany zewnętrznej wznoszonego budynku od granicy sąsiedniej niezabudowanej działki budowlanej powinna wynosić co najmniej połowę odległości określonej w § 271 ust. 1-7, przyjmując, że na działce niezabudowanej będzie usytuowany budynek o przeznaczeniu określonym w miejscowym planie zagospodarowania przestrzennego, przy czym dla budynków PM </text:span></text:span><text:soft-page-break/><text:span text:style-name="akapitustep1"><text:span text:style-name="T5">należy przyjmować, że będzie on miał gęstość obciążenia ogniowego strefy pożarowej Q większą od 1 000 MJ/m2, lecz nie większą niż 4 000 MJ/m2, a w przypadku braku takiego planu - budynek ZL ze ścianą zewnętrzną, o której mowa w § 271 ust. 1.  </text:span></text:span><text:span text:style-name="T5"><text:line-break/></text:span></text:p>
      <text:p text:style-name="P15"><text:span text:style-name="T7">2. </text:span><text:bookmark-start text:name="PP_23393_38_163"/><text:span text:style-name="akapitdomyslny1"><text:span text:style-name="T5">Budynki mieszkalne jednorodzinne, rekreacji indywidualnej oraz budynki mieszkalne zagrodowe i gospodarcze, ze ścianami i dachami z przekryciami nierozprzestrzeniającymi ognia, powinny być sytuowane w odległości nie mniejszej od granicy sąsiedniej, niezabudowanej działki, niż jest to określone w § 12. </text:span></text:span></text:p>
      <text:p text:style-name="P15"><text:span text:style-name="T7">3. </text:span><text:span text:style-name="akapitustep1"><text:span text:style-name="T5">Budynek usytuowany bezpośrednio przy granicy działki powinien mieć od strony sąsiedniej działki ścianę oddzielenia przeciwpożarowego o klasie odporności ogniowej określonej w § 232 ust. 4 i 5.  </text:span></text:span></text:p>
      <text:p text:style-name="P19"><text:bookmark-start text:name="JEDN_23393_38_2"/><text:span text:style-name="T7">§ 273. </text:span><text:bookmark-start text:name="PP_23393_38_164"/><text:span text:style-name="T7">1. </text:span><text:span text:style-name="akapitdomyslny1"><text:span text:style-name="T5">Odległości między ścianami zewnętrznymi budynków położonych na jednej działce budowlanej nie ustala się, z zastrzeżeniem § 249 ust. 6, jeżeli łączna powierzchnia wewnętrzna tych budynków nie przekracza najmniejszej dopuszczalnej powierzchni strefy pożarowej wymaganej dla każdego ze znajdujących się na tej działce rodzajów budynków. </text:span></text:span><text:span text:style-name="T5"> </text:span></text:p>
      <text:p text:style-name="P15"><text:span text:style-name="T7">2. </text:span><text:span text:style-name="akapitdomyslny1"><text:span text:style-name="T5">Odległość zbiornika naziemnego oleju opałowego zasilającego kotłownię od budynku ZL powinna wynosić co najmniej 10 m. </text:span></text:span></text:p>
      <text:p text:style-name="P15"><text:span text:style-name="T7">3. </text:span><text:span text:style-name="akapitdomyslny1"><text:span text:style-name="T5">Dopuszcza się zmniejszenie odległości, o których mowa w ust. 2, do 3 m, pod warunkiem wykonania ściany zewnętrznej budynku od strony zbiornika jako ściany oddzielenia przeciwpożarowego o klasie odporności ogniowej co najmniej R E I 120 lub wykonania takiej ściany pomiędzy budynkiem a zbiornikiem. </text:span></text:span></text:p>
      <text:p text:style-name="P15"><text:span text:style-name="T7">4. </text:span><text:span text:style-name="akapitdomyslny1"><text:span text:style-name="T5">Zbiorniki, o których mowa w ust. 3, powinny być wykonane jako stalowe dwupłaszczowe lub być lokalizowane na terenie ukształtowanym w formie niecki, o pojemności większej od pojemności zbiornika, z izolacją uniemożliwiającą przedostawanie się oleju do gruntu. </text:span></text:span></text:p>
      <text:p text:style-name="P15"><text:span text:style-name="T7">5. </text:span><text:span text:style-name="akapitdomyslny1"><text:span text:style-name="T5">Odległość budynku ZL od zbiornika podziemnego oleju opałowego, przykrytego warstwą ziemi o grubości nie mniejszej niż 0,5 m, powinna wynosić co najmniej 3 m, a od urządzenia spustowego, oddechowego i pomiarowego tego zbiornika - co najmniej 10 m. </text:span></text:span></text:p>
      <text:p text:style-name="P15"><text:span text:style-name="T7">6. </text:span><text:span text:style-name="akapitdomyslny1"><text:span text:style-name="T5">Odległości budynków PM i IN wykonanych z materiałów niepalnych od zbiorników i ich urządzeń, o których mowa w ust. 5, powinny wynosić co najmniej 3 m. </text:span></text:span></text:p>
      <text:p text:style-name="P2"><text:bookmark-start text:name="JEDN_23393_39_r"/><text:span text:style-name="T2">Rozdział 8</text:span><text:span text:style-name="T5"> </text:span></text:p>
      <text:p text:style-name="P5"><text:line-break/>Wymagania przeciwpożarowe dla garaży</text:p>
      <text:p text:style-name="Normal_20__28_Web_29_"><text:bookmark-start text:name="JEDN_23393_39_0"/><text:span text:style-name="T7">§ 274. 1. </text:span><text:span text:style-name="akapitustep1"><text:span text:style-name="T5">Wymagania przeciwpożarowe, określone w niniejszym rozdziale, dotyczą garaży zamkniętych i otwartych, o których mowa w § 102-108. </text:span></text:span><text:span text:style-name="T5"><text:line-break/></text:span></text:p>
      <text:p text:style-name="P15"><text:span text:style-name="T7">2. </text:span><text:span text:style-name="akapitustep1"><text:span text:style-name="T5">W przypadku gdy przepis rozporządzenia nie określa rodzaju garażu, należy rozumieć, że dotyczy on garaży zamkniętych i otwartych.  </text:span></text:span></text:p>
      <text:p text:style-name="P15"><text:span text:style-name="T7">3. </text:span><text:bookmark-start text:name="PP_23393_39_165"/><text:span text:style-name="akapitdomyslny1"><text:span text:style-name="T5">Jednokondygnacyjny, nadziemny garaż otwarty, mający formę zadaszenia miejsc postojowych z odkrytymi drogami manewrowymi, powinien mieć elementy konstrukcji i przekrycia dachu niekapiące pod wpływem wysokiej temperatury. </text:span></text:span></text:p>
      <text:p text:style-name="P19"><text:bookmark-start text:name="JEDN_23393_39_1"/><text:span text:style-name="T7">§ 275. 1. </text:span><text:span text:style-name="akapitustep1"><text:span text:style-name="T5">Klasę odporności pożarowej garażu należy przyjmować, jak dla budynku PM o gęstości obciążenia ogniowego do 500 MJ/m2, pod warunkiem wykonania jego elementów jako nierozprzestrzeniających ognia, niekapiących i nieodpadających pod wpływem ognia, jeżeli przepisy rozporządzenia nie stanowią inaczej.  </text:span></text:span><text:span text:style-name="T5"><text:line-break/></text:span></text:p>
      <text:p text:style-name="P15"><text:span text:style-name="T7">2. </text:span><text:span text:style-name="akapitustep1"><text:span text:style-name="T5">Dopuszcza się, z zastrzeżeniem § 277 ust. 5, wykonanie nad najwyższą kondygnacją garażu otwartego, będącego budynkiem niskim (N), dodatkowego poziomu miejsc postojowych bez zadaszenia lub z zadaszeniem spełniającym wymagania określone w § 274 ust. 3.  </text:span></text:span></text:p>
      <text:p text:style-name="P15"><text:soft-page-break/><text:span text:style-name="T7">3. </text:span><text:span text:style-name="akapitustep1"><text:span text:style-name="T5">Garaż otwarty, którego najwyższy poziom parkowania znajduje się nie wyżej niż 25 m nad poziomem otaczającego terenu, może być wykonany w klasie D odporności pożarowej, jeżeli nad kondygnacją przeznaczoną do parkowania samochodów nie znajdują się inne pomieszczenia.  </text:span></text:span></text:p>
      <text:p text:style-name="P19"><text:bookmark-start text:name="JEDN_23393_39_2"/><text:span text:style-name="T7">§ 276. 1. </text:span><text:span text:style-name="akapitustep1"><text:span text:style-name="T5">Usytuowanie garażu zamkniętego i otwartego powinno odpowiadać warunkom określonym w § 271 jak dla budynków PM o gęstości obciążenia ogniowego do 1 000 MJ/m2, z zastrzeżeniem § 19. </text:span></text:span><text:span text:style-name="T5"><text:line-break/></text:span></text:p>
      <text:p text:style-name="P15"><text:span text:style-name="T7">2. </text:span><text:span text:style-name="akapitustep1"><text:span text:style-name="T5">Przepisu ust. 1 nie stosuje się do garażu o liczbie stanowisk postojowych nie większej niż 3, w zabudowie jednorodzinnej i rekreacji indywidualnej.  </text:span></text:span></text:p>
      <text:p text:style-name="P19"><text:bookmark-start text:name="JEDN_23393_39_3"/><text:span text:style-name="T7">§ 277. </text:span><text:bookmark-start text:name="PP_23393_39_166"/><text:span text:style-name="T7">1. </text:span><text:span text:style-name="akapitdomyslny1"><text:span text:style-name="T5">Powierzchnia strefy pożarowej w nadziemnym lub podziemnym garażu zamkniętym nie powinna przekraczać 5 000 m</text:span></text:span><text:span text:style-name="akapitdomyslny1"><text:span text:style-name="T13">2</text:span></text:span><text:span text:style-name="akapitdomyslny1"><text:span text:style-name="T5">. </text:span></text:span><text:span text:style-name="T5"> </text:span></text:p>
      <text:p text:style-name="P15"><text:span text:style-name="T7">2. </text:span><text:span text:style-name="akapitdomyslny1"><text:span text:style-name="T5">Powierzchnia, o której mowa w ust. 1, może być powiększona o 100 %, jeżeli jest spełniony jeden z poniższych warunków: </text:span></text:span><text:span text:style-name="T5"> </text:span></text:p>
      <text:p text:style-name="P15"><text:span text:style-name="T7">1) </text:span><text:span text:style-name="T5">zastosowano ochronę strefy pożarowej stałymi samoczynnymi urządzeniami gaśniczymi wodnymi, </text:span></text:p>
      <text:p text:style-name="P15"><text:span text:style-name="T7">2) </text:span><text:span text:style-name="T5">wykonano, oddzielające od siebie nie więcej niż po 2 stanowiska postojowe, ściany o klasie odporności ogniowej, w części pełnej co najmniej E I 30, od posadzki do poziomu zapewniającego pozostawienie prześwitu pod stropem o wysokości 0,1 do 0,5 m na całej ich długości. </text:span></text:p>
      <text:p text:style-name="P15"><text:span text:style-name="T2">3. </text:span><text:span text:style-name="akapitdomyslny1"><text:span text:style-name="T5">W garażu zamkniętym strefa pożarowa obejmująca więcej niż jedną kondygnację podziemną powinna spełniać jeden z warunków określonych w ust. 2. </text:span></text:span></text:p>
      <text:p text:style-name="P15"><text:span text:style-name="T7">4. </text:span><text:span text:style-name="akapitdomyslny1"><text:span text:style-name="T5">W garażu zamkniętym o powierzchni całkowitej przekraczającej 1 500 m</text:span></text:span><text:span text:style-name="akapitdomyslny1"><text:span text:style-name="T13">2</text:span></text:span><text:span text:style-name="akapitdomyslny1"><text:span text:style-name="T5"> należy stosować samoczynne urządzenia oddymiające. </text:span></text:span></text:p>
      <text:p text:style-name="P15"><text:span text:style-name="T7">5. </text:span><text:span text:style-name="akapitdomyslny1"><text:span text:style-name="T5">W przypadku zastosowania rozwiązania, o którym mowa w ust. 2 pkt 1, klasa odporności ogniowej przewodów wentylacji oddymiającej powinna odpowiadać wymaganiom określonym w § 270 ust. 2 - jedynie z uwagi na kryterium szczelności ogniowej (E). </text:span></text:span></text:p>
      <text:p text:style-name="P19"><text:bookmark-start text:name="JEDN_23393_39_4"/><text:span text:style-name="T7">§ 278. 1. </text:span><text:bookmark-start text:name="PP_23393_39_167"/><text:span text:style-name="akapitdomyslny1"><text:span text:style-name="T5">Na każdej kondygnacji garażu, której powierzchnia całkowita przekracza 1 500 m</text:span></text:span><text:span text:style-name="akapitdomyslny1"><text:span text:style-name="T13">2</text:span></text:span><text:span text:style-name="akapitdomyslny1"><text:span text:style-name="T5">, powinny znajdować się co najmniej dwa wyjścia ewakuacyjne, przy czym jednym z tych wyjść może być wjazd lub wyjazd. Długość przejścia do najbliższego wyjścia ewakuacyjnego nie może przekraczać: </text:span></text:span><text:span text:style-name="T5"> </text:span></text:p>
      <text:p text:style-name="P15"><text:span text:style-name="T7">1) </text:span><text:span text:style-name="T5">w garażu zamkniętym - 40 m, </text:span></text:p>
      <text:p text:style-name="P15"><text:span text:style-name="T7">2) </text:span><text:span text:style-name="T5">w garażu otwartym - 60 m. </text:span></text:p>
      <text:p text:style-name="P15"><text:span text:style-name="T2">2. </text:span><text:span text:style-name="akapitustep1"><text:span text:style-name="T5">Długość przejścia, o którym mowa w ust. 1, w przypadku garażu zamkniętego, może być powiększona zgodnie z zasadami określonymi w § 237 ust. 6 i 7. </text:span></text:span></text:p>
      <text:p text:style-name="P15"><text:span text:style-name="T7">3. </text:span><text:span text:style-name="akapitustep1"><text:span text:style-name="T5">Wyjście ewakuacyjne powinno być dostępne także w przypadku zamknięcia bram między strefami pożarowymi.  </text:span></text:span></text:p>
      <text:p text:style-name="P15"><text:span text:style-name="T7">4. </text:span><text:span text:style-name="akapitustep1"><text:span text:style-name="T5">Jeżeli poziom parkowania leży nie wyżej niż 3 m nad poziomem terenu urządzonego przy budynku, za wyjście ewakuacyjne mogą służyć nieobudowane schody zewnętrzne.  </text:span></text:span></text:p>
      <text:p text:style-name="P15"><text:span text:style-name="T7">5. </text:span><text:span text:style-name="akapitustep1"><text:span text:style-name="T5">W garażu podziemnym kondygnacje o powierzchni powyżej 1 500 m2 powinny, w razie pożaru, mieć możliwość oddzielenia ich od siebie i od kondygnacji nadziemnej budynku za pomocą drzwi, bram lub innych zamknięć o klasie odporności ogniowej nie mniejszej niż E I 30.  </text:span></text:span></text:p>
      <text:p text:style-name="P19"><text:bookmark-start text:name="JEDN_23393_39_5"/><text:span text:style-name="T7">§ 279. 1. </text:span><text:span text:style-name="akapitustep1"><text:span text:style-name="T5">W garażu zamkniętym, znajdującym się w budynku ZL, odległość w pionie między wrotami garażu a oknami tego budynku powinna wynosić co najmniej 1,5 m. Odległość ta może wynosić 1,1 m, jeżeli wykonano nad wjazdem do garażu daszek z materiałów niepalnych o wysięgu co najmniej 0,6 m od lica ściany, wysunięty obustronnie 0,8 m poza boczne krawędzie wrót garażu, lub jeżeli wrota garażu są cofnięte o 0,8 m od lica ściany.  </text:span></text:span><text:span text:style-name="T5"><text:line-break/></text:span></text:p>
      <text:p text:style-name="P15"><text:soft-page-break/><text:span text:style-name="T7">2. </text:span><text:span text:style-name="akapitustep1"><text:span text:style-name="T5">W budynku, o którym mowa w ust. 1, odległość wrót garażu wbudowanego lub przybudowanego od najbliższej krawędzi okien pomieszczeń przeznaczonych na pobyt ludzi w tym samym budynku nie może być mniejsza niż 1,5 m w rzucie poziomym.  </text:span></text:span></text:p>
      <text:p text:style-name="P19"><text:bookmark-start text:name="JEDN_23393_39_6"/><text:span text:style-name="T7">§ 280. 1. </text:span><text:span text:style-name="akapitustep1"><text:span text:style-name="T5">Połączenie garażu z budynkiem wymaga zastosowania przedsionka przeciwpożarowego zamykanego drzwiami o klasie odporności ogniowej co najmniej E I 30.  </text:span></text:span><text:span text:style-name="T5"><text:line-break/></text:span></text:p>
      <text:p text:style-name="P15"><text:span text:style-name="T7">2. </text:span><text:span text:style-name="akapitustep1"><text:span text:style-name="T5">Nie wymaga się zastosowania przedsionka, o którym mowa w ust. 1, przed dźwigiem oddzielonym od garażu drzwiami o klasie odporności ogniowej co najmniej E I 60.  </text:span></text:span></text:p>
      <text:p text:style-name="P15"><text:span text:style-name="T7">3. </text:span><text:span text:style-name="akapitustep1"><text:span text:style-name="T5">Wymaganie, o którym mowa w ust. 1, nie dotyczy budynków mieszkalnych jednorodzinnych i rekreacji indywidualnej.  </text:span></text:span></text:p>
      <text:p text:style-name="P19"><text:bookmark-start text:name="JEDN_23393_39_7"/><text:span text:style-name="T7">§ 281. </text:span><text:span text:style-name="akapitdomyslny1"><text:span text:style-name="T5">Instalowanie w garażu studzienek rewizyjnych, urządzeń i przewodów gazowych, z zastrzeżeniem § 164 ust. 6, oraz umieszczanie otworów od palenisk lub otworów rewizyjnych przeznaczonych do czyszczenia kanałów dymowych, spalinowych i wentylacyjnych, jest zabronione.  </text:span></text:span></text:p>
      <text:p text:style-name="P2"><text:bookmark-start text:name="JEDN_23393_40_r"/><text:span text:style-name="T11">Rozdział 9</text:span><text:span text:style-name="T5"> </text:span></text:p>
      <text:p text:style-name="P5"><text:line-break/>Wymagania przeciwpożarowe dla budynków inwentarskich</text:p>
      <text:p text:style-name="Normal_20__28_Web_29_"><text:bookmark-start text:name="JEDN_23393_40_0"/><text:span text:style-name="T7">§ 282. </text:span><text:span text:style-name="akapitdomyslny1"><text:span text:style-name="T5">Od wymagań dotyczących klasy odporności pożarowej budynków, określonych w § 212, zwalnia się budynki IN o kubaturze brutto do 1 500 m3. </text:span></text:span><text:bookmark-start text:name="JEDN_23393_40_1"/><text:span text:style-name="T5"> </text:span></text:p>
      <text:p text:style-name="P19"><text:span text:style-name="T7">§ 283. </text:span><text:span text:style-name="akapitdomyslny1"><text:span text:style-name="T5">Paszarnie, kotłownie i inne pomieszczenia wyposażone w paleniska lub trzony kuchenne, znajdujące się w budynkach IN, powinny mieć podłogi, ściany i stropy wykonane z materiałów niepalnych.  </text:span></text:span></text:p>
      <text:p text:style-name="P19"><text:bookmark-start text:name="JEDN_23393_40_2"/><text:span text:style-name="T7">§ 284. </text:span><text:span text:style-name="akapitdomyslny1"><text:span text:style-name="T5">Budynek IN powinien spełniać następujące wymagania ewakuacyjne: </text:span></text:span><text:span text:style-name="T5"> </text:span></text:p>
      <text:p text:style-name="P15"><text:span text:style-name="T7">1) </text:span><text:span text:style-name="T5">odległość od najdalszego stanowiska dla zwierząt do wyjścia ewakuacyjnego nie powinna przekraczać przy ściółkowym utrzymaniu zwierząt - 50 m, a przy bezściółkowym - 75 m,  </text:span></text:p>
      <text:p text:style-name="P15"><text:span text:style-name="T7">2) </text:span><text:span text:style-name="T5">w bezściółkowym chowie bydła, trzody chlewnej i owiec, jeżeli liczba bydła i trzody chlewnej nie przekracza 15 sztuk, a owiec - 200 sztuk, należy stosować co najmniej jedno wyjście ewakuacyjne,  </text:span></text:p>
      <text:p text:style-name="P15"><text:span text:style-name="T7">3) </text:span><text:span text:style-name="T5">w budynku przeznaczonym dla większej liczby zwierząt aniżeli wymieniona w pkt 2 należy stosować co najmniej dwa wyjścia, a z pomieszczeń podzielonych na sekcje - co najmniej jedno wyjście ewakuacyjne z każdej sekcji,  </text:span></text:p>
      <text:p text:style-name="P15"><text:span text:style-name="T7">4) </text:span><text:span text:style-name="T5">wrota i drzwi w budynku inwentarskim powinny otwierać się na zewnątrz pomieszczenia. </text:span></text:p>
      <text:p text:style-name="P19"><text:bookmark-start text:name="JEDN_23393_40_3"/><text:span text:style-name="T7">§ 285. </text:span><text:span text:style-name="akapitdomyslny1"><text:span text:style-name="T5">Dopuszcza się umieszczenie w jednym budynku części mieszkalnej i gospodarczej pod następującymi warunkami:  </text:span></text:span><text:span text:style-name="T5"> </text:span></text:p>
      <text:p text:style-name="P15"><text:span text:style-name="T7">1) </text:span><text:span text:style-name="T5">część mieszkalna oraz część gospodarcza mają odrębne wejścia,  </text:span></text:p>
      <text:p text:style-name="P15"><text:span text:style-name="T7">2) </text:span><text:span text:style-name="T5">między częścią mieszkalną a gospodarczą zostanie wykonana ściana o klasie odporności ogniowej co najmniej R E I 60.  </text:span></text:p>
      <text:p text:style-name="P2"><text:bookmark-start text:name="JEDN_23393_41_r"/><text:span text:style-name="T2">Rozdział 10</text:span><text:span text:style-name="T5"> </text:span></text:p>
      <text:p text:style-name="P5"><text:line-break/>Wymagania przeciwpożarowe dla budynków tymczasowych</text:p>
      <text:p text:style-name="Normal_20__28_Web_29_"><text:bookmark-start text:name="JEDN_23393_41_0"/><text:span text:style-name="T7">§ 286. 1. </text:span><text:span text:style-name="akapitdomyslny1"><text:span text:style-name="T5">Budynek tymczasowy przeznaczony na stały pobyt ludzi powinien być wykonany co najmniej w klasie </text:span></text:span><text:span text:style-name="akapitdomyslny1"><text:span text:style-name="T8">„E”</text:span></text:span><text:span text:style-name="akapitdomyslny1"><text:span text:style-name="T5"> odporności pożarowej. Budynek taki nie powinien mieć kondygnacji podziemnych i więcej niż 2 kondygnacje nadziemne.  </text:span></text:span><text:span text:style-name="T5"> </text:span></text:p>
      <text:p text:style-name="P15"><text:soft-page-break/><text:span text:style-name="T7">2. </text:span><text:span text:style-name="akapitustep1"><text:span text:style-name="T5">Do wyznaczania minimalnej odległości budynku tymczasowego od innego budynku mają zastosowanie przepisy określające odległości między budynkami ZL, PM lub IN, o których mowa w § 271 i § 273 ust. 1.  </text:span></text:span></text:p>
      <text:p text:style-name="P15"><text:span text:style-name="T7">3. </text:span><text:span text:style-name="akapitustep1"><text:span text:style-name="T5">Tymczasowy budynek wykonany z materiałów palnych lub z palną izolacją należy przegradzać w odstępach nieprzekraczających 24 m ścianami oddzieleń przeciwpożarowych o klasie odporności ogniowej co najmniej R E I 60; nie dotyczy to przypadków określonych w § 287 i 288.  </text:span></text:span></text:p>
      <text:p text:style-name="P15"><text:span text:style-name="T7">4. </text:span><text:span text:style-name="akapitustep1"><text:span text:style-name="T5">Ściana oddzielenia przeciwpożarowego powinna być wysunięta co najmniej o 0,6 m poza lico ścian zewnętrznych i ponad palne pokrycie dachu.  </text:span></text:span></text:p>
      <text:p text:style-name="P15"><text:span text:style-name="T7">5. </text:span><text:span text:style-name="akapitustep1"><text:span text:style-name="T5">Dostęp do poddasza tymczasowego budynku wykonanego z materiałów palnych powinien być umożliwiony za pomocą wewnętrznego wyłazu z klapą, o której mowa w § 251 pkt 1, o wymiarach co najmniej 0,6×0,6 m, lub przez drabinę i drzwi zewnętrzne o wymiarach co najmniej 0,6×1,6 m, umieszczone w szczytowej ścianie budynku.  </text:span></text:span></text:p>
      <text:p text:style-name="P15"><text:span text:style-name="T7">6. </text:span><text:span text:style-name="akapitustep1"><text:span text:style-name="T5">Stosowanie instalacji elektrycznych lub gazowych na strychu tymczasowego budynku wykonanego z materiałów palnych jest zabronione.  </text:span></text:span></text:p>
      <text:p text:style-name="P19"><text:bookmark-start text:name="JEDN_23393_41_1"/><text:span text:style-name="T7">§ 287. </text:span><text:span text:style-name="akapitdomyslny1"><text:span text:style-name="T5">Budynek tymczasowy może być przeznaczony na cele widowiskowe lub inne zgromadzenia ludzi, jeżeli:  </text:span></text:span><text:span text:style-name="T5"> </text:span></text:p>
      <text:p text:style-name="P15"><text:span text:style-name="T7">1) </text:span><text:span text:style-name="T5">jest jednokondygnacyjny,  </text:span></text:p>
      <text:p text:style-name="P15"><text:span text:style-name="T7">2) </text:span><text:span text:style-name="T5">widownia jest dostępna z poziomu terenu,  </text:span></text:p>
      <text:p text:style-name="P15"><text:span text:style-name="T7">3) </text:span><text:span text:style-name="T5">dach lub stropodach mają przekrycie co najmniej trudno zapalne, </text:span></text:p>
      <text:p text:style-name="P15"><text:span text:style-name="T7">4) </text:span><text:span text:style-name="T5">ma wyjścia, przejścia i dojścia ewakuacyjne o liczbie i wymiarach określonych w przepisach rozporządzenia, oznakowane - zgodnie z Polskimi Normami - znakami bezpieczeństwa,  </text:span></text:p>
      <text:p text:style-name="P15"><text:span text:style-name="T7">5) </text:span><text:bookmark-start text:name="PP_23393_41_168"/><text:span text:style-name="T5">ma oświetlenie awaryjne, </text:span></text:p>
      <text:p text:style-name="P15"><text:span text:style-name="T7">6) </text:span><text:span text:style-name="T5">ma instalację elektryczną wykonaną zgodnie z Polskimi Normami.  </text:span></text:p>
      <text:p text:style-name="P19"><text:bookmark-start text:name="JEDN_23393_41_2"/><text:span text:style-name="T7">§ 288. </text:span><text:span text:style-name="akapitdomyslny1"><text:span text:style-name="T5">Pomieszczenie z obudową pneumatyczną może być wykorzystywane jako tymczasowy budynek PM o gęstości obciążenia ogniowego strefy pożarowej nie wyższej od 1 000 MJ/ m2, pod warunkiem:  </text:span></text:span><text:span text:style-name="T5"> </text:span></text:p>
      <text:p text:style-name="P15"><text:span text:style-name="T7">1) </text:span><text:span text:style-name="T5">zachowania odległości co najmniej 20 m od innych obiektów budowlanych,  </text:span></text:p>
      <text:p text:style-name="P15"><text:span text:style-name="T7">2) </text:span><text:span text:style-name="T5">użycia powłoki z materiału co najmniej trudno zapalnego,  </text:span></text:p>
      <text:p text:style-name="P15"><text:span text:style-name="T7">3) </text:span><text:span text:style-name="T5">zastosowania wyłącznie ogrzewania powietrznego,  </text:span></text:p>
      <text:p text:style-name="P15"><text:span text:style-name="T7">4) </text:span><text:span text:style-name="T5">zapewnienia liczby i wymiarów wyjść, dojść i przejść ewakuacyjnych, określonych w przepisach rozporządzenia, </text:span></text:p>
      <text:p text:style-name="P15"><text:span text:style-name="T7">5) </text:span><text:span text:style-name="T5">oznakowania wyjść ewakuacyjnych - zgodnie z Polskimi Normami - znakami bezpieczeństwa,  </text:span></text:p>
      <text:p text:style-name="P15"><text:span text:style-name="T7">6) </text:span><text:bookmark-start text:name="PP_23393_41_169"/><text:span text:style-name="T5">wyposażenia w oświetlenie awaryjne, </text:span></text:p>
      <text:p text:style-name="P15"><text:span text:style-name="T7">7) </text:span><text:span text:style-name="T5">wyposażenia w instalację elektryczną wykonaną zgodnie z Polskimi Normami.  </text:span></text:p>
      <text:p text:style-name="P19"><text:bookmark-start text:name="JEDN_23393_41_3"/><text:span text:style-name="T7">§ 289. </text:span><text:span text:style-name="akapitdomyslny1"><text:span text:style-name="T5">Pomieszczenie, o którym mowa w § 288, przeznaczone do celów widowiskowych, wystawowych, rekreacyjnych lub sportowych, powinno być dodatkowo wyposażone w:  </text:span></text:span><text:span text:style-name="T5"> </text:span></text:p>
      <text:p text:style-name="P15"><text:span text:style-name="T7">1) </text:span><text:span text:style-name="T5">konstrukcje umieszczone wewnątrz lub na zewnątrz budynku do awaryjnego podwieszenia powłoki pneumatycznej,  </text:span></text:p>
      <text:p text:style-name="P15"><text:span text:style-name="T7">2) </text:span><text:span text:style-name="T5">awaryjne urządzenie do utrzymania ciśnienia w powłoce, zasilane z niezależnego źródła energii,  </text:span></text:p>
      <text:p text:style-name="P15"><text:span text:style-name="T7">3) </text:span><text:span text:style-name="T5">awaryjną wentylację mechaniczną do wymiany powietrza, zasilaną z niezależnego źródła energii,  </text:span></text:p>
      <text:p text:style-name="P15"><text:span text:style-name="T7">4) </text:span><text:span text:style-name="T5">wyjścia ewakuacyjne rozmieszczone możliwie równomiernie na obwodzie,  </text:span></text:p>
      <text:p text:style-name="P15"><text:span text:style-name="T7">5) </text:span><text:span text:style-name="T5">krzesła połączone ze sobą w sposób trwały i unieruchomione w rzędach co najmniej po 8 sztuk, ustawione zgodnie z wymaganiami określonymi w § 261.  </text:span></text:p>
      <text:p text:style-name="P19"><text:bookmark-start text:name="JEDN_23393_41_4"/><text:span text:style-name="T7">§ 290. </text:span><text:span text:style-name="akapitdomyslny1"><text:span text:style-name="T5">Tymczasowy budynek typu namiotowego przeznaczony do celów widowiskowych powinien spełniać wymagania określone w § 288 i 289, z wyjątkiem wymagań dotyczących urządzeń do utrzymywania ciśnienia w powłoce. </text:span></text:span></text:p>
      <text:p text:style-name="P2"><text:bookmark-start text:name="JEDN_23393_42_r"/><text:soft-page-break/><text:span text:style-name="T11">DZIAŁ VII</text:span><text:span text:style-name="T5"> </text:span></text:p>
      <text:p text:style-name="P5"><text:line-break/>Bezpieczeństwo użytkowania</text:p>
      <text:p text:style-name="Normal_20__28_Web_29_"><text:bookmark-start text:name="JEDN_23393_42_0"/><text:span text:style-name="T7">§ 291. </text:span><text:span text:style-name="akapitdomyslny1"><text:span text:style-name="T5">Budynek i urządzenia z nim związane powinny być projektowane i wykonane w sposób niestwarzający niemożliwego do zaakceptowania ryzyka wypadków w trakcie użytkowania, w szczególności przez uwzględnienie przepisów niniejszego działu.  </text:span></text:span><text:bookmark-start text:name="JEDN_23393_42_1"/><text:span text:style-name="T5"> </text:span></text:p>
      <text:p text:style-name="P19"><text:span text:style-name="T7">§ 292. 1. </text:span><text:span text:style-name="akapitustep1"><text:span text:style-name="T5">Wejścia do budynku o wysokości powyżej dwóch kondygnacji nadziemnych, mającego pomieszczenia przeznaczone na pobyt ludzi, należy ochraniać daszkiem lub podcieniem ochronnym o szerokości większej co najmniej o 1 m od szerokości drzwi oraz o wysięgu lub głębokości nie mniejszej niż 1 m w budynkach niskich (N) i 1,5 m w budynkach wyższych. Wymaganie to nie dotyczy budynków na terenie zakładów karnych, aresztów śledczych oraz zakładów poprawczych i schronisk dla nieletnich.  </text:span></text:span><text:span text:style-name="T5"><text:line-break/></text:span></text:p>
      <text:p text:style-name="P15"><text:span text:style-name="T7">2. </text:span><text:span text:style-name="akapitustep1"><text:span text:style-name="T5">Daszek, o którym mowa w ust. 1, powinien mieć konstrukcję umożliwiającą przeniesienie ewentualnych obciążeń, jakie w prawdopodobnym zakresie może spowodować upadek okładzin elewacyjnych, skrzydeł okiennych lub szyb.  </text:span></text:span></text:p>
      <text:p text:style-name="P19"><text:bookmark-start text:name="JEDN_23393_42_2"/><text:span text:style-name="T7">§ 293. 1. </text:span><text:span text:style-name="akapitustep1"><text:span text:style-name="T5">Tablice informacyjne, reklamy i podobne urządzenia oraz dekoracje powinny być tak usytuowane, wykonane i zamocowane, aby nie stanowiły zagrożenia bezpieczeństwa dla użytkowników budynku i osób trzecich.  </text:span></text:span><text:span text:style-name="T5"><text:line-break/></text:span></text:p>
      <text:p text:style-name="P15"><text:span text:style-name="T7">2. </text:span><text:span text:style-name="akapitustep1"><text:span text:style-name="T5">Daszki, balkony oraz stałe i ruchome osłony przeciwsłoneczne mogą być umieszczane na wysokości co najmniej 2,4 m nad poziomem chodnika, z pozostawieniem nieosłoniętego pasma ruchu od strony jezdni o szerokości co najmniej 1 m.  </text:span></text:span></text:p>
      <text:p text:style-name="P15"><text:span text:style-name="T7">3. </text:span><text:span text:style-name="akapitustep1"><text:span text:style-name="T5">Wystawy sklepowe, gabloty reklamowe, a także obudowy urządzeń technicznych nie mogą być wysunięte poza płaszczyznę ściany zewnętrznej budynku o więcej niż 0,5 m - przy zachowaniu użytkowej szerokości chodnika nie mniejszej niż 2 m oraz zapewnieniu bezpieczeństwa ruchu dla osób z dysfunkcją narządu wzroku.  </text:span></text:span></text:p>
      <text:p text:style-name="P15"><text:span text:style-name="T7">4. </text:span><text:span text:style-name="akapitustep1"><text:span text:style-name="T5">Skrzydła drzwiowe i okienne oraz kraty, okiennice lub inne osłony, w pozycji otwartej lub zamkniętej, nie mogą zawężać szerokości użytkowej chodnika usytuowanego bezpośrednio przy ścianie zewnętrznej budynku, w której się znajdują.  </text:span></text:span></text:p>
      <text:p text:style-name="P15"><text:span text:style-name="T7">5. </text:span><text:span text:style-name="akapitustep1"><text:span text:style-name="T5">Wymaganie określone w ust. 4 dotyczy także zewnętrznych schodów i pochylni.  </text:span></text:span></text:p>
      <text:p text:style-name="P15"><text:span text:style-name="T7">6. </text:span><text:bookmark-start text:name="PP_23393_42_170"/><text:span text:style-name="akapitdomyslny1"><text:span text:style-name="T5">Urządzenia oświetleniowe, w tym reklamy, umieszczone na zewnątrz budynku lub w jego otoczeniu nie mogą powodować uciążliwości dla jego użytkowników ani też przechodniów i kierowców. Jeżeli światło skierowane jest na elewację budynku zawierającą okna, natężenie oświetlenia na tej elewacji nie może przekraczać 5 luksów w przypadku światła białego i 3 luksów w przypadku światła kolorowego lub światła o zmieniającym się natężeniu, błyskowego, ewentualnie pulsującego. </text:span></text:span></text:p>
      <text:p text:style-name="P19"><text:bookmark-start text:name="JEDN_23393_42_3"/><text:span text:style-name="T7">§ 294. 1. </text:span><text:span text:style-name="akapitustep1"><text:span text:style-name="T5">Wpusty kanalizacyjne, pokrywy urządzeń sieci uzbrojenia terenu i instalacji podziemnych oraz inne osłony otworów, usytuowane na trasie przejścia lub przejazdu, powinny znajdować się w płaszczyźnie chodnika lub jezdni.  </text:span></text:span><text:span text:style-name="T5"><text:line-break/></text:span></text:p>
      <text:p text:style-name="P15"><text:span text:style-name="T7">2. </text:span><text:span text:style-name="akapitustep1"><text:span text:style-name="T5">Wpusty kanalizacyjne oraz ażurowe osłony otworów w płaszczyźnie chodnika lub przejścia przez jezdnię powinny mieć odstępy między prętami lub średnice otworów nie większe niż 20 mm.  </text:span></text:span></text:p>
      <text:p text:style-name="P15"><text:span text:style-name="T7">3. </text:span><text:span text:style-name="akapitustep1"><text:span text:style-name="T5">Umieszczenie odbojów, skrobaczek, wycieraczek do obuwia lub podobnych urządzeń wystających ponad poziom płaszczyzny dojścia w szerokości drzwi wejściowych do budynku jest zabronione.  </text:span></text:span></text:p>
      <text:p text:style-name="P19"><text:bookmark-start text:name="JEDN_23393_42_4"/><text:soft-page-break/><text:span text:style-name="T7">§ 295. </text:span><text:span text:style-name="akapitdomyslny1"><text:span text:style-name="T5">Skrzydła drzwiowe, wykonane z przezroczystych tafli, powinny być oznakowane w sposób widoczny i wykonane z materiału zapewniającego bezpieczeństwo użytkowników w przypadku stłuczenia.  </text:span></text:span></text:p>
      <text:p text:style-name="P19"><text:bookmark-start text:name="JEDN_23393_42_5"/><text:span text:style-name="T7">§ 296. 1. </text:span><text:span text:style-name="akapitustep1"><text:span text:style-name="T5">Schody zewnętrzne i wewnętrzne, służące do pokonania wysokości przekraczającej 0,5 m, powinny być zaopatrzone w balustrady lub inne zabezpieczenia od strony przestrzeni otwartej.  </text:span></text:span><text:span text:style-name="T5"><text:line-break/></text:span></text:p>
      <text:p text:style-name="P15"><text:span text:style-name="T7">2. </text:span><text:span text:style-name="akapitustep1"><text:span text:style-name="T5">W budynku mieszkalnym jednorodzinnym, zagrodowym i rekreacji indywidualnej warunek określony w ust. 1 uważa się za spełniony również wówczas, gdy schody i pochylnie o wysokości do 1 m, niemające balustrad, są obustronnie szersze w stosunku do drzwi lub innego przejścia, do którego prowadzą, co najmniej po 0,5 m.  </text:span></text:span></text:p>
      <text:p text:style-name="P15"><text:span text:style-name="T7">3. </text:span><text:span text:style-name="akapitustep1"><text:span text:style-name="T5">Schody zewnętrzne i wewnętrzne, o których mowa w ust. 1, w budynku użyteczności publicznej powinny mieć balustrady lub poręcze przyścienne, umożliwiające lewo- i prawostronne ich użytkowanie. Przy szerokości biegu schodów większej niż 4 m należy zastosować dodatkową balustradę pośrednią.  </text:span></text:span></text:p>
      <text:p text:style-name="P19"><text:bookmark-start text:name="JEDN_23393_42_6"/><text:span text:style-name="T7">§ 297. </text:span><text:span text:style-name="akapitdomyslny1"><text:span text:style-name="T5">Konstrukcja schodów, pochylni, pomostów i galerii, służących komunikacji ogólnej w budynku mieszkalnym, zamieszkania zbiorowego i użyteczności publicznej, nie może być podatna na wywoływane przez użytkowników drgania.  </text:span></text:span></text:p>
      <text:p text:style-name="P19"><text:bookmark-start text:name="JEDN_23393_42_7"/><text:span text:style-name="T7">§ 298. 1. </text:span><text:bookmark-start text:name="PP_23393_42_171"/><text:span text:style-name="akapitdomyslny1"><text:span text:style-name="T5">Balustrady przy schodach, pochylniach, portfenetrach, balkonach i loggiach nie powinny mieć ostro zakończonych elementów, a ich konstrukcja powinna zapewniać przeniesienie sił poziomych, określonych w Polskiej Normie dotyczącej podstawowych obciążeń technologicznych i montażowych. Wysokość i wypełnienie płaszczyzn pionowych powinny zapewniać skuteczną ochronę przed wypadnięciem osób. Szklane elementy balustrad powinny być wykonane ze szkła o podwyższonej wytrzymałości na uderzenia, tłukącego się na drobne, nieostre odłamki. </text:span></text:span><text:span text:style-name="T5"> </text:span></text:p>
      <text:p text:style-name="P15"><text:span text:style-name="T7">2. </text:span><text:span text:style-name="akapitustep1"><text:span text:style-name="T5">Wysokość i prześwity lub otwory w wypełnieniu balustrad powinny mieć wymiary określone w tabeli: </text:span></text:span></text:p>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p text:style-name="P7">Rodzaj budynków (przeznaczenie użytkowe) </text:p>
          </table:table-cell>
          <table:table-cell table:style-name="Tabela22.B1" office:value-type="string">
            <text:p text:style-name="P7">Minimalna wysokość balustrady, mierzona do wierzchu poręczy (m) </text:p>
          </table:table-cell>
          <table:table-cell table:style-name="Tabela22.C1" office:value-type="string">
            <text:p text:style-name="P7">Maksymalny prześwit lub wymiar otworu pomiędzy elementami wypełnienia balustrady (m) </text:p>
          </table:table-cell>
        </table:table-row>
        <table:table-row table:style-name="Tabela22.1">
          <table:table-cell table:style-name="Tabela22.A1" office:value-type="string">
            <text:p text:style-name="P7">1</text:p>
          </table:table-cell>
          <table:table-cell table:style-name="Tabela22.B1" office:value-type="string">
            <text:p text:style-name="P7">2</text:p>
          </table:table-cell>
          <table:table-cell table:style-name="Tabela22.C1" office:value-type="string">
            <text:p text:style-name="P7">3</text:p>
          </table:table-cell>
        </table:table-row>
        <table:table-row table:style-name="Tabela22.1">
          <table:table-cell table:style-name="Tabela22.A1" office:value-type="string">
            <text:p text:style-name="P8">Budynki jednorodzinne i wnętrza mieszkań wielopoziomowych</text:p>
          </table:table-cell>
          <table:table-cell table:style-name="Tabela22.B1" office:value-type="string">
            <text:p text:style-name="P7">0,9</text:p>
          </table:table-cell>
          <table:table-cell table:style-name="Tabela22.C1" office:value-type="string">
            <text:p text:style-name="P7">nie reguluje się</text:p>
          </table:table-cell>
        </table:table-row>
        <table:table-row table:style-name="Tabela22.1">
          <table:table-cell table:style-name="Tabela22.A1" office:value-type="string">
            <text:p text:style-name="P8">Budynki wielorodzinne i zamieszkania zbiorowego, oświaty i wychowania oraz zakładów opieki zdrowotnej</text:p>
          </table:table-cell>
          <table:table-cell table:style-name="Tabela22.B1" office:value-type="string">
            <text:p text:style-name="P7">1, 1</text:p>
          </table:table-cell>
          <table:table-cell table:style-name="Tabela22.C1" office:value-type="string">
            <text:p text:style-name="P7">0,12</text:p>
          </table:table-cell>
        </table:table-row>
        <table:table-row table:style-name="Tabela22.1">
          <table:table-cell table:style-name="Tabela22.A1" office:value-type="string">
            <text:p text:style-name="P8">Inne budynki</text:p>
          </table:table-cell>
          <table:table-cell table:style-name="Tabela22.B1" office:value-type="string">
            <text:p text:style-name="P7">1,1</text:p>
          </table:table-cell>
          <table:table-cell table:style-name="Tabela22.C1" office:value-type="string">
            <text:p text:style-name="P7">0,2</text:p>
          </table:table-cell>
        </table:table-row>
      </table:table>
      <text:p text:style-name="P16"><text:line-break/></text:p>
      <text:p text:style-name="P15"><text:span text:style-name="T7">3. </text:span><text:span text:style-name="akapitustep1"><text:span text:style-name="T5">W budynku, w którym przewiduje się zbiorowe przebywanie dzieci bez stałego nadzoru, balustrady powinny mieć rozwiązania uniemożliwiające wspinanie się na nie oraz zsuwanie się po poręczy.  </text:span></text:span></text:p>
      <text:p text:style-name="P15"><text:span text:style-name="T7">4. </text:span><text:span text:style-name="akapitustep1"><text:span text:style-name="T5">Przy balustradach lub ścianach przyległych do pochylni, przeznaczonych dla ruchu osób niepełnosprawnych, należy zastosować obustronne poręcze, umieszczone na wysokości 0,75 i 0,9 m od płaszczyzny ruchu. </text:span></text:span></text:p>
      <text:p text:style-name="P15"><text:span text:style-name="T7">5. </text:span><text:span text:style-name="akapitustep1"><text:span text:style-name="T5">Poręcze przy schodach zewnętrznych i pochylniach, przed ich początkiem i za końcem, należy przedłużyć o 0,3 m oraz zakończyć w sposób zapewniający bezpieczne użytkowanie.  </text:span></text:span></text:p>
      <text:p text:style-name="P15"><text:span text:style-name="T7">6. </text:span><text:span text:style-name="akapitustep1"><text:span text:style-name="T5">Poręcze przy schodach i pochylniach powinny być oddalone od ścian, do których są mocowane, co najmniej 0,05 m.  </text:span></text:span></text:p>
      <text:p text:style-name="P15"><text:soft-page-break/><text:span text:style-name="T7">7. </text:span><text:span text:style-name="akapitustep1"><text:span text:style-name="T5">Balustrady oddzielające różne poziomy w halach sportowych, teatrach, kinach, a także w innych budynkach użyteczności publicznej powinny zapewniać bezpieczeństwo użytkowników także w przypadku paniki. Dopuszcza się obniżenie pionowej części balustrady do 0,7 m, pod warunkiem uzupełnienia jej górną częścią poziomą o szerokości dającej łącznie z częścią pionową wymiar co najmniej 1,2 m.  </text:span></text:span></text:p>
      <text:p text:style-name="P19"><text:bookmark-start text:name="JEDN_23393_42_8"/><text:span text:style-name="T7">§ 299. 1. </text:span><text:span text:style-name="akapitustep1"><text:span text:style-name="T5">Okna w budynku powyżej drugiej kondygnacji nadziemnej, a także okna na niższych kondygnacjach, wychodzące na chodniki lub inne przejścia dla pieszych, powinny mieć skrzydła otwierane do wewnątrz.  </text:span></text:span><text:span text:style-name="T5"><text:line-break/></text:span></text:p>
      <text:p text:style-name="P15"><text:span text:style-name="T7">2. </text:span><text:span text:style-name="akapitustep1"><text:span text:style-name="T5">Dopuszcza się stosowanie okien otwieranych na zewnątrz, o poziomej osi obrotu i maksymalnym wychyleniu skrzydła do 0,6 m, mierząc od lica ściany zewnętrznej, pod warunkiem zastosowania w nich szyb zapewniających bezpieczeństwo użytkowania oraz umożliwienia ich mycia, konserwacji i naprawy od wewnątrz pomieszczeń lub z urządzeń technicznych instalowanych na zewnątrz budynku. </text:span></text:span></text:p>
      <text:p text:style-name="P15"><text:span text:style-name="T7">3. </text:span><text:span text:style-name="akapitustep1"><text:span text:style-name="T5">Przepisów określonych w ust. 1 i 2 nie stosuje się do budynku wpisanego do rejestru zabytków. </text:span></text:span></text:p>
      <text:p text:style-name="P15"><text:span text:style-name="T7">4. </text:span><text:span text:style-name="akapitustep1"><text:span text:style-name="T5">Okna w budynku wysokościowym, na kondygnacjach położonych powyżej 55 m nad terenem, powinny mieć zabezpieczenia umożliwiające ich otwarcie tylko przez osoby mające upoważnienia właściciela lub zarządcy budynku.  </text:span></text:span></text:p>
      <text:p text:style-name="P15"><text:span text:style-name="T7">5. </text:span><text:bookmark-start text:name="PP_23393_42_172"/><text:span text:style-name="akapitdomyslny1"><text:span text:style-name="T5">Okna w pomieszczeniach przewidzianych do korzystania przez osoby niepełnosprawne powinny mieć urządzenia przeznaczone do ich otwierania, usytuowane nie wyżej niż 1,2 m nad poziomem podłogi. </text:span></text:span></text:p>
      <text:p text:style-name="P19"><text:bookmark-start text:name="JEDN_23393_42_9"/><text:span text:style-name="T7">§ 300. 1. </text:span><text:span text:style-name="akapitustep1"><text:span text:style-name="T5">Kraty zewnętrzne, zastosowane w otworach okiennych i balkonowych, powinny być wykonane w sposób zapobiegający możliwości wspinania się po nich do pomieszczeń położonych na wyższych kondygnacjach.  </text:span></text:span><text:span text:style-name="T5"><text:line-break/></text:span></text:p>
      <text:p text:style-name="P15"><text:span text:style-name="T7">2. </text:span><text:span text:style-name="akapitustep1"><text:span text:style-name="T5">Kraty i okiennice, w co najmniej jednym otworze okiennym, powinny otwierać się od wewnątrz:  </text:span></text:span><text:span text:style-name="T5"><text:line-break/></text:span></text:p>
      <text:p text:style-name="P15"><text:span text:style-name="T7">1) </text:span><text:span text:style-name="T5">mieszkania,  </text:span></text:p>
      <text:p text:style-name="P15"><text:span text:style-name="T7">2) </text:span><text:span text:style-name="T5">pomieszczenia mieszkalnego znajdującego się w budynku innym niż mieszkalnym,  </text:span></text:p>
      <text:p text:style-name="P15"><text:span text:style-name="T7">3) </text:span><text:span text:style-name="T5">pomieszczenia przeznaczonego na pobyt ludzi w suterenie lub w budynku tymczasowym z materiałów palnych,  </text:span></text:p>
      <text:p text:style-name="P15"><text:span text:style-name="T7">4) </text:span><text:span text:style-name="T5">pomieszczeń, o których mowa w § 239 ust. 2.  </text:span></text:p>
      <text:p text:style-name="P15"><text:span text:style-name="T2">3. </text:span><text:span text:style-name="akapitustep1"><text:span text:style-name="T5">Wymagania, o których mowa w ust. 1 i 2, nie dotyczą zakładów karnych i aresztów śledczych oraz zakładów poprawczych i schronisk dla nieletnich.  </text:span></text:span></text:p>
      <text:p text:style-name="P19"><text:bookmark-start text:name="JEDN_23393_42_10"/><text:span text:style-name="T7">§ 301. 1. </text:span><text:span text:style-name="akapitustep1"><text:span text:style-name="T5">W budynku na kondygnacjach położonych poniżej 25 m nad terenem odległość między górną krawędzią wewnętrznego podokiennika a podłogą powinna wynosić co najmniej 0,85 m, z wyjątkiem przyziemia oraz ścianek podokiennych w loggii, na tarasie lub galerii, gdzie nie podlega ona ograniczeniom.  </text:span></text:span><text:span text:style-name="T5"><text:line-break/></text:span></text:p>
      <text:p text:style-name="P15"><text:span text:style-name="T7">2. </text:span><text:span text:style-name="akapitustep1"><text:span text:style-name="T5">W budynku na kondygnacjach położonych powyżej 25 m nad terenem między górną krawędzią podokiennika a podłogą należy zachować odległość co najmniej 1,1 m, z wyjątkiem okien wychodzących na loggie, tarasy lub galerie.  </text:span></text:span></text:p>
      <text:p text:style-name="P15"><text:span text:style-name="T7">3. </text:span><text:span text:style-name="akapitustep1"><text:span text:style-name="T5">Wysokość położenia podokiennika, określona w ust. 1 i 2, może być pomniejszona, pod warunkiem zastosowania zabezpieczenia okna balustradą do wymaganej wysokości lub zastosowania w tej części okna skrzydła nieotwieranego i szkła o podwyższonej wytrzymałości.  </text:span></text:span></text:p>
      <text:p text:style-name="P19"><text:bookmark-start text:name="JEDN_23393_42_11"/><text:span text:style-name="T7">§ 302. 1. </text:span><text:span text:style-name="akapitustep1"><text:span text:style-name="T5">W budynku z pomieszczeniami przeznaczonymi na pobyt ludzi temperatura na powierzchni elementów centralnego ogrzewania, niezabezpieczonych przed dotknięciem przez </text:span></text:span><text:soft-page-break/><text:span text:style-name="akapitustep1"><text:span text:style-name="T5">użytkowników, nie może przekraczać 90°C.  </text:span></text:span><text:span text:style-name="T5"><text:line-break/></text:span></text:p>
      <text:p text:style-name="P15"><text:span text:style-name="T7">2. </text:span><text:span text:style-name="akapitustep1"><text:span text:style-name="T5">W budynku, o którym mowa w ust. 1, lecz z ogrzewaniem powietrznym, temperatura strumienia powietrza w odległości 1 cm od wylotu do pomieszczenia nie może przekraczać 70°C - jeżeli znajduje się on na wysokości ponad 3,5 m od poziomu podłogi i 45°C - w pozostałych przypadkach.  </text:span></text:span></text:p>
      <text:p text:style-name="P15"><text:span text:style-name="T7">3. </text:span><text:span text:style-name="akapitustep1"><text:span text:style-name="T5">W pomieszczeniu przeznaczonym na zbiorowy pobyt dzieci oraz osób niepełnosprawnych na grzejnikach centralnego ogrzewania należy umieszczać osłony, ochraniające od bezpośredniego kontaktu z elementem grzejnym. </text:span></text:span></text:p>
      <text:p text:style-name="P15"><text:span text:style-name="T7">4. </text:span><text:bookmark-start text:name="PP_23393_42_173"/><text:span text:style-name="akapitdomyslny1"><text:span text:style-name="T5">W budynkach przeznaczonych na zbiorowy pobyt dzieci i osób niepełnosprawnych, w instalacji wody ciepłej powinny być stosowane termostatyczne zawory mieszające z ograniczeniem maksymalnej temperatury do 43 °C, a w instalacjach prysznicowych do 38 °C, zapobiegające poparzeniu. </text:span></text:span></text:p>
      <text:p text:style-name="P19"><text:bookmark-start text:name="JEDN_23393_42_12"/><text:span text:style-name="T7">§ 303. 1. </text:span><text:span text:style-name="akapitustep1"><text:span text:style-name="T5">W budynku na kondygnacjach położonych powyżej 25 m nad terenem zabrania się stosowania balkonów. Nie dotyczy to balkonów o przeznaczeniu technologicznym.  </text:span></text:span><text:span text:style-name="T5"><text:line-break/></text:span></text:p>
      <text:p text:style-name="P15"><text:span text:style-name="T7">2. </text:span><text:span text:style-name="akapitustep1"><text:span text:style-name="T5">W budynku na kondygnacjach położonych powyżej 25 m nad terenem można stosować loggie wyłącznie z balustradami pełnymi. Stosowanie logii powyżej 55 m nad terenem jest zabronione.  </text:span></text:span></text:p>
      <text:p text:style-name="P15"><text:span text:style-name="T7">3. </text:span><text:span text:style-name="akapitustep1"><text:span text:style-name="T5">W budynku na kondygnacjach położonych powyżej 12 m, lecz nie wyżej niż 25 m nad terenem, można stosować portfenetry, pod warunkiem zastosowania w nich progów o wysokości co najmniej 0,15 m.  </text:span></text:span></text:p>
      <text:p text:style-name="P19"><text:bookmark-start text:name="JEDN_23393_42_13"/><text:span text:style-name="T7">§ 304. 1. </text:span><text:span text:style-name="akapitustep1"><text:span text:style-name="T5">Przeszklenie okien połaciowych, których krawędź jest usytuowana na wysokości ponad 3 m nad poziomem podłogi, świetlików oraz dachów w budynkach użyteczności publicznej i zakładów pracy, powinno być wykonane ze szkła lub innego materiału o podwyższonej wytrzymałości na uderzenie.  </text:span></text:span><text:span text:style-name="T5"><text:line-break/></text:span></text:p>
      <text:p text:style-name="P15"><text:span text:style-name="T7">2. </text:span><text:span text:style-name="akapitustep1"><text:span text:style-name="T5">Okładzina szklana ścian zewnętrznych budynku wysokiego i wysokościowego powinna być wykonana ze szkła o podwyższonej wytrzymałości na uderzenia, tłukącego się na drobne, nieostre odłamki.  </text:span></text:span></text:p>
      <text:p text:style-name="P19"><text:bookmark-start text:name="JEDN_23393_42_14"/><text:span text:style-name="T7">§ 305. 1. </text:span><text:span text:style-name="akapitustep1"><text:span text:style-name="T5">Nawierzchnia dojść do budynków, schodów i pochylni zewnętrznych i wewnętrznych, ciągów komunikacyjnych w budynku oraz podłóg w pomieszczeniach przeznaczonych na pobyt ludzi, a także posadzki w garażu, powinna być wykonana z materiałów niepowodujących niebezpieczeństwa poślizgu.  </text:span></text:span><text:span text:style-name="T5"><text:line-break/></text:span></text:p>
      <text:p text:style-name="P15"><text:span text:style-name="T7">2. </text:span><text:span text:style-name="akapitustep1"><text:span text:style-name="T5">Posadzki i wykładziny w pomieszczeniach przeznaczonych na pobyt ludzi powinny być wykonane z materiałów antyelektrostatycznych, spełniających warunki określone w Polskich Normach dotyczących ochrony przed elektrycznością statyczną.  </text:span></text:span></text:p>
      <text:p text:style-name="P15"><text:span text:style-name="T7">3. </text:span><text:span text:style-name="akapitustep1"><text:span text:style-name="T5">Nawierzchnia zewnętrznej pochylni samochodowej o nachyleniu większym niż 15% powinna być karbowana.  </text:span></text:span></text:p>
      <text:p text:style-name="P19"><text:bookmark-start text:name="JEDN_23393_42_15"/><text:span text:style-name="T7">§ 306. 1. </text:span><text:span text:style-name="akapitustep1"><text:span text:style-name="T5">W budynku użyteczności publicznej, produkcyjnym i magazynowym, w miejscach, w których następuje zmiana poziomu podłogi, należy zastosować rozwiązania techniczne, plastyczne lub inne sygnalizujące tę różnicę.  </text:span></text:span><text:span text:style-name="T5"><text:line-break/></text:span></text:p>
      <text:p text:style-name="P15"><text:span text:style-name="T7">2. </text:span><text:span text:style-name="akapitustep1"><text:span text:style-name="T5">W budynkach, o których mowa w ust. 1, powierzchnie spoczników schodów i pochylni powinny mieć wykończenie wyróżniające je odcieniem, barwą bądź fakturą, co najmniej w pasie 30 cm od krawędzi rozpoczynającej i kończącej bieg schodów lub pochylni.  </text:span></text:span></text:p>
      <text:p text:style-name="P19"><text:bookmark-start text:name="JEDN_23393_42_16"/><text:soft-page-break/><text:span text:style-name="T7">§ 307. </text:span><text:span text:style-name="akapitdomyslny1"><text:span text:style-name="T5">W budynku produkcyjnym i magazynowym, w których mogą wystąpić zmienne obciążenia użytkowe stropów, schodów lub pomostów roboczych, należy w widocznym miejscu umieścić tablicę informacyjną, określającą dopuszczalną wielkość obciążenia tych elementów.  </text:span></text:span></text:p>
      <text:p text:style-name="P19"><text:bookmark-start text:name="JEDN_23393_42_17"/><text:span text:style-name="T7">§ 308. 1. </text:span><text:span text:style-name="akapitustep1"><text:span text:style-name="T5">W budynkach o dwóch lub więcej kondygnacjach nadziemnych należy zapewnić wyjście na dach co najmniej z jednej klatki schodowej, umożliwiające dostęp na dach i do urządzeń technicznych tam zainstalowanych.  </text:span></text:span><text:span text:style-name="T5"><text:line-break/></text:span></text:p>
      <text:p text:style-name="P15"><text:span text:style-name="T7">2. </text:span><text:span text:style-name="akapitustep1"><text:span text:style-name="T5">W budynkach wysokich (W) i wysokościowych (WW) wyjścia, o których mowa w ust. 1, należy zapewnić z każdej klatki schodowej.  </text:span></text:span></text:p>
      <text:p text:style-name="P15"><text:span text:style-name="T7">3. </text:span><text:span text:style-name="akapitustep1"><text:span text:style-name="T5">Jako wyjście z klatki schodowej na dach należy stosować drzwi o szerokości 0,8 m i wysokości co najmniej 1,9 m lub klapy wyłazowe o wymiarze 0,8 × 0,8 m w świetle, do których dostęp powinien odpowiadać warunkom określonym w § 101.  </text:span></text:span></text:p>
      <text:p text:style-name="P15"><text:span text:style-name="T7">4. </text:span><text:span text:style-name="akapitustep1"><text:span text:style-name="T5">Na dachu o spadku ponad 25% oraz na dachu pokrytym materiałami łamliwymi (tłukącymi) należy wykonać stałe dojścia do kominów, urządzeń technicznych oraz anten radiowych i telewizyjnych.  </text:span></text:span></text:p>
      <text:p text:style-name="P15"><text:span text:style-name="T7">5. </text:span><text:span text:style-name="akapitustep1"><text:span text:style-name="T5">Dojścia, o których mowa w ust. 4, na odcinkach o nachyleniu ponad 25% powinny mieć zabezpieczenia przed poślizgiem.  </text:span></text:span></text:p>
      <text:p text:style-name="P15"><text:span text:style-name="T7">6. </text:span><text:span text:style-name="akapitustep1"><text:span text:style-name="T5">Na dachu o spadku ponad 100% powinny być zamocowane stałe uchwyty dla lin bezpieczeństwa lub bariery ochronne nad dolną krawędzią dachu.  </text:span></text:span></text:p>
      <text:p text:style-name="P2"><text:bookmark-start text:name="JEDN_23393_43_r"/><text:span text:style-name="T2">DZIAŁ VIII</text:span><text:span text:style-name="T5"> </text:span></text:p>
      <text:p text:style-name="P5"><text:line-break/>Higiena i zdrowie</text:p>
      <text:p text:style-name="P2"><text:span text:style-name="T11">Rozdział 1</text:span><text:span text:style-name="T5"> </text:span></text:p>
      <text:p text:style-name="P5"><text:line-break/>Wymagania ogólne</text:p>
      <text:p text:style-name="Normal_20__28_Web_29_"><text:bookmark-start text:name="JEDN_23393_43_0"/><text:span text:style-name="T7">§ 309. </text:span><text:span text:style-name="akapitdomyslny1"><text:span text:style-name="T5">Budynek powinien być zaprojektowany i wykonany z takich materiałów i wyrobów oraz w taki sposób, aby nie stanowił zagrożenia dla higieny i zdrowia użytkowników lub sąsiadów, w szczególności w wyniku:  </text:span></text:span><text:span text:style-name="T5"> </text:span></text:p>
      <text:p text:style-name="P1"><text:span text:style-name="T7">1) </text:span><text:span text:style-name="T5">wydzielania się gazów toksycznych,  </text:span></text:p>
      <text:p text:style-name="P1"><text:span text:style-name="T7">2) </text:span><text:span text:style-name="T5">obecności szkodliwych pyłów lub gazów w powietrzu,  </text:span></text:p>
      <text:p text:style-name="P1"><text:span text:style-name="T7">3) </text:span><text:span text:style-name="T5">niebezpiecznego promieniowania,  </text:span></text:p>
      <text:p text:style-name="P1"><text:span text:style-name="T7">4) </text:span><text:span text:style-name="T5">zanieczyszczenia lub zatrucia wody lub gleby,  </text:span></text:p>
      <text:p text:style-name="P1"><text:span text:style-name="T7">5) </text:span><text:span text:style-name="T5">nieprawidłowego usuwania dymu i spalin oraz nieczystości i odpadów w postaci stałej lub ciekłej,  </text:span></text:p>
      <text:p text:style-name="P1"><text:span text:style-name="T7">6) </text:span><text:span text:style-name="T5">występowania wilgoci w elementach budowlanych lub na ich powierzchniach,  </text:span></text:p>
      <text:p text:style-name="P1"><text:span text:style-name="T7">7) </text:span><text:span text:style-name="T5">niekontrolowanej infiltracji powietrza zewnętrznego,  </text:span></text:p>
      <text:p text:style-name="P1"><text:span text:style-name="T7">8) </text:span><text:span text:style-name="T5">przedostawania się gryzoni do wnętrza,  </text:span></text:p>
      <text:p text:style-name="P1"><text:span text:style-name="T7">9) </text:span><text:span text:style-name="T5">ograniczenia nasłonecznienia i oświetlenia naturalnego.  </text:span></text:p>
      <text:p text:style-name="P2"><text:bookmark-start text:name="JEDN_23393_44_r"/><text:span text:style-name="T2">Rozdział 2</text:span><text:span text:style-name="T5"> </text:span></text:p>
      <text:p text:style-name="P5"><text:line-break/>Ochrona czystości powietrza</text:p>
      <text:p text:style-name="Normal_20__28_Web_29_"><text:bookmark-start text:name="JEDN_23393_44_0"/><text:span text:style-name="T7">§ 310. 1. </text:span><text:span text:style-name="akapitustep1"><text:span text:style-name="T5">Budynek przeznaczony na pobyt ludzi i urządzenia z nim związane powinny być zaprojektowane i wykonane tak, aby w pomieszczeniach zawartość w powietrzu stężeń i natężeń czynników szkodliwych dla zdrowia, wydzielanych przez grunt, materiały i stałe wyposażenie oraz powstających w trakcie użytkowania zgodnego z przeznaczeniem pomieszczeń, nie przekraczała wartości dopuszczalnych, określonych w przepisach sanitarnych oraz bezpieczeństwa i higieny pracy.  </text:span></text:span><text:span text:style-name="T5"><text:line-break/></text:span></text:p>
      <text:p text:style-name="P15"><text:soft-page-break/><text:span text:style-name="T7">2. </text:span><text:span text:style-name="akapitustep1"><text:span text:style-name="T5">Wymagania, o których mowa w ust. 1, stosuje się odpowiednio do pomieszczeń przeznaczonych dla zwierząt.  </text:span></text:span></text:p>
      <text:p text:style-name="P15"><text:span text:style-name="T7">3. </text:span><text:span text:style-name="akapitustep1"><text:span text:style-name="T5">W pomieszczeniu przeznaczonym na pobyt ludzi, w którym jest wymagane zachowanie szczególnej czystości, stosowanie grzejników z rur ożebrowanych jest zabronione.  </text:span></text:span></text:p>
      <text:p text:style-name="P19"><text:bookmark-start text:name="JEDN_23393_44_1"/><text:span text:style-name="T7">§ 311. </text:span><text:span text:style-name="akapitdomyslny1"><text:span text:style-name="T5">Jeżeli w powietrzu wywiewanym z pomieszczenia występują niedopuszczalne stężenia substancji szkodliwych, należy zastosować urządzenia unieszkodliwiające je przed wyemitowaniem do atmosfery.  </text:span></text:span></text:p>
      <text:p text:style-name="P19"><text:bookmark-start text:name="JEDN_23393_44_2"/><text:span text:style-name="T7">§ 312. 1. </text:span><text:span text:style-name="akapitustep1"><text:span text:style-name="T5">Budynek z pomieszczeniami przeznaczonymi na pobyt ludzi, dla inwentarza żywego, a także do produkcji i przechowywania artykułów spożywczych oraz farmaceutycznych nie może być wykonany z materiałów emitujących związki (gazy, pary, pyły) szkodliwe dla zdrowia lub zapachowe w stopniu przekraczającym ich dopuszczalne stężenia.  </text:span></text:span><text:span text:style-name="T5"><text:line-break/></text:span></text:p>
      <text:p text:style-name="P15"><text:span text:style-name="T7">2. </text:span><text:span text:style-name="akapitustep1"><text:span text:style-name="T5">Jeżeli związki, o których mowa w ust. 1, są emitowane przez materiały w niedopuszczalnym stężeniu jedynie przez ograniczony czas, dopuszcza się ich stosowanie pod warunkiem, że użytkowanie budynku lub pomieszczeń, w których materiały te zostały zastosowane, nastąpi dopiero po upływie terminu karencji, a w przypadku materiałów emitujących zanieczyszczenia pyliste lub włókniste - po stwierdzeniu przez właściwego państwowego inspektora sanitarnego osiągnięcia stanu zanieczyszczenia powietrza, zgodnego z przepisami odrębnymi w sprawie dopuszczalnych stężeń i natężeń czynników szkodliwych dla zdrowia wydzielanych przez materiały budowlane, urządzenia i elementy wyposażenia. </text:span></text:span></text:p>
      <text:p text:style-name="P2"><text:bookmark-start text:name="JEDN_23393_45_r"/><text:span text:style-name="T2">Rozdział 3</text:span><text:span text:style-name="T5"> </text:span></text:p>
      <text:p text:style-name="P5"><text:line-break/>Ochrona przed promieniowaniem jonizującym i polami elektromagnetycznymi</text:p>
      <text:p text:style-name="Normal_20__28_Web_29_"><text:bookmark-start text:name="JEDN_23393_45_0"/><text:span text:style-name="T7">§ 313. 1. </text:span><text:span text:style-name="akapitustep1"><text:span text:style-name="T5">Budynek z pomieszczeniami przeznaczonymi na pobyt ludzi i dla inwentarza żywego nie może być wykonany z materiałów i elementów wyposażenia niespełniających wymagań przepisów odrębnych w sprawie dopuszczalnych stężeń i natężeń czynników szkodliwych dla zdrowia.  </text:span></text:span><text:span text:style-name="T5"><text:line-break/></text:span></text:p>
      <text:p text:style-name="P15"><text:span text:style-name="T7">2. </text:span><text:span text:style-name="akapitustep1"><text:span text:style-name="T5">Średnie wartości roczne ekwiwalentnego stężenia radonu w pomieszczeniach budynku przeznaczonego na stały pobyt ludzi nie mogą przekraczać dopuszczalnej wartości, określonej w przepisach odrębnych dotyczących dawek granicznych promieniowania.  </text:span></text:span></text:p>
      <text:p text:style-name="P19"><text:bookmark-start text:name="JEDN_23393_45_1"/><text:span text:style-name="T7">§ 314. </text:span><text:span text:style-name="akapitdomyslny1"><text:span text:style-name="T5">Budynek z pomieszczeniami przeznaczonymi na pobyt ludzi nie może być wzniesiony na obszarach stref, w których występuje przekroczenie dopuszczalnego poziomu oddziaływania pola elektromagnetycznego, określonego w przepisach odrębnych dotyczących ochrony przed oddziaływaniem pól elektromagnetycznych.  </text:span></text:span></text:p>
      <text:p text:style-name="P2"><text:bookmark-start text:name="JEDN_23393_46_r"/><text:span text:style-name="T11">Rozdział 4</text:span><text:span text:style-name="T5"> </text:span></text:p>
      <text:p text:style-name="P5"><text:line-break/>Ochrona przed zawilgoceniem i korozją biologiczną</text:p>
      <text:p text:style-name="Normal_20__28_Web_29_"><text:bookmark-start text:name="JEDN_23393_46_0"/><text:span text:style-name="T7">§ 315. </text:span><text:span text:style-name="akapitdomyslny1"><text:span text:style-name="T5">Budynek powinien być zaprojektowany i wykonany w taki sposób, aby opady atmosferyczne, woda w gruncie i na jego powierzchni, woda użytkowana w budynku oraz para wodna w powietrzu w tym budynku nie powodowały zagrożenia zdrowia i higieny użytkowania.  </text:span></text:span><text:bookmark-start text:name="JEDN_23393_46_1"/><text:span text:style-name="T5"> </text:span></text:p>
      <text:p text:style-name="P19"><text:span text:style-name="T7">§ 316. 1. </text:span><text:span text:style-name="akapitustep1"><text:span text:style-name="T5">Budynek posadowiony na gruncie, na którym poziom wód gruntowych może powodować przenikanie wody do pomieszczeń, należy zabezpieczyć za pomocą drenażu zewnętrznego </text:span></text:span><text:soft-page-break/><text:span text:style-name="akapitustep1"><text:span text:style-name="T5">lub w inny sposób przed infiltracją wody do wnętrza oraz zawilgoceniem.  </text:span></text:span><text:span text:style-name="T5"><text:line-break/></text:span></text:p>
      <text:p text:style-name="P15"><text:span text:style-name="T7">2. </text:span><text:span text:style-name="akapitustep1"><text:span text:style-name="T5">Ukształtowanie terenu wokół budynku powinno zapewniać swobodny spływ wody opadowej od budynku.  </text:span></text:span></text:p>
      <text:p text:style-name="P19"><text:bookmark-start text:name="JEDN_23393_46_2"/><text:span text:style-name="T7">§ 317. 1. </text:span><text:span text:style-name="akapitustep1"><text:span text:style-name="T5">Ściany piwnic budynku oraz stykające się z gruntem inne elementy budynku, wykonane z materiałów podciągających wodę kapilarnie, powinny być zabezpieczone odpowiednią izolacją przeciwwilgociową.  </text:span></text:span><text:span text:style-name="T5"><text:line-break/></text:span></text:p>
      <text:p text:style-name="P15"><text:span text:style-name="T7">2. </text:span><text:span text:style-name="akapitustep1"><text:span text:style-name="T5">Części ścian zewnętrznych, bezpośrednio nad otaczającym terenem, tarasami, balkonami i dachami, powinny być zabezpieczone przed przenikaniem wody opadowej i z topniejącego śniegu.  </text:span></text:span></text:p>
      <text:p text:style-name="P19"><text:bookmark-start text:name="JEDN_23393_46_3"/><text:span text:style-name="T7">§ 318. </text:span><text:span text:style-name="akapitdomyslny1"><text:span text:style-name="T5">Rozwiązania konstrukcyjno-materiałowe przegród zewnętrznych i ich uszczelnienie powinny uniemożliwiać przenikanie wody opadowej do wnętrza budynków.  </text:span></text:span></text:p>
      <text:p text:style-name="P19"><text:bookmark-start text:name="JEDN_23393_46_4"/><text:span text:style-name="T7">§ 319. 1. </text:span><text:span text:style-name="akapitustep1"><text:span text:style-name="T5">Dachy i tarasy powinny mieć spadki umożliwiające odpływ wód opadowych i z topniejącego śniegu do rynien i wewnętrznych lub zewnętrznych rur spustowych.  </text:span></text:span><text:span text:style-name="T5"><text:line-break/></text:span></text:p>
      <text:p text:style-name="P15"><text:span text:style-name="T7">2. </text:span><text:span text:style-name="akapitustep1"><text:span text:style-name="T5">Dachy w budynkach o wysokości powyżej 15 m nad poziomem terenu powinny mieć spadki umożliwiające odpływ wody do wewnętrznych rur spustowych. Wymaganie to nie dotyczy budynków kultu religijnego, budynków widowiskowych, hal sportowych, a także produkcyjnych i magazynowych, w których taki sposób odprowadzenia wody jest niemożliwy ze względów technologicznych.  </text:span></text:span></text:p>
      <text:p text:style-name="P15"><text:span text:style-name="T7">3. </text:span><text:span text:style-name="akapitustep1"><text:span text:style-name="T5">W budynku wolno stojącym o wysokości do 4,5 m i powierzchni dachu do 100 m2 dopuszcza się niewykonywanie rynien i rur spustowych, pod warunkiem ukształtowania okapów w sposób zabezpieczający przed zaciekaniem wody na ściany.  </text:span></text:span></text:p>
      <text:p text:style-name="P19"><text:bookmark-start text:name="JEDN_23393_46_5"/><text:span text:style-name="T7">§ 320. </text:span><text:span text:style-name="akapitdomyslny1"><text:span text:style-name="T5">Balkony, loggie i tarasy powinny mieć posadzki wykonane z materiałów nienasiąkliwych, mrozoodpornych i nieśliskich.  </text:span></text:span></text:p>
      <text:p text:style-name="P19"><text:bookmark-start text:name="JEDN_23393_46_6"/><text:span text:style-name="T7">§ 321. </text:span><text:bookmark-start text:name="PP_23393_46_174"/><text:span text:style-name="T7">1. </text:span><text:span text:style-name="akapitdomyslny1"><text:span text:style-name="T5">Na wewnętrznej powierzchni nieprzezroczystej przegrody zewnętrznej nie może występować kondensacja pary wodnej umożliwiająca rozwój grzybów pleśniowych. </text:span></text:span><text:span text:style-name="T5"> </text:span></text:p>
      <text:p text:style-name="P15"><text:span text:style-name="T7">2. </text:span><text:span text:style-name="akapitdomyslny1"><text:span text:style-name="T5">We wnętrzu przegrody, o której mowa w ust. 1, nie może występować narastające w kolejnych latach zawilgocenie spowodowane kondensacją pary wodnej. </text:span></text:span></text:p>
      <text:p text:style-name="P15"><text:span text:style-name="T7">3. </text:span><text:span text:style-name="akapitdomyslny1"><text:span text:style-name="T5">Warunki określone w ust. 1 i 2 uważa się za spełnione, jeśli przegrody odpowiadają wymaganiom określonym w pkt 2.2.4. załącznika nr 2 do rozporządzenia. </text:span></text:span></text:p>
      <text:p text:style-name="P19"><text:bookmark-start text:name="JEDN_23393_46_7"/><text:span text:style-name="T7">§ 322. 1. </text:span><text:span text:style-name="akapitustep1"><text:span text:style-name="T5">Rozwiązania materiałowo-konstrukcyjne zewnętrznych przegród budynku, warunki cieplno-wilgotnościowe, a także intensywność wymiany powietrza w pomieszczeniach, powinny uniemożliwiać powstanie zagrzybienia.  </text:span></text:span><text:span text:style-name="T5"><text:line-break/></text:span></text:p>
      <text:p text:style-name="P15"><text:span text:style-name="T7">2. </text:span><text:span text:style-name="akapitustep1"><text:span text:style-name="T5">Do budowy należy stosować materiały, wyroby i elementy budowlane odporne lub uodpornione na zagrzybienie i inne formy biodegradacji, odpowiednio do stopnia zagrożenia korozją biologiczną.  </text:span></text:span></text:p>
      <text:p text:style-name="P15"><text:span text:style-name="T7">3. </text:span><text:span text:style-name="akapitustep1"><text:span text:style-name="T5">Przed podjęciem przebudowy, rozbudowy lub zmiany przeznaczenia budynku, w przypadku stwierdzenia występowania zawilgocenia i oznak korozji biologicznej, należy wykonać ekspertyzę mykologiczną i na podstawie jej wyników - odpowiednie roboty zabezpieczające.  </text:span></text:span></text:p>
      <text:p text:style-name="P2"><text:bookmark-start text:name="JEDN_23393_47_r"/><text:span text:style-name="T2">DZIAŁ IX</text:span><text:span text:style-name="T5"> </text:span></text:p>
      <text:p text:style-name="P5"><text:line-break/>Ochrona przed hałasem i drganiami</text:p>
      <text:p text:style-name="Normal_20__28_Web_29_"><text:bookmark-start text:name="JEDN_23393_47_0"/><text:soft-page-break/><text:span text:style-name="T7">§ 323. 1. </text:span><text:span text:style-name="akapitustep1"><text:span text:style-name="T5">Budynek i urządzenia z nim związane powinny być zaprojektowane i wykonane w taki sposób, aby poziom hałasu, na który będą narażeni użytkownicy lub ludzie znajdujący się w ich sąsiedztwie, nie stanowił zagrożenia dla ich zdrowia, a także umożliwiał im pracę, odpoczynek i sen w zadowalających warunkach. </text:span></text:span><text:span text:style-name="T5"><text:line-break/></text:span></text:p>
      <text:p text:style-name="P15"><text:span text:style-name="T7">2. </text:span><text:span text:style-name="akapitustep1"><text:span text:style-name="T5">Pomieszczenia w budynkach mieszkalnych, zamieszkania zbiorowego i użyteczności publicznej należy chronić przed hałasem: </text:span></text:span><text:span text:style-name="T5"><text:line-break/></text:span></text:p>
      <text:p text:style-name="P15"><text:span text:style-name="T7">1) </text:span><text:span text:style-name="T5">zewnętrznym przenikającym do pomieszczenia spoza budynku,  </text:span></text:p>
      <text:p text:style-name="P15"><text:span text:style-name="T7">2) </text:span><text:span text:style-name="T5">pochodzącym od instalacji i urządzeń stanowiących techniczne wyposażenie budynku, </text:span></text:p>
      <text:p text:style-name="P15"><text:span text:style-name="T7">3) </text:span><text:span text:style-name="T5">powietrznym i uderzeniowym, wytwarzanym przez użytkowników innych mieszkań, lokali użytkowych lub pomieszczeń o różnych wymaganiach użytkowych. </text:span></text:p>
      <text:p text:style-name="P15"><text:span text:style-name="T7">4) </text:span><text:bookmark-start text:name="PP_23393_47_175"/><text:span text:style-name="T5">pogłosowym, powstającym w wyniku odbić fal dźwiękowych od przegród ograniczających dane pomieszczenie. </text:span></text:p>
      <text:p text:style-name="P19"><text:bookmark-start text:name="JEDN_23393_47_1"/><text:span text:style-name="T2">§ 324. </text:span><text:bookmark-start text:name="PP_23393_47_176"/><text:span text:style-name="akapitdomyslny1"><text:span text:style-name="T5">Budynek, w którym ze względu na prowadzoną w nim działalność lub sposób eksploatacji mogą powstawać uciążliwe dla otoczenia hałasy lub drgania, należy kształtować i zabezpieczać tak, aby poziom hałasów i drgań przenikających do otoczenia z pomieszczeń tego budynku nie przekraczał wartości dopuszczalnych określonych w odrębnych przepisach dotyczących ochrony środowiska, a także nie powodował przekroczenia dopuszczalnego poziomu hałasu i drgań w pomieszczeniach innych budynków podlegających ochronie przeciwhałasowej i przeciwdrganiowej określonego w Polskich Normach dotyczących dopuszczalnych wartości poziomu dźwięku w pomieszczeniach oraz oceny wpływu drgań na budynki i na ludzi w budynkach. </text:span></text:span></text:p>
      <text:p text:style-name="P19"><text:bookmark-start text:name="JEDN_23393_47_2"/><text:span text:style-name="T7">§ 325. </text:span><text:bookmark-start text:name="PP_23393_47_177"/><text:span text:style-name="T7">1. </text:span><text:span text:style-name="akapitdomyslny1"><text:span text:style-name="T5">Budynki mieszkalne, budynki zamieszkania zbiorowego i budynki użyteczności publicznej należy sytuować w miejscach najmniej narażonych na występowanie hałasu i drgań, a jeżeli one występują i ich poziomy będą powodować w pomieszczeniach tych budynków przekroczenie dopuszczalnego poziomu hałasu i drgań, określonych w Polskich Normach dotyczących dopuszczalnych wartości poziomu dźwięku w pomieszczeniach oraz oceny wpływu drgań na budynki i na ludzi w budynkach, należy stosować skuteczne zabezpieczenia. </text:span></text:span><text:span text:style-name="T5"> </text:span></text:p>
      <text:p text:style-name="P15"><text:span text:style-name="T7">2. </text:span><text:span text:style-name="akapitdomyslny1"><text:span text:style-name="T5">Budynki z pomieszczeniami wymagającymi ochrony przed zewnętrznym hałasem i drganiami należy chronić przed tymi uciążliwościami poprzez zachowanie odpowiednich odległości od ich źródeł, usytuowanie i ukształtowanie budynku, stosowanie elementów amortyzujących drgania oraz osłaniających i ekranujących przed hałasem, a także racjonalne rozmieszczenie pomieszczeń w budynku oraz zapewnienie izolacyjności akustycznej przegród zewnętrznych określonej w Polskiej Normie dotyczącej wymaganej izolacyjności akustycznej przegród w budynkach oraz izolacyjności akustycznej elementów budowlanych. </text:span></text:span></text:p>
      <text:p text:style-name="P19"><text:bookmark-start text:name="JEDN_23393_47_3"/><text:span text:style-name="T7">§ 326. </text:span><text:bookmark-start text:name="PP_23393_47_178"/><text:span text:style-name="T7">1. </text:span><text:span text:style-name="akapitdomyslny1"><text:span text:style-name="T5">Poziom hałasu oraz drgań przenikających do pomieszczeń w budynkach mieszkalnych, budynkach zamieszkania zbiorowego i budynkach użyteczności publicznej, z wyłączeniem budynków, dla których jest konieczne spełnienie szczególnych wymagań ochrony przed hałasem, nie może przekraczać wartości dopuszczalnych, określonych w Polskich Normach dotyczących ochrony przed hałasem pomieszczeń w budynkach oraz oceny wpływu drgań na ludzi w budynkach, wyznaczonych zgodnie z Polskimi Normami dotyczącymi metody pomiaru poziomu dźwięku A w pomieszczeniach oraz oceny wpływu drgań na ludzi w budynkach. </text:span></text:span><text:span text:style-name="T5"> </text:span></text:p>
      <text:p text:style-name="P15"><text:span text:style-name="T7">2. </text:span><text:span text:style-name="akapitdomyslny1"><text:span text:style-name="T5">W budynkach, o których mowa w ust. 1, przegrody zewnętrzne i wewnętrzne oraz ich elementy powinny mieć izolacyjność akustyczną nie mniejszą od podanej w Polskiej Normie dotyczącej wymaganej izolacyjności akustycznej przegród w budynkach oraz izolacyjności akustycznej elementów budowlanych, wyznaczonej zgodnie z Polskimi Normami określającymi metody pomiaru izolacyjności akustycznej elementów budowlanych i izolacyjności akustycznej w budynkach. Wymagania odnoszą się do izolacyjności: </text:span></text:span><text:span text:style-name="T5"> </text:span></text:p>
      <text:p text:style-name="P15"><text:span text:style-name="T7">1) </text:span><text:span text:style-name="T5">ścian zewnętrznych, stropodachów, ścian wewnętrznych, okien w przegrodach zewnętrznych i wewnętrznych oraz drzwi w przegrodach wewnętrznych - od dźwięków powietrznych, </text:span></text:p>
      <text:p text:style-name="P15"><text:soft-page-break/><text:span text:style-name="T7">2) </text:span><text:span text:style-name="T5">stropów i podłóg - od dźwięków powietrznych i uderzeniowych, </text:span></text:p>
      <text:p text:style-name="P15"><text:span text:style-name="T7">3) </text:span><text:span text:style-name="T5">podestów i biegów klatek schodowych w obrębie lokali mieszkalnych - od dźwięków uderzeniowych. </text:span></text:p>
      <text:p text:style-name="P15"><text:span text:style-name="T2">3. </text:span><text:span text:style-name="akapitdomyslny1"><text:span text:style-name="T5">Prowadzone w budynku przewody i kanały instalacyjne (w tym kanały wentylacyjne) nie mogą powodować pogorszenia izolacyjności akustycznej między pomieszczeniami poniżej wartości wynikających z wymagań zawartych w Polskiej Normie dotyczącej izolacyjności akustycznej przegród w budynkach oraz izolacyjności akustycznej elementów budowlanych. </text:span></text:span></text:p>
      <text:p text:style-name="P15"><text:span text:style-name="T7">4. </text:span><text:span text:style-name="akapitdomyslny1"><text:span text:style-name="T5">W budynku mieszkalnym wielorodzinnym: </text:span></text:span><text:span text:style-name="T5"> </text:span></text:p>
      <text:p text:style-name="P15"><text:span text:style-name="T7">1) </text:span><text:span text:style-name="T5">izolacja akustyczna stropów międzymieszkaniowych powinna zapewniać zachowanie przez te stropy właściwości akustycznych, o których mowa w ust. 2 pkt 2, bez względu na rodzaj zastosowanej nawierzchni podłogowej, </text:span></text:p>
      <text:p text:style-name="P15"><text:span text:style-name="T7">2) </text:span><text:span text:style-name="T5">należy unikać takich układów funkcjonalnych, przy których pomieszczenia sanitarne jednego mieszkania przylegają do pokoju sąsiedniego mieszkania; jeżeli to wymaganie nie zostanie spełnione, ściana międzymieszkaniowa oddzielająca pokój jednego mieszkania od pomieszczenia sanitarnego i kuchni sąsiedniego mieszkania, do której są mocowane przewody i urządzenia instalacyjne, musi mieć konstrukcję zapewniającą ograniczenie przenoszenia przez ścianę dźwięków materiałowych, co w szczególności można uzyskać przy zastosowaniu ściany o masie powierzchniowej nie mniejszej niż 300 kg/m</text:span><text:span text:style-name="T13">2</text:span><text:span text:style-name="T5">, </text:span></text:p>
      <text:p text:style-name="P15"><text:span text:style-name="T7">3) </text:span><text:span text:style-name="T5">przy mocowaniu urządzeń i przewodów instalacyjnych wewnątrz mieszkania, stanowiących jego wyposażenie techniczne, należy stosować zabezpieczenia przeciwdrganiowe niezależnie od konstrukcji i usytuowania przegrody, do której są mocowane, </text:span></text:p>
      <text:p text:style-name="P15"><text:span text:style-name="T7">4) </text:span><text:span text:style-name="T5">w uzasadnionych przypadkach dopuszcza się lokalizowanie:  </text:span></text:p>
      <text:p text:style-name="P15"><text:span text:style-name="T7">a) </text:span><text:span text:style-name="T5">urządzeń obsługujących inne budynki - w pomieszczeniach technicznych, </text:span></text:p>
      <text:p text:style-name="P15"><text:span text:style-name="T7">b) </text:span><text:span text:style-name="T5">zakładów usługowych wyposażonych w hałaśliwe maszyny i urządzenia, </text:span></text:p>
      <text:p text:style-name="P15"><text:span text:style-name="T7">c) </text:span><text:span text:style-name="T5">zakładów gastronomicznych i innych prowadzących działalność rozrywkową </text:span></text:p>
      <text:p text:style-name="P9">- pod warunkiem zastosowania specjalnych zabezpieczeń przeciwdźwiękowych i przeciwdrganiowych, tak aby w najniekorzystniejszych warunkach ich użytkowania poziomy hałasu i drgań przenikających do pomieszczeń chronionych nie przekraczały wartości dopuszczalnych określonych w Polskiej Normie dotyczącej dopuszczalnego poziomu dźwięku w pomieszczeniach, zmierzonych zgodnie z Polską Normą dotyczącą metody pomiaru poziomu dźwięku w pomieszczeniach, oraz określonych w Polskiej Normie dotyczącej oceny wpływu drgań na ludzi w budynkach. </text:p>
      <text:p text:style-name="P15"><text:span text:style-name="T2">5. </text:span><text:span text:style-name="akapitdomyslny1"><text:span text:style-name="T5">W pomieszczeniach budynków użyteczności publicznej, których funkcja związana jest z odbiorem mowy lub innych pożądanych sygnałów akustycznych, należy stosować takie rozwiązania budowlane oraz dodatkowe adaptacje akustyczne, które zapewnią uzyskanie w pomieszczeniach odpowiednich warunków określonych odrębnymi przepisami. Adaptacje akustyczne należy wykonywać z materiałów o potwierdzonych własnościach pochłaniania dźwięku wyznaczonych zgodnie z Polską Normą określającą metodę pomiaru pochłaniania dźwięku przez elementy budowlane. </text:span></text:span></text:p>
      <text:p text:style-name="P19"><text:bookmark-start text:name="JEDN_23393_47_4"/><text:span text:style-name="T7">§ 327. 1. </text:span><text:span text:style-name="akapitustep1"><text:span text:style-name="T5">Zabrania się sytuowania przy pomieszczeniach mieszkalnych pomieszczeń technicznych o szczególnej uciążliwości, takich jak szyby i maszynownie dźwigowe lub zsypy śmieciowe. Wymaganie to nie dotyczy przypadków, o których mowa w § 196 ust. 2 oraz w § 197 ust. 2 - przy nadbudowie lub adaptacji strychu na cele mieszkalne.  </text:span></text:span><text:span text:style-name="T5"><text:line-break/></text:span></text:p>
      <text:p text:style-name="P15"><text:span text:style-name="T7">2. </text:span><text:span text:style-name="akapitustep1"><text:span text:style-name="T5">Instalacje i urządzenia, stanowiące techniczne wyposażenie budynku mieszkalnego, zamieszkania zbiorowego i użyteczności publicznej, nie mogą powodować powstawania nadmiernych hałasów i drgań, utrudniających eksploatację lub uniemożliwiających ochronę użytkowników pomieszczeń przed ich oddziaływaniem.  </text:span></text:span></text:p>
      <text:p text:style-name="P15"><text:span text:style-name="T7">3. </text:span><text:span text:style-name="akapitustep1"><text:span text:style-name="T5">Sposób posadowienia urządzeń, o których mowa w ust. 1, oraz sposób ich połączenia z przewodami i elementami konstrukcyjnymi budynku, jak również sposób połączenia poszczególnych odcinków przewodów między sobą i z elementami konstrukcyjnymi budynku, powinien zapobiegać powstawaniu i rozchodzeniu się hałasów i drgań do pomieszczeń podlegających ochronie lub do otoczenia budynku.  </text:span></text:span></text:p>
      <text:p text:style-name="P15"><text:span text:style-name="T7">4. </text:span><text:span text:style-name="akapitustep1"><text:span text:style-name="T5">Ściany i stropy oraz inne elementy budowlane pomieszczeń technicznych i garaży w budynkach mieszkalnych wielorodzinnych i zamieszkania zbiorowego powinny mieć konstrukcję uniemożliwiającą przenikanie z tych pomieszczeń hałasów i drgań do pomieszczeń wymagających ochrony.  </text:span></text:span></text:p>
      <text:p text:style-name="P2"><text:bookmark-start text:name="JEDN_23393_48_r"/><text:soft-page-break/><text:span text:style-name="T2">DZIAŁ X</text:span><text:span text:style-name="T5"> </text:span></text:p>
      <text:p text:style-name="P5"><text:line-break/>Oszczędność energii i izolacyjność cieplna</text:p>
      <text:p text:style-name="Normal_20__28_Web_29_"><text:bookmark-start text:name="JEDN_23393_48_0"/><text:span text:style-name="T7">§ 328. </text:span><text:bookmark-start text:name="PP_23393_48_179"/><text:span text:style-name="T7">1. </text:span><text:span text:style-name="akapitdomyslny1"><text:span text:style-name="T5">Budynek i jego instalacje ogrzewcze, wentylacyjne i klimatyzacyjne, ciepłej wody użytkowej, a w przypadku budynku użyteczności publicznej również oświetlenia wbudowanego, powinny być zaprojektowane i wykonane w taki sposób, aby ilość ciepła, chłodu i energii elektrycznej, potrzebnych do użytkowania budynku zgodnie z jego przeznaczeniem, można było utrzymać na racjonalnie niskim poziomie. </text:span></text:span><text:span text:style-name="T5"> </text:span></text:p>
      <text:p text:style-name="P15"><text:span text:style-name="T7">2. </text:span><text:span text:style-name="akapitdomyslny1"><text:span text:style-name="T5">Budynek powinien być zaprojektowany i wykonany w taki sposób, aby ograniczyć ryzyko przegrzewania budynku w okresie letnim. </text:span></text:span></text:p>
      <text:p text:style-name="P19"><text:bookmark-start text:name="JEDN_23393_48_1"/><text:span text:style-name="T7">§ 329. </text:span><text:bookmark-start text:name="PP_23393_48_180"/><text:span text:style-name="T7">1. </text:span><text:span text:style-name="akapitdomyslny1"><text:span text:style-name="T5">Wymaganie określone w § 328 ust. 1 uznaje się za spełnione dla budynku mieszkalnego, jeżeli: </text:span></text:span><text:span text:style-name="T5"> </text:span></text:p>
      <text:p text:style-name="P15"><text:span text:style-name="T7">1) </text:span><text:span text:style-name="T5">przegrody zewnętrzne budynku oraz technika instalacyjna odpowiadają wymaganiom izolacyjności cieplnej oraz powierzchnia okien spełnia wymagania określone w pkt 2.1. załącznika nr 2 do rozporządzenia, przy czym dla budynku przebudowywanego dopuszcza się zwiększenie średniego współczynnika przenikania ciepła osłony budynku o nie więcej niż 15 % w porównaniu z budynkiem nowym o takiej samej geometrii i sposobie użytkowania, lub </text:span></text:p>
      <text:p text:style-name="P15"><text:span text:style-name="T7">2) </text:span><text:span text:style-name="T5">wartość wskaźnika EP [kWh/(m</text:span><text:span text:style-name="T13">2</text:span><text:span text:style-name="T5">· rok)] określającego roczne obliczeniowe zapotrzebowanie na nieodnawialną energię pierwotną do ogrzewania, wentylacji i przygotowania ciepłej wody użytkowej oraz chłodzenia jest mniejsza od wartości granicznych określonych odpowiednio w ust. 3 pkt 1 i 2, a także jeżeli przegrody zewnętrzne budynku odpowiadają przynajmniej wymaganiom izolacyjności cieplnej niezbędnej dla zabezpieczenia przed kondensacją pary wodnej, określonym w pkt 2.2. załącznika nr 2 do rozporządzenia, przy czym dla budynku przebudowywanego dopuszcza się zwiększenie wskaźnika EP o nie więcej niż 15 % w porównaniu z budynkiem nowym o takiej samej geometrii i sposobie użytkowania. </text:span></text:p>
      <text:p text:style-name="P15"><text:span text:style-name="T2">2. </text:span><text:span text:style-name="akapitdomyslny1"><text:span text:style-name="T5">Wymaganie określone w § 328 ust. 1 uznaje się za spełnione dla budynku użyteczności publicznej, zamieszkania zbiorowego, budynku produkcyjnego, magazynowego i gospodarczego, jeżeli: </text:span></text:span><text:span text:style-name="T5"> </text:span></text:p>
      <text:p text:style-name="P15"><text:span text:style-name="T7">1) </text:span><text:span text:style-name="T5">przegrody zewnętrzne budynku oraz technika instalacyjna odpowiadają wymaganiom izolacyjności cieplnej oraz powierzchnia okien spełnia wymagania określone w pkt 2.1. załącznika nr 2 do rozporządzenia, przy czym dla budynku przebudowywanego dopuszcza się zwiększenie średniego współczynnika przenikania ciepła osłony budynku o nie więcej niż 15 % w porównaniu z budynkiem nowym o takiej samej geometrii i sposobie użytkowania, lub </text:span></text:p>
      <text:p text:style-name="P15"><text:span text:style-name="T7">2) </text:span><text:span text:style-name="T5">wartość wskaźnika EP [kWh/(m</text:span><text:span text:style-name="T13">2</text:span><text:span text:style-name="T5"> · rok)] określającego roczne obliczeniowe zapotrzebowanie na nieodnawialną energię pierwotną do ogrzewania, wentylacji i chłodzenia oraz przygotowania ciepłej wody użytkowej i oświetlenia wbudowanego jest mniejsza od wartości granicznej określonej w ust. 3 pkt 3, a także jeżeli przegrody zewnętrzne budynku odpowiadają przynajmniej wymaganiom izolacyjności cieplnej niezbędnej dla zabezpieczenia przed kondensacją pary wodnej, określonym w pkt 2.2. załącznika nr 2 do rozporządzenia, przy czym dla budynku przebudowywanego dopuszcza się zwiększenie wskaźnika EP o nie więcej niż 15 % w porównaniu z budynkiem nowym o takiej samej geometrii i sposobie użytkowania. </text:span></text:p>
      <text:p text:style-name="P15"><text:span text:style-name="T2">3. </text:span><text:span text:style-name="akapitdomyslny1"><text:span text:style-name="T5">Maksymalne wartości EP rocznego wskaźnika obliczeniowego zapotrzebowania na nieodnawialną energię pierwotną do ogrzewania, wentylacji i przygotowania ciepłej wody użytkowej oraz chłodzenia, w zależności od współczynnika kształtu budynku A/V</text:span></text:span><text:span text:style-name="akapitdomyslny1"><text:span text:style-name="T16">e</text:span></text:span><text:span text:style-name="akapitdomyslny1"><text:span text:style-name="T5">, wynoszą: </text:span></text:span><text:span text:style-name="T5"> </text:span></text:p>
      <text:p text:style-name="P15"><text:span text:style-name="T7">1) </text:span><text:span text:style-name="T5">w budynkach mieszkalnych do ogrzewania i wentylacji oraz przygotowania ciepłej wody użytkowej (EP</text:span><text:span text:style-name="T16">) w ciągu roku:</text:span><text:span text:style-name="T5">  </text:span></text:p>
      <text:p text:style-name="P15"><text:span text:style-name="T7">a) </text:span><text:span text:style-name="T5">dla A/V</text:span><text:span text:style-name="T16">e</text:span><text:span text:style-name="T5"> ≤ 0,2; EP = 73 +ΔEP; [kWh/m· rok)], </text:span></text:p>
      <text:p text:style-name="P15"><text:span text:style-name="T7">b) </text:span><text:span text:style-name="T5">dla 0,2 ≤ A/V</text:span><text:span text:style-name="T16">e</text:span><text:span text:style-name="T5"> ≤ 1,05; EP = 55 + 90 · (A/V) + ΔEP; [kWh/(m · rok)], </text:span></text:p>
      <text:p text:style-name="P15"><text:span text:style-name="T7">c) </text:span><text:span text:style-name="T5">dla A/V</text:span><text:span text:style-name="T16">e</text:span><text:span text:style-name="T5"> ≥ 1,05; EP = 149,5 + ΔEP; [kWh/m · rok)]  </text:span></text:p>
      <text:p text:style-name="P9">gdzie: </text:p>
      <text:p text:style-name="P1"><text:span text:style-name="T5">ΔEP = ΔEP</text:span><text:span text:style-name="T16">w</text:span><text:span text:style-name="T5"> - dodatek na jednostkowe zapotrzebowanie na nieodnawialną energię pierwotną do przygotowania ciepłej wody użytkowej w ciągu roku, </text:span></text:p>
      <text:p text:style-name="P1"><text:soft-page-break/><text:span text:style-name="T5">ΔEP</text:span><text:span text:style-name="T16">w</text:span><text:span text:style-name="T5"> = 7800/(300 + 0,1 · A); [kWh/(m2 · rok)], </text:span></text:p>
      <text:p text:style-name="P9">A - jest sumą pól powierzchni wszystkich przegród budynku, oddzielających część ogrzewaną budynku od powietrza zewnętrznego, gruntu i przyległych pomieszczeń nieogrzewanych, liczoną po obrysie zewnętrznym, </text:p>
      <text:p text:style-name="P1"><text:span text:style-name="T5">V</text:span><text:span text:style-name="T16"> e</text:span><text:span text:style-name="T5">- jest kubaturą ogrzewanej części budynku, pomniejszoną o podcienia, balkony, loggie, galerie itp., liczoną po obrysie zewnętrznym, </text:span></text:p>
      <text:p text:style-name="P1"><text:span text:style-name="T5">A</text:span><text:span text:style-name="T16">f</text:span><text:span text:style-name="T5"> - powierzchnia użytkowa ogrzewana budynku (lokalu); </text:span></text:p>
      <text:p text:style-name="P15"><text:span text:style-name="T2">2) </text:span><text:span text:style-name="T5">w budynkach mieszkalnych do ogrzewania, wentylacji i chłodzenia oraz przygotowania ciepłej wody użytkowej (EP</text:span><text:span text:style-name="T16">HC+W</text:span><text:span text:style-name="T5">) w ciągu roku:  </text:span></text:p>
      <text:p text:style-name="P1"><text:span text:style-name="T5">EP</text:span><text:span text:style-name="T16">HC+W</text:span><text:span text:style-name="T5"> = EP</text:span><text:span text:style-name="T16">H+W</text:span><text:span text:style-name="T5"> + (5 + 15 · A</text:span><text:span text:style-name="T16">w,e</text:span><text:span text:style-name="T5">/A</text:span><text:span text:style-name="T16">f</text:span><text:span text:style-name="T5">) (1 - 0,2 · A/V</text:span><text:span text:style-name="T16">e</text:span><text:span text:style-name="T5">) · A</text:span><text:span text:style-name="T16">f,c</text:span><text:span text:style-name="T5">/A</text:span><text:span text:style-name="T16">f</text:span><text:span text:style-name="T5">; [kWh/(m</text:span><text:span text:style-name="T13">2</text:span><text:span text:style-name="T5"> · rok)] </text:span></text:p>
      <text:p text:style-name="P9">gdzie: </text:p>
      <text:p text:style-name="P1"><text:span text:style-name="T5">EP</text:span><text:span text:style-name="T16">H+W</text:span><text:span text:style-name="T5"> - wartości według zależności podanej w pkt 1, </text:span></text:p>
      <text:p text:style-name="P1"><text:span text:style-name="T5">A</text:span><text:span text:style-name="T16">w,e</text:span><text:span text:style-name="T5"> - powierzchnia ścian zewnętrznych budynku, liczona po obrysie zewnętrznym, </text:span></text:p>
      <text:p text:style-name="P1"><text:span text:style-name="T5">A</text:span><text:span text:style-name="T16">f,c</text:span><text:span text:style-name="T5"> - powierzchnia użytkowa chłodzona budynku (lokalu), </text:span></text:p>
      <text:p text:style-name="P1"><text:span text:style-name="T5">A</text:span><text:span text:style-name="T16">f</text:span><text:span text:style-name="T5"> - powierzchnia użytkowa ogrzewana budynku (lokalu), </text:span></text:p>
      <text:p text:style-name="P1"><text:span text:style-name="T5">V</text:span><text:span text:style-name="T16">e</text:span><text:span text:style-name="T5"> - jest kubaturą ogrzewanej części budynku, pomniejszoną o podcienia, balkony, loggie, galerie itp., liczoną po obrysie zewnętrznym; </text:span></text:p>
      <text:p text:style-name="P15"><text:span text:style-name="T7">3) </text:span><text:span text:style-name="T5">w budynkach zamieszkania zbiorowego, użyteczności publicznej i produkcyjnych do ogrzewania, wentylacji i chłodzenia oraz przygotowania ciepłej wody użytkowej i oświetlenia wbudowanego (EP</text:span><text:span text:style-name="T16">HC+W+L</text:span><text:span text:style-name="T5">) w ciągu roku:  </text:span></text:p>
      <text:p text:style-name="P1"><text:span text:style-name="T5">EP</text:span><text:span text:style-name="T16">HC+W+L</text:span><text:span text:style-name="T5"> = EP</text:span><text:span text:style-name="T16">H+W</text:span><text:span text:style-name="T5"> + (10 + 60 · A</text:span><text:span text:style-name="T16">w,e</text:span><text:span text:style-name="T5">/A</text:span><text:span text:style-name="T16">f</text:span><text:span text:style-name="T5">) (1 - 0,2 · A/V</text:span><text:span text:style-name="T16">e</text:span><text:span text:style-name="T5">) · A</text:span><text:span text:style-name="T16">f,c</text:span><text:span text:style-name="T5">/A</text:span><text:span text:style-name="T16">f</text:span><text:span text:style-name="T5">; [kWh/(m</text:span><text:span text:style-name="T13">2</text:span><text:span text:style-name="T5"> · rok)] </text:span></text:p>
      <text:p text:style-name="P9">gdzie: </text:p>
      <text:p text:style-name="P1"><text:span text:style-name="T5">A</text:span><text:span text:style-name="T16">w,e</text:span><text:span text:style-name="T5"> - powierzchnia ścian zewnętrznych budynku, liczona po obrysie zewnętrznym, </text:span></text:p>
      <text:p text:style-name="P1"><text:span text:style-name="T5">A</text:span><text:span text:style-name="T16">f,c</text:span><text:span text:style-name="T5"> - powierzchnia użytkowa chłodzona budynku (lokalu), </text:span></text:p>
      <text:p text:style-name="P1"><text:span text:style-name="T5">EP</text:span><text:span text:style-name="T16">H+W</text:span><text:span text:style-name="T5"> - wartości według zależności określonej w pkt 1, przy czym ΔEP = EP</text:span><text:span text:style-name="T16">W</text:span><text:span text:style-name="T5"> + EP</text:span><text:span text:style-name="T16">L</text:span><text:span text:style-name="T5">, </text:span></text:p>
      <text:p text:style-name="P1"><text:span text:style-name="T5">EP</text:span><text:span text:style-name="T16">W</text:span><text:span text:style-name="T5"> - dodatek na jednostkowe zapotrzebowanie na nieodnawialną energię pierwotną do przygotowania ciepłej wody użytkowej w ciągu roku; dla budynku z wydzielonymi częściami o różnych funkcjach użytkowych wyznacza się wartość średnią EP</text:span><text:span text:style-name="T16">W</text:span><text:span text:style-name="T5"> dla całego budynku, przy czym: </text:span></text:p>
      <text:p text:style-name="P1"><text:span text:style-name="T5">EP</text:span><text:span text:style-name="T16">W</text:span><text:span text:style-name="T5"> = 1,56 · 19,10 · V</text:span><text:span text:style-name="T16">CW</text:span><text:span text:style-name="T5"> · b</text:span><text:span text:style-name="T16">t</text:span><text:span text:style-name="T5">/a</text:span><text:span text:style-name="T16">1</text:span><text:span text:style-name="T5">; [kWh/(m</text:span><text:span text:style-name="T13">2</text:span><text:span text:style-name="T5"> · rok)] </text:span></text:p>
      <text:p text:style-name="P9">gdzie: </text:p>
      <text:p text:style-name="P1"><text:span text:style-name="T5">V</text:span><text:span text:style-name="T16">CW</text:span><text:span text:style-name="T5"> - jednostkowe dobowe zużycie ciepłej wody użytkowej [dm</text:span><text:span text:style-name="T13">3</text:span><text:span text:style-name="T5">/((j.o.) · doba)] należy przyjmować z założeń projektowych, </text:span></text:p>
      <text:p text:style-name="P1"><text:span text:style-name="T5">a</text:span><text:span text:style-name="T16">1</text:span><text:span text:style-name="T5"> - udział powierzchni A</text:span><text:span text:style-name="T16">f</text:span><text:span text:style-name="T5"> na jednostkę odniesienia (j.o.), najczęściej na osobę [m</text:span><text:span text:style-name="T13">2</text:span><text:span text:style-name="T5">/(j.o.)], należy przyjmować z założeń projektowych, </text:span></text:p>
      <text:p text:style-name="P1"><text:span text:style-name="T5">b</text:span><text:span text:style-name="T16">t</text:span><text:span text:style-name="T5"> - bezwymiarowy czas użytkowania w ciągu roku systemu ciepłej wody użytkowej należy przyjmować z założeń projektowych. </text:span></text:p>
      <text:p text:style-name="P9">W przypadku braku wartości w założeniach projektowych, należy je przyjmować według poniższej tabeli: </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office:value-type="string">
            <text:p text:style-name="P11">Lp.</text:p>
          </table:table-cell>
          <table:table-cell table:style-name="Tabela23.B1" office:value-type="string">
            <text:p text:style-name="P11">Typ budynku</text:p>
          </table:table-cell>
          <table:table-cell table:style-name="Tabela23.B1" office:value-type="string">
            <text:p text:style-name="P3"><text:span text:style-name="T9">Dobowe zużycie ciepłej wody użytkowej</text:span><text:span text:style-name="T4"><text:line-break/></text:span><text:span text:style-name="T9">V</text:span><text:span text:style-name="T17">cw</text:span><text:span text:style-name="T4"><text:line-break/></text:span><text:span text:style-name="T9">[dm</text:span><text:span text:style-name="T14">3</text:span><text:span text:style-name="T9">/((j.o.) · doba)]</text:span></text:p>
          </table:table-cell>
          <table:table-cell table:style-name="Tabela23.B1" office:value-type="string">
            <text:p text:style-name="P3"><text:span text:style-name="T9">Udział powierzchni użytkowej na osobę</text:span><text:span text:style-name="T4"><text:line-break/></text:span><text:span text:style-name="T9">a</text:span><text:span text:style-name="T17">1</text:span><text:span text:style-name="T9">[m2/(j.o.)]</text:span></text:p>
          </table:table-cell>
          <table:table-cell table:style-name="Tabela23.E1" office:value-type="string">
            <text:p text:style-name="P3"><text:span text:style-name="T9">Bezwymiarowy czas użytkowania</text:span><text:span text:style-name="T4"><text:line-break/></text:span><text:span text:style-name="T9">b</text:span><text:span text:style-name="T17">t</text:span><text:span text:style-name="T9">[dni/rok]</text:span></text:p>
          </table:table-cell>
        </table:table-row>
        <table:table-row table:style-name="Tabela23.1">
          <table:table-cell table:style-name="Tabela23.A1" office:value-type="string">
            <text:p text:style-name="P7">1</text:p>
          </table:table-cell>
          <table:table-cell table:style-name="Tabela23.B1" office:value-type="string">
            <text:p text:style-name="P8">Biura, urzędy</text:p>
          </table:table-cell>
          <table:table-cell table:style-name="Tabela23.B1" office:value-type="string">
            <text:p text:style-name="P7">5</text:p>
          </table:table-cell>
          <table:table-cell table:style-name="Tabela23.B1" office:value-type="string">
            <text:p text:style-name="P7">15</text:p>
          </table:table-cell>
          <table:table-cell table:style-name="Tabela23.E1" office:value-type="string">
            <text:p text:style-name="P7">0,60</text:p>
          </table:table-cell>
        </table:table-row>
        <table:table-row table:style-name="Tabela23.1">
          <table:table-cell table:style-name="Tabela23.A1" office:value-type="string">
            <text:p text:style-name="P7">2</text:p>
          </table:table-cell>
          <table:table-cell table:style-name="Tabela23.B1" office:value-type="string">
            <text:p text:style-name="P8">Szkoły, bez natrysków</text:p>
          </table:table-cell>
          <table:table-cell table:style-name="Tabela23.B1" office:value-type="string">
            <text:p text:style-name="P7">8</text:p>
          </table:table-cell>
          <table:table-cell table:style-name="Tabela23.B1" office:value-type="string">
            <text:p text:style-name="P7">10</text:p>
          </table:table-cell>
          <table:table-cell table:style-name="Tabela23.E1" office:value-type="string">
            <text:p text:style-name="P7">0,55</text:p>
          </table:table-cell>
        </table:table-row>
        <table:table-row table:style-name="Tabela23.1">
          <table:table-cell table:style-name="Tabela23.A1" office:value-type="string">
            <text:p text:style-name="P7">3</text:p>
          </table:table-cell>
          <table:table-cell table:style-name="Tabela23.B1" office:value-type="string">
            <text:p text:style-name="P8">Hotele - część noclegowa</text:p>
          </table:table-cell>
          <table:table-cell table:style-name="Tabela23.B1" office:value-type="string">
            <text:p text:style-name="P7">75</text:p>
          </table:table-cell>
          <table:table-cell table:style-name="Tabela23.B1" office:value-type="string">
            <text:p text:style-name="P7">20</text:p>
          </table:table-cell>
          <table:table-cell table:style-name="Tabela23.E1" office:value-type="string">
            <text:p text:style-name="P7">0,60</text:p>
          </table:table-cell>
        </table:table-row>
        <table:table-row table:style-name="Tabela23.1">
          <table:table-cell table:style-name="Tabela23.A1" office:value-type="string">
            <text:p text:style-name="P7">4</text:p>
          </table:table-cell>
          <table:table-cell table:style-name="Tabela23.B1" office:value-type="string">
            <text:p text:style-name="P8">Hotele z gastronomią</text:p>
          </table:table-cell>
          <table:table-cell table:style-name="Tabela23.B1" office:value-type="string">
            <text:p text:style-name="P7">112</text:p>
          </table:table-cell>
          <table:table-cell table:style-name="Tabela23.B1" office:value-type="string">
            <text:p text:style-name="P7">25</text:p>
          </table:table-cell>
          <table:table-cell table:style-name="Tabela23.E1" office:value-type="string">
            <text:p text:style-name="P7">0,65</text:p>
          </table:table-cell>
        </table:table-row>
        <table:table-row table:style-name="Tabela23.1">
          <table:table-cell table:style-name="Tabela23.A1" office:value-type="string">
            <text:p text:style-name="P7">5</text:p>
          </table:table-cell>
          <table:table-cell table:style-name="Tabela23.B1" office:value-type="string">
            <text:p text:style-name="P8">Szpitale</text:p>
          </table:table-cell>
          <table:table-cell table:style-name="Tabela23.B1" office:value-type="string">
            <text:p text:style-name="P7">325</text:p>
          </table:table-cell>
          <table:table-cell table:style-name="Tabela23.B1" office:value-type="string">
            <text:p text:style-name="P7">20</text:p>
          </table:table-cell>
          <table:table-cell table:style-name="Tabela23.E1" office:value-type="string">
            <text:p text:style-name="P7">0,90</text:p>
          </table:table-cell>
        </table:table-row>
        <table:table-row table:style-name="Tabela23.1">
          <table:table-cell table:style-name="Tabela23.A1" office:value-type="string">
            <text:p text:style-name="P7">6</text:p>
          </table:table-cell>
          <table:table-cell table:style-name="Tabela23.B1" office:value-type="string">
            <text:p text:style-name="P8">Restauracje, gastronomia</text:p>
          </table:table-cell>
          <table:table-cell table:style-name="Tabela23.B1" office:value-type="string">
            <text:p text:style-name="P7">50</text:p>
          </table:table-cell>
          <table:table-cell table:style-name="Tabela23.B1" office:value-type="string">
            <text:p text:style-name="P7">10</text:p>
          </table:table-cell>
          <table:table-cell table:style-name="Tabela23.E1" office:value-type="string">
            <text:p text:style-name="P7">0,80</text:p>
          </table:table-cell>
        </table:table-row>
        <table:table-row table:style-name="Tabela23.1">
          <table:table-cell table:style-name="Tabela23.A1" office:value-type="string">
            <text:p text:style-name="P7">7</text:p>
          </table:table-cell>
          <table:table-cell table:style-name="Tabela23.B1" office:value-type="string">
            <text:p text:style-name="P8">Dworce kolejowe, autobusowe, lotnicze</text:p>
          </table:table-cell>
          <table:table-cell table:style-name="Tabela23.B1" office:value-type="string">
            <text:p text:style-name="P7">5</text:p>
          </table:table-cell>
          <table:table-cell table:style-name="Tabela23.B1" office:value-type="string">
            <text:p text:style-name="P7">25</text:p>
          </table:table-cell>
          <table:table-cell table:style-name="Tabela23.E1" office:value-type="string">
            <text:p text:style-name="P7">0,80</text:p>
          </table:table-cell>
        </table:table-row>
        <table:table-row table:style-name="Tabela23.1">
          <table:table-cell table:style-name="Tabela23.A1" office:value-type="string">
            <text:p text:style-name="P7">8</text:p>
          </table:table-cell>
          <table:table-cell table:style-name="Tabela23.B1" office:value-type="string">
            <text:p text:style-name="P8">Handlowo-usługowe</text:p>
          </table:table-cell>
          <table:table-cell table:style-name="Tabela23.B1" office:value-type="string">
            <text:p text:style-name="P7">15</text:p>
          </table:table-cell>
          <table:table-cell table:style-name="Tabela23.B1" office:value-type="string">
            <text:p text:style-name="P7">25</text:p>
          </table:table-cell>
          <table:table-cell table:style-name="Tabela23.E1" office:value-type="string">
            <text:p text:style-name="P7">0,80</text:p>
          </table:table-cell>
        </table:table-row>
      </table:table>
      <text:p text:style-name="P16"><text:soft-page-break/><text:line-break/></text:p>
      <text:p text:style-name="P1"><text:span text:style-name="T5">EP</text:span><text:span text:style-name="T16">L</text:span><text:span text:style-name="T5"> - dodatek na jednostkowe zapotrzebowanie na nieodnawialną energię pierwotną do oświetlenia wbudowanego w ciągu roku (dotyczy budynków użyteczności publicznej); dla budynku z wydzielonymi częściami o różnych funkcjach użytkowych wyznacza się wartość średnią EP</text:span><text:span text:style-name="T16">L</text:span><text:span text:style-name="T5"> dla całego budynku, przy czym: </text:span></text:p>
      <text:p text:style-name="P1"><text:span text:style-name="T5">EP</text:span><text:span text:style-name="T16">L</text:span><text:span text:style-name="T5"> = 2,7 · P</text:span><text:span text:style-name="T16">N</text:span><text:span text:style-name="T5"> · t</text:span><text:span text:style-name="T16">0</text:span><text:span text:style-name="T5">/1000; [kWh/(m</text:span><text:span text:style-name="T13">2</text:span><text:span text:style-name="T5"> · rok)] </text:span></text:p>
      <text:p text:style-name="P9">gdzie: </text:p>
      <text:p text:style-name="P1"><text:span text:style-name="T5">P</text:span><text:span text:style-name="T16">N</text:span><text:span text:style-name="T5"> - moc elektryczną referencyjną [W/m</text:span><text:span text:style-name="T13">2</text:span><text:span text:style-name="T5">] należy przyjmować z założeń projektowych, </text:span></text:p>
      <text:p text:style-name="P1"><text:span text:style-name="T5">t</text:span><text:span text:style-name="T16">0</text:span><text:span text:style-name="T5"> - czas użytkowania oświetlenia [h/rok] należy przyjmować z założeń projektowych. </text:span></text:p>
      <text:p text:style-name="P9">W przypadku braku wartości w założeniach projektowych, należy je przyjmować według poniższej tabeli: </text:p>
      <table:table table:name="Tabela24" table:style-name="Tabela24">
        <table:table-column table:style-name="Tabela24.A"/>
        <table:table-column table:style-name="Tabela24.B"/>
        <table:table-column table:style-name="Tabela24.C"/>
        <table:table-column table:style-name="Tabela24.D"/>
        <table:table-row table:style-name="Tabela24.1">
          <table:table-cell table:style-name="Tabela24.A1" office:value-type="string">
            <text:p text:style-name="P11">Lp.</text:p>
          </table:table-cell>
          <table:table-cell table:style-name="Tabela24.B1" office:value-type="string">
            <text:p text:style-name="P11">Typ budynku</text:p>
          </table:table-cell>
          <table:table-cell table:style-name="Tabela24.B1" office:value-type="string">
            <text:p text:style-name="P3"><text:span text:style-name="T9">Moc elektryczna referencyjna</text:span><text:span text:style-name="T4"><text:line-break/></text:span><text:span text:style-name="T9">P</text:span><text:span text:style-name="T17">N</text:span><text:span text:style-name="T9">[W/m</text:span><text:span text:style-name="T14">2</text:span><text:span text:style-name="T9">]</text:span></text:p>
          </table:table-cell>
          <table:table-cell table:style-name="Tabela24.D1" office:value-type="string">
            <text:p text:style-name="P3"><text:span text:style-name="T9">Czas użytkowania oświetlenia</text:span><text:span text:style-name="T4"><text:line-break/></text:span><text:span text:style-name="T9">t</text:span><text:span text:style-name="T17">0</text:span><text:span text:style-name="T9"> [h/rok]</text:span></text:p>
          </table:table-cell>
        </table:table-row>
        <table:table-row table:style-name="Tabela24.1">
          <table:table-cell table:style-name="Tabela24.A1" office:value-type="string">
            <text:p text:style-name="P7">1</text:p>
          </table:table-cell>
          <table:table-cell table:style-name="Tabela24.B1" office:value-type="string">
            <text:p text:style-name="P8">Biura, urzędy</text:p>
          </table:table-cell>
          <table:table-cell table:style-name="Tabela24.B1" office:value-type="string">
            <text:p text:style-name="P7">20</text:p>
          </table:table-cell>
          <table:table-cell table:style-name="Tabela24.D1" office:value-type="string">
            <text:p text:style-name="P7">2500</text:p>
          </table:table-cell>
        </table:table-row>
        <table:table-row table:style-name="Tabela24.1">
          <table:table-cell table:style-name="Tabela24.A1" office:value-type="string">
            <text:p text:style-name="P7">2</text:p>
          </table:table-cell>
          <table:table-cell table:style-name="Tabela24.B1" office:value-type="string">
            <text:p text:style-name="P8">Szkoły</text:p>
          </table:table-cell>
          <table:table-cell table:style-name="Tabela24.B1" office:value-type="string">
            <text:p text:style-name="P7">20</text:p>
          </table:table-cell>
          <table:table-cell table:style-name="Tabela24.D1" office:value-type="string">
            <text:p text:style-name="P7">2000</text:p>
          </table:table-cell>
        </table:table-row>
        <table:table-row table:style-name="Tabela24.1">
          <table:table-cell table:style-name="Tabela24.A1" office:value-type="string">
            <text:p text:style-name="P7">3</text:p>
          </table:table-cell>
          <table:table-cell table:style-name="Tabela24.B1" office:value-type="string">
            <text:p text:style-name="P8">Szpitale</text:p>
          </table:table-cell>
          <table:table-cell table:style-name="Tabela24.B1" office:value-type="string">
            <text:p text:style-name="P7">25</text:p>
          </table:table-cell>
          <table:table-cell table:style-name="Tabela24.D1" office:value-type="string">
            <text:p text:style-name="P7">5000</text:p>
          </table:table-cell>
        </table:table-row>
        <table:table-row table:style-name="Tabela24.1">
          <table:table-cell table:style-name="Tabela24.A1" office:value-type="string">
            <text:p text:style-name="P7">4</text:p>
          </table:table-cell>
          <table:table-cell table:style-name="Tabela24.B1" office:value-type="string">
            <text:p text:style-name="P8">Restauracje, gastronomia</text:p>
          </table:table-cell>
          <table:table-cell table:style-name="Tabela24.B1" office:value-type="string">
            <text:p text:style-name="P7">25</text:p>
          </table:table-cell>
          <table:table-cell table:style-name="Tabela24.D1" office:value-type="string">
            <text:p text:style-name="P7">2500</text:p>
          </table:table-cell>
        </table:table-row>
        <table:table-row table:style-name="Tabela24.1">
          <table:table-cell table:style-name="Tabela24.A1" office:value-type="string">
            <text:p text:style-name="P7">5</text:p>
          </table:table-cell>
          <table:table-cell table:style-name="Tabela24.B1" office:value-type="string">
            <text:p text:style-name="P8">Dworce kolejowe, autobusowe, lotnicze</text:p>
          </table:table-cell>
          <table:table-cell table:style-name="Tabela24.B1" office:value-type="string">
            <text:p text:style-name="P7">20</text:p>
          </table:table-cell>
          <table:table-cell table:style-name="Tabela24.D1" office:value-type="string">
            <text:p text:style-name="P7">4000</text:p>
          </table:table-cell>
        </table:table-row>
        <table:table-row table:style-name="Tabela24.1">
          <table:table-cell table:style-name="Tabela24.A1" office:value-type="string">
            <text:p text:style-name="P7">6</text:p>
          </table:table-cell>
          <table:table-cell table:style-name="Tabela24.B1" office:value-type="string">
            <text:p text:style-name="P8">Handlowo-usługowe</text:p>
          </table:table-cell>
          <table:table-cell table:style-name="Tabela24.B1" office:value-type="string">
            <text:p text:style-name="P7">25</text:p>
          </table:table-cell>
          <table:table-cell table:style-name="Tabela24.D1" office:value-type="string">
            <text:p text:style-name="P7">5000</text:p>
          </table:table-cell>
        </table:table-row>
        <table:table-row table:style-name="Tabela24.1">
          <table:table-cell table:style-name="Tabela24.A1" office:value-type="string">
            <text:p text:style-name="P7">7</text:p>
          </table:table-cell>
          <table:table-cell table:style-name="Tabela24.B1" office:value-type="string">
            <text:p text:style-name="P8">Sportowo-rekreacyjne</text:p>
          </table:table-cell>
          <table:table-cell table:style-name="Tabela24.B1" office:value-type="string">
            <text:p text:style-name="P7">20</text:p>
          </table:table-cell>
          <table:table-cell table:style-name="Tabela24.D1" office:value-type="string">
            <text:p text:style-name="P7">2500</text:p>
          </table:table-cell>
        </table:table-row>
      </table:table>
      <text:p text:style-name="P16"><text:line-break/></text:p>
      <text:p text:style-name="P1"><text:span text:style-name="T5">uwaga: jeżeli występuje w danym budynku tylko ogrzewanie i wentylacja, to wyznacza się jedynie EP</text:span><text:span text:style-name="T16">H+W</text:span><text:span text:style-name="T5">, podobnie postępuje się w innych sytuacjach - gdy nie wszystkie rodzaje instalacji występują; </text:span></text:p>
      <text:p text:style-name="P15"><text:span text:style-name="T7">4) </text:span><text:span text:style-name="T5">jeżeli w budynku występują różne funkcje użytkowe, to wyznacza się średnią wartość wskaźnika EP</text:span><text:span text:style-name="T16">m</text:span><text:span text:style-name="T5"> według ogólnej zależności:   </text:span></text:p>
      <text:p text:style-name="P1"><text:span text:style-name="T5">EP</text:span><text:span text:style-name="T16">m</text:span><text:span text:style-name="T5"> = Σ</text:span><text:span text:style-name="T16">i</text:span><text:span text:style-name="T5"> (EP</text:span><text:span text:style-name="T16">i</text:span><text:span text:style-name="T5"> · A</text:span><text:span text:style-name="T16">f,i</text:span><text:span text:style-name="T5">) / Σ</text:span><text:span text:style-name="T16">i</text:span><text:span text:style-name="T5"> A</text:span><text:span text:style-name="T16">f,i</text:span><text:span text:style-name="T5">; [kWh/(m</text:span><text:span text:style-name="T13">2</text:span><text:span text:style-name="T5"> · rok)] </text:span></text:p>
      <text:p text:style-name="P9">gdzie: </text:p>
      <text:p text:style-name="P1"><text:span text:style-name="T5">EP</text:span><text:span text:style-name="T16">i</text:span><text:span text:style-name="T5"> - wartość wskaźnika określającego roczne obliczeniowe zapotrzebowanie na nieodnawialną energię pierwotną do ogrzewania, wentylacji i przygotowania ciepłej wody użytkowej oraz chłodzenia, dla części budynku o jednolitej funkcji użytkowej, </text:span></text:p>
      <text:p text:style-name="P1"><text:span text:style-name="T5">A</text:span><text:span text:style-name="T16">f,i</text:span><text:span text:style-name="T5"> - powierzchnia użytkowa ogrzewana (chłodzona) części budynku o jednolitej funkcji użytkowej. </text:span></text:p>
      <text:p text:style-name="P15"><text:span text:style-name="T2">4. </text:span><text:span text:style-name="akapitdomyslny1"><text:span text:style-name="T5">Wymagania określone w § 328 ust. 2 uznaje się za spełnione, jeżeli okna oraz inne przegrody przeszklone i przezroczyste odpowiadają przynajmniej wymaganiom określonym w pkt 2.1.4. załącznika nr 2 do rozporządzenia. </text:span></text:span></text:p>
      <text:p text:style-name="P2"><text:bookmark-start text:name="JEDN_23393_49_r"/><text:span text:style-name="T2">DZIAŁ XI</text:span><text:span text:style-name="T5"> </text:span></text:p>
      <text:p text:style-name="P5"><text:line-break/>Przepisy przejściowe i końcowe</text:p>
      <text:p text:style-name="Normal_20__28_Web_29_"><text:bookmark-start text:name="JEDN_23393_49_0"/><text:span text:style-name="T7">§ 330. </text:span><text:span text:style-name="akapitdomyslny1"><text:span text:style-name="T5">Przepisów rozporządzenia nie stosuje się, z zastrzeżeniem § 2 ust. 1 i § 207 ust. 2, jeżeli przed dniem wejścia w życie</text:span></text:span><text:bookmark-start text:name="PP_23393_49_182"/><text:span text:style-name="akapitdomyslny1"><text:span text:style-name="T5"> rozporządzenia:  </text:span></text:span><text:span text:style-name="T5"> </text:span></text:p>
      <text:p text:style-name="P1"><text:span text:style-name="T7">1) </text:span><text:bookmark-start text:name="PP_23393_49_183"/><text:span text:style-name="T5">został złożony wniosek o pozwolenie na budowę lub odrębny wniosek o zatwierdzenie projektu budowlanego i wnioski te zostały opracowane na podstawie dotychczasowych przepisów, </text:span></text:p>
      <text:p text:style-name="P1"><text:span text:style-name="T7">2) </text:span><text:span text:style-name="T5">zostało dokonane zgłoszenie budowy lub wykonania robót budowlanych w przypadku, gdy nie jest wymagane uzyskanie decyzji o pozwoleniu na budowę. </text:span></text:p>
      <text:p text:style-name="P19"><text:bookmark-start text:name="JEDN_23393_49_1"/><text:span text:style-name="T7">§ 331. </text:span><text:span text:style-name="akapitdomyslny1"><text:span text:style-name="T5">Traci moc rozporządzenie Ministra Gospodarki Przestrzennej i Budownictwa z dnia 14 grudnia 1994 r. w sprawie warunków technicznych, jakim powinny odpowiadać budynki i ich </text:span></text:span><text:soft-page-break/><text:span text:style-name="akapitdomyslny1"><text:span text:style-name="T5">usytuowanie (Dz. U. z 1999 r. Nr 15, poz. 140 i Nr 44, poz. 434, z 2000 r. Nr 16, poz. 214 oraz z 2001 r. Nr 17, poz. 207).  </text:span></text:span></text:p>
      <text:p text:style-name="P19"><text:bookmark-start text:name="JEDN_23393_49_2"/><text:span text:style-name="T7">§ 332. </text:span><text:span text:style-name="akapitdomyslny1"><text:span text:style-name="T5">Rozporządzenie wchodzi w życie</text:span></text:span><text:bookmark-start text:name="PP_23393_49_184"/><text:span text:style-name="akapitdomyslny1"><text:span text:style-name="T5"> po upływie 6 miesięcy od dnia ogłoszenia. </text:span></text:span></text:p>
      <text:p text:style-name="P5"><text:bookmark-start text:name="JEDN_23393_50_r"/>Załącznik nr 1<text:bookmark-start text:name="PP_23393_50_185"/></text:p>
      <text:p text:style-name="P21">WYKAZ POLSKICH NORM PRZYWOŁANYCH W ROZPORZĄDZENIU</text:p>
      <text:p text:style-name="P9"/>
      <table:table table:name="Tabela25" table:style-name="Tabela25">
        <table:table-column table:style-name="Tabela25.A"/>
        <table:table-column table:style-name="Tabela25.B"/>
        <table:table-column table:style-name="Tabela25.C"/>
        <table:table-column table:style-name="Tabela25.D"/>
        <table:table-row table:style-name="Tabela25.1">
          <table:table-cell table:style-name="Tabela25.A1" office:value-type="string">
            <text:p text:style-name="P7">Lp.</text:p>
          </table:table-cell>
          <table:table-cell table:style-name="Tabela25.B1" office:value-type="string">
            <text:p text:style-name="P7">Miejsce powołania normy</text:p>
          </table:table-cell>
          <table:table-cell table:style-name="Tabela25.B1" office:value-type="string">
            <text:p text:style-name="P7">Numer normy</text:p>
          </table:table-cell>
          <table:table-cell table:style-name="Tabela25.D1" office:value-type="string">
            <text:p text:style-name="P7">Tytuł normy<text:line-break/>(zakres powołania)</text:p>
          </table:table-cell>
        </table:table-row>
        <table:table-row table:style-name="Tabela25.1">
          <table:table-cell table:style-name="Tabela25.A1" office:value-type="string">
            <text:p text:style-name="P7">1</text:p>
          </table:table-cell>
          <table:table-cell table:style-name="Tabela25.B1" office:value-type="string">
            <text:p text:style-name="P7">2</text:p>
          </table:table-cell>
          <table:table-cell table:style-name="Tabela25.B1" office:value-type="string">
            <text:p text:style-name="P7">3</text:p>
          </table:table-cell>
          <table:table-cell table:style-name="Tabela25.D1" office:value-type="string">
            <text:p text:style-name="P7">4</text:p>
          </table:table-cell>
        </table:table-row>
        <table:table-row table:style-name="Tabela25.1">
          <table:table-cell table:style-name="Tabela25.A3" office:value-type="string">
            <text:p text:style-name="P7">1</text:p>
          </table:table-cell>
          <table:table-cell table:style-name="Tabela25.B3" office:value-type="string">
            <text:p text:style-name="P8">§ 53 ust. 2</text:p>
          </table:table-cell>
          <table:table-cell table:style-name="Tabela25.B1" office:value-type="string">
            <text:p text:style-name="P8">PN-EN 62305-1:2008</text:p>
          </table:table-cell>
          <table:table-cell table:style-name="Tabela25.D1" office:value-type="string">
            <text:p text:style-name="P8">Ochrona odgromowa - Część 1: Zasady ogólne</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62305-2:2008</text:p>
          </table:table-cell>
          <table:table-cell table:style-name="Tabela25.D1" office:value-type="string">
            <text:p text:style-name="P8">Ochrona odgromowa - Część 2: Zarządzanie ryzykiem</text:p>
          </table:table-cell>
        </table:table-row>
        <table:table-row table:style-name="Tabela25.1">
          <table:table-cell table:style-name="Tabela25.A3" office:value-type="string">
            <text:p text:style-name="P7">2</text:p>
          </table:table-cell>
          <table:table-cell table:style-name="Tabela25.B3" office:value-type="string">
            <text:p text:style-name="P8">§ 96 ust. 1</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70:1985</text:p>
          </table:table-cell>
          <table:table-cell table:style-name="Tabela25.D1" office:value-type="string">
            <text:p text:style-name="P8">Ocena szkodliwości drgań przekazywanych przez podłoże na budynki</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3" office:value-type="string">
            <text:p text:style-name="P7">3</text:p>
          </table:table-cell>
          <table:table-cell table:style-name="Tabela25.B3" office:value-type="string">
            <text:p text:style-name="P8">§ 98 ust. 2</text:p>
          </table:table-cell>
          <table:table-cell table:style-name="Tabela25.B1" office:value-type="string">
            <text:p text:style-name="P8">PN-HD 308 S2:2007</text:p>
          </table:table-cell>
          <table:table-cell table:style-name="Tabela25.D1" office:value-type="string">
            <text:p text:style-name="P8">Identyfikacja żył w kablach i przewodach oraz w przewodach sznurow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364-4-481:1994</text:p>
          </table:table-cell>
          <table:table-cell table:style-name="Tabela25.D1" office:value-type="string">
            <text:p text:style-name="P8">Instalacje elektryczne w obiektach budowlanych - Ochrona zapewniająca bezpieczeństwo - Dobór środków ochrony w zależności od wpływów zewnętrznych - Wybór środków ochrony przeciwporażeniowej w zależności od wpływów zewnętrznych<text:line-break/>(w zakresie pkt 481.3.1.1)</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464-1:2004</text:p>
          </table:table-cell>
          <table:table-cell table:style-name="Tabela25.D1" office:value-type="string">
            <text:p text:style-name="P8">Światło i oświetlenie - Oświetlenie miejsc pracy - Część 1: Miejsca pracy we wnętrz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1:2010</text:p>
          </table:table-cell>
          <table:table-cell table:style-name="Tabela25.D1" office:value-type="string">
            <text:p text:style-name="P8">Instalacje elektryczne niskiego napięcia - Część 1: Wymagania podstawowe, ustalanie <text:soft-page-break/>ogólnych charakterystyk, definicj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4-41:2009</text:p>
          </table:table-cell>
          <table:table-cell table:style-name="Tabela25.D1" office:value-type="string">
            <text:p text:style-name="P8">Instalacje elektryczne niskiego napięcia - Część 4-41: Ochrona dla zapewnienia bezpieczeństwa - Ochrona przed porażeniem elektryczn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2:1999</text:p>
          </table:table-cell>
          <table:table-cell table:style-name="Tabela25.D1" office:value-type="string">
            <text:p text:style-name="P8">Instalacje elektryczne w obiektach budowlanych - Ochrona dla zapewnienia bezpieczeństwa - Ochrona przed skutkami oddziaływania cieplnego</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3:1999</text:p>
          </table:table-cell>
          <table:table-cell table:style-name="Tabela25.D1" office:value-type="string">
            <text:p text:style-name="P8">Instalacje elektryczne w obiektach budowlanych - Ochrona dla zapewnienia bezpieczeństwa - Ochrona przed prądem przetężeniow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Ochrona przed przepięciami - Ochrona instalacji niskiego napięcia przed przejściowymi przepięciami i uszkodzeniami przy doziemieniach w sieciach wysokiego napięc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Ochrona przed przepięciami - Ochrona przed przepięciami atmosferycznymi lub łączeniowy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1</text:span></text:p>
          </table:table-cell>
          <table:table-cell table:style-name="Tabela25.D1" office:value-type="string">
            <text:p text:style-name="P8">Instalacje elektryczne w obiektach budowlanych - Ochrona dla zapewnienia bezpieczeństwa - Ochrona przed przepięciami - Ochrona przed zakłóceniami elektromagnetycznymi (EMI) w instalacjach obiektów budowla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5:1999</text:p>
          </table:table-cell>
          <table:table-cell table:style-name="Tabela25.D1" office:value-type="string">
            <text:p text:style-name="P8">Instalacje elektryczne w obiektach budowlanych - Ochrona dla zapewnienia <text:soft-page-break/>bezpieczeństwa - Ochrona przed obniżeniem napięc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7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7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Stosowanie środków ochrony zapewniających bezpieczeństwo - Środki ochrony przed prądem przetężeniow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8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8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Dobór środków ochrony w zależności od wpływów zewnętrznych - Ochrona przeciwpożarow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1:2000</text:p>
          </table:table-cell>
          <table:table-cell table:style-name="Tabela25.D1" office:value-type="string">
            <text:p text:style-name="P8">Instalacje elektryczne w obiektach budowlanych - Dobór i montaż wyposażenia elektrycznego - Postanowienia ogól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2:2002</text:p>
          </table:table-cell>
          <table:table-cell table:style-name="Tabela25.D1" office:value-type="string">
            <text:p text:style-name="P8">Instalacje elektryczne w obiektach budowlanych - Dobór i montaż wyposażenia elektrycznego - Oprzewod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2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2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1</text:span></text:p>
          </table:table-cell>
          <table:table-cell table:style-name="Tabela25.D1" office:value-type="string">
            <text:p text:style-name="P8">Instalacje elektryczne w obiektach budowlanych - Dobór i montaż wyposażenia elektrycznego - Obciążalność prądowa długotrwała przewod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3:2000</text:p>
          </table:table-cell>
          <table:table-cell table:style-name="Tabela25.D1" office:value-type="string">
            <text:p text:style-name="P8">Instalacje elektryczne w obiektach budowlanych - Dobór i montaż wyposażenia elektrycznego - Aparatura rozdzielcza i sterownicz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3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3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3</text:span></text:p>
          </table:table-cell>
          <table:table-cell table:style-name="Tabela25.D1" office:value-type="string">
            <text:p text:style-name="P8">Instalacje elektryczne w obiektach budowlanych - Dobór i montaż wyposażenia elektrycznego - Urządzenia do ochrony przed przepięci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37</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37</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Dobór i montaż wyposażenia elektrycznego - Aparatura rozdzielcza i sterownicza - Urządzenia do odłączania izolacyjnego <text:soft-page-break/>i łącze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5-54:2010</text:p>
          </table:table-cell>
          <table:table-cell table:style-name="Tabela25.D1" office:value-type="string">
            <text:p text:style-name="P8">Instalacje elektryczne niskiego napięcia - Część 5-54: Dobór i montaż wyposażenia elektrycznego - Uziemienia, przewody ochronne i przewody połączeń ochron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51</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51</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3</text:span></text:p>
          </table:table-cell>
          <table:table-cell table:style-name="Tabela25.D1" office:value-type="string">
            <text:p text:style-name="P8">Instalacje elektryczne w obiektach budowlanych - Dobór i montaż wyposażenia elektrycznego - Inne wyposażenie - Niskonapięciowe zespoły prądotwórcz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5-559</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59</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10</text:span></text:p>
          </table:table-cell>
          <table:table-cell table:style-name="Tabela25.D1" office:value-type="string">
            <text:p text:style-name="P8">Instalacje elektryczne w obiektach budowlanych - Część 5-55: Dobór i montaż wyposażenia elektrycznego - Inne wyposażenie - Sekcja 559: Oprawy oświetleniowe i instalacje oświetleniow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6:1999</text:p>
          </table:table-cell>
          <table:table-cell table:style-name="Tabela25.D1" office:value-type="string">
            <text:p text:style-name="P8">Instalacje elektryczne w obiektach budowlanych - Dobór i montaż wyposażenia elektrycznego - Instalacje bezpieczeństw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6:2008</text:p>
          </table:table-cell>
          <table:table-cell table:style-name="Tabela25.D1" office:value-type="string">
            <text:p text:style-name="P8">Instalacje elektryczne niskiego napięcia - Część 6: Sprawdz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0445:2010</text:p>
          </table:table-cell>
          <table:table-cell table:style-name="Tabela25.D1" office:value-type="string">
            <text:p text:style-name="P8">Zasady podstawowe i bezpieczeństwa przy współdziałaniu człowieka z maszyną, znakowanie i identyfikacja - Identyfikacja zacisków urządzeń i zakończeń przewodów</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60446:2010</text:p>
          </table:table-cell>
          <table:table-cell table:style-name="Tabela25.D1" office:value-type="string">
            <text:p text:style-name="P8">Zasady podstawowe i bezpieczeństwa przy współdziałaniu człowieka z maszyną, znakowanie i identyfikacja - Identyfikacja przewodów kolorami albo znakami alfanumerycznymi</text:p>
          </table:table-cell>
        </table:table-row>
        <table:table-row table:style-name="Tabela25.1">
          <table:table-cell table:style-name="Tabela25.A1" office:value-type="string">
            <text:p text:style-name="P7">4</text:p>
          </table:table-cell>
          <table:table-cell table:style-name="Tabela25.B1" office:value-type="string">
            <text:p text:style-name="P8">§ 113 ust 4</text:p>
          </table:table-cell>
          <table:table-cell table:style-name="Tabela25.B1" office:value-type="string">
            <text:p text:style-name="P8">PN-B-01706:1992</text:p>
          </table:table-cell>
          <table:table-cell table:style-name="Tabela25.D1" office:value-type="string">
            <text:p text:style-name="P8">Instalacje wodociągowe - Wymagania w projektowaniu<text:line-break/>(w zakresie pkt 2.1; 2.3; 2.4.1; 2.4.3-2.4.5; 3.1.1-3.1.3; 3.1.5; 3.1.7; 3.2.2; 3.2.3; 3.3; 4.1; 4.2 i 4.4-<text:soft-page-break/>4.6)</text:p>
          </table:table-cell>
        </table:table-row>
        <table:table-row table:style-name="Tabela25.1">
          <table:table-cell table:style-name="Tabela25.A1" office:value-type="string">
            <text:p text:style-name="P7">5</text:p>
          </table:table-cell>
          <table:table-cell table:style-name="Tabela25.B1" office:value-type="string">
            <text:p text:style-name="P8">§ 113 ust. 7</text:p>
          </table:table-cell>
          <table:table-cell table:style-name="Tabela25.B1" office:value-type="string">
            <text:p text:style-name="P8">PN-EN 1717:2003</text:p>
          </table:table-cell>
          <table:table-cell table:style-name="Tabela25.D1" office:value-type="string">
            <text:p text:style-name="P8">Ochrona przed wtórnym zanieczyszczaniem wody w instalacjach wodociągowych i ogólne wymagania dotyczące urządzeń zapobiegających zanieczyszczeniu przez przepływ zwrotny</text:p>
          </table:table-cell>
        </table:table-row>
        <table:table-row table:style-name="Tabela25.1">
          <table:table-cell table:style-name="Tabela25.A1" office:value-type="string">
            <text:p text:style-name="P7">6</text:p>
          </table:table-cell>
          <table:table-cell table:style-name="Tabela25.B1" office:value-type="string">
            <text:p text:style-name="P8">§ 115 ust. 1</text:p>
          </table:table-cell>
          <table:table-cell table:style-name="Tabela25.B1" office:value-type="string">
            <text:p text:style-name="P8">PN-B-10720:1998</text:p>
          </table:table-cell>
          <table:table-cell table:style-name="Tabela25.D1" office:value-type="string">
            <text:p text:style-name="P8">Wodociągi - Zabudowa zestawów wodomierzowych w instalacjach wodociągowych - Wymagania i badania przy odbiorze<text:line-break/>(w zakresie pkt 2.1; 2.3; 2.4 i 2.6)</text:p>
          </table:table-cell>
        </table:table-row>
        <table:table-row table:style-name="Tabela25.1">
          <table:table-cell table:style-name="Tabela25.A1" office:value-type="string">
            <text:p text:style-name="P7">7</text:p>
          </table:table-cell>
          <table:table-cell table:style-name="Tabela25.B1" office:value-type="string">
            <text:p text:style-name="P8">§ 116 ust. 3</text:p>
          </table:table-cell>
          <table:table-cell table:style-name="Tabela25.B1" office:value-type="string">
            <text:p text:style-name="P8">PN-HD 60364-5-54:2010</text:p>
          </table:table-cell>
          <table:table-cell table:style-name="Tabela25.D1" office:value-type="string">
            <text:p text:style-name="P8">Instalacje elektryczne niskiego napięcia - Część 5-54: Dobór i montaż wyposażenia elektrycznego - Uziemienia, przewody ochronne i przewody połączeń ochronnych</text:p>
          </table:table-cell>
        </table:table-row>
        <table:table-row table:style-name="Tabela25.1">
          <table:table-cell table:style-name="Tabela25.A1" office:value-type="string">
            <text:p text:style-name="P7">8</text:p>
          </table:table-cell>
          <table:table-cell table:style-name="Tabela25.B1" office:value-type="string">
            <text:p text:style-name="P8">§ 120 ust. 4</text:p>
          </table:table-cell>
          <table:table-cell table:style-name="Tabela25.B1" office:value-type="string">
            <text:p text:style-name="P8">PN-B-02440:1976</text:p>
          </table:table-cell>
          <table:table-cell table:style-name="Tabela25.D1" office:value-type="string">
            <text:p text:style-name="P8">Zabezpieczenie urządzeń ciepłej wody użytkowej - Wymagania<text:line-break/>(w zakresie pkt 2; 3.1.1; 3.1.2 i 3.2.1-3.2.13)</text:p>
          </table:table-cell>
        </table:table-row>
        <table:table-row table:style-name="Tabela25.1">
          <table:table-cell table:style-name="Tabela25.A1" office:value-type="string">
            <text:p text:style-name="P7">9</text:p>
          </table:table-cell>
          <table:table-cell table:style-name="Tabela25.B1" office:value-type="string">
            <text:p text:style-name="P8">§ 121 ust. 2</text:p>
          </table:table-cell>
          <table:table-cell table:style-name="Tabela25.B1" office:value-type="string">
            <text:p text:style-name="P8">PN-B-10720:1998</text:p>
          </table:table-cell>
          <table:table-cell table:style-name="Tabela25.D1" office:value-type="string">
            <text:p text:style-name="P8">Wodociągi - Zabudowa zestawów wodomierzowych w instalacjach wodociągowych - Wymagania i badania przy odbiorze<text:line-break/>(w zakresie pkt 2.1; 2.3; 2.4 i 2.6)</text:p>
          </table:table-cell>
        </table:table-row>
        <table:table-row table:style-name="Tabela25.1">
          <table:table-cell table:style-name="Tabela25.A3" office:value-type="string">
            <text:p text:style-name="P7">10</text:p>
          </table:table-cell>
          <table:table-cell table:style-name="Tabela25.B3" office:value-type="string">
            <text:p text:style-name="P8">§ 122 ust. 2</text:p>
          </table:table-cell>
          <table:table-cell table:style-name="Tabela25.B1" office:value-type="string">
            <text:p text:style-name="P8">PN-EN 12056-1:2002</text:p>
          </table:table-cell>
          <table:table-cell table:style-name="Tabela25.D1" office:value-type="string">
            <text:p text:style-name="P8">Systemy kanalizacji grawitacyjnej wewnątrz budynków - Cześć 1: Postanowienia ogólne i wymagania <text:line-break/>(w zakresie pkt 4 i 5)</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056-2:2002</text:p>
          </table:table-cell>
          <table:table-cell table:style-name="Tabela25.D1" office:value-type="string">
            <text:p text:style-name="P8">Systemy kanalizacji grawitacyjnej wewnątrz budynków - Cześć 2: Kanalizacja sanitarna - Projektowanie układu i obliczenia<text:line-break/>(w zakresie pkt 4-6)</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056-3:2002</text:p>
          </table:table-cell>
          <table:table-cell table:style-name="Tabela25.D1" office:value-type="string">
            <text:p text:style-name="P8">Systemy kanalizacji grawitacyjnej wewnątrz <text:soft-page-break/>budynków - Cześć 3: Przewody deszczowe - Projektowanie układu i obliczenia<text:line-break/>(w zakresie pkt 4-7)</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056-4:2002</text:p>
          </table:table-cell>
          <table:table-cell table:style-name="Tabela25.D1" office:value-type="string">
            <text:p text:style-name="P8">Systemy kanalizacji grawitacyjnej wewnątrz budynków - Cześć 4: Pompownie ścieków - Projektowanie układu i obliczenia<text:line-break/>(w zakresie pkt 4-6)</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056-5:2002</text:p>
          </table:table-cell>
          <table:table-cell table:style-name="Tabela25.D1" office:value-type="string">
            <text:p text:style-name="P8">Systemy kanalizacji grawitacyjnej wewnątrz budynków - Cześć 5: Montaż i badania, instrukcje działania, użytkowania i eksploatacji<text:line-break/>(w zakresie pkt 5-9)</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12109:2003</text:p>
          </table:table-cell>
          <table:table-cell table:style-name="Tabela25.D1" office:value-type="string">
            <text:p text:style-name="P8">Wewnętrzne systemy kanalizacji podciśnieniowej<text:line-break/>(w zakresie pkt 5; 7 i 8)</text:p>
          </table:table-cell>
        </table:table-row>
        <table:table-row table:style-name="Tabela25.1">
          <table:table-cell table:style-name="Tabela25.A3" office:value-type="string">
            <text:p text:style-name="P7">11</text:p>
          </table:table-cell>
          <table:table-cell table:style-name="Tabela25.B3" office:value-type="string">
            <text:p text:style-name="P8">§ 124</text:p>
          </table:table-cell>
          <table:table-cell table:style-name="Tabela25.B1" office:value-type="string">
            <text:p text:style-name="P8">PN-EN 12056-4:2002</text:p>
          </table:table-cell>
          <table:table-cell table:style-name="Tabela25.D1" office:value-type="string">
            <text:p text:style-name="P8">Systemy kanalizacji grawitacyjnej wewnątrz budynków - Część 4: Pompownie ścieków - Projektowanie układu i obliczenia<text:line-break/>(w zakresie pkt 4-6)</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13564-1:2004</text:p>
          </table:table-cell>
          <table:table-cell table:style-name="Tabela25.D1" office:value-type="string">
            <text:p text:style-name="P8">Urządzenia przeciwzalewowe w budynkach - Część 1: Wymagania</text:p>
          </table:table-cell>
        </table:table-row>
        <table:table-row table:style-name="Tabela25.1">
          <table:table-cell table:style-name="Tabela25.A1" office:value-type="string">
            <text:p text:style-name="P7">12</text:p>
          </table:table-cell>
          <table:table-cell table:style-name="Tabela25.B1" office:value-type="string">
            <text:p text:style-name="P8">§ 125 ust. 4</text:p>
          </table:table-cell>
          <table:table-cell table:style-name="Tabela25.B1" office:value-type="string">
            <text:p text:style-name="P8">PN-B-01707:1992</text:p>
          </table:table-cell>
          <table:table-cell table:style-name="Tabela25.D1" office:value-type="string">
            <text:p text:style-name="P8">Instalacje kanalizacyjne - Wymagania w projektowaniu<text:line-break/>(w zakresie pkt 4.2.2 z wyjątkiem odwołania do pkt 3.5)</text:p>
          </table:table-cell>
        </table:table-row>
        <table:table-row table:style-name="Tabela25.1">
          <table:table-cell table:style-name="Tabela25.A1" office:value-type="string">
            <text:p text:style-name="P7">13</text:p>
          </table:table-cell>
          <table:table-cell table:style-name="Tabela25.B1" office:value-type="string">
            <text:p text:style-name="P8">§ 131</text:p>
          </table:table-cell>
          <table:table-cell table:style-name="Tabela25.B1" office:value-type="string">
            <text:p text:style-name="P8">PN-B-94340:1991</text:p>
          </table:table-cell>
          <table:table-cell table:style-name="Tabela25.D1" office:value-type="string">
            <text:p text:style-name="P8">Zsyp na odpady</text:p>
          </table:table-cell>
        </table:table-row>
        <table:table-row table:style-name="Tabela25.1">
          <table:table-cell table:style-name="Tabela25.A3" office:value-type="string">
            <text:p text:style-name="P7">14</text:p>
          </table:table-cell>
          <table:table-cell table:style-name="Tabela25.B3" office:value-type="string">
            <text:p text:style-name="P8">§ 133 ust. 3</text:p>
          </table:table-cell>
          <table:table-cell table:style-name="Tabela25.B1" office:value-type="string">
            <text:p text:style-name="P8">PN-B-02413:1991</text:p>
          </table:table-cell>
          <table:table-cell table:style-name="Tabela25.D1" office:value-type="string">
            <text:p text:style-name="P8">Ogrzewnictwo i ciepłownictwo - Zabezpieczenie instalacji ogrzewań wodnych systemu otwartego - Wymaga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414:1999</text:p>
          </table:table-cell>
          <table:table-cell table:style-name="Tabela25.D1" office:value-type="string">
            <text:p text:style-name="P8">Ogrzewnictwo i ciepłownictwo - Zabezpieczenie instalacji ogrzewań wodnych systemu zamkniętego z naczyniami wzbiorczymi przeponowymi - <text:soft-page-break/>Wymaga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415:1991</text:p>
          </table:table-cell>
          <table:table-cell table:style-name="Tabela25.D1" office:value-type="string">
            <text:p text:style-name="P8">Ogrzewnictwo i ciepłownictwo - Zabezpieczenie wodnych zamkniętych systemów ciepłowniczych - Wymagania</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416:1991</text:p>
          </table:table-cell>
          <table:table-cell table:style-name="Tabela25.D1" office:value-type="string">
            <text:p text:style-name="P8">Ogrzewnictwo i ciepłownictwo - Zabezpieczenie instalacji ogrzewań wodnych systemu zamkniętego przyłączonych do sieci cieplnych - Wymagania</text:p>
          </table:table-cell>
        </table:table-row>
        <table:table-row table:style-name="Tabela25.1">
          <table:table-cell table:style-name="Tabela25.A1" office:value-type="string">
            <text:p text:style-name="P7">15</text:p>
          </table:table-cell>
          <table:table-cell table:style-name="Tabela25.B1" office:value-type="string">
            <text:p text:style-name="P8">§ 133 ust. 4</text:p>
          </table:table-cell>
          <table:table-cell table:style-name="Tabela25.B1" office:value-type="string">
            <text:p text:style-name="P8">PN-C-04607:1993</text:p>
          </table:table-cell>
          <table:table-cell table:style-name="Tabela25.D1" office:value-type="string">
            <text:p text:style-name="P8">Woda w instalacjach ogrzewania - Wymagania i badania dotyczące jakości wody</text:p>
          </table:table-cell>
        </table:table-row>
        <table:table-row table:style-name="Tabela25.1">
          <table:table-cell table:style-name="Tabela25.A3" office:value-type="string">
            <text:p text:style-name="P7">16</text:p>
          </table:table-cell>
          <table:table-cell table:style-name="Tabela25.B3" office:value-type="string">
            <text:p text:style-name="P8">§ 134 ust. 1</text:p>
          </table:table-cell>
          <table:table-cell table:style-name="Tabela25.B1" office:value-type="string">
            <text:p text:style-name="P8">PN-EN ISO 6946:2008</text:p>
          </table:table-cell>
          <table:table-cell table:style-name="Tabela25.D1" office:value-type="string">
            <text:p text:style-name="P8">Komponenty budowlane i elementy budynku - Opór cieplny i współczynnik przenikania ciepła - Metoda oblicza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0077-1:2007</text:p>
          </table:table-cell>
          <table:table-cell table:style-name="Tabela25.D1" office:value-type="string">
            <text:p text:style-name="P8">Cieplne właściwości użytkowe okien, drzwi i żaluzji - Obliczanie współczynnika przenikania ciepła - Część 1: Postanowienia ogól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0077-2:2005</text:p>
          </table:table-cell>
          <table:table-cell table:style-name="Tabela25.D1" office:value-type="string">
            <text:p text:style-name="P8">Cieplne właściwości użytkowe okien, drzwi i żaluzji - Obliczanie współczynnika przenikania ciepła - Część 2: Metoda komputerowa dla ra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0211:2008</text:p>
          </table:table-cell>
          <table:table-cell table:style-name="Tabela25.D1" office:value-type="string">
            <text:p text:style-name="P8">Mostki cieplne w budynkach - Strumienie ciepła i temperatury powierzchni - Obliczenia szczegółow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831:2006</text:p>
          </table:table-cell>
          <table:table-cell table:style-name="Tabela25.D1" office:value-type="string">
            <text:p text:style-name="P8">Instalacje ogrzewcze w budynkach - Metoda obliczania projektowego obciążenia cieplnego</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3370:2008</text:p>
          </table:table-cell>
          <table:table-cell table:style-name="Tabela25.D1" office:value-type="string">
            <text:p text:style-name="P8">Cieplne właściwości użytkowe budynków - Przenoszenie ciepła przez grunt - Metody oblicza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3789:2008</text:p>
          </table:table-cell>
          <table:table-cell table:style-name="Tabela25.D1" office:value-type="string">
            <text:p text:style-name="P8">Cieplne właściwości użytkowe budynków - Współczynniki wymiany ciepła przez przenikanie i wentylację - Metoda <text:soft-page-break/>obliczania</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ISO 14683:2008</text:p>
          </table:table-cell>
          <table:table-cell table:style-name="Tabela25.D1" office:value-type="string">
            <text:p text:style-name="P8">Mostki cieplne w budynkach - Liniowy współczynnik przenikania ciepła - Metody uproszczone i wartości orientacyjne</text:p>
          </table:table-cell>
        </table:table-row>
        <table:table-row table:style-name="Tabela25.1">
          <table:table-cell table:style-name="Tabela25.A1" office:value-type="string">
            <text:p text:style-name="P7">17</text:p>
          </table:table-cell>
          <table:table-cell table:style-name="Tabela25.B1" office:value-type="string">
            <text:p text:style-name="P8">§ 134 ust. 2</text:p>
          </table:table-cell>
          <table:table-cell table:style-name="Tabela25.B1" office:value-type="string">
            <text:p text:style-name="P8">PN-B-02403:1982</text:p>
          </table:table-cell>
          <table:table-cell table:style-name="Tabela25.D1" office:value-type="string">
            <text:p text:style-name="P8">Ogrzewnictwo - Temperatury obliczeniowe zewnętrzne</text:p>
          </table:table-cell>
        </table:table-row>
        <table:table-row table:style-name="Tabela25.1">
          <table:table-cell table:style-name="Tabela25.A1" office:value-type="string">
            <text:p text:style-name="P7">18</text:p>
          </table:table-cell>
          <table:table-cell table:style-name="Tabela25.B1" office:value-type="string">
            <text:p text:style-name="P8">§ 135 ust. 4</text:p>
          </table:table-cell>
          <table:table-cell table:style-name="Tabela25.B1" office:value-type="string">
            <text:p text:style-name="P8">PN-B-02421:2000</text:p>
          </table:table-cell>
          <table:table-cell table:style-name="Tabela25.D1" office:value-type="string">
            <text:p text:style-name="P8">Ogrzewnictwo i ciepłownictwo - Izolacja cieplna przewodów, armatury i urządzeń - Wymagania i badania odbiorcze<text:line-break/>(w zakresie pkt 2.1; 2.2; 2.3.1; 2.4.1-2.4.4 i 2.5.1-2.5.6)</text:p>
          </table:table-cell>
        </table:table-row>
        <table:table-row table:style-name="Tabela25.1">
          <table:table-cell table:style-name="Tabela25.A1" office:value-type="string">
            <text:p text:style-name="P7">19</text:p>
          </table:table-cell>
          <table:table-cell table:style-name="Tabela25.B1" office:value-type="string">
            <text:p text:style-name="P8">§ 136 ust. 2</text:p>
          </table:table-cell>
          <table:table-cell table:style-name="Tabela25.B1" office:value-type="string">
            <text:p text:style-name="P8">PN-B-02411:1987</text:p>
          </table:table-cell>
          <table:table-cell table:style-name="Tabela25.D1" office:value-type="string">
            <text:p text:style-name="P8">Ogrzewnictwo - Kotłownie wbudowane na paliwo stałe - Wymagania<text:line-break/>(w zakresie pkt 2.1.3-2.1.6 i 2.1.8-2.1.10)</text:p>
          </table:table-cell>
        </table:table-row>
        <table:table-row table:style-name="Tabela25.1">
          <table:table-cell table:style-name="Tabela25.A1" office:value-type="string">
            <text:p text:style-name="P7">20</text:p>
          </table:table-cell>
          <table:table-cell table:style-name="Tabela25.B1" office:value-type="string">
            <text:p text:style-name="P8">§ 136 ust. 2a</text:p>
          </table:table-cell>
          <table:table-cell table:style-name="Tabela25.B1" office:value-type="string">
            <text:p text:style-name="P8">PN-B-02411:1987</text:p>
          </table:table-cell>
          <table:table-cell table:style-name="Tabela25.D1" office:value-type="string">
            <text:p text:style-name="P8">Ogrzewnictwo - Kotłownie wbudowane na paliwo stałe - Wymagania<text:line-break/>(w zakresie pkt 2.1.3-2.1.5; 2.1.6.2 i 2.1.9-2.1.10)</text:p>
          </table:table-cell>
        </table:table-row>
        <table:table-row table:style-name="Tabela25.1">
          <table:table-cell table:style-name="Tabela25.A1" office:value-type="string">
            <text:p text:style-name="P7">21</text:p>
          </table:table-cell>
          <table:table-cell table:style-name="Tabela25.B1" office:value-type="string">
            <text:p text:style-name="P8">§ 136 ust. 3</text:p>
          </table:table-cell>
          <table:table-cell table:style-name="Tabela25.B1" office:value-type="string">
            <text:p text:style-name="P8">PN-B-02411:1987</text:p>
          </table:table-cell>
          <table:table-cell table:style-name="Tabela25.D1" office:value-type="string">
            <text:p text:style-name="P8">Ogrzewnictwo - Kotłownie wbudowane na paliwo stałe - Wymagania<text:line-break/>(w zakresie pkt 2.2.2-2.2.8 i 2.2.10-2.2.16)</text:p>
          </table:table-cell>
        </table:table-row>
        <table:table-row table:style-name="Tabela25.1">
          <table:table-cell table:style-name="Tabela25.A1" office:value-type="string">
            <text:p text:style-name="P7">22</text:p>
          </table:table-cell>
          <table:table-cell table:style-name="Tabela25.B1" office:value-type="string">
            <text:p text:style-name="P8">§ 137 ust. 9</text:p>
          </table:table-cell>
          <table:table-cell table:style-name="Tabela25.B1" office:value-type="string">
            <text:p text:style-name="P8">PN-E-05204:1994</text:p>
          </table:table-cell>
          <table:table-cell table:style-name="Tabela25.D1" office:value-type="string">
            <text:p text:style-name="P8">Ochrona przed elektrycznością statyczną - Ochrona obiektów, instalacji i urządzeń - Wymagania</text:p>
          </table:table-cell>
        </table:table-row>
        <table:table-row table:style-name="Tabela25.1">
          <table:table-cell table:style-name="Tabela25.A1" office:value-type="string">
            <text:p text:style-name="P7">23</text:p>
          </table:table-cell>
          <table:table-cell table:style-name="Tabela25.B1" office:value-type="string">
            <text:p text:style-name="P8">§ 140 ust. 1</text:p>
          </table:table-cell>
          <table:table-cell table:style-name="Tabela25.B1" office:value-type="string">
            <text:p text:style-name="P8">PN-B-10425:1989</text:p>
          </table:table-cell>
          <table:table-cell table:style-name="Tabela25.D1" office:value-type="string">
            <text:p text:style-name="P8">Przewody dymowe, spalinowe i wentylacyjne murowane z cegły - Wymagania techniczne i badania przy odbiorze</text:p>
          </table:table-cell>
        </table:table-row>
        <table:table-row table:style-name="Tabela25.1">
          <table:table-cell table:style-name="Tabela25.A1" office:value-type="string">
            <text:p text:style-name="P7">24</text:p>
          </table:table-cell>
          <table:table-cell table:style-name="Tabela25.B1" office:value-type="string">
            <text:p text:style-name="P8">§ 142 ust. 2</text:p>
          </table:table-cell>
          <table:table-cell table:style-name="Tabela25.B1" office:value-type="string">
            <text:p text:style-name="P8">PN-B-10425:1989</text:p>
          </table:table-cell>
          <table:table-cell table:style-name="Tabela25.D1" office:value-type="string">
            <text:p text:style-name="P8">Przewody dymowe, spalinowe i wentylacyjne murowane z cegły - Wymagania techniczne i badania przy odbiorze<text:line-break/>(w zakresie pkt 3.3.2)</text:p>
          </table:table-cell>
        </table:table-row>
        <table:table-row table:style-name="Tabela25.1">
          <table:table-cell table:style-name="Tabela25.A1" office:value-type="string">
            <text:p text:style-name="P7">25</text:p>
          </table:table-cell>
          <table:table-cell table:style-name="Tabela25.B1" office:value-type="string">
            <text:p text:style-name="P8">§ 143 ust. 1</text:p>
          </table:table-cell>
          <table:table-cell table:style-name="Tabela25.B1" office:value-type="string">
            <text:p text:style-name="P8">PN-B-02011:1977<text:line-break/>PN-B-02011:1977/Az1:2009</text:p>
          </table:table-cell>
          <table:table-cell table:style-name="Tabela25.D1" office:value-type="string">
            <text:p text:style-name="P8">Obciążenia w obliczeniach statycznych - Obciążenie <text:soft-page-break/>wiatrem<text:line-break/>(w zakresie pkt 3.3)</text:p>
          </table:table-cell>
        </table:table-row>
        <table:table-row table:style-name="Tabela25.1">
          <table:table-cell table:style-name="Tabela25.A1" office:value-type="string">
            <text:p text:style-name="P7">26</text:p>
          </table:table-cell>
          <table:table-cell table:style-name="Tabela25.B1" office:value-type="string">
            <text:p text:style-name="P8">§ 147 ust. 1</text:p>
          </table:table-cell>
          <table:table-cell table:style-name="Tabela25.B1" office:value-type="string">
            <text:p text:style-name="P8">PN-B-03430:1983<text:line-break/>PN-B-03430:1983/Az3:2000</text:p>
          </table:table-cell>
          <table:table-cell table:style-name="Tabela25.D1" office:value-type="string">
            <text:p text:style-name="P8">Wentylacja w budynkach mieszkalnych zamieszkania zbiorowego i użyteczności publicznej - Wymagania<text:line-break/>(z wyjątkiem pkt 5.2.1 i 5.2.3)</text:p>
          </table:table-cell>
        </table:table-row>
        <table:table-row table:style-name="Tabela25.1">
          <table:table-cell table:style-name="Tabela25.A1" office:value-type="string">
            <text:p text:style-name="P7">27</text:p>
          </table:table-cell>
          <table:table-cell table:style-name="Tabela25.B1" office:value-type="string">
            <text:p text:style-name="P8">§ 147 ust. 3</text:p>
          </table:table-cell>
          <table:table-cell table:style-name="Tabela25.B1" office:value-type="string">
            <text:p text:style-name="P8">PN-B-03421:1978</text:p>
          </table:table-cell>
          <table:table-cell table:style-name="Tabela25.D1" office:value-type="string">
            <text:p text:style-name="P8">Wentylacja i klimatyzacja - Parametry obliczeniowe powietrza wewnętrznego w pomieszczeniach przeznaczonych do stałego przebywania ludzi</text:p>
          </table:table-cell>
        </table:table-row>
        <table:table-row table:style-name="Tabela25.1">
          <table:table-cell table:style-name="Tabela25.A1" office:value-type="string">
            <text:p text:style-name="P7">28</text:p>
          </table:table-cell>
          <table:table-cell table:style-name="Tabela25.B1" office:value-type="string">
            <text:p text:style-name="P8">§ 149 ust. 1</text:p>
          </table:table-cell>
          <table:table-cell table:style-name="Tabela25.B1" office:value-type="string">
            <text:p text:style-name="P8">PN-B-03430:1983 <text:line-break/>PN-B-03430:1983/Az3:2000</text:p>
          </table:table-cell>
          <table:table-cell table:style-name="Tabela25.D1" office:value-type="string">
            <text:p text:style-name="P8">Wentylacja w budynkach mieszkalnych zamieszkania zbiorowego i użyteczności publicznej - Wymagania<text:line-break/>(w zakresie pkt 2.1.2-2.1.4; 3.1 i 4.1)</text:p>
          </table:table-cell>
        </table:table-row>
        <table:table-row table:style-name="Tabela25.1">
          <table:table-cell table:style-name="Tabela25.A1" office:value-type="string">
            <text:p text:style-name="P7">29</text:p>
          </table:table-cell>
          <table:table-cell table:style-name="Tabela25.B1" office:value-type="string">
            <text:p text:style-name="P8">§ 149 ust. 4</text:p>
          </table:table-cell>
          <table:table-cell table:style-name="Tabela25.B1" office:value-type="string">
            <text:p text:style-name="P8">PN-B-03421:1978</text:p>
          </table:table-cell>
          <table:table-cell table:style-name="Tabela25.D1" office:value-type="string">
            <text:p text:style-name="P8">Wentylacja i klimatyzacja - Parametry obliczeniowe powietrza wewnętrznego w pomieszczeniach przeznaczonych do stałego przebywania ludzi</text:p>
          </table:table-cell>
        </table:table-row>
        <table:table-row table:style-name="Tabela25.1">
          <table:table-cell table:style-name="Tabela25.A3" office:value-type="string">
            <text:p text:style-name="P7">30</text:p>
          </table:table-cell>
          <table:table-cell table:style-name="Tabela25.B3" office:value-type="string">
            <text:p text:style-name="P8">§ 153 ust. 2</text:p>
          </table:table-cell>
          <table:table-cell table:style-name="Tabela25.B1" office:value-type="string">
            <text:p text:style-name="P8">PN-EN 1507:2007</text:p>
          </table:table-cell>
          <table:table-cell table:style-name="Tabela25.D1" office:value-type="string">
            <text:p text:style-name="P8">Wentylacja budynków - Przewody wentylacyjne z blachy o przekroju prostokątnym - Wymagania dotyczące wytrzymałości i szczelności</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12237:2005</text:p>
          </table:table-cell>
          <table:table-cell table:style-name="Tabela25.D1" office:value-type="string">
            <text:p text:style-name="P8">Wentylacja budynków - Sieć przewodów - Wytrzymałość i szczelność przewodów z blachy o przekroju kołowym</text:p>
          </table:table-cell>
        </table:table-row>
        <table:table-row table:style-name="Tabela25.1">
          <table:table-cell table:style-name="Tabela25.A1" office:value-type="string">
            <text:p text:style-name="P7">31</text:p>
          </table:table-cell>
          <table:table-cell table:style-name="Tabela25.B1" office:value-type="string">
            <text:p text:style-name="P8">§ 153 ust. 5</text:p>
          </table:table-cell>
          <table:table-cell table:style-name="Tabela25.B1" office:value-type="string">
            <text:p text:style-name="P8">PN-EN 12097:2007</text:p>
          </table:table-cell>
          <table:table-cell table:style-name="Tabela25.D1" office:value-type="string">
            <text:p text:style-name="P8">Wentylacja budynków - Sieć przewodów - Wymagania dotyczące elementów składowych sieci przewodów ułatwiających konserwację sieci przewodów</text:p>
          </table:table-cell>
        </table:table-row>
        <table:table-row table:style-name="Tabela25.1">
          <table:table-cell table:style-name="Tabela25.A1" office:value-type="string">
            <text:p text:style-name="P7">32</text:p>
          </table:table-cell>
          <table:table-cell table:style-name="Tabela25.B1" office:value-type="string">
            <text:p text:style-name="P8">§ 154 ust. 6</text:p>
          </table:table-cell>
          <table:table-cell table:style-name="Tabela25.B1" office:value-type="string">
            <text:p text:style-name="P8">PN-EN 779:2005</text:p>
          </table:table-cell>
          <table:table-cell table:style-name="Tabela25.D1" office:value-type="string">
            <text:p text:style-name="P8">Przeciwpyłowe filtry powietrza do wentylacji ogólnej - Określanie parametrów filtracyjnych<text:line-break/>(w zakresie rozdziału 4)</text:p>
          </table:table-cell>
        </table:table-row>
        <table:table-row table:style-name="Tabela25.1">
          <table:table-cell table:style-name="Tabela25.A1" office:value-type="string">
            <text:p text:style-name="P7">33</text:p>
          </table:table-cell>
          <table:table-cell table:style-name="Tabela25.B1" office:value-type="string">
            <text:p text:style-name="P8">§ 155 ust. 4</text:p>
          </table:table-cell>
          <table:table-cell table:style-name="Tabela25.B1" office:value-type="string">
            <text:p text:style-name="P8">PN-B-03430:1983 <text:line-break/>PN-B-03430:1983/Az3:2000</text:p>
          </table:table-cell>
          <table:table-cell table:style-name="Tabela25.D1" office:value-type="string">
            <text:p text:style-name="P8">Wentylacja w budynkach mieszkalnych zamieszkania zbiorowego i użyteczności publicznej - Wymagania<text:line-break/><text:soft-page-break/>(w zakresie pkt 2.1.5)</text:p>
          </table:table-cell>
        </table:table-row>
        <table:table-row table:style-name="Tabela25.1">
          <table:table-cell table:style-name="Tabela25.A3" office:value-type="string">
            <text:p text:style-name="P7">34</text:p>
          </table:table-cell>
          <table:table-cell table:style-name="Tabela25.B3" office:value-type="string">
            <text:p text:style-name="P8">§ 157 ust. 2</text:p>
          </table:table-cell>
          <table:table-cell table:style-name="Tabela25.B1" office:value-type="string">
            <text:p text:style-name="P8">PN-C-04753:2002</text:p>
          </table:table-cell>
          <table:table-cell table:style-name="Tabela25.D1" office:value-type="string">
            <text:p text:style-name="P8">Gaz ziemny - Jakość gazu dostarczanego odbiorcom z sieci rozdzielczej<text:line-break/>(w zakresie rozdziału 2)</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C-96008:1998</text:p>
          </table:table-cell>
          <table:table-cell table:style-name="Tabela25.D1" office:value-type="string">
            <text:p text:style-name="P8">Przetwory naftowe - Gazy węglowodorowe - Gazy skroplone C3-C4<text:line-break/>(w zakresie rozdziału 3)</text:p>
          </table:table-cell>
        </table:table-row>
        <table:table-row table:style-name="Tabela25.1">
          <table:table-cell table:style-name="Tabela25.A1" office:value-type="string">
            <text:p text:style-name="P7">35</text:p>
          </table:table-cell>
          <table:table-cell table:style-name="Tabela25.B1" office:value-type="string">
            <text:p text:style-name="P8">§ 163 ust. 1a</text:p>
          </table:table-cell>
          <table:table-cell table:style-name="Tabela25.B1" office:value-type="string">
            <text:p text:style-name="P8">PN-EN 1775:2009</text:p>
          </table:table-cell>
          <table:table-cell table:style-name="Tabela25.D1" office:value-type="string">
            <text:p text:style-name="P8">Dostawa gazu - Przewody gazowe dla budynków - Maksymalne ciśnienie robocze równe 5 bar lub mniejsze - Zalecenia funkcjonalne<text:line-break/>(w zakresie pkt 4.2)</text:p>
          </table:table-cell>
        </table:table-row>
        <table:table-row table:style-name="Tabela25.1">
          <table:table-cell table:style-name="Tabela25.A1" office:value-type="string">
            <text:p text:style-name="P7">36</text:p>
          </table:table-cell>
          <table:table-cell table:style-name="Tabela25.B1" office:value-type="string">
            <text:p text:style-name="P8">§ 163 ust. 2</text:p>
          </table:table-cell>
          <table:table-cell table:style-name="Tabela25.B1" office:value-type="string">
            <text:p text:style-name="P8">PN-EN 10208-1:2000</text:p>
          </table:table-cell>
          <table:table-cell table:style-name="Tabela25.D1" office:value-type="string">
            <text:p text:style-name="P8">Rury stalowe przewodowe dla mediów palnych - Rury o klasie wymagań A</text:p>
          </table:table-cell>
        </table:table-row>
        <table:table-row table:style-name="Tabela25.1">
          <table:table-cell table:style-name="Tabela25.A1" office:value-type="string">
            <text:p text:style-name="P7">37</text:p>
          </table:table-cell>
          <table:table-cell table:style-name="Tabela25.B1" office:value-type="string">
            <text:p text:style-name="P8">§ 163 ust. 4</text:p>
          </table:table-cell>
          <table:table-cell table:style-name="Tabela25.B1" office:value-type="string">
            <text:p text:style-name="P8">PN-EN 1775:2009</text:p>
          </table:table-cell>
          <table:table-cell table:style-name="Tabela25.D1" office:value-type="string">
            <text:p text:style-name="P8">Dostawa gazu - Przewody gazowe dla budynków - Maksymalne ciśnienie robocze równe 5 bar lub mniejsze - Zalecenia funkcjonalne<text:line-break/>(w zakresie pkt 4.2)</text:p>
          </table:table-cell>
        </table:table-row>
        <table:table-row table:style-name="Tabela25.1">
          <table:table-cell table:style-name="Tabela25.A1" office:value-type="string">
            <text:p text:style-name="P7">38</text:p>
          </table:table-cell>
          <table:table-cell table:style-name="Tabela25.B1" office:value-type="string">
            <text:p text:style-name="P8">§ 166 ust. 1</text:p>
          </table:table-cell>
          <table:table-cell table:style-name="Tabela25.B1" office:value-type="string">
            <text:p text:style-name="P8">PN-EN 1359:2004</text:p>
          </table:table-cell>
          <table:table-cell table:style-name="Tabela25.D1" office:value-type="string">
            <text:p text:style-name="P8">Gazomierze - Gazomierze miechowe</text:p>
          </table:table-cell>
        </table:table-row>
        <table:table-row table:style-name="Tabela25.1">
          <table:table-cell table:style-name="Tabela25.A1" office:value-type="string">
            <text:p text:style-name="P7">39</text:p>
          </table:table-cell>
          <table:table-cell table:style-name="Tabela25.B1" office:value-type="string">
            <text:p text:style-name="P8">§ 170 ust. 1</text:p>
          </table:table-cell>
          <table:table-cell table:style-name="Tabela25.B1" office:value-type="string">
            <text:p text:style-name="P8">PN-B-03430:1983 <text:line-break/>PN-B-03430:1983/Az3:2000</text:p>
          </table:table-cell>
          <table:table-cell table:style-name="Tabela25.D1" office:value-type="string">
            <text:p text:style-name="P8">Wentylacja w budynkach mieszkalnych zamieszkania zbiorowego i użyteczności publicznej - Wymagania<text:line-break/>(z wyjątkiem pkt 5.2.1 i 5.2.3)</text:p>
          </table:table-cell>
        </table:table-row>
        <table:table-row table:style-name="Tabela25.1">
          <table:table-cell table:style-name="Tabela25.A1" office:value-type="string">
            <text:p text:style-name="P7">40</text:p>
          </table:table-cell>
          <table:table-cell table:style-name="Tabela25.B1" office:value-type="string">
            <text:p text:style-name="P8">§ 176 ust. 1</text:p>
          </table:table-cell>
          <table:table-cell table:style-name="Tabela25.B1" office:value-type="string">
            <text:p text:style-name="P8">PN-B-02431-1:1999</text:p>
          </table:table-cell>
          <table:table-cell table:style-name="Tabela25.D1" office:value-type="string">
            <text:p text:style-name="P8">Ogrzewnictwo - Kotłownie wbudowane na paliwa gazowe o gęstości względnej mniejszej niż 1 - Wymagania<text:line-break/>(w zakresie pkt 2.2 z wyłączeniem 2.2.1.4; 2.2.1.8; 2.2.2.4 i 2.2.2.5 oraz pkt 2.3 z wyłączeniem 2.3.8.1; 2.3.8.2; 2.3.9 i 2.3.14)</text:p>
          </table:table-cell>
        </table:table-row>
        <table:table-row table:style-name="Tabela25.1">
          <table:table-cell table:style-name="Tabela25.A3" office:value-type="string">
            <text:p text:style-name="P7">41</text:p>
          </table:table-cell>
          <table:table-cell table:style-name="Tabela25.B3" office:value-type="string">
            <text:p text:style-name="P8">§ 180</text:p>
          </table:table-cell>
          <table:table-cell table:style-name="Tabela25.B1" office:value-type="string">
            <text:p text:style-name="P8">PN-HD 308 S2:2007</text:p>
          </table:table-cell>
          <table:table-cell table:style-name="Tabela25.D1" office:value-type="string">
            <text:p text:style-name="P8">Identyfikacja żył w kablach i przewodach oraz w przewodach sznurow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364-4-481:1994</text:p>
          </table:table-cell>
          <table:table-cell table:style-name="Tabela25.D1" office:value-type="string">
            <text:p text:style-name="P8">Instalacje elektryczne w obiektach budowlanych - Ochrona zapewniająca bezpieczeństwo - Dobór środków ochrony w <text:soft-page-break/>zależności od wpływów zewnętrznych - Wybór środków ochrony przeciwporażeniowej w zależności od wpływów zewnętrznych<text:line-break/>(w zakresie pkt 481.3.1.1)</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N-01256-02:1992</text:p>
          </table:table-cell>
          <table:table-cell table:style-name="Tabela25.D1" office:value-type="string">
            <text:p text:style-name="P8">Znaki bezpieczeństwa - Ewakuacj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05010:1991</text:p>
          </table:table-cell>
          <table:table-cell table:style-name="Tabela25.D1" office:value-type="string">
            <text:p text:style-name="P8">Zakresy napięciowe instalacji elektrycznych w obiektach budowla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05115:2002</text:p>
          </table:table-cell>
          <table:table-cell table:style-name="Tabela25.D1" office:value-type="string">
            <text:p text:style-name="P8">Instalacje elektroenergetyczne prądu przemiennego o napięciu wyższym od 1 kV</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08501:1988</text:p>
          </table:table-cell>
          <table:table-cell table:style-name="Tabela25.D1" office:value-type="string">
            <text:p text:style-name="P8">Urządzenia elektryczne - Tablice i znaki bezpieczeństw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2464-1:2004</text:p>
          </table:table-cell>
          <table:table-cell table:style-name="Tabela25.D1" office:value-type="string">
            <text:p text:style-name="P8">Światło i oświetlenie - Oświetlenie miejsc pracy - Część 1: Miejsca pracy we wnętrz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50160:2002<text:line-break/>PN-EN 50160:2002/AC:2004<text:line-break/>PN-EN 50160:2002/Ap1:2005</text:p>
          </table:table-cell>
          <table:table-cell table:style-name="Tabela25.D1" office:value-type="string">
            <text:p text:style-name="P8">Parametry napięcia zasilającego w publicznych sieciach rozdzielcz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50310:2007</text:p>
          </table:table-cell>
          <table:table-cell table:style-name="Tabela25.D1" office:value-type="string">
            <text:p text:style-name="P8">Stosowanie połączeń wyrównawczych i uziemiających w budynkach z zainstalowanym sprzętem informatyczn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1:2010</text:p>
          </table:table-cell>
          <table:table-cell table:style-name="Tabela25.D1" office:value-type="string">
            <text:p text:style-name="P8">Instalacje elektryczne niskiego napięcia - Część 1: Wymagania podstawowe, ustalanie ogólnych charakterystyk, definicj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4-41:2009</text:p>
          </table:table-cell>
          <table:table-cell table:style-name="Tabela25.D1" office:value-type="string">
            <text:p text:style-name="P8">Instalacje elektryczne niskiego napięcia - Część 4-41: Ochrona dla zapewnienia bezpieczeństwa - Ochrona przed porażeniem <text:soft-page-break/>elektryczn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2:1999</text:p>
          </table:table-cell>
          <table:table-cell table:style-name="Tabela25.D1" office:value-type="string">
            <text:p text:style-name="P8">Instalacje elektryczne w obiektach budowlanych - Ochrona dla zapewnienia bezpieczeństwa - Ochrona przed skutkami oddziaływania cieplnego</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3:1999</text:p>
          </table:table-cell>
          <table:table-cell table:style-name="Tabela25.D1" office:value-type="string">
            <text:p text:style-name="P8">Instalacje elektryczne w obiektach budowlanych - Ochrona dla zapewnienia bezpieczeństwa - Ochrona przed prądem przetężeniow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Ochrona przed przepięciami - Ochrona instalacji niskiego napięcia przed przejściowymi przepięciami i uszkodzeniami przy doziemieniach w sieciach wysokiego napięc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Ochrona przed przepięciami - Ochrona przed przepięciami atmosferycznymi lub łączeniowy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4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1</text:span></text:p>
          </table:table-cell>
          <table:table-cell table:style-name="Tabela25.D1" office:value-type="string">
            <text:p text:style-name="P8">Instalacje elektryczne w obiektach budowlanych - Ochrona dla zapewnienia bezpieczeństwa - Ochrona przed przepięciami - Ochrona przed zakłóceniami elektromagnetycznymi (EMI) w instalacjach obiektów budowla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4-45:1999</text:p>
          </table:table-cell>
          <table:table-cell table:style-name="Tabela25.D1" office:value-type="string">
            <text:p text:style-name="P8">Instalacje elektryczne w obiektach budowlanych - Ochrona dla zapewnienia bezpieczeństwa - Ochrona przed obniżeniem napięc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7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7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Stosowanie środków ochrony zapewniających <text:soft-page-break/>bezpieczeństwo - Środki ochrony przed prądem przetężeniow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4-48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8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Dobór środków ochrony w zależności od wpływów zewnętrznych - Ochrona przeciwpożarow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1:2000</text:p>
          </table:table-cell>
          <table:table-cell table:style-name="Tabela25.D1" office:value-type="string">
            <text:p text:style-name="P8">Instalacje elektryczne w obiektach budowlanych - Dobór i montaż wyposażenia elektrycznego - Postanowienia ogól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2:2002</text:p>
          </table:table-cell>
          <table:table-cell table:style-name="Tabela25.D1" office:value-type="string">
            <text:p text:style-name="P8">Instalacje elektryczne w obiektach budowlanych - Dobór i montaż wyposażenia elektrycznego - Oprzewod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2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2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1</text:span></text:p>
          </table:table-cell>
          <table:table-cell table:style-name="Tabela25.D1" office:value-type="string">
            <text:p text:style-name="P8">Instalacje elektryczne w obiektach budowlanych - Dobór i montaż wyposażenia elektrycznego - Obciążalność prądowa długotrwała przewod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3:2000</text:p>
          </table:table-cell>
          <table:table-cell table:style-name="Tabela25.D1" office:value-type="string">
            <text:p text:style-name="P8">Instalacje elektryczne w obiektach budowlanych - Dobór i montaż wyposażenia elektrycznego - Aparatura rozdzielcza i sterownicz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3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3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3</text:span></text:p>
          </table:table-cell>
          <table:table-cell table:style-name="Tabela25.D1" office:value-type="string">
            <text:p text:style-name="P8">Instalacje elektryczne w obiektach budowlanych - Dobór i montaż wyposażenia elektrycznego - Urządzenia do ochrony przed przepięci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37</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37</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Dobór i montaż wyposażenia elektrycznego - Aparatura rozdzielcza i sterownicza - Urządzenia do odłączania izolacyjnego i łączen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5-54:2010</text:p>
          </table:table-cell>
          <table:table-cell table:style-name="Tabela25.D1" office:value-type="string">
            <text:p text:style-name="P8">Instalacje elektryczne niskiego napięcia - Część 5-54: Dobór i montaż wyposażenia elektrycznego - Uziemienia, przewody ochronne i przewody połączeń ochronnych</text:p>
          </table:table-cell>
        </table:table-row>
        <text:soft-page-break/>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5-551</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51</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3</text:span></text:p>
          </table:table-cell>
          <table:table-cell table:style-name="Tabela25.D1" office:value-type="string">
            <text:p text:style-name="P8">Instalacje elektryczne w obiektach budowlanych - Dobór i montaż wyposażenia elektrycznego - Inne wyposażenie - Niskonapięciowe zespoły prądotwórcz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5-559</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5-559</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10</text:span></text:p>
          </table:table-cell>
          <table:table-cell table:style-name="Tabela25.D1" office:value-type="string">
            <text:p text:style-name="P8">Instalacje elektryczne w obiektach budowlanych - Część 5-55: Dobór i montaż wyposażenia elektrycznego - Inne wyposażenie - Sekcja 559: Oprawy oświetleniowe i instalacje oświetleniow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IEC 60364-5-56:1999</text:p>
          </table:table-cell>
          <table:table-cell table:style-name="Tabela25.D1" office:value-type="string">
            <text:p text:style-name="P8">Instalacje elektryczne w obiektach budowlanych - Dobór i montaż wyposażenia elektrycznego - Instalacje bezpieczeństw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HD 60364-6:2008</text:p>
          </table:table-cell>
          <table:table-cell table:style-name="Tabela25.D1" office:value-type="string">
            <text:p text:style-name="P8">Instalacje elektryczne niskiego napięcia - Część 6: Sprawdz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7-701</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1</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10</text:span></text:p>
          </table:table-cell>
          <table:table-cell table:style-name="Tabela25.D1" office:value-type="string">
            <text:p text:style-name="P8">Instalacje elektryczne niskiego napięcia - Część 7-701: Wymagania dotyczące specjalnych instalacji lub lokalizacji - Pomieszczenia wyposażone w wannę lub prysznic</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7-70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line-break/>PN-IEC </text:span><text:span text:style-name="skypepnhprintcontainer"><text:span text:style-name="T4">60364-7-702</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2</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Ap1:2002</text:span></text:p>
          </table:table-cell>
          <table:table-cell table:style-name="Tabela25.D1" office:value-type="string">
            <text:p text:style-name="P8">Instalacje elektryczne w obiektach budowlanych - Wymagania dotyczące specjalnych instalacji lub lokalizacji - Baseny pływackie i in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7-70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7</text:span></text:p>
          </table:table-cell>
          <table:table-cell table:style-name="Tabela25.D1" office:value-type="string">
            <text:p text:style-name="P8">Instalacje elektryczne w obiektach budowlanych - Część 7-703: Wymagania dotyczące specjalnych instalacji lub lokalizacji - Pomieszczenia i kabiny zawierające ogrzewacze sauny</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7-70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10</text:span></text:p>
          </table:table-cell>
          <table:table-cell table:style-name="Tabela25.D1" office:value-type="string">
            <text:p text:style-name="P8">Instalacje elektryczne niskiego napięcia - Część 7-704: Wymagania dotyczące specjalnych instalacji lub lokalizacji - Instalacje na terenie budowy i rozbiórk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7-705</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text:span></text:span><text:soft-page-break/><text:span text:style-name="skypepnhtextspan"><text:span text:style-name="T4">705</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text:soft-page-break/>Wymagania dotyczące specjalnych instalacji lub lokalizacji - Instalacje elektryczne w gospodarstwach rolniczych i ogrodnicz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7-706</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06</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0</text:span></text:p>
          </table:table-cell>
          <table:table-cell table:style-name="Tabela25.D1" office:value-type="string">
            <text:p text:style-name="P8">Instalacje elektryczne w obiektach budowlanych - Wymagania dotyczące specjalnych instalacji lub lokalizacji - Przestrzenie ograniczone powierzchniami przewodzący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IEC </text:span><text:span text:style-name="skypepnhprintcontainer"><text:span text:style-name="T4">60364-7-714</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14</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3</text:span></text:p>
          </table:table-cell>
          <table:table-cell table:style-name="Tabela25.D1" office:value-type="string">
            <text:p text:style-name="P8">Instalacje elektryczne w obiektach budowlanych - Wymagania dotyczące specjalnych instalacji lub lokalizacji - Instalacje oświetlenia zewnętrznego</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7-715</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15</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6</text:span></text:p>
          </table:table-cell>
          <table:table-cell table:style-name="Tabela25.D1" office:value-type="string">
            <text:p text:style-name="P8">Instalacje elektryczne w obiektach budowlanych - Część 7-715: Wymagania dotyczące specjalnych instalacji lub lokalizacji - Instalacje oświetleniowe o bardzo niskim napięciu</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13"><text:span text:style-name="T4">PN-HD </text:span><text:span text:style-name="skypepnhprintcontainer"><text:span text:style-name="T4">60364-7-740</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7-740</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2009</text:span></text:p>
          </table:table-cell>
          <table:table-cell table:style-name="Tabela25.D1" office:value-type="string">
            <text:p text:style-name="P8">Instalacje elektryczne w obiektach budowlanych - Część 7-740: Wymagania dotyczące specjalnych instalacji lub lokalizacji - Tymczasowe instalacje elektryczne obiektów, urządzeń rozrywkowych i straganów na terenie targów, wesołych miasteczek i cyrk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0445:2010</text:p>
          </table:table-cell>
          <table:table-cell table:style-name="Tabela25.D1" office:value-type="string">
            <text:p text:style-name="P8">Zasady podstawowe i bezpieczeństwa przy współdziałaniu człowieka z maszyną, znakowanie i identyfikacja - Identyfikacja zacisków urządzeń i zakończeń przewod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0446:2010</text:p>
          </table:table-cell>
          <table:table-cell table:style-name="Tabela25.D1" office:value-type="string">
            <text:p text:style-name="P8">Zasady podstawowe i bezpieczeństwa przy współdziałaniu człowieka z maszyną, znakowanie i identyfikacja - Identyfikacja przewodów kolorami albo znakami alfanumerycznymi</text:p>
          </table:table-cell>
        </table:table-row>
        <text:soft-page-break/>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0529:2003</text:p>
          </table:table-cell>
          <table:table-cell table:style-name="Tabela25.D1" office:value-type="string">
            <text:p text:style-name="P8">Stopnie ochrony zapewnianej przez obudowy (kod IP)</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1140:2005<text:line-break/>PN-EN 61140:2005/A1:2008</text:p>
          </table:table-cell>
          <table:table-cell table:style-name="Tabela25.D1" office:value-type="string">
            <text:p text:style-name="P8">Ochrona przed porażeniem prądem elektrycznym - Wspólne aspekty instalacji i urządzeń</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61293:2000</text:p>
          </table:table-cell>
          <table:table-cell table:style-name="Tabela25.D1" office:value-type="string">
            <text:p text:style-name="P8">Znakowanie urządzeń elektrycznych danymi znamionowymi dotyczącymi zasilania elektrycznego - Wymagania bezpieczeństwa</text:p>
          </table:table-cell>
        </table:table-row>
        <table:table-row table:style-name="Tabela25.1">
          <table:table-cell table:style-name="Tabela25.A3" office:value-type="string">
            <text:p text:style-name="P7">42</text:p>
          </table:table-cell>
          <table:table-cell table:style-name="Tabela25.B3" office:value-type="string">
            <text:p text:style-name="P8">§ 181 ust. 7</text:p>
          </table:table-cell>
          <table:table-cell table:style-name="Tabela25.B1" office:value-type="string">
            <text:p text:style-name="P8">PN-EN 1838:2005</text:p>
          </table:table-cell>
          <table:table-cell table:style-name="Tabela25.D1" office:value-type="string">
            <text:p text:style-name="P8">Zastosowania oświetlenia - Oświetlenie awaryj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50172:2005</text:p>
          </table:table-cell>
          <table:table-cell table:style-name="Tabela25.D1" office:value-type="string">
            <text:p text:style-name="P8">Systemy awaryjnego oświetlenia ewakuacyjnego</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IEC 60364-5-56:1999</text:p>
          </table:table-cell>
          <table:table-cell table:style-name="Tabela25.D1" office:value-type="string">
            <text:p text:style-name="P8">Instalacje elektryczne w obiektach budowlanych - Dobór i montaż wyposażenia elektrycznego - Instalacje bezpieczeństwa</text:p>
          </table:table-cell>
        </table:table-row>
        <table:table-row table:style-name="Tabela25.1">
          <table:table-cell table:style-name="Tabela25.A1" office:value-type="string">
            <text:p text:style-name="P7">43</text:p>
          </table:table-cell>
          <table:table-cell table:style-name="Tabela25.B1" office:value-type="string">
            <text:p text:style-name="P8">§ 184 ust. 2</text:p>
          </table:table-cell>
          <table:table-cell table:style-name="Tabela25.B1" office:value-type="string">
            <text:p text:style-name="P8">PN-HD 60364-5-54:2010</text:p>
          </table:table-cell>
          <table:table-cell table:style-name="Tabela25.D1" office:value-type="string">
            <text:p text:style-name="P8">Instalacje elektryczne niskiego napięcia - Część 5-54: Dobór i montaż wyposażenia elektrycznego - Uziemienia, przewody ochronne i przewody połączeń ochronnych</text:p>
          </table:table-cell>
        </table:table-row>
        <table:table-row table:style-name="Tabela25.1">
          <table:table-cell table:style-name="Tabela25.A3" office:value-type="string">
            <text:p text:style-name="P7">44</text:p>
          </table:table-cell>
          <table:table-cell table:style-name="Tabela25.B3" office:value-type="string">
            <text:p text:style-name="P8">§ 184 ust. 3</text:p>
          </table:table-cell>
          <table:table-cell table:style-name="Tabela25.B1" office:value-type="string">
            <text:p text:style-name="P8">PN-EN 62305-1:2008</text:p>
          </table:table-cell>
          <table:table-cell table:style-name="Tabela25.D1" office:value-type="string">
            <text:p text:style-name="P8">Ochrona odgromowa - Część 1: Zasady ogóln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2305-2:2008</text:p>
          </table:table-cell>
          <table:table-cell table:style-name="Tabela25.D1" office:value-type="string">
            <text:p text:style-name="P8">Ochrona odgromowa - Część 2: Zarządzanie ryzykie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2305-3:2009</text:p>
          </table:table-cell>
          <table:table-cell table:style-name="Tabela25.D1" office:value-type="string">
            <text:p text:style-name="P8">Ochrona odgromowa - Część 3: Uszkodzenia fizyczne obiektów i zagrożenie życi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62305-4:2009</text:p>
          </table:table-cell>
          <table:table-cell table:style-name="Tabela25.D1" office:value-type="string">
            <text:p text:style-name="P8">Ochrona odgromowa - Część 4: Urządzenia elektryczne i elektroniczne w obiektach</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13"><text:span text:style-name="T4">PN-IEC </text:span><text:span text:style-name="skypepnhprintcontainer"><text:span text:style-name="T4">60364-4-443</text:span></text:span><text:span text:style-name="skypepnhmark"><text:span text:style-name="T4"> begin_of_the_skype_highlighting</text:span></text:span><text:span text:style-name="skypepnhcontainer"><text:span text:style-name="T4"> </text:span></text:span><text:span text:style-name="skypepnhleftspan"><text:span text:style-name="T4">  </text:span></text:span><text:span text:style-name="skypepnhdropartflagspan"><text:span text:style-name="T4">      </text:span></text:span><text:span text:style-name="skypepnhdropartspan"><text:span text:style-name="T4">   </text:span></text:span><text:span text:style-name="skypepnhtextspan"><text:span text:style-name="T4">  60364-4-443</text:span></text:span><text:span text:style-name="skypepnhrightspan"><text:span text:style-name="T4">     </text:span></text:span><text:span text:style-name="skypepnhcontainer"><text:span text:style-name="T4"> </text:span></text:span><text:span text:style-name="skypepnhmark"><text:span text:style-name="T4">end_of_the_skype_highlighting</text:span></text:span><text:span text:style-name="T4">:1999</text:span></text:p>
          </table:table-cell>
          <table:table-cell table:style-name="Tabela25.D1" office:value-type="string">
            <text:p text:style-name="P8">Instalacje elektryczne w obiektach budowlanych - Ochrona dla zapewnienia bezpieczeństwa - Ochrona przed przepięciami - Ochrona przed przepięciami atmosferycznymi lub łączeniowymi</text:p>
          </table:table-cell>
        </table:table-row>
        <text:soft-page-break/>
        <table:table-row table:style-name="Tabela25.1">
          <table:table-cell table:style-name="Tabela25.A1" office:value-type="string">
            <text:p text:style-name="P7">45</text:p>
          </table:table-cell>
          <table:table-cell table:style-name="Tabela25.B1" office:value-type="string">
            <text:p text:style-name="P8">§ 186 ust. 2</text:p>
          </table:table-cell>
          <table:table-cell table:style-name="Tabela25.B1" office:value-type="string">
            <text:p text:style-name="P8">PN-IEC 60364-5-52:2002</text:p>
          </table:table-cell>
          <table:table-cell table:style-name="Tabela25.D1" office:value-type="string">
            <text:p text:style-name="P8">Instalacje elektryczne w obiektach budowlanych - Dobór i montaż wyposażenia elektrycznego - Oprzewodowanie</text:p>
          </table:table-cell>
        </table:table-row>
        <table:table-row table:style-name="Tabela25.1">
          <table:table-cell table:style-name="Tabela25.A1" office:value-type="string">
            <text:p text:style-name="P7">46</text:p>
          </table:table-cell>
          <table:table-cell table:style-name="Tabela25.B1" office:value-type="string">
            <text:p text:style-name="P8">§ 187 ust. 3</text:p>
          </table:table-cell>
          <table:table-cell table:style-name="Tabela25.B1" office:value-type="string">
            <text:p text:style-name="P8">PN-EN 1363-1:2001</text:p>
          </table:table-cell>
          <table:table-cell table:style-name="Tabela25.D1" office:value-type="string">
            <text:p text:style-name="P8">Badania odporności ogniowej - Część 1: Wymagania ogólne</text:p>
          </table:table-cell>
        </table:table-row>
        <table:table-row table:style-name="Tabela25.1">
          <table:table-cell table:style-name="Tabela25.A1" office:value-type="string">
            <text:p text:style-name="P7">47</text:p>
          </table:table-cell>
          <table:table-cell table:style-name="Tabela25.B1" office:value-type="string">
            <text:p text:style-name="P8">§ 187 ust. 5</text:p>
          </table:table-cell>
          <table:table-cell table:style-name="Tabela25.B1" office:value-type="string">
            <text:p text:style-name="P8">PN-EN 50200:2003</text:p>
          </table:table-cell>
          <table:table-cell table:style-name="Tabela25.D1" office:value-type="string">
            <text:p text:style-name="P8">Metoda badania palności cienkich przewodów i kabli bez ochrony specjalnej stosowanych w obwodach zabezpieczających</text:p>
          </table:table-cell>
        </table:table-row>
        <table:table-row table:style-name="Tabela25.1">
          <table:table-cell table:style-name="Tabela25.A3" office:value-type="string">
            <text:p text:style-name="P7">48</text:p>
          </table:table-cell>
          <table:table-cell table:style-name="Tabela25.B3" office:value-type="string">
            <text:p text:style-name="P8">§ 196 ust. 2 i 3</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3" office:value-type="string">
            <text:p text:style-name="P7">49</text:p>
          </table:table-cell>
          <table:table-cell table:style-name="Tabela25.B3" office:value-type="string">
            <text:p text:style-name="P8">§ 204 ust. 4</text:p>
          </table:table-cell>
          <table:table-cell table:style-name="Tabela25.B1" office:value-type="string">
            <text:p text:style-name="P8">PN-B-02000:1982</text:p>
          </table:table-cell>
          <table:table-cell table:style-name="Tabela25.D1" office:value-type="string">
            <text:p text:style-name="P8">Obciążenia budowli - Zasady ustalania wartośc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01:1982</text:p>
          </table:table-cell>
          <table:table-cell table:style-name="Tabela25.D1" office:value-type="string">
            <text:p text:style-name="P8">Obciążenia budowli - Obciążenia stał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03:1982</text:p>
          </table:table-cell>
          <table:table-cell table:style-name="Tabela25.D1" office:value-type="string">
            <text:p text:style-name="P8">Obciążenia budowli - Obciążenia zmienne technologiczne - Podstawowe obciążenia technologiczne i montażow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04:1982</text:p>
          </table:table-cell>
          <table:table-cell table:style-name="Tabela25.D1" office:value-type="string">
            <text:p text:style-name="P8">Obciążenia budowli - Obciążenia zmienne technologiczne - Obciążenia pojazd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05:1986</text:p>
          </table:table-cell>
          <table:table-cell table:style-name="Tabela25.D1" office:value-type="string">
            <text:p text:style-name="P8">Obciążenia budowli - Obciążenia suwnicami pomostowymi, wciągarkami i wciągnik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10:1980 <text:line-break/>PN-B-02010:1980/Az1:2006</text:p>
          </table:table-cell>
          <table:table-cell table:style-name="Tabela25.D1" office:value-type="string">
            <text:p text:style-name="P8">Obciążenia w obliczeniach statycznych - Obciążenie śniegie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11:1977<text:line-break/>PN-B-02011:1977/Az1:2009</text:p>
          </table:table-cell>
          <table:table-cell table:style-name="Tabela25.D1" office:value-type="string">
            <text:p text:style-name="P8">Obciążenia w obliczeniach statycznych - Obciążenie wiatre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13:1987</text:p>
          </table:table-cell>
          <table:table-cell table:style-name="Tabela25.D1" office:value-type="string">
            <text:p text:style-name="P8">Obciążenie budowli - Obciążenia zmienne środowiskowe - Obciążenie oblodzenie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14:1988</text:p>
          </table:table-cell>
          <table:table-cell table:style-name="Tabela25.D1" office:value-type="string">
            <text:p text:style-name="P8">Obciążenia budowli - Obciążenie gruntem</text:p>
          </table:table-cell>
        </table:table-row>
        <text:soft-page-break/>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015:1986</text:p>
          </table:table-cell>
          <table:table-cell table:style-name="Tabela25.D1" office:value-type="string">
            <text:p text:style-name="P8">Obciążenia budowli - Obciążenia zmienne środowiskowe - Obciążenie temperaturą</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001:1976</text:p>
          </table:table-cell>
          <table:table-cell table:style-name="Tabela25.D1" office:value-type="string">
            <text:p text:style-name="P8">Konstrukcje i podłoża budowli - Ogólne zasady obliczeń</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002:2007</text:p>
          </table:table-cell>
          <table:table-cell table:style-name="Tabela25.D1" office:value-type="string">
            <text:p text:style-name="P8">Konstrukcje murowe - Projektowanie i oblicz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020:1981</text:p>
          </table:table-cell>
          <table:table-cell table:style-name="Tabela25.D1" office:value-type="string">
            <text:p text:style-name="P8">Grunty budowlane - Posadowienie bezpośrednie budowli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150:2000<text:line-break/>PN-B-03150:2000/Az1:2001 <text:line-break/>PN-B-03150:2000/Az2:2003 <text:line-break/>PN-B-03150:2000/Az3:2004</text:p>
          </table:table-cell>
          <table:table-cell table:style-name="Tabela25.D1" office:value-type="string">
            <text:p text:style-name="P8">Konstrukcje drewniane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200:1990</text:p>
          </table:table-cell>
          <table:table-cell table:style-name="Tabela25.D1" office:value-type="string">
            <text:p text:style-name="P8">Konstrukcje stalowe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215:1998</text:p>
          </table:table-cell>
          <table:table-cell table:style-name="Tabela25.D1" office:value-type="string">
            <text:p text:style-name="P8">Konstrukcje stalowe - Połączenia z fundamentami - Projektowanie i wykon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230:1984</text:p>
          </table:table-cell>
          <table:table-cell table:style-name="Tabela25.D1" office:value-type="string">
            <text:p text:style-name="P8">Lekkie ściany osłonowe i przekrycia dachowe z płyt warstwowych i żebrowych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263:2000</text:p>
          </table:table-cell>
          <table:table-cell table:style-name="Tabela25.D1" office:value-type="string">
            <text:p text:style-name="P8">Konstrukcje betonowe, żelbetowe i sprężone wykonywane z kruszywowych betonów lekkich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264:2002<text:line-break/>PN-B-03264:2002/Ap1:2004</text:p>
          </table:table-cell>
          <table:table-cell table:style-name="Tabela25.D1" office:value-type="string">
            <text:p text:style-name="P8">Konstrukcje betonowe, żelbetowe i sprężone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3300:2006<text:line-break/>PN-B-03300:2006/Ap1:2008</text:p>
          </table:table-cell>
          <table:table-cell table:style-name="Tabela25.D1" office:value-type="string">
            <text:p text:style-name="P8">Konstrukcje zespolone stalowo-betonowe - Obliczenia statyczne i projektowani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0</text:span><text:span text:style-name="T12">*)</text:span><text:span text:style-name="T4">:</text:span></text:p>
          </table:table-cell>
          <table:table-cell table:style-name="Tabela25.D169" office:value-type="string">
            <text:p text:style-name="P8">Eurokod: Podstawy projektowania konstrukcj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1</text:span><text:span text:style-name="T12">*)</text:span><text:span text:style-name="T4">:</text:span></text:p>
          </table:table-cell>
          <table:table-cell table:style-name="Tabela25.D169" office:value-type="string">
            <text:p text:style-name="P8">Eurokod 1: Oddziaływania na konstrukcje</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2</text:span><text:span text:style-name="T12">*)</text:span><text:span text:style-name="T4">:</text:span></text:p>
          </table:table-cell>
          <table:table-cell table:style-name="Tabela25.D169" office:value-type="string">
            <text:p text:style-name="P8">Eurokod 2: Projektowanie konstrukcji z betonu</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3</text:span><text:span text:style-name="T12">*)</text:span><text:span text:style-name="T4">:</text:span></text:p>
          </table:table-cell>
          <table:table-cell table:style-name="Tabela25.D169" office:value-type="string">
            <text:p text:style-name="P8">Eurokod 3: Projektowanie konstrukcji stalowych</text:p>
          </table:table-cell>
        </table:table-row>
        <text:soft-page-break/>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4</text:span><text:span text:style-name="T12">*)</text:span><text:span text:style-name="T4">:</text:span></text:p>
          </table:table-cell>
          <table:table-cell table:style-name="Tabela25.D169" office:value-type="string">
            <text:p text:style-name="P8">Eurokod 4: Projektowanie konstrukcji stalowo-betonow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5</text:span><text:span text:style-name="T12">*)</text:span><text:span text:style-name="T4">:</text:span></text:p>
          </table:table-cell>
          <table:table-cell table:style-name="Tabela25.D169" office:value-type="string">
            <text:p text:style-name="P8">Eurokod 5: Projektowanie konstrukcji drewnia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6</text:span><text:span text:style-name="T12">*)</text:span><text:span text:style-name="T4">:</text:span></text:p>
          </table:table-cell>
          <table:table-cell table:style-name="Tabela25.D169" office:value-type="string">
            <text:p text:style-name="P8">Eurokod 6: Projektowanie konstrukcji murow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3" office:value-type="string">
            <text:p text:style-name="P13"><text:span text:style-name="T4">PN-EN 1997</text:span><text:span text:style-name="T12">*)</text:span><text:span text:style-name="T4">:</text:span></text:p>
          </table:table-cell>
          <table:table-cell table:style-name="Tabela25.D169" office:value-type="string">
            <text:p text:style-name="P8">Eurokod 7: Projektowanie geotechniczne</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13"><text:span text:style-name="T4">PN-EN 1999</text:span><text:span text:style-name="T12">*)</text:span><text:span text:style-name="T4">:</text:span></text:p>
          </table:table-cell>
          <table:table-cell table:style-name="Tabela25.D1" office:value-type="string">
            <text:p text:style-name="P8">Eurokod 9: Projektowanie konstrukcji aluminiowych<text:line-break/>(wszystkie części norm)</text:p>
          </table:table-cell>
        </table:table-row>
        <table:table-row table:style-name="Tabela25.1">
          <table:table-cell table:style-name="Tabela25.A3" office:value-type="string">
            <text:p text:style-name="P7">50</text:p>
          </table:table-cell>
          <table:table-cell table:style-name="Tabela25.B3" office:value-type="string">
            <text:p text:style-name="P8">§ 208<text:line-break/>§ 208a</text:p>
          </table:table-cell>
          <table:table-cell table:style-name="Tabela25.B1" office:value-type="string">
            <text:p text:style-name="P8">PN-EN 81-58:2005</text:p>
          </table:table-cell>
          <table:table-cell table:style-name="Tabela25.D1" office:value-type="string">
            <text:p text:style-name="P8">Przepisy bezpieczeństwa dotyczące budowy i instalowania dźwigów - Badania i próby - Część 58: Próba odporności ogniowej drzwi przystankow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021-1:2007</text:p>
          </table:table-cell>
          <table:table-cell table:style-name="Tabela25.D1" office:value-type="string">
            <text:p text:style-name="P8">Meble - Ocena zapalności mebli tapicerowanych - Część 1: Źródło zapłonu: tlący się papieros</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021-2:2007</text:p>
          </table:table-cell>
          <table:table-cell table:style-name="Tabela25.D1" office:value-type="string">
            <text:p text:style-name="P8">Meble - Ocena zapalności mebli tapicerowanych - Część 2: Źródło zapłonu: równoważnik płomienia zapałk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991-1-2:2006<text:line-break/>PN-EN 1991-1-2:2006/AC:2009</text:p>
          </table:table-cell>
          <table:table-cell table:style-name="Tabela25.D1" office:value-type="string">
            <text:p text:style-name="P8">Eurokod 1: Oddziaływania na konstrukcje - Część 1-2: Oddziaływania ogólne - Oddziaływania na konstrukcje w warunkach pożaru</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852:2001</text:p>
          </table:table-cell>
          <table:table-cell table:style-name="Tabela25.D1" office:value-type="string">
            <text:p text:style-name="P8">Ochrona przeciwpożarowa budynków - Obliczanie gęstości obciążenia ogniowego oraz wyznaczanie względnego czasu trwania pożaru<text:line-break/>(w zakresie części dotyczącej gęstości obciążenia ogniowego - pkt 2)</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855:1988</text:p>
          </table:table-cell>
          <table:table-cell table:style-name="Tabela25.D1" office:value-type="string">
            <text:p text:style-name="P8">Ochrona przeciwpożarowa budynków - Metoda badania wydzielania toksycznych produktów rozkładu i spalania materiał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867:1990</text:p>
          </table:table-cell>
          <table:table-cell table:style-name="Tabela25.D1" office:value-type="string">
            <text:p text:style-name="P8">Ochrona przeciwpożarowa budynków - Metoda badania stopnia rozprzestrzeniania ognia <text:soft-page-break/>przez ściany<text:line-break/>(w zakresie części dotyczącej ścian zewnętrznych przy działaniu ognia od strony elewacj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6940:2005</text:p>
          </table:table-cell>
          <table:table-cell table:style-name="Tabela25.D1" office:value-type="string">
            <text:p text:style-name="P8">Wyroby włókiennicze - Zachowanie się podczas palenia - Wyznaczanie zapalności pionowo umieszczonych próbek</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6941:2005</text:p>
          </table:table-cell>
          <table:table-cell table:style-name="Tabela25.D1" office:value-type="string">
            <text:p text:style-name="P8">Wyroby włókiennicze - Zachowanie się podczas palenia - Pomiar właściwości rozprzestrzeniania się płomienia na pionowo umieszczonych próbk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3501-1+A1:2010</text:p>
          </table:table-cell>
          <table:table-cell table:style-name="Tabela25.D1" office:value-type="string">
            <text:p text:style-name="P8">Klasyfikacja ogniowa wyrobów budowlanych i elementów budynków - Część 1: Klasyfikacja na podstawie badań reakcji na ogień</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3501-2+A1:2010</text:p>
          </table:table-cell>
          <table:table-cell table:style-name="Tabela25.D1" office:value-type="string">
            <text:p text:style-name="P8">Klasyfikacja ogniowa wyrobów budowlanych i elementów budynków - Część 2: Klasyfikacja na podstawie badań odporności ogniowej, z wyłączeniem instalacji wentylacyjnej</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3501-3+A1:2010</text:p>
          </table:table-cell>
          <table:table-cell table:style-name="Tabela25.D1" office:value-type="string">
            <text:p text:style-name="P8">Klasyfikacja ogniowa wyrobów budowlanych i elementów budynków - Część 3: Klasyfikacja na podstawie badań odporności ogniowej wyrobów i elementów stosowanych w instalacjach użytkowych w budynkach: ognioodpornych przewodów wentylacyjnych i przeciwpożarowych klap odcinając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3501-4+A1:2010</text:p>
          </table:table-cell>
          <table:table-cell table:style-name="Tabela25.D1" office:value-type="string">
            <text:p text:style-name="P8">Klasyfikacja ogniowa wyrobów budowlanych i elementów budynków - Część 4: Klasyfikacja na podstawie wyników badań odporności ogniowej elementów systemów kontroli rozprzestrzeniania <text:soft-page-break/>dymu</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13501-5+A1:2010</text:p>
          </table:table-cell>
          <table:table-cell table:style-name="Tabela25.D1" office:value-type="string">
            <text:p text:style-name="P8">Klasyfikacja ogniowa wyrobów budowlanych i elementów budynków - Część 5: Klasyfikacja na podstawie wyników badań oddziaływania ognia zewnętrznego na dachy</text:p>
          </table:table-cell>
        </table:table-row>
        <table:table-row table:style-name="Tabela25.1">
          <table:table-cell table:style-name="Tabela25.A1" office:value-type="string">
            <text:p text:style-name="P7">51</text:p>
          </table:table-cell>
          <table:table-cell table:style-name="Tabela25.B1" office:value-type="string">
            <text:p text:style-name="P8">§ 253 ust. 1</text:p>
          </table:table-cell>
          <table:table-cell table:style-name="Tabela25.B1" office:value-type="string">
            <text:p text:style-name="P8">PN-EN 81-72:2005</text:p>
          </table:table-cell>
          <table:table-cell table:style-name="Tabela25.D1" office:value-type="string">
            <text:p text:style-name="P8">Przepisy bezpieczeństwa dotyczące budowy i instalowania dźwigów - Szczególne zastosowania dźwigów osobowych i towarowych - Część 72: Dźwigi dla straży pożarnej</text:p>
          </table:table-cell>
        </table:table-row>
        <table:table-row table:style-name="Tabela25.1">
          <table:table-cell table:style-name="Tabela25.A3" office:value-type="string">
            <text:p text:style-name="P7">52</text:p>
          </table:table-cell>
          <table:table-cell table:style-name="Tabela25.B3" office:value-type="string">
            <text:p text:style-name="P8">§ 258 ust. 1a</text:p>
          </table:table-cell>
          <table:table-cell table:style-name="Tabela25.B1" office:value-type="string">
            <text:p text:style-name="P8">PN-EN ISO 6940:2005</text:p>
          </table:table-cell>
          <table:table-cell table:style-name="Tabela25.D1" office:value-type="string">
            <text:p text:style-name="P8">Wyroby włókiennicze - Zachowanie się podczas palenia - Wyznaczanie zapalności pionowo umieszczonych próbek</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ISO 6941:2005</text:p>
          </table:table-cell>
          <table:table-cell table:style-name="Tabela25.D1" office:value-type="string">
            <text:p text:style-name="P8">Wyroby włókiennicze - Zachowanie się podczas palenia - Pomiar właściwości rozprzestrzeniania się płomienia na pionowo umieszczonych próbkach</text:p>
          </table:table-cell>
        </table:table-row>
        <table:table-row table:style-name="Tabela25.1">
          <table:table-cell table:style-name="Tabela25.A3" office:value-type="string">
            <text:p text:style-name="P7">53</text:p>
          </table:table-cell>
          <table:table-cell table:style-name="Tabela25.B3" office:value-type="string">
            <text:p text:style-name="P8">§ 261 pkt 1</text:p>
          </table:table-cell>
          <table:table-cell table:style-name="Tabela25.B1" office:value-type="string">
            <text:p text:style-name="P8">PN-EN 1021-2:2007</text:p>
          </table:table-cell>
          <table:table-cell table:style-name="Tabela25.D1" office:value-type="string">
            <text:p text:style-name="P8">Meble - Ocena zapalności mebli tapicerowanych - Część 2: Źródło zapłonu: równoważnik płomienia zapałk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1021-1:2007</text:p>
          </table:table-cell>
          <table:table-cell table:style-name="Tabela25.D1" office:value-type="string">
            <text:p text:style-name="P8">Meble - Ocena zapalności mebli tapicerowanych - Część 1: Źródło zapłonu: tlący się papieros</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855:1988</text:p>
          </table:table-cell>
          <table:table-cell table:style-name="Tabela25.D1" office:value-type="string">
            <text:p text:style-name="P8">Ochrona przeciwpożarowa budynków - Metoda badania wydzielania toksycznych produktów rozkładu i spalania materiałów</text:p>
          </table:table-cell>
        </table:table-row>
        <table:table-row table:style-name="Tabela25.1">
          <table:table-cell table:style-name="Tabela25.A1" office:value-type="string">
            <text:p text:style-name="P7">54</text:p>
          </table:table-cell>
          <table:table-cell table:style-name="Tabela25.B1" office:value-type="string">
            <text:p text:style-name="P8">§ 266 ust. 2</text:p>
          </table:table-cell>
          <table:table-cell table:style-name="Tabela25.B1" office:value-type="string">
            <text:p text:style-name="P8">PN-B-02870:1993</text:p>
          </table:table-cell>
          <table:table-cell table:style-name="Tabela25.D1" office:value-type="string">
            <text:p text:style-name="P8">Badania ogniowe - Małe kominy - Badania w podwyższonych temperaturach</text:p>
          </table:table-cell>
        </table:table-row>
        <table:table-row table:style-name="Tabela25.1">
          <table:table-cell table:style-name="Tabela25.A3" office:value-type="string">
            <text:p text:style-name="P7">55</text:p>
          </table:table-cell>
          <table:table-cell table:style-name="Tabela25.B3" office:value-type="string">
            <text:p text:style-name="P8">§ 287 pkt 4</text:p>
          </table:table-cell>
          <table:table-cell table:style-name="Tabela25.B1" office:value-type="string">
            <text:p text:style-name="P8">PN-N-01256-02:1992</text:p>
          </table:table-cell>
          <table:table-cell table:style-name="Tabela25.D1" office:value-type="string">
            <text:p text:style-name="P8">Znaki bezpieczeństwa - Ewakuacj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N-01256-5:1998</text:p>
          </table:table-cell>
          <table:table-cell table:style-name="Tabela25.D1" office:value-type="string">
            <text:p text:style-name="P8">Znaki bezpieczeństwa - Zasady umieszczania znaków bezpieczeństwa na drogach ewakuacyjnych i drogach pożarowych</text:p>
          </table:table-cell>
        </table:table-row>
        <text:soft-page-break/>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ISO 7010:2006</text:p>
          </table:table-cell>
          <table:table-cell table:style-name="Tabela25.D1" office:value-type="string">
            <text:p text:style-name="P8">Symbole graficzne - Barwy bezpieczeństwa i znaki bezpieczeństwa - Znaki bezpieczeństwa stosowane w miejscach pracy i w obszarach użyteczności publicznej</text:p>
          </table:table-cell>
        </table:table-row>
        <table:table-row table:style-name="Tabela25.1">
          <table:table-cell table:style-name="Tabela25.A1" office:value-type="string">
            <text:p text:style-name="P7">56</text:p>
          </table:table-cell>
          <table:table-cell table:style-name="Tabela25.B1" office:value-type="string">
            <text:p text:style-name="P8">§ 287 pkt 6</text:p>
          </table:table-cell>
          <table:table-cell table:style-name="Tabela25.D1" table:number-columns-spanned="2" office:value-type="string">
            <text:p text:style-name="P7">patrz: Polskie Normy powołane w § 180</text:p>
          </table:table-cell>
          <table:covered-table-cell/>
        </table:table-row>
        <table:table-row table:style-name="Tabela25.1">
          <table:table-cell table:style-name="Tabela25.A3" office:value-type="string">
            <text:p text:style-name="P7">57</text:p>
          </table:table-cell>
          <table:table-cell table:style-name="Tabela25.B3" office:value-type="string">
            <text:p text:style-name="P8">§ 288 pkt 5</text:p>
          </table:table-cell>
          <table:table-cell table:style-name="Tabela25.B1" office:value-type="string">
            <text:p text:style-name="P8">PN-N-01256-02:1992</text:p>
          </table:table-cell>
          <table:table-cell table:style-name="Tabela25.D1" office:value-type="string">
            <text:p text:style-name="P8">Znaki bezpieczeństwa - Ewakuacja</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N-01256-5:1998</text:p>
          </table:table-cell>
          <table:table-cell table:style-name="Tabela25.D1" office:value-type="string">
            <text:p text:style-name="P8">Znaki bezpieczeństwa - Zasady umieszczania znaków bezpieczeństwa na drogach ewakuacyjnych i drogach pożarowych</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ISO 7010:2006</text:p>
          </table:table-cell>
          <table:table-cell table:style-name="Tabela25.D1" office:value-type="string">
            <text:p text:style-name="P8">Symbole graficzne - Barwy bezpieczeństwa i znaki bezpieczeństwa - Znaki bezpieczeństwa stosowane w miejscach pracy i w obszarach użyteczności publicznej</text:p>
          </table:table-cell>
        </table:table-row>
        <table:table-row table:style-name="Tabela25.1">
          <table:table-cell table:style-name="Tabela25.A1" office:value-type="string">
            <text:p text:style-name="P7">58</text:p>
          </table:table-cell>
          <table:table-cell table:style-name="Tabela25.B1" office:value-type="string">
            <text:p text:style-name="P8">§ 288 pkt 7</text:p>
          </table:table-cell>
          <table:table-cell table:style-name="Tabela25.D1" table:number-columns-spanned="2" office:value-type="string">
            <text:p text:style-name="P7">patrz: Polskie Normy powołane w § 180</text:p>
          </table:table-cell>
          <table:covered-table-cell/>
        </table:table-row>
        <table:table-row table:style-name="Tabela25.1">
          <table:table-cell table:style-name="Tabela25.A1" office:value-type="string">
            <text:p text:style-name="P7">59</text:p>
          </table:table-cell>
          <table:table-cell table:style-name="Tabela25.B1" office:value-type="string">
            <text:p text:style-name="P8">§ 298 ust. 1</text:p>
          </table:table-cell>
          <table:table-cell table:style-name="Tabela25.B1" office:value-type="string">
            <text:p text:style-name="P8">PN-B-02003:1982</text:p>
          </table:table-cell>
          <table:table-cell table:style-name="Tabela25.D1" office:value-type="string">
            <text:p text:style-name="P8">Obciążenia budowli - Obciążenia zmienne technologiczne - Podstawowe obciążenia technologiczne i montażowe<text:line-break/>(w zakresie pkt 3.6)</text:p>
          </table:table-cell>
        </table:table-row>
        <table:table-row table:style-name="Tabela25.1">
          <table:table-cell table:style-name="Tabela25.A1" office:value-type="string">
            <text:p text:style-name="P7">60</text:p>
          </table:table-cell>
          <table:table-cell table:style-name="Tabela25.B1" office:value-type="string">
            <text:p text:style-name="P8">§ 305 ust. 2</text:p>
          </table:table-cell>
          <table:table-cell table:style-name="Tabela25.B1" office:value-type="string">
            <text:p text:style-name="P8">PN-E-05204:1994</text:p>
          </table:table-cell>
          <table:table-cell table:style-name="Tabela25.D1" office:value-type="string">
            <text:p text:style-name="P8">Ochrona przed elektrycznością statyczną - Ochrona obiektów, instalacji i urządzeń - Wymagania</text:p>
          </table:table-cell>
        </table:table-row>
        <table:table-row table:style-name="Tabela25.1">
          <table:table-cell table:style-name="Tabela25.A3" office:value-type="string">
            <text:p text:style-name="P7">61</text:p>
          </table:table-cell>
          <table:table-cell table:style-name="Tabela25.B3" office:value-type="string">
            <text:p text:style-name="P8">§ 324</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70:1985</text:p>
          </table:table-cell>
          <table:table-cell table:style-name="Tabela25.D1" office:value-type="string">
            <text:p text:style-name="P8">Ocena szkodliwości drgań przekazywanych przez podłoże na budynki</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3" office:value-type="string">
            <text:p text:style-name="P7">62</text:p>
          </table:table-cell>
          <table:table-cell table:style-name="Tabela25.B3" office:value-type="string">
            <text:p text:style-name="P8">§ 325 ust. 1</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text:soft-page-break/>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70:1985</text:p>
          </table:table-cell>
          <table:table-cell table:style-name="Tabela25.D1" office:value-type="string">
            <text:p text:style-name="P8">Ocena szkodliwości drgań przekazywanych przez podłoże na budynki</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1" office:value-type="string">
            <text:p text:style-name="P7">63</text:p>
          </table:table-cell>
          <table:table-cell table:style-name="Tabela25.B1" office:value-type="string">
            <text:p text:style-name="P8">§ 325 ust. 2</text:p>
          </table:table-cell>
          <table:table-cell table:style-name="Tabela25.B1" office:value-type="string">
            <text:p text:style-name="P8">PN-B-02151-3:1999</text:p>
          </table:table-cell>
          <table:table-cell table:style-name="Tabela25.D1" office:value-type="string">
            <text:p text:style-name="P8">Akustyka budowlana - Ochrona przed hałasem w budynkach - Izolacyjność akustyczna przegród w budynkach oraz izolacyjność akustyczna elementów budowlanych - Wymagania<text:line-break/>(w zakresie pkt 1, 2, 6, 8 i 9.)</text:p>
          </table:table-cell>
        </table:table-row>
        <table:table-row table:style-name="Tabela25.1">
          <table:table-cell table:style-name="Tabela25.A3" office:value-type="string">
            <text:p text:style-name="P7">64</text:p>
          </table:table-cell>
          <table:table-cell table:style-name="Tabela25.B3" office:value-type="string">
            <text:p text:style-name="P8">§ 326 ust. 1</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56:1987</text:p>
          </table:table-cell>
          <table:table-cell table:style-name="Tabela25.D1" office:value-type="string">
            <text:p text:style-name="P8">Akustyka budowlana - Metody pomiaru dźwięku A w budynkach</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3" office:value-type="string">
            <text:p text:style-name="P7">65</text:p>
          </table:table-cell>
          <table:table-cell table:style-name="Tabela25.B3" office:value-type="string">
            <text:p text:style-name="P8">§ 326 ust. 2</text:p>
          </table:table-cell>
          <table:table-cell table:style-name="Tabela25.B1" office:value-type="string">
            <text:p text:style-name="P8">PN-EN ISO 140-4:2000</text:p>
          </table:table-cell>
          <table:table-cell table:style-name="Tabela25.D1" office:value-type="string">
            <text:p text:style-name="P8">Akustyka - Pomiar izolacyjności akustycznej w budynkach i izolacyjności akustycznej elementów budowlanych - Pomiary terenowe izolacyjności od dźwięków powietrznych między pomieszczeni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40-5:1999</text:p>
          </table:table-cell>
          <table:table-cell table:style-name="Tabela25.D1" office:value-type="string">
            <text:p text:style-name="P8">Akustyka - Pomiar izolacyjności akustycznej w budynkach i izolacyjności akustycznej elementów budowlanych - Pomiary terenowe izolacyjności akustycznej od dźwięków powietrznych ściany zewnętrznej i jej element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40-6:1999</text:p>
          </table:table-cell>
          <table:table-cell table:style-name="Tabela25.D1" office:value-type="string">
            <text:p text:style-name="P8">Akustyka - Pomiar izolacyjności akustycznej w budynkach i izolacyjności akustycznej elementów budowlanych - Pomiary laboratoryjne izolacyjności od dźwięków <text:soft-page-break/>uderzeniowych strop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40-7:2000</text:p>
          </table:table-cell>
          <table:table-cell table:style-name="Tabela25.D1" office:value-type="string">
            <text:p text:style-name="P8">Akustyka - Pomiar izolacyjności akustycznej w budynkach i izolacyjności akustycznej elementów budowlanych - Pomiary terenowe izolacyjności od dźwięków uderzeniowych stropów</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40-8:1999</text:p>
          </table:table-cell>
          <table:table-cell table:style-name="Tabela25.D1" office:value-type="string">
            <text:p text:style-name="P8">Akustyka - Pomiar izolacyjności akustycznej w budynkach i izolacyjności akustycznej elementów budowlanych - Pomiary laboratoryjne tłumienia dźwięków uderzeniowych przez podłogi na masywnym stropie wzorcowym</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ISO 140-12:2001</text:p>
          </table:table-cell>
          <table:table-cell table:style-name="Tabela25.D1" office:value-type="string">
            <text:p text:style-name="P8">Akustyka - Pomiar izolacyjności akustycznej w budynkach i izolacyjności akustycznej elementów budowlanych - Część 12: Pomiar laboratoryjny izolacyjności od dźwięków powietrznych i uderzeniowych podniesionej podłogi pomiędzy dwoma sąsiednimi pomieszczeniami</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20140-3:1999<text:line-break/>PN-EN 20140-3:1999/A1:2007</text:p>
          </table:table-cell>
          <table:table-cell table:style-name="Tabela25.D1" office:value-type="string">
            <text:p text:style-name="P8">Akustyka - Pomiar izolacyjności akustycznej w budynkach i izolacyjności akustycznej elementów budowlanych - Pomiary laboratoryjne izolacyjności od dźwięków powietrznych elementów budowlany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EN 20140-9:1998</text:p>
          </table:table-cell>
          <table:table-cell table:style-name="Tabela25.D1" office:value-type="string">
            <text:p text:style-name="P8">Akustyka - Pomiary izolacyjności akustycznej w budynkach i izolacyjności akustycznej elementów budowlanych - Pomiar laboratoryjny izolacyjności od dźwięków powietrznych, dla sufitów podwieszonych z przestrzenią nad sufitem, mierzonej pomiędzy dwoma sąsiednimi pomieszczeniami</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20140-10:1994</text:p>
          </table:table-cell>
          <table:table-cell table:style-name="Tabela25.D1" office:value-type="string">
            <text:p text:style-name="P8">Akustyka - Pomiary izolacyjności akustycznej w <text:soft-page-break/>budynkach i izolacyjności akustycznej elementów budowlanych - Pomiary laboratoryjne izolacyjności od dźwięków powietrznych małych elementów budowlanych</text:p>
          </table:table-cell>
        </table:table-row>
        <table:table-row table:style-name="Tabela25.1">
          <table:table-cell table:style-name="Tabela25.A1" office:value-type="string">
            <text:p text:style-name="P7">66</text:p>
          </table:table-cell>
          <table:table-cell table:style-name="Tabela25.B1" office:value-type="string">
            <text:p text:style-name="P8">§ 326 ust. 3</text:p>
          </table:table-cell>
          <table:table-cell table:style-name="Tabela25.B1" office:value-type="string">
            <text:p text:style-name="P8">PN-B-02151-3:1999</text:p>
          </table:table-cell>
          <table:table-cell table:style-name="Tabela25.D1" office:value-type="string">
            <text:p text:style-name="P8">Akustyka budowlana - Ochrona przed hałasem w budynkach - Izolacyjność akustyczna przegród w budynkach oraz izolacyjność akustyczna elementów budowlanych - Wymagania<text:line-break/>(w zakresie pkt 1-5; 7 i 9.)</text:p>
          </table:table-cell>
        </table:table-row>
        <table:table-row table:style-name="Tabela25.1">
          <table:table-cell table:style-name="Tabela25.A3" office:value-type="string">
            <text:p text:style-name="P7">67</text:p>
          </table:table-cell>
          <table:table-cell table:style-name="Tabela25.B3" office:value-type="string">
            <text:p text:style-name="P8">§ 326 ust. 4</text:p>
          </table:table-cell>
          <table:table-cell table:style-name="Tabela25.B1" office:value-type="string">
            <text:p text:style-name="P8">PN-B-02151-02:1987</text:p>
          </table:table-cell>
          <table:table-cell table:style-name="Tabela25.D1" office:value-type="string">
            <text:p text:style-name="P8">Akustyka budowlana - Ochrona przed hałasem pomieszczeń w budynkach - Dopuszczalne wartości poziomu dźwięku w pomieszczeniach</text:p>
          </table:table-cell>
        </table:table-row>
        <table:table-row table:style-name="Tabela25.1">
          <table:table-cell table:style-name="Tabela25.A3" office:value-type="string">
            <text:p text:style-name="P7"> </text:p>
          </table:table-cell>
          <table:table-cell table:style-name="Tabela25.B3" office:value-type="string">
            <text:p text:style-name="P8"> </text:p>
          </table:table-cell>
          <table:table-cell table:style-name="Tabela25.B1" office:value-type="string">
            <text:p text:style-name="P8">PN-B-02156:1987</text:p>
          </table:table-cell>
          <table:table-cell table:style-name="Tabela25.D1" office:value-type="string">
            <text:p text:style-name="P8">Akustyka budowlana - Metody pomiaru dźwięku A w budynkach</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B-02171:1988</text:p>
          </table:table-cell>
          <table:table-cell table:style-name="Tabela25.D1" office:value-type="string">
            <text:p text:style-name="P8">Ocena wpływu drgań na ludzi w budynkach</text:p>
          </table:table-cell>
        </table:table-row>
        <table:table-row table:style-name="Tabela25.1">
          <table:table-cell table:style-name="Tabela25.A1" office:value-type="string">
            <text:p text:style-name="P7">68</text:p>
          </table:table-cell>
          <table:table-cell table:style-name="Tabela25.B1" office:value-type="string">
            <text:p text:style-name="P8">§ 326 ust. 5</text:p>
          </table:table-cell>
          <table:table-cell table:style-name="Tabela25.B1" office:value-type="string">
            <text:p text:style-name="P8">PN-EN ISO 354:2005</text:p>
          </table:table-cell>
          <table:table-cell table:style-name="Tabela25.D1" office:value-type="string">
            <text:p text:style-name="P8">Akustyka - Pomiar pochłaniania dźwięku w komorze pogłosowej</text:p>
          </table:table-cell>
        </table:table-row>
        <table:table-row table:style-name="Tabela25.1">
          <table:table-cell table:style-name="Tabela25.A1" office:value-type="string">
            <text:p text:style-name="P7">69</text:p>
          </table:table-cell>
          <table:table-cell table:style-name="Tabela25.B1" office:value-type="string">
            <text:p text:style-name="P8">Załącznik nr 2<text:line-break/>pkt 2.2.1-2.2.4</text:p>
          </table:table-cell>
          <table:table-cell table:style-name="Tabela25.B1" office:value-type="string">
            <text:p text:style-name="P8">PN-EN ISO 13788:2003</text:p>
          </table:table-cell>
          <table:table-cell table:style-name="Tabela25.D1" office:value-type="string">
            <text:p text:style-name="P8">Cieplno-wilgotnościowe właściwości komponentów budowlanych i elementów budynku - Temperatura powierzchni wewnętrznej konieczna do uniknięcia krytycznej wilgotności powierzchni i kondensacja międzywarstwowa - Metody obliczania</text:p>
          </table:table-cell>
        </table:table-row>
        <table:table-row table:style-name="Tabela25.1">
          <table:table-cell table:style-name="Tabela25.A3" office:value-type="string">
            <text:p text:style-name="P7">70</text:p>
          </table:table-cell>
          <table:table-cell table:style-name="Tabela25.B3" office:value-type="string">
            <text:p text:style-name="P8">Załącznik nr 3</text:p>
          </table:table-cell>
          <table:table-cell table:style-name="Tabela25.B1" office:value-type="string">
            <text:p text:style-name="P8">PN-ENV 1187:2004<text:line-break/>PN-ENV 1187:2004/A1:2007</text:p>
          </table:table-cell>
          <table:table-cell table:style-name="Tabela25.D1" office:value-type="string">
            <text:p text:style-name="P8">Metody badań oddziaływania ognia zewnętrznego na dachy</text:p>
          </table:table-cell>
        </table:table-row>
        <table:table-row table:style-name="Tabela25.1">
          <table:table-cell table:style-name="Tabela25.A1" office:value-type="string">
            <text:p text:style-name="P7"> </text:p>
          </table:table-cell>
          <table:table-cell table:style-name="Tabela25.B1" office:value-type="string">
            <text:p text:style-name="P8"> </text:p>
          </table:table-cell>
          <table:table-cell table:style-name="Tabela25.B1" office:value-type="string">
            <text:p text:style-name="P8">PN-EN 13501-1:2008</text:p>
          </table:table-cell>
          <table:table-cell table:style-name="Tabela25.D1" office:value-type="string">
            <text:p text:style-name="P8">Klasyfikacja ogniowa wyrobów budowlanych i elementów budynków - Część 1: Klasyfikacja na podstawie badań reakcji na ogień</text:p>
          </table:table-cell>
        </table:table-row>
        <table:table-row table:style-name="Tabela25.1">
          <table:table-cell table:style-name="Tabela25.A236" table:number-columns-spanned="4" office:value-type="string">
            <text:p text:style-name="P13"><text:span text:style-name="T12">*)</text:span><text:span text:style-name="T4"> - Polskie Normy projektowania wprowadzające europejskie normy projektowania konstrukcji - Eurokody, zatwierdzone i opublikowane w języku polskim, mogą być stosowane do projektowania konstrukcji, jeżeli obejmują one wszystkie niezbędne aspekty związane z zaprojektowaniem tej konstrukcji (stanowią kompletny zestaw norm umożliwiający projektowanie). Projektowanie każdego </text:span><text:soft-page-break/><text:span text:style-name="T4">rodzaju konstrukcji wymaga stosowania PN-EN 1990 i PN-EN 1991.</text:span></text:p>
          </table:table-cell>
          <table:covered-table-cell/>
          <table:covered-table-cell/>
          <table:covered-table-cell/>
        </table:table-row>
      </table:table>
      <text:p text:style-name="P9"><text:line-break/><text:bookmark-start text:name="JEDN_23393_51_r"/></text:p>
      <text:p text:style-name="P5">Załącznik nr 2<text:bookmark-start text:name="PP_23393_51_189"/></text:p>
      <text:p text:style-name="P10">WYMAGANIA IZOLACYJNOŚCI CIEPLNEJ I INNE WYMAGANIA ZWIĄZANE Z OSZCZĘDNOŚCIĄ ENERGII </text:p>
      <text:p text:style-name="P15"><text:span text:style-name="T5">1. </text:span><text:span text:style-name="T10">Izolacyjność cieplna przegród i podłóg na gruncie</text:span><text:span text:style-name="T5"> </text:span></text:p>
      <text:p text:style-name="P15"><text:span text:style-name="T5">1.1. Wartości współczynnika przenikania ciepła ścian, stropów i stropodachów, obliczone zgodnie z Polskimi Normami dotyczącymi obliczania oporu cieplnego i współczynnika przenikania ciepła, nie mogą być większe niż wartości U</text:span><text:span text:style-name="T16">(max)</text:span><text:span text:style-name="T5"> określone w tabelach: </text:span></text:p>
      <text:p text:style-name="P10">Budynek mieszkalny i zamieszkania zbiorowego </text:p>
      <table:table table:name="Tabela26" table:style-name="Tabela26">
        <table:table-column table:style-name="Tabela26.A"/>
        <table:table-column table:style-name="Tabela26.B"/>
        <table:table-column table:style-name="Tabela26.C"/>
        <table:table-row table:style-name="Tabela26.1">
          <table:table-cell table:style-name="Tabela26.A1" office:value-type="string">
            <text:p text:style-name="P7">Lp.</text:p>
          </table:table-cell>
          <table:table-cell table:style-name="Tabela26.B1" office:value-type="string">
            <text:p text:style-name="P7">Rodzaj przegrody i temperatura w pomieszczeniu</text:p>
          </table:table-cell>
          <table:table-cell table:style-name="Tabela26.C1" office:value-type="string">
            <text:p text:style-name="P3"><text:span text:style-name="T4">Współczynnik przenikania ciepła<text:line-break/>U</text:span><text:span text:style-name="T15">(max)</text:span><text:span text:style-name="T4"><text:line-break/>[W/(m</text:span><text:span text:style-name="T12">2</text:span><text:span text:style-name="T4"> · K)]</text:span></text:p>
          </table:table-cell>
        </table:table-row>
        <table:table-row table:style-name="Tabela26.1">
          <table:table-cell table:style-name="Tabela26.A1" office:value-type="string">
            <text:p text:style-name="P7">1</text:p>
          </table:table-cell>
          <table:table-cell table:style-name="Tabela26.B1" office:value-type="string">
            <text:p text:style-name="P7">2</text:p>
          </table:table-cell>
          <table:table-cell table:style-name="Tabela26.C1" office:value-type="string">
            <text:p text:style-name="P7">3</text:p>
          </table:table-cell>
        </table:table-row>
        <table:table-row table:style-name="Tabela26.1">
          <table:table-cell table:style-name="Tabela26.A3" office:value-type="string">
            <text:p text:style-name="P7">1</text:p>
          </table:table-cell>
          <table:table-cell table:style-name="Tabela26.B3" office:value-type="string">
            <text:p text:style-name="P8">Ściany zewnętrzne (stykające się z powietrzem zewnętrznym, niezależnie od rodzaju ściany):</text:p>
          </table:table-cell>
          <table:table-cell table:style-name="Tabela26.C3" office:value-type="string">
            <text:p text:style-name="P7"> </text:p>
          </table:table-cell>
        </table:table-row>
        <table:table-row table:style-name="Tabela26.1">
          <table:table-cell table:style-name="Tabela26.A3" office:value-type="string">
            <text:p text:style-name="P7"> </text:p>
          </table:table-cell>
          <table:table-cell table:style-name="Tabela26.B3" office:value-type="string">
            <text:p text:style-name="P13"><text:span text:style-name="T4">a) przy t</text:span><text:span text:style-name="T15">i</text:span><text:span text:style-name="T4"> &gt; 16 °C</text:span></text:p>
          </table:table-cell>
          <table:table-cell table:style-name="Tabela26.C3" office:value-type="string">
            <text:p text:style-name="P7">0,30</text:p>
          </table:table-cell>
        </table:table-row>
        <table:table-row table:style-name="Tabela26.1">
          <table:table-cell table:style-name="Tabela26.A1" office:value-type="string">
            <text:p text:style-name="P7"> </text:p>
          </table:table-cell>
          <table:table-cell table:style-name="Tabela26.B1" office:value-type="string">
            <text:p text:style-name="P13"><text:span text:style-name="T4">b) przy t</text:span><text:span text:style-name="T15">i</text:span><text:span text:style-name="T4"> ≤ 16 °C</text:span></text:p>
          </table:table-cell>
          <table:table-cell table:style-name="Tabela26.C1" office:value-type="string">
            <text:p text:style-name="P7">0,80</text:p>
          </table:table-cell>
        </table:table-row>
        <table:table-row table:style-name="Tabela26.1">
          <table:table-cell table:style-name="Tabela26.A1" office:value-type="string">
            <text:p text:style-name="P7">2</text:p>
          </table:table-cell>
          <table:table-cell table:style-name="Tabela26.B1" office:value-type="string">
            <text:p text:style-name="P8">Ściany wewnętrzne pomiędzy pomieszczeniami ogrzewanymi a nieogrzewanymi, klatkami schodowymi lub korytarzami</text:p>
          </table:table-cell>
          <table:table-cell table:style-name="Tabela26.C1" office:value-type="string">
            <text:p text:style-name="P7">1,00</text:p>
          </table:table-cell>
        </table:table-row>
        <table:table-row table:style-name="Tabela26.1">
          <table:table-cell table:style-name="Tabela26.A3" office:value-type="string">
            <text:p text:style-name="P7">3</text:p>
          </table:table-cell>
          <table:table-cell table:style-name="Tabela26.B3" office:value-type="string">
            <text:p text:style-name="P8">Ściany przyległe do szczelin dylatacyjnych o szerokości:  </text:p>
          </table:table-cell>
          <table:table-cell table:style-name="Tabela26.C3" office:value-type="string">
            <text:p text:style-name="P7"> </text:p>
          </table:table-cell>
        </table:table-row>
        <table:table-row table:style-name="Tabela26.1">
          <table:table-cell table:style-name="Tabela26.A3" office:value-type="string">
            <text:p text:style-name="P7"> </text:p>
          </table:table-cell>
          <table:table-cell table:style-name="Tabela26.B3" office:value-type="string">
            <text:p text:style-name="P8">a) do 5 cm, trwale zamkniętych i wypełnionych izolacją cieplną na głębokości co najmniej 20 cm </text:p>
          </table:table-cell>
          <table:table-cell table:style-name="Tabela26.C3" office:value-type="string">
            <text:p text:style-name="P7">1,00</text:p>
          </table:table-cell>
        </table:table-row>
        <table:table-row table:style-name="Tabela26.1">
          <table:table-cell table:style-name="Tabela26.A1" office:value-type="string">
            <text:p text:style-name="P7"> </text:p>
          </table:table-cell>
          <table:table-cell table:style-name="Tabela26.B1" office:value-type="string">
            <text:p text:style-name="P8">b) powyżej 5 cm, niezależnie od przyjętego sposobu zamknięcia i zaizolowania szczeliny</text:p>
          </table:table-cell>
          <table:table-cell table:style-name="Tabela26.C1" office:value-type="string">
            <text:p text:style-name="P7">0,70</text:p>
          </table:table-cell>
        </table:table-row>
        <table:table-row table:style-name="Tabela26.1">
          <table:table-cell table:style-name="Tabela26.A1" office:value-type="string">
            <text:p text:style-name="P7">4</text:p>
          </table:table-cell>
          <table:table-cell table:style-name="Tabela26.B1" office:value-type="string">
            <text:p text:style-name="P8">Ściany nieogrzewanych kondygnacji podziemnych</text:p>
          </table:table-cell>
          <table:table-cell table:style-name="Tabela26.C1" office:value-type="string">
            <text:p text:style-name="P7">bez wymagań</text:p>
          </table:table-cell>
        </table:table-row>
        <table:table-row table:style-name="Tabela26.1">
          <table:table-cell table:style-name="Tabela26.A3" office:value-type="string">
            <text:p text:style-name="P7">5</text:p>
          </table:table-cell>
          <table:table-cell table:style-name="Tabela26.B3" office:value-type="string">
            <text:p text:style-name="P8">Dachy, stropodachy i stropy pod nieogrzewanymi poddaszami lub nad przejazdami:</text:p>
          </table:table-cell>
          <table:table-cell table:style-name="Tabela26.C3" office:value-type="string">
            <text:p text:style-name="P7"> </text:p>
          </table:table-cell>
        </table:table-row>
        <table:table-row table:style-name="Tabela26.1">
          <table:table-cell table:style-name="Tabela26.A3" office:value-type="string">
            <text:p text:style-name="P7"> </text:p>
          </table:table-cell>
          <table:table-cell table:style-name="Tabela26.B3" office:value-type="string">
            <text:p text:style-name="P13"><text:span text:style-name="T4">a) przy t</text:span><text:span text:style-name="T15">i</text:span><text:span text:style-name="T4"> &gt; 16 °C</text:span></text:p>
          </table:table-cell>
          <table:table-cell table:style-name="Tabela26.C3" office:value-type="string">
            <text:p text:style-name="P7">0,25</text:p>
          </table:table-cell>
        </table:table-row>
        <table:table-row table:style-name="Tabela26.1">
          <table:table-cell table:style-name="Tabela26.A1" office:value-type="string">
            <text:p text:style-name="P7"> </text:p>
          </table:table-cell>
          <table:table-cell table:style-name="Tabela26.B1" office:value-type="string">
            <text:p text:style-name="P13"><text:span text:style-name="T4">b) przy 8 °C &lt; t</text:span><text:span text:style-name="T15">i</text:span><text:span text:style-name="T4"> ≤ 16 °C</text:span></text:p>
          </table:table-cell>
          <table:table-cell table:style-name="Tabela26.C1" office:value-type="string">
            <text:p text:style-name="P7">0,50</text:p>
          </table:table-cell>
        </table:table-row>
        <table:table-row table:style-name="Tabela26.1">
          <table:table-cell table:style-name="Tabela26.A1" office:value-type="string">
            <text:p text:style-name="P7">6</text:p>
          </table:table-cell>
          <table:table-cell table:style-name="Tabela26.B1" office:value-type="string">
            <text:p text:style-name="P8">Stropy nad piwnicami nieogrzewanymi i zamkniętymi przestrzeniami podpodłogowymi, podłogi na gruncie</text:p>
          </table:table-cell>
          <table:table-cell table:style-name="Tabela26.C1" office:value-type="string">
            <text:p text:style-name="P7">0,45</text:p>
          </table:table-cell>
        </table:table-row>
        <table:table-row table:style-name="Tabela26.1">
          <table:table-cell table:style-name="Tabela26.A1" office:value-type="string">
            <text:p text:style-name="P7">7</text:p>
          </table:table-cell>
          <table:table-cell table:style-name="Tabela26.B1" office:value-type="string">
            <text:p text:style-name="P8">Stropy nad ogrzewanymi kondygnacjami podziemnymi</text:p>
          </table:table-cell>
          <table:table-cell table:style-name="Tabela26.C1" office:value-type="string">
            <text:p text:style-name="P7">bez wymagań</text:p>
          </table:table-cell>
        </table:table-row>
        <table:table-row table:style-name="Tabela26.1">
          <table:table-cell table:style-name="Tabela26.A1" office:value-type="string">
            <text:p text:style-name="P7">8</text:p>
          </table:table-cell>
          <table:table-cell table:style-name="Tabela26.B1" office:value-type="string">
            <text:p text:style-name="P8">Ściany wewnętrzne oddzielające pomieszczenie ogrzewane od nieogrzewanego</text:p>
          </table:table-cell>
          <table:table-cell table:style-name="Tabela26.C1" office:value-type="string">
            <text:p text:style-name="P7">1,00</text:p>
          </table:table-cell>
        </table:table-row>
        <table:table-row table:style-name="Tabela26.1">
          <table:table-cell table:style-name="Tabela26.A17" table:number-columns-spanned="3" office:value-type="string">
            <text:p text:style-name="P13"><text:span text:style-name="T4">t</text:span><text:span text:style-name="T15">i</text:span><text:span text:style-name="T4"> - Temperatura obliczeniowa w pomieszczeniu zgodnie z § 134 ust. 2 rozporządzenia.</text:span></text:p>
          </table:table-cell>
          <table:covered-table-cell/>
          <table:covered-table-cell/>
        </table:table-row>
      </table:table>
      <text:p text:style-name="P9"><text:line-break/></text:p>
      <text:p text:style-name="P10">Budynek użyteczności publicznej </text:p>
      <table:table table:name="Tabela27" table:style-name="Tabela27">
        <table:table-column table:style-name="Tabela27.A"/>
        <table:table-column table:style-name="Tabela27.B"/>
        <table:table-column table:style-name="Tabela27.C"/>
        <table:table-row table:style-name="Tabela27.1">
          <table:table-cell table:style-name="Tabela27.A1" office:value-type="string">
            <text:p text:style-name="P7">Lp.</text:p>
          </table:table-cell>
          <table:table-cell table:style-name="Tabela27.B1" office:value-type="string">
            <text:p text:style-name="P7">Rodzaj przegrody i temperatura w pomieszczeniu</text:p>
          </table:table-cell>
          <table:table-cell table:style-name="Tabela27.C1" office:value-type="string">
            <text:p text:style-name="P3"><text:span text:style-name="T4">Współczynnik przenikania ciepła<text:line-break/>U</text:span><text:span text:style-name="T15">(max)</text:span><text:span text:style-name="T4"><text:line-break/>[W/(m</text:span><text:span text:style-name="T12">2</text:span><text:span text:style-name="T4"> ·K)]</text:span></text:p>
          </table:table-cell>
        </table:table-row>
        <table:table-row table:style-name="Tabela27.1">
          <table:table-cell table:style-name="Tabela27.A1" office:value-type="string">
            <text:p text:style-name="P7">1</text:p>
          </table:table-cell>
          <table:table-cell table:style-name="Tabela27.B1" office:value-type="string">
            <text:p text:style-name="P7">2</text:p>
          </table:table-cell>
          <table:table-cell table:style-name="Tabela27.C1" office:value-type="string">
            <text:p text:style-name="P7">3</text:p>
          </table:table-cell>
        </table:table-row>
        <table:table-row table:style-name="Tabela27.1">
          <table:table-cell table:style-name="Tabela27.A3" office:value-type="string">
            <text:p text:style-name="P7">1</text:p>
          </table:table-cell>
          <table:table-cell table:style-name="Tabela27.B3" office:value-type="string">
            <text:p text:style-name="P8">Ściany zewnętrzne (stykające się z powietrzem zewnętrznym, niezależnie od rodzaju ściany):</text:p>
          </table:table-cell>
          <table:table-cell table:style-name="Tabela27.C3" office:value-type="string">
            <text:p text:style-name="P7"> </text:p>
          </table:table-cell>
        </table:table-row>
        <table:table-row table:style-name="Tabela27.1">
          <table:table-cell table:style-name="Tabela27.A3" office:value-type="string">
            <text:p text:style-name="P7"> </text:p>
          </table:table-cell>
          <table:table-cell table:style-name="Tabela27.B3" office:value-type="string">
            <text:p text:style-name="P13"><text:span text:style-name="T4">a) przy t</text:span><text:span text:style-name="T15">i</text:span><text:span text:style-name="T4"> &gt; 16 °C</text:span></text:p>
          </table:table-cell>
          <table:table-cell table:style-name="Tabela27.C3" office:value-type="string">
            <text:p text:style-name="P7">0,30</text:p>
          </table:table-cell>
        </table:table-row>
        <text:soft-page-break/>
        <table:table-row table:style-name="Tabela27.1">
          <table:table-cell table:style-name="Tabela27.A1" office:value-type="string">
            <text:p text:style-name="P7"> </text:p>
          </table:table-cell>
          <table:table-cell table:style-name="Tabela27.B1" office:value-type="string">
            <text:p text:style-name="P13"><text:span text:style-name="T4">b) przy t</text:span><text:span text:style-name="T15">i</text:span><text:span text:style-name="T4"> ≤ 16°C</text:span></text:p>
          </table:table-cell>
          <table:table-cell table:style-name="Tabela27.C1" office:value-type="string">
            <text:p text:style-name="P7">0,65</text:p>
          </table:table-cell>
        </table:table-row>
        <table:table-row table:style-name="Tabela27.1">
          <table:table-cell table:style-name="Tabela27.A1" office:value-type="string">
            <text:p text:style-name="P7">2</text:p>
          </table:table-cell>
          <table:table-cell table:style-name="Tabela27.B1" office:value-type="string">
            <text:p text:style-name="P8">Ściany wewnętrzne między pomieszczeniami ogrzewanymi a klatkami schodowymi lub korytarzami</text:p>
          </table:table-cell>
          <table:table-cell table:style-name="Tabela27.C1" office:value-type="string">
            <text:p text:style-name="P3"><text:span text:style-name="T4">3,00</text:span><text:span text:style-name="T12">*)</text:span></text:p>
          </table:table-cell>
        </table:table-row>
        <table:table-row table:style-name="Tabela27.1">
          <table:table-cell table:style-name="Tabela27.A3" office:value-type="string">
            <text:p text:style-name="P7">3</text:p>
          </table:table-cell>
          <table:table-cell table:style-name="Tabela27.B3" office:value-type="string">
            <text:p text:style-name="P8">Ściany przylegające do szczelin dylatacyjnych o szerokości:</text:p>
          </table:table-cell>
          <table:table-cell table:style-name="Tabela27.C3" office:value-type="string">
            <text:p text:style-name="P7"> </text:p>
          </table:table-cell>
        </table:table-row>
        <table:table-row table:style-name="Tabela27.1">
          <table:table-cell table:style-name="Tabela27.A3" office:value-type="string">
            <text:p text:style-name="P7"> </text:p>
          </table:table-cell>
          <table:table-cell table:style-name="Tabela27.B3" office:value-type="string">
            <text:p text:style-name="P8">a) do 5 cm, trwale zamkniętych i wypełnionych izolacją cieplną na głębokość co najmniej 20 cm</text:p>
          </table:table-cell>
          <table:table-cell table:style-name="Tabela27.C3" office:value-type="string">
            <text:p text:style-name="P7">3,00</text:p>
          </table:table-cell>
        </table:table-row>
        <table:table-row table:style-name="Tabela27.1">
          <table:table-cell table:style-name="Tabela27.A1" office:value-type="string">
            <text:p text:style-name="P7"> </text:p>
          </table:table-cell>
          <table:table-cell table:style-name="Tabela27.B1" office:value-type="string">
            <text:p text:style-name="P8">b) powyżej 5 cm, niezależnie od przyjętego sposobu zamknięcia i zaizolowania szczeliny</text:p>
          </table:table-cell>
          <table:table-cell table:style-name="Tabela27.C1" office:value-type="string">
            <text:p text:style-name="P7">0,70</text:p>
          </table:table-cell>
        </table:table-row>
        <table:table-row table:style-name="Tabela27.1">
          <table:table-cell table:style-name="Tabela27.A1" office:value-type="string">
            <text:p text:style-name="P7">4</text:p>
          </table:table-cell>
          <table:table-cell table:style-name="Tabela27.B1" office:value-type="string">
            <text:p text:style-name="P8">Ściany nieogrzewanych kondygnacji podziemnych</text:p>
          </table:table-cell>
          <table:table-cell table:style-name="Tabela27.C1" office:value-type="string">
            <text:p text:style-name="P7">bez wymagań</text:p>
          </table:table-cell>
        </table:table-row>
        <table:table-row table:style-name="Tabela27.1">
          <table:table-cell table:style-name="Tabela27.A3" office:value-type="string">
            <text:p text:style-name="P7">5</text:p>
          </table:table-cell>
          <table:table-cell table:style-name="Tabela27.B3" office:value-type="string">
            <text:p text:style-name="P8">Dachy, stropodachy i stropy pod nieogrzewanymi poddaszami lub nad przejazdami:</text:p>
          </table:table-cell>
          <table:table-cell table:style-name="Tabela27.C3" office:value-type="string">
            <text:p text:style-name="P7"> </text:p>
          </table:table-cell>
        </table:table-row>
        <table:table-row table:style-name="Tabela27.1">
          <table:table-cell table:style-name="Tabela27.A3" office:value-type="string">
            <text:p text:style-name="P7"> </text:p>
          </table:table-cell>
          <table:table-cell table:style-name="Tabela27.B3" office:value-type="string">
            <text:p text:style-name="P13"><text:span text:style-name="T4">a) przy t</text:span><text:span text:style-name="T15">i</text:span><text:span text:style-name="T4"> &gt; 16 °C</text:span></text:p>
          </table:table-cell>
          <table:table-cell table:style-name="Tabela27.C3" office:value-type="string">
            <text:p text:style-name="P7">0,25</text:p>
          </table:table-cell>
        </table:table-row>
        <table:table-row table:style-name="Tabela27.1">
          <table:table-cell table:style-name="Tabela27.A1" office:value-type="string">
            <text:p text:style-name="P7"> </text:p>
          </table:table-cell>
          <table:table-cell table:style-name="Tabela27.B1" office:value-type="string">
            <text:p text:style-name="P13"><text:span text:style-name="T4">b) przy 8 °C &lt; t</text:span><text:span text:style-name="T15">i</text:span><text:span text:style-name="T4"> ≤ 16 °C</text:span></text:p>
          </table:table-cell>
          <table:table-cell table:style-name="Tabela27.C1" office:value-type="string">
            <text:p text:style-name="P7">0,50</text:p>
          </table:table-cell>
        </table:table-row>
        <table:table-row table:style-name="Tabela27.1">
          <table:table-cell table:style-name="Tabela27.A1" office:value-type="string">
            <text:p text:style-name="P7">6</text:p>
          </table:table-cell>
          <table:table-cell table:style-name="Tabela27.B1" office:value-type="string">
            <text:p text:style-name="P8">Stropy nad nieogrzewanymi kondygnacjami podziemnymi i zamkniętymi przestrzeniami pod podłogowymi, posadzki na gruncie</text:p>
          </table:table-cell>
          <table:table-cell table:style-name="Tabela27.C1" office:value-type="string">
            <text:p text:style-name="P7">0,45</text:p>
          </table:table-cell>
        </table:table-row>
        <table:table-row table:style-name="Tabela27.1">
          <table:table-cell table:style-name="Tabela27.A1" office:value-type="string">
            <text:p text:style-name="P7">7</text:p>
          </table:table-cell>
          <table:table-cell table:style-name="Tabela27.B1" office:value-type="string">
            <text:p text:style-name="P8">Stropy nad piwnicami ogrzewanymi</text:p>
          </table:table-cell>
          <table:table-cell table:style-name="Tabela27.C1" office:value-type="string">
            <text:p text:style-name="P7">bez wymagań</text:p>
          </table:table-cell>
        </table:table-row>
        <table:table-row table:style-name="Tabela27.1">
          <table:table-cell table:style-name="Tabela27.A16" table:number-columns-spanned="3" office:value-type="string">
            <text:p text:style-name="P13"><text:span text:style-name="T4">t</text:span><text:span text:style-name="T15">i</text:span><text:span text:style-name="T4"> - Temperatura obliczeniowa w pomieszczeniu zgodnie z § 134 ust. 2 rozporządzenia.<text:line-break/></text:span><text:span text:style-name="T12">*)</text:span><text:span text:style-name="T4"> Jeżeli przy drzwiach wejściowych do budynku nie ma przedsionka, to wartość współczynnika U ściany wewnętrznej przy klatce schodowej na parterze nie powinna być większa niż 1,0 W/(m2 · K).</text:span></text:p>
          </table:table-cell>
          <table:covered-table-cell/>
          <table:covered-table-cell/>
        </table:table-row>
      </table:table>
      <text:p text:style-name="P9"><text:line-break/></text:p>
      <text:p text:style-name="P10">Budynek produkcyjny, magazynowy i gospodarczy </text:p>
      <table:table table:name="Tabela28" table:style-name="Tabela28">
        <table:table-column table:style-name="Tabela28.A"/>
        <table:table-column table:style-name="Tabela28.B"/>
        <table:table-column table:style-name="Tabela28.C"/>
        <table:table-row table:style-name="Tabela28.1">
          <table:table-cell table:style-name="Tabela28.A1" office:value-type="string">
            <text:p text:style-name="P7">Lp.</text:p>
          </table:table-cell>
          <table:table-cell table:style-name="Tabela28.B1" office:value-type="string">
            <text:p text:style-name="P7">Rodzaj przegrody i temperatura w pomieszczeniu</text:p>
          </table:table-cell>
          <table:table-cell table:style-name="Tabela28.C1" office:value-type="string">
            <text:p text:style-name="P3"><text:span text:style-name="T4">Współczynnik przenikania ciepła<text:line-break/>U</text:span><text:span text:style-name="T15">(max)</text:span><text:span text:style-name="T4"><text:line-break/>[W/(m</text:span><text:span text:style-name="T12">2</text:span><text:span text:style-name="T4"> · K)]</text:span></text:p>
          </table:table-cell>
        </table:table-row>
        <table:table-row table:style-name="Tabela28.1">
          <table:table-cell table:style-name="Tabela28.A1" office:value-type="string">
            <text:p text:style-name="P7">1</text:p>
          </table:table-cell>
          <table:table-cell table:style-name="Tabela28.B1" office:value-type="string">
            <text:p text:style-name="P7">2</text:p>
          </table:table-cell>
          <table:table-cell table:style-name="Tabela28.C1" office:value-type="string">
            <text:p text:style-name="P7">3</text:p>
          </table:table-cell>
        </table:table-row>
        <table:table-row table:style-name="Tabela28.1">
          <table:table-cell table:style-name="Tabela28.A3" office:value-type="string">
            <text:p text:style-name="P7">1</text:p>
          </table:table-cell>
          <table:table-cell table:style-name="Tabela28.B3" office:value-type="string">
            <text:p text:style-name="P8">Ściany zewnętrzne (stykające się z powietrzem zewnętrznym, niezależnie od rodzaju ściany):</text:p>
          </table:table-cell>
          <table:table-cell table:style-name="Tabela28.C3" office:value-type="string">
            <text:p text:style-name="P7"> </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a) przy t</text:span><text:span text:style-name="T15">i</text:span><text:span text:style-name="T4"> &gt; 16 °C</text:span></text:p>
          </table:table-cell>
          <table:table-cell table:style-name="Tabela28.C3" office:value-type="string">
            <text:p text:style-name="P7">0,30</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b) przy 8 °C &lt; t</text:span><text:span text:style-name="T15">i</text:span><text:span text:style-name="T4"> ≤ 16° C</text:span></text:p>
          </table:table-cell>
          <table:table-cell table:style-name="Tabela28.C3" office:value-type="string">
            <text:p text:style-name="P7">0,65</text:p>
          </table:table-cell>
        </table:table-row>
        <table:table-row table:style-name="Tabela28.1">
          <table:table-cell table:style-name="Tabela28.A1" office:value-type="string">
            <text:p text:style-name="P7"> </text:p>
          </table:table-cell>
          <table:table-cell table:style-name="Tabela28.B1" office:value-type="string">
            <text:p text:style-name="P13"><text:span text:style-name="T4">c) przy t</text:span><text:span text:style-name="T15">i</text:span><text:span text:style-name="T4"> ≤ 8 °C</text:span></text:p>
          </table:table-cell>
          <table:table-cell table:style-name="Tabela28.C1" office:value-type="string">
            <text:p text:style-name="P7">0,90</text:p>
          </table:table-cell>
        </table:table-row>
        <table:table-row table:style-name="Tabela28.1">
          <table:table-cell table:style-name="Tabela28.A3" office:value-type="string">
            <text:p text:style-name="P7">2</text:p>
          </table:table-cell>
          <table:table-cell table:style-name="Tabela28.B3" office:value-type="string">
            <text:p text:style-name="P8">Ściany wewnętrzne i stropy miedzykondygnacyjne:</text:p>
          </table:table-cell>
          <table:table-cell table:style-name="Tabela28.C3" office:value-type="string">
            <text:p text:style-name="P7"> </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a) przy Δt</text:span><text:span text:style-name="T15">i</text:span><text:span text:style-name="T4"> &gt; 16 °C</text:span></text:p>
          </table:table-cell>
          <table:table-cell table:style-name="Tabela28.C3" office:value-type="string">
            <text:p text:style-name="P7">1,00</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b) przy 8 °C &lt; Δt</text:span><text:span text:style-name="T15">i</text:span><text:span text:style-name="T4"> ≤ 16 °C</text:span></text:p>
          </table:table-cell>
          <table:table-cell table:style-name="Tabela28.C3" office:value-type="string">
            <text:p text:style-name="P7">1,40</text:p>
          </table:table-cell>
        </table:table-row>
        <table:table-row table:style-name="Tabela28.1">
          <table:table-cell table:style-name="Tabela28.A1" office:value-type="string">
            <text:p text:style-name="P7"> </text:p>
          </table:table-cell>
          <table:table-cell table:style-name="Tabela28.B1" office:value-type="string">
            <text:p text:style-name="P13"><text:span text:style-name="T4">c) przy Δt</text:span><text:span text:style-name="T15">i</text:span><text:span text:style-name="T4"> ≤ 8 °C</text:span></text:p>
          </table:table-cell>
          <table:table-cell table:style-name="Tabela28.C1" office:value-type="string">
            <text:p text:style-name="P7">bez wymagań</text:p>
          </table:table-cell>
        </table:table-row>
        <table:table-row table:style-name="Tabela28.1">
          <table:table-cell table:style-name="Tabela28.A3" office:value-type="string">
            <text:p text:style-name="P7">3</text:p>
          </table:table-cell>
          <table:table-cell table:style-name="Tabela28.B3" office:value-type="string">
            <text:p text:style-name="P8">Dachy, stropodachy i stropy pod nieogrzewanymi poddaszami lub nad przejazdami:</text:p>
          </table:table-cell>
          <table:table-cell table:style-name="Tabela28.C3" office:value-type="string">
            <text:p text:style-name="P7"> </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a) przy t</text:span><text:span text:style-name="T15">i</text:span><text:span text:style-name="T4"> &gt; 16 °C</text:span></text:p>
          </table:table-cell>
          <table:table-cell table:style-name="Tabela28.C3" office:value-type="string">
            <text:p text:style-name="P7">0,25</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b) przy 8 °C &lt; t</text:span><text:span text:style-name="T15">i</text:span><text:span text:style-name="T4"> ≤ 16 °C</text:span></text:p>
          </table:table-cell>
          <table:table-cell table:style-name="Tabela28.C3" office:value-type="string">
            <text:p text:style-name="P7">0,50</text:p>
          </table:table-cell>
        </table:table-row>
        <table:table-row table:style-name="Tabela28.1">
          <table:table-cell table:style-name="Tabela28.A1" office:value-type="string">
            <text:p text:style-name="P7"> </text:p>
          </table:table-cell>
          <table:table-cell table:style-name="Tabela28.B1" office:value-type="string">
            <text:p text:style-name="P13"><text:span text:style-name="T4">c) przy Δt</text:span><text:span text:style-name="T15">i</text:span><text:span text:style-name="T4"> ≤ 8 °C</text:span></text:p>
          </table:table-cell>
          <table:table-cell table:style-name="Tabela28.C1" office:value-type="string">
            <text:p text:style-name="P7">0,70</text:p>
          </table:table-cell>
        </table:table-row>
        <table:table-row table:style-name="Tabela28.1">
          <table:table-cell table:style-name="Tabela28.A3" office:value-type="string">
            <text:p text:style-name="P7">4</text:p>
          </table:table-cell>
          <table:table-cell table:style-name="Tabela28.B3" office:value-type="string">
            <text:p text:style-name="P8">Stropy nad nieogrzewanymi kondygnacjami podziemnymi i zamkniętymi przestrzeniami podpodłogowymi, posadzki na gruncie:</text:p>
          </table:table-cell>
          <table:table-cell table:style-name="Tabela28.C3" office:value-type="string">
            <text:p text:style-name="P7"> </text:p>
          </table:table-cell>
        </table:table-row>
        <table:table-row table:style-name="Tabela28.1">
          <table:table-cell table:style-name="Tabela28.A3" office:value-type="string">
            <text:p text:style-name="P7"> </text:p>
          </table:table-cell>
          <table:table-cell table:style-name="Tabela28.B3" office:value-type="string">
            <text:p text:style-name="P8">a) przy ti &gt; 16°C</text:p>
          </table:table-cell>
          <table:table-cell table:style-name="Tabela28.C3" office:value-type="string">
            <text:p text:style-name="P7">0,80</text:p>
          </table:table-cell>
        </table:table-row>
        <table:table-row table:style-name="Tabela28.1">
          <table:table-cell table:style-name="Tabela28.A3" office:value-type="string">
            <text:p text:style-name="P7"> </text:p>
          </table:table-cell>
          <table:table-cell table:style-name="Tabela28.B3" office:value-type="string">
            <text:p text:style-name="P13"><text:span text:style-name="T4">b) przy 8 °C &lt; t</text:span><text:span text:style-name="T15">i</text:span><text:span text:style-name="T4"> ≤ 16 °C</text:span></text:p>
          </table:table-cell>
          <table:table-cell table:style-name="Tabela28.C3" office:value-type="string">
            <text:p text:style-name="P7">1,20</text:p>
          </table:table-cell>
        </table:table-row>
        <table:table-row table:style-name="Tabela28.1">
          <table:table-cell table:style-name="Tabela28.A1" office:value-type="string">
            <text:p text:style-name="P7"> </text:p>
          </table:table-cell>
          <table:table-cell table:style-name="Tabela28.B1" office:value-type="string">
            <text:p text:style-name="P13"><text:span text:style-name="T4">c) przy Δt</text:span><text:span text:style-name="T15">i</text:span><text:span text:style-name="T4"> ≤ 8 °C</text:span></text:p>
          </table:table-cell>
          <table:table-cell table:style-name="Tabela28.C1" office:value-type="string">
            <text:p text:style-name="P7">1,50</text:p>
          </table:table-cell>
        </table:table-row>
        <text:soft-page-break/>
        <table:table-row table:style-name="Tabela28.1">
          <table:table-cell table:style-name="Tabela28.A1" office:value-type="string">
            <text:p text:style-name="P7">5</text:p>
          </table:table-cell>
          <table:table-cell table:style-name="Tabela28.B1" office:value-type="string">
            <text:p text:style-name="P8">Stropy nad piwnicami ogrzewanymi</text:p>
          </table:table-cell>
          <table:table-cell table:style-name="Tabela28.C1" office:value-type="string">
            <text:p text:style-name="P7">bez wymagań</text:p>
          </table:table-cell>
        </table:table-row>
        <table:table-row table:style-name="Tabela28.1">
          <table:table-cell table:style-name="Tabela28.A20" table:number-columns-spanned="3" office:value-type="string">
            <text:p text:style-name="P13"><text:span text:style-name="T4">t</text:span><text:span text:style-name="T15">i</text:span><text:span text:style-name="T4"> - Temperatura obliczeniowa w pomieszczeniu zgodnie z § 134 ust. 2 rozporządzenia lub określana indywidualnie w projekcie technologicznym.<text:line-break/>Δt</text:span><text:span text:style-name="T15">i</text:span><text:span text:style-name="T4"> - Różnica temperatur obliczeniowych w pomieszczeniach.</text:span></text:p>
          </table:table-cell>
          <table:covered-table-cell/>
          <table:covered-table-cell/>
        </table:table-row>
      </table:table>
      <text:p text:style-name="P9"><text:line-break/></text:p>
      <text:p text:style-name="P15"><text:span text:style-name="T5">1.2. Wartości współczynnika przenikania ciepła U okien, drzwi balkonowych i drzwi zewnętrznych nie mogą być większe niż wartości U</text:span><text:span text:style-name="T16">(max)</text:span><text:span text:style-name="T5"> określone w tabelach: </text:span></text:p>
      <text:p text:style-name="P10">Budynek mieszkalny i zamieszkania zbiorowego </text:p>
      <table:table table:name="Tabela29" table:style-name="Tabela29">
        <table:table-column table:style-name="Tabela29.A"/>
        <table:table-column table:style-name="Tabela29.B"/>
        <table:table-column table:style-name="Tabela29.C"/>
        <table:table-row table:style-name="Tabela29.1">
          <table:table-cell table:style-name="Tabela29.A1" office:value-type="string">
            <text:p text:style-name="P7">Lp.</text:p>
          </table:table-cell>
          <table:table-cell table:style-name="Tabela29.B1" office:value-type="string">
            <text:p text:style-name="P7">Okna, drzwi balkonowe i drzwi zewnętrzne</text:p>
          </table:table-cell>
          <table:table-cell table:style-name="Tabela29.C1" office:value-type="string">
            <text:p text:style-name="P3"><text:span text:style-name="T4">Współczynnik przenikania ciepła<text:line-break/>U</text:span><text:span text:style-name="T15">(max)</text:span><text:span text:style-name="T4"><text:line-break/>[W/(m</text:span><text:span text:style-name="T12">2</text:span><text:span text:style-name="T4"> · K)]</text:span></text:p>
          </table:table-cell>
        </table:table-row>
        <table:table-row table:style-name="Tabela29.1">
          <table:table-cell table:style-name="Tabela29.A1" office:value-type="string">
            <text:p text:style-name="P7">1</text:p>
          </table:table-cell>
          <table:table-cell table:style-name="Tabela29.B1" office:value-type="string">
            <text:p text:style-name="P7">2</text:p>
          </table:table-cell>
          <table:table-cell table:style-name="Tabela29.C1" office:value-type="string">
            <text:p text:style-name="P7">3</text:p>
          </table:table-cell>
        </table:table-row>
        <table:table-row table:style-name="Tabela29.1">
          <table:table-cell table:style-name="Tabela29.A3" office:value-type="string">
            <text:p text:style-name="P7">1</text:p>
          </table:table-cell>
          <table:table-cell table:style-name="Tabela29.B3" office:value-type="string">
            <text:p text:style-name="P13"><text:span text:style-name="T4">Okna (z wyjątkiem połaciowych), drzwi balkonowe i powierzchnie przezroczyste nieotwieralne w pomieszczeniach o t</text:span><text:span text:style-name="T15">i</text:span><text:span text:style-name="T4"> ≥ 16 °C:</text:span></text:p>
          </table:table-cell>
          <table:table-cell table:style-name="Tabela29.C3" office:value-type="string">
            <text:p text:style-name="P7"> </text:p>
          </table:table-cell>
        </table:table-row>
        <table:table-row table:style-name="Tabela29.1">
          <table:table-cell table:style-name="Tabela29.A3" office:value-type="string">
            <text:p text:style-name="P7"> </text:p>
          </table:table-cell>
          <table:table-cell table:style-name="Tabela29.B3" office:value-type="string">
            <text:p text:style-name="P8">a) w I, II i III strefie klimatycznej</text:p>
          </table:table-cell>
          <table:table-cell table:style-name="Tabela29.C3" office:value-type="string">
            <text:p text:style-name="P7">1,8</text:p>
          </table:table-cell>
        </table:table-row>
        <table:table-row table:style-name="Tabela29.1">
          <table:table-cell table:style-name="Tabela29.A1" office:value-type="string">
            <text:p text:style-name="P7"> </text:p>
          </table:table-cell>
          <table:table-cell table:style-name="Tabela29.B1" office:value-type="string">
            <text:p text:style-name="P8">b) w IV i V strefie klimatycznej</text:p>
          </table:table-cell>
          <table:table-cell table:style-name="Tabela29.C1" office:value-type="string">
            <text:p text:style-name="P7">1,7</text:p>
          </table:table-cell>
        </table:table-row>
        <table:table-row table:style-name="Tabela29.1">
          <table:table-cell table:style-name="Tabela29.A1" office:value-type="string">
            <text:p text:style-name="P7">2</text:p>
          </table:table-cell>
          <table:table-cell table:style-name="Tabela29.B1" office:value-type="string">
            <text:p text:style-name="P13"><text:span text:style-name="T4">Okna połaciowe (bez względu na strefę klimatyczną) w pomieszczeniach o t</text:span><text:span text:style-name="T15">i</text:span><text:span text:style-name="T4"> ≤ 16 °C</text:span></text:p>
          </table:table-cell>
          <table:table-cell table:style-name="Tabela29.C1" office:value-type="string">
            <text:p text:style-name="P7">1,8</text:p>
          </table:table-cell>
        </table:table-row>
        <table:table-row table:style-name="Tabela29.1">
          <table:table-cell table:style-name="Tabela29.A1" office:value-type="string">
            <text:p text:style-name="P7">3</text:p>
          </table:table-cell>
          <table:table-cell table:style-name="Tabela29.B1" office:value-type="string">
            <text:p text:style-name="P8">Okna w ścianach oddzielających pomieszczenia ogrzewane od nieogrzewanych</text:p>
          </table:table-cell>
          <table:table-cell table:style-name="Tabela29.C1" office:value-type="string">
            <text:p text:style-name="P7">2,6</text:p>
          </table:table-cell>
        </table:table-row>
        <table:table-row table:style-name="Tabela29.1">
          <table:table-cell table:style-name="Tabela29.A1" office:value-type="string">
            <text:p text:style-name="P7">4</text:p>
          </table:table-cell>
          <table:table-cell table:style-name="Tabela29.B1" office:value-type="string">
            <text:p text:style-name="P8">Okna pomieszczeń piwnicznych i poddaszy nieogrzewanych oraz nad klatkami schodowymi nieogrzewanymi</text:p>
          </table:table-cell>
          <table:table-cell table:style-name="Tabela29.C1" office:value-type="string">
            <text:p text:style-name="P7">bez wymagań</text:p>
          </table:table-cell>
        </table:table-row>
        <table:table-row table:style-name="Tabela29.1">
          <table:table-cell table:style-name="Tabela29.A1" office:value-type="string">
            <text:p text:style-name="P7">5</text:p>
          </table:table-cell>
          <table:table-cell table:style-name="Tabela29.B1" office:value-type="string">
            <text:p text:style-name="P8">Drzwi zewnętrzne wejściowe</text:p>
          </table:table-cell>
          <table:table-cell table:style-name="Tabela29.C1" office:value-type="string">
            <text:p text:style-name="P7">2,6</text:p>
          </table:table-cell>
        </table:table-row>
        <table:table-row table:style-name="Tabela29.1">
          <table:table-cell table:style-name="Tabela29.A10" table:number-columns-spanned="3" office:value-type="string">
            <text:p text:style-name="P13"><text:span text:style-name="T4">t</text:span><text:span text:style-name="T15">i</text:span><text:span text:style-name="T4"> - Temperatura obliczeniowa w pomieszczeniu zgodnie z § 134 ust. 2 rozporządzenia.</text:span></text:p>
          </table:table-cell>
          <table:covered-table-cell/>
          <table:covered-table-cell/>
        </table:table-row>
      </table:table>
      <text:p text:style-name="P9"><text:line-break/></text:p>
      <text:p text:style-name="P10">Budynek użyteczności publicznej </text:p>
      <table:table table:name="Tabela30" table:style-name="Tabela30">
        <table:table-column table:style-name="Tabela30.A"/>
        <table:table-column table:style-name="Tabela30.B"/>
        <table:table-column table:style-name="Tabela30.C"/>
        <table:table-row table:style-name="Tabela30.1">
          <table:table-cell table:style-name="Tabela30.A1" office:value-type="string">
            <text:p text:style-name="P7">Lp.</text:p>
          </table:table-cell>
          <table:table-cell table:style-name="Tabela30.B1" office:value-type="string">
            <text:p text:style-name="P7">Okna, drzwi balkonowe, świetliki i drzwi zewnętrzne</text:p>
          </table:table-cell>
          <table:table-cell table:style-name="Tabela30.C1" office:value-type="string">
            <text:p text:style-name="P3"><text:span text:style-name="T4">Współczynnik przenikania ciepła<text:line-break/>U</text:span><text:span text:style-name="T15">(max)</text:span><text:span text:style-name="T4"><text:line-break/>[W/(m</text:span><text:span text:style-name="T12">2</text:span><text:span text:style-name="T4"> · K)]</text:span></text:p>
          </table:table-cell>
        </table:table-row>
        <table:table-row table:style-name="Tabela30.1">
          <table:table-cell table:style-name="Tabela30.A1" office:value-type="string">
            <text:p text:style-name="P7">1</text:p>
          </table:table-cell>
          <table:table-cell table:style-name="Tabela30.B1" office:value-type="string">
            <text:p text:style-name="P7">2</text:p>
          </table:table-cell>
          <table:table-cell table:style-name="Tabela30.C1" office:value-type="string">
            <text:p text:style-name="P7">3</text:p>
          </table:table-cell>
        </table:table-row>
        <table:table-row table:style-name="Tabela30.1">
          <table:table-cell table:style-name="Tabela30.A3" office:value-type="string">
            <text:p text:style-name="P7">1</text:p>
          </table:table-cell>
          <table:table-cell table:style-name="Tabela30.B3" office:value-type="string">
            <text:p text:style-name="P8">Okna (z wyjątkiem połaciowych), drzwi balkonowe i powierzchnie przezroczyste nieotwieralne (fasady):</text:p>
          </table:table-cell>
          <table:table-cell table:style-name="Tabela30.C3" office:value-type="string">
            <text:p text:style-name="P7"> </text:p>
          </table:table-cell>
        </table:table-row>
        <table:table-row table:style-name="Tabela30.1">
          <table:table-cell table:style-name="Tabela30.A3" office:value-type="string">
            <text:p text:style-name="P7"> </text:p>
          </table:table-cell>
          <table:table-cell table:style-name="Tabela30.B3" office:value-type="string">
            <text:p text:style-name="P13"><text:span text:style-name="T4">a) przy t</text:span><text:span text:style-name="T15">i</text:span><text:span text:style-name="T4"> &gt; 16 °C</text:span></text:p>
          </table:table-cell>
          <table:table-cell table:style-name="Tabela30.C3" office:value-type="string">
            <text:p text:style-name="P7">1,8</text:p>
          </table:table-cell>
        </table:table-row>
        <table:table-row table:style-name="Tabela30.1">
          <table:table-cell table:style-name="Tabela30.A3" office:value-type="string">
            <text:p text:style-name="P7"> </text:p>
          </table:table-cell>
          <table:table-cell table:style-name="Tabela30.B3" office:value-type="string">
            <text:p text:style-name="P13"><text:span text:style-name="T4">b) przy 8 °C &lt; t</text:span><text:span text:style-name="T15">i</text:span><text:span text:style-name="T4"> ≤ 16 °C</text:span></text:p>
          </table:table-cell>
          <table:table-cell table:style-name="Tabela30.C3" office:value-type="string">
            <text:p text:style-name="P7">2,6</text:p>
          </table:table-cell>
        </table:table-row>
        <table:table-row table:style-name="Tabela30.1">
          <table:table-cell table:style-name="Tabela30.A1" office:value-type="string">
            <text:p text:style-name="P7"> </text:p>
          </table:table-cell>
          <table:table-cell table:style-name="Tabela30.B1" office:value-type="string">
            <text:p text:style-name="P13"><text:span text:style-name="T4">c) przy t</text:span><text:span text:style-name="T15">i</text:span><text:span text:style-name="T4"> ≤ 8 °C</text:span></text:p>
          </table:table-cell>
          <table:table-cell table:style-name="Tabela30.C1" office:value-type="string">
            <text:p text:style-name="P7">bez wymagań</text:p>
          </table:table-cell>
        </table:table-row>
        <table:table-row table:style-name="Tabela30.1">
          <table:table-cell table:style-name="Tabela30.A1" office:value-type="string">
            <text:p text:style-name="P7">2</text:p>
          </table:table-cell>
          <table:table-cell table:style-name="Tabela30.B1" office:value-type="string">
            <text:p text:style-name="P8">Okna połaciowe i świetliki</text:p>
          </table:table-cell>
          <table:table-cell table:style-name="Tabela30.C1" office:value-type="string">
            <text:p text:style-name="P7">1,7</text:p>
          </table:table-cell>
        </table:table-row>
        <table:table-row table:style-name="Tabela30.1">
          <table:table-cell table:style-name="Tabela30.A1" office:value-type="string">
            <text:p text:style-name="P7">3</text:p>
          </table:table-cell>
          <table:table-cell table:style-name="Tabela30.B1" office:value-type="string">
            <text:p text:style-name="P8">Okna i drzwi balkonowe w pomieszczeniach o szczególnych wymaganiach higienicznych (pomieszczenia przeznaczone na stały pobyt ludzi w szpitalach, żłobkach i przedszkolach)</text:p>
          </table:table-cell>
          <table:table-cell table:style-name="Tabela30.C1" office:value-type="string">
            <text:p text:style-name="P7">1,8</text:p>
          </table:table-cell>
        </table:table-row>
        <table:table-row table:style-name="Tabela30.1">
          <table:table-cell table:style-name="Tabela30.A1" office:value-type="string">
            <text:p text:style-name="P7">4</text:p>
          </table:table-cell>
          <table:table-cell table:style-name="Tabela30.B1" office:value-type="string">
            <text:p text:style-name="P8">Okna pomieszczeń piwnicznych i poddaszy nieogrzewanych oraz świetliki nad klatkami schodowymi nieogrzewanymi</text:p>
          </table:table-cell>
          <table:table-cell table:style-name="Tabela30.C1" office:value-type="string">
            <text:p text:style-name="P7">bez wymagań</text:p>
          </table:table-cell>
        </table:table-row>
        <table:table-row table:style-name="Tabela30.1">
          <table:table-cell table:style-name="Tabela30.A1" office:value-type="string">
            <text:p text:style-name="P7">5</text:p>
          </table:table-cell>
          <table:table-cell table:style-name="Tabela30.B1" office:value-type="string">
            <text:p text:style-name="P8">Drzwi zewnętrzne wejściowe do budynków</text:p>
          </table:table-cell>
          <table:table-cell table:style-name="Tabela30.C1" office:value-type="string">
            <text:p text:style-name="P7">2,6</text:p>
          </table:table-cell>
        </table:table-row>
        <table:table-row table:style-name="Tabela30.1">
          <table:table-cell table:style-name="Tabela30.A11" table:number-columns-spanned="3" office:value-type="string">
            <text:p text:style-name="P13"><text:span text:style-name="T4">t</text:span><text:span text:style-name="T15">i</text:span><text:span text:style-name="T4"> - Temperatura obliczeniowa w pomieszczeniu zgodnie z § 134 ust. 2 rozporządzenia.</text:span></text:p>
          </table:table-cell>
          <table:covered-table-cell/>
          <table:covered-table-cell/>
        </table:table-row>
      </table:table>
      <text:p text:style-name="P9"><text:soft-page-break/><text:line-break/></text:p>
      <text:p text:style-name="P10">Budynek produkcyjny, magazynowy i gospodarczy </text:p>
      <table:table table:name="Tabela31" table:style-name="Tabela31">
        <table:table-column table:style-name="Tabela31.A"/>
        <table:table-column table:style-name="Tabela31.B"/>
        <table:table-column table:style-name="Tabela31.C"/>
        <table:table-row table:style-name="Tabela31.1">
          <table:table-cell table:style-name="Tabela31.A1" office:value-type="string">
            <text:p text:style-name="P7">Lp.</text:p>
          </table:table-cell>
          <table:table-cell table:style-name="Tabela31.B1" office:value-type="string">
            <text:p text:style-name="P7">Okna, świetliki, drzwi i wrota</text:p>
          </table:table-cell>
          <table:table-cell table:style-name="Tabela31.C1" office:value-type="string">
            <text:p text:style-name="P3"><text:span text:style-name="T4">Współczynnik przenikania ciepła<text:line-break/>U</text:span><text:span text:style-name="T15">(max)</text:span><text:span text:style-name="T4"><text:line-break/>[W/(m</text:span><text:span text:style-name="T12">2</text:span><text:span text:style-name="T4"> · K)]</text:span></text:p>
          </table:table-cell>
        </table:table-row>
        <table:table-row table:style-name="Tabela31.1">
          <table:table-cell table:style-name="Tabela31.A1" office:value-type="string">
            <text:p text:style-name="P7">1</text:p>
          </table:table-cell>
          <table:table-cell table:style-name="Tabela31.B1" office:value-type="string">
            <text:p text:style-name="P7">2</text:p>
          </table:table-cell>
          <table:table-cell table:style-name="Tabela31.C1" office:value-type="string">
            <text:p text:style-name="P7">3</text:p>
          </table:table-cell>
        </table:table-row>
        <table:table-row table:style-name="Tabela31.1">
          <table:table-cell table:style-name="Tabela31.A3" office:value-type="string">
            <text:p text:style-name="P7">1</text:p>
          </table:table-cell>
          <table:table-cell table:style-name="Tabela31.B3" office:value-type="string">
            <text:p text:style-name="P13"><text:span text:style-name="T4">Okna (z wyjątkiem połaciowych), drzwi balkonowe i powierzchnie przezroczyste nieotwieralne w pomieszczeniach o t</text:span><text:span text:style-name="T15">i</text:span><text:span text:style-name="T4"> ≥ 16 °C:</text:span></text:p>
          </table:table-cell>
          <table:table-cell table:style-name="Tabela31.C3" office:value-type="string">
            <text:p text:style-name="P7"> </text:p>
          </table:table-cell>
        </table:table-row>
        <table:table-row table:style-name="Tabela31.1">
          <table:table-cell table:style-name="Tabela31.A3" office:value-type="string">
            <text:p text:style-name="P7"> </text:p>
          </table:table-cell>
          <table:table-cell table:style-name="Tabela31.B3" office:value-type="string">
            <text:p text:style-name="P8">a) w I, II i III strefie klimatycznej</text:p>
          </table:table-cell>
          <table:table-cell table:style-name="Tabela31.C3" office:value-type="string">
            <text:p text:style-name="P7">1,9</text:p>
          </table:table-cell>
        </table:table-row>
        <table:table-row table:style-name="Tabela31.1">
          <table:table-cell table:style-name="Tabela31.A1" office:value-type="string">
            <text:p text:style-name="P7"> </text:p>
          </table:table-cell>
          <table:table-cell table:style-name="Tabela31.B1" office:value-type="string">
            <text:p text:style-name="P8">b) w IV i V strefie klimatycznej</text:p>
          </table:table-cell>
          <table:table-cell table:style-name="Tabela31.C1" office:value-type="string">
            <text:p text:style-name="P7">1,7</text:p>
          </table:table-cell>
        </table:table-row>
        <table:table-row table:style-name="Tabela31.1">
          <table:table-cell table:style-name="Tabela31.A1" office:value-type="string">
            <text:p text:style-name="P7">2</text:p>
          </table:table-cell>
          <table:table-cell table:style-name="Tabela31.B1" office:value-type="string">
            <text:p text:style-name="P13"><text:span text:style-name="T4">Okna połaciowe (bez względu na strefę klimatyczną) w pomieszczeniach o t</text:span><text:span text:style-name="T15">i</text:span><text:span text:style-name="T4"> &gt; 16 °C</text:span></text:p>
          </table:table-cell>
          <table:table-cell table:style-name="Tabela31.C1" office:value-type="string">
            <text:p text:style-name="P7">1,8</text:p>
          </table:table-cell>
        </table:table-row>
        <table:table-row table:style-name="Tabela31.1">
          <table:table-cell table:style-name="Tabela31.A1" office:value-type="string">
            <text:p text:style-name="P7">3</text:p>
          </table:table-cell>
          <table:table-cell table:style-name="Tabela31.B1" office:value-type="string">
            <text:p text:style-name="P8">Okna w ścianach oddzielających pomieszczenia ogrzewane od nieogrzewanych</text:p>
          </table:table-cell>
          <table:table-cell table:style-name="Tabela31.C1" office:value-type="string">
            <text:p text:style-name="P7">2,6</text:p>
          </table:table-cell>
        </table:table-row>
        <table:table-row table:style-name="Tabela31.1">
          <table:table-cell table:style-name="Tabela31.A1" office:value-type="string">
            <text:p text:style-name="P7">4</text:p>
          </table:table-cell>
          <table:table-cell table:style-name="Tabela31.B1" office:value-type="string">
            <text:p text:style-name="P8">Drzwi i wrota w przegrodach zewnętrznych</text:p>
          </table:table-cell>
          <table:table-cell table:style-name="Tabela31.C1" office:value-type="string">
            <text:p text:style-name="P7">2,6</text:p>
          </table:table-cell>
        </table:table-row>
        <table:table-row table:style-name="Tabela31.1">
          <table:table-cell table:style-name="Tabela31.A9" table:number-columns-spanned="3" office:value-type="string">
            <text:p text:style-name="P13"><text:span text:style-name="T4">t</text:span><text:span text:style-name="T15">i</text:span><text:span text:style-name="T4"> - Temperatura obliczeniowa w pomieszczeniu zgodnie z § 134 ust. 2 rozporządzenia.</text:span></text:p>
          </table:table-cell>
          <table:covered-table-cell/>
          <table:covered-table-cell/>
        </table:table-row>
      </table:table>
      <text:p text:style-name="P9"><text:line-break/></text:p>
      <text:p text:style-name="P15"><text:span text:style-name="T5">1.3. Dopuszcza się dla budynku produkcyjnego, magazynowego i gospodarczego większe wartości współczynnika U niż U</text:span><text:span text:style-name="T16">(max)</text:span><text:span text:style-name="T5"> określone w pkt 1.1. i 1.2., jeśli uzasadnia to rachunek efektywności ekonomicznej inwestycji, obejmujący koszt budowy i eksploatacji budynku. </text:span></text:p>
      <text:p text:style-name="P15"><text:span text:style-name="T5">1.4. W budynku mieszkalnym, budynku zamieszkania zbiorowego, budynku użyteczności publicznej, a także budynku produkcyjnym, magazynowym i gospodarczym podłoga na gruncie w ogrzewanym pomieszczeniu powinna mieć izolację cieplną obwodową z materiału izolacyjnego w postaci warstwy o oporze cieplnym co najmniej 2,0 (m</text:span><text:span text:style-name="T13">2</text:span><text:span text:style-name="T5"> · K)/W, przy czym opór cieplny warstw podłogowych oblicza się zgodnie z Polską Normą dotyczącą obliczania oporu cieplnego i współczynnika przenikania ciepła. </text:span></text:p>
      <text:p text:style-name="P16">1.5. Izolacja cieplna przewodów rozdzielczych i komponentów w instalacjach centralnego ogrzewania, ciepłej wody użytkowej (w tym przewodów cyrkulacyjnych), instalacji chłodu i ogrzewania powietrznego powinna spełniać następujące wymagania minimalne określone w poniższej tabeli: </text:p>
      <text:p text:style-name="P10">Wymagania izolacji cieplnej przewodów i komponentów </text:p>
      <table:table table:name="Tabela32" table:style-name="Tabela32">
        <table:table-column table:style-name="Tabela32.A"/>
        <table:table-column table:style-name="Tabela32.B"/>
        <table:table-column table:style-name="Tabela32.C"/>
        <table:table-row table:style-name="Tabela32.1">
          <table:table-cell table:style-name="Tabela32.A1" office:value-type="string">
            <text:p text:style-name="P7">Lp.</text:p>
          </table:table-cell>
          <table:table-cell table:style-name="Tabela32.B1" office:value-type="string">
            <text:p text:style-name="P7">Rodzaj przewodu lub komponentu</text:p>
          </table:table-cell>
          <table:table-cell table:style-name="Tabela32.C1" office:value-type="string">
            <text:p text:style-name="P3"><text:span text:style-name="T4">Minimalna grubość izolacji cieplnej<text:line-break/>(materiał 0,035 W/(m · K)</text:span><text:span text:style-name="T12">1)</text:span></text:p>
          </table:table-cell>
        </table:table-row>
        <table:table-row table:style-name="Tabela32.1">
          <table:table-cell table:style-name="Tabela32.A1" office:value-type="string">
            <text:p text:style-name="P8">1</text:p>
          </table:table-cell>
          <table:table-cell table:style-name="Tabela32.B1" office:value-type="string">
            <text:p text:style-name="P8">Średnica wewnętrzna do 22 mm</text:p>
          </table:table-cell>
          <table:table-cell table:style-name="Tabela32.C1" office:value-type="string">
            <text:p text:style-name="P8">20 mm</text:p>
          </table:table-cell>
        </table:table-row>
        <table:table-row table:style-name="Tabela32.1">
          <table:table-cell table:style-name="Tabela32.A1" office:value-type="string">
            <text:p text:style-name="P8">2</text:p>
          </table:table-cell>
          <table:table-cell table:style-name="Tabela32.B1" office:value-type="string">
            <text:p text:style-name="P8">Średnica wewnętrzna od 22 do 35 mm</text:p>
          </table:table-cell>
          <table:table-cell table:style-name="Tabela32.C1" office:value-type="string">
            <text:p text:style-name="P8">30 mm</text:p>
          </table:table-cell>
        </table:table-row>
        <table:table-row table:style-name="Tabela32.1">
          <table:table-cell table:style-name="Tabela32.A1" office:value-type="string">
            <text:p text:style-name="P8">3</text:p>
          </table:table-cell>
          <table:table-cell table:style-name="Tabela32.B1" office:value-type="string">
            <text:p text:style-name="P8">Średnica wewnętrzna od 35 do 100 mm</text:p>
          </table:table-cell>
          <table:table-cell table:style-name="Tabela32.C1" office:value-type="string">
            <text:p text:style-name="P8">równa średnicy wewnętrznej rury</text:p>
          </table:table-cell>
        </table:table-row>
        <table:table-row table:style-name="Tabela32.1">
          <table:table-cell table:style-name="Tabela32.A1" office:value-type="string">
            <text:p text:style-name="P8">4</text:p>
          </table:table-cell>
          <table:table-cell table:style-name="Tabela32.B1" office:value-type="string">
            <text:p text:style-name="P8">Średnica wewnętrzna ponad 100 mm</text:p>
          </table:table-cell>
          <table:table-cell table:style-name="Tabela32.C1" office:value-type="string">
            <text:p text:style-name="P8">100 mm</text:p>
          </table:table-cell>
        </table:table-row>
        <table:table-row table:style-name="Tabela32.1">
          <table:table-cell table:style-name="Tabela32.A1" office:value-type="string">
            <text:p text:style-name="P8">5</text:p>
          </table:table-cell>
          <table:table-cell table:style-name="Tabela32.B1" office:value-type="string">
            <text:p text:style-name="P8">Przewody i armatura wg poz. 1-4 przechodzące przez ściany lub stropy, skrzyżowania przewodów</text:p>
          </table:table-cell>
          <table:table-cell table:style-name="Tabela32.C1" office:value-type="string">
            <text:p text:style-name="P8">1/2 wymagań z poz. 1-4</text:p>
          </table:table-cell>
        </table:table-row>
        <table:table-row table:style-name="Tabela32.1">
          <table:table-cell table:style-name="Tabela32.A1" office:value-type="string">
            <text:p text:style-name="P8">6</text:p>
          </table:table-cell>
          <table:table-cell table:style-name="Tabela32.B1" office:value-type="string">
            <text:p text:style-name="P8">Przewody ogrzewań centralnych wg poz. 1-4, ułożone w komponentach budowlanych między ogrzewanymi pomieszczeniami różnych użytkowników</text:p>
          </table:table-cell>
          <table:table-cell table:style-name="Tabela32.C1" office:value-type="string">
            <text:p text:style-name="P8">1/4 wymagań z poz. 1-4</text:p>
          </table:table-cell>
        </table:table-row>
        <table:table-row table:style-name="Tabela32.1">
          <table:table-cell table:style-name="Tabela32.A1" office:value-type="string">
            <text:p text:style-name="P8">7</text:p>
          </table:table-cell>
          <table:table-cell table:style-name="Tabela32.B1" office:value-type="string">
            <text:p text:style-name="P8">Przewody wg poz. 6 ułożone w podłodze</text:p>
          </table:table-cell>
          <table:table-cell table:style-name="Tabela32.C1" office:value-type="string">
            <text:p text:style-name="P8">6 mm</text:p>
          </table:table-cell>
        </table:table-row>
        <table:table-row table:style-name="Tabela32.1">
          <table:table-cell table:style-name="Tabela32.A1" office:value-type="string">
            <text:p text:style-name="P8">8</text:p>
          </table:table-cell>
          <table:table-cell table:style-name="Tabela32.B1" office:value-type="string">
            <text:p text:style-name="P8">Przewody ogrzewania powietrznego (ułożone wewnątrz izolacji cieplnej budynku)</text:p>
          </table:table-cell>
          <table:table-cell table:style-name="Tabela32.C1" office:value-type="string">
            <text:p text:style-name="P8">40 mm</text:p>
          </table:table-cell>
        </table:table-row>
        <table:table-row table:style-name="Tabela32.1">
          <table:table-cell table:style-name="Tabela32.A1" office:value-type="string">
            <text:p text:style-name="P8">9</text:p>
          </table:table-cell>
          <table:table-cell table:style-name="Tabela32.B1" office:value-type="string">
            <text:p text:style-name="P8">Przewody ogrzewania powietrznego (ułożone na zewnątrz <text:soft-page-break/>izolacji cieplnej budynku)</text:p>
          </table:table-cell>
          <table:table-cell table:style-name="Tabela32.C1" office:value-type="string">
            <text:p text:style-name="P8">80 mm</text:p>
          </table:table-cell>
        </table:table-row>
        <table:table-row table:style-name="Tabela32.1">
          <table:table-cell table:style-name="Tabela32.A1" office:value-type="string">
            <text:p text:style-name="P8">10</text:p>
          </table:table-cell>
          <table:table-cell table:style-name="Tabela32.B1" office:value-type="string">
            <text:p text:style-name="P13"><text:span text:style-name="T4">Przewody instalacji wody lodowej prowadzone wewnątrz budynku</text:span><text:span text:style-name="T12">2)</text:span></text:p>
          </table:table-cell>
          <table:table-cell table:style-name="Tabela32.C1" office:value-type="string">
            <text:p text:style-name="P8">50 % wymagań z poz. 1-4</text:p>
          </table:table-cell>
        </table:table-row>
        <table:table-row table:style-name="Tabela32.1">
          <table:table-cell table:style-name="Tabela32.A1" office:value-type="string">
            <text:p text:style-name="P8">11</text:p>
          </table:table-cell>
          <table:table-cell table:style-name="Tabela32.B1" office:value-type="string">
            <text:p text:style-name="P13"><text:span text:style-name="T4">Przewody instalacji wody lodowej prowadzone na zewnątrz budynku</text:span><text:span text:style-name="T12">2)</text:span></text:p>
          </table:table-cell>
          <table:table-cell table:style-name="Tabela32.C1" office:value-type="string">
            <text:p text:style-name="P8">100 % wymagań z poz. 1-4</text:p>
          </table:table-cell>
        </table:table-row>
      </table:table>
      <text:p text:style-name="P9"><text:line-break/></text:p>
      <text:p text:style-name="P15"><text:span text:style-name="T10">Uwaga:</text:span><text:span text:style-name="T5"> </text:span></text:p>
      <text:p text:style-name="P17"><text:span text:style-name="T13">1)</text:span><text:span text:style-name="T5"> przy zastosowaniu materiału izolacyjnego o innym współczynniku przenikania ciepła niż podano w tabeli należy odpowiednio skorygować grubość warstwy izolacyjnej,  </text:span></text:p>
      <text:p text:style-name="P17"><text:span text:style-name="T13">2)</text:span><text:span text:style-name="T5"> izolacja cieplna wykonana jako powietrznoszczelna. </text:span></text:p>
      <text:p text:style-name="P15"><text:span text:style-name="T5">2. </text:span><text:span text:style-name="T10">Inne wymagania związane z oszczędnością energii</text:span><text:span text:style-name="T5"> </text:span></text:p>
      <text:p text:style-name="P16">2.1. Powierzchnia okien. </text:p>
      <text:p text:style-name="P15"><text:span text:style-name="T5">2.1.1. W budynku mieszkalnym i zamieszkania zbiorowego pole powierzchni A</text:span><text:span text:style-name="T16">0</text:span><text:span text:style-name="T5">, wyrażone w m</text:span><text:span text:style-name="T13">2</text:span><text:span text:style-name="T5">, okien oraz przegród szklanych i przezroczystych, o współczynniku przenikania ciepła nie mniejszym niż 1,5 W/(m</text:span><text:span text:style-name="T13">2</text:span><text:span text:style-name="T5"> · K), obliczone według ich wymiarów modularnych, nie może być większe niż wartość A</text:span><text:span text:style-name="T16">0max</text:span><text:span text:style-name="T5"> obliczone według wzoru: </text:span></text:p>
      <text:p text:style-name="P2"><text:span text:style-name="T5">A</text:span><text:span text:style-name="T16">0max</text:span><text:span text:style-name="T5"> = 0,15 A</text:span><text:span text:style-name="T16">z</text:span><text:span text:style-name="T5"> + 0,03 A</text:span><text:span text:style-name="T16">w</text:span><text:span text:style-name="T5">   </text:span></text:p>
      <text:p text:style-name="P18">gdzie: </text:p>
      <text:p text:style-name="P17"><text:span text:style-name="T5">A</text:span><text:span text:style-name="T16">z</text:span><text:span text:style-name="T5"> - jest sumą pól powierzchni rzutu poziomego wszystkich kondygnacji nadziemnych (w zewnętrznym obrysie budynku) w pasie o szerokości 5 m wzdłuż ścian zewnętrznych, </text:span></text:p>
      <text:p text:style-name="P17"><text:span text:style-name="T5">A</text:span><text:span text:style-name="T16">w</text:span><text:span text:style-name="T5"> - jest sumą pól powierzchni pozostałej części rzutu poziomego wszystkich kondygnacji po odjęciu A</text:span><text:span text:style-name="T16">z</text:span><text:span text:style-name="T5">. </text:span></text:p>
      <text:p text:style-name="P15"><text:span text:style-name="T5">2.1.2. W budynku użyteczności publicznej pole powierzchni A</text:span><text:span text:style-name="T16">0</text:span><text:span text:style-name="T5">, wyrażone w m</text:span><text:span text:style-name="T13">2</text:span><text:span text:style-name="T5">, okien oraz przegród szklanych i przezroczystych, o współczynniku przenikania ciepła nie mniejszym niż 1,5 W/(m</text:span><text:span text:style-name="T13">2</text:span><text:span text:style-name="T5"> · K), obliczone według ich wymiarów modularnych, nie może być większe niż wartość A</text:span><text:span text:style-name="T16">0max</text:span><text:span text:style-name="T5"> obliczona według wzoru określonego w pkt 2.1.1., jeśli nie jest to sprzeczne z warunkami dotyczącymi zapewnienia niezbędnego oświetlenia światłem dziennym, określonymi w § 57 rozporządzenia. </text:span></text:p>
      <text:p text:style-name="P16">2.1.3. W budynku produkcyjnym, magazynowym i gospodarczym łączne pole powierzchni okien oraz ścian szklanych w stosunku do powierzchni całej elewacji nie może być większe niż: </text:p>
      <text:p text:style-name="P18">1) w budynku jednokondygnacyjnym (halowym) - 15%; </text:p>
      <text:p text:style-name="P18">2) w budynku wielokondygnacyjnym - 30 %. </text:p>
      <text:p text:style-name="P15"><text:span text:style-name="T5">2.1.4. We wszystkich rodzajach budynków współczynnik przepuszczalności energii całkowitej okna oraz przegród szklanych i przezroczystych g</text:span><text:span text:style-name="T16">c</text:span><text:span text:style-name="T5"> liczony według wzoru: </text:span></text:p>
      <text:p text:style-name="P2"><text:span text:style-name="T5">g</text:span><text:span text:style-name="T16">c</text:span><text:span text:style-name="T5"> = f</text:span><text:span text:style-name="T16">c</text:span><text:span text:style-name="T5"> · g</text:span><text:span text:style-name="T16">G</text:span><text:span text:style-name="T5"> </text:span></text:p>
      <text:p text:style-name="P18">gdzie: </text:p>
      <text:p text:style-name="P17"><text:span text:style-name="T5">g</text:span><text:span text:style-name="T16">G</text:span><text:span text:style-name="T5"> - współczynnik przepuszczalności energii całkowitej dla rodzaju oszklenia, </text:span></text:p>
      <text:p text:style-name="P17"><text:span text:style-name="T5">f</text:span><text:span text:style-name="T16">c</text:span><text:span text:style-name="T5"> - współczynnik korekcyjny redukcji promieniowania ze względu na zastosowane urządzenia przeciwsłoneczne, </text:span></text:p>
      <text:p text:style-name="P15"><text:span text:style-name="T5">nie może być większy niż 0,5, z wyłączeniem okien oraz przegród szklanych i przezroczystych, których udział f</text:span><text:span text:style-name="T16">G</text:span><text:span text:style-name="T5"> w powierzchni ściany jest większy niż 50 % powierzchni ściany - wówczas należy spełnić poniższą zależność: </text:span></text:p>
      <text:p text:style-name="P2"><text:span text:style-name="T5">g</text:span><text:span text:style-name="T16">c</text:span><text:span text:style-name="T5"> · f</text:span><text:span text:style-name="T16">G</text:span><text:span text:style-name="T5"> ≤ 0,25 </text:span></text:p>
      <text:p text:style-name="P18">gdzie: </text:p>
      <text:p text:style-name="P17"><text:span text:style-name="T5">f</text:span><text:span text:style-name="T16">G</text:span><text:span text:style-name="T5"> - udział powierzchni okien oraz przegród szklanych i przezroczystych w powierzchni ściany. </text:span></text:p>
      <text:p text:style-name="P16">2.1.5. Wartości współczynnika przepuszczalności energii całkowitej dla rodzaju oszklenia określa poniższa tabela: </text:p>
      <table:table table:name="Tabela33" table:style-name="Tabela33">
        <table:table-column table:style-name="Tabela33.A"/>
        <table:table-column table:style-name="Tabela33.B"/>
        <table:table-column table:style-name="Tabela33.C"/>
        <table:table-row table:style-name="Tabela33.1">
          <table:table-cell table:style-name="Tabela33.A1" office:value-type="string">
            <text:p text:style-name="P11">Lp.</text:p>
          </table:table-cell>
          <table:table-cell table:style-name="Tabela33.B1" office:value-type="string">
            <text:p text:style-name="P11">Rodzaj oszklenia</text:p>
          </table:table-cell>
          <table:table-cell table:style-name="Tabela33.C1" office:value-type="string">
            <text:p text:style-name="P3"><text:span text:style-name="T9">Współczynnik g</text:span><text:span text:style-name="T17">G</text:span><text:span text:style-name="T9"> przepuszczalności energii całkowitej</text:span></text:p>
          </table:table-cell>
        </table:table-row>
        <table:table-row table:style-name="Tabela33.1">
          <table:table-cell table:style-name="Tabela33.A1" office:value-type="string">
            <text:p text:style-name="P11">1</text:p>
          </table:table-cell>
          <table:table-cell table:style-name="Tabela33.B1" office:value-type="string">
            <text:p text:style-name="P11">2</text:p>
          </table:table-cell>
          <table:table-cell table:style-name="Tabela33.C1" office:value-type="string">
            <text:p text:style-name="P11">3</text:p>
          </table:table-cell>
        </table:table-row>
        <table:table-row table:style-name="Tabela33.1">
          <table:table-cell table:style-name="Tabela33.A1" office:value-type="string">
            <text:p text:style-name="P7">1</text:p>
          </table:table-cell>
          <table:table-cell table:style-name="Tabela33.B1" office:value-type="string">
            <text:p text:style-name="P8">Pojedynczo szklone</text:p>
          </table:table-cell>
          <table:table-cell table:style-name="Tabela33.C1" office:value-type="string">
            <text:p text:style-name="P7">0,85</text:p>
          </table:table-cell>
        </table:table-row>
        <table:table-row table:style-name="Tabela33.1">
          <table:table-cell table:style-name="Tabela33.A1" office:value-type="string">
            <text:p text:style-name="P7">2</text:p>
          </table:table-cell>
          <table:table-cell table:style-name="Tabela33.B1" office:value-type="string">
            <text:p text:style-name="P8">Podwójnie szklone</text:p>
          </table:table-cell>
          <table:table-cell table:style-name="Tabela33.C1" office:value-type="string">
            <text:p text:style-name="P7">0,75</text:p>
          </table:table-cell>
        </table:table-row>
        <table:table-row table:style-name="Tabela33.1">
          <table:table-cell table:style-name="Tabela33.A1" office:value-type="string">
            <text:p text:style-name="P7">3</text:p>
          </table:table-cell>
          <table:table-cell table:style-name="Tabela33.B1" office:value-type="string">
            <text:p text:style-name="P8">Podwójnie szklone z powłoką selektywną</text:p>
          </table:table-cell>
          <table:table-cell table:style-name="Tabela33.C1" office:value-type="string">
            <text:p text:style-name="P7">0,67</text:p>
          </table:table-cell>
        </table:table-row>
        <table:table-row table:style-name="Tabela33.1">
          <table:table-cell table:style-name="Tabela33.A1" office:value-type="string">
            <text:p text:style-name="P7">4</text:p>
          </table:table-cell>
          <table:table-cell table:style-name="Tabela33.B1" office:value-type="string">
            <text:p text:style-name="P8">Potrójnie szklone</text:p>
          </table:table-cell>
          <table:table-cell table:style-name="Tabela33.C1" office:value-type="string">
            <text:p text:style-name="P7">0,7</text:p>
          </table:table-cell>
        </table:table-row>
        <text:soft-page-break/>
        <table:table-row table:style-name="Tabela33.1">
          <table:table-cell table:style-name="Tabela33.A1" office:value-type="string">
            <text:p text:style-name="P7">5</text:p>
          </table:table-cell>
          <table:table-cell table:style-name="Tabela33.B1" office:value-type="string">
            <text:p text:style-name="P8">Potrójnie szklone z powłoką selektywną</text:p>
          </table:table-cell>
          <table:table-cell table:style-name="Tabela33.C1" office:value-type="string">
            <text:p text:style-name="P7">0,5</text:p>
          </table:table-cell>
        </table:table-row>
        <table:table-row table:style-name="Tabela33.1">
          <table:table-cell table:style-name="Tabela33.A1" office:value-type="string">
            <text:p text:style-name="P7">6</text:p>
          </table:table-cell>
          <table:table-cell table:style-name="Tabela33.B1" office:value-type="string">
            <text:p text:style-name="P8">Okna podwójne</text:p>
          </table:table-cell>
          <table:table-cell table:style-name="Tabela33.C1" office:value-type="string">
            <text:p text:style-name="P7">0,75</text:p>
          </table:table-cell>
        </table:table-row>
      </table:table>
      <text:p text:style-name="P9"><text:line-break/></text:p>
      <text:p text:style-name="P16">2.1.6. Wartości współczynnika korekcyjnego redukcji promieniowania ze względu na zastosowane urządzenia przeciwsłoneczne określa poniższa tabela: </text:p>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row table:style-name="Tabela34.1">
          <table:table-cell table:style-name="Tabela34.A1" table:number-rows-spanned="2" office:value-type="string">
            <text:p text:style-name="P7">Lp.</text:p>
          </table:table-cell>
          <table:table-cell table:style-name="Tabela34.B1" table:number-rows-spanned="2" office:value-type="string">
            <text:p text:style-name="P7">Typ zasłon</text:p>
          </table:table-cell>
          <table:table-cell table:style-name="Tabela34.B1" table:number-columns-spanned="2" office:value-type="string">
            <text:p text:style-name="P7">Właściwości optyczne</text:p>
          </table:table-cell>
          <table:covered-table-cell/>
          <table:table-cell table:style-name="Tabela34.E1" table:number-columns-spanned="2" office:value-type="string">
            <text:p text:style-name="P3"><text:span text:style-name="T4">Współczynnik korekcyjny redukcji promieniowania f</text:span><text:span text:style-name="T15">c</text:span></text:p>
          </table:table-cell>
          <table:covered-table-cell/>
        </table:table-row>
        <table:table-row table:style-name="Tabela34.1">
          <table:covered-table-cell/>
          <table:covered-table-cell/>
          <table:table-cell table:style-name="Tabela34.C2" office:value-type="string">
            <text:p text:style-name="P7">współczynnik absorpcji</text:p>
          </table:table-cell>
          <table:table-cell table:style-name="Tabela34.B1" office:value-type="string">
            <text:p text:style-name="P7">współczynnik przepuszczalności</text:p>
          </table:table-cell>
          <table:table-cell table:style-name="Tabela34.B1" office:value-type="string">
            <text:p text:style-name="P7">osłona wewnętrzna</text:p>
          </table:table-cell>
          <table:table-cell table:style-name="Tabela34.E1" office:value-type="string">
            <text:p text:style-name="P7">osłona zewnętrzna</text:p>
          </table:table-cell>
        </table:table-row>
        <table:table-row table:style-name="Tabela34.1">
          <table:table-cell table:style-name="Tabela34.A1" office:value-type="string">
            <text:p text:style-name="P7">1</text:p>
          </table:table-cell>
          <table:table-cell table:style-name="Tabela34.B1" office:value-type="string">
            <text:p text:style-name="P7">2</text:p>
          </table:table-cell>
          <table:table-cell table:style-name="Tabela34.B1" office:value-type="string">
            <text:p text:style-name="P7">3</text:p>
          </table:table-cell>
          <table:table-cell table:style-name="Tabela34.B1" office:value-type="string">
            <text:p text:style-name="P7">4</text:p>
          </table:table-cell>
          <table:table-cell table:style-name="Tabela34.B1" office:value-type="string">
            <text:p text:style-name="P7">5</text:p>
          </table:table-cell>
          <table:table-cell table:style-name="Tabela34.E1" office:value-type="string">
            <text:p text:style-name="P7">6</text:p>
          </table:table-cell>
        </table:table-row>
        <table:table-row table:style-name="Tabela34.1">
          <table:table-cell table:style-name="Tabela34.A1" table:number-rows-spanned="3" office:value-type="string">
            <text:p text:style-name="P8">1</text:p>
          </table:table-cell>
          <table:table-cell table:style-name="Tabela34.B1" table:number-rows-spanned="3" office:value-type="string">
            <text:p text:style-name="P8">Białe żaluzje o lamelach nastawnych</text:p>
          </table:table-cell>
          <table:table-cell table:style-name="Tabela34.C4" office:value-type="string">
            <text:p text:style-name="P7">0,1</text:p>
          </table:table-cell>
          <table:table-cell table:style-name="Tabela34.C4" office:value-type="string">
            <text:p text:style-name="P7">0,05</text:p>
          </table:table-cell>
          <table:table-cell table:style-name="Tabela34.C4" office:value-type="string">
            <text:p text:style-name="P7">0,25</text:p>
          </table:table-cell>
          <table:table-cell table:style-name="Tabela34.F4" office:value-type="string">
            <text:p text:style-name="P7">0,10</text:p>
          </table:table-cell>
        </table:table-row>
        <table:table-row table:style-name="Tabela34.1">
          <table:covered-table-cell/>
          <table:covered-table-cell/>
          <table:table-cell table:style-name="Tabela34.C5" office:value-type="string">
            <text:p text:style-name="P7"> </text:p>
          </table:table-cell>
          <table:table-cell table:style-name="Tabela34.C4" office:value-type="string">
            <text:p text:style-name="P7">0,1</text:p>
          </table:table-cell>
          <table:table-cell table:style-name="Tabela34.C4" office:value-type="string">
            <text:p text:style-name="P7">0,30</text:p>
          </table:table-cell>
          <table:table-cell table:style-name="Tabela34.F4" office:value-type="string">
            <text:p text:style-name="P7">0,15</text:p>
          </table:table-cell>
        </table:table-row>
        <table:table-row table:style-name="Tabela34.1">
          <table:covered-table-cell/>
          <table:covered-table-cell/>
          <table:table-cell table:style-name="Tabela34.C2" office:value-type="string">
            <text:p text:style-name="P7"> </text:p>
          </table:table-cell>
          <table:table-cell table:style-name="Tabela34.B1" office:value-type="string">
            <text:p text:style-name="P7">0,3</text:p>
          </table:table-cell>
          <table:table-cell table:style-name="Tabela34.B1" office:value-type="string">
            <text:p text:style-name="P7">0,45</text:p>
          </table:table-cell>
          <table:table-cell table:style-name="Tabela34.E1" office:value-type="string">
            <text:p text:style-name="P7">0,35</text:p>
          </table:table-cell>
        </table:table-row>
        <table:table-row table:style-name="Tabela34.1">
          <table:table-cell table:style-name="Tabela34.A1" table:number-rows-spanned="3" office:value-type="string">
            <text:p text:style-name="P8">2</text:p>
          </table:table-cell>
          <table:table-cell table:style-name="Tabela34.B1" table:number-rows-spanned="3" office:value-type="string">
            <text:p text:style-name="P8">Zasłony białe</text:p>
          </table:table-cell>
          <table:table-cell table:style-name="Tabela34.C4" office:value-type="string">
            <text:p text:style-name="P7">0,1</text:p>
          </table:table-cell>
          <table:table-cell table:style-name="Tabela34.C4" office:value-type="string">
            <text:p text:style-name="P7">0,5</text:p>
          </table:table-cell>
          <table:table-cell table:style-name="Tabela34.C4" office:value-type="string">
            <text:p text:style-name="P7">0,65</text:p>
          </table:table-cell>
          <table:table-cell table:style-name="Tabela34.F4" office:value-type="string">
            <text:p text:style-name="P7">0,55</text:p>
          </table:table-cell>
        </table:table-row>
        <table:table-row table:style-name="Tabela34.1">
          <table:covered-table-cell/>
          <table:covered-table-cell/>
          <table:table-cell table:style-name="Tabela34.C5" office:value-type="string">
            <text:p text:style-name="P7"> </text:p>
          </table:table-cell>
          <table:table-cell table:style-name="Tabela34.C4" office:value-type="string">
            <text:p text:style-name="P7">0,7</text:p>
          </table:table-cell>
          <table:table-cell table:style-name="Tabela34.C4" office:value-type="string">
            <text:p text:style-name="P7">0,80</text:p>
          </table:table-cell>
          <table:table-cell table:style-name="Tabela34.F4" office:value-type="string">
            <text:p text:style-name="P7">0,75</text:p>
          </table:table-cell>
        </table:table-row>
        <table:table-row table:style-name="Tabela34.1">
          <table:covered-table-cell/>
          <table:covered-table-cell/>
          <table:table-cell table:style-name="Tabela34.C2" office:value-type="string">
            <text:p text:style-name="P7"> </text:p>
          </table:table-cell>
          <table:table-cell table:style-name="Tabela34.B1" office:value-type="string">
            <text:p text:style-name="P7">0,9</text:p>
          </table:table-cell>
          <table:table-cell table:style-name="Tabela34.B1" office:value-type="string">
            <text:p text:style-name="P7">0,95</text:p>
          </table:table-cell>
          <table:table-cell table:style-name="Tabela34.E1" office:value-type="string">
            <text:p text:style-name="P7">0,95</text:p>
          </table:table-cell>
        </table:table-row>
        <table:table-row table:style-name="Tabela34.1">
          <table:table-cell table:style-name="Tabela34.A1" table:number-rows-spanned="3" office:value-type="string">
            <text:p text:style-name="P8">3</text:p>
          </table:table-cell>
          <table:table-cell table:style-name="Tabela34.B1" table:number-rows-spanned="3" office:value-type="string">
            <text:p text:style-name="P8">Tkaniny kolorowe</text:p>
          </table:table-cell>
          <table:table-cell table:style-name="Tabela34.C4" office:value-type="string">
            <text:p text:style-name="P7">0,3</text:p>
          </table:table-cell>
          <table:table-cell table:style-name="Tabela34.C4" office:value-type="string">
            <text:p text:style-name="P7">0,1</text:p>
          </table:table-cell>
          <table:table-cell table:style-name="Tabela34.C4" office:value-type="string">
            <text:p text:style-name="P7">0,42</text:p>
          </table:table-cell>
          <table:table-cell table:style-name="Tabela34.F4" office:value-type="string">
            <text:p text:style-name="P7">0,17</text:p>
          </table:table-cell>
        </table:table-row>
        <table:table-row table:style-name="Tabela34.1">
          <table:covered-table-cell/>
          <table:covered-table-cell/>
          <table:table-cell table:style-name="Tabela34.C5" office:value-type="string">
            <text:p text:style-name="P7"> </text:p>
          </table:table-cell>
          <table:table-cell table:style-name="Tabela34.C4" office:value-type="string">
            <text:p text:style-name="P7">0,3</text:p>
          </table:table-cell>
          <table:table-cell table:style-name="Tabela34.C4" office:value-type="string">
            <text:p text:style-name="P7">0,57</text:p>
          </table:table-cell>
          <table:table-cell table:style-name="Tabela34.F4" office:value-type="string">
            <text:p text:style-name="P7">0,37</text:p>
          </table:table-cell>
        </table:table-row>
        <table:table-row table:style-name="Tabela34.1">
          <table:covered-table-cell/>
          <table:covered-table-cell/>
          <table:table-cell table:style-name="Tabela34.C2" office:value-type="string">
            <text:p text:style-name="P7"> </text:p>
          </table:table-cell>
          <table:table-cell table:style-name="Tabela34.B1" office:value-type="string">
            <text:p text:style-name="P7">0,5</text:p>
          </table:table-cell>
          <table:table-cell table:style-name="Tabela34.B1" office:value-type="string">
            <text:p text:style-name="P7">0,77</text:p>
          </table:table-cell>
          <table:table-cell table:style-name="Tabela34.E1" office:value-type="string">
            <text:p text:style-name="P7">0,57</text:p>
          </table:table-cell>
        </table:table-row>
        <table:table-row table:style-name="Tabela34.1">
          <table:table-cell table:style-name="Tabela34.A1" office:value-type="string">
            <text:p text:style-name="P8">4</text:p>
          </table:table-cell>
          <table:table-cell table:style-name="Tabela34.B1" office:value-type="string">
            <text:p text:style-name="P8">Tkaniny z powłoką aluminiową</text:p>
          </table:table-cell>
          <table:table-cell table:style-name="Tabela34.B1" office:value-type="string">
            <text:p text:style-name="P7">0,2</text:p>
          </table:table-cell>
          <table:table-cell table:style-name="Tabela34.B1" office:value-type="string">
            <text:p text:style-name="P7">0,05</text:p>
          </table:table-cell>
          <table:table-cell table:style-name="Tabela34.B1" office:value-type="string">
            <text:p text:style-name="P7">0,20</text:p>
          </table:table-cell>
          <table:table-cell table:style-name="Tabela34.E1" office:value-type="string">
            <text:p text:style-name="P7">0,08</text:p>
          </table:table-cell>
        </table:table-row>
      </table:table>
      <text:p text:style-name="P9"><text:line-break/></text:p>
      <text:p text:style-name="P15"><text:span text:style-name="T5">2.1.7. Pkt 2.1.4. nie stosuje się w odniesieniu do powierzchni pionowych oraz powierzchni nachylonych więcej niż 60 stopni do poziomu, skierowanych w kierunkach od północno-zachodniego do północno-wschodniego (kierunek północy +/- 45 stopni), okien chronionych przed promieniowaniem słonecznym przez sztuczną przegrodę lub naturalną przegrodę budowlaną oraz do okien o powierzchni mniejszej niż 0,5 m</text:span><text:span text:style-name="T13">2</text:span><text:span text:style-name="T5">. </text:span></text:p>
      <text:p text:style-name="P16">2.2. Warunki spełnienia wymagań dotyczących powierzchniowej kondensacji pary wodnej. </text:p>
      <text:p text:style-name="P15"><text:span text:style-name="T5">2.2.1. W celu zachowania warunku, o którym mowa w § 321 ust. 1 rozporządzenia, w odniesieniu do przegród zewnętrznych budynków mieszkalnych, zamieszkania zbiorowego, użyteczności publicznej i produkcyjnych, rozwiązania przegród zewnętrznych i ich węzłów konstrukcyjnych powinny charakteryzować się współczynnikiem temperaturowym f</text:span><text:span text:style-name="T16">Rsi</text:span><text:span text:style-name="T5"> o wartości nie mniejszej niż wymagana wartość krytyczna, obliczona zgodnie z Polską Normą dotyczącą metody obliczania temperatury powierzchni wewnętrznej koniecznej do uniknięcia krytycznej wilgotności powierzchni i kondensacji międzywarstwowej. </text:span></text:p>
      <text:p text:style-name="P15"><text:span text:style-name="T5">2.2.2. Wymaganą wartość krytyczną współczynnika temperaturowego f</text:span><text:span text:style-name="T16">Rsi</text:span><text:span text:style-name="T5">  w pomieszczeniach ogrzewanych do temperatury co najmniej 20 °C w budynkach mieszkalnych, zamieszkania zbiorowego i użyteczności publicznej należy określać według rozdziału 5 Polskiej Normy, o której mowa w pkt 2.2.1., przy założeniu, że średnia miesięczna wartość wilgotności względnej powietrza wewnętrznego jest równa ϕ = 50 %, przy czym dopuszcza się przyjmowanie wymaganej wartości tego współczynnika równej 0,72. </text:span></text:p>
      <text:p text:style-name="P16">2.2.3. Wartość współczynnika temperaturowego charakteryzującego zastosowane rozwiązanie konstrukcyjno-materiałowe należy obliczać: </text:p>
      <text:p text:style-name="P18">1) dla przegrody - według Polskiej Normy, o której mowa w pkt 2.2.1.; </text:p>
      <text:p text:style-name="P18">2) dla mostków cieplnych: </text:p>
      <text:p text:style-name="P18">a) przy zastosowaniu przestrzennego modelu przegrody - według Polskiej Normy dotyczącej obliczania strumieni cieplnych i temperatury powierzchni, lub </text:p>
      <text:p text:style-name="P18">b) metodą uproszczoną - według Polskiej Normy dotyczącej obliczania strumieni cieplnych i temperatury powierzchni, korzystając z katalogów mostków cieplnych. </text:p>
      <text:p text:style-name="P16"><text:soft-page-break/>2.2.4. Sprawdzenie warunku, o którym mowa w § 321 ust. 3 rozporządzenia, należy przeprowadzać według rozdziału 6 Polskiej Normy, o której mowa w pkt 2.2.1. Nie dotyczy to przegród, w odniesieniu do których praktyka wykazała, że zjawisko kondensacji wewnętrznej w tych przegrodach nie występuje, jak na przykład murowane ściany jednowarstwowe. </text:p>
      <text:p text:style-name="P16">2.2.5. Dopuszcza się kondensację pary wodnej, o której mowa w § 321 ust. 2 rozporządzenia, wewnątrz przegrody w okresie zimowym, o ile struktura przegrody umożliwi wyparowanie kondensatu w okresie letnim i nie nastąpi przy tym degradacja materiałów budowlanych przegrody na skutek tej kondensacji. </text:p>
      <text:p text:style-name="P16">2.3. Szczelność na przenikanie powietrza. </text:p>
      <text:p text:style-name="P16">2.3.1. W budynku mieszkalnym, zamieszkania zbiorowego, budynku użyteczności publicznej, a także w budynku produkcyjnym przegrody zewnętrzne nieprzezroczyste, złącza między przegrodami i częściami przegród oraz połączenia okien z ościeżami należy projektować i wykonywać pod kątem osiągnięcia ich całkowitej szczelności na przenikanie powietrza. </text:p>
      <text:p text:style-name="P15"><text:span text:style-name="T5">2.3.2. W budynku mieszkalnym, zamieszkania zbiorowego i budynku użyteczności publicznej współczynnik infiltracji powietrza dla otwieranych okien i drzwi balkonowych powinien wynosić nie więcej niż 0,3 m</text:span><text:span text:style-name="T13">3</text:span><text:span text:style-name="T5">/(m · h · daPa</text:span><text:span text:style-name="T13">2/3</text:span><text:span text:style-name="T5">), z zastrzeżeniem § 155 ust. 3 i 4 rozporządzenia. </text:span></text:p>
      <text:p text:style-name="P16">Zaleca się przeprowadzenie sprawdzenia szczelności powietrznej budynku. Wymagana szczelność wynosi: </text:p>
      <text:p text:style-name="P17"><text:span text:style-name="T5">1) budynki z wentylacją grawitacyjną - n</text:span><text:span text:style-name="T16">50</text:span><text:span text:style-name="T5"> ≤ 3,0 h</text:span><text:span text:style-name="T13">-1</text:span><text:span text:style-name="T5">; </text:span></text:p>
      <text:p text:style-name="P17"><text:span text:style-name="T5">2) budynki z wentylacją mechaniczną - n</text:span><text:span text:style-name="T16">50</text:span><text:span text:style-name="T5"> ≤ 1,5 h</text:span><text:span text:style-name="T13">-1</text:span><text:span text:style-name="T5">. </text:span></text:p>
      <text:p text:style-name="P2"><text:bookmark-end text:name="doc_element_hash_marker"/><text:bookmark-end text:name="zakl"/><text:bookmark-start text:name="JEDN_23393_52_r"/><text:bookmark-end text:name="JEDN_23393_52_r"/><text:span text:style-name="T11">Załącznik nr 3</text:span><text:bookmark text:name="PP_23393_52_191"/><text:span text:style-name="T5"> </text:span></text:p>
      <text:p text:style-name="P5"><text:line-break/>STOSOWANE W ROZPORZĄDZENIU OKREŚLENIA DOTYCZĄCE PALNOŚCI I ROZPRZESTRZENIANIA OGNIA ORAZ ODPOWIADAJĄCE IM EUROPEJSKIE KLASY REAKCJI NA OGIEŃ I KLASY ODPORNOŚCI DACHÓW NA OGIEŃ ZEWNĘTRZNY</text:p>
      <text:p text:style-name="P15"><text:span text:style-name="T5">1. </text:span><text:span text:style-name="T10">Palność wyrobów (materiałów) budowlanych</text:span><text:span text:style-name="T5"> </text:span></text:p>
      <text:p text:style-name="P15"><text:span text:style-name="T5">1.1. Stosowanym w rozporządzeniu określeniom: niepalny, niezapalny, trudno zapalny, łatwo zapalny, niekapiący, samogasnący, intensywnie dymiący (z wyłączeniem posadzek - w tym wykładzin podłogowych) odpowiadają klasy reakcji na ogień, zgodnie z Polską Normą PN-EN 13501-1:2008 </text:span><text:span text:style-name="T8">„Klasyfikacja ogniowa wyrobów budowlanych i elementów budynków - Część 1: Klasyfikacja na podstawie badań reakcji na ogień”</text:span><text:span text:style-name="T5">, podane w kolumnie 2 tabeli 1. </text:span></text:p>
      <text:p text:style-name="P16">Tabela 1 </text:p>
      <table:table table:name="Tabela35" table:style-name="Tabela35">
        <table:table-column table:style-name="Tabela35.A"/>
        <table:table-column table:style-name="Tabela35.B"/>
        <table:table-column table:style-name="Tabela35.C"/>
        <table:table-row table:style-name="Tabela35.1">
          <table:table-cell table:style-name="Tabela35.A1" table:number-columns-spanned="2" office:value-type="string">
            <text:p text:style-name="P7">Określenia dotyczące palności<text:line-break/>stosowane w rozporządzeniu</text:p>
          </table:table-cell>
          <table:covered-table-cell/>
          <table:table-cell table:style-name="Tabela35.C1" office:value-type="string">
            <text:p text:style-name="P7">Klasy reakcji na ogień<text:line-break/>zgodnie z PN-EN 13501-1:2008</text:p>
          </table:table-cell>
        </table:table-row>
        <table:table-row table:style-name="Tabela35.1">
          <table:table-cell table:style-name="Tabela35.A1" table:number-columns-spanned="2" office:value-type="string">
            <text:p text:style-name="P8">Niepalne</text:p>
          </table:table-cell>
          <table:covered-table-cell/>
          <table:table-cell table:style-name="Tabela35.C1" office:value-type="string">
            <text:p text:style-name="P8">A1;<text:line-break/>A2-s1,d0; A2-s2,d0; A2-s3,d0;</text:p>
          </table:table-cell>
        </table:table-row>
        <table:table-row table:style-name="Tabela35.1">
          <table:table-cell table:style-name="Tabela35.A1" table:number-rows-spanned="3" office:value-type="string">
            <text:p text:style-name="P8">Palne</text:p>
          </table:table-cell>
          <table:table-cell table:style-name="Tabela35.B3" office:value-type="string">
            <text:p text:style-name="P8">niezapalne</text:p>
          </table:table-cell>
          <table:table-cell table:style-name="Tabela35.C1" office:value-type="string">
            <text:p text:style-name="P8">A2-s1,d1; A2-s2,d1; A2-s3,d1;<text:line-break/>A2-s1,d2; A2-s2,d2; A2-s3,d2; <text:line-break/>B-s1,d0; B-s2,d0; B-s3,d0; <text:line-break/>B-s1,d1; B-s2,d1; B-s3,d1; <text:line-break/>B-s1,d2; B-s2,d2; B-s3,d2;</text:p>
          </table:table-cell>
        </table:table-row>
        <table:table-row table:style-name="Tabela35.1">
          <table:covered-table-cell/>
          <table:table-cell table:style-name="Tabela35.B4" office:value-type="string">
            <text:p text:style-name="P8">trudno zapalne</text:p>
          </table:table-cell>
          <table:table-cell table:style-name="Tabela35.C1" office:value-type="string">
            <text:p text:style-name="P8">C-s1,d0; C-s2,d0; C-s3,d0; <text:line-break/>C-s1,d1; C-s2,d1; C-s3,d1; <text:line-break/>C-s1,d2; C-s2,d2; C-s3,d2; <text:line-break/>D-s1,d0; D-s1,d1; D-s1,d2;</text:p>
          </table:table-cell>
        </table:table-row>
        <table:table-row table:style-name="Tabela35.1">
          <table:covered-table-cell/>
          <table:table-cell table:style-name="Tabela35.B4" office:value-type="string">
            <text:p text:style-name="P8">łatwo zapalne</text:p>
          </table:table-cell>
          <table:table-cell table:style-name="Tabela35.C1" office:value-type="string">
            <text:p text:style-name="P8">D-s2,d0; D-s3,d0; <text:line-break/>D-s2,d1; D-s3,d1; <text:line-break/>D-s2,d2; D-s3,d2; <text:line-break/>E-d2; E; <text:line-break/>F</text:p>
          </table:table-cell>
        </table:table-row>
        <table:table-row table:style-name="Tabela35.1">
          <table:table-cell table:style-name="Tabela35.A1" table:number-columns-spanned="2" office:value-type="string">
            <text:p text:style-name="P8">Niekapiące</text:p>
          </table:table-cell>
          <table:covered-table-cell/>
          <table:table-cell table:style-name="Tabela35.C1" office:value-type="string">
            <text:p text:style-name="P8">A1; <text:line-break/>A2-s1,d0; A2-s2,d0; A2-s3,d0;<text:line-break/><text:soft-page-break/>B-s1,d0; B-s2,d0; B-s3,d0; <text:line-break/>C-s1,d0; C-s2,d0; C-s3,d0; <text:line-break/>D-s1,d0; D-s2,d0; D-s3,d0;</text:p>
          </table:table-cell>
        </table:table-row>
        <table:table-row table:style-name="Tabela35.1">
          <table:table-cell table:style-name="Tabela35.A1" table:number-columns-spanned="2" office:value-type="string">
            <text:p text:style-name="P8">Samogasnące</text:p>
          </table:table-cell>
          <table:covered-table-cell/>
          <table:table-cell table:style-name="Tabela35.C1" office:value-type="string">
            <text:p text:style-name="P8">co najmniej E</text:p>
          </table:table-cell>
        </table:table-row>
        <table:table-row table:style-name="Tabela35.1">
          <table:table-cell table:style-name="Tabela35.A1" table:number-columns-spanned="2" office:value-type="string">
            <text:p text:style-name="P8">Intensywnie dymiące</text:p>
          </table:table-cell>
          <table:covered-table-cell/>
          <table:table-cell table:style-name="Tabela35.C1" office:value-type="string">
            <text:p text:style-name="P8">A2-s3,d0; A2-s3,d1; A2-s3,d2; <text:line-break/>B-s3,d0; B-s3,d1; B-s3,d2; <text:line-break/>C-s3,d0; C-s3,d1; C-s3,d2; <text:line-break/>D-s3,d0; D-s3,d1; D-s3,d2; <text:line-break/>E-d2 ; E; <text:line-break/>F</text:p>
          </table:table-cell>
        </table:table-row>
      </table:table>
      <text:p text:style-name="P9"><text:line-break/></text:p>
      <text:p text:style-name="P15"><text:span text:style-name="T5">1.2. Stosowanym w rozporządzeniu określeniom: niepalny, niezapalny, trudno zapalny, intensywnie dymiący dotyczącym posadzek (w tym wykładzin podłogowych) odpowiadają klasy reakcji na ogień, zgodnie z Polską Normą PN-EN 13501-1:2008 </text:span><text:span text:style-name="T8">„Klasyfikacja ogniowa wyrobów budowlanych i elementów budynków - Część 1: Klasyfikacja na podstawie badań reakcji na ogień”</text:span><text:span text:style-name="T5">, podane w kolumnie 2 tabeli 2. </text:span></text:p>
      <text:p text:style-name="P16">Tabela 2 </text:p>
      <table:table table:name="Tabela36" table:style-name="Tabela36">
        <table:table-column table:style-name="Tabela36.A"/>
        <table:table-column table:style-name="Tabela36.B"/>
        <table:table-row table:style-name="Tabela36.1">
          <table:table-cell table:style-name="Tabela36.A1" office:value-type="string">
            <text:p text:style-name="P7">Określenia dotyczące palności stosowane w rozporządzeniu</text:p>
          </table:table-cell>
          <table:table-cell table:style-name="Tabela36.B1" office:value-type="string">
            <text:p text:style-name="P7">Klasy reakcji na ogień<text:line-break/>zgodnie z PN-EN 13501-1:2008</text:p>
          </table:table-cell>
        </table:table-row>
        <table:table-row table:style-name="Tabela36.1">
          <table:table-cell table:style-name="Tabela36.A1" office:value-type="string">
            <text:p text:style-name="P8">Niepalne</text:p>
          </table:table-cell>
          <table:table-cell table:style-name="Tabela36.B1" office:value-type="string">
            <text:p text:style-name="P13"><text:span text:style-name="T4">A1</text:span><text:span text:style-name="T15">fl</text:span><text:span text:style-name="T4">; A2</text:span><text:span text:style-name="T15">fl</text:span><text:span text:style-name="T4">-s1; A2</text:span><text:span text:style-name="T15">fl</text:span><text:span text:style-name="T4">-s2</text:span></text:p>
          </table:table-cell>
        </table:table-row>
        <table:table-row table:style-name="Tabela36.1">
          <table:table-cell table:style-name="Tabela36.A1" office:value-type="string">
            <text:p text:style-name="P8">Trudno zapalne</text:p>
          </table:table-cell>
          <table:table-cell table:style-name="Tabela36.B1" office:value-type="string">
            <text:p text:style-name="P13"><text:span text:style-name="T4">B</text:span><text:span text:style-name="T15">fl</text:span><text:span text:style-name="T4">-s1; B</text:span><text:span text:style-name="T15">fl</text:span><text:span text:style-name="T4">-s2; C</text:span><text:span text:style-name="T15">fl</text:span><text:span text:style-name="T4">-s1; C</text:span><text:span text:style-name="T15">fl</text:span><text:span text:style-name="T4">-s2</text:span></text:p>
          </table:table-cell>
        </table:table-row>
        <table:table-row table:style-name="Tabela36.1">
          <table:table-cell table:style-name="Tabela36.A1" office:value-type="string">
            <text:p text:style-name="P8">Łatwo zapalne</text:p>
          </table:table-cell>
          <table:table-cell table:style-name="Tabela36.B1" office:value-type="string">
            <text:p text:style-name="P13"><text:span text:style-name="T4">D</text:span><text:span text:style-name="T15">fl</text:span><text:span text:style-name="T4">-s1; D</text:span><text:span text:style-name="T15">fl</text:span><text:span text:style-name="T4">-s2; E</text:span><text:span text:style-name="T15">fl</text:span><text:span text:style-name="T4">; F</text:span><text:span text:style-name="T15">fl</text:span></text:p>
          </table:table-cell>
        </table:table-row>
        <table:table-row table:style-name="Tabela36.1">
          <table:table-cell table:style-name="Tabela36.A1" office:value-type="string">
            <text:p text:style-name="P8">Intensywnie dymiące</text:p>
          </table:table-cell>
          <table:table-cell table:style-name="Tabela36.B1" office:value-type="string">
            <text:p text:style-name="P13"><text:span text:style-name="T4">A2</text:span><text:span text:style-name="T15">fl</text:span><text:span text:style-name="T4">-s2; B</text:span><text:span text:style-name="T15">fl</text:span><text:span text:style-name="T4">-s2; C</text:span><text:span text:style-name="T15">fl</text:span><text:span text:style-name="T4">-s2; D</text:span><text:span text:style-name="T15">fl</text:span><text:span text:style-name="T4">-s2; E</text:span><text:span text:style-name="T15">fl</text:span><text:span text:style-name="T4">; F</text:span><text:span text:style-name="T15">fl</text:span></text:p>
          </table:table-cell>
        </table:table-row>
      </table:table>
      <text:p text:style-name="P6"><text:line-break/></text:p>
      <text:p text:style-name="P18">Uwaga: Stosowane w pkt 1.1. i 1.2. określenia odnoszą się także do wyrobów (materiałów) budowlanych uznanych za spełniające wymagania w zakresie reakcji na ogień, bez potrzeby prowadzenia badań, których wykazy zawarte są w decyzjach Komisji Europejskiej publikowanych w Dzienniku Urzędowym Unii Europejskiej. </text:p>
      <text:p text:style-name="P15"><text:span text:style-name="T5">2. </text:span><text:span text:style-name="T10">Rozprzestrzenianie ognia przez elementy budynku z wyłączeniem ścian zewnętrznych przy działaniu ognia z zewnątrz budynku</text:span><text:span text:style-name="T5"> </text:span></text:p>
      <text:p text:style-name="P16">2.1. Nierozprzestrzeniającym ognia elementom budynku odpowiadają elementy: </text:p>
      <text:p text:style-name="P18">- wykonane z wyrobów klasy reakcji na ogień: A1; A2-s1,d0 A2-s2,d0; A2-s3,d0; B-s1,d0; Bs-2,d0 oraz Bs-3,d0; </text:p>
      <text:p text:style-name="P18">- stanowiące wyrób o klasie reakcji na ogień: A1; A2-s1,d0; A2-s2,d0; A2-s3,d0; B-s1,d0; B-s2,d0 oraz B-s3,d0, przy czym warstwa izolacyjna elementów warstwowych powinna mieć klasę reakcji na ogień co najmniej E; </text:p>
      <text:p text:style-name="P16">2.2. Słabo rozprzestrzeniającym ogień elementom budynku odpowiadają elementy: </text:p>
      <text:p text:style-name="P18">- wykonane z wyrobów klasy reakcji na ogień: C-s1,d0; C-s2,d0; C-s3,d0 oraz D-s1,d0; </text:p>
      <text:p text:style-name="P18">- stanowiące wyrób o klasie reakcji na ogień: C-s1,d0; C-s2,d0; C-s3, d0 oraz D-s1,d0, przy czym warstwa izolacyjna elementów warstwowych powinna mieć klasę reakcji na ogień co najmniej E. </text:p>
      <text:p text:style-name="P15"><text:span text:style-name="T5">3. </text:span><text:span text:style-name="T10">Rozprzestrzenianie ognia przez przewody i izolacje cieplne przewodów instalacyjnych stosowanych wewnątrz budynku</text:span><text:span text:style-name="T5"> </text:span></text:p>
      <text:p text:style-name="P16">Nierozprzestrzeniającym ognia przewodom wentylacyjnym, wodociągowym, kanalizacyjnym i grzewczym oraz ich izolacjom cieplnym odpowiadają: </text:p>
      <text:p text:style-name="P17"><text:span text:style-name="T5">- przewody i izolacje wykonane z wyrobów klasy reakcji na ogień: A1</text:span><text:span text:style-name="T16">L</text:span><text:span text:style-name="T5">; A2</text:span><text:span text:style-name="T16">L</text:span><text:span text:style-name="T5">-s1,d0; A2</text:span><text:span text:style-name="T16">L</text:span><text:span text:style-name="T5">-s2,d0; A2</text:span><text:span text:style-name="T16">L</text:span><text:span text:style-name="T5">-s3,d0; B</text:span><text:span text:style-name="T16">L</text:span><text:span text:style-name="T5">-s1,d0; B</text:span><text:span text:style-name="T16">L</text:span><text:span text:style-name="T5">-s2,d0 oraz B</text:span><text:span text:style-name="T16">L</text:span><text:span text:style-name="T5">-s3,d0; </text:span></text:p>
      <text:p text:style-name="P17"><text:span text:style-name="T5">- przewody i izolacje stanowiące wyrób o klasie reakcji na ogień wg PN-EN 13501-1:2008: A1</text:span><text:span text:style-name="T16">L</text:span><text:span text:style-name="T5">; A2</text:span><text:span text:style-name="T16">L</text:span><text:span text:style-name="T5">-s1,d0; A2</text:span><text:span text:style-name="T16">L</text:span><text:span text:style-name="T5">-s2,d0; A2</text:span><text:span text:style-name="T16">L</text:span><text:span text:style-name="T5">-s3,d0; B</text:span><text:span text:style-name="T16">L</text:span><text:span text:style-name="T5">-s1,d0; B</text:span><text:span text:style-name="T16">L</text:span><text:span text:style-name="T5">-s2,d0 oraz B</text:span><text:span text:style-name="T16">L</text:span><text:span text:style-name="T5">-s3,d0, przy czym warstwa izolacyjna elementów warstwowych powinna mieć klasę reakcji na ogień co najmniej E. </text:span></text:p>
      <text:p text:style-name="P15"><text:span text:style-name="T5">4. </text:span><text:span text:style-name="T10">Rozprzestrzenianie ognia przez przekrycia dachów</text:span><text:span text:style-name="T5"> </text:span></text:p>
      <text:p text:style-name="P16">4.1. Nierozprzestrzeniającym ognia przekryciom dachów odpowiadają przekrycia: </text:p>
      <text:p text:style-name="P17"><text:soft-page-break/><text:span text:style-name="T5">1) klasy B</text:span><text:span text:style-name="T16">ROOF</text:span><text:span text:style-name="T5"> (t1) badane zgodnie z Polską Normą PN-ENV 1187:2004 </text:span><text:span text:style-name="T8">„Metody badań oddziaływania ognia zewnętrznego na dachy”</text:span><text:span text:style-name="T5">; badanie 1. </text:span></text:p>
      <text:p text:style-name="P17"><text:span text:style-name="T5">2) klasy B</text:span><text:span text:style-name="T16">ROOF</text:span><text:span text:style-name="T5">, uznane za spełniające wymagania w zakresie odporności wyrobów na działanie ognia zewnętrznego, bez potrzeby przeprowadzenia badań, których wykazy zawarte są w decyzjach Komisji Europejskiej publikowanych w Dzienniku Urzędowym Unii Europejskiej. </text:span></text:p>
      <text:p text:style-name="P15"><text:span text:style-name="T5">Warunki i kryteria techniczne dla przekryć klasy B</text:span><text:span text:style-name="T16">ROOF</text:span><text:span text:style-name="T5"> (t1), o których mowa w pkt 1, podano w tabeli 3. </text:span></text:p>
      <text:p text:style-name="P16">Tabela 3 </text:p>
      <table:table table:name="Tabela37" table:style-name="Tabela37">
        <table:table-column table:style-name="Tabela37.A"/>
        <table:table-column table:style-name="Tabela37.B"/>
        <table:table-row table:style-name="Tabela37.1">
          <table:table-cell table:style-name="Tabela37.A1" office:value-type="string">
            <text:p text:style-name="P7">Grupy kryteriów</text:p>
          </table:table-cell>
          <table:table-cell table:style-name="Tabela37.B1" office:value-type="string">
            <text:p text:style-name="P3"><text:span text:style-name="T4">Warunki i kryteria dla klasy B</text:span><text:span text:style-name="T15">ROOF</text:span><text:span text:style-name="T4"> (t1)<text:line-break/>(konieczne spełnienie wszystkich<text:line-break/>wymienionych poniżej)</text:span></text:p>
          </table:table-cell>
        </table:table-row>
        <table:table-row table:style-name="Tabela37.1">
          <table:table-cell table:style-name="Tabela37.A2" office:value-type="string">
            <text:p text:style-name="P12">Grupa a</text:p>
          </table:table-cell>
          <table:table-cell table:style-name="Tabela37.B1" office:value-type="string">
            <text:p text:style-name="P8">zasięg zniszczenia (na zewnątrz i wewnątrz dachu) w górę dachu &lt; 0,70 m</text:p>
          </table:table-cell>
        </table:table-row>
        <table:table-row table:style-name="Tabela37.1">
          <table:table-cell table:style-name="Tabela37.A1" table:number-rows-spanned="5" office:value-type="string">
            <text:p text:style-name="P8">powierzchniowe rozprzestrzenianie ognia</text:p>
          </table:table-cell>
          <table:table-cell table:style-name="Tabela37.B1" office:value-type="string">
            <text:p text:style-name="P8">zasięg zniszczenia (na zewnątrz i wewnątrz dachu) w dół dachu &lt; 0,60 m</text:p>
          </table:table-cell>
        </table:table-row>
        <table:table-row table:style-name="Tabela37.1">
          <table:covered-table-cell/>
          <table:table-cell table:style-name="Tabela37.B4" office:value-type="string">
            <text:p text:style-name="P8">maksymalny zasięg zniszczenia na skutek spalania (na zewnątrz i wewnątrz dachu) &lt; 0,80 m</text:p>
          </table:table-cell>
        </table:table-row>
        <table:table-row table:style-name="Tabela37.1">
          <table:covered-table-cell/>
          <table:table-cell table:style-name="Tabela37.B4" office:value-type="string">
            <text:p text:style-name="P8">brak palących się materiałów (kropli lub odpadów stałych) spadających od strony eksponowanej</text:p>
          </table:table-cell>
        </table:table-row>
        <table:table-row table:style-name="Tabela37.1">
          <table:covered-table-cell/>
          <table:table-cell table:style-name="Tabela37.B4" office:value-type="string">
            <text:p text:style-name="P8">boczny zasięg ognia nie osiąga krawędzi mierzonej strefy (pasa)</text:p>
          </table:table-cell>
        </table:table-row>
        <table:table-row table:style-name="Tabela37.1">
          <table:covered-table-cell/>
          <table:table-cell table:style-name="Tabela37.B4" office:value-type="string">
            <text:p text:style-name="P8">maksymalny zasięg (promień) zniszczenia na dachach płaskich (na zewnątrz i wewnątrz dachu) &lt; 0,20 m</text:p>
          </table:table-cell>
        </table:table-row>
        <table:table-row table:style-name="Tabela37.1">
          <table:table-cell table:style-name="Tabela37.A2" office:value-type="string">
            <text:p text:style-name="P12">Grupa b</text:p>
          </table:table-cell>
          <table:table-cell table:style-name="Tabela37.B1" office:value-type="string">
            <text:p text:style-name="P8">brak palących się lub żarzących się cząstek penetrujących konstrukcję dachu</text:p>
          </table:table-cell>
        </table:table-row>
        <table:table-row table:style-name="Tabela37.1">
          <table:table-cell table:style-name="Tabela37.A1" table:number-rows-spanned="3" office:value-type="string">
            <text:p text:style-name="P8">penetracja ognia do wewnątrz budynku</text:p>
          </table:table-cell>
          <table:table-cell table:style-name="Tabela37.B1" office:value-type="string">
            <text:p text:style-name="P13"><text:span text:style-name="T4">brak pojedynczych otworów przelotowych o powierzchni &gt; 25 mm</text:span><text:span text:style-name="T12">2</text:span></text:p>
          </table:table-cell>
        </table:table-row>
        <table:table-row table:style-name="Tabela37.1">
          <table:covered-table-cell/>
          <table:table-cell table:style-name="Tabela37.B4" office:value-type="string">
            <text:p text:style-name="P13"><text:span text:style-name="T4">suma powierzchni wszystkich otworów przelotowych &lt; 4500 mm</text:span><text:span text:style-name="T12">2</text:span></text:p>
          </table:table-cell>
        </table:table-row>
        <table:table-row table:style-name="Tabela37.1">
          <table:covered-table-cell/>
          <table:table-cell table:style-name="Tabela37.B4" office:value-type="string">
            <text:p text:style-name="P8">brak wewnętrznego spalania w postaci żarzenia</text:p>
          </table:table-cell>
        </table:table-row>
      </table:table>
      <text:p text:style-name="P9"><text:line-break/></text:p>
      <text:p text:style-name="P16">4.2. Przekrycia dachów spełniające kryteria grupy b i niespełniające jednego lub więcej kryteriów grupy a klasyfikuje się jako słabo rozprzestrzeniające ogień. </text:p>
      <text:p text:style-name="P15"><text:span text:style-name="T5">4.3. Przekrycia dachów klasy F</text:span><text:span text:style-name="T16">ROOF</text:span><text:span text:style-name="T5">(t1) klasyfikuje się jako przekrycia silnie rozprzestrzeniające ogień. </text:span><text:bookmark-end text:name="PP_23393_1_1"/><text:bookmark-end text:name="JEDN_23393_1_0"/><text:bookmark-end text:name="JEDN_23393_1_1"/><text:bookmark-end text:name="PP_23393_1_2"/><text:bookmark-end text:name="PP_23393_1_3"/><text:bookmark-end text:name="PP_23393_1_4"/><text:bookmark-end text:name="PP_23393_1_5"/><text:bookmark-end text:name="JEDN_23393_1_2"/><text:bookmark-end text:name="PP_23393_1_6"/><text:bookmark-end text:name="PP_23393_1_7"/><text:bookmark-end text:name="PP_23393_1_8"/><text:bookmark-end text:name="PP_23393_1_9"/><text:bookmark-end text:name="PP_23393_1_10"/><text:bookmark-end text:name="PP_23393_1_11"/><text:bookmark-end text:name="PP_23393_1_12"/><text:bookmark-end text:name="JEDN_23393_1_3"/><text:bookmark-end text:name="JEDN_23393_1_4"/><text:bookmark-end text:name="JEDN_23393_1_5"/><text:bookmark-end text:name="PP_23393_1_13"/><text:bookmark-end text:name="JEDN_23393_1_6"/><text:bookmark-end text:name="PP_23393_1_15"/><text:bookmark-end text:name="JEDN_23393_1_7"/><text:bookmark-end text:name="JEDN_23393_1_8"/><text:bookmark-end text:name="PP_23393_1_16"/><text:bookmark-end text:name="JEDN_23393_2_r"/><text:bookmark-end text:name="JEDN_23393_2_0"/><text:bookmark-end text:name="JEDN_23393_2_1"/><text:bookmark-end text:name="PP_23393_2_18"/><text:bookmark-end text:name="JEDN_23393_2_2"/><text:bookmark-end text:name="PP_23393_2_19"/><text:bookmark-end text:name="JEDN_23393_2_3"/><text:bookmark-end text:name="PP_23393_2_21"/><text:bookmark-end text:name="JEDN_23393_3_r"/><text:bookmark-end text:name="JEDN_23393_3_0"/><text:bookmark-end text:name="JEDN_23393_3_1"/><text:bookmark-end text:name="PP_23393_3_22"/><text:bookmark-end text:name="JEDN_23393_3_2"/><text:bookmark-end text:name="PP_23393_3_23"/><text:bookmark-end text:name="JEDN_23393_3_3"/><text:bookmark-end text:name="PP_23393_3_24"/><text:bookmark-end text:name="JEDN_23393_4_r"/><text:bookmark-end text:name="JEDN_23393_4_0"/><text:bookmark-end text:name="JEDN_23393_4_1"/><text:bookmark-end text:name="PP_23393_4_25"/><text:bookmark-end text:name="PP_23393_4_26"/><text:bookmark-end text:name="PP_23393_4_27"/><text:bookmark-end text:name="JEDN_23393_4_2"/><text:bookmark-end text:name="JEDN_23393_4_3"/><text:bookmark-end text:name="JEDN_23393_5_r"/><text:bookmark-end text:name="JEDN_23393_5_0"/><text:bookmark-end text:name="JEDN_23393_5_1"/><text:bookmark-end text:name="JEDN_23393_5_2"/><text:bookmark-end text:name="JEDN_23393_5_3"/><text:bookmark-end text:name="JEDN_23393_6_r"/><text:bookmark-end text:name="JEDN_23393_6_0"/><text:bookmark-end text:name="JEDN_23393_6_1"/><text:bookmark-end text:name="JEDN_23393_6_2"/><text:bookmark-end text:name="JEDN_23393_6_3"/><text:bookmark-end text:name="JEDN_23393_6_4"/><text:bookmark-end text:name="JEDN_23393_7_r"/><text:bookmark-end text:name="JEDN_23393_7_0"/><text:bookmark-end text:name="JEDN_23393_7_1"/><text:bookmark-end text:name="JEDN_23393_7_2"/><text:bookmark-end text:name="JEDN_23393_8_r"/><text:bookmark-end text:name="JEDN_23393_8_0"/><text:bookmark-end text:name="JEDN_23393_8_1"/><text:bookmark-end text:name="JEDN_23393_8_2"/><text:bookmark-end text:name="JEDN_23393_8_3"/><text:bookmark-end text:name="JEDN_23393_8_4"/><text:bookmark-end text:name="JEDN_23393_9_r"/><text:bookmark-end text:name="JEDN_23393_9_0"/><text:bookmark-end text:name="JEDN_23393_9_1"/><text:bookmark-end text:name="PP_23393_9_28"/><text:bookmark-end text:name="JEDN_23393_10_r"/><text:bookmark-end text:name="JEDN_23393_10_0"/><text:bookmark-end text:name="JEDN_23393_10_1"/><text:bookmark-end text:name="PP_23393_10_29"/><text:bookmark-end text:name="JEDN_23393_10_2"/><text:bookmark-end text:name="JEDN_23393_11_r"/><text:bookmark-end text:name="JEDN_23393_11_0"/><text:bookmark-end text:name="JEDN_23393_11_1"/><text:bookmark-end text:name="JEDN_23393_11_2"/><text:bookmark-end text:name="JEDN_23393_11_3"/><text:bookmark-end text:name="JEDN_23393_11_4"/><text:bookmark-end text:name="JEDN_23393_11_5"/><text:bookmark-end text:name="JEDN_23393_11_6"/><text:bookmark-end text:name="JEDN_23393_11_7"/><text:bookmark-end text:name="JEDN_23393_11_8"/><text:bookmark-end text:name="JEDN_23393_11_9"/><text:bookmark-end text:name="JEDN_23393_11_10"/><text:bookmark-end text:name="PP_23393_11_30"/><text:bookmark-end text:name="PP_23393_11_31"/><text:bookmark-end text:name="JEDN_23393_11_11"/><text:bookmark-end text:name="PP_23393_11_32"/><text:bookmark-end text:name="JEDN_23393_11_12"/><text:bookmark-end text:name="PP_23393_11_33"/><text:bookmark-end text:name="JEDN_23393_12_r"/><text:bookmark-end text:name="JEDN_23393_12_0"/><text:bookmark-end text:name="JEDN_23393_12_1"/><text:bookmark-end text:name="JEDN_23393_12_2"/><text:bookmark-end text:name="PP_23393_12_34"/><text:bookmark-end text:name="JEDN_23393_12_3"/><text:bookmark-end text:name="JEDN_23393_13_r"/><text:bookmark-end text:name="JEDN_23393_13_0"/><text:bookmark-end text:name="JEDN_23393_13_1"/><text:bookmark-end text:name="PP_23393_13_35"/><text:bookmark-end text:name="JEDN_23393_13_2"/><text:bookmark-end text:name="JEDN_23393_13_3"/><text:bookmark-end text:name="JEDN_23393_13_4"/><text:bookmark-end text:name="PP_23393_13_36"/><text:bookmark-end text:name="JEDN_23393_14_r"/><text:bookmark-end text:name="JEDN_23393_14_0"/><text:bookmark-end text:name="JEDN_23393_14_1"/><text:bookmark-end text:name="JEDN_23393_14_2"/><text:bookmark-end text:name="PP_23393_14_37"/><text:bookmark-end text:name="JEDN_23393_14_3"/><text:bookmark-end text:name="PP_23393_14_39"/><text:bookmark-end text:name="PP_23393_14_40"/><text:bookmark-end text:name="PP_23393_14_41"/><text:bookmark-end text:name="JEDN_23393_14_4"/><text:bookmark-end text:name="JEDN_23393_14_5"/><text:bookmark-end text:name="PP_23393_14_42"/><text:bookmark-end text:name="PP_23393_14_43"/><text:bookmark-end text:name="JEDN_23393_15_r"/><text:bookmark-end text:name="JEDN_23393_15_0"/><text:bookmark-end text:name="JEDN_23393_15_1"/><text:bookmark-end text:name="JEDN_23393_15_2"/><text:bookmark-end text:name="JEDN_23393_15_3"/><text:bookmark-end text:name="JEDN_23393_16_r"/><text:bookmark-end text:name="JEDN_23393_16_0"/><text:bookmark-end text:name="JEDN_23393_16_1"/><text:bookmark-end text:name="JEDN_23393_16_2"/><text:bookmark-end text:name="JEDN_23393_16_3"/><text:bookmark-end text:name="JEDN_23393_16_4"/><text:bookmark-end text:name="JEDN_23393_16_5"/><text:bookmark-end text:name="PP_23393_16_44"/><text:bookmark-end text:name="PP_23393_16_45"/><text:bookmark-end text:name="JEDN_23393_16_6"/><text:bookmark-end text:name="JEDN_23393_16_7"/><text:bookmark-end text:name="JEDN_23393_16_8"/><text:bookmark-end text:name="JEDN_23393_16_9"/><text:bookmark-end text:name="PP_23393_16_46"/><text:bookmark-end text:name="PP_23393_16_47"/><text:bookmark-end text:name="JEDN_23393_16_10"/><text:bookmark-end text:name="JEDN_23393_16_11"/><text:bookmark-end text:name="JEDN_23393_16_12"/><text:bookmark-end text:name="JEDN_23393_16_13"/><text:bookmark-end text:name="JEDN_23393_17_r"/><text:bookmark-end text:name="JEDN_23393_17_0"/><text:bookmark-end text:name="JEDN_23393_17_1"/><text:bookmark-end text:name="JEDN_23393_17_2"/><text:bookmark-end text:name="JEDN_23393_17_3"/><text:bookmark-end text:name="JEDN_23393_17_4"/><text:bookmark-end text:name="JEDN_23393_17_5"/><text:bookmark-end text:name="JEDN_23393_18_r"/><text:bookmark-end text:name="JEDN_23393_18_0"/><text:bookmark-end text:name="PP_23393_18_48"/><text:bookmark-end text:name="JEDN_23393_18_1"/><text:bookmark-end text:name="PP_23393_18_49"/><text:bookmark-end text:name="JEDN_23393_18_2"/><text:bookmark-end text:name="JEDN_23393_19_r"/><text:bookmark-end text:name="JEDN_23393_19_0"/><text:bookmark-end text:name="JEDN_23393_19_1"/><text:bookmark-end text:name="JEDN_23393_19_2"/><text:bookmark-end text:name="JEDN_23393_20_r"/><text:bookmark-end text:name="JEDN_23393_20_0"/><text:bookmark-end text:name="JEDN_23393_20_1"/><text:bookmark-end text:name="JEDN_23393_20_2"/><text:bookmark-end text:name="JEDN_23393_20_3"/><text:bookmark-end text:name="PP_23393_20_50"/><text:bookmark-end text:name="PP_23393_20_51"/><text:bookmark-end text:name="JEDN_23393_20_4"/><text:bookmark-end text:name="JEDN_23393_20_5"/><text:bookmark-end text:name="JEDN_23393_20_6"/><text:bookmark-end text:name="PP_23393_20_52"/><text:bookmark-end text:name="JEDN_23393_21_r"/><text:bookmark-end text:name="JEDN_23393_21_0"/><text:bookmark-end text:name="JEDN_23393_21_1"/><text:bookmark-end text:name="JEDN_23393_21_2"/><text:bookmark-end text:name="PP_23393_21_53"/><text:bookmark-end text:name="JEDN_23393_21_3"/><text:bookmark-end text:name="JEDN_23393_22_r"/><text:bookmark-end text:name="JEDN_23393_22_0"/><text:bookmark-end text:name="PP_23393_22_54"/><text:bookmark-end text:name="PP_23393_22_55"/><text:bookmark-end text:name="PP_23393_22_56"/><text:bookmark-end text:name="PP_23393_22_57"/><text:bookmark-end text:name="PP_23393_22_58"/><text:bookmark-end text:name="PP_23393_22_59"/><text:bookmark-end text:name="PP_23393_22_60"/><text:bookmark-end text:name="PP_23393_22_61"/><text:bookmark-end text:name="JEDN_23393_22_1"/><text:bookmark-end text:name="JEDN_23393_22_2"/><text:bookmark-end text:name="JEDN_23393_22_3"/><text:bookmark-end text:name="JEDN_23393_22_4"/><text:bookmark-end text:name="JEDN_23393_22_5"/><text:bookmark-end text:name="PP_23393_22_62"/><text:bookmark-end text:name="JEDN_23393_22_6"/><text:bookmark-end text:name="JEDN_23393_22_7"/><text:bookmark-end text:name="PP_23393_22_63"/><text:bookmark-end text:name="PP_23393_22_64"/><text:bookmark-end text:name="JEDN_23393_22_8"/><text:bookmark-end text:name="JEDN_23393_23_r"/><text:bookmark-end text:name="JEDN_23393_23_0"/><text:bookmark-end text:name="PP_23393_23_65"/><text:bookmark-end text:name="JEDN_23393_23_1"/><text:bookmark-end text:name="JEDN_23393_23_2"/><text:bookmark-end text:name="PP_23393_23_66"/><text:bookmark-end text:name="JEDN_23393_23_3"/><text:bookmark-end text:name="PP_23393_23_67"/><text:bookmark-end text:name="PP_23393_23_68"/><text:bookmark-end text:name="PP_23393_23_69"/><text:bookmark-end text:name="JEDN_23393_23_4"/><text:bookmark-end text:name="JEDN_23393_23_5"/><text:bookmark-end text:name="JEDN_23393_24_r"/><text:bookmark-end text:name="JEDN_23393_24_0"/><text:bookmark-end text:name="JEDN_23393_24_1"/><text:bookmark-end text:name="JEDN_23393_24_2"/><text:bookmark-end text:name="JEDN_23393_24_3"/><text:bookmark-end text:name="JEDN_23393_25_r"/><text:bookmark-end text:name="JEDN_23393_25_0"/><text:bookmark-end text:name="JEDN_23393_25_1"/><text:bookmark-end text:name="PP_23393_25_70"/><text:bookmark-end text:name="PP_23393_25_71"/><text:bookmark-end text:name="PP_23393_25_72"/><text:bookmark-end text:name="PP_23393_25_73"/><text:bookmark-end text:name="JEDN_23393_25_2"/><text:bookmark-end text:name="JEDN_23393_25_3"/><text:bookmark-end text:name="PP_23393_25_74"/><text:bookmark-end text:name="JEDN_23393_25_4"/><text:bookmark-end text:name="PP_23393_25_75"/><text:bookmark-end text:name="PP_23393_25_76"/><text:bookmark-end text:name="PP_23393_25_77"/><text:bookmark-end text:name="PP_23393_25_78"/><text:bookmark-end text:name="PP_23393_25_79"/><text:bookmark-end text:name="JEDN_23393_25_5"/><text:bookmark-end text:name="JEDN_23393_25_6"/><text:bookmark-end text:name="JEDN_23393_25_7"/><text:bookmark-end text:name="JEDN_23393_26_r"/><text:bookmark-end text:name="JEDN_23393_26_0"/><text:bookmark-end text:name="PP_23393_26_80"/><text:bookmark-end text:name="JEDN_23393_26_1"/><text:bookmark-end text:name="JEDN_23393_26_2"/><text:bookmark-end text:name="JEDN_23393_26_3"/><text:bookmark-end text:name="JEDN_23393_26_4"/><text:bookmark-end text:name="JEDN_23393_26_5"/><text:bookmark-end text:name="JEDN_23393_26_6"/><text:bookmark-end text:name="JEDN_23393_27_r"/><text:bookmark-end text:name="JEDN_23393_27_0"/><text:bookmark-end text:name="JEDN_23393_27_1"/><text:bookmark-end text:name="JEDN_23393_27_2"/><text:bookmark-end text:name="JEDN_23393_27_3"/><text:bookmark-end text:name="PP_23393_27_81"/><text:bookmark-end text:name="JEDN_23393_27_4"/><text:bookmark-end text:name="PP_23393_27_82"/><text:bookmark-end text:name="PP_23393_27_83"/><text:bookmark-end text:name="PP_23393_27_84"/><text:bookmark-end text:name="PP_23393_27_85"/><text:bookmark-end text:name="JEDN_23393_27_5"/><text:bookmark-end text:name="JEDN_23393_27_6"/><text:bookmark-end text:name="PP_23393_27_86"/><text:bookmark-end text:name="JEDN_23393_27_7"/><text:bookmark-end text:name="PP_23393_27_87"/><text:bookmark-end text:name="PP_23393_27_88"/><text:bookmark-end text:name="PP_23393_27_89"/><text:bookmark-end text:name="PP_23393_27_90"/><text:bookmark-end text:name="JEDN_23393_27_8"/><text:bookmark-end text:name="PP_23393_27_91"/><text:bookmark-end text:name="JEDN_23393_28_r"/><text:bookmark-end text:name="JEDN_23393_28_0"/><text:bookmark-end text:name="PP_23393_28_92"/><text:bookmark-end text:name="PP_23393_28_93"/><text:bookmark-end text:name="PP_23393_28_94"/><text:bookmark-end text:name="JEDN_23393_28_1"/><text:bookmark-end text:name="JEDN_23393_28_2"/><text:bookmark-end text:name="PP_23393_28_95"/><text:bookmark-end text:name="JEDN_23393_28_3"/><text:bookmark-end text:name="JEDN_23393_28_4"/><text:bookmark-end text:name="JEDN_23393_28_5"/><text:bookmark-end text:name="JEDN_23393_28_6"/><text:bookmark-end text:name="JEDN_23393_28_7"/><text:bookmark-end text:name="PP_23393_28_97"/><text:bookmark-end text:name="PP_23393_28_98"/><text:bookmark-end text:name="JEDN_23393_28_8"/><text:bookmark-end text:name="PP_23393_28_99"/><text:bookmark-end text:name="JEDN_23393_28_9"/><text:bookmark-end text:name="JEDN_23393_28_10"/><text:bookmark-end text:name="PP_23393_28_100"/><text:bookmark-end text:name="JEDN_23393_28_11"/><text:bookmark-end text:name="JEDN_23393_28_12"/><text:bookmark-end text:name="JEDN_23393_28_13"/><text:bookmark-end text:name="JEDN_23393_28_14"/><text:bookmark-end text:name="JEDN_23393_28_15"/><text:bookmark-end text:name="JEDN_23393_28_16"/><text:bookmark-end text:name="PP_23393_28_101"/><text:bookmark-end text:name="JEDN_23393_28_17"/><text:bookmark-end text:name="JEDN_23393_28_18"/><text:bookmark-end text:name="PP_23393_28_102"/><text:bookmark-end text:name="PP_23393_28_103"/><text:bookmark-end text:name="JEDN_23393_28_19"/><text:bookmark-end text:name="PP_23393_28_104"/><text:bookmark-end text:name="PP_23393_28_105"/><text:bookmark-end text:name="JEDN_23393_28_20"/><text:bookmark-end text:name="JEDN_23393_28_21"/><text:bookmark-end text:name="JEDN_23393_28_22"/><text:bookmark-end text:name="JEDN_23393_28_23"/><text:bookmark-end text:name="PP_23393_28_106"/><text:bookmark-end text:name="JEDN_23393_29_r"/><text:bookmark-end text:name="JEDN_23393_29_0"/><text:bookmark-end text:name="JEDN_23393_29_1"/><text:bookmark-end text:name="PP_23393_29_107"/><text:bookmark-end text:name="JEDN_23393_29_2"/><text:bookmark-end text:name="PP_23393_29_108"/><text:bookmark-end text:name="JEDN_23393_29_3"/><text:bookmark-end text:name="JEDN_23393_29_4"/><text:bookmark-end text:name="PP_23393_29_109"/><text:bookmark-end text:name="PP_23393_29_110"/><text:bookmark-end text:name="JEDN_23393_29_5"/><text:bookmark-end text:name="PP_23393_29_111"/><text:bookmark-end text:name="JEDN_23393_29_6"/><text:bookmark-end text:name="JEDN_23393_29_7"/><text:bookmark-end text:name="PP_23393_29_112"/><text:bookmark-end text:name="JEDN_23393_29_8"/><text:bookmark-end text:name="PP_23393_29_113"/><text:bookmark-end text:name="PP_23393_29_114"/><text:bookmark-end text:name="PP_23393_29_115"/><text:bookmark-end text:name="PP_23393_29_116"/><text:bookmark-end text:name="PP_23393_29_117"/><text:bookmark-end text:name="JEDN_23393_29_9"/><text:bookmark-end text:name="JEDN_23393_29_10"/><text:bookmark-end text:name="JEDN_23393_29_11"/><text:bookmark-end text:name="JEDN_23393_29_12"/><text:bookmark-end text:name="JEDN_23393_29_13"/><text:bookmark-end text:name="PP_23393_29_118"/><text:bookmark-end text:name="JEDN_23393_30_r"/><text:bookmark-end text:name="JEDN_23393_30_0"/><text:bookmark-end text:name="PP_23393_30_120"/><text:bookmark-end text:name="JEDN_23393_30_1"/><text:bookmark-end text:name="PP_23393_30_121"/><text:bookmark-end text:name="JEDN_23393_30_2"/><text:bookmark-end text:name="JEDN_23393_30_3"/><text:bookmark-end text:name="PP_23393_30_122"/><text:bookmark-end text:name="PP_23393_30_123"/><text:bookmark-end text:name="JEDN_23393_30_4"/><text:bookmark-end text:name="JEDN_23393_30_5"/><text:bookmark-end text:name="PP_23393_30_124"/><text:bookmark-end text:name="JEDN_23393_30_6"/><text:bookmark-end text:name="JEDN_23393_30_7"/><text:bookmark-end text:name="JEDN_23393_30_8"/><text:bookmark-end text:name="JEDN_23393_30_9"/><text:bookmark-end text:name="JEDN_23393_31_r"/><text:bookmark-end text:name="JEDN_23393_31_0"/><text:bookmark-end text:name="JEDN_23393_31_1"/><text:bookmark-end text:name="PP_23393_31_126"/><text:bookmark-end text:name="JEDN_23393_31_2"/><text:bookmark-end text:name="JEDN_23393_31_3"/><text:bookmark-end text:name="JEDN_23393_32_r"/><text:bookmark-end text:name="JEDN_23393_32_0"/><text:bookmark-end text:name="PP_23393_32_127"/><text:bookmark-end text:name="JEDN_23393_32_1"/><text:bookmark-end text:name="PP_23393_32_128"/><text:bookmark-end text:name="JEDN_23393_32_2"/><text:bookmark-end text:name="PP_23393_32_129"/><text:bookmark-end text:name="JEDN_23393_32_3"/><text:bookmark-end text:name="JEDN_23393_32_4"/><text:bookmark-end text:name="JEDN_23393_32_5"/><text:bookmark-end text:name="JEDN_23393_33_r"/><text:bookmark-end text:name="JEDN_23393_33_0"/><text:bookmark-end text:name="PP_23393_33_130"/><text:bookmark-end text:name="PP_23393_33_131"/><text:bookmark-end text:name="JEDN_23393_33_1"/><text:bookmark-end text:name="JEDN_23393_33_2"/><text:bookmark-end text:name="PP_23393_33_132"/><text:bookmark-end text:name="JEDN_23393_33_3"/><text:bookmark-end text:name="JEDN_23393_33_4"/><text:bookmark-end text:name="PP_23393_33_133"/><text:bookmark-end text:name="JEDN_23393_33_5"/><text:bookmark-end text:name="JEDN_23393_33_6"/><text:bookmark-end text:name="PP_23393_33_134"/><text:bookmark-end text:name="JEDN_23393_33_7"/><text:bookmark-end text:name="PP_23393_33_135"/><text:bookmark-end text:name="JEDN_23393_33_8"/><text:bookmark-end text:name="PP_23393_33_136"/><text:bookmark-end text:name="JEDN_23393_33_9"/><text:bookmark-end text:name="JEDN_23393_33_10"/><text:bookmark-end text:name="JEDN_23393_33_11"/><text:bookmark-end text:name="JEDN_23393_33_12"/><text:bookmark-end text:name="JEDN_23393_33_13"/><text:bookmark-end text:name="JEDN_23393_34_r"/><text:bookmark-end text:name="JEDN_23393_34_0"/><text:bookmark-end text:name="JEDN_23393_34_1"/><text:bookmark-end text:name="PP_23393_34_137"/><text:bookmark-end text:name="JEDN_23393_34_2"/><text:bookmark-end text:name="JEDN_23393_34_3"/><text:bookmark-end text:name="PP_23393_34_138"/><text:bookmark-end text:name="JEDN_23393_34_4"/><text:bookmark-end text:name="PP_23393_34_139"/><text:bookmark-end text:name="JEDN_23393_34_5"/><text:bookmark-end text:name="JEDN_23393_34_6"/><text:bookmark-end text:name="PP_23393_34_140"/><text:bookmark-end text:name="PP_23393_34_141"/><text:bookmark-end text:name="JEDN_23393_34_7"/><text:bookmark-end text:name="JEDN_23393_34_8"/><text:bookmark-end text:name="PP_23393_34_142"/><text:bookmark-end text:name="JEDN_23393_34_9"/><text:bookmark-end text:name="PP_23393_34_143"/><text:bookmark-end text:name="JEDN_23393_35_r"/><text:bookmark-end text:name="JEDN_23393_35_0"/><text:bookmark-end text:name="PP_23393_35_144"/><text:bookmark-end text:name="JEDN_23393_35_1"/><text:bookmark-end text:name="PP_23393_35_145"/><text:bookmark-end text:name="JEDN_23393_35_2"/><text:bookmark-end text:name="JEDN_23393_35_3"/><text:bookmark-end text:name="JEDN_23393_35_4"/><text:bookmark-end text:name="PP_23393_35_146"/><text:bookmark-end text:name="JEDN_23393_35_5"/><text:bookmark-end text:name="JEDN_23393_35_6"/><text:bookmark-end text:name="JEDN_23393_35_7"/><text:bookmark-end text:name="JEDN_23393_35_8"/><text:bookmark-end text:name="JEDN_23393_35_9"/><text:bookmark-end text:name="JEDN_23393_35_10"/><text:bookmark-end text:name="PP_23393_35_147"/><text:bookmark-end text:name="PP_23393_35_148"/><text:bookmark-end text:name="JEDN_23393_35_11"/><text:bookmark-end text:name="JEDN_23393_35_12"/><text:bookmark-end text:name="JEDN_23393_35_13"/><text:bookmark-end text:name="JEDN_23393_35_14"/><text:bookmark-end text:name="JEDN_23393_35_15"/><text:bookmark-end text:name="JEDN_23393_35_16"/><text:bookmark-end text:name="JEDN_23393_35_17"/><text:bookmark-end text:name="PP_23393_35_149"/><text:bookmark-end text:name="JEDN_23393_35_18"/><text:bookmark-end text:name="PP_23393_35_150"/><text:bookmark-end text:name="JEDN_23393_35_19"/><text:bookmark-end text:name="PP_23393_35_151"/><text:bookmark-end text:name="JEDN_23393_35_20"/><text:bookmark-end text:name="PP_23393_35_152"/><text:bookmark-end text:name="JEDN_23393_35_21"/><text:bookmark-end text:name="JEDN_23393_36_r"/><text:bookmark-end text:name="JEDN_23393_36_0"/><text:bookmark-end text:name="PP_23393_36_153"/><text:bookmark-end text:name="PP_23393_36_154"/><text:bookmark-end text:name="JEDN_23393_36_1"/><text:bookmark-end text:name="PP_23393_36_155"/><text:bookmark-end text:name="JEDN_23393_36_2"/><text:bookmark-end text:name="JEDN_23393_36_3"/><text:bookmark-end text:name="PP_23393_36_156"/><text:bookmark-end text:name="JEDN_23393_36_4"/><text:bookmark-end text:name="JEDN_23393_36_5"/><text:bookmark-end text:name="JEDN_23393_36_6"/><text:bookmark-end text:name="JEDN_23393_37_r"/><text:bookmark-end text:name="JEDN_23393_37_0"/><text:bookmark-end text:name="JEDN_23393_37_1"/><text:bookmark-end text:name="PP_23393_37_157"/><text:bookmark-end text:name="JEDN_23393_37_2"/><text:bookmark-end text:name="JEDN_23393_37_3"/><text:bookmark-end text:name="PP_23393_37_158"/><text:bookmark-end text:name="PP_23393_37_159"/><text:bookmark-end text:name="PP_23393_37_160"/><text:bookmark-end text:name="JEDN_23393_37_4"/><text:bookmark-end text:name="JEDN_23393_37_5"/><text:bookmark-end text:name="PP_23393_37_161"/><text:bookmark-end text:name="JEDN_23393_38_r"/><text:bookmark-end text:name="JEDN_23393_38_0"/><text:bookmark-end text:name="PP_23393_38_162"/><text:bookmark-end text:name="JEDN_23393_38_1"/><text:bookmark-end text:name="PP_23393_38_163"/><text:bookmark-end text:name="JEDN_23393_38_2"/><text:bookmark-end text:name="PP_23393_38_164"/><text:bookmark-end text:name="JEDN_23393_39_r"/><text:bookmark-end text:name="JEDN_23393_39_0"/><text:bookmark-end text:name="PP_23393_39_165"/><text:bookmark-end text:name="JEDN_23393_39_1"/><text:bookmark-end text:name="JEDN_23393_39_2"/><text:bookmark-end text:name="JEDN_23393_39_3"/><text:bookmark-end text:name="PP_23393_39_166"/><text:bookmark-end text:name="JEDN_23393_39_4"/><text:bookmark-end text:name="PP_23393_39_167"/><text:bookmark-end text:name="JEDN_23393_39_5"/><text:bookmark-end text:name="JEDN_23393_39_6"/><text:bookmark-end text:name="JEDN_23393_39_7"/><text:bookmark-end text:name="JEDN_23393_40_r"/><text:bookmark-end text:name="JEDN_23393_40_0"/><text:bookmark-end text:name="JEDN_23393_40_1"/><text:bookmark-end text:name="JEDN_23393_40_2"/><text:bookmark-end text:name="JEDN_23393_40_3"/><text:bookmark-end text:name="JEDN_23393_41_r"/><text:bookmark-end text:name="JEDN_23393_41_0"/><text:bookmark-end text:name="JEDN_23393_41_1"/><text:bookmark-end text:name="PP_23393_41_168"/><text:bookmark-end text:name="JEDN_23393_41_2"/><text:bookmark-end text:name="PP_23393_41_169"/><text:bookmark-end text:name="JEDN_23393_41_3"/><text:bookmark-end text:name="JEDN_23393_41_4"/><text:bookmark-end text:name="JEDN_23393_42_r"/><text:bookmark-end text:name="JEDN_23393_42_0"/><text:bookmark-end text:name="JEDN_23393_42_1"/><text:bookmark-end text:name="JEDN_23393_42_2"/><text:bookmark-end text:name="PP_23393_42_170"/><text:bookmark-end text:name="JEDN_23393_42_3"/><text:bookmark-end text:name="JEDN_23393_42_4"/><text:bookmark-end text:name="JEDN_23393_42_5"/><text:bookmark-end text:name="JEDN_23393_42_6"/><text:bookmark-end text:name="JEDN_23393_42_7"/><text:bookmark-end text:name="PP_23393_42_171"/><text:bookmark-end text:name="JEDN_23393_42_8"/><text:bookmark-end text:name="PP_23393_42_172"/><text:bookmark-end text:name="JEDN_23393_42_9"/><text:bookmark-end text:name="JEDN_23393_42_10"/><text:bookmark-end text:name="JEDN_23393_42_11"/><text:bookmark-end text:name="PP_23393_42_173"/><text:bookmark-end text:name="JEDN_23393_42_12"/><text:bookmark-end text:name="JEDN_23393_42_13"/><text:bookmark-end text:name="JEDN_23393_42_14"/><text:bookmark-end text:name="JEDN_23393_42_15"/><text:bookmark-end text:name="JEDN_23393_42_16"/><text:bookmark-end text:name="JEDN_23393_42_17"/><text:bookmark-end text:name="JEDN_23393_43_r"/><text:bookmark-end text:name="JEDN_23393_43_0"/><text:bookmark-end text:name="JEDN_23393_44_r"/><text:bookmark-end text:name="JEDN_23393_44_0"/><text:bookmark-end text:name="JEDN_23393_44_1"/><text:bookmark-end text:name="JEDN_23393_44_2"/><text:bookmark-end text:name="JEDN_23393_45_r"/><text:bookmark-end text:name="JEDN_23393_45_0"/><text:bookmark-end text:name="JEDN_23393_45_1"/><text:bookmark-end text:name="JEDN_23393_46_r"/><text:bookmark-end text:name="JEDN_23393_46_0"/><text:bookmark-end text:name="JEDN_23393_46_1"/><text:bookmark-end text:name="JEDN_23393_46_2"/><text:bookmark-end text:name="JEDN_23393_46_3"/><text:bookmark-end text:name="JEDN_23393_46_4"/><text:bookmark-end text:name="JEDN_23393_46_5"/><text:bookmark-end text:name="JEDN_23393_46_6"/><text:bookmark-end text:name="PP_23393_46_174"/><text:bookmark-end text:name="JEDN_23393_46_7"/><text:bookmark-end text:name="JEDN_23393_47_r"/><text:bookmark-end text:name="JEDN_23393_47_0"/><text:bookmark-end text:name="PP_23393_47_175"/><text:bookmark-end text:name="JEDN_23393_47_1"/><text:bookmark-end text:name="PP_23393_47_176"/><text:bookmark-end text:name="JEDN_23393_47_2"/><text:bookmark-end text:name="PP_23393_47_177"/><text:bookmark-end text:name="JEDN_23393_47_3"/><text:bookmark-end text:name="PP_23393_47_178"/><text:bookmark-end text:name="JEDN_23393_47_4"/><text:bookmark-end text:name="JEDN_23393_48_r"/><text:bookmark-end text:name="JEDN_23393_48_0"/><text:bookmark-end text:name="PP_23393_48_179"/><text:bookmark-end text:name="JEDN_23393_48_1"/><text:bookmark-end text:name="PP_23393_48_180"/><text:bookmark-end text:name="JEDN_23393_49_r"/><text:bookmark-end text:name="JEDN_23393_49_0"/><text:bookmark-end text:name="PP_23393_49_182"/><text:bookmark-end text:name="PP_23393_49_183"/><text:bookmark-end text:name="JEDN_23393_49_1"/><text:bookmark-end text:name="JEDN_23393_49_2"/><text:bookmark-end text:name="PP_23393_49_184"/><text:bookmark-end text:name="JEDN_23393_50_r"/><text:bookmark-end text:name="PP_23393_50_185"/><text:bookmark-end text:name="JEDN_23393_51_r"/><text:bookmark-end text:name="PP_23393_51_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494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style style:name="table" style:family="paragraph" style:parent-style-name="Standard">
      <style:paragraph-properties fo:padding="0cm" fo:border-left="0.035cm solid #000000" fo:border-right="none" fo:border-top="0.035cm solid #000000" fo:border-bottom="none"/>
    </style:style>
    <style:style style:name="td"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ablenoframe" style:family="paragraph" style:parent-style-name="Standard"/>
    <style:style style:name="artykul" style:family="paragraph" style:parent-style-name="Standard">
      <style:paragraph-properties fo:margin-left="0cm" fo:margin-right="0cm" fo:margin-top="0.635cm" fo:margin-bottom="0.494cm" fo:text-indent="0.847cm" style:auto-text-indent="false"/>
    </style:style>
    <style:style style:name="akapitzmiany" style:family="paragraph" style:parent-style-name="Standard">
      <style:paragraph-properties fo:margin-left="0cm" fo:margin-right="0cm" fo:text-indent="0.847cm" style:auto-text-indent="false"/>
    </style:style>
    <style:style style:name="akapitdomyslny" style:family="paragraph" style:parent-style-name="Standard">
      <style:paragraph-properties fo:margin-left="0cm" fo:margin-right="0cm" fo:text-indent="0.847cm" style:auto-text-indent="false"/>
    </style:style>
    <style:style style:name="akapitdomyslnynastepne" style:family="paragraph" style:parent-style-name="Standard"/>
    <style:style style:name="akapitlewy" style:family="paragraph" style:parent-style-name="Standard"/>
    <style:style style:name="akapitsrodek" style:family="paragraph" style:parent-style-name="Standard">
      <style:paragraph-properties fo:text-align="center" style:justify-single-word="false"/>
    </style:style>
    <style:style style:name="akapitprawy" style:family="paragraph" style:parent-style-name="Standard">
      <style:paragraph-properties fo:text-align="end" style:justify-single-word="false"/>
    </style:style>
    <style:style style:name="akapitustep" style:family="paragraph" style:parent-style-name="Standard">
      <style:paragraph-properties fo:margin-left="0cm" fo:margin-right="0cm" fo:text-indent="0.847cm" style:auto-text-indent="false"/>
    </style:style>
    <style:style style:name="akapitbezoznaczenia" style:family="paragraph" style:parent-style-name="Standard"/>
    <style:style style:name="akapitpunkt" style:family="paragraph" style:parent-style-name="Standard">
      <style:paragraph-properties fo:margin-left="0cm" fo:margin-right="0cm" fo:text-indent="-0.423cm" style:auto-text-indent="false"/>
    </style:style>
    <style:style style:name="akapitlitera" style:family="paragraph" style:parent-style-name="Standard">
      <style:paragraph-properties fo:margin-left="0cm" fo:margin-right="0cm" fo:text-indent="-0.423cm" style:auto-text-indent="false"/>
    </style:style>
    <style:style style:name="akapitpunktnastepne" style:family="paragraph" style:parent-style-name="Standard"/>
    <style:style style:name="akapitliteranastepne" style:family="paragraph" style:parent-style-name="Standard"/>
    <style:style style:name="akapitdomyslnyblock" style:family="paragraph" style:parent-style-name="Standard">
      <style:paragraph-properties fo:margin-left="0cm" fo:margin-right="0cm" fo:margin-top="0cm" fo:margin-bottom="0.494cm" fo:text-indent="0.847cm" style:auto-text-indent="false"/>
    </style:style>
    <style:style style:name="akapitlewyblock" style:family="paragraph" style:parent-style-name="Standard">
      <style:paragraph-properties fo:margin-top="0cm" fo:margin-bottom="0.494cm"/>
    </style:style>
    <style:style style:name="akapitsrodekblock" style:family="paragraph" style:parent-style-name="Standard">
      <style:paragraph-properties fo:margin-top="0cm" fo:margin-bottom="0.494cm" fo:text-align="center" style:justify-single-word="false"/>
    </style:style>
    <style:style style:name="akapitprawyblock" style:family="paragraph" style:parent-style-name="Standard">
      <style:paragraph-properties fo:margin-top="0cm" fo:margin-bottom="0.494cm" fo:text-align="end" style:justify-single-word="false"/>
    </style:style>
    <style:style style:name="akapitustepblock" style:family="paragraph" style:parent-style-name="Standard">
      <style:paragraph-properties fo:margin-left="0cm" fo:margin-right="0cm" fo:margin-top="0cm" fo:margin-bottom="0.494cm" fo:text-indent="0.847cm" style:auto-text-indent="false"/>
    </style:style>
    <style:style style:name="akapitpunktblock" style:family="paragraph" style:parent-style-name="Standard">
      <style:paragraph-properties fo:margin-left="0cm" fo:margin-right="0cm" fo:margin-top="0cm" fo:margin-bottom="0.494cm" fo:text-indent="-0.423cm" style:auto-text-indent="false"/>
    </style:style>
    <style:style style:name="akapitliterablock" style:family="paragraph" style:parent-style-name="Standard">
      <style:paragraph-properties fo:margin-left="0cm" fo:margin-right="0cm" fo:margin-top="0cm" fo:margin-bottom="0.494cm" fo:text-indent="-0.423cm" style:auto-text-indent="false"/>
    </style:style>
    <style:style style:name="akapitpunktnastepneblock" style:family="paragraph" style:parent-style-name="Standard">
      <style:paragraph-properties fo:margin-top="0cm" fo:margin-bottom="0.494cm"/>
    </style:style>
    <style:style style:name="akapitpunkt-nastepneblock" style:family="paragraph" style:parent-style-name="Standard">
      <style:paragraph-properties fo:margin-top="0cm" fo:margin-bottom="0.494cm"/>
    </style:style>
    <style:style style:name="akapitliteranastepneblock" style:family="paragraph" style:parent-style-name="Standard">
      <style:paragraph-properties fo:margin-top="0cm" fo:margin-bottom="0.494cm"/>
    </style:style>
    <style:style style:name="akapitlitera-nastepneblock" style:family="paragraph" style:parent-style-name="Standard">
      <style:paragraph-properties fo:margin-top="0cm" fo:margin-bottom="0.494cm"/>
    </style:style>
    <style:style style:name="akapitpunkt-nastepne" style:family="paragraph" style:parent-style-name="Standard">
      <style:paragraph-properties fo:margin-left="0cm" fo:margin-right="0cm" fo:text-indent="-0.423cm" style:auto-text-indent="false"/>
    </style:style>
    <style:style style:name="sup" style:family="paragraph" style:parent-style-name="Standard"/>
    <style:style style:name="akapitpunktblocklowlevel" style:family="paragraph" style:parent-style-name="Standard">
      <style:paragraph-properties fo:margin-left="1.27cm" fo:margin-right="0cm" fo:margin-top="0cm" fo:margin-bottom="0.494cm" fo:text-indent="-0.423cm" style:auto-text-indent="false"/>
    </style:style>
    <style:style style:name="akapitpunktnastepneblocklowlevel" style:family="paragraph" style:parent-style-name="Standard">
      <style:paragraph-properties fo:margin-left="2.117cm" fo:margin-right="0cm" fo:margin-top="0cm" fo:margin-bottom="0.494cm" fo:text-indent="-0.423cm" style:auto-text-indent="false"/>
    </style:style>
    <style:style style:name="akapitliterablocklowlevel" style:family="paragraph" style:parent-style-name="Standard">
      <style:paragraph-properties fo:margin-left="1.693cm" fo:margin-right="0cm" fo:margin-top="0cm" fo:margin-bottom="0.494cm" fo:text-indent="-0.423cm" style:auto-text-indent="false"/>
    </style:style>
    <style:style style:name="akapitliteranastepneblocklowlevel" style:family="paragraph" style:parent-style-name="Standard">
      <style:paragraph-properties fo:margin-left="2.117cm" fo:margin-right="0cm" fo:margin-top="0cm" fo:margin-bottom="0.494cm" fo:text-indent="-0.423cm" style:auto-text-indent="false"/>
    </style:style>
    <style:style style:name="hide_5f_in_5f_print" style:display-name="hide_in_print" style:family="paragraph" style:parent-style-name="Standard">
      <style:text-properties text:display="none"/>
    </style:style>
    <style:style style:name="zmianadodana" style:family="paragraph" style:parent-style-name="Standard"/>
    <style:style style:name="zmianaskreslona" style:family="paragraph" style:parent-style-name="Standard">
      <style:text-properties style:text-line-through-style="solid" text:display="none"/>
    </style:style>
    <style:style style:name="tableskreslona" style:family="paragraph" style:parent-style-name="Standard">
      <style:paragraph-properties fo:padding="0cm" fo:border-left="0.035cm solid #000000" fo:border-right="none" fo:border-top="0.035cm solid #000000" fo:border-bottom="none"/>
      <style:text-properties text:display="none"/>
    </style:style>
    <style:style style:name="tabledodana" style:family="paragraph" style:parent-style-name="Standard">
      <style:paragraph-properties fo:padding="0cm" fo:border-left="0.035cm solid #000000" fo:border-right="none" fo:border-top="0.035cm solid #000000" fo:border-bottom="none"/>
    </style:style>
    <style:style style:name="tdskreslona"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ddodana"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ablenoframedodana" style:family="paragraph" style:parent-style-name="Standard"/>
    <style:style style:name="tablenoframeskreslona" style:family="paragraph" style:parent-style-name="Standard"/>
    <style:style style:name="trskreslona" style:family="paragraph" style:parent-style-name="Standard">
      <style:text-properties text:display="none"/>
    </style:style>
    <style:style style:name="tablegrayed" style:family="paragraph" style:parent-style-name="Standard">
      <style:paragraph-properties fo:padding="0cm" fo:border-left="0.035cm solid #808080" fo:border-right="none" fo:border-top="0.035cm solid #808080" fo:border-bottom="none"/>
    </style:style>
    <style:style style:name="tdgrayed" style:family="paragraph" style:parent-style-name="Standard">
      <style:paragraph-properties fo:padding="0cm" fo:border-left="none" fo:border-right="0.035cm solid #808080" fo:border-top="none" fo:border-bottom="0.035cm solid #808080"/>
    </style:style>
    <style:style style:name="trgrayed" style:family="paragraph" style:parent-style-name="Standard"/>
    <style:style style:name="zmianaskreslonaalt" style:family="paragraph" style:parent-style-name="Standard">
      <style:text-properties fo:color="#007600" style:text-line-through-style="solid"/>
    </style:style>
    <style:style style:name="zmianaskreslonaalt2" style:family="paragraph" style:parent-style-name="Standard">
      <style:text-properties fo:color="#007600" style:text-line-through-style="solid"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line-through-style="none" style:text-underline-style="none"/>
    </style:style>
    <style:style style:name="Visited_20_Internet_20_Link" style:display-name="Visited Internet Link" style:family="text" style:parent-style-name="Default_20_Paragraph_20_Font">
      <style:text-properties fo:color="#800080" style:text-line-through-style="none" style:text-underline-style="none"/>
    </style:style>
    <style:style style:name="akapitdomyslny1" style:family="text" style:parent-style-name="Default_20_Paragraph_20_Font"/>
    <style:style style:name="akapitdomyslnynastepne1" style:family="text" style:parent-style-name="Default_20_Paragraph_20_Font"/>
    <style:style style:name="akapitustep1" style:family="text" style:parent-style-name="Default_20_Paragraph_20_Font"/>
    <style:style style:name="skypepnhprintcontainer" style:family="text" style:parent-style-name="Default_20_Paragraph_20_Font"/>
    <style:style style:name="skypepnhmark" style:family="text" style:parent-style-name="Default_20_Paragraph_20_Font"/>
    <style:style style:name="skypepnhcontainer" style:family="text" style:parent-style-name="Default_20_Paragraph_20_Font"/>
    <style:style style:name="skypepnhleftspan" style:family="text" style:parent-style-name="Default_20_Paragraph_20_Font"/>
    <style:style style:name="skypepnhdropartflagspan" style:family="text" style:parent-style-name="Default_20_Paragraph_20_Font"/>
    <style:style style:name="skypepnhdropartspan" style:family="text" style:parent-style-name="Default_20_Paragraph_20_Font"/>
    <style:style style:name="skypepnhtextspan" style:family="text" style:parent-style-name="Default_20_Paragraph_20_Font"/>
    <style:style style:name="skypepnhrightspan"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meta:initial-creator>
    <meta:creation-date>2011-11-02T13:36:00</meta:creation-date>
    <dc:creator>mariusz.pawlowski</dc:creator>
    <dc:date>2011-11-02T13:36:00</dc:date>
    <meta:editing-cycles>2</meta:editing-cycles>
    <meta:editing-duration>PT1M</meta:editing-duration>
    <meta:document-statistic meta:table-count="37" meta:image-count="0" meta:object-count="0" meta:page-count="133" meta:paragraph-count="3834" meta:word-count="51528" meta:character-count="374625"/>
    <meta:generator>OpenOffice.org/3.3$Win32 OpenOffice.org_project/330m20$Build-9567</meta:generator>
  </office:meta>
</office:document-meta>
</file>